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3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3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Heading_20_3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3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T40_135" style:family="text"/>
    <style:style style:name="T40_136" style:family="text"/>
    <style:style style:name="T40_137" style:family="text"/>
    <style:style style:name="T40_138" style:family="text"/>
    <style:style style:name="T40_139" style:family="text"/>
    <style:style style:name="T40_140" style:family="text"/>
    <style:style style:name="T40_141" style:family="text"/>
    <style:style style:name="T40_142" style:family="text"/>
    <style:style style:name="T40_143" style:family="text"/>
    <style:style style:name="T40_144" style:family="text"/>
    <style:style style:name="T40_145" style:family="text"/>
    <style:style style:name="T40_146" style:family="text"/>
    <style:style style:name="T40_147" style:family="text"/>
    <style:style style:name="T40_148" style:family="text"/>
    <style:style style:name="T40_149" style:family="text"/>
    <style:style style:name="T40_150" style:family="text"/>
    <style:style style:name="T40_151" style:family="text"/>
    <style:style style:name="T40_152" style:family="text"/>
    <style:style style:name="T40_153" style:family="text"/>
    <style:style style:name="T40_154" style:family="text"/>
    <style:style style:name="T40_155" style:family="text"/>
    <style:style style:name="T40_156" style:family="text"/>
    <style:style style:name="T40_157" style:family="text"/>
    <style:style style:name="T40_158" style:family="text"/>
    <style:style style:name="T40_159" style:family="text"/>
    <style:style style:name="T40_160" style:family="text"/>
    <style:style style:name="T40_161" style:family="text"/>
    <style:style style:name="T40_162" style:family="text"/>
    <style:style style:name="T40_163" style:family="text"/>
    <style:style style:name="T40_164" style:family="text"/>
    <style:style style:name="T40_165" style:family="text"/>
    <style:style style:name="T40_166" style:family="text"/>
    <style:style style:name="T40_167" style:family="text"/>
    <style:style style:name="T40_168" style:family="text"/>
    <style:style style:name="T40_169" style:family="text"/>
    <style:style style:name="T40_170" style:family="text"/>
    <style:style style:name="T40_171" style:family="text"/>
    <style:style style:name="T40_172" style:family="text"/>
    <style:style style:name="T40_173" style:family="text"/>
    <style:style style:name="T40_174" style:family="text"/>
    <style:style style:name="T40_175" style:family="text"/>
    <style:style style:name="T40_176" style:family="text"/>
    <style:style style:name="T40_177" style:family="text"/>
    <style:style style:name="T40_178" style:family="text"/>
    <style:style style:name="T40_179" style:family="text"/>
    <style:style style:name="T40_180" style:family="text"/>
    <style:style style:name="T40_181" style:family="text"/>
    <style:style style:name="T40_182" style:family="text"/>
    <style:style style:name="T40_183" style:family="text"/>
    <style:style style:name="T40_184" style:family="text"/>
    <style:style style:name="T40_185" style:family="text"/>
    <style:style style:name="T40_186" style:family="text"/>
    <style:style style:name="T40_187" style:family="text"/>
    <style:style style:name="T40_188" style:family="text"/>
    <style:style style:name="T40_189" style:family="text"/>
    <style:style style:name="T40_190" style:family="text"/>
    <style:style style:name="T40_191" style:family="text"/>
    <style:style style:name="T40_192" style:family="text"/>
    <style:style style:name="T40_193" style:family="text"/>
    <style:style style:name="T40_194" style:family="text"/>
    <style:style style:name="T40_195" style:family="text"/>
    <style:style style:name="T40_196" style:family="text"/>
    <style:style style:name="T40_197" style:family="text"/>
    <style:style style:name="T40_198" style:family="text"/>
    <style:style style:name="T40_199" style:family="text"/>
    <style:style style:name="T40_200" style:family="text"/>
    <style:style style:name="T40_201" style:family="text"/>
    <style:style style:name="T40_202" style:family="text"/>
    <style:style style:name="T40_203" style:family="text"/>
    <style:style style:name="T40_204" style:family="text"/>
    <style:style style:name="T40_205" style:family="text"/>
    <style:style style:name="T40_206" style:family="text"/>
    <style:style style:name="T40_207" style:family="text"/>
    <style:style style:name="T40_208" style:family="text"/>
    <style:style style:name="T40_209" style:family="text"/>
    <style:style style:name="T40_210" style:family="text"/>
    <style:style style:name="T40_211" style:family="text"/>
    <style:style style:name="T40_212" style:family="text"/>
    <style:style style:name="T40_213" style:family="text"/>
    <style:style style:name="T40_214" style:family="text"/>
    <style:style style:name="T40_215" style:family="text"/>
    <style:style style:name="T40_216" style:family="text"/>
    <style:style style:name="T40_217" style:family="text"/>
    <style:style style:name="T40_218" style:family="text"/>
    <style:style style:name="T40_219" style:family="text"/>
    <style:style style:name="T40_220" style:family="text"/>
    <style:style style:name="T40_221" style:family="text"/>
    <style:style style:name="T40_222" style:family="text"/>
    <style:style style:name="T40_223" style:family="text"/>
    <style:style style:name="T40_224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Heading_20_3">
      <style:paragraph-properties fo:break-before="auto" fo:line-height="115%" style:writing-mode="lr-tb"/>
    </style:style>
    <style:style style:name="T45_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P58" style:family="paragraph" style:parent-style-name="Heading_20_3">
      <style:paragraph-properties fo:break-before="auto" fo:line-height="115%" style:writing-mode="lr-tb"/>
    </style:style>
    <style:style style:name="T58_1" style:family="text">
      <style:text-properties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59" style:family="paragraph" style:parent-style-name="Heading_20_3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Heading_20_3">
      <style:paragraph-properties fo:break-before="auto" fo:line-height="115%" style:writing-mode="lr-tb"/>
    </style:style>
    <style:style style:name="T63_1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T72_137" style:family="text"/>
    <style:style style:name="T72_138" style:family="text"/>
    <style:style style:name="T72_139" style:family="text"/>
    <style:style style:name="T72_140" style:family="text"/>
    <style:style style:name="T72_141" style:family="text"/>
    <style:style style:name="T72_142" style:family="text"/>
    <style:style style:name="T72_143" style:family="text"/>
    <style:style style:name="T72_144" style:family="text"/>
    <style:style style:name="T72_145" style:family="text"/>
    <style:style style:name="T72_146" style:family="text"/>
    <style:style style:name="T72_147" style:family="text"/>
    <style:style style:name="T72_148" style:family="text"/>
    <style:style style:name="T72_149" style:family="text"/>
    <style:style style:name="T72_150" style:family="text"/>
    <style:style style:name="T72_151" style:family="text"/>
    <style:style style:name="T72_152" style:family="text"/>
    <style:style style:name="T72_153" style:family="text"/>
    <style:style style:name="T72_154" style:family="text"/>
    <style:style style:name="T72_155" style:family="text"/>
    <style:style style:name="T72_156" style:family="text"/>
    <style:style style:name="T72_157" style:family="text"/>
    <style:style style:name="T72_158" style:family="text"/>
    <style:style style:name="T72_159" style:family="text"/>
    <style:style style:name="T72_160" style:family="text"/>
    <style:style style:name="T72_161" style:family="text"/>
    <style:style style:name="T72_162" style:family="text"/>
    <style:style style:name="T72_163" style:family="text"/>
    <style:style style:name="T72_164" style:family="text"/>
    <style:style style:name="T72_165" style:family="text"/>
    <style:style style:name="T72_166" style:family="text"/>
    <style:style style:name="T72_167" style:family="text"/>
    <style:style style:name="T72_168" style:family="text"/>
    <style:style style:name="T72_169" style:family="text"/>
    <style:style style:name="T72_170" style:family="text"/>
    <style:style style:name="T72_171" style:family="text"/>
    <style:style style:name="T72_172" style:family="text"/>
    <style:style style:name="T72_173" style:family="text"/>
    <style:style style:name="T72_174" style:family="text"/>
    <style:style style:name="T72_175" style:family="text"/>
    <style:style style:name="T72_176" style:family="text"/>
    <style:style style:name="T72_177" style:family="text"/>
    <style:style style:name="T72_178" style:family="text"/>
    <style:style style:name="T72_179" style:family="text"/>
    <style:style style:name="T72_180" style:family="text"/>
    <style:style style:name="T72_181" style:family="text"/>
    <style:style style:name="T72_182" style:family="text"/>
    <style:style style:name="T72_183" style:family="text"/>
    <style:style style:name="T72_184" style:family="text"/>
    <style:style style:name="T72_185" style:family="text"/>
    <style:style style:name="T72_186" style:family="text"/>
    <style:style style:name="T72_187" style:family="text"/>
    <style:style style:name="T72_188" style:family="text"/>
    <style:style style:name="T72_189" style:family="text"/>
    <style:style style:name="T72_190" style:family="text"/>
    <style:style style:name="T72_191" style:family="text"/>
    <style:style style:name="T72_192" style:family="text"/>
    <style:style style:name="T72_193" style:family="text"/>
    <style:style style:name="T72_194" style:family="text"/>
    <style:style style:name="T72_195" style:family="text"/>
    <style:style style:name="T72_196" style:family="text"/>
    <style:style style:name="T72_197" style:family="text"/>
    <style:style style:name="T72_198" style:family="text"/>
    <style:style style:name="T72_199" style:family="text"/>
    <style:style style:name="T72_200" style:family="text"/>
    <style:style style:name="T72_201" style:family="text"/>
    <style:style style:name="T72_202" style:family="text"/>
    <style:style style:name="T72_203" style:family="text"/>
    <style:style style:name="T72_204" style:family="text"/>
    <style:style style:name="T72_205" style:family="text"/>
    <style:style style:name="T72_206" style:family="text"/>
    <style:style style:name="T72_207" style:family="text"/>
    <style:style style:name="T72_208" style:family="text"/>
    <style:style style:name="T72_209" style:family="text"/>
    <style:style style:name="T72_210" style:family="text"/>
    <style:style style:name="T72_211" style:family="text"/>
    <style:style style:name="T72_212" style:family="text"/>
    <style:style style:name="T72_213" style:family="text"/>
    <style:style style:name="T72_214" style:family="text"/>
    <style:style style:name="T72_215" style:family="text"/>
    <style:style style:name="T72_216" style:family="text"/>
    <style:style style:name="T72_217" style:family="text"/>
    <style:style style:name="T72_218" style:family="text"/>
    <style:style style:name="T72_219" style:family="text"/>
    <style:style style:name="T72_220" style:family="text"/>
    <style:style style:name="T72_221" style:family="text"/>
    <style:style style:name="T72_222" style:family="text"/>
    <style:style style:name="T72_223" style:family="text"/>
    <style:style style:name="T72_224" style:family="text"/>
    <style:style style:name="T72_225" style:family="text"/>
    <style:style style:name="T72_226" style:family="text"/>
    <style:style style:name="T72_227" style:family="text"/>
    <style:style style:name="T72_228" style:family="text"/>
    <style:style style:name="T72_229" style:family="text"/>
    <style:style style:name="T72_230" style:family="text"/>
    <style:style style:name="T72_231" style:family="text"/>
    <style:style style:name="T72_232" style:family="text"/>
    <style:style style:name="T72_233" style:family="text"/>
    <style:style style:name="T72_234" style:family="text"/>
    <style:style style:name="T72_235" style:family="text"/>
    <style:style style:name="T72_236" style:family="text"/>
    <style:style style:name="T72_237" style:family="text"/>
    <style:style style:name="T72_238" style:family="text"/>
    <style:style style:name="T72_239" style:family="text"/>
    <style:style style:name="T72_240" style:family="text"/>
    <style:style style:name="T72_241" style:family="text"/>
    <style:style style:name="T72_242" style:family="text"/>
    <style:style style:name="T72_243" style:family="text"/>
    <style:style style:name="T72_244" style:family="text"/>
    <style:style style:name="T72_245" style:family="text"/>
    <style:style style:name="T72_246" style:family="text"/>
    <style:style style:name="T72_247" style:family="text"/>
    <style:style style:name="T72_248" style:family="text"/>
    <style:style style:name="T72_249" style:family="text"/>
    <style:style style:name="T72_250" style:family="text"/>
    <style:style style:name="T72_251" style:family="text"/>
    <style:style style:name="T72_252" style:family="text"/>
    <style:style style:name="T72_253" style:family="text"/>
    <style:style style:name="T72_254" style:family="text"/>
    <style:style style:name="T72_255" style:family="text"/>
    <style:style style:name="T72_256" style:family="text"/>
    <style:style style:name="T72_257" style:family="text"/>
    <style:style style:name="T72_258" style:family="text"/>
    <style:style style:name="T72_259" style:family="text"/>
    <style:style style:name="T72_260" style:family="text"/>
    <style:style style:name="T72_261" style:family="text"/>
    <style:style style:name="T72_262" style:family="text"/>
    <style:style style:name="T72_263" style:family="text"/>
    <style:style style:name="T72_264" style:family="text"/>
    <style:style style:name="T72_265" style:family="text"/>
    <style:style style:name="T72_266" style:family="text"/>
    <style:style style:name="T72_267" style:family="text"/>
    <style:style style:name="T72_268" style:family="text"/>
    <style:style style:name="T72_269" style:family="text"/>
    <style:style style:name="T72_270" style:family="text"/>
    <style:style style:name="T72_271" style:family="text"/>
    <style:style style:name="T72_272" style:family="text"/>
    <style:style style:name="T72_273" style:family="text"/>
    <style:style style:name="T72_274" style:family="text"/>
    <style:style style:name="T72_275" style:family="text"/>
    <style:style style:name="T72_276" style:family="text"/>
    <style:style style:name="T72_277" style:family="text"/>
    <style:style style:name="T72_278" style:family="text"/>
    <style:style style:name="T72_279" style:family="text"/>
    <style:style style:name="T72_280" style:family="text"/>
    <style:style style:name="T72_281" style:family="text"/>
    <style:style style:name="T72_282" style:family="text"/>
    <style:style style:name="T72_283" style:family="text"/>
    <style:style style:name="T72_284" style:family="text"/>
    <style:style style:name="T72_285" style:family="text"/>
    <style:style style:name="T72_286" style:family="text"/>
    <style:style style:name="T72_287" style:family="text"/>
    <style:style style:name="T72_288" style:family="text"/>
    <style:style style:name="T72_289" style:family="text"/>
    <style:style style:name="T72_290" style:family="text"/>
    <style:style style:name="T72_291" style:family="text"/>
    <style:style style:name="T72_292" style:family="text"/>
    <style:style style:name="T72_293" style:family="text"/>
    <style:style style:name="T72_294" style:family="text"/>
    <style:style style:name="T72_295" style:family="text"/>
    <style:style style:name="T72_296" style:family="text"/>
    <style:style style:name="T72_297" style:family="text"/>
    <style:style style:name="T72_298" style:family="text"/>
    <style:style style:name="T72_299" style:family="text"/>
    <style:style style:name="T72_300" style:family="text"/>
    <style:style style:name="T72_301" style:family="text"/>
    <style:style style:name="T72_302" style:family="text"/>
    <style:style style:name="T72_303" style:family="text"/>
    <style:style style:name="T72_304" style:family="text"/>
    <style:style style:name="T72_305" style:family="text"/>
    <style:style style:name="T72_306" style:family="text"/>
    <style:style style:name="T72_307" style:family="text"/>
    <style:style style:name="T72_308" style:family="text"/>
    <style:style style:name="T72_309" style:family="text"/>
    <style:style style:name="T72_310" style:family="text"/>
    <style:style style:name="T72_311" style:family="text"/>
    <style:style style:name="T72_312" style:family="text"/>
    <style:style style:name="T72_313" style:family="text"/>
    <style:style style:name="T72_314" style:family="text"/>
    <style:style style:name="T72_315" style:family="text"/>
    <style:style style:name="T72_316" style:family="text"/>
    <style:style style:name="T72_317" style:family="text"/>
    <style:style style:name="T72_318" style:family="text"/>
    <style:style style:name="T72_319" style:family="text"/>
    <style:style style:name="T72_320" style:family="text"/>
    <style:style style:name="T72_321" style:family="text"/>
    <style:style style:name="T72_322" style:family="text"/>
    <style:style style:name="T72_323" style:family="text"/>
    <style:style style:name="T72_324" style:family="text"/>
    <style:style style:name="T72_325" style:family="text"/>
    <style:style style:name="T72_326" style:family="text"/>
    <style:style style:name="T72_327" style:family="text"/>
    <style:style style:name="T72_328" style:family="text"/>
    <style:style style:name="T72_329" style:family="text"/>
    <style:style style:name="T72_330" style:family="text"/>
    <style:style style:name="T72_331" style:family="text"/>
    <style:style style:name="T72_332" style:family="text"/>
    <style:style style:name="T72_333" style:family="text"/>
    <style:style style:name="T72_334" style:family="text"/>
    <style:style style:name="T72_335" style:family="text"/>
    <style:style style:name="T72_336" style:family="text"/>
    <style:style style:name="T72_337" style:family="text"/>
    <style:style style:name="T72_338" style:family="text"/>
    <style:style style:name="T72_339" style:family="text"/>
    <style:style style:name="T72_340" style:family="text"/>
    <style:style style:name="T72_341" style:family="text"/>
    <style:style style:name="T72_342" style:family="text"/>
    <style:style style:name="T72_343" style:family="text"/>
    <style:style style:name="T72_344" style:family="text"/>
    <style:style style:name="T72_345" style:family="text"/>
    <style:style style:name="T72_346" style:family="text"/>
    <style:style style:name="T72_347" style:family="text"/>
    <style:style style:name="T72_348" style:family="text"/>
    <style:style style:name="T72_349" style:family="text"/>
    <style:style style:name="T72_350" style:family="text"/>
    <style:style style:name="T72_351" style:family="text"/>
    <style:style style:name="T72_352" style:family="text"/>
    <style:style style:name="T72_353" style:family="text"/>
    <style:style style:name="T72_354" style:family="text"/>
    <style:style style:name="T72_355" style:family="text"/>
    <style:style style:name="T72_356" style:family="text"/>
    <style:style style:name="T72_357" style:family="text"/>
    <style:style style:name="T72_358" style:family="text"/>
    <style:style style:name="T72_359" style:family="text"/>
    <style:style style:name="T72_360" style:family="text"/>
    <style:style style:name="T72_361" style:family="text"/>
    <style:style style:name="T72_362" style:family="text"/>
    <style:style style:name="T72_363" style:family="text"/>
    <style:style style:name="T72_364" style:family="text"/>
    <style:style style:name="T72_365" style:family="text"/>
    <style:style style:name="T72_366" style:family="text"/>
    <style:style style:name="T72_367" style:family="text"/>
    <style:style style:name="T72_368" style:family="text"/>
    <style:style style:name="T72_369" style:family="text"/>
    <style:style style:name="T72_370" style:family="text"/>
    <style:style style:name="T72_371" style:family="text"/>
    <style:style style:name="T72_372" style:family="text"/>
    <style:style style:name="T72_373" style:family="text"/>
    <style:style style:name="T72_374" style:family="text"/>
    <style:style style:name="T72_375" style:family="text"/>
    <style:style style:name="T72_376" style:family="text"/>
    <style:style style:name="T72_377" style:family="text"/>
    <style:style style:name="T72_378" style:family="text"/>
    <style:style style:name="T72_379" style:family="text"/>
    <style:style style:name="T72_380" style:family="text"/>
    <style:style style:name="T72_381" style:family="text"/>
    <style:style style:name="T72_382" style:family="text"/>
    <style:style style:name="T72_383" style:family="text"/>
    <style:style style:name="T72_384" style:family="text"/>
    <style:style style:name="T72_385" style:family="text"/>
    <style:style style:name="T72_386" style:family="text"/>
    <style:style style:name="T72_387" style:family="text"/>
    <style:style style:name="T72_388" style:family="text"/>
    <style:style style:name="T72_389" style:family="text"/>
    <style:style style:name="T72_390" style:family="text"/>
    <style:style style:name="T72_391" style:family="text"/>
    <style:style style:name="T72_392" style:family="text"/>
    <style:style style:name="T72_393" style:family="text"/>
    <style:style style:name="T72_394" style:family="text"/>
    <style:style style:name="T72_395" style:family="text"/>
    <style:style style:name="T72_396" style:family="text"/>
    <style:style style:name="T72_397" style:family="text"/>
    <style:style style:name="T72_398" style:family="text"/>
    <style:style style:name="T72_399" style:family="text"/>
    <style:style style:name="T72_400" style:family="text"/>
    <style:style style:name="T72_401" style:family="text"/>
    <style:style style:name="T72_402" style:family="text"/>
    <style:style style:name="T72_403" style:family="text"/>
    <style:style style:name="T72_404" style:family="text"/>
    <style:style style:name="T72_405" style:family="text"/>
    <style:style style:name="T72_406" style:family="text"/>
    <style:style style:name="T72_407" style:family="text"/>
    <style:style style:name="T72_408" style:family="text"/>
    <style:style style:name="T72_409" style:family="text"/>
    <style:style style:name="T72_410" style:family="text"/>
    <style:style style:name="T72_411" style:family="text"/>
    <style:style style:name="T72_412" style:family="text"/>
    <style:style style:name="T72_413" style:family="text"/>
    <style:style style:name="T72_414" style:family="text"/>
    <style:style style:name="T72_415" style:family="text"/>
    <style:style style:name="T72_416" style:family="text"/>
    <style:style style:name="T72_417" style:family="text"/>
    <style:style style:name="T72_418" style:family="text"/>
    <style:style style:name="T72_419" style:family="text"/>
    <style:style style:name="T72_420" style:family="text"/>
    <style:style style:name="T72_421" style:family="text"/>
    <style:style style:name="T72_422" style:family="text"/>
    <style:style style:name="T72_423" style:family="text"/>
    <style:style style:name="T72_424" style:family="text"/>
    <style:style style:name="T72_425" style:family="text"/>
    <style:style style:name="T72_426" style:family="text"/>
    <style:style style:name="T72_427" style:family="text"/>
    <style:style style:name="T72_428" style:family="text"/>
    <style:style style:name="T72_429" style:family="text"/>
    <style:style style:name="T72_430" style:family="text"/>
    <style:style style:name="T72_431" style:family="text"/>
    <style:style style:name="T72_432" style:family="text"/>
    <style:style style:name="T72_433" style:family="text"/>
    <style:style style:name="T72_434" style:family="text"/>
    <style:style style:name="T72_435" style:family="text"/>
    <style:style style:name="T72_436" style:family="text"/>
    <style:style style:name="T72_437" style:family="text"/>
    <style:style style:name="T72_438" style:family="text"/>
    <style:style style:name="T72_439" style:family="text"/>
    <style:style style:name="T72_440" style:family="text"/>
    <style:style style:name="T72_441" style:family="text"/>
    <style:style style:name="T72_442" style:family="text"/>
    <style:style style:name="T72_443" style:family="text"/>
    <style:style style:name="T72_444" style:family="text"/>
    <style:style style:name="T72_445" style:family="text"/>
    <style:style style:name="T72_446" style:family="text"/>
    <style:style style:name="T72_447" style:family="text"/>
    <style:style style:name="T72_448" style:family="text"/>
    <style:style style:name="T72_449" style:family="text"/>
    <style:style style:name="T72_450" style:family="text"/>
    <style:style style:name="T72_451" style:family="text"/>
    <style:style style:name="T72_452" style:family="text"/>
    <style:style style:name="T72_453" style:family="text"/>
    <style:style style:name="T72_454" style:family="text"/>
    <style:style style:name="T72_455" style:family="text"/>
    <style:style style:name="T72_456" style:family="text"/>
    <style:style style:name="T72_457" style:family="text"/>
    <style:style style:name="T72_458" style:family="text"/>
    <style:style style:name="T72_459" style:family="text"/>
    <style:style style:name="T72_460" style:family="text"/>
    <style:style style:name="T72_461" style:family="text"/>
    <style:style style:name="T72_462" style:family="text"/>
    <style:style style:name="T72_463" style:family="text"/>
    <style:style style:name="T72_464" style:family="text"/>
    <style:style style:name="T72_465" style:family="text"/>
    <style:style style:name="T72_466" style:family="text"/>
    <style:style style:name="T72_467" style:family="text"/>
    <style:style style:name="T72_468" style:family="text"/>
    <style:style style:name="T72_469" style:family="text"/>
    <style:style style:name="T72_470" style:family="text"/>
    <style:style style:name="T72_471" style:family="text"/>
    <style:style style:name="T72_472" style:family="text"/>
    <style:style style:name="T72_473" style:family="text"/>
    <style:style style:name="T72_474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T83_115" style:family="text"/>
    <style:style style:name="T83_116" style:family="text"/>
    <style:style style:name="T83_117" style:family="text"/>
    <style:style style:name="T83_118" style:family="text"/>
    <style:style style:name="T83_119" style:family="text"/>
    <style:style style:name="T83_120" style:family="text"/>
    <style:style style:name="T83_121" style:family="text"/>
    <style:style style:name="T83_122" style:family="text"/>
    <style:style style:name="T83_123" style:family="text"/>
    <style:style style:name="T83_124" style:family="text"/>
    <style:style style:name="T83_125" style:family="text"/>
    <style:style style:name="T83_126" style:family="text"/>
    <style:style style:name="T83_127" style:family="text"/>
    <style:style style:name="T83_128" style:family="text"/>
    <style:style style:name="T83_129" style:family="text"/>
    <style:style style:name="T83_130" style:family="text"/>
    <style:style style:name="T83_131" style:family="text"/>
    <style:style style:name="T83_132" style:family="text"/>
    <style:style style:name="T83_133" style:family="text"/>
    <style:style style:name="T83_134" style:family="text"/>
    <style:style style:name="T83_135" style:family="text"/>
    <style:style style:name="T83_136" style:family="text"/>
    <style:style style:name="T83_137" style:family="text"/>
    <style:style style:name="T83_138" style:family="text"/>
    <style:style style:name="T83_139" style:family="text"/>
    <style:style style:name="T83_140" style:family="text"/>
    <style:style style:name="T83_141" style:family="text"/>
    <style:style style:name="T83_142" style:family="text"/>
    <style:style style:name="T83_143" style:family="text"/>
    <style:style style:name="T83_144" style:family="text"/>
    <style:style style:name="T83_145" style:family="text"/>
    <style:style style:name="T83_146" style:family="text"/>
    <style:style style:name="T83_147" style:family="text"/>
    <style:style style:name="T83_148" style:family="text"/>
    <style:style style:name="T83_149" style:family="text"/>
    <style:style style:name="T83_150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>
      <style:text-properties fo:color="#1155cc" style:text-underline-style="solid" style:text-underline-color="font-color"/>
    </style:style>
    <style:style style:name="T86_21" style:family="text"/>
    <style:style style:name="T86_22" style:family="text">
      <style:text-properties fo:color="#1155cc" style:text-underline-style="solid" style:text-underline-color="font-color"/>
    </style:style>
    <style:style style:name="T86_23" style:family="text"/>
    <style:style style:name="T86_24" style:family="text">
      <style:text-properties fo:color="#1155cc" style:text-underline-style="solid" style:text-underline-color="font-color"/>
    </style:style>
    <style:style style:name="T86_25" style:family="text"/>
    <style:style style:name="T86_26" style:family="text">
      <style:text-properties fo:color="#1155cc" style:text-underline-style="solid" style:text-underline-color="font-color"/>
    </style:style>
    <style:style style:name="T86_27" style:family="text"/>
    <style:style style:name="T86_28" style:family="text">
      <style:text-properties fo:color="#1155cc" style:text-underline-style="solid" style:text-underline-color="font-color"/>
    </style:style>
    <style:style style:name="T86_29" style:family="text"/>
    <style:style style:name="T86_30" style:family="text">
      <style:text-properties fo:color="#1155cc" style:text-underline-style="solid" style:text-underline-color="font-color"/>
    </style:style>
    <style:style style:name="T86_31" style:family="text"/>
    <style:style style:name="T86_32" style:family="text">
      <style:text-properties fo:color="#1155cc" style:text-underline-style="solid" style:text-underline-color="font-color"/>
    </style:style>
    <style:style style:name="T86_33" style:family="text"/>
    <style:style style:name="T86_34" style:family="text">
      <style:text-properties fo:color="#1155cc" style:text-underline-style="solid" style:text-underline-color="font-color"/>
    </style:style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Heading_20_3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Heading_20_3">
      <style:paragraph-properties fo:break-before="auto" fo:line-height="115%" style:writing-mode="lr-tb"/>
    </style:style>
    <style:style style:name="T108_1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Heading_20_3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T113_163" style:family="text"/>
    <style:style style:name="T113_164" style:family="text"/>
    <style:style style:name="T113_165" style:family="text"/>
    <style:style style:name="T113_166" style:family="text"/>
    <style:style style:name="T113_167" style:family="text"/>
    <style:style style:name="T113_168" style:family="text"/>
    <style:style style:name="T113_169" style:family="text"/>
    <style:style style:name="T113_170" style:family="text"/>
    <style:style style:name="T113_171" style:family="text"/>
    <style:style style:name="T113_172" style:family="text"/>
    <style:style style:name="T113_173" style:family="text"/>
    <style:style style:name="T113_174" style:family="text"/>
    <style:style style:name="T113_175" style:family="text"/>
    <style:style style:name="T113_176" style:family="text"/>
    <style:style style:name="T113_177" style:family="text"/>
    <style:style style:name="T113_178" style:family="text"/>
    <style:style style:name="T113_179" style:family="text"/>
    <style:style style:name="T113_180" style:family="text"/>
    <style:style style:name="T113_181" style:family="text"/>
    <style:style style:name="T113_182" style:family="text"/>
    <style:style style:name="T113_183" style:family="text"/>
    <style:style style:name="T113_184" style:family="text"/>
    <style:style style:name="T113_185" style:family="text"/>
    <style:style style:name="T113_186" style:family="text"/>
    <style:style style:name="T113_187" style:family="text"/>
    <style:style style:name="T113_188" style:family="text"/>
    <style:style style:name="T113_189" style:family="text"/>
    <style:style style:name="T113_190" style:family="text"/>
    <style:style style:name="T113_191" style:family="text"/>
    <style:style style:name="T113_192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Heading_20_3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T121_99" style:family="text"/>
    <style:style style:name="T121_100" style:family="text"/>
    <style:style style:name="T121_101" style:family="text"/>
    <style:style style:name="T121_102" style:family="text"/>
    <style:style style:name="T121_103" style:family="text"/>
    <style:style style:name="T121_104" style:family="text"/>
    <style:style style:name="T121_105" style:family="text"/>
    <style:style style:name="T121_106" style:family="text"/>
    <style:style style:name="T121_107" style:family="text"/>
    <style:style style:name="T121_108" style:family="text"/>
    <style:style style:name="T121_109" style:family="text"/>
    <style:style style:name="T121_110" style:family="text"/>
    <style:style style:name="T121_111" style:family="text"/>
    <style:style style:name="T121_112" style:family="text"/>
    <style:style style:name="T121_113" style:family="text"/>
    <style:style style:name="T121_114" style:family="text"/>
    <style:style style:name="T121_115" style:family="text"/>
    <style:style style:name="T121_116" style:family="text"/>
    <style:style style:name="T121_117" style:family="text"/>
    <style:style style:name="T121_118" style:family="text"/>
    <style:style style:name="T121_119" style:family="text"/>
    <style:style style:name="T121_120" style:family="text"/>
    <style:style style:name="T121_121" style:family="text"/>
    <style:style style:name="T121_122" style:family="text"/>
    <style:style style:name="T121_123" style:family="text"/>
    <style:style style:name="T121_124" style:family="text"/>
    <style:style style:name="T121_125" style:family="text"/>
    <style:style style:name="T121_126" style:family="text"/>
    <style:style style:name="T121_127" style:family="text"/>
    <style:style style:name="T121_128" style:family="text"/>
    <style:style style:name="T121_129" style:family="text"/>
    <style:style style:name="T121_130" style:family="text"/>
    <style:style style:name="T121_131" style:family="text"/>
    <style:style style:name="T121_132" style:family="text"/>
    <style:style style:name="T121_133" style:family="text"/>
    <style:style style:name="T121_134" style:family="text"/>
    <style:style style:name="T121_135" style:family="text"/>
    <style:style style:name="T121_136" style:family="text"/>
    <style:style style:name="T121_137" style:family="text"/>
    <style:style style:name="T121_138" style:family="text"/>
    <style:style style:name="T121_139" style:family="text"/>
    <style:style style:name="T121_140" style:family="text"/>
    <style:style style:name="T121_141" style:family="text"/>
    <style:style style:name="T121_142" style:family="text"/>
    <style:style style:name="T121_143" style:family="text"/>
    <style:style style:name="T121_144" style:family="text"/>
    <style:style style:name="T121_145" style:family="text"/>
    <style:style style:name="T121_146" style:family="text"/>
    <style:style style:name="T121_147" style:family="text"/>
    <style:style style:name="T121_148" style:family="text"/>
    <style:style style:name="T121_149" style:family="text"/>
    <style:style style:name="T121_150" style:family="text"/>
    <style:style style:name="T121_151" style:family="text"/>
    <style:style style:name="T121_152" style:family="text"/>
    <style:style style:name="T121_153" style:family="text"/>
    <style:style style:name="T121_154" style:family="text"/>
    <style:style style:name="T121_155" style:family="text"/>
    <style:style style:name="T121_156" style:family="text"/>
    <style:style style:name="T121_157" style:family="text"/>
    <style:style style:name="T121_158" style:family="text"/>
    <style:style style:name="T121_159" style:family="text"/>
    <style:style style:name="T121_160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P124" style:family="paragraph" style:parent-style-name="Standard">
      <style:paragraph-properties fo:break-before="auto" fo:line-height="115%" fo:margin-top="0cm" fo:margin-bottom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Heading_20_3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T133_155" style:family="text"/>
    <style:style style:name="T133_156" style:family="text"/>
    <style:style style:name="T133_157" style:family="text"/>
    <style:style style:name="T133_158" style:family="text"/>
    <style:style style:name="T133_159" style:family="text"/>
    <style:style style:name="T133_160" style:family="text"/>
    <style:style style:name="T133_161" style:family="text"/>
    <style:style style:name="T133_162" style:family="text"/>
    <style:style style:name="T133_163" style:family="text"/>
    <style:style style:name="T133_164" style:family="text"/>
    <style:style style:name="T133_165" style:family="text"/>
    <style:style style:name="T133_166" style:family="text"/>
    <style:style style:name="T133_167" style:family="text"/>
    <style:style style:name="T133_168" style:family="text"/>
    <style:style style:name="T133_169" style:family="text"/>
    <style:style style:name="T133_170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>
      <style:text-properties style:text-underline-style="solid" style:text-underline-color="font-color"/>
    </style:style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T138_110" style:family="text"/>
    <style:style style:name="T138_111" style:family="text"/>
    <style:style style:name="T138_112" style:family="text"/>
    <style:style style:name="T138_113" style:family="text"/>
    <style:style style:name="T138_114" style:family="text"/>
    <style:style style:name="T138_115" style:family="text"/>
    <style:style style:name="T138_116" style:family="text"/>
    <style:style style:name="T138_117" style:family="text"/>
    <style:style style:name="T138_118" style:family="text"/>
    <style:style style:name="T138_119" style:family="text"/>
    <style:style style:name="T138_120" style:family="text"/>
    <style:style style:name="T138_121" style:family="text"/>
    <style:style style:name="T138_122" style:family="text"/>
    <style:style style:name="T138_123" style:family="text"/>
    <style:style style:name="T138_124" style:family="text"/>
    <style:style style:name="T138_125" style:family="text"/>
    <style:style style:name="T138_126" style:family="text"/>
    <style:style style:name="T138_127" style:family="text"/>
    <style:style style:name="T138_128" style:family="text"/>
    <style:style style:name="T138_129" style:family="text"/>
    <style:style style:name="T138_130" style:family="text"/>
    <style:style style:name="T138_131" style:family="text"/>
    <style:style style:name="T138_132" style:family="text"/>
    <style:style style:name="T138_133" style:family="text"/>
    <style:style style:name="T138_134" style:family="text"/>
    <style:style style:name="T138_135" style:family="text"/>
    <style:style style:name="T138_136" style:family="text"/>
    <style:style style:name="T138_137" style:family="text"/>
    <style:style style:name="T138_138" style:family="text"/>
    <style:style style:name="T138_139" style:family="text"/>
    <style:style style:name="T138_140" style:family="text"/>
    <style:style style:name="T138_141" style:family="text"/>
    <style:style style:name="T138_142" style:family="text"/>
    <style:style style:name="T138_143" style:family="text"/>
    <style:style style:name="T138_144" style:family="text"/>
    <style:style style:name="T138_145" style:family="text"/>
    <style:style style:name="T138_146" style:family="text"/>
    <style:style style:name="T138_147" style:family="text"/>
    <style:style style:name="T138_148" style:family="text"/>
    <style:style style:name="T138_149" style:family="text"/>
    <style:style style:name="T138_150" style:family="text"/>
    <style:style style:name="T138_151" style:family="text"/>
    <style:style style:name="T138_152" style:family="text"/>
    <style:style style:name="T138_153" style:family="text"/>
    <style:style style:name="T138_154" style:family="text"/>
    <style:style style:name="T138_155" style:family="text"/>
    <style:style style:name="T138_156" style:family="text"/>
    <style:style style:name="T138_157" style:family="text"/>
    <style:style style:name="T138_158" style:family="text"/>
    <style:style style:name="T138_159" style:family="text"/>
    <style:style style:name="T138_160" style:family="text"/>
    <style:style style:name="T138_161" style:family="text"/>
    <style:style style:name="T138_162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T140_85" style:family="text"/>
    <style:style style:name="T140_86" style:family="text"/>
    <style:style style:name="T140_87" style:family="text"/>
    <style:style style:name="T140_88" style:family="text"/>
    <style:style style:name="T140_89" style:family="text"/>
    <style:style style:name="T140_90" style:family="text"/>
    <style:style style:name="T140_91" style:family="text"/>
    <style:style style:name="T140_92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T146_119" style:family="text"/>
    <style:style style:name="T146_120" style:family="text"/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T146_134" style:family="text"/>
    <style:style style:name="T146_135" style:family="text"/>
    <style:style style:name="T146_136" style:family="text"/>
    <style:style style:name="T146_137" style:family="text"/>
    <style:style style:name="T146_138" style:family="text"/>
    <style:style style:name="T146_139" style:family="text"/>
    <style:style style:name="T146_140" style:family="text"/>
    <style:style style:name="T146_141" style:family="text"/>
    <style:style style:name="T146_142" style:family="text"/>
    <style:style style:name="T146_143" style:family="text"/>
    <style:style style:name="T146_144" style:family="text"/>
    <style:style style:name="T146_145" style:family="text"/>
    <style:style style:name="T146_146" style:family="text"/>
    <style:style style:name="T146_147" style:family="text"/>
    <style:style style:name="T146_148" style:family="text"/>
    <style:style style:name="T146_149" style:family="text"/>
    <style:style style:name="T146_150" style:family="text"/>
    <style:style style:name="T146_151" style:family="text"/>
    <style:style style:name="T146_152" style:family="text"/>
    <style:style style:name="T146_153" style:family="text"/>
    <style:style style:name="T146_154" style:family="text"/>
    <style:style style:name="T146_155" style:family="text"/>
    <style:style style:name="T146_156" style:family="text"/>
    <style:style style:name="T146_157" style:family="text"/>
    <style:style style:name="T146_158" style:family="text"/>
    <style:style style:name="T146_159" style:family="text"/>
    <style:style style:name="T146_160" style:family="text"/>
    <style:style style:name="T146_161" style:family="text"/>
    <style:style style:name="T146_162" style:family="text"/>
    <style:style style:name="T146_163" style:family="text"/>
    <style:style style:name="T146_164" style:family="text"/>
    <style:style style:name="T146_165" style:family="text"/>
    <style:style style:name="T146_166" style:family="text"/>
    <style:style style:name="T146_167" style:family="text"/>
    <style:style style:name="T146_168" style:family="text"/>
    <style:style style:name="T146_169" style:family="text"/>
    <style:style style:name="T146_170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T151_107" style:family="text"/>
    <style:style style:name="T151_108" style:family="text"/>
    <style:style style:name="T151_109" style:family="text"/>
    <style:style style:name="T151_110" style:family="text"/>
    <style:style style:name="T151_111" style:family="text"/>
    <style:style style:name="T151_112" style:family="text"/>
    <style:style style:name="T151_113" style:family="text"/>
    <style:style style:name="T151_114" style:family="text"/>
    <style:style style:name="T151_115" style:family="text"/>
    <style:style style:name="T151_116" style:family="text"/>
    <style:style style:name="T151_117" style:family="text"/>
    <style:style style:name="T151_118" style:family="text"/>
    <style:style style:name="T151_119" style:family="text"/>
    <style:style style:name="T151_120" style:family="text"/>
    <style:style style:name="T151_121" style:family="text"/>
    <style:style style:name="T151_122" style:family="text"/>
    <style:style style:name="T151_123" style:family="text"/>
    <style:style style:name="T151_124" style:family="text"/>
    <style:style style:name="T151_125" style:family="text"/>
    <style:style style:name="T151_126" style:family="text"/>
    <style:style style:name="T151_127" style:family="text"/>
    <style:style style:name="T151_128" style:family="text"/>
    <style:style style:name="T151_129" style:family="text"/>
    <style:style style:name="T151_130" style:family="text"/>
    <style:style style:name="T151_131" style:family="text"/>
    <style:style style:name="T151_132" style:family="text"/>
    <style:style style:name="T151_133" style:family="text"/>
    <style:style style:name="T151_134" style:family="text"/>
    <style:style style:name="T151_135" style:family="text"/>
    <style:style style:name="T151_136" style:family="text"/>
    <style:style style:name="T151_137" style:family="text"/>
    <style:style style:name="T151_138" style:family="text"/>
    <style:style style:name="T151_139" style:family="text"/>
    <style:style style:name="T151_140" style:family="text"/>
    <style:style style:name="T151_141" style:family="text"/>
    <style:style style:name="T151_142" style:family="text"/>
    <style:style style:name="T151_143" style:family="text"/>
    <style:style style:name="T151_144" style:family="text"/>
    <style:style style:name="T151_145" style:family="text"/>
    <style:style style:name="T151_146" style:family="text"/>
    <style:style style:name="T151_147" style:family="text"/>
    <style:style style:name="T151_148" style:family="text"/>
    <style:style style:name="T151_149" style:family="text"/>
    <style:style style:name="T151_150" style:family="text"/>
    <style:style style:name="T151_151" style:family="text"/>
    <style:style style:name="T151_152" style:family="text"/>
    <style:style style:name="T151_153" style:family="text"/>
    <style:style style:name="T151_154" style:family="text"/>
    <style:style style:name="T151_155" style:family="text"/>
    <style:style style:name="T151_156" style:family="text"/>
    <style:style style:name="T151_157" style:family="text"/>
    <style:style style:name="T151_158" style:family="text"/>
    <style:style style:name="T151_159" style:family="text"/>
    <style:style style:name="T151_160" style:family="text"/>
    <style:style style:name="T151_161" style:family="text"/>
    <style:style style:name="T151_162" style:family="text"/>
    <style:style style:name="T151_163" style:family="text"/>
    <style:style style:name="T151_164" style:family="text"/>
    <style:style style:name="T151_165" style:family="text"/>
    <style:style style:name="T151_166" style:family="text"/>
    <style:style style:name="T151_167" style:family="text"/>
    <style:style style:name="T151_168" style:family="text"/>
    <style:style style:name="T151_169" style:family="text"/>
    <style:style style:name="T151_170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P158" style:family="paragraph" style:parent-style-name="Standard">
      <style:paragraph-properties fo:break-before="auto" fo:line-height="115%" fo:margin-top="0cm" fo:margin-bottom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Heading_20_3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T169_73" style:family="text"/>
    <style:style style:name="T169_74" style:family="text"/>
    <style:style style:name="T169_75" style:family="text"/>
    <style:style style:name="T169_76" style:family="text"/>
    <style:style style:name="T169_77" style:family="text"/>
    <style:style style:name="T169_78" style:family="text"/>
    <style:style style:name="T169_79" style:family="text"/>
    <style:style style:name="T169_80" style:family="text"/>
    <style:style style:name="T169_81" style:family="text"/>
    <style:style style:name="T169_82" style:family="text"/>
    <style:style style:name="T169_83" style:family="text"/>
    <style:style style:name="T169_84" style:family="text"/>
    <style:style style:name="T169_85" style:family="text"/>
    <style:style style:name="T169_86" style:family="text"/>
    <style:style style:name="T169_87" style:family="text"/>
    <style:style style:name="T169_88" style:family="text"/>
    <style:style style:name="T169_89" style:family="text"/>
    <style:style style:name="T169_90" style:family="text"/>
    <style:style style:name="T169_91" style:family="text"/>
    <style:style style:name="T169_92" style:family="text"/>
    <style:style style:name="T169_93" style:family="text"/>
    <style:style style:name="T169_94" style:family="text"/>
    <style:style style:name="T169_95" style:family="text"/>
    <style:style style:name="T169_96" style:family="text"/>
    <style:style style:name="T169_97" style:family="text"/>
    <style:style style:name="T169_98" style:family="text"/>
    <style:style style:name="T169_99" style:family="text"/>
    <style:style style:name="T169_100" style:family="text"/>
    <style:style style:name="T169_101" style:family="text"/>
    <style:style style:name="T169_102" style:family="text"/>
    <style:style style:name="T169_103" style:family="text"/>
    <style:style style:name="T169_104" style:family="text"/>
    <style:style style:name="T169_105" style:family="text"/>
    <style:style style:name="T169_106" style:family="text"/>
    <style:style style:name="T169_107" style:family="text"/>
    <style:style style:name="T169_108" style:family="text"/>
    <style:style style:name="T169_109" style:family="text"/>
    <style:style style:name="T169_110" style:family="text"/>
    <style:style style:name="T169_111" style:family="text"/>
    <style:style style:name="T169_112" style:family="text"/>
    <style:style style:name="T169_113" style:family="text"/>
    <style:style style:name="T169_114" style:family="text"/>
    <style:style style:name="T169_115" style:family="text"/>
    <style:style style:name="T169_116" style:family="text"/>
    <style:style style:name="T169_117" style:family="text"/>
    <style:style style:name="T169_118" style:family="text"/>
    <style:style style:name="T169_119" style:family="text"/>
    <style:style style:name="T169_120" style:family="text"/>
    <style:style style:name="P170" style:family="paragraph" style:parent-style-name="Standard">
      <style:paragraph-properties fo:break-before="auto" fo:line-height="115%" fo:margin-top="0cm" fo:margin-bottom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T170_79" style:family="text"/>
    <style:style style:name="T170_80" style:family="text"/>
    <style:style style:name="T170_81" style:family="text"/>
    <style:style style:name="T170_82" style:family="text"/>
    <style:style style:name="T170_83" style:family="text"/>
    <style:style style:name="T170_84" style:family="text"/>
    <style:style style:name="T170_85" style:family="text"/>
    <style:style style:name="T170_86" style:family="text"/>
    <style:style style:name="T170_87" style:family="text"/>
    <style:style style:name="T170_88" style:family="text"/>
    <style:style style:name="T170_89" style:family="text"/>
    <style:style style:name="T170_90" style:family="text"/>
    <style:style style:name="T170_91" style:family="text"/>
    <style:style style:name="T170_92" style:family="text"/>
    <style:style style:name="T170_93" style:family="text"/>
    <style:style style:name="T170_94" style:family="text"/>
    <style:style style:name="T170_95" style:family="text"/>
    <style:style style:name="T170_96" style:family="text"/>
    <style:style style:name="T170_97" style:family="text"/>
    <style:style style:name="T170_98" style:family="text"/>
    <style:style style:name="T170_99" style:family="text"/>
    <style:style style:name="T170_100" style:family="text"/>
    <style:style style:name="T170_101" style:family="text"/>
    <style:style style:name="T170_102" style:family="text"/>
    <style:style style:name="T170_103" style:family="text"/>
    <style:style style:name="T170_104" style:family="text"/>
    <style:style style:name="T170_105" style:family="text"/>
    <style:style style:name="T170_106" style:family="text"/>
    <style:style style:name="T170_107" style:family="text"/>
    <style:style style:name="T170_108" style:family="text"/>
    <style:style style:name="T170_109" style:family="text"/>
    <style:style style:name="T170_110" style:family="text"/>
    <style:style style:name="T170_111" style:family="text"/>
    <style:style style:name="T170_112" style:family="text"/>
    <style:style style:name="T170_113" style:family="text"/>
    <style:style style:name="T170_114" style:family="text"/>
    <style:style style:name="T170_115" style:family="text"/>
    <style:style style:name="T170_116" style:family="text"/>
    <style:style style:name="T170_117" style:family="text"/>
    <style:style style:name="T170_118" style:family="text"/>
    <style:style style:name="T170_119" style:family="text"/>
    <style:style style:name="T170_120" style:family="text"/>
    <style:style style:name="T170_121" style:family="text"/>
    <style:style style:name="T170_122" style:family="text"/>
    <style:style style:name="T170_123" style:family="text"/>
    <style:style style:name="T170_124" style:family="text"/>
    <style:style style:name="T170_125" style:family="text"/>
    <style:style style:name="T170_126" style:family="text"/>
    <style:style style:name="T170_127" style:family="text"/>
    <style:style style:name="T170_128" style:family="text"/>
    <style:style style:name="T170_129" style:family="text"/>
    <style:style style:name="T170_130" style:family="text"/>
    <style:style style:name="T170_131" style:family="text"/>
    <style:style style:name="T170_132" style:family="text"/>
    <style:style style:name="T170_133" style:family="text"/>
    <style:style style:name="T170_134" style:family="text"/>
    <style:style style:name="T170_135" style:family="text"/>
    <style:style style:name="T170_136" style:family="text"/>
    <style:style style:name="T170_137" style:family="text"/>
    <style:style style:name="T170_138" style:family="text"/>
    <style:style style:name="T170_139" style:family="text"/>
    <style:style style:name="T170_140" style:family="text"/>
    <style:style style:name="T170_141" style:family="text"/>
    <style:style style:name="T170_142" style:family="text"/>
    <style:style style:name="T170_143" style:family="text"/>
    <style:style style:name="T170_144" style:family="text"/>
    <style:style style:name="T170_145" style:family="text"/>
    <style:style style:name="T170_146" style:family="text"/>
    <style:style style:name="T170_147" style:family="text"/>
    <style:style style:name="T170_148" style:family="text"/>
    <style:style style:name="T170_149" style:family="text"/>
    <style:style style:name="T170_150" style:family="text"/>
    <style:style style:name="T170_151" style:family="text"/>
    <style:style style:name="T170_152" style:family="text"/>
    <style:style style:name="T170_153" style:family="text"/>
    <style:style style:name="T170_154" style:family="text"/>
    <style:style style:name="T170_155" style:family="text"/>
    <style:style style:name="T170_156" style:family="text"/>
    <style:style style:name="T170_157" style:family="text"/>
    <style:style style:name="T170_158" style:family="text"/>
    <style:style style:name="T170_159" style:family="text"/>
    <style:style style:name="T170_160" style:family="text"/>
    <style:style style:name="T170_161" style:family="text"/>
    <style:style style:name="T170_162" style:family="text"/>
    <style:style style:name="T170_163" style:family="text"/>
    <style:style style:name="T170_164" style:family="text"/>
    <style:style style:name="T170_165" style:family="text"/>
    <style:style style:name="T170_166" style:family="text"/>
    <style:style style:name="T170_167" style:family="text"/>
    <style:style style:name="T170_168" style:family="text"/>
    <style:style style:name="T170_169" style:family="text"/>
    <style:style style:name="T170_170" style:family="text"/>
    <style:style style:name="T170_171" style:family="text"/>
    <style:style style:name="T170_172" style:family="text"/>
    <style:style style:name="T170_173" style:family="text"/>
    <style:style style:name="T170_174" style:family="text"/>
    <style:style style:name="T170_175" style:family="text"/>
    <style:style style:name="T170_176" style:family="text"/>
    <style:style style:name="T170_177" style:family="text"/>
    <style:style style:name="T170_178" style:family="text"/>
    <style:style style:name="T170_179" style:family="text"/>
    <style:style style:name="T170_180" style:family="text"/>
    <style:style style:name="T170_181" style:family="text"/>
    <style:style style:name="T170_182" style:family="text"/>
    <style:style style:name="T170_183" style:family="text"/>
    <style:style style:name="T170_184" style:family="text"/>
    <style:style style:name="T170_185" style:family="text"/>
    <style:style style:name="T170_186" style:family="text"/>
    <style:style style:name="T170_187" style:family="text"/>
    <style:style style:name="T170_188" style:family="text"/>
    <style:style style:name="T170_189" style:family="text"/>
    <style:style style:name="T170_190" style:family="text"/>
    <style:style style:name="T170_191" style:family="text"/>
    <style:style style:name="T170_192" style:family="text"/>
    <style:style style:name="T170_193" style:family="text"/>
    <style:style style:name="T170_194" style:family="text"/>
    <style:style style:name="T170_195" style:family="text"/>
    <style:style style:name="T170_196" style:family="text"/>
    <style:style style:name="T170_197" style:family="text"/>
    <style:style style:name="T170_198" style:family="text"/>
    <style:style style:name="T170_199" style:family="text"/>
    <style:style style:name="T170_200" style:family="text"/>
    <style:style style:name="T170_201" style:family="text"/>
    <style:style style:name="T170_202" style:family="text"/>
    <style:style style:name="T170_203" style:family="text"/>
    <style:style style:name="T170_204" style:family="text"/>
    <style:style style:name="T170_205" style:family="text"/>
    <style:style style:name="T170_206" style:family="text"/>
    <style:style style:name="T170_207" style:family="text"/>
    <style:style style:name="T170_208" style:family="text"/>
    <style:style style:name="T170_209" style:family="text"/>
    <style:style style:name="T170_210" style:family="text"/>
    <style:style style:name="T170_211" style:family="text"/>
    <style:style style:name="T170_212" style:family="text"/>
    <style:style style:name="T170_213" style:family="text"/>
    <style:style style:name="T170_214" style:family="text"/>
    <style:style style:name="T170_215" style:family="text"/>
    <style:style style:name="T170_216" style:family="text"/>
    <style:style style:name="T170_217" style:family="text"/>
    <style:style style:name="T170_218" style:family="text"/>
    <style:style style:name="T170_219" style:family="text"/>
    <style:style style:name="T170_220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T173_67" style:family="text"/>
    <style:style style:name="T173_68" style:family="text"/>
    <style:style style:name="T173_69" style:family="text"/>
    <style:style style:name="T173_70" style:family="text"/>
    <style:style style:name="T173_71" style:family="text"/>
    <style:style style:name="T173_72" style:family="text"/>
    <style:style style:name="T173_73" style:family="text"/>
    <style:style style:name="T173_74" style:family="text"/>
    <style:style style:name="T173_75" style:family="text"/>
    <style:style style:name="T173_76" style:family="text"/>
    <style:style style:name="T173_77" style:family="text"/>
    <style:style style:name="T173_78" style:family="text"/>
    <style:style style:name="T173_79" style:family="text"/>
    <style:style style:name="T173_80" style:family="text"/>
    <style:style style:name="T173_81" style:family="text"/>
    <style:style style:name="T173_82" style:family="text"/>
    <style:style style:name="T173_83" style:family="text"/>
    <style:style style:name="T173_84" style:family="text"/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Heading_20_3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T179_78" style:family="text"/>
    <style:style style:name="T179_79" style:family="text"/>
    <style:style style:name="T179_80" style:family="text"/>
    <style:style style:name="T179_81" style:family="text"/>
    <style:style style:name="T179_82" style:family="text"/>
    <style:style style:name="T179_83" style:family="text"/>
    <style:style style:name="T179_84" style:family="text"/>
    <style:style style:name="T179_85" style:family="text"/>
    <style:style style:name="T179_86" style:family="text"/>
    <style:style style:name="T179_87" style:family="text"/>
    <style:style style:name="T179_88" style:family="text"/>
    <style:style style:name="T179_89" style:family="text"/>
    <style:style style:name="T179_90" style:family="text"/>
    <style:style style:name="T179_91" style:family="text"/>
    <style:style style:name="T179_92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P186" style:family="paragraph" style:parent-style-name="Heading_20_3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T188_90" style:family="text"/>
    <style:style style:name="T188_91" style:family="text"/>
    <style:style style:name="T188_92" style:family="text"/>
    <style:style style:name="T188_93" style:family="text"/>
    <style:style style:name="T188_94" style:family="text"/>
    <style:style style:name="T188_95" style:family="text"/>
    <style:style style:name="T188_96" style:family="text"/>
    <style:style style:name="T188_97" style:family="text"/>
    <style:style style:name="T188_98" style:family="text"/>
    <style:style style:name="T188_99" style:family="text"/>
    <style:style style:name="T188_100" style:family="text"/>
    <style:style style:name="T188_101" style:family="text"/>
    <style:style style:name="T188_102" style:family="text"/>
    <style:style style:name="T188_103" style:family="text"/>
    <style:style style:name="T188_104" style:family="text"/>
    <style:style style:name="T188_105" style:family="text"/>
    <style:style style:name="T188_106" style:family="text"/>
    <style:style style:name="T188_107" style:family="text"/>
    <style:style style:name="T188_108" style:family="text"/>
    <style:style style:name="T188_109" style:family="text"/>
    <style:style style:name="T188_110" style:family="text"/>
    <style:style style:name="T188_111" style:family="text"/>
    <style:style style:name="T188_112" style:family="text"/>
    <style:style style:name="T188_113" style:family="text"/>
    <style:style style:name="T188_114" style:family="text"/>
    <style:style style:name="T188_115" style:family="text"/>
    <style:style style:name="T188_116" style:family="text"/>
    <style:style style:name="T188_117" style:family="text"/>
    <style:style style:name="T188_118" style:family="text"/>
    <style:style style:name="T188_119" style:family="text"/>
    <style:style style:name="T188_120" style:family="text"/>
    <style:style style:name="T188_121" style:family="text"/>
    <style:style style:name="T188_122" style:family="text"/>
    <style:style style:name="T188_123" style:family="text"/>
    <style:style style:name="T188_124" style:family="text"/>
    <style:style style:name="T188_125" style:family="text"/>
    <style:style style:name="T188_126" style:family="text"/>
    <style:style style:name="T188_127" style:family="text"/>
    <style:style style:name="T188_128" style:family="text"/>
    <style:style style:name="T188_129" style:family="text"/>
    <style:style style:name="T188_130" style:family="text"/>
    <style:style style:name="T188_131" style:family="text"/>
    <style:style style:name="T188_132" style:family="text"/>
    <style:style style:name="T188_133" style:family="text"/>
    <style:style style:name="T188_134" style:family="text"/>
    <style:style style:name="T188_135" style:family="text"/>
    <style:style style:name="T188_136" style:family="text"/>
    <style:style style:name="T188_137" style:family="text"/>
    <style:style style:name="T188_138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Heading_20_3">
      <style:paragraph-properties fo:break-before="auto" fo:line-height="115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T193_79" style:family="text"/>
    <style:style style:name="T193_80" style:family="text"/>
    <style:style style:name="T193_81" style:family="text"/>
    <style:style style:name="T193_82" style:family="text"/>
    <style:style style:name="T193_83" style:family="text"/>
    <style:style style:name="T193_84" style:family="text"/>
    <style:style style:name="T193_85" style:family="text"/>
    <style:style style:name="T193_86" style:family="text"/>
    <style:style style:name="T193_87" style:family="text"/>
    <style:style style:name="T193_88" style:family="text"/>
    <style:style style:name="T193_89" style:family="text"/>
    <style:style style:name="T193_90" style:family="text"/>
    <style:style style:name="T193_91" style:family="text"/>
    <style:style style:name="T193_92" style:family="text"/>
    <style:style style:name="T193_93" style:family="text"/>
    <style:style style:name="T193_94" style:family="text"/>
    <style:style style:name="T193_95" style:family="text"/>
    <style:style style:name="T193_96" style:family="text"/>
    <style:style style:name="T193_97" style:family="text"/>
    <style:style style:name="T193_98" style:family="text"/>
    <style:style style:name="T193_99" style:family="text"/>
    <style:style style:name="T193_100" style:family="text"/>
    <style:style style:name="T193_101" style:family="text"/>
    <style:style style:name="T193_102" style:family="text"/>
    <style:style style:name="T193_103" style:family="text"/>
    <style:style style:name="T193_104" style:family="text"/>
    <style:style style:name="T193_105" style:family="text"/>
    <style:style style:name="T193_106" style:family="text"/>
    <style:style style:name="T193_107" style:family="text"/>
    <style:style style:name="T193_108" style:family="text"/>
    <style:style style:name="T193_109" style:family="text"/>
    <style:style style:name="T193_110" style:family="text"/>
    <style:style style:name="T193_111" style:family="text"/>
    <style:style style:name="T193_112" style:family="text"/>
    <style:style style:name="T193_113" style:family="text"/>
    <style:style style:name="T193_114" style:family="text"/>
    <style:style style:name="T193_115" style:family="text"/>
    <style:style style:name="T193_116" style:family="text"/>
    <style:style style:name="T193_117" style:family="text"/>
    <style:style style:name="T193_118" style:family="text"/>
    <style:style style:name="T193_119" style:family="text"/>
    <style:style style:name="T193_120" style:family="text"/>
    <style:style style:name="T193_121" style:family="text"/>
    <style:style style:name="T193_122" style:family="text"/>
    <style:style style:name="T193_123" style:family="text"/>
    <style:style style:name="T193_124" style:family="text"/>
    <style:style style:name="T193_125" style:family="text"/>
    <style:style style:name="T193_126" style:family="text"/>
    <style:style style:name="T193_127" style:family="text"/>
    <style:style style:name="T193_128" style:family="text"/>
    <style:style style:name="T193_129" style:family="text"/>
    <style:style style:name="T193_130" style:family="text"/>
    <style:style style:name="T193_131" style:family="text"/>
    <style:style style:name="T193_132" style:family="text"/>
    <style:style style:name="T193_133" style:family="text"/>
    <style:style style:name="T193_134" style:family="text"/>
    <style:style style:name="T193_135" style:family="text"/>
    <style:style style:name="T193_136" style:family="text"/>
    <style:style style:name="T193_137" style:family="text"/>
    <style:style style:name="T193_138" style:family="text"/>
    <style:style style:name="T193_139" style:family="text"/>
    <style:style style:name="T193_140" style:family="text"/>
    <style:style style:name="T193_141" style:family="text"/>
    <style:style style:name="T193_142" style:family="text"/>
    <style:style style:name="T193_143" style:family="text"/>
    <style:style style:name="T193_144" style:family="text"/>
    <style:style style:name="T193_145" style:family="text"/>
    <style:style style:name="T193_146" style:family="text"/>
    <style:style style:name="T193_147" style:family="text"/>
    <style:style style:name="T193_148" style:family="text"/>
    <style:style style:name="T193_149" style:family="text"/>
    <style:style style:name="T193_150" style:family="text"/>
    <style:style style:name="T193_151" style:family="text"/>
    <style:style style:name="T193_152" style:family="text"/>
    <style:style style:name="T193_153" style:family="text"/>
    <style:style style:name="T193_154" style:family="text"/>
    <style:style style:name="T193_155" style:family="text"/>
    <style:style style:name="T193_156" style:family="text"/>
    <style:style style:name="T193_157" style:family="text"/>
    <style:style style:name="T193_158" style:family="text"/>
    <style:style style:name="T193_159" style:family="text"/>
    <style:style style:name="T193_160" style:family="text"/>
    <style:style style:name="T193_161" style:family="text"/>
    <style:style style:name="T193_162" style:family="text"/>
    <style:style style:name="T193_163" style:family="text"/>
    <style:style style:name="T193_164" style:family="text"/>
    <style:style style:name="T193_165" style:family="text"/>
    <style:style style:name="T193_166" style:family="text"/>
    <style:style style:name="T193_167" style:family="text"/>
    <style:style style:name="T193_168" style:family="text"/>
    <style:style style:name="T193_169" style:family="text"/>
    <style:style style:name="T193_170" style:family="text"/>
    <style:style style:name="T193_171" style:family="text"/>
    <style:style style:name="T193_172" style:family="text"/>
    <style:style style:name="T193_173" style:family="text"/>
    <style:style style:name="T193_174" style:family="text"/>
    <style:style style:name="T193_175" style:family="text"/>
    <style:style style:name="T193_176" style:family="text"/>
    <style:style style:name="T193_177" style:family="text"/>
    <style:style style:name="T193_178" style:family="text"/>
    <style:style style:name="T193_179" style:family="text"/>
    <style:style style:name="T193_180" style:family="text"/>
    <style:style style:name="T193_181" style:family="text"/>
    <style:style style:name="T193_182" style:family="text"/>
    <style:style style:name="T193_183" style:family="text"/>
    <style:style style:name="T193_184" style:family="text"/>
    <style:style style:name="T193_185" style:family="text"/>
    <style:style style:name="T193_186" style:family="text"/>
    <style:style style:name="T193_187" style:family="text"/>
    <style:style style:name="T193_188" style:family="text"/>
    <style:style style:name="T193_189" style:family="text"/>
    <style:style style:name="T193_190" style:family="text"/>
    <style:style style:name="T193_191" style:family="text"/>
    <style:style style:name="T193_192" style:family="text"/>
    <style:style style:name="T193_193" style:family="text"/>
    <style:style style:name="T193_194" style:family="text"/>
    <style:style style:name="T193_195" style:family="text"/>
    <style:style style:name="T193_196" style:family="text"/>
    <style:style style:name="T193_197" style:family="text"/>
    <style:style style:name="T193_198" style:family="text"/>
    <style:style style:name="T193_199" style:family="text"/>
    <style:style style:name="T193_200" style:family="text"/>
    <style:style style:name="T193_201" style:family="text"/>
    <style:style style:name="T193_202" style:family="text"/>
    <style:style style:name="T193_203" style:family="text"/>
    <style:style style:name="T193_204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T196_91" style:family="text"/>
    <style:style style:name="T196_92" style:family="text"/>
    <style:style style:name="T196_93" style:family="text"/>
    <style:style style:name="T196_94" style:family="text"/>
    <style:style style:name="T196_95" style:family="text"/>
    <style:style style:name="T196_96" style:family="text"/>
    <style:style style:name="T196_97" style:family="text"/>
    <style:style style:name="T196_98" style:family="text"/>
    <style:style style:name="T196_99" style:family="text"/>
    <style:style style:name="T196_100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/>
    <style:style style:name="T197_85" style:family="text"/>
    <style:style style:name="T197_86" style:family="text"/>
    <style:style style:name="T197_87" style:family="text"/>
    <style:style style:name="T197_88" style:family="text"/>
    <style:style style:name="T197_89" style:family="text"/>
    <style:style style:name="T197_90" style:family="text"/>
    <style:style style:name="T197_91" style:family="text"/>
    <style:style style:name="T197_92" style:family="text"/>
    <style:style style:name="T197_93" style:family="text"/>
    <style:style style:name="T197_94" style:family="text"/>
    <style:style style:name="T197_95" style:family="text"/>
    <style:style style:name="T197_96" style:family="text"/>
    <style:style style:name="T197_97" style:family="text"/>
    <style:style style:name="T197_98" style:family="text"/>
    <style:style style:name="T197_99" style:family="text"/>
    <style:style style:name="T197_100" style:family="text"/>
    <style:style style:name="T197_101" style:family="text"/>
    <style:style style:name="T197_102" style:family="text"/>
    <style:style style:name="T197_103" style:family="text"/>
    <style:style style:name="T197_104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T200_51" style:family="text"/>
    <style:style style:name="T200_52" style:family="text"/>
    <style:style style:name="T200_53" style:family="text"/>
    <style:style style:name="T200_54" style:family="text"/>
    <style:style style:name="T200_55" style:family="text"/>
    <style:style style:name="T200_56" style:family="text"/>
    <style:style style:name="T200_57" style:family="text"/>
    <style:style style:name="T200_58" style:family="text"/>
    <style:style style:name="P201" style:family="paragraph" style:parent-style-name="Standard">
      <style:paragraph-properties fo:break-before="auto" fo:line-height="115%" fo:margin-top="0cm" fo:margin-bottom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T202_59" style:family="text"/>
    <style:style style:name="T202_60" style:family="text"/>
    <style:style style:name="T202_61" style:family="text"/>
    <style:style style:name="T202_62" style:family="text"/>
    <style:style style:name="T202_63" style:family="text"/>
    <style:style style:name="T202_64" style:family="text"/>
    <style:style style:name="T202_65" style:family="text"/>
    <style:style style:name="T202_66" style:family="text"/>
    <style:style style:name="T202_67" style:family="text"/>
    <style:style style:name="T202_68" style:family="text"/>
    <style:style style:name="T202_69" style:family="text"/>
    <style:style style:name="T202_70" style:family="text"/>
    <style:style style:name="T202_71" style:family="text"/>
    <style:style style:name="T202_72" style:family="text"/>
    <style:style style:name="T202_73" style:family="text"/>
    <style:style style:name="T202_74" style:family="text"/>
    <style:style style:name="T202_75" style:family="text"/>
    <style:style style:name="T202_76" style:family="text"/>
    <style:style style:name="T202_77" style:family="text"/>
    <style:style style:name="T202_78" style:family="text"/>
    <style:style style:name="T202_79" style:family="text"/>
    <style:style style:name="T202_80" style:family="text"/>
    <style:style style:name="T202_81" style:family="text"/>
    <style:style style:name="T202_82" style:family="text"/>
    <style:style style:name="T202_83" style:family="text"/>
    <style:style style:name="T202_84" style:family="text"/>
    <style:style style:name="T202_85" style:family="text"/>
    <style:style style:name="T202_86" style:family="text"/>
    <style:style style:name="T202_87" style:family="text"/>
    <style:style style:name="T202_88" style:family="text"/>
    <style:style style:name="T202_89" style:family="text"/>
    <style:style style:name="T202_90" style:family="text"/>
    <style:style style:name="T202_91" style:family="text"/>
    <style:style style:name="T202_92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T204_65" style:family="text"/>
    <style:style style:name="T204_66" style:family="text"/>
    <style:style style:name="T204_67" style:family="text"/>
    <style:style style:name="T204_68" style:family="text"/>
    <style:style style:name="T204_69" style:family="text"/>
    <style:style style:name="T204_70" style:family="text"/>
    <style:style style:name="T204_71" style:family="text"/>
    <style:style style:name="T204_72" style:family="text"/>
    <style:style style:name="T204_73" style:family="text"/>
    <style:style style:name="T204_74" style:family="text"/>
    <style:style style:name="T204_75" style:family="text"/>
    <style:style style:name="T204_76" style:family="text"/>
    <style:style style:name="T204_77" style:family="text"/>
    <style:style style:name="T204_78" style:family="text"/>
    <style:style style:name="T204_79" style:family="text"/>
    <style:style style:name="T204_80" style:family="text"/>
    <style:style style:name="T204_81" style:family="text"/>
    <style:style style:name="T204_82" style:family="text"/>
    <style:style style:name="T204_83" style:family="text"/>
    <style:style style:name="T204_84" style:family="text"/>
    <style:style style:name="T204_85" style:family="text"/>
    <style:style style:name="T204_86" style:family="text"/>
    <style:style style:name="T204_87" style:family="text"/>
    <style:style style:name="T204_88" style:family="text"/>
    <style:style style:name="T204_89" style:family="text"/>
    <style:style style:name="T204_90" style:family="text"/>
    <style:style style:name="T204_91" style:family="text"/>
    <style:style style:name="T204_92" style:family="text"/>
    <style:style style:name="T204_93" style:family="text"/>
    <style:style style:name="T204_94" style:family="text"/>
    <style:style style:name="T204_95" style:family="text"/>
    <style:style style:name="T204_96" style:family="text"/>
    <style:style style:name="T204_97" style:family="text"/>
    <style:style style:name="T204_98" style:family="text"/>
    <style:style style:name="T204_99" style:family="text"/>
    <style:style style:name="T204_100" style:family="text"/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Heading_20_3">
      <style:paragraph-properties fo:break-before="auto" fo:line-height="115%" style:writing-mode="lr-tb"/>
    </style:style>
    <style:style style:name="T206_1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T207_79" style:family="text"/>
    <style:style style:name="T207_80" style:family="text"/>
    <style:style style:name="T207_81" style:family="text"/>
    <style:style style:name="T207_82" style:family="text"/>
    <style:style style:name="T207_83" style:family="text"/>
    <style:style style:name="T207_84" style:family="text"/>
    <style:style style:name="T207_85" style:family="text"/>
    <style:style style:name="T207_86" style:family="text"/>
    <style:style style:name="T207_87" style:family="text"/>
    <style:style style:name="T207_88" style:family="text"/>
    <style:style style:name="T207_89" style:family="text"/>
    <style:style style:name="T207_90" style:family="text"/>
    <style:style style:name="T207_91" style:family="text"/>
    <style:style style:name="T207_92" style:family="text"/>
    <style:style style:name="T207_93" style:family="text"/>
    <style:style style:name="T207_94" style:family="text"/>
    <style:style style:name="T207_95" style:family="text"/>
    <style:style style:name="T207_96" style:family="text"/>
    <style:style style:name="T207_97" style:family="text"/>
    <style:style style:name="T207_98" style:family="text"/>
    <style:style style:name="T207_99" style:family="text"/>
    <style:style style:name="T207_100" style:family="text"/>
    <style:style style:name="T207_101" style:family="text"/>
    <style:style style:name="T207_102" style:family="text"/>
    <style:style style:name="T207_103" style:family="text"/>
    <style:style style:name="T207_104" style:family="text"/>
    <style:style style:name="T207_105" style:family="text"/>
    <style:style style:name="T207_106" style:family="text"/>
    <style:style style:name="T207_107" style:family="text"/>
    <style:style style:name="T207_108" style:family="text"/>
    <style:style style:name="T207_109" style:family="text"/>
    <style:style style:name="T207_110" style:family="text"/>
    <style:style style:name="T207_111" style:family="text"/>
    <style:style style:name="T207_112" style:family="text"/>
    <style:style style:name="T207_113" style:family="text"/>
    <style:style style:name="T207_114" style:family="text"/>
    <style:style style:name="T207_115" style:family="text"/>
    <style:style style:name="T207_116" style:family="text"/>
    <style:style style:name="T207_117" style:family="text"/>
    <style:style style:name="T207_118" style:family="text"/>
    <style:style style:name="T207_119" style:family="text"/>
    <style:style style:name="T207_120" style:family="text"/>
    <style:style style:name="T207_121" style:family="text"/>
    <style:style style:name="T207_122" style:family="text"/>
    <style:style style:name="T207_123" style:family="text"/>
    <style:style style:name="T207_124" style:family="text"/>
    <style:style style:name="T207_125" style:family="text"/>
    <style:style style:name="T207_126" style:family="text"/>
    <style:style style:name="T207_127" style:family="text"/>
    <style:style style:name="T207_128" style:family="text"/>
    <style:style style:name="T207_129" style:family="text"/>
    <style:style style:name="T207_130" style:family="text"/>
    <style:style style:name="T207_131" style:family="text"/>
    <style:style style:name="T207_132" style:family="text"/>
    <style:style style:name="T207_133" style:family="text"/>
    <style:style style:name="T207_134" style:family="text"/>
    <style:style style:name="T207_135" style:family="text"/>
    <style:style style:name="T207_136" style:family="text"/>
    <style:style style:name="T207_137" style:family="text"/>
    <style:style style:name="T207_138" style:family="text"/>
    <style:style style:name="T207_139" style:family="text"/>
    <style:style style:name="T207_140" style:family="text"/>
    <style:style style:name="T207_141" style:family="text"/>
    <style:style style:name="T207_142" style:family="text"/>
    <style:style style:name="T207_143" style:family="text"/>
    <style:style style:name="T207_144" style:family="text"/>
    <style:style style:name="T207_145" style:family="text"/>
    <style:style style:name="T207_146" style:family="text"/>
    <style:style style:name="T207_147" style:family="text"/>
    <style:style style:name="T207_148" style:family="text"/>
    <style:style style:name="T207_149" style:family="text"/>
    <style:style style:name="T207_150" style:family="text"/>
    <style:style style:name="T207_151" style:family="text"/>
    <style:style style:name="T207_152" style:family="text"/>
    <style:style style:name="T207_153" style:family="text"/>
    <style:style style:name="T207_154" style:family="text"/>
    <style:style style:name="T207_155" style:family="text"/>
    <style:style style:name="T207_156" style:family="text"/>
    <style:style style:name="T207_157" style:family="text"/>
    <style:style style:name="T207_158" style:family="text"/>
    <style:style style:name="T207_159" style:family="text"/>
    <style:style style:name="T207_160" style:family="text"/>
    <style:style style:name="T207_161" style:family="text"/>
    <style:style style:name="T207_162" style:family="text"/>
    <style:style style:name="T207_163" style:family="text"/>
    <style:style style:name="T207_164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P213" style:family="paragraph" style:parent-style-name="Standard">
      <style:paragraph-properties fo:break-before="auto" fo:line-height="115%" fo:margin-top="0cm" fo:margin-bottom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T217_76" style:family="text"/>
    <style:style style:name="T217_77" style:family="text"/>
    <style:style style:name="T217_78" style:family="text"/>
    <style:style style:name="T217_79" style:family="text"/>
    <style:style style:name="T217_80" style:family="text"/>
    <style:style style:name="T217_81" style:family="text"/>
    <style:style style:name="T217_82" style:family="text"/>
    <style:style style:name="T217_83" style:family="text"/>
    <style:style style:name="T217_84" style:family="text"/>
    <style:style style:name="T217_85" style:family="text"/>
    <style:style style:name="T217_86" style:family="text"/>
    <style:style style:name="T217_87" style:family="text"/>
    <style:style style:name="T217_88" style:family="text"/>
    <style:style style:name="T217_89" style:family="text"/>
    <style:style style:name="T217_90" style:family="text"/>
    <style:style style:name="T217_91" style:family="text"/>
    <style:style style:name="T217_92" style:family="text"/>
    <style:style style:name="T217_93" style:family="text"/>
    <style:style style:name="T217_94" style:family="text"/>
    <style:style style:name="T217_95" style:family="text"/>
    <style:style style:name="T217_96" style:family="text"/>
    <style:style style:name="P218" style:family="paragraph" style:parent-style-name="Standard">
      <style:paragraph-properties fo:break-before="auto" fo:line-height="115%" fo:margin-top="0cm" fo:margin-bottom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T219_66" style:family="text"/>
    <style:style style:name="T219_67" style:family="text"/>
    <style:style style:name="T219_68" style:family="text"/>
    <style:style style:name="T219_69" style:family="text"/>
    <style:style style:name="T219_70" style:family="text"/>
    <style:style style:name="T219_71" style:family="text"/>
    <style:style style:name="T219_72" style:family="text"/>
    <style:style style:name="T219_73" style:family="text"/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T219_81" style:family="text"/>
    <style:style style:name="T219_82" style:family="text"/>
    <style:style style:name="T219_83" style:family="text"/>
    <style:style style:name="T219_84" style:family="text"/>
    <style:style style:name="T219_85" style:family="text"/>
    <style:style style:name="T219_86" style:family="text"/>
    <style:style style:name="T219_87" style:family="text"/>
    <style:style style:name="T219_88" style:family="text"/>
    <style:style style:name="T219_89" style:family="text"/>
    <style:style style:name="T219_90" style:family="text"/>
    <style:style style:name="T219_91" style:family="text"/>
    <style:style style:name="T219_92" style:family="text"/>
    <style:style style:name="T219_93" style:family="text"/>
    <style:style style:name="T219_94" style:family="text"/>
    <style:style style:name="T219_95" style:family="text"/>
    <style:style style:name="T219_96" style:family="text"/>
    <style:style style:name="T219_97" style:family="text"/>
    <style:style style:name="T219_98" style:family="text"/>
    <style:style style:name="T219_99" style:family="text"/>
    <style:style style:name="T219_100" style:family="text"/>
    <style:style style:name="T219_101" style:family="text"/>
    <style:style style:name="T219_102" style:family="text"/>
    <style:style style:name="T219_103" style:family="text"/>
    <style:style style:name="T219_104" style:family="text"/>
    <style:style style:name="T219_105" style:family="text"/>
    <style:style style:name="T219_106" style:family="text"/>
    <style:style style:name="T219_107" style:family="text"/>
    <style:style style:name="T219_108" style:family="text"/>
    <style:style style:name="T219_109" style:family="text"/>
    <style:style style:name="T219_110" style:family="text"/>
    <style:style style:name="T219_111" style:family="text"/>
    <style:style style:name="T219_112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P223" style:family="paragraph" style:parent-style-name="Standard">
      <style:paragraph-properties fo:break-before="auto" fo:line-height="115%" fo:margin-top="0cm" fo:margin-bottom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T223_75" style:family="text"/>
    <style:style style:name="T223_76" style:family="text"/>
    <style:style style:name="T223_77" style:family="text"/>
    <style:style style:name="T223_78" style:family="text"/>
    <style:style style:name="T223_79" style:family="text"/>
    <style:style style:name="T223_80" style:family="text"/>
    <style:style style:name="T223_81" style:family="text"/>
    <style:style style:name="T223_82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P227" style:family="paragraph" style:parent-style-name="Standard">
      <style:paragraph-properties fo:break-before="auto" fo:line-height="115%" fo:margin-top="0cm" fo:margin-bottom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T229_69" style:family="text"/>
    <style:style style:name="T229_70" style:family="text"/>
    <style:style style:name="T229_71" style:family="text"/>
    <style:style style:name="T229_72" style:family="text"/>
    <style:style style:name="T229_73" style:family="text"/>
    <style:style style:name="T229_74" style:family="text"/>
    <style:style style:name="T229_75" style:family="text"/>
    <style:style style:name="T229_76" style:family="text"/>
    <style:style style:name="T229_77" style:family="text"/>
    <style:style style:name="T229_78" style:family="text"/>
    <style:style style:name="T229_79" style:family="text"/>
    <style:style style:name="T229_80" style:family="text"/>
    <style:style style:name="T229_81" style:family="text"/>
    <style:style style:name="T229_82" style:family="text"/>
    <style:style style:name="T229_83" style:family="text"/>
    <style:style style:name="T229_84" style:family="text"/>
    <style:style style:name="T229_85" style:family="text"/>
    <style:style style:name="T229_86" style:family="text"/>
    <style:style style:name="T229_87" style:family="text"/>
    <style:style style:name="T229_88" style:family="text"/>
    <style:style style:name="T229_89" style:family="text"/>
    <style:style style:name="T229_90" style:family="text"/>
    <style:style style:name="T229_91" style:family="text"/>
    <style:style style:name="T229_92" style:family="text"/>
    <style:style style:name="T229_93" style:family="text"/>
    <style:style style:name="T229_94" style:family="text"/>
    <style:style style:name="T229_95" style:family="text"/>
    <style:style style:name="T229_96" style:family="text"/>
    <style:style style:name="T229_97" style:family="text"/>
    <style:style style:name="T229_98" style:family="text"/>
    <style:style style:name="T229_99" style:family="text"/>
    <style:style style:name="T229_100" style:family="text"/>
    <style:style style:name="T229_101" style:family="text"/>
    <style:style style:name="T229_102" style:family="text"/>
    <style:style style:name="T229_103" style:family="text"/>
    <style:style style:name="T229_104" style:family="text"/>
    <style:style style:name="T229_105" style:family="text"/>
    <style:style style:name="T229_106" style:family="text"/>
    <style:style style:name="T229_107" style:family="text"/>
    <style:style style:name="T229_108" style:family="text"/>
    <style:style style:name="T229_109" style:family="text"/>
    <style:style style:name="T229_110" style:family="text"/>
    <style:style style:name="T229_111" style:family="text"/>
    <style:style style:name="T229_112" style:family="text"/>
    <style:style style:name="T229_113" style:family="text"/>
    <style:style style:name="T229_114" style:family="text"/>
    <style:style style:name="T229_115" style:family="text"/>
    <style:style style:name="T229_116" style:family="text"/>
    <style:style style:name="T229_117" style:family="text"/>
    <style:style style:name="T229_118" style:family="text"/>
    <style:style style:name="T229_119" style:family="text"/>
    <style:style style:name="T229_120" style:family="text"/>
    <style:style style:name="T229_121" style:family="text"/>
    <style:style style:name="T229_122" style:family="text"/>
    <style:style style:name="T229_123" style:family="text"/>
    <style:style style:name="T229_124" style:family="text"/>
    <style:style style:name="T229_125" style:family="text"/>
    <style:style style:name="T229_126" style:family="text"/>
    <style:style style:name="T229_127" style:family="text"/>
    <style:style style:name="T229_128" style:family="text"/>
    <style:style style:name="T229_129" style:family="text"/>
    <style:style style:name="T229_130" style:family="text"/>
    <style:style style:name="T229_131" style:family="text"/>
    <style:style style:name="T229_132" style:family="text"/>
    <style:style style:name="T229_133" style:family="text"/>
    <style:style style:name="T229_134" style:family="text"/>
    <style:style style:name="T229_135" style:family="text"/>
    <style:style style:name="T229_136" style:family="text"/>
    <style:style style:name="T229_137" style:family="text"/>
    <style:style style:name="T229_138" style:family="text"/>
    <style:style style:name="T229_139" style:family="text"/>
    <style:style style:name="T229_140" style:family="text"/>
    <style:style style:name="T229_141" style:family="text"/>
    <style:style style:name="T229_142" style:family="text"/>
    <style:style style:name="P230" style:family="paragraph" style:parent-style-name="Heading_20_3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T233_65" style:family="text"/>
    <style:style style:name="T233_66" style:family="text"/>
    <style:style style:name="T233_67" style:family="text"/>
    <style:style style:name="T233_68" style:family="text"/>
    <style:style style:name="T233_69" style:family="text"/>
    <style:style style:name="T233_70" style:family="text"/>
    <style:style style:name="T233_71" style:family="text"/>
    <style:style style:name="T233_72" style:family="text"/>
    <style:style style:name="T233_73" style:family="text"/>
    <style:style style:name="T233_74" style:family="text"/>
    <style:style style:name="T233_75" style:family="text"/>
    <style:style style:name="T233_76" style:family="text"/>
    <style:style style:name="T233_77" style:family="text"/>
    <style:style style:name="T233_78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T234_63" style:family="text"/>
    <style:style style:name="T234_64" style:family="text"/>
    <style:style style:name="T234_65" style:family="text"/>
    <style:style style:name="T234_66" style:family="text"/>
    <style:style style:name="T234_67" style:family="text"/>
    <style:style style:name="T234_68" style:family="text"/>
    <style:style style:name="T234_69" style:family="text"/>
    <style:style style:name="T234_70" style:family="text"/>
    <style:style style:name="T234_71" style:family="text"/>
    <style:style style:name="T234_72" style:family="text"/>
    <style:style style:name="T234_73" style:family="text"/>
    <style:style style:name="T234_74" style:family="text"/>
    <style:style style:name="T234_75" style:family="text"/>
    <style:style style:name="T234_76" style:family="text"/>
    <style:style style:name="T234_77" style:family="text"/>
    <style:style style:name="T234_78" style:family="text"/>
    <style:style style:name="T234_79" style:family="text"/>
    <style:style style:name="T234_80" style:family="text"/>
    <style:style style:name="T234_81" style:family="text"/>
    <style:style style:name="T234_82" style:family="text"/>
    <style:style style:name="T234_83" style:family="text"/>
    <style:style style:name="T234_84" style:family="text"/>
    <style:style style:name="T234_85" style:family="text"/>
    <style:style style:name="T234_86" style:family="text"/>
    <style:style style:name="T234_87" style:family="text"/>
    <style:style style:name="T234_88" style:family="text"/>
    <style:style style:name="T234_89" style:family="text"/>
    <style:style style:name="T234_90" style:family="text"/>
    <style:style style:name="T234_91" style:family="text"/>
    <style:style style:name="T234_92" style:family="text"/>
    <style:style style:name="T234_93" style:family="text"/>
    <style:style style:name="T234_94" style:family="text"/>
    <style:style style:name="T234_95" style:family="text"/>
    <style:style style:name="T234_96" style:family="text"/>
    <style:style style:name="T234_97" style:family="text"/>
    <style:style style:name="T234_98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T235_58" style:family="text"/>
    <style:style style:name="T235_59" style:family="text"/>
    <style:style style:name="T235_60" style:family="text"/>
    <style:style style:name="T235_61" style:family="text"/>
    <style:style style:name="T235_62" style:family="text"/>
    <style:style style:name="T235_63" style:family="text"/>
    <style:style style:name="T235_64" style:family="text"/>
    <style:style style:name="T235_65" style:family="text"/>
    <style:style style:name="T235_66" style:family="text"/>
    <style:style style:name="T235_67" style:family="text"/>
    <style:style style:name="T235_68" style:family="text"/>
    <style:style style:name="T235_69" style:family="text"/>
    <style:style style:name="T235_70" style:family="text"/>
    <style:style style:name="T235_71" style:family="text"/>
    <style:style style:name="T235_72" style:family="text"/>
    <style:style style:name="T235_73" style:family="text"/>
    <style:style style:name="T235_74" style:family="text"/>
    <style:style style:name="T235_75" style:family="text"/>
    <style:style style:name="T235_76" style:family="text"/>
    <style:style style:name="T235_77" style:family="text"/>
    <style:style style:name="T235_78" style:family="text"/>
    <style:style style:name="T235_79" style:family="text"/>
    <style:style style:name="T235_80" style:family="text"/>
    <style:style style:name="T235_81" style:family="text"/>
    <style:style style:name="T235_82" style:family="text"/>
    <style:style style:name="T235_83" style:family="text"/>
    <style:style style:name="T235_84" style:family="text"/>
    <style:style style:name="T235_85" style:family="text"/>
    <style:style style:name="T235_86" style:family="text"/>
    <style:style style:name="T235_87" style:family="text"/>
    <style:style style:name="T235_88" style:family="text"/>
    <style:style style:name="T235_89" style:family="text"/>
    <style:style style:name="T235_90" style:family="text"/>
    <style:style style:name="T235_91" style:family="text"/>
    <style:style style:name="T235_92" style:family="text"/>
    <style:style style:name="T235_93" style:family="text"/>
    <style:style style:name="T235_94" style:family="text"/>
    <style:style style:name="T235_95" style:family="text"/>
    <style:style style:name="T235_96" style:family="text"/>
    <style:style style:name="T235_97" style:family="text"/>
    <style:style style:name="T235_98" style:family="text"/>
    <style:style style:name="T235_99" style:family="text"/>
    <style:style style:name="T235_100" style:family="text"/>
    <style:style style:name="T235_101" style:family="text"/>
    <style:style style:name="T235_102" style:family="text"/>
    <style:style style:name="T235_103" style:family="text"/>
    <style:style style:name="T235_104" style:family="text"/>
    <style:style style:name="T235_105" style:family="text"/>
    <style:style style:name="T235_106" style:family="text"/>
    <style:style style:name="T235_107" style:family="text"/>
    <style:style style:name="T235_108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T237_51" style:family="text"/>
    <style:style style:name="T237_52" style:family="text"/>
    <style:style style:name="T237_53" style:family="text"/>
    <style:style style:name="T237_54" style:family="text"/>
    <style:style style:name="T237_55" style:family="text"/>
    <style:style style:name="T237_56" style:family="text"/>
    <style:style style:name="T237_57" style:family="text"/>
    <style:style style:name="T237_58" style:family="text"/>
    <style:style style:name="T237_59" style:family="text"/>
    <style:style style:name="T237_60" style:family="text"/>
    <style:style style:name="T237_61" style:family="text"/>
    <style:style style:name="T237_62" style:family="text"/>
    <style:style style:name="T237_63" style:family="text"/>
    <style:style style:name="T237_64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T241_70" style:family="text"/>
    <style:style style:name="T241_71" style:family="text"/>
    <style:style style:name="T241_72" style:family="text"/>
    <style:style style:name="T241_73" style:family="text"/>
    <style:style style:name="T241_74" style:family="text"/>
    <style:style style:name="T241_75" style:family="text"/>
    <style:style style:name="T241_76" style:family="text"/>
    <style:style style:name="T241_77" style:family="text"/>
    <style:style style:name="T241_78" style:family="text"/>
    <style:style style:name="T241_79" style:family="text"/>
    <style:style style:name="T241_80" style:family="text"/>
    <style:style style:name="T241_81" style:family="text"/>
    <style:style style:name="T241_82" style:family="text"/>
    <style:style style:name="T241_83" style:family="text"/>
    <style:style style:name="T241_84" style:family="text"/>
    <style:style style:name="T241_85" style:family="text"/>
    <style:style style:name="T241_86" style:family="text"/>
    <style:style style:name="T241_87" style:family="text"/>
    <style:style style:name="T241_88" style:family="text"/>
    <style:style style:name="T241_89" style:family="text"/>
    <style:style style:name="T241_90" style:family="text"/>
    <style:style style:name="T241_91" style:family="text"/>
    <style:style style:name="T241_92" style:family="text"/>
    <style:style style:name="T241_93" style:family="text"/>
    <style:style style:name="T241_94" style:family="text"/>
    <style:style style:name="T241_95" style:family="text"/>
    <style:style style:name="T241_96" style:family="text"/>
    <style:style style:name="T241_97" style:family="text"/>
    <style:style style:name="T241_98" style:family="text"/>
    <style:style style:name="T241_99" style:family="text"/>
    <style:style style:name="T241_100" style:family="text"/>
    <style:style style:name="T241_101" style:family="text"/>
    <style:style style:name="T241_102" style:family="text"/>
    <style:style style:name="T241_103" style:family="text"/>
    <style:style style:name="T241_104" style:family="text"/>
    <style:style style:name="T241_105" style:family="text"/>
    <style:style style:name="T241_106" style:family="text"/>
    <style:style style:name="T241_107" style:family="text"/>
    <style:style style:name="T241_108" style:family="text"/>
    <style:style style:name="T241_109" style:family="text"/>
    <style:style style:name="T241_110" style:family="text"/>
    <style:style style:name="T241_111" style:family="text"/>
    <style:style style:name="T241_112" style:family="text"/>
    <style:style style:name="T241_113" style:family="text"/>
    <style:style style:name="T241_114" style:family="text"/>
    <style:style style:name="T241_115" style:family="text"/>
    <style:style style:name="T241_116" style:family="text"/>
    <style:style style:name="T241_117" style:family="text"/>
    <style:style style:name="T241_118" style:family="text"/>
    <style:style style:name="T241_119" style:family="text"/>
    <style:style style:name="T241_120" style:family="text"/>
    <style:style style:name="T241_121" style:family="text"/>
    <style:style style:name="T241_122" style:family="text"/>
    <style:style style:name="T241_123" style:family="text"/>
    <style:style style:name="T241_124" style:family="text"/>
    <style:style style:name="T241_125" style:family="text"/>
    <style:style style:name="T241_126" style:family="text"/>
    <style:style style:name="T241_127" style:family="text"/>
    <style:style style:name="T241_128" style:family="text"/>
    <style:style style:name="T241_129" style:family="text"/>
    <style:style style:name="T241_130" style:family="text"/>
    <style:style style:name="T241_131" style:family="text"/>
    <style:style style:name="T241_132" style:family="text"/>
    <style:style style:name="T241_133" style:family="text"/>
    <style:style style:name="T241_134" style:family="text"/>
    <style:style style:name="T241_135" style:family="text"/>
    <style:style style:name="T241_136" style:family="text"/>
    <style:style style:name="T241_137" style:family="text"/>
    <style:style style:name="T241_138" style:family="text"/>
    <style:style style:name="T241_139" style:family="text"/>
    <style:style style:name="T241_140" style:family="text"/>
    <style:style style:name="T241_141" style:family="text"/>
    <style:style style:name="T241_142" style:family="text"/>
    <style:style style:name="T241_143" style:family="text"/>
    <style:style style:name="T241_144" style:family="text"/>
    <style:style style:name="T241_145" style:family="text"/>
    <style:style style:name="T241_146" style:family="text"/>
    <style:style style:name="T241_147" style:family="text"/>
    <style:style style:name="T241_148" style:family="text"/>
    <style:style style:name="T241_149" style:family="text"/>
    <style:style style:name="T241_150" style:family="text"/>
    <style:style style:name="T241_151" style:family="text"/>
    <style:style style:name="T241_152" style:family="text"/>
    <style:style style:name="T241_153" style:family="text"/>
    <style:style style:name="T241_154" style:family="text"/>
    <style:style style:name="T241_155" style:family="text"/>
    <style:style style:name="T241_156" style:family="text"/>
    <style:style style:name="T241_157" style:family="text"/>
    <style:style style:name="T241_158" style:family="text"/>
    <style:style style:name="T241_159" style:family="text"/>
    <style:style style:name="T241_160" style:family="text"/>
    <style:style style:name="T241_161" style:family="text"/>
    <style:style style:name="T241_162" style:family="text"/>
    <style:style style:name="T241_163" style:family="text"/>
    <style:style style:name="T241_164" style:family="text"/>
    <style:style style:name="T241_165" style:family="text"/>
    <style:style style:name="T241_166" style:family="text"/>
    <style:style style:name="T241_167" style:family="text"/>
    <style:style style:name="T241_168" style:family="text"/>
    <style:style style:name="T241_169" style:family="text"/>
    <style:style style:name="T241_170" style:family="text"/>
    <style:style style:name="T241_171" style:family="text"/>
    <style:style style:name="T241_172" style:family="text"/>
    <style:style style:name="T241_173" style:family="text"/>
    <style:style style:name="T241_174" style:family="text"/>
    <style:style style:name="T241_175" style:family="text"/>
    <style:style style:name="T241_176" style:family="text"/>
    <style:style style:name="T241_177" style:family="text"/>
    <style:style style:name="T241_178" style:family="text"/>
    <style:style style:name="T241_179" style:family="text"/>
    <style:style style:name="T241_180" style:family="text"/>
    <style:style style:name="T241_181" style:family="text"/>
    <style:style style:name="T241_182" style:family="text"/>
    <style:style style:name="T241_183" style:family="text"/>
    <style:style style:name="T241_184" style:family="text"/>
    <style:style style:name="T241_185" style:family="text"/>
    <style:style style:name="T241_186" style:family="text"/>
    <style:style style:name="T241_187" style:family="text"/>
    <style:style style:name="T241_188" style:family="text"/>
    <style:style style:name="T241_189" style:family="text"/>
    <style:style style:name="T241_190" style:family="text"/>
    <style:style style:name="T241_191" style:family="text"/>
    <style:style style:name="T241_192" style:family="text"/>
    <style:style style:name="T241_193" style:family="text"/>
    <style:style style:name="T241_194" style:family="text"/>
    <style:style style:name="T241_195" style:family="text"/>
    <style:style style:name="T241_196" style:family="text"/>
    <style:style style:name="P242" style:family="paragraph" style:parent-style-name="Standard">
      <style:paragraph-properties fo:break-before="auto" fo:line-height="115%" fo:margin-top="0cm" fo:margin-bottom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T242_97" style:family="text"/>
    <style:style style:name="T242_98" style:family="text"/>
    <style:style style:name="T242_99" style:family="text"/>
    <style:style style:name="T242_100" style:family="text"/>
    <style:style style:name="T242_101" style:family="text"/>
    <style:style style:name="T242_102" style:family="text"/>
    <style:style style:name="T242_103" style:family="text"/>
    <style:style style:name="T242_104" style:family="text"/>
    <style:style style:name="T242_105" style:family="text"/>
    <style:style style:name="T242_106" style:family="text"/>
    <style:style style:name="T242_107" style:family="text"/>
    <style:style style:name="T242_108" style:family="text"/>
    <style:style style:name="T242_109" style:family="text"/>
    <style:style style:name="T242_110" style:family="text"/>
    <style:style style:name="T242_111" style:family="text"/>
    <style:style style:name="T242_112" style:family="text"/>
    <style:style style:name="T242_113" style:family="text"/>
    <style:style style:name="T242_114" style:family="text"/>
    <style:style style:name="T242_115" style:family="text"/>
    <style:style style:name="T242_116" style:family="text"/>
    <style:style style:name="T242_117" style:family="text"/>
    <style:style style:name="T242_118" style:family="text"/>
    <style:style style:name="T242_119" style:family="text"/>
    <style:style style:name="T242_120" style:family="text"/>
    <style:style style:name="T242_121" style:family="text"/>
    <style:style style:name="T242_122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T246_75" style:family="text"/>
    <style:style style:name="T246_76" style:family="text"/>
    <style:style style:name="T246_77" style:family="text"/>
    <style:style style:name="T246_78" style:family="text"/>
    <style:style style:name="T246_79" style:family="text"/>
    <style:style style:name="T246_80" style:family="text"/>
    <style:style style:name="T246_81" style:family="text"/>
    <style:style style:name="T246_82" style:family="text"/>
    <style:style style:name="T246_83" style:family="text"/>
    <style:style style:name="T246_84" style:family="text"/>
    <style:style style:name="T246_85" style:family="text"/>
    <style:style style:name="T246_86" style:family="text"/>
    <style:style style:name="T246_87" style:family="text"/>
    <style:style style:name="T246_88" style:family="text"/>
    <style:style style:name="T246_89" style:family="text"/>
    <style:style style:name="T246_90" style:family="text"/>
    <style:style style:name="T246_91" style:family="text"/>
    <style:style style:name="T246_92" style:family="text"/>
    <style:style style:name="T246_93" style:family="text"/>
    <style:style style:name="T246_94" style:family="text"/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Heading_20_3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T250_75" style:family="text"/>
    <style:style style:name="T250_76" style:family="text"/>
    <style:style style:name="T250_77" style:family="text"/>
    <style:style style:name="T250_78" style:family="text"/>
    <style:style style:name="T250_79" style:family="text"/>
    <style:style style:name="T250_80" style:family="text"/>
    <style:style style:name="T250_81" style:family="text"/>
    <style:style style:name="T250_82" style:family="text"/>
    <style:style style:name="T250_83" style:family="text"/>
    <style:style style:name="T250_84" style:family="text"/>
    <style:style style:name="T250_85" style:family="text"/>
    <style:style style:name="T250_86" style:family="text"/>
    <style:style style:name="T250_87" style:family="text"/>
    <style:style style:name="T250_88" style:family="text"/>
    <style:style style:name="T250_89" style:family="text"/>
    <style:style style:name="T250_90" style:family="text"/>
    <style:style style:name="T250_91" style:family="text"/>
    <style:style style:name="T250_92" style:family="text"/>
    <style:style style:name="T250_93" style:family="text"/>
    <style:style style:name="T250_94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T255_59" style:family="text"/>
    <style:style style:name="T255_60" style:family="text"/>
    <style:style style:name="T255_61" style:family="text"/>
    <style:style style:name="T255_62" style:family="text"/>
    <style:style style:name="T255_63" style:family="text"/>
    <style:style style:name="T255_64" style:family="text"/>
    <style:style style:name="T255_65" style:family="text"/>
    <style:style style:name="T255_66" style:family="text"/>
    <style:style style:name="T255_67" style:family="text"/>
    <style:style style:name="T255_68" style:family="text"/>
    <style:style style:name="T255_69" style:family="text"/>
    <style:style style:name="T255_70" style:family="text"/>
    <style:style style:name="T255_71" style:family="text"/>
    <style:style style:name="T255_72" style:family="text"/>
    <style:style style:name="T255_73" style:family="text"/>
    <style:style style:name="T255_74" style:family="text"/>
    <style:style style:name="T255_75" style:family="text"/>
    <style:style style:name="T255_76" style:family="text"/>
    <style:style style:name="T255_77" style:family="text"/>
    <style:style style:name="T255_78" style:family="text"/>
    <style:style style:name="T255_79" style:family="text"/>
    <style:style style:name="T255_80" style:family="text"/>
    <style:style style:name="T255_81" style:family="text"/>
    <style:style style:name="T255_82" style:family="text"/>
    <style:style style:name="T255_83" style:family="text"/>
    <style:style style:name="T255_84" style:family="text"/>
    <style:style style:name="T255_85" style:family="text"/>
    <style:style style:name="T255_86" style:family="text"/>
    <style:style style:name="T255_87" style:family="text"/>
    <style:style style:name="T255_88" style:family="text"/>
    <style:style style:name="T255_89" style:family="text"/>
    <style:style style:name="T255_90" style:family="text"/>
    <style:style style:name="T255_91" style:family="text"/>
    <style:style style:name="T255_92" style:family="text"/>
    <style:style style:name="T255_93" style:family="text"/>
    <style:style style:name="T255_94" style:family="text"/>
    <style:style style:name="T255_95" style:family="text"/>
    <style:style style:name="T255_96" style:family="text"/>
    <style:style style:name="T255_97" style:family="text"/>
    <style:style style:name="T255_98" style:family="text"/>
    <style:style style:name="T255_99" style:family="text"/>
    <style:style style:name="T255_100" style:family="text"/>
    <style:style style:name="T255_101" style:family="text"/>
    <style:style style:name="T255_102" style:family="text"/>
    <style:style style:name="T255_103" style:family="text"/>
    <style:style style:name="T255_104" style:family="text"/>
    <style:style style:name="T255_105" style:family="text"/>
    <style:style style:name="T255_106" style:family="text"/>
    <style:style style:name="T255_107" style:family="text"/>
    <style:style style:name="T255_108" style:family="text"/>
    <style:style style:name="T255_109" style:family="text"/>
    <style:style style:name="T255_110" style:family="text"/>
    <style:style style:name="T255_111" style:family="text"/>
    <style:style style:name="T255_112" style:family="text"/>
    <style:style style:name="T255_113" style:family="text"/>
    <style:style style:name="T255_114" style:family="text"/>
    <style:style style:name="T255_115" style:family="text"/>
    <style:style style:name="T255_116" style:family="text"/>
    <style:style style:name="T255_117" style:family="text"/>
    <style:style style:name="T255_118" style:family="text"/>
    <style:style style:name="T255_119" style:family="text"/>
    <style:style style:name="T255_120" style:family="text"/>
    <style:style style:name="T255_121" style:family="text"/>
    <style:style style:name="T255_122" style:family="text"/>
    <style:style style:name="T255_123" style:family="text"/>
    <style:style style:name="T255_124" style:family="text"/>
    <style:style style:name="T255_125" style:family="text"/>
    <style:style style:name="T255_126" style:family="text"/>
    <style:style style:name="T255_127" style:family="text"/>
    <style:style style:name="T255_128" style:family="text"/>
    <style:style style:name="T255_129" style:family="text"/>
    <style:style style:name="T255_130" style:family="text"/>
    <style:style style:name="T255_131" style:family="text"/>
    <style:style style:name="T255_132" style:family="text"/>
    <style:style style:name="T255_133" style:family="text"/>
    <style:style style:name="T255_134" style:family="text"/>
    <style:style style:name="T255_135" style:family="text"/>
    <style:style style:name="T255_136" style:family="text"/>
    <style:style style:name="T255_137" style:family="text"/>
    <style:style style:name="T255_138" style:family="text"/>
    <style:style style:name="T255_139" style:family="text"/>
    <style:style style:name="T255_140" style:family="text"/>
    <style:style style:name="T255_141" style:family="text"/>
    <style:style style:name="T255_142" style:family="text"/>
    <style:style style:name="T255_143" style:family="text"/>
    <style:style style:name="T255_144" style:family="text"/>
    <style:style style:name="T255_145" style:family="text"/>
    <style:style style:name="T255_146" style:family="text"/>
    <style:style style:name="T255_147" style:family="text"/>
    <style:style style:name="T255_148" style:family="text"/>
    <style:style style:name="T255_149" style:family="text"/>
    <style:style style:name="T255_150" style:family="text"/>
    <style:style style:name="T255_151" style:family="text"/>
    <style:style style:name="T255_152" style:family="text"/>
    <style:style style:name="T255_153" style:family="text"/>
    <style:style style:name="T255_154" style:family="text"/>
    <style:style style:name="T255_155" style:family="text"/>
    <style:style style:name="T255_156" style:family="text"/>
    <style:style style:name="T255_157" style:family="text"/>
    <style:style style:name="T255_158" style:family="text"/>
    <style:style style:name="P256" style:family="paragraph" style:parent-style-name="Standard">
      <style:paragraph-properties fo:break-before="auto" fo:line-height="115%" fo:margin-top="0cm" fo:margin-bottom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T256_67" style:family="text"/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T256_75" style:family="text"/>
    <style:style style:name="T256_76" style:family="text"/>
    <style:style style:name="T256_77" style:family="text"/>
    <style:style style:name="T256_78" style:family="text"/>
    <style:style style:name="T256_79" style:family="text"/>
    <style:style style:name="T256_80" style:family="text"/>
    <style:style style:name="T256_81" style:family="text"/>
    <style:style style:name="T256_82" style:family="text"/>
    <style:style style:name="T256_83" style:family="text"/>
    <style:style style:name="T256_84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P258" style:family="paragraph" style:parent-style-name="Standard">
      <style:paragraph-properties fo:break-before="auto" fo:line-height="115%" fo:margin-top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T258_52" style:family="text"/>
    <style:style style:name="T258_53" style:family="text"/>
    <style:style style:name="T258_54" style:family="text"/>
    <style:style style:name="T258_55" style:family="text"/>
    <style:style style:name="T258_56" style:family="text"/>
    <style:style style:name="T258_57" style:family="text"/>
    <style:style style:name="T258_58" style:family="text"/>
    <style:style style:name="T258_59" style:family="text"/>
    <style:style style:name="T258_60" style:family="text"/>
    <style:style style:name="P259" style:family="paragraph" style:parent-style-name="Standard">
      <style:paragraph-properties fo:break-before="auto" fo:line-height="115%" fo:margin-top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T259_41" style:family="text"/>
    <style:style style:name="T259_42" style:family="text"/>
    <style:style style:name="T259_43" style:family="text"/>
    <style:style style:name="T259_44" style:family="text"/>
    <style:style style:name="T259_45" style:family="text"/>
    <style:style style:name="T259_46" style:family="text"/>
    <style:style style:name="T259_47" style:family="text"/>
    <style:style style:name="T259_48" style:family="text"/>
    <style:style style:name="T259_49" style:family="text"/>
    <style:style style:name="T259_50" style:family="text"/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/>
    <style:style style:name="T260_79" style:family="text"/>
    <style:style style:name="T260_80" style:family="text"/>
    <style:style style:name="T260_81" style:family="text"/>
    <style:style style:name="T260_82" style:family="text"/>
    <style:style style:name="T260_83" style:family="text"/>
    <style:style style:name="T260_84" style:family="text"/>
    <style:style style:name="T260_85" style:family="text"/>
    <style:style style:name="T260_86" style:family="text"/>
    <style:style style:name="T260_87" style:family="text"/>
    <style:style style:name="T260_88" style:family="text"/>
    <style:style style:name="T260_89" style:family="text"/>
    <style:style style:name="T260_90" style:family="text"/>
    <style:style style:name="T260_91" style:family="text"/>
    <style:style style:name="T260_92" style:family="text"/>
    <style:style style:name="T260_93" style:family="text"/>
    <style:style style:name="T260_94" style:family="text"/>
    <style:style style:name="T260_95" style:family="text"/>
    <style:style style:name="T260_96" style:family="text"/>
    <style:style style:name="T260_97" style:family="text"/>
    <style:style style:name="T260_98" style:family="text"/>
    <style:style style:name="T260_99" style:family="text"/>
    <style:style style:name="T260_100" style:family="text"/>
    <style:style style:name="T260_101" style:family="text"/>
    <style:style style:name="T260_102" style:family="text"/>
    <style:style style:name="T260_103" style:family="text"/>
    <style:style style:name="T260_104" style:family="text"/>
    <style:style style:name="T260_105" style:family="text"/>
    <style:style style:name="T260_106" style:family="text"/>
    <style:style style:name="T260_107" style:family="text"/>
    <style:style style:name="T260_108" style:family="text"/>
    <style:style style:name="P261" style:family="paragraph" style:parent-style-name="Standard">
      <style:paragraph-properties fo:break-before="auto" fo:line-height="115%" fo:margin-top="0cm" fo:margin-bottom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T261_50" style:family="text"/>
    <style:style style:name="T261_51" style:family="text"/>
    <style:style style:name="T261_52" style:family="text"/>
    <style:style style:name="T261_53" style:family="text"/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T261_69" style:family="text"/>
    <style:style style:name="T261_70" style:family="text"/>
    <style:style style:name="T261_71" style:family="text"/>
    <style:style style:name="T261_72" style:family="text"/>
    <style:style style:name="T261_73" style:family="text"/>
    <style:style style:name="T261_74" style:family="text"/>
    <style:style style:name="T261_75" style:family="text"/>
    <style:style style:name="T261_76" style:family="text"/>
    <style:style style:name="T261_77" style:family="text"/>
    <style:style style:name="T261_78" style:family="text"/>
    <style:style style:name="T261_79" style:family="text"/>
    <style:style style:name="T261_80" style:family="text"/>
    <style:style style:name="T261_81" style:family="text"/>
    <style:style style:name="T261_82" style:family="text"/>
    <style:style style:name="T261_83" style:family="text"/>
    <style:style style:name="T261_84" style:family="text"/>
    <style:style style:name="T261_85" style:family="text"/>
    <style:style style:name="T261_86" style:family="text"/>
    <style:style style:name="T261_87" style:family="text"/>
    <style:style style:name="T261_88" style:family="text"/>
    <style:style style:name="T261_89" style:family="text"/>
    <style:style style:name="T261_90" style:family="text"/>
    <style:style style:name="T261_91" style:family="text"/>
    <style:style style:name="T261_92" style:family="text"/>
    <style:style style:name="T261_93" style:family="text"/>
    <style:style style:name="T261_94" style:family="text"/>
    <style:style style:name="T261_95" style:family="text"/>
    <style:style style:name="T261_96" style:family="text"/>
    <style:style style:name="T261_97" style:family="text"/>
    <style:style style:name="T261_98" style:family="text"/>
    <style:style style:name="T261_99" style:family="text"/>
    <style:style style:name="T261_100" style:family="text"/>
    <style:style style:name="T261_101" style:family="text"/>
    <style:style style:name="T261_102" style:family="text"/>
    <style:style style:name="T261_103" style:family="text"/>
    <style:style style:name="T261_104" style:family="text"/>
    <style:style style:name="T261_105" style:family="text"/>
    <style:style style:name="T261_106" style:family="text"/>
    <style:style style:name="T261_107" style:family="text"/>
    <style:style style:name="T261_108" style:family="text"/>
    <style:style style:name="T261_109" style:family="text"/>
    <style:style style:name="T261_110" style:family="text"/>
    <style:style style:name="T261_111" style:family="text"/>
    <style:style style:name="T261_112" style:family="text"/>
    <style:style style:name="T261_113" style:family="text"/>
    <style:style style:name="T261_114" style:family="text"/>
    <style:style style:name="T261_115" style:family="text"/>
    <style:style style:name="T261_116" style:family="text"/>
    <style:style style:name="T261_117" style:family="text"/>
    <style:style style:name="T261_118" style:family="text"/>
    <style:style style:name="T261_119" style:family="text"/>
    <style:style style:name="T261_120" style:family="text"/>
    <style:style style:name="T261_121" style:family="text"/>
    <style:style style:name="T261_122" style:family="text"/>
    <style:style style:name="T261_123" style:family="text"/>
    <style:style style:name="T261_124" style:family="text"/>
    <style:style style:name="T261_125" style:family="text"/>
    <style:style style:name="T261_126" style:family="text"/>
    <style:style style:name="T261_127" style:family="text"/>
    <style:style style:name="T261_128" style:family="text"/>
    <style:style style:name="T261_129" style:family="text"/>
    <style:style style:name="T261_130" style:family="text"/>
    <style:style style:name="T261_131" style:family="text"/>
    <style:style style:name="T261_132" style:family="text"/>
    <style:style style:name="T261_133" style:family="text"/>
    <style:style style:name="T261_134" style:family="text"/>
    <style:style style:name="T261_135" style:family="text"/>
    <style:style style:name="T261_136" style:family="text"/>
    <style:style style:name="T261_137" style:family="text"/>
    <style:style style:name="T261_138" style:family="text"/>
    <style:style style:name="T261_139" style:family="text"/>
    <style:style style:name="T261_140" style:family="text"/>
    <style:style style:name="T261_141" style:family="text"/>
    <style:style style:name="T261_142" style:family="text"/>
    <style:style style:name="T261_143" style:family="text"/>
    <style:style style:name="T261_144" style:family="text"/>
    <style:style style:name="T261_145" style:family="text"/>
    <style:style style:name="T261_146" style:family="text"/>
    <style:style style:name="T261_147" style:family="text"/>
    <style:style style:name="T261_148" style:family="text"/>
    <style:style style:name="T261_149" style:family="text"/>
    <style:style style:name="T261_150" style:family="text"/>
    <style:style style:name="T261_151" style:family="text"/>
    <style:style style:name="T261_152" style:family="text"/>
    <style:style style:name="T261_153" style:family="text"/>
    <style:style style:name="T261_154" style:family="text"/>
    <style:style style:name="T261_155" style:family="text"/>
    <style:style style:name="T261_156" style:family="text"/>
    <style:style style:name="T261_157" style:family="text"/>
    <style:style style:name="T261_158" style:family="text"/>
    <style:style style:name="T261_159" style:family="text"/>
    <style:style style:name="T261_160" style:family="text"/>
    <style:style style:name="T261_161" style:family="text"/>
    <style:style style:name="T261_162" style:family="text"/>
    <style:style style:name="T261_163" style:family="text"/>
    <style:style style:name="T261_164" style:family="text"/>
    <style:style style:name="T261_165" style:family="text"/>
    <style:style style:name="T261_166" style:family="text"/>
    <style:style style:name="T261_167" style:family="text"/>
    <style:style style:name="T261_168" style:family="text"/>
    <style:style style:name="T261_169" style:family="text"/>
    <style:style style:name="T261_170" style:family="text"/>
    <style:style style:name="T261_171" style:family="text"/>
    <style:style style:name="T261_172" style:family="text"/>
    <style:style style:name="T261_173" style:family="text"/>
    <style:style style:name="T261_174" style:family="text"/>
    <style:style style:name="T261_175" style:family="text"/>
    <style:style style:name="T261_176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T264_46" style:family="text"/>
    <style:style style:name="T264_47" style:family="text"/>
    <style:style style:name="T264_48" style:family="text"/>
    <style:style style:name="T264_49" style:family="text"/>
    <style:style style:name="T264_50" style:family="text"/>
    <style:style style:name="T264_51" style:family="text"/>
    <style:style style:name="T264_52" style:family="text"/>
    <style:style style:name="T264_53" style:family="text"/>
    <style:style style:name="T264_54" style:family="text"/>
    <style:style style:name="T264_55" style:family="text"/>
    <style:style style:name="T264_56" style:family="text"/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T264_63" style:family="text"/>
    <style:style style:name="T264_64" style:family="text"/>
    <style:style style:name="T264_65" style:family="text"/>
    <style:style style:name="T264_66" style:family="text"/>
    <style:style style:name="T264_67" style:family="text"/>
    <style:style style:name="T264_68" style:family="text"/>
    <style:style style:name="T264_69" style:family="text"/>
    <style:style style:name="T264_70" style:family="text"/>
    <style:style style:name="T264_71" style:family="text"/>
    <style:style style:name="T264_72" style:family="text"/>
    <style:style style:name="T264_73" style:family="text"/>
    <style:style style:name="T264_74" style:family="text"/>
    <style:style style:name="T264_75" style:family="text"/>
    <style:style style:name="T264_76" style:family="text"/>
    <style:style style:name="T264_77" style:family="text"/>
    <style:style style:name="T264_78" style:family="text"/>
    <style:style style:name="T264_79" style:family="text"/>
    <style:style style:name="T264_80" style:family="text"/>
    <style:style style:name="T264_81" style:family="text"/>
    <style:style style:name="T264_82" style:family="text"/>
    <style:style style:name="T264_83" style:family="text"/>
    <style:style style:name="T264_84" style:family="text"/>
    <style:style style:name="T264_85" style:family="text"/>
    <style:style style:name="T264_86" style:family="text"/>
    <style:style style:name="T264_87" style:family="text"/>
    <style:style style:name="T264_88" style:family="text"/>
    <style:style style:name="T264_89" style:family="text"/>
    <style:style style:name="T264_90" style:family="text"/>
    <style:style style:name="T264_91" style:family="text"/>
    <style:style style:name="T264_92" style:family="text"/>
    <style:style style:name="T264_93" style:family="text"/>
    <style:style style:name="T264_94" style:family="text"/>
    <style:style style:name="T264_95" style:family="text"/>
    <style:style style:name="T264_96" style:family="text"/>
    <style:style style:name="T264_97" style:family="text"/>
    <style:style style:name="T264_98" style:family="text"/>
    <style:style style:name="T264_99" style:family="text"/>
    <style:style style:name="T264_100" style:family="text"/>
    <style:style style:name="T264_101" style:family="text"/>
    <style:style style:name="T264_102" style:family="text"/>
    <style:style style:name="T264_103" style:family="text"/>
    <style:style style:name="T264_104" style:family="text"/>
    <style:style style:name="T264_105" style:family="text"/>
    <style:style style:name="T264_106" style:family="text"/>
    <style:style style:name="T264_107" style:family="text"/>
    <style:style style:name="T264_108" style:family="text"/>
    <style:style style:name="T264_109" style:family="text"/>
    <style:style style:name="T264_110" style:family="text"/>
    <style:style style:name="T264_111" style:family="text"/>
    <style:style style:name="T264_112" style:family="text"/>
    <style:style style:name="T264_113" style:family="text"/>
    <style:style style:name="T264_114" style:family="text"/>
    <style:style style:name="T264_115" style:family="text"/>
    <style:style style:name="T264_116" style:family="text"/>
    <style:style style:name="T264_117" style:family="text"/>
    <style:style style:name="T264_118" style:family="text"/>
    <style:style style:name="T264_119" style:family="text"/>
    <style:style style:name="T264_120" style:family="text"/>
    <style:style style:name="T264_121" style:family="text"/>
    <style:style style:name="T264_122" style:family="text"/>
    <style:style style:name="T264_123" style:family="text"/>
    <style:style style:name="T264_124" style:family="text"/>
    <style:style style:name="T264_125" style:family="text"/>
    <style:style style:name="T264_126" style:family="text"/>
    <style:style style:name="T264_127" style:family="text"/>
    <style:style style:name="T264_128" style:family="text"/>
    <style:style style:name="T264_129" style:family="text"/>
    <style:style style:name="T264_130" style:family="text"/>
    <style:style style:name="T264_131" style:family="text"/>
    <style:style style:name="T264_132" style:family="text"/>
    <style:style style:name="T264_133" style:family="text"/>
    <style:style style:name="T264_134" style:family="text"/>
    <style:style style:name="T264_135" style:family="text"/>
    <style:style style:name="T264_136" style:family="text"/>
    <style:style style:name="T264_137" style:family="text"/>
    <style:style style:name="T264_138" style:family="text"/>
    <style:style style:name="T264_139" style:family="text"/>
    <style:style style:name="T264_140" style:family="text"/>
    <style:style style:name="T264_141" style:family="text"/>
    <style:style style:name="T264_142" style:family="text"/>
    <style:style style:name="T264_143" style:family="text"/>
    <style:style style:name="T264_144" style:family="text"/>
    <style:style style:name="T264_145" style:family="text"/>
    <style:style style:name="T264_146" style:family="text"/>
    <style:style style:name="T264_147" style:family="text"/>
    <style:style style:name="T264_148" style:family="text"/>
    <style:style style:name="T264_149" style:family="text"/>
    <style:style style:name="T264_150" style:family="text"/>
    <style:style style:name="T264_151" style:family="text"/>
    <style:style style:name="T264_152" style:family="text"/>
    <style:style style:name="T264_153" style:family="text"/>
    <style:style style:name="T264_154" style:family="text"/>
    <style:style style:name="T264_155" style:family="text"/>
    <style:style style:name="T264_156" style:family="text"/>
    <style:style style:name="T264_157" style:family="text"/>
    <style:style style:name="T264_158" style:family="text"/>
    <style:style style:name="T264_159" style:family="text"/>
    <style:style style:name="T264_160" style:family="text"/>
    <style:style style:name="T264_161" style:family="text"/>
    <style:style style:name="T264_162" style:family="text"/>
    <style:style style:name="T264_163" style:family="text"/>
    <style:style style:name="T264_164" style:family="text"/>
    <style:style style:name="T264_165" style:family="text"/>
    <style:style style:name="T264_166" style:family="text"/>
    <style:style style:name="T264_167" style:family="text"/>
    <style:style style:name="T264_168" style:family="text"/>
    <style:style style:name="T264_169" style:family="text"/>
    <style:style style:name="T264_170" style:family="text"/>
    <style:style style:name="T264_171" style:family="text"/>
    <style:style style:name="T264_172" style:family="text"/>
    <style:style style:name="T264_173" style:family="text"/>
    <style:style style:name="T264_174" style:family="text"/>
    <style:style style:name="T264_175" style:family="text"/>
    <style:style style:name="T264_176" style:family="text"/>
    <style:style style:name="T264_177" style:family="text"/>
    <style:style style:name="T264_178" style:family="text"/>
    <style:style style:name="T264_179" style:family="text"/>
    <style:style style:name="T264_180" style:family="text"/>
    <style:style style:name="T264_181" style:family="text"/>
    <style:style style:name="T264_182" style:family="text"/>
    <style:style style:name="T264_183" style:family="text"/>
    <style:style style:name="T264_184" style:family="text"/>
    <style:style style:name="T264_185" style:family="text"/>
    <style:style style:name="T264_186" style:family="text"/>
    <style:style style:name="T264_187" style:family="text"/>
    <style:style style:name="T264_188" style:family="text"/>
    <style:style style:name="T264_189" style:family="text"/>
    <style:style style:name="T264_190" style:family="text"/>
    <style:style style:name="T264_191" style:family="text"/>
    <style:style style:name="T264_192" style:family="text"/>
    <style:style style:name="T264_193" style:family="text"/>
    <style:style style:name="T264_194" style:family="text"/>
    <style:style style:name="T264_195" style:family="text"/>
    <style:style style:name="T264_196" style:family="text"/>
    <style:style style:name="T264_197" style:family="text"/>
    <style:style style:name="T264_198" style:family="text"/>
    <style:style style:name="T264_199" style:family="text"/>
    <style:style style:name="T264_200" style:family="text"/>
    <style:style style:name="T264_201" style:family="text"/>
    <style:style style:name="T264_202" style:family="text"/>
    <style:style style:name="T264_203" style:family="text"/>
    <style:style style:name="T264_204" style:family="text"/>
    <style:style style:name="T264_205" style:family="text"/>
    <style:style style:name="T264_206" style:family="text"/>
    <style:style style:name="T264_207" style:family="text"/>
    <style:style style:name="T264_208" style:family="text"/>
    <style:style style:name="P265" style:family="paragraph" style:parent-style-name="Standard">
      <style:paragraph-properties fo:break-before="auto" fo:line-height="115%" fo:margin-top="0cm" fo:margin-bottom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T265_76" style:family="text"/>
    <style:style style:name="T265_77" style:family="text"/>
    <style:style style:name="T265_78" style:family="text"/>
    <style:style style:name="T265_79" style:family="text"/>
    <style:style style:name="T265_80" style:family="text"/>
    <style:style style:name="T265_81" style:family="text"/>
    <style:style style:name="T265_82" style:family="text"/>
    <style:style style:name="T265_83" style:family="text"/>
    <style:style style:name="T265_84" style:family="text"/>
    <style:style style:name="T265_85" style:family="text"/>
    <style:style style:name="T265_86" style:family="text"/>
    <style:style style:name="T265_87" style:family="text"/>
    <style:style style:name="T265_88" style:family="text"/>
    <style:style style:name="T265_89" style:family="text"/>
    <style:style style:name="T265_90" style:family="text"/>
    <style:style style:name="T265_91" style:family="text"/>
    <style:style style:name="T265_92" style:family="text"/>
    <style:style style:name="T265_93" style:family="text"/>
    <style:style style:name="T265_94" style:family="text"/>
    <style:style style:name="T265_95" style:family="text"/>
    <style:style style:name="T265_96" style:family="text"/>
    <style:style style:name="T265_97" style:family="text"/>
    <style:style style:name="T265_98" style:family="text"/>
    <style:style style:name="T265_99" style:family="text"/>
    <style:style style:name="T265_100" style:family="text"/>
    <style:style style:name="T265_101" style:family="text"/>
    <style:style style:name="T265_102" style:family="text"/>
    <style:style style:name="T265_103" style:family="text"/>
    <style:style style:name="T265_104" style:family="text"/>
    <style:style style:name="T265_105" style:family="text"/>
    <style:style style:name="T265_106" style:family="text"/>
    <style:style style:name="T265_107" style:family="text"/>
    <style:style style:name="T265_108" style:family="text"/>
    <style:style style:name="T265_109" style:family="text"/>
    <style:style style:name="T265_110" style:family="text"/>
    <style:style style:name="T265_111" style:family="text"/>
    <style:style style:name="T265_112" style:family="text"/>
    <style:style style:name="P266" style:family="paragraph" style:parent-style-name="Heading_20_3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P268" style:family="paragraph" style:parent-style-name="Standard">
      <style:paragraph-properties fo:break-before="auto" fo:line-height="115%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P269" style:family="paragraph" style:parent-style-name="Standard">
      <style:paragraph-properties fo:break-before="auto" fo:line-height="115%" fo:margin-top="0cm" fo:margin-bottom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P270" style:family="paragraph" style:parent-style-name="Heading_20_3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T273_63" style:family="text"/>
    <style:style style:name="T273_64" style:family="text"/>
    <style:style style:name="T273_65" style:family="text"/>
    <style:style style:name="T273_66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P276" style:family="paragraph" style:parent-style-name="Standard">
      <style:paragraph-properties fo:break-before="auto" fo:line-height="115%" fo:margin-top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T276_39" style:family="text"/>
    <style:style style:name="T276_40" style:family="text"/>
    <style:style style:name="T276_41" style:family="text"/>
    <style:style style:name="T276_42" style:family="text"/>
    <style:style style:name="T276_43" style:family="text"/>
    <style:style style:name="T276_44" style:family="text"/>
    <style:style style:name="T276_45" style:family="text"/>
    <style:style style:name="T276_46" style:family="text"/>
    <style:style style:name="T276_47" style:family="text"/>
    <style:style style:name="T276_48" style:family="text"/>
    <style:style style:name="T276_49" style:family="text"/>
    <style:style style:name="T276_50" style:family="text"/>
    <style:style style:name="T276_51" style:family="text"/>
    <style:style style:name="T276_52" style:family="text"/>
    <style:style style:name="T276_53" style:family="text"/>
    <style:style style:name="T276_54" style:family="text"/>
    <style:style style:name="T276_55" style:family="text"/>
    <style:style style:name="T276_56" style:family="text"/>
    <style:style style:name="T276_57" style:family="text"/>
    <style:style style:name="T276_58" style:family="text"/>
    <style:style style:name="T276_59" style:family="text"/>
    <style:style style:name="T276_60" style:family="text"/>
    <style:style style:name="T276_61" style:family="text"/>
    <style:style style:name="T276_62" style:family="text"/>
    <style:style style:name="T276_63" style:family="text"/>
    <style:style style:name="T276_64" style:family="text"/>
    <style:style style:name="T276_65" style:family="text"/>
    <style:style style:name="T276_66" style:family="text"/>
    <style:style style:name="T276_67" style:family="text"/>
    <style:style style:name="T276_68" style:family="text"/>
    <style:style style:name="T276_69" style:family="text"/>
    <style:style style:name="T276_70" style:family="text"/>
    <style:style style:name="T276_71" style:family="text"/>
    <style:style style:name="T276_72" style:family="text"/>
    <style:style style:name="T276_73" style:family="text"/>
    <style:style style:name="T276_74" style:family="text"/>
    <style:style style:name="T276_75" style:family="text"/>
    <style:style style:name="T276_76" style:family="text"/>
    <style:style style:name="T276_77" style:family="text"/>
    <style:style style:name="T276_78" style:family="text"/>
    <style:style style:name="T276_79" style:family="text"/>
    <style:style style:name="T276_80" style:family="text"/>
    <style:style style:name="T276_81" style:family="text"/>
    <style:style style:name="T276_82" style:family="text"/>
    <style:style style:name="T276_83" style:family="text"/>
    <style:style style:name="T276_84" style:family="text"/>
    <style:style style:name="T276_85" style:family="text"/>
    <style:style style:name="T276_86" style:family="text"/>
    <style:style style:name="T276_87" style:family="text"/>
    <style:style style:name="T276_88" style:family="text"/>
    <style:style style:name="T276_89" style:family="text"/>
    <style:style style:name="T276_90" style:family="text"/>
    <style:style style:name="T276_91" style:family="text"/>
    <style:style style:name="T276_92" style:family="text"/>
    <style:style style:name="T276_93" style:family="text"/>
    <style:style style:name="T276_94" style:family="text"/>
    <style:style style:name="T276_95" style:family="text"/>
    <style:style style:name="T276_96" style:family="text"/>
    <style:style style:name="T276_97" style:family="text"/>
    <style:style style:name="T276_98" style:family="text"/>
    <style:style style:name="T276_99" style:family="text"/>
    <style:style style:name="T276_100" style:family="text"/>
    <style:style style:name="T276_101" style:family="text"/>
    <style:style style:name="T276_102" style:family="text"/>
    <style:style style:name="T276_103" style:family="text"/>
    <style:style style:name="T276_104" style:family="text"/>
    <style:style style:name="T276_105" style:family="text"/>
    <style:style style:name="T276_106" style:family="text"/>
    <style:style style:name="T276_107" style:family="text"/>
    <style:style style:name="T276_108" style:family="text"/>
    <style:style style:name="T276_109" style:family="text"/>
    <style:style style:name="T276_110" style:family="text"/>
    <style:style style:name="T276_111" style:family="text"/>
    <style:style style:name="T276_112" style:family="text"/>
    <style:style style:name="T276_113" style:family="text"/>
    <style:style style:name="T276_114" style:family="text"/>
    <style:style style:name="T276_115" style:family="text"/>
    <style:style style:name="T276_116" style:family="text"/>
    <style:style style:name="T276_117" style:family="text"/>
    <style:style style:name="T276_118" style:family="text"/>
    <style:style style:name="T276_119" style:family="text"/>
    <style:style style:name="T276_120" style:family="text"/>
    <style:style style:name="T276_121" style:family="text"/>
    <style:style style:name="T276_122" style:family="text"/>
    <style:style style:name="T276_123" style:family="text"/>
    <style:style style:name="T276_124" style:family="text"/>
    <style:style style:name="T276_125" style:family="text"/>
    <style:style style:name="T276_126" style:family="text"/>
    <style:style style:name="T276_127" style:family="text"/>
    <style:style style:name="T276_128" style:family="text"/>
    <style:style style:name="T276_129" style:family="text"/>
    <style:style style:name="T276_130" style:family="text"/>
    <style:style style:name="T276_131" style:family="text"/>
    <style:style style:name="T276_132" style:family="text"/>
    <style:style style:name="T276_133" style:family="text"/>
    <style:style style:name="T276_134" style:family="text"/>
    <style:style style:name="T276_135" style:family="text"/>
    <style:style style:name="T276_136" style:family="text"/>
    <style:style style:name="T276_137" style:family="text"/>
    <style:style style:name="T276_138" style:family="text"/>
    <style:style style:name="T276_139" style:family="text"/>
    <style:style style:name="T276_140" style:family="text"/>
    <style:style style:name="T276_141" style:family="text"/>
    <style:style style:name="T276_142" style:family="text"/>
    <style:style style:name="T276_143" style:family="text"/>
    <style:style style:name="T276_144" style:family="text"/>
    <style:style style:name="T276_145" style:family="text"/>
    <style:style style:name="T276_146" style:family="text"/>
    <style:style style:name="T276_147" style:family="text"/>
    <style:style style:name="T276_148" style:family="text"/>
    <style:style style:name="T276_149" style:family="text"/>
    <style:style style:name="T276_150" style:family="text"/>
    <style:style style:name="T276_151" style:family="text"/>
    <style:style style:name="T276_152" style:family="text"/>
    <style:style style:name="T276_153" style:family="text"/>
    <style:style style:name="T276_154" style:family="text"/>
    <style:style style:name="T276_155" style:family="text"/>
    <style:style style:name="T276_156" style:family="text"/>
    <style:style style:name="T276_157" style:family="text"/>
    <style:style style:name="T276_158" style:family="text"/>
    <style:style style:name="T276_159" style:family="text"/>
    <style:style style:name="T276_160" style:family="text"/>
    <style:style style:name="T276_161" style:family="text"/>
    <style:style style:name="T276_162" style:family="text"/>
    <style:style style:name="T276_163" style:family="text"/>
    <style:style style:name="T276_164" style:family="text"/>
    <style:style style:name="T276_165" style:family="text"/>
    <style:style style:name="T276_166" style:family="text"/>
    <style:style style:name="T276_167" style:family="text"/>
    <style:style style:name="T276_168" style:family="text"/>
    <style:style style:name="T276_169" style:family="text"/>
    <style:style style:name="T276_170" style:family="text"/>
    <style:style style:name="T276_171" style:family="text"/>
    <style:style style:name="T276_172" style:family="text"/>
    <style:style style:name="T276_173" style:family="text"/>
    <style:style style:name="T276_174" style:family="text"/>
    <style:style style:name="T276_175" style:family="text"/>
    <style:style style:name="T276_176" style:family="text"/>
    <style:style style:name="T276_177" style:family="text"/>
    <style:style style:name="T276_178" style:family="text"/>
    <style:style style:name="T276_179" style:family="text"/>
    <style:style style:name="T276_180" style:family="text"/>
    <style:style style:name="T276_181" style:family="text"/>
    <style:style style:name="T276_182" style:family="text"/>
    <style:style style:name="T276_183" style:family="text"/>
    <style:style style:name="T276_184" style:family="text"/>
    <style:style style:name="T276_185" style:family="text"/>
    <style:style style:name="T276_186" style:family="text"/>
    <style:style style:name="T276_187" style:family="text"/>
    <style:style style:name="T276_188" style:family="text"/>
    <style:style style:name="T276_189" style:family="text"/>
    <style:style style:name="T276_190" style:family="text"/>
    <style:style style:name="T276_191" style:family="text"/>
    <style:style style:name="T276_192" style:family="text"/>
    <style:style style:name="T276_193" style:family="text"/>
    <style:style style:name="T276_194" style:family="text"/>
    <style:style style:name="T276_195" style:family="text"/>
    <style:style style:name="T276_196" style:family="text"/>
    <style:style style:name="T276_197" style:family="text"/>
    <style:style style:name="T276_198" style:family="text"/>
    <style:style style:name="T276_199" style:family="text"/>
    <style:style style:name="T276_200" style:family="text"/>
    <style:style style:name="T276_201" style:family="text"/>
    <style:style style:name="T276_202" style:family="text"/>
    <style:style style:name="T276_203" style:family="text"/>
    <style:style style:name="T276_204" style:family="text"/>
    <style:style style:name="T276_205" style:family="text"/>
    <style:style style:name="T276_206" style:family="text"/>
    <style:style style:name="T276_207" style:family="text"/>
    <style:style style:name="T276_208" style:family="text"/>
    <style:style style:name="T276_209" style:family="text"/>
    <style:style style:name="T276_210" style:family="text"/>
    <style:style style:name="T276_211" style:family="text"/>
    <style:style style:name="T276_212" style:family="text"/>
    <style:style style:name="T276_213" style:family="text"/>
    <style:style style:name="T276_214" style:family="text"/>
    <style:style style:name="T276_215" style:family="text"/>
    <style:style style:name="T276_216" style:family="text"/>
    <style:style style:name="T276_217" style:family="text"/>
    <style:style style:name="T276_218" style:family="text"/>
    <style:style style:name="T276_219" style:family="text"/>
    <style:style style:name="T276_220" style:family="text"/>
    <style:style style:name="T276_221" style:family="text"/>
    <style:style style:name="T276_222" style:family="text"/>
    <style:style style:name="T276_223" style:family="text"/>
    <style:style style:name="T276_224" style:family="text"/>
    <style:style style:name="T276_225" style:family="text"/>
    <style:style style:name="T276_226" style:family="text"/>
    <style:style style:name="T276_227" style:family="text"/>
    <style:style style:name="T276_228" style:family="text"/>
    <style:style style:name="P277" style:family="paragraph" style:parent-style-name="Standard">
      <style:paragraph-properties fo:break-before="auto" fo:line-height="115%" fo:margin-top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T277_80" style:family="text"/>
    <style:style style:name="T277_81" style:family="text"/>
    <style:style style:name="T277_82" style:family="text"/>
    <style:style style:name="T277_83" style:family="text"/>
    <style:style style:name="T277_84" style:family="text"/>
    <style:style style:name="T277_85" style:family="text"/>
    <style:style style:name="T277_86" style:family="text"/>
    <style:style style:name="T277_87" style:family="text"/>
    <style:style style:name="T277_88" style:family="text"/>
    <style:style style:name="T277_89" style:family="text"/>
    <style:style style:name="T277_90" style:family="text"/>
    <style:style style:name="T277_91" style:family="text"/>
    <style:style style:name="T277_92" style:family="text"/>
    <style:style style:name="T277_93" style:family="text"/>
    <style:style style:name="T277_94" style:family="text"/>
    <style:style style:name="T277_95" style:family="text"/>
    <style:style style:name="T277_96" style:family="text"/>
    <style:style style:name="T277_97" style:family="text"/>
    <style:style style:name="T277_98" style:family="text"/>
    <style:style style:name="T277_99" style:family="text"/>
    <style:style style:name="T277_100" style:family="text"/>
    <style:style style:name="P278" style:family="paragraph" style:parent-style-name="Standard">
      <style:paragraph-properties fo:break-before="auto" fo:line-height="115%" fo:margin-top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P279" style:family="paragraph" style:parent-style-name="Standard">
      <style:paragraph-properties fo:break-before="auto" fo:line-height="115%" fo:margin-top="0cm" fo:margin-bottom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P280" style:family="paragraph" style:parent-style-name="Heading_20_3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T282_56" style:family="text"/>
    <style:style style:name="T282_57" style:family="text"/>
    <style:style style:name="T282_58" style:family="text"/>
    <style:style style:name="T282_59" style:family="text"/>
    <style:style style:name="T282_60" style:family="text"/>
    <style:style style:name="T282_61" style:family="text"/>
    <style:style style:name="T282_62" style:family="text"/>
    <style:style style:name="T282_63" style:family="text"/>
    <style:style style:name="T282_64" style:family="text"/>
    <style:style style:name="T282_65" style:family="text"/>
    <style:style style:name="T282_66" style:family="text"/>
    <style:style style:name="T282_67" style:family="text"/>
    <style:style style:name="T282_68" style:family="text"/>
    <style:style style:name="T282_69" style:family="text"/>
    <style:style style:name="T282_70" style:family="text"/>
    <style:style style:name="T282_71" style:family="text"/>
    <style:style style:name="T282_72" style:family="text"/>
    <style:style style:name="T282_73" style:family="text"/>
    <style:style style:name="T282_74" style:family="text"/>
    <style:style style:name="T282_75" style:family="text"/>
    <style:style style:name="T282_76" style:family="text"/>
    <style:style style:name="T282_77" style:family="text"/>
    <style:style style:name="T282_78" style:family="text"/>
    <style:style style:name="T282_79" style:family="text"/>
    <style:style style:name="T282_80" style:family="text"/>
    <style:style style:name="T282_81" style:family="text"/>
    <style:style style:name="T282_82" style:family="text"/>
    <style:style style:name="T282_83" style:family="text"/>
    <style:style style:name="T282_84" style:family="text"/>
    <style:style style:name="T282_85" style:family="text"/>
    <style:style style:name="T282_86" style:family="text"/>
    <style:style style:name="T282_87" style:family="text"/>
    <style:style style:name="T282_88" style:family="text"/>
    <style:style style:name="T282_89" style:family="text"/>
    <style:style style:name="T282_90" style:family="text"/>
    <style:style style:name="T282_91" style:family="text"/>
    <style:style style:name="T282_92" style:family="text"/>
    <style:style style:name="T282_93" style:family="text"/>
    <style:style style:name="T282_94" style:family="text"/>
    <style:style style:name="T282_95" style:family="text"/>
    <style:style style:name="T282_96" style:family="text"/>
    <style:style style:name="T282_97" style:family="text"/>
    <style:style style:name="T282_98" style:family="text"/>
    <style:style style:name="T282_99" style:family="text"/>
    <style:style style:name="T282_100" style:family="text"/>
    <style:style style:name="T282_101" style:family="text"/>
    <style:style style:name="T282_102" style:family="text"/>
    <style:style style:name="T282_103" style:family="text"/>
    <style:style style:name="T282_104" style:family="text"/>
    <style:style style:name="T282_105" style:family="text"/>
    <style:style style:name="T282_106" style:family="text"/>
    <style:style style:name="T282_107" style:family="text"/>
    <style:style style:name="T282_108" style:family="text"/>
    <style:style style:name="T282_109" style:family="text"/>
    <style:style style:name="T282_110" style:family="text"/>
    <style:style style:name="T282_111" style:family="text"/>
    <style:style style:name="T282_112" style:family="text"/>
    <style:style style:name="T282_113" style:family="text"/>
    <style:style style:name="T282_114" style:family="text"/>
    <style:style style:name="T282_115" style:family="text"/>
    <style:style style:name="T282_116" style:family="text"/>
    <style:style style:name="T282_117" style:family="text"/>
    <style:style style:name="T282_118" style:family="text"/>
    <style:style style:name="T282_119" style:family="text"/>
    <style:style style:name="T282_120" style:family="text"/>
    <style:style style:name="T282_121" style:family="text"/>
    <style:style style:name="T282_122" style:family="text"/>
    <style:style style:name="T282_123" style:family="text"/>
    <style:style style:name="T282_124" style:family="text"/>
    <style:style style:name="T282_125" style:family="text"/>
    <style:style style:name="T282_126" style:family="text"/>
    <style:style style:name="T282_127" style:family="text"/>
    <style:style style:name="T282_128" style:family="text"/>
    <style:style style:name="T282_129" style:family="text"/>
    <style:style style:name="T282_130" style:family="text"/>
    <style:style style:name="T282_131" style:family="text"/>
    <style:style style:name="T282_132" style:family="text"/>
    <style:style style:name="T282_133" style:family="text"/>
    <style:style style:name="T282_134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T283_48" style:family="text"/>
    <style:style style:name="T283_49" style:family="text"/>
    <style:style style:name="T283_50" style:family="text"/>
    <style:style style:name="T283_51" style:family="text"/>
    <style:style style:name="T283_52" style:family="text"/>
    <style:style style:name="T283_53" style:family="text"/>
    <style:style style:name="T283_54" style:family="text"/>
    <style:style style:name="T283_55" style:family="text"/>
    <style:style style:name="T283_56" style:family="text"/>
    <style:style style:name="T283_57" style:family="text"/>
    <style:style style:name="T283_58" style:family="text"/>
    <style:style style:name="T283_59" style:family="text"/>
    <style:style style:name="T283_60" style:family="text"/>
    <style:style style:name="T283_61" style:family="text"/>
    <style:style style:name="T283_62" style:family="text"/>
    <style:style style:name="T283_63" style:family="text"/>
    <style:style style:name="T283_64" style:family="text"/>
    <style:style style:name="T283_65" style:family="text"/>
    <style:style style:name="T283_66" style:family="text"/>
    <style:style style:name="T283_67" style:family="text"/>
    <style:style style:name="T283_68" style:family="text"/>
    <style:style style:name="T283_69" style:family="text"/>
    <style:style style:name="T283_70" style:family="text"/>
    <style:style style:name="T283_71" style:family="text"/>
    <style:style style:name="T283_72" style:family="text"/>
    <style:style style:name="T283_73" style:family="text"/>
    <style:style style:name="T283_74" style:family="text"/>
    <style:style style:name="T283_75" style:family="text"/>
    <style:style style:name="T283_76" style:family="text"/>
    <style:style style:name="T283_77" style:family="text"/>
    <style:style style:name="T283_78" style:family="text"/>
    <style:style style:name="T283_79" style:family="text"/>
    <style:style style:name="T283_80" style:family="text"/>
    <style:style style:name="T283_81" style:family="text"/>
    <style:style style:name="T283_82" style:family="text"/>
    <style:style style:name="T283_83" style:family="text"/>
    <style:style style:name="T283_84" style:family="text"/>
    <style:style style:name="T283_85" style:family="text"/>
    <style:style style:name="T283_86" style:family="text"/>
    <style:style style:name="T283_87" style:family="text"/>
    <style:style style:name="T283_88" style:family="text"/>
    <style:style style:name="T283_89" style:family="text"/>
    <style:style style:name="T283_90" style:family="text"/>
    <style:style style:name="T283_91" style:family="text"/>
    <style:style style:name="T283_92" style:family="text"/>
    <style:style style:name="T283_93" style:family="text"/>
    <style:style style:name="T283_94" style:family="text"/>
    <style:style style:name="T283_95" style:family="text"/>
    <style:style style:name="T283_96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T284_72" style:family="text"/>
    <style:style style:name="T284_73" style:family="text"/>
    <style:style style:name="T284_74" style:family="text"/>
    <style:style style:name="T284_75" style:family="text"/>
    <style:style style:name="T284_76" style:family="text"/>
    <style:style style:name="T284_77" style:family="text"/>
    <style:style style:name="T284_78" style:family="text"/>
    <style:style style:name="T284_79" style:family="text"/>
    <style:style style:name="T284_80" style:family="text"/>
    <style:style style:name="T284_81" style:family="text"/>
    <style:style style:name="T284_82" style:family="text"/>
    <style:style style:name="T284_83" style:family="text"/>
    <style:style style:name="T284_84" style:family="text"/>
    <style:style style:name="T284_85" style:family="text"/>
    <style:style style:name="T284_86" style:family="text"/>
    <style:style style:name="T284_87" style:family="text"/>
    <style:style style:name="T284_88" style:family="text"/>
    <style:style style:name="T284_89" style:family="text"/>
    <style:style style:name="T284_90" style:family="text"/>
    <style:style style:name="T284_91" style:family="text"/>
    <style:style style:name="T284_92" style:family="text"/>
    <style:style style:name="T284_93" style:family="text"/>
    <style:style style:name="T284_94" style:family="text"/>
    <style:style style:name="T284_95" style:family="text"/>
    <style:style style:name="T284_96" style:family="text"/>
    <style:style style:name="T284_97" style:family="text"/>
    <style:style style:name="T284_98" style:family="text"/>
    <style:style style:name="T284_99" style:family="text"/>
    <style:style style:name="T284_100" style:family="text"/>
    <style:style style:name="T284_101" style:family="text"/>
    <style:style style:name="T284_102" style:family="text"/>
    <style:style style:name="T284_103" style:family="text"/>
    <style:style style:name="T284_104" style:family="text"/>
    <style:style style:name="T284_105" style:family="text"/>
    <style:style style:name="T284_106" style:family="text"/>
    <style:style style:name="T284_107" style:family="text"/>
    <style:style style:name="T284_108" style:family="text"/>
    <style:style style:name="T284_109" style:family="text"/>
    <style:style style:name="T284_110" style:family="text"/>
    <style:style style:name="T284_111" style:family="text"/>
    <style:style style:name="T284_112" style:family="text"/>
    <style:style style:name="T284_113" style:family="text"/>
    <style:style style:name="T284_114" style:family="text"/>
    <style:style style:name="T284_115" style:family="text"/>
    <style:style style:name="T284_116" style:family="text"/>
    <style:style style:name="T284_117" style:family="text"/>
    <style:style style:name="T284_118" style:family="text"/>
    <style:style style:name="T284_119" style:family="text"/>
    <style:style style:name="T284_120" style:family="text"/>
    <style:style style:name="T284_121" style:family="text"/>
    <style:style style:name="T284_122" style:family="text"/>
    <style:style style:name="T284_123" style:family="text"/>
    <style:style style:name="T284_124" style:family="text"/>
    <style:style style:name="T284_125" style:family="text"/>
    <style:style style:name="T284_126" style:family="text"/>
    <style:style style:name="T284_127" style:family="text"/>
    <style:style style:name="T284_128" style:family="text"/>
    <style:style style:name="T284_129" style:family="text"/>
    <style:style style:name="T284_130" style:family="text"/>
    <style:style style:name="T284_131" style:family="text"/>
    <style:style style:name="T284_132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T285_87" style:family="text"/>
    <style:style style:name="T285_88" style:family="text"/>
    <style:style style:name="T285_89" style:family="text"/>
    <style:style style:name="T285_90" style:family="text"/>
    <style:style style:name="T285_91" style:family="text"/>
    <style:style style:name="T285_92" style:family="text"/>
    <style:style style:name="T285_93" style:family="text"/>
    <style:style style:name="T285_94" style:family="text"/>
    <style:style style:name="T285_95" style:family="text"/>
    <style:style style:name="T285_96" style:family="text"/>
    <style:style style:name="T285_97" style:family="text"/>
    <style:style style:name="T285_98" style:family="text"/>
    <style:style style:name="T285_99" style:family="text"/>
    <style:style style:name="T285_100" style:family="text"/>
    <style:style style:name="T285_101" style:family="text"/>
    <style:style style:name="T285_102" style:family="text"/>
    <style:style style:name="T285_103" style:family="text"/>
    <style:style style:name="T285_104" style:family="text"/>
    <style:style style:name="T285_105" style:family="text"/>
    <style:style style:name="T285_106" style:family="text"/>
    <style:style style:name="T285_107" style:family="text"/>
    <style:style style:name="T285_108" style:family="text"/>
    <style:style style:name="T285_109" style:family="text"/>
    <style:style style:name="T285_110" style:family="text"/>
    <style:style style:name="T285_111" style:family="text"/>
    <style:style style:name="T285_112" style:family="text"/>
    <style:style style:name="T285_113" style:family="text"/>
    <style:style style:name="T285_114" style:family="text"/>
    <style:style style:name="T285_115" style:family="text"/>
    <style:style style:name="T285_116" style:family="text"/>
    <style:style style:name="T285_117" style:family="text"/>
    <style:style style:name="T285_118" style:family="text"/>
    <style:style style:name="T285_119" style:family="text"/>
    <style:style style:name="T285_120" style:family="text"/>
    <style:style style:name="T285_121" style:family="text"/>
    <style:style style:name="T285_122" style:family="text"/>
    <style:style style:name="T285_123" style:family="text"/>
    <style:style style:name="T285_124" style:family="text"/>
    <style:style style:name="T285_125" style:family="text"/>
    <style:style style:name="T285_126" style:family="text"/>
    <style:style style:name="T285_127" style:family="text"/>
    <style:style style:name="T285_128" style:family="text"/>
    <style:style style:name="T285_129" style:family="text"/>
    <style:style style:name="T285_130" style:family="text"/>
    <style:style style:name="T285_131" style:family="text"/>
    <style:style style:name="T285_132" style:family="text"/>
    <style:style style:name="T285_133" style:family="text"/>
    <style:style style:name="T285_134" style:family="text"/>
    <style:style style:name="T285_135" style:family="text"/>
    <style:style style:name="T285_136" style:family="text"/>
    <style:style style:name="T285_137" style:family="text"/>
    <style:style style:name="T285_138" style:family="text"/>
    <style:style style:name="T285_139" style:family="text"/>
    <style:style style:name="T285_140" style:family="text"/>
    <style:style style:name="T285_141" style:family="text"/>
    <style:style style:name="T285_142" style:family="text"/>
    <style:style style:name="T285_143" style:family="text"/>
    <style:style style:name="T285_144" style:family="text"/>
    <style:style style:name="T285_145" style:family="text"/>
    <style:style style:name="T285_146" style:family="text"/>
    <style:style style:name="T285_147" style:family="text"/>
    <style:style style:name="T285_148" style:family="text"/>
    <style:style style:name="T285_149" style:family="text"/>
    <style:style style:name="T285_150" style:family="text"/>
    <style:style style:name="T285_151" style:family="text"/>
    <style:style style:name="T285_152" style:family="text"/>
    <style:style style:name="T285_153" style:family="text"/>
    <style:style style:name="T285_154" style:family="text"/>
    <style:style style:name="T285_155" style:family="text"/>
    <style:style style:name="T285_156" style:family="text"/>
    <style:style style:name="T285_157" style:family="text"/>
    <style:style style:name="T285_158" style:family="text"/>
    <style:style style:name="T285_159" style:family="text"/>
    <style:style style:name="T285_160" style:family="text"/>
    <style:style style:name="T285_161" style:family="text"/>
    <style:style style:name="T285_162" style:family="text"/>
    <style:style style:name="T285_163" style:family="text"/>
    <style:style style:name="T285_164" style:family="text"/>
    <style:style style:name="T285_165" style:family="text"/>
    <style:style style:name="T285_166" style:family="text"/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Heading_20_2">
      <style:paragraph-properties fo:break-before="auto" fo:line-height="115%" style:writing-mode="lr-tb"/>
    </style:style>
    <style:style style:name="P288" style:family="paragraph" style:parent-style-name="Heading_20_2">
      <style:paragraph-properties fo:break-before="page" fo:line-height="115%" style:writing-mode="lr-tb"/>
    </style:style>
    <style:style style:name="T288_1" style:family="text"/>
    <style:style style:name="T288_2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T289_56" style:family="text"/>
    <style:style style:name="T289_57" style:family="text"/>
    <style:style style:name="T289_58" style:family="text"/>
    <style:style style:name="T289_59" style:family="text"/>
    <style:style style:name="T289_60" style:family="text"/>
    <style:style style:name="T289_61" style:family="text"/>
    <style:style style:name="T289_62" style:family="text"/>
    <style:style style:name="T289_63" style:family="text"/>
    <style:style style:name="T289_64" style:family="text"/>
    <style:style style:name="T289_65" style:family="text"/>
    <style:style style:name="T289_66" style:family="text"/>
    <style:style style:name="T289_67" style:family="text"/>
    <style:style style:name="T289_68" style:family="text"/>
    <style:style style:name="T289_69" style:family="text"/>
    <style:style style:name="T289_70" style:family="text"/>
    <style:style style:name="T289_71" style:family="text"/>
    <style:style style:name="T289_72" style:family="text"/>
    <style:style style:name="T289_73" style:family="text"/>
    <style:style style:name="T289_74" style:family="text"/>
    <style:style style:name="T289_75" style:family="text"/>
    <style:style style:name="T289_76" style:family="text"/>
    <style:style style:name="T289_77" style:family="text"/>
    <style:style style:name="T289_78" style:family="text"/>
    <style:style style:name="T289_79" style:family="text"/>
    <style:style style:name="T289_80" style:family="text"/>
    <style:style style:name="T289_81" style:family="text"/>
    <style:style style:name="T289_82" style:family="text"/>
    <style:style style:name="T289_83" style:family="text"/>
    <style:style style:name="T289_84" style:family="text"/>
    <style:style style:name="T289_85" style:family="text"/>
    <style:style style:name="T289_86" style:family="text"/>
    <style:style style:name="T289_87" style:family="text"/>
    <style:style style:name="T289_88" style:family="text"/>
    <style:style style:name="T289_89" style:family="text"/>
    <style:style style:name="T289_90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Heading_20_3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P295" style:family="paragraph" style:parent-style-name="Standard">
      <style:paragraph-properties fo:break-before="auto" fo:line-height="115%" fo:margin-top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P296" style:family="paragraph" style:parent-style-name="Standard">
      <style:paragraph-properties fo:break-before="auto" fo:line-height="115%" fo:margin-top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P297" style:family="paragraph" style:parent-style-name="Standard">
      <style:paragraph-properties fo:break-before="auto" fo:line-height="115%" fo:margin-top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P298" style:family="paragraph" style:parent-style-name="Standard">
      <style:paragraph-properties fo:break-before="auto" fo:line-height="115%" fo:margin-top="0cm" fo:margin-bottom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T300_35" style:family="text"/>
    <style:style style:name="T300_36" style:family="text"/>
    <style:style style:name="T300_37" style:family="text"/>
    <style:style style:name="T300_38" style:family="text"/>
    <style:style style:name="T300_39" style:family="text"/>
    <style:style style:name="T300_40" style:family="text"/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T301_51" style:family="text"/>
    <style:style style:name="T301_52" style:family="text"/>
    <style:style style:name="T301_53" style:family="text"/>
    <style:style style:name="T301_54" style:family="text"/>
    <style:style style:name="T301_55" style:family="text"/>
    <style:style style:name="T301_56" style:family="text"/>
    <style:style style:name="T301_57" style:family="text"/>
    <style:style style:name="T301_58" style:family="text"/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P305" style:family="paragraph" style:parent-style-name="Standard">
      <style:paragraph-properties fo:break-before="auto" fo:line-height="115%" fo:margin-top="0cm" fo:margin-bottom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T305_35" style:family="text"/>
    <style:style style:name="T305_36" style:family="text"/>
    <style:style style:name="T305_37" style:family="text"/>
    <style:style style:name="T305_38" style:family="text"/>
    <style:style style:name="T305_39" style:family="text"/>
    <style:style style:name="T305_40" style:family="text"/>
    <style:style style:name="T305_41" style:family="text"/>
    <style:style style:name="T305_42" style:family="text"/>
    <style:style style:name="T305_43" style:family="text"/>
    <style:style style:name="T305_44" style:family="text"/>
    <style:style style:name="T305_45" style:family="text"/>
    <style:style style:name="T305_46" style:family="text"/>
    <style:style style:name="T305_47" style:family="text"/>
    <style:style style:name="T305_48" style:family="text"/>
    <style:style style:name="T305_49" style:family="text"/>
    <style:style style:name="T305_50" style:family="text"/>
    <style:style style:name="T305_51" style:family="text"/>
    <style:style style:name="T305_52" style:family="text"/>
    <style:style style:name="T305_53" style:family="text"/>
    <style:style style:name="T305_54" style:family="text"/>
    <style:style style:name="T305_55" style:family="text"/>
    <style:style style:name="T305_56" style:family="text"/>
    <style:style style:name="T305_57" style:family="text"/>
    <style:style style:name="T305_58" style:family="text"/>
    <style:style style:name="T305_59" style:family="text"/>
    <style:style style:name="T305_60" style:family="text"/>
    <style:style style:name="T305_61" style:family="text"/>
    <style:style style:name="T305_62" style:family="text"/>
    <style:style style:name="T305_63" style:family="text"/>
    <style:style style:name="T305_64" style:family="text"/>
    <style:style style:name="T305_65" style:family="text"/>
    <style:style style:name="T305_66" style:family="text"/>
    <style:style style:name="T305_67" style:family="text"/>
    <style:style style:name="T305_68" style:family="text"/>
    <style:style style:name="P306" style:family="paragraph" style:parent-style-name="Standard">
      <style:paragraph-properties fo:break-before="auto" fo:line-height="115%" style:writing-mode="lr-tb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P308" style:family="paragraph" style:parent-style-name="Standard">
      <style:paragraph-properties fo:break-before="auto" fo:line-height="115%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P309" style:family="paragraph" style:parent-style-name="Standard">
      <style:paragraph-properties fo:break-before="auto" fo:line-height="115%" fo:margin-top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P310" style:family="paragraph" style:parent-style-name="Standard">
      <style:paragraph-properties fo:break-before="auto" fo:line-height="115%" fo:margin-top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P311" style:family="paragraph" style:parent-style-name="Standard">
      <style:paragraph-properties fo:break-before="auto" fo:line-height="115%" fo:margin-top="0cm" style:writing-mode="lr-tb"/>
    </style:style>
    <style:style style:name="T311_1" style:family="text"/>
    <style:style style:name="T311_2" style:family="text"/>
    <style:style style:name="P312" style:family="paragraph" style:parent-style-name="Standard">
      <style:paragraph-properties fo:break-before="auto" fo:line-height="115%" fo:margin-top="0cm" fo:margin-bottom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P314" style:family="paragraph" style:parent-style-name="Standard">
      <style:paragraph-properties fo:break-before="auto" fo:line-height="115%" style:writing-mode="lr-tb"/>
    </style:style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P317" style:family="paragraph" style:parent-style-name="Heading_20_3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/>
    <style:style style:name="T320_2" style:family="text"/>
    <style:style style:name="P321" style:family="paragraph" style:parent-style-name="Standard">
      <style:paragraph-properties fo:break-before="auto" fo:line-height="115%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P322" style:family="paragraph" style:parent-style-name="Standard">
      <style:paragraph-properties fo:break-before="auto" fo:line-height="115%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T322_39" style:family="text"/>
    <style:style style:name="T322_40" style:family="text"/>
    <style:style style:name="T322_41" style:family="text"/>
    <style:style style:name="T322_42" style:family="text"/>
    <style:style style:name="T322_43" style:family="text"/>
    <style:style style:name="T322_44" style:family="text"/>
    <style:style style:name="T322_45" style:family="text"/>
    <style:style style:name="T322_46" style:family="text"/>
    <style:style style:name="T322_47" style:family="text"/>
    <style:style style:name="T322_48" style:family="text"/>
    <style:style style:name="T322_49" style:family="text"/>
    <style:style style:name="T322_50" style:family="text"/>
    <style:style style:name="T322_51" style:family="text"/>
    <style:style style:name="T322_52" style:family="text"/>
    <style:style style:name="T322_53" style:family="text"/>
    <style:style style:name="T322_54" style:family="text"/>
    <style:style style:name="T322_55" style:family="text"/>
    <style:style style:name="T322_56" style:family="text"/>
    <style:style style:name="T322_57" style:family="text"/>
    <style:style style:name="T322_58" style:family="text"/>
    <style:style style:name="T322_59" style:family="text"/>
    <style:style style:name="T322_60" style:family="text"/>
    <style:style style:name="T322_61" style:family="text"/>
    <style:style style:name="T322_62" style:family="text"/>
    <style:style style:name="T322_63" style:family="text"/>
    <style:style style:name="P323" style:family="paragraph" style:parent-style-name="Standard">
      <style:paragraph-properties fo:break-before="auto" fo:line-height="115%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P324" style:family="paragraph" style:parent-style-name="Standard">
      <style:paragraph-properties fo:break-before="auto" fo:line-height="115%" fo:margin-top="0cm" fo:margin-bottom="0cm" style:writing-mode="lr-tb"/>
    </style:style>
    <style:style style:name="T324_1" style:family="text"/>
    <style:style style:name="T324_2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P326" style:family="paragraph" style:parent-style-name="Standard">
      <style:paragraph-properties fo:break-before="auto" fo:line-height="115%" fo:margin-top="0cm" style:writing-mode="lr-tb"/>
    </style:style>
    <style:style style:name="T326_1" style:family="text"/>
    <style:style style:name="T326_2" style:family="text"/>
    <style:style style:name="P327" style:family="paragraph" style:parent-style-name="Standard">
      <style:paragraph-properties fo:break-before="auto" fo:line-height="115%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P328" style:family="paragraph" style:parent-style-name="Standard">
      <style:paragraph-properties fo:break-before="auto" fo:line-height="115%" fo:margin-top="0cm" fo:margin-bottom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T328_41" style:family="text"/>
    <style:style style:name="T328_42" style:family="text"/>
    <style:style style:name="T328_43" style:family="text"/>
    <style:style style:name="T328_44" style:family="text"/>
    <style:style style:name="T328_45" style:family="text"/>
    <style:style style:name="T328_46" style:family="text"/>
    <style:style style:name="T328_47" style:family="text"/>
    <style:style style:name="T328_48" style:family="text"/>
    <style:style style:name="T328_49" style:family="text"/>
    <style:style style:name="T328_50" style:family="text"/>
    <style:style style:name="T328_51" style:family="text"/>
    <style:style style:name="T328_52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T334_61" style:family="text"/>
    <style:style style:name="T334_62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/>
    <style:style style:name="T335_50" style:family="text"/>
    <style:style style:name="T335_51" style:family="text"/>
    <style:style style:name="T335_52" style:family="text"/>
    <style:style style:name="T335_53" style:family="text"/>
    <style:style style:name="T335_54" style:family="text"/>
    <style:style style:name="T335_55" style:family="text"/>
    <style:style style:name="T335_56" style:family="text"/>
    <style:style style:name="T335_57" style:family="text"/>
    <style:style style:name="T335_58" style:family="text"/>
    <style:style style:name="T335_59" style:family="text"/>
    <style:style style:name="T335_60" style:family="text"/>
    <style:style style:name="P336" style:family="paragraph" style:parent-style-name="Standard">
      <style:paragraph-properties fo:break-before="auto" fo:line-height="115%" style:writing-mode="lr-tb"/>
    </style:style>
    <style:style style:name="P337" style:family="paragraph" style:parent-style-name="Heading_20_3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T340_39" style:family="text"/>
    <style:style style:name="T340_40" style:family="text"/>
    <style:style style:name="T340_41" style:family="text"/>
    <style:style style:name="T340_42" style:family="text"/>
    <style:style style:name="T340_43" style:family="text"/>
    <style:style style:name="T340_44" style:family="text"/>
    <style:style style:name="T340_45" style:family="text"/>
    <style:style style:name="T340_46" style:family="text"/>
    <style:style style:name="T340_47" style:family="text"/>
    <style:style style:name="T340_48" style:family="text"/>
    <style:style style:name="T340_49" style:family="text"/>
    <style:style style:name="T340_50" style:family="text"/>
    <style:style style:name="T340_51" style:family="text"/>
    <style:style style:name="T340_52" style:family="text"/>
    <style:style style:name="T340_53" style:family="text"/>
    <style:style style:name="T340_54" style:family="text"/>
    <style:style style:name="T340_55" style:family="text"/>
    <style:style style:name="T340_56" style:family="text"/>
    <style:style style:name="T340_57" style:family="text"/>
    <style:style style:name="T340_58" style:family="text"/>
    <style:style style:name="T340_59" style:family="text"/>
    <style:style style:name="T340_60" style:family="text"/>
    <style:style style:name="T340_61" style:family="text"/>
    <style:style style:name="T340_62" style:family="text"/>
    <style:style style:name="T340_63" style:family="text"/>
    <style:style style:name="T340_64" style:family="text"/>
    <style:style style:name="T340_65" style:family="text"/>
    <style:style style:name="T340_66" style:family="text"/>
    <style:style style:name="T340_67" style:family="text"/>
    <style:style style:name="T340_68" style:family="text"/>
    <style:style style:name="T340_69" style:family="text"/>
    <style:style style:name="T340_70" style:family="text"/>
    <style:style style:name="T340_71" style:family="text"/>
    <style:style style:name="T340_72" style:family="text"/>
    <style:style style:name="T340_73" style:family="text"/>
    <style:style style:name="T340_74" style:family="text"/>
    <style:style style:name="T340_75" style:family="text"/>
    <style:style style:name="T340_76" style:family="text"/>
    <style:style style:name="T340_77" style:family="text"/>
    <style:style style:name="T340_78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T341_24" style:family="text"/>
    <style:style style:name="T341_25" style:family="text"/>
    <style:style style:name="T341_26" style:family="text"/>
    <style:style style:name="T341_27" style:family="text"/>
    <style:style style:name="T341_28" style:family="text"/>
    <style:style style:name="T341_29" style:family="text"/>
    <style:style style:name="T341_30" style:family="text"/>
    <style:style style:name="T341_31" style:family="text"/>
    <style:style style:name="T341_32" style:family="text"/>
    <style:style style:name="T341_33" style:family="text"/>
    <style:style style:name="T341_34" style:family="text"/>
    <style:style style:name="T341_35" style:family="text"/>
    <style:style style:name="T341_36" style:family="text"/>
    <style:style style:name="T341_37" style:family="text"/>
    <style:style style:name="T341_38" style:family="text"/>
    <style:style style:name="T341_39" style:family="text"/>
    <style:style style:name="T341_40" style:family="text"/>
    <style:style style:name="T341_41" style:family="text"/>
    <style:style style:name="T341_42" style:family="text"/>
    <style:style style:name="T341_43" style:family="text"/>
    <style:style style:name="T341_44" style:family="text"/>
    <style:style style:name="T341_45" style:family="text"/>
    <style:style style:name="T341_46" style:family="text"/>
    <style:style style:name="T341_47" style:family="text"/>
    <style:style style:name="T341_48" style:family="text"/>
    <style:style style:name="T341_49" style:family="text"/>
    <style:style style:name="T341_50" style:family="text"/>
    <style:style style:name="T341_51" style:family="text"/>
    <style:style style:name="T341_52" style:family="text"/>
    <style:style style:name="T341_53" style:family="text"/>
    <style:style style:name="T341_54" style:family="text"/>
    <style:style style:name="T341_55" style:family="text"/>
    <style:style style:name="T341_56" style:family="text"/>
    <style:style style:name="T341_57" style:family="text"/>
    <style:style style:name="T341_58" style:family="text"/>
    <style:style style:name="T341_59" style:family="text"/>
    <style:style style:name="T341_60" style:family="text"/>
    <style:style style:name="T341_61" style:family="text"/>
    <style:style style:name="T341_62" style:family="text"/>
    <style:style style:name="T341_63" style:family="text"/>
    <style:style style:name="T341_64" style:family="text"/>
    <style:style style:name="T341_65" style:family="text"/>
    <style:style style:name="T341_66" style:family="text"/>
    <style:style style:name="T341_67" style:family="text"/>
    <style:style style:name="T341_68" style:family="text"/>
    <style:style style:name="T341_69" style:family="text"/>
    <style:style style:name="T341_70" style:family="text"/>
    <style:style style:name="T341_71" style:family="text"/>
    <style:style style:name="T341_72" style:family="text"/>
    <style:style style:name="T341_73" style:family="text"/>
    <style:style style:name="T341_74" style:family="text"/>
    <style:style style:name="T341_75" style:family="text"/>
    <style:style style:name="T341_76" style:family="text"/>
    <style:style style:name="T341_77" style:family="text"/>
    <style:style style:name="T341_78" style:family="text"/>
    <style:style style:name="T341_79" style:family="text"/>
    <style:style style:name="T341_80" style:family="text"/>
    <style:style style:name="T341_81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P343" style:family="paragraph" style:parent-style-name="Standard">
      <style:paragraph-properties fo:break-before="auto" fo:line-height="115%" style:writing-mode="lr-tb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P348" style:family="paragraph" style:parent-style-name="Standard">
      <style:paragraph-properties fo:break-before="auto" fo:line-height="115%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P349" style:family="paragraph" style:parent-style-name="Standard">
      <style:paragraph-properties fo:break-before="auto" fo:line-height="115%" fo:margin-top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/>
    <style:style style:name="T349_31" style:family="text"/>
    <style:style style:name="T349_32" style:family="text"/>
    <style:style style:name="T349_33" style:family="text"/>
    <style:style style:name="T349_34" style:family="text"/>
    <style:style style:name="T349_35" style:family="text"/>
    <style:style style:name="T349_36" style:family="text"/>
    <style:style style:name="T349_37" style:family="text"/>
    <style:style style:name="T349_38" style:family="text"/>
    <style:style style:name="T349_39" style:family="text"/>
    <style:style style:name="T349_40" style:family="text"/>
    <style:style style:name="T349_41" style:family="text"/>
    <style:style style:name="T349_42" style:family="text"/>
    <style:style style:name="T349_43" style:family="text"/>
    <style:style style:name="T349_44" style:family="text"/>
    <style:style style:name="T349_45" style:family="text"/>
    <style:style style:name="T349_46" style:family="text"/>
    <style:style style:name="T349_47" style:family="text"/>
    <style:style style:name="T349_48" style:family="text"/>
    <style:style style:name="T349_49" style:family="text"/>
    <style:style style:name="T349_50" style:family="text"/>
    <style:style style:name="T349_51" style:family="text"/>
    <style:style style:name="T349_52" style:family="text"/>
    <style:style style:name="T349_53" style:family="text"/>
    <style:style style:name="T349_54" style:family="text"/>
    <style:style style:name="T349_55" style:family="text"/>
    <style:style style:name="T349_56" style:family="text"/>
    <style:style style:name="P350" style:family="paragraph" style:parent-style-name="Standard">
      <style:paragraph-properties fo:break-before="auto" fo:line-height="115%" fo:margin-top="0cm" fo:margin-bottom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P353" style:family="paragraph" style:parent-style-name="Standard">
      <style:paragraph-properties fo:break-before="auto" fo:line-height="115%" fo:margin-top="0cm" style:writing-mode="lr-tb"/>
    </style:style>
    <style:style style:name="T353_1" style:family="text"/>
    <style:style style:name="T353_2" style:family="text"/>
    <style:style style:name="P354" style:family="paragraph" style:parent-style-name="Standard">
      <style:paragraph-properties fo:break-before="auto" fo:line-height="115%" fo:margin-top="0cm" style:writing-mode="lr-tb"/>
    </style:style>
    <style:style style:name="T354_1" style:family="text"/>
    <style:style style:name="T354_2" style:family="text"/>
    <style:style style:name="P355" style:family="paragraph" style:parent-style-name="Standard">
      <style:paragraph-properties fo:break-before="auto" fo:line-height="115%" fo:margin-top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P356" style:family="paragraph" style:parent-style-name="Standard">
      <style:paragraph-properties fo:break-before="auto" fo:line-height="115%" fo:margin-top="0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T356_28" style:family="text"/>
    <style:style style:name="T356_29" style:family="text"/>
    <style:style style:name="T356_30" style:family="text"/>
    <style:style style:name="T356_31" style:family="text"/>
    <style:style style:name="T356_32" style:family="text"/>
    <style:style style:name="T356_33" style:family="text"/>
    <style:style style:name="T356_34" style:family="text"/>
    <style:style style:name="P357" style:family="paragraph" style:parent-style-name="Standard">
      <style:paragraph-properties fo:break-before="auto" fo:line-height="115%" fo:margin-top="0cm" fo:margin-bottom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T357_37" style:family="text"/>
    <style:style style:name="T357_38" style:family="text"/>
    <style:style style:name="T357_39" style:family="text"/>
    <style:style style:name="T357_40" style:family="text"/>
    <style:style style:name="T357_41" style:family="text"/>
    <style:style style:name="T357_42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P359" style:family="paragraph" style:parent-style-name="Standard">
      <style:paragraph-properties fo:break-before="auto" fo:line-height="115%" fo:margin-top="0cm" style:writing-mode="lr-tb"/>
    </style:style>
    <style:style style:name="T359_1" style:family="text"/>
    <style:style style:name="T359_2" style:family="text"/>
    <style:style style:name="P360" style:family="paragraph" style:parent-style-name="Standard">
      <style:paragraph-properties fo:break-before="auto" fo:line-height="115%" fo:margin-top="0cm" style:writing-mode="lr-tb"/>
    </style:style>
    <style:style style:name="T360_1" style:family="text"/>
    <style:style style:name="T360_2" style:family="text"/>
    <style:style style:name="P361" style:family="paragraph" style:parent-style-name="Standard">
      <style:paragraph-properties fo:break-before="auto" fo:line-height="115%" fo:margin-top="0cm" style:writing-mode="lr-tb"/>
    </style:style>
    <style:style style:name="T361_1" style:family="text"/>
    <style:style style:name="T361_2" style:family="text"/>
    <style:style style:name="P362" style:family="paragraph" style:parent-style-name="Standard">
      <style:paragraph-properties fo:break-before="auto" fo:line-height="115%" fo:margin-top="0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P363" style:family="paragraph" style:parent-style-name="Standard">
      <style:paragraph-properties fo:break-before="auto" fo:line-height="115%" fo:margin-top="0cm" fo:margin-bottom="0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P364" style:family="paragraph" style:parent-style-name="Standard">
      <style:paragraph-properties fo:break-before="auto" fo:line-height="115%" style:writing-mode="lr-tb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T366_23" style:family="text"/>
    <style:style style:name="T366_24" style:family="text"/>
    <style:style style:name="T366_25" style:family="text"/>
    <style:style style:name="T366_26" style:family="text"/>
    <style:style style:name="T366_27" style:family="text"/>
    <style:style style:name="T366_28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T369_23" style:family="text"/>
    <style:style style:name="T369_24" style:family="text"/>
    <style:style style:name="T369_25" style:family="text"/>
    <style:style style:name="T369_26" style:family="text"/>
    <style:style style:name="T369_27" style:family="text"/>
    <style:style style:name="T369_28" style:family="text"/>
    <style:style style:name="T369_29" style:family="text"/>
    <style:style style:name="T369_30" style:family="text"/>
    <style:style style:name="T369_31" style:family="text"/>
    <style:style style:name="T369_32" style:family="text"/>
    <style:style style:name="T369_33" style:family="text"/>
    <style:style style:name="T369_34" style:family="text"/>
    <style:style style:name="T369_35" style:family="text"/>
    <style:style style:name="T369_36" style:family="text"/>
    <style:style style:name="T369_37" style:family="text"/>
    <style:style style:name="T369_38" style:family="text"/>
    <style:style style:name="T369_39" style:family="text"/>
    <style:style style:name="T369_40" style:family="text"/>
    <style:style style:name="T369_41" style:family="text"/>
    <style:style style:name="T369_42" style:family="text"/>
    <style:style style:name="T369_43" style:family="text"/>
    <style:style style:name="T369_44" style:family="text"/>
    <style:style style:name="T369_45" style:family="text"/>
    <style:style style:name="T369_46" style:family="text"/>
    <style:style style:name="T369_47" style:family="text"/>
    <style:style style:name="T369_48" style:family="text"/>
    <style:style style:name="T369_49" style:family="text"/>
    <style:style style:name="T369_50" style:family="text"/>
    <style:style style:name="T369_51" style:family="text"/>
    <style:style style:name="T369_52" style:family="text"/>
    <style:style style:name="T369_53" style:family="text"/>
    <style:style style:name="T369_54" style:family="text"/>
    <style:style style:name="T369_55" style:family="text"/>
    <style:style style:name="T369_56" style:family="text"/>
    <style:style style:name="T369_57" style:family="text"/>
    <style:style style:name="T369_58" style:family="text"/>
    <style:style style:name="T369_59" style:family="text"/>
    <style:style style:name="T369_60" style:family="text"/>
    <style:style style:name="T369_61" style:family="text"/>
    <style:style style:name="T369_62" style:family="text"/>
    <style:style style:name="T369_63" style:family="text"/>
    <style:style style:name="T369_64" style:family="text"/>
    <style:style style:name="T369_65" style:family="text"/>
    <style:style style:name="T369_66" style:family="text"/>
    <style:style style:name="T369_67" style:family="text"/>
    <style:style style:name="T369_68" style:family="text"/>
    <style:style style:name="T369_69" style:family="text"/>
    <style:style style:name="T369_70" style:family="text"/>
    <style:style style:name="T369_71" style:family="text"/>
    <style:style style:name="T369_72" style:family="text"/>
    <style:style style:name="T369_73" style:family="text"/>
    <style:style style:name="T369_74" style:family="text"/>
    <style:style style:name="T369_75" style:family="text"/>
    <style:style style:name="T369_76" style:family="text"/>
    <style:style style:name="T369_77" style:family="text"/>
    <style:style style:name="T369_78" style:family="text"/>
    <style:style style:name="T369_79" style:family="text"/>
    <style:style style:name="T369_80" style:family="text"/>
    <style:style style:name="T369_81" style:family="text"/>
    <style:style style:name="T369_82" style:family="text"/>
    <style:style style:name="T369_83" style:family="text"/>
    <style:style style:name="T369_84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T370_29" style:family="text"/>
    <style:style style:name="T370_30" style:family="text"/>
    <style:style style:name="T370_31" style:family="text"/>
    <style:style style:name="T370_32" style:family="text"/>
    <style:style style:name="T370_33" style:family="text"/>
    <style:style style:name="T370_34" style:family="text"/>
    <style:style style:name="T370_35" style:family="text"/>
    <style:style style:name="T370_36" style:family="text"/>
    <style:style style:name="T370_37" style:family="text"/>
    <style:style style:name="T370_38" style:family="text"/>
    <style:style style:name="T370_39" style:family="text"/>
    <style:style style:name="T370_40" style:family="text"/>
    <style:style style:name="T370_41" style:family="text"/>
    <style:style style:name="T370_42" style:family="text"/>
    <style:style style:name="T370_43" style:family="text"/>
    <style:style style:name="T370_44" style:family="text"/>
    <style:style style:name="T370_45" style:family="text"/>
    <style:style style:name="T370_46" style:family="text"/>
    <style:style style:name="T370_47" style:family="text"/>
    <style:style style:name="T370_48" style:family="text"/>
    <style:style style:name="T370_49" style:family="text"/>
    <style:style style:name="T370_50" style:family="text"/>
    <style:style style:name="T370_51" style:family="text"/>
    <style:style style:name="T370_52" style:family="text"/>
    <style:style style:name="T370_53" style:family="text"/>
    <style:style style:name="T370_54" style:family="text"/>
    <style:style style:name="T370_55" style:family="text"/>
    <style:style style:name="T370_5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T371_17" style:family="text"/>
    <style:style style:name="T371_18" style:family="text"/>
    <style:style style:name="T371_19" style:family="text"/>
    <style:style style:name="T371_20" style:family="text"/>
    <style:style style:name="T371_21" style:family="text"/>
    <style:style style:name="T371_22" style:family="text"/>
    <style:style style:name="T371_23" style:family="text"/>
    <style:style style:name="T371_24" style:family="text"/>
    <style:style style:name="T371_25" style:family="text"/>
    <style:style style:name="T371_26" style:family="text"/>
    <style:style style:name="T371_27" style:family="text"/>
    <style:style style:name="T371_28" style:family="text"/>
    <style:style style:name="T371_29" style:family="text"/>
    <style:style style:name="T371_30" style:family="text"/>
    <style:style style:name="T371_31" style:family="text"/>
    <style:style style:name="T371_32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T372_43" style:family="text"/>
    <style:style style:name="T372_44" style:family="text"/>
    <style:style style:name="T372_45" style:family="text"/>
    <style:style style:name="T372_46" style:family="text"/>
    <style:style style:name="T372_47" style:family="text"/>
    <style:style style:name="T372_48" style:family="text"/>
    <style:style style:name="T372_49" style:family="text"/>
    <style:style style:name="T372_50" style:family="text"/>
    <style:style style:name="T372_51" style:family="text"/>
    <style:style style:name="T372_52" style:family="text"/>
    <style:style style:name="T372_53" style:family="text"/>
    <style:style style:name="T372_54" style:family="text"/>
    <style:style style:name="T372_55" style:family="text"/>
    <style:style style:name="T372_56" style:family="text"/>
    <style:style style:name="T372_57" style:family="text"/>
    <style:style style:name="T372_58" style:family="text"/>
    <style:style style:name="T372_59" style:family="text"/>
    <style:style style:name="T372_60" style:family="text"/>
    <style:style style:name="T372_61" style:family="text"/>
    <style:style style:name="T372_62" style:family="text"/>
    <style:style style:name="T372_63" style:family="text"/>
    <style:style style:name="T372_64" style:family="text"/>
    <style:style style:name="T372_65" style:family="text"/>
    <style:style style:name="T372_66" style:family="text"/>
    <style:style style:name="T372_67" style:family="text"/>
    <style:style style:name="T372_68" style:family="text"/>
    <style:style style:name="T372_69" style:family="text"/>
    <style:style style:name="T372_70" style:family="text"/>
    <style:style style:name="T372_71" style:family="text"/>
    <style:style style:name="T372_72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T373_27" style:family="text"/>
    <style:style style:name="T373_28" style:family="text"/>
    <style:style style:name="T373_29" style:family="text"/>
    <style:style style:name="T373_30" style:family="text"/>
    <style:style style:name="T373_31" style:family="text"/>
    <style:style style:name="T373_32" style:family="text"/>
    <style:style style:name="T373_33" style:family="text"/>
    <style:style style:name="T373_34" style:family="text"/>
    <style:style style:name="T373_35" style:family="text"/>
    <style:style style:name="T373_36" style:family="text"/>
    <style:style style:name="T373_37" style:family="text"/>
    <style:style style:name="T373_38" style:family="text"/>
    <style:style style:name="T373_39" style:family="text"/>
    <style:style style:name="T373_40" style:family="text"/>
    <style:style style:name="T373_41" style:family="text"/>
    <style:style style:name="T373_42" style:family="text"/>
    <style:style style:name="T373_43" style:family="text"/>
    <style:style style:name="T373_44" style:family="text"/>
    <style:style style:name="T373_45" style:family="text"/>
    <style:style style:name="T373_46" style:family="text"/>
    <style:style style:name="T373_47" style:family="text"/>
    <style:style style:name="T373_48" style:family="text"/>
    <style:style style:name="T373_49" style:family="text"/>
    <style:style style:name="T373_50" style:family="text"/>
    <style:style style:name="T373_51" style:family="text"/>
    <style:style style:name="T373_52" style:family="text"/>
    <style:style style:name="T373_53" style:family="text"/>
    <style:style style:name="T373_54" style:family="text"/>
    <style:style style:name="T373_55" style:family="text"/>
    <style:style style:name="T373_56" style:family="text"/>
    <style:style style:name="T373_57" style:family="text"/>
    <style:style style:name="T373_58" style:family="text"/>
    <style:style style:name="T373_59" style:family="text"/>
    <style:style style:name="T373_60" style:family="text"/>
    <style:style style:name="T373_61" style:family="text"/>
    <style:style style:name="T373_62" style:family="text"/>
    <style:style style:name="T373_63" style:family="text"/>
    <style:style style:name="T373_64" style:family="text"/>
    <style:style style:name="T373_65" style:family="text"/>
    <style:style style:name="T373_66" style:family="text"/>
    <style:style style:name="T373_67" style:family="text"/>
    <style:style style:name="T373_68" style:family="text"/>
    <style:style style:name="T373_69" style:family="text"/>
    <style:style style:name="T373_70" style:family="text"/>
    <style:style style:name="T373_71" style:family="text"/>
    <style:style style:name="T373_72" style:family="text"/>
    <style:style style:name="T373_73" style:family="text"/>
    <style:style style:name="T373_74" style:family="text"/>
    <style:style style:name="T373_75" style:family="text"/>
    <style:style style:name="T373_76" style:family="text"/>
    <style:style style:name="T373_77" style:family="text"/>
    <style:style style:name="T373_78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T374_35" style:family="text"/>
    <style:style style:name="T374_36" style:family="text"/>
    <style:style style:name="T374_37" style:family="text"/>
    <style:style style:name="T374_38" style:family="text"/>
    <style:style style:name="T374_39" style:family="text"/>
    <style:style style:name="T374_40" style:family="text"/>
    <style:style style:name="T374_41" style:family="text"/>
    <style:style style:name="T374_42" style:family="text"/>
    <style:style style:name="T374_43" style:family="text"/>
    <style:style style:name="T374_44" style:family="text"/>
    <style:style style:name="T374_45" style:family="text"/>
    <style:style style:name="T374_46" style:family="text"/>
    <style:style style:name="T374_47" style:family="text"/>
    <style:style style:name="T374_48" style:family="text"/>
    <style:style style:name="T374_49" style:family="text"/>
    <style:style style:name="T374_50" style:family="text"/>
    <style:style style:name="T374_51" style:family="text"/>
    <style:style style:name="T374_52" style:family="text"/>
    <style:style style:name="T374_53" style:family="text"/>
    <style:style style:name="T374_54" style:family="text"/>
    <style:style style:name="T374_55" style:family="text"/>
    <style:style style:name="T374_56" style:family="text"/>
    <style:style style:name="T374_57" style:family="text"/>
    <style:style style:name="T374_58" style:family="text"/>
    <style:style style:name="T374_59" style:family="text"/>
    <style:style style:name="T374_60" style:family="text"/>
    <style:style style:name="T374_61" style:family="text"/>
    <style:style style:name="T374_62" style:family="text"/>
    <style:style style:name="T374_63" style:family="text"/>
    <style:style style:name="T374_64" style:family="text"/>
    <style:style style:name="T374_65" style:family="text"/>
    <style:style style:name="T374_66" style:family="text"/>
    <style:style style:name="T374_67" style:family="text"/>
    <style:style style:name="T374_68" style:family="text"/>
    <style:style style:name="T374_69" style:family="text"/>
    <style:style style:name="T374_70" style:family="text"/>
    <style:style style:name="T374_71" style:family="text"/>
    <style:style style:name="T374_72" style:family="text"/>
    <style:style style:name="T374_73" style:family="text"/>
    <style:style style:name="T374_74" style:family="text"/>
    <style:style style:name="T374_75" style:family="text"/>
    <style:style style:name="T374_76" style:family="text"/>
    <style:style style:name="T374_77" style:family="text"/>
    <style:style style:name="T374_78" style:family="text"/>
    <style:style style:name="T374_79" style:family="text"/>
    <style:style style:name="T374_80" style:family="text"/>
    <style:style style:name="T374_81" style:family="text"/>
    <style:style style:name="T374_82" style:family="text"/>
    <style:style style:name="T374_83" style:family="text"/>
    <style:style style:name="T374_84" style:family="text"/>
    <style:style style:name="T374_85" style:family="text"/>
    <style:style style:name="T374_86" style:family="text"/>
    <style:style style:name="T374_87" style:family="text"/>
    <style:style style:name="T374_88" style:family="text"/>
    <style:style style:name="T374_89" style:family="text"/>
    <style:style style:name="T374_90" style:family="text"/>
    <style:style style:name="T374_91" style:family="text"/>
    <style:style style:name="T374_92" style:family="text"/>
    <style:style style:name="T374_93" style:family="text"/>
    <style:style style:name="T374_94" style:family="text"/>
    <style:style style:name="T374_95" style:family="text"/>
    <style:style style:name="T374_96" style:family="text"/>
    <style:style style:name="T374_97" style:family="text"/>
    <style:style style:name="T374_98" style:family="text"/>
    <style:style style:name="T374_99" style:family="text"/>
    <style:style style:name="T374_100" style:family="text"/>
    <style:style style:name="T374_101" style:family="text"/>
    <style:style style:name="T374_102" style:family="text"/>
    <style:style style:name="T374_103" style:family="text"/>
    <style:style style:name="T374_104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P376" style:family="paragraph" style:parent-style-name="Standard">
      <style:paragraph-properties fo:break-before="auto" fo:text-indent="0cm" fo:line-height="115%" fo:margin-left="1.27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P377" style:family="paragraph" style:parent-style-name="Standard">
      <style:paragraph-properties fo:break-before="auto" fo:text-indent="0cm" fo:line-height="115%" fo:margin-left="1.27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P378" style:family="paragraph" style:parent-style-name="Standard">
      <style:paragraph-properties fo:break-before="auto" fo:text-indent="0cm" fo:line-height="115%" fo:margin-left="1.27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P379" style:family="paragraph" style:parent-style-name="Standard">
      <style:paragraph-properties fo:break-before="auto" fo:text-indent="0cm" fo:line-height="115%" fo:margin-left="1.27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T379_23" style:family="text"/>
    <style:style style:name="T379_24" style:family="text"/>
    <style:style style:name="T379_25" style:family="text"/>
    <style:style style:name="T379_26" style:family="text"/>
    <style:style style:name="T379_27" style:family="text"/>
    <style:style style:name="T379_28" style:family="text"/>
    <style:style style:name="T379_29" style:family="text"/>
    <style:style style:name="T379_30" style:family="text"/>
    <style:style style:name="T379_31" style:family="text"/>
    <style:style style:name="T379_32" style:family="text"/>
    <style:style style:name="T379_33" style:family="text"/>
    <style:style style:name="T379_34" style:family="text"/>
    <style:style style:name="T379_35" style:family="text"/>
    <style:style style:name="T379_36" style:family="text"/>
    <style:style style:name="T379_37" style:family="text"/>
    <style:style style:name="T379_38" style:family="text"/>
    <style:style style:name="T379_39" style:family="text"/>
    <style:style style:name="T379_40" style:family="text"/>
    <style:style style:name="P380" style:family="paragraph" style:parent-style-name="Standard">
      <style:paragraph-properties fo:break-before="auto" fo:text-indent="0cm" fo:line-height="115%" fo:margin-left="1.27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T380_24" style:family="text"/>
    <style:style style:name="T380_25" style:family="text"/>
    <style:style style:name="T380_26" style:family="text"/>
    <style:style style:name="T380_27" style:family="text"/>
    <style:style style:name="T380_28" style:family="text"/>
    <style:style style:name="T380_29" style:family="text"/>
    <style:style style:name="T380_30" style:family="text"/>
    <style:style style:name="T380_31" style:family="text"/>
    <style:style style:name="T380_32" style:family="text"/>
    <style:style style:name="T380_33" style:family="text"/>
    <style:style style:name="T380_34" style:family="text"/>
    <style:style style:name="T380_35" style:family="text"/>
    <style:style style:name="T380_36" style:family="text"/>
    <style:style style:name="T380_37" style:family="text"/>
    <style:style style:name="T380_38" style:family="text"/>
    <style:style style:name="T380_39" style:family="text"/>
    <style:style style:name="T380_40" style:family="text"/>
    <style:style style:name="T380_41" style:family="text"/>
    <style:style style:name="T380_42" style:family="text"/>
    <style:style style:name="T380_43" style:family="text"/>
    <style:style style:name="T380_44" style:family="text"/>
    <style:style style:name="T380_45" style:family="text"/>
    <style:style style:name="T380_46" style:family="text"/>
    <style:style style:name="T380_47" style:family="text"/>
    <style:style style:name="T380_48" style:family="text"/>
    <style:style style:name="T380_49" style:family="text"/>
    <style:style style:name="T380_50" style:family="text"/>
    <style:style style:name="T380_51" style:family="text"/>
    <style:style style:name="T380_52" style:family="text"/>
    <style:style style:name="T380_53" style:family="text"/>
    <style:style style:name="T380_54" style:family="text"/>
    <style:style style:name="T380_55" style:family="text"/>
    <style:style style:name="T380_56" style:family="text"/>
    <style:style style:name="T380_57" style:family="text"/>
    <style:style style:name="T380_58" style:family="text"/>
    <style:style style:name="P381" style:family="paragraph" style:parent-style-name="Standard">
      <style:paragraph-properties fo:break-before="auto" fo:text-indent="0cm" fo:line-height="115%" fo:margin-left="1.27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T381_17" style:family="text"/>
    <style:style style:name="T381_18" style:family="text"/>
    <style:style style:name="T381_19" style:family="text"/>
    <style:style style:name="T381_20" style:family="text"/>
    <style:style style:name="T381_21" style:family="text"/>
    <style:style style:name="T381_22" style:family="text"/>
    <style:style style:name="T381_23" style:family="text"/>
    <style:style style:name="P382" style:family="paragraph" style:parent-style-name="Standard">
      <style:paragraph-properties fo:break-before="auto" fo:text-indent="0cm" fo:line-height="115%" fo:margin-left="1.27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T382_18" style:family="text"/>
    <style:style style:name="T382_19" style:family="text"/>
    <style:style style:name="T382_20" style:family="text"/>
    <style:style style:name="T382_21" style:family="text"/>
    <style:style style:name="T382_22" style:family="text"/>
    <style:style style:name="T382_23" style:family="text"/>
    <style:style style:name="T382_24" style:family="text"/>
    <style:style style:name="T382_25" style:family="text"/>
    <style:style style:name="T382_26" style:family="text"/>
    <style:style style:name="P383" style:family="paragraph" style:parent-style-name="Standard">
      <style:paragraph-properties fo:break-before="auto" fo:text-indent="0cm" fo:line-height="115%" fo:margin-left="1.27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/>
    <style:style style:name="T383_28" style:family="text"/>
    <style:style style:name="T383_29" style:family="text"/>
    <style:style style:name="T383_30" style:family="text"/>
    <style:style style:name="T383_31" style:family="text"/>
    <style:style style:name="T383_32" style:family="text"/>
    <style:style style:name="T383_33" style:family="text"/>
    <style:style style:name="T383_34" style:family="text"/>
    <style:style style:name="T383_35" style:family="text"/>
    <style:style style:name="T383_36" style:family="text"/>
    <style:style style:name="T383_37" style:family="text"/>
    <style:style style:name="T383_38" style:family="text"/>
    <style:style style:name="T383_39" style:family="text"/>
    <style:style style:name="T383_40" style:family="text"/>
    <style:style style:name="T383_41" style:family="text"/>
    <style:style style:name="T383_42" style:family="text"/>
    <style:style style:name="T383_43" style:family="text"/>
    <style:style style:name="T383_44" style:family="text"/>
    <style:style style:name="T383_45" style:family="text"/>
    <style:style style:name="T383_46" style:family="text"/>
    <style:style style:name="T383_47" style:family="text"/>
    <style:style style:name="T383_48" style:family="text"/>
    <style:style style:name="T383_49" style:family="text"/>
    <style:style style:name="T383_50" style:family="text"/>
    <style:style style:name="T383_51" style:family="text"/>
    <style:style style:name="T383_52" style:family="text"/>
    <style:style style:name="T383_53" style:family="text"/>
    <style:style style:name="T383_54" style:family="text"/>
    <style:style style:name="T383_55" style:family="text"/>
    <style:style style:name="T383_56" style:family="text"/>
    <style:style style:name="T383_57" style:family="text"/>
    <style:style style:name="T383_58" style:family="text"/>
    <style:style style:name="T383_59" style:family="text"/>
    <style:style style:name="T383_60" style:family="text"/>
    <style:style style:name="T383_61" style:family="text"/>
    <style:style style:name="T383_62" style:family="text"/>
    <style:style style:name="T383_63" style:family="text"/>
    <style:style style:name="T383_64" style:family="text"/>
    <style:style style:name="T383_65" style:family="text"/>
    <style:style style:name="T383_66" style:family="text"/>
    <style:style style:name="T383_67" style:family="text"/>
    <style:style style:name="T383_68" style:family="text"/>
    <style:style style:name="T383_69" style:family="text"/>
    <style:style style:name="T383_70" style:family="text"/>
    <style:style style:name="T383_71" style:family="text"/>
    <style:style style:name="T383_72" style:family="text"/>
    <style:style style:name="T383_73" style:family="text"/>
    <style:style style:name="T383_74" style:family="text"/>
    <style:style style:name="T383_75" style:family="text"/>
    <style:style style:name="T383_76" style:family="text"/>
    <style:style style:name="T383_77" style:family="text"/>
    <style:style style:name="T383_78" style:family="text"/>
    <style:style style:name="T383_79" style:family="text"/>
    <style:style style:name="T383_80" style:family="text"/>
    <style:style style:name="T383_81" style:family="text"/>
    <style:style style:name="T383_82" style:family="text"/>
    <style:style style:name="T383_83" style:family="text"/>
    <style:style style:name="T383_84" style:family="text"/>
    <style:style style:name="T383_85" style:family="text"/>
    <style:style style:name="T383_86" style:family="text"/>
    <style:style style:name="T383_87" style:family="text"/>
    <style:style style:name="T383_88" style:family="text"/>
    <style:style style:name="T383_89" style:family="text"/>
    <style:style style:name="T383_90" style:family="text"/>
    <style:style style:name="T383_91" style:family="text"/>
    <style:style style:name="T383_92" style:family="text"/>
    <style:style style:name="T383_93" style:family="text"/>
    <style:style style:name="T383_94" style:family="text"/>
    <style:style style:name="T383_95" style:family="text"/>
    <style:style style:name="T383_96" style:family="text"/>
    <style:style style:name="T383_97" style:family="text"/>
    <style:style style:name="T383_98" style:family="text"/>
    <style:style style:name="T383_99" style:family="text"/>
    <style:style style:name="T383_100" style:family="text"/>
    <style:style style:name="T383_101" style:family="text"/>
    <style:style style:name="T383_102" style:family="text"/>
    <style:style style:name="T383_103" style:family="text"/>
    <style:style style:name="T383_104" style:family="text"/>
    <style:style style:name="T383_105" style:family="text"/>
    <style:style style:name="T383_106" style:family="text"/>
    <style:style style:name="T383_107" style:family="text"/>
    <style:style style:name="T383_108" style:family="text"/>
    <style:style style:name="T383_109" style:family="text"/>
    <style:style style:name="T383_110" style:family="text"/>
    <style:style style:name="T383_111" style:family="text"/>
    <style:style style:name="T383_112" style:family="text"/>
    <style:style style:name="T383_113" style:family="text"/>
    <style:style style:name="T383_114" style:family="text"/>
    <style:style style:name="T383_115" style:family="text"/>
    <style:style style:name="T383_116" style:family="text"/>
    <style:style style:name="T383_117" style:family="text"/>
    <style:style style:name="T383_118" style:family="text"/>
    <style:style style:name="T383_119" style:family="text"/>
    <style:style style:name="T383_120" style:family="text"/>
    <style:style style:name="T383_121" style:family="text"/>
    <style:style style:name="T383_122" style:family="text"/>
    <style:style style:name="T383_123" style:family="text"/>
    <style:style style:name="T383_124" style:family="text"/>
    <style:style style:name="T383_125" style:family="text"/>
    <style:style style:name="T383_126" style:family="text"/>
    <style:style style:name="T383_127" style:family="text"/>
    <style:style style:name="T383_128" style:family="text"/>
    <style:style style:name="T383_129" style:family="text"/>
    <style:style style:name="T383_130" style:family="text"/>
    <style:style style:name="T383_131" style:family="text"/>
    <style:style style:name="T383_132" style:family="text"/>
    <style:style style:name="P384" style:family="paragraph" style:parent-style-name="Standard">
      <style:paragraph-properties fo:break-before="auto" fo:text-indent="0cm" fo:line-height="115%" fo:margin-left="1.27cm" style:writing-mode="lr-tb"/>
    </style:style>
    <style:style style:name="P385" style:family="paragraph" style:parent-style-name="Standard">
      <style:paragraph-properties fo:break-before="auto" fo:text-indent="0cm" fo:line-height="115%" fo:margin-left="1.27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P386" style:family="paragraph" style:parent-style-name="Standard">
      <style:paragraph-properties fo:break-before="auto" fo:text-indent="0cm" fo:line-height="115%" fo:margin-left="1.27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T386_24" style:family="text"/>
    <style:style style:name="T386_25" style:family="text"/>
    <style:style style:name="T386_26" style:family="text"/>
    <style:style style:name="T386_27" style:family="text"/>
    <style:style style:name="T386_28" style:family="text"/>
    <style:style style:name="T386_29" style:family="text"/>
    <style:style style:name="T386_30" style:family="text"/>
    <style:style style:name="T386_31" style:family="text"/>
    <style:style style:name="T386_32" style:family="text"/>
    <style:style style:name="T386_33" style:family="text"/>
    <style:style style:name="T386_34" style:family="text"/>
    <style:style style:name="T386_35" style:family="text"/>
    <style:style style:name="T386_36" style:family="text"/>
    <style:style style:name="T386_37" style:family="text"/>
    <style:style style:name="T386_38" style:family="text"/>
    <style:style style:name="T386_39" style:family="text"/>
    <style:style style:name="T386_40" style:family="text"/>
    <style:style style:name="T386_41" style:family="text"/>
    <style:style style:name="T386_42" style:family="text"/>
    <style:style style:name="T386_43" style:family="text"/>
    <style:style style:name="T386_44" style:family="text"/>
    <style:style style:name="T386_45" style:family="text"/>
    <style:style style:name="T386_46" style:family="text"/>
    <style:style style:name="T386_47" style:family="text"/>
    <style:style style:name="T386_48" style:family="text"/>
    <style:style style:name="T386_49" style:family="text"/>
    <style:style style:name="T386_50" style:family="text"/>
    <style:style style:name="T386_51" style:family="text"/>
    <style:style style:name="T386_52" style:family="text"/>
    <style:style style:name="T386_53" style:family="text"/>
    <style:style style:name="T386_54" style:family="text"/>
    <style:style style:name="T386_55" style:family="text"/>
    <style:style style:name="T386_56" style:family="text"/>
    <style:style style:name="T386_57" style:family="text"/>
    <style:style style:name="T386_58" style:family="text"/>
    <style:style style:name="T386_59" style:family="text"/>
    <style:style style:name="T386_60" style:family="text"/>
    <style:style style:name="T386_61" style:family="text"/>
    <style:style style:name="T386_62" style:family="text"/>
    <style:style style:name="T386_63" style:family="text"/>
    <style:style style:name="T386_64" style:family="text"/>
    <style:style style:name="T386_65" style:family="text"/>
    <style:style style:name="T386_66" style:family="text"/>
    <style:style style:name="T386_67" style:family="text"/>
    <style:style style:name="T386_68" style:family="text"/>
    <style:style style:name="T386_69" style:family="text"/>
    <style:style style:name="T386_70" style:family="text"/>
    <style:style style:name="T386_71" style:family="text"/>
    <style:style style:name="T386_72" style:family="text"/>
    <style:style style:name="T386_73" style:family="text"/>
    <style:style style:name="T386_74" style:family="text"/>
    <style:style style:name="T386_75" style:family="text"/>
    <style:style style:name="T386_76" style:family="text"/>
    <style:style style:name="T386_77" style:family="text"/>
    <style:style style:name="T386_78" style:family="text"/>
    <style:style style:name="T386_79" style:family="text"/>
    <style:style style:name="T386_80" style:family="text"/>
    <style:style style:name="T386_81" style:family="text"/>
    <style:style style:name="T386_82" style:family="text"/>
    <style:style style:name="T386_83" style:family="text"/>
    <style:style style:name="T386_84" style:family="text"/>
    <style:style style:name="T386_85" style:family="text"/>
    <style:style style:name="T386_86" style:family="text"/>
    <style:style style:name="T386_87" style:family="text"/>
    <style:style style:name="T386_88" style:family="text"/>
    <style:style style:name="T386_89" style:family="text"/>
    <style:style style:name="T386_90" style:family="text"/>
    <style:style style:name="T386_91" style:family="text"/>
    <style:style style:name="T386_92" style:family="text"/>
    <style:style style:name="T386_93" style:family="text"/>
    <style:style style:name="T386_94" style:family="text"/>
    <style:style style:name="T386_95" style:family="text"/>
    <style:style style:name="T386_96" style:family="text"/>
    <style:style style:name="T386_97" style:family="text"/>
    <style:style style:name="T386_98" style:family="text"/>
    <style:style style:name="T386_99" style:family="text"/>
    <style:style style:name="T386_100" style:family="text"/>
    <style:style style:name="T386_101" style:family="text"/>
    <style:style style:name="T386_102" style:family="text"/>
    <style:style style:name="T386_103" style:family="text"/>
    <style:style style:name="T386_104" style:family="text"/>
    <style:style style:name="T386_105" style:family="text"/>
    <style:style style:name="T386_106" style:family="text"/>
    <style:style style:name="T386_107" style:family="text"/>
    <style:style style:name="T386_108" style:family="text"/>
    <style:style style:name="T386_109" style:family="text"/>
    <style:style style:name="T386_110" style:family="text"/>
    <style:style style:name="T386_111" style:family="text"/>
    <style:style style:name="P387" style:family="paragraph" style:parent-style-name="Standard">
      <style:paragraph-properties fo:break-before="auto" fo:text-indent="0cm" fo:line-height="115%" fo:margin-left="1.27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T387_48" style:family="text"/>
    <style:style style:name="T387_49" style:family="text"/>
    <style:style style:name="T387_50" style:family="text"/>
    <style:style style:name="T387_51" style:family="text"/>
    <style:style style:name="T387_52" style:family="text"/>
    <style:style style:name="T387_53" style:family="text"/>
    <style:style style:name="T387_54" style:family="text"/>
    <style:style style:name="T387_55" style:family="text"/>
    <style:style style:name="T387_56" style:family="text"/>
    <style:style style:name="T387_57" style:family="text"/>
    <style:style style:name="T387_58" style:family="text"/>
    <style:style style:name="T387_59" style:family="text"/>
    <style:style style:name="T387_60" style:family="text"/>
    <style:style style:name="T387_61" style:family="text"/>
    <style:style style:name="T387_62" style:family="text"/>
    <style:style style:name="T387_63" style:family="text"/>
    <style:style style:name="T387_64" style:family="text"/>
    <style:style style:name="T387_65" style:family="text"/>
    <style:style style:name="T387_66" style:family="text"/>
    <style:style style:name="T387_67" style:family="text"/>
    <style:style style:name="T387_68" style:family="text"/>
    <style:style style:name="T387_69" style:family="text"/>
    <style:style style:name="T387_70" style:family="text"/>
    <style:style style:name="T387_71" style:family="text"/>
    <style:style style:name="T387_72" style:family="text"/>
    <style:style style:name="T387_73" style:family="text"/>
    <style:style style:name="T387_74" style:family="text"/>
    <style:style style:name="T387_75" style:family="text"/>
    <style:style style:name="T387_76" style:family="text"/>
    <style:style style:name="T387_77" style:family="text"/>
    <style:style style:name="T387_78" style:family="text"/>
    <style:style style:name="T387_79" style:family="text"/>
    <style:style style:name="T387_80" style:family="text"/>
    <style:style style:name="T387_81" style:family="text"/>
    <style:style style:name="T387_82" style:family="text"/>
    <style:style style:name="T387_83" style:family="text"/>
    <style:style style:name="T387_84" style:family="text"/>
    <style:style style:name="T387_85" style:family="text"/>
    <style:style style:name="T387_86" style:family="text"/>
    <style:style style:name="T387_87" style:family="text"/>
    <style:style style:name="T387_88" style:family="text"/>
    <style:style style:name="T387_89" style:family="text"/>
    <style:style style:name="T387_90" style:family="text"/>
    <style:style style:name="T387_91" style:family="text"/>
    <style:style style:name="T387_92" style:family="text"/>
    <style:style style:name="T387_93" style:family="text"/>
    <style:style style:name="T387_94" style:family="text"/>
    <style:style style:name="T387_95" style:family="text"/>
    <style:style style:name="T387_96" style:family="text"/>
    <style:style style:name="T387_97" style:family="text"/>
    <style:style style:name="T387_98" style:family="text"/>
    <style:style style:name="T387_99" style:family="text"/>
    <style:style style:name="T387_100" style:family="text"/>
    <style:style style:name="T387_101" style:family="text"/>
    <style:style style:name="T387_102" style:family="text"/>
    <style:style style:name="T387_103" style:family="text"/>
    <style:style style:name="T387_104" style:family="text"/>
    <style:style style:name="T387_105" style:family="text"/>
    <style:style style:name="T387_106" style:family="text"/>
    <style:style style:name="T387_107" style:family="text"/>
    <style:style style:name="T387_108" style:family="text"/>
    <style:style style:name="T387_109" style:family="text"/>
    <style:style style:name="T387_110" style:family="text"/>
    <style:style style:name="T387_111" style:family="text"/>
    <style:style style:name="T387_112" style:family="text"/>
    <style:style style:name="T387_113" style:family="text"/>
    <style:style style:name="T387_114" style:family="text"/>
    <style:style style:name="T387_115" style:family="text"/>
    <style:style style:name="T387_116" style:family="text"/>
    <style:style style:name="T387_117" style:family="text"/>
    <style:style style:name="T387_118" style:family="text"/>
    <style:style style:name="T387_119" style:family="text"/>
    <style:style style:name="T387_120" style:family="text"/>
    <style:style style:name="T387_121" style:family="text"/>
    <style:style style:name="T387_122" style:family="text"/>
    <style:style style:name="T387_123" style:family="text"/>
    <style:style style:name="T387_124" style:family="text"/>
    <style:style style:name="T387_125" style:family="text"/>
    <style:style style:name="T387_126" style:family="text"/>
    <style:style style:name="P388" style:family="paragraph" style:parent-style-name="Standard">
      <style:paragraph-properties fo:break-before="auto" fo:text-indent="0cm" fo:line-height="115%" fo:margin-left="1.27cm" style:writing-mode="lr-tb"/>
    </style:style>
    <style:style style:name="P389" style:family="paragraph" style:parent-style-name="Standard">
      <style:paragraph-properties fo:break-before="auto" fo:text-indent="0cm" fo:line-height="115%" fo:margin-left="1.27cm" style:writing-mode="lr-tb"/>
    </style:style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P393" style:family="paragraph" style:parent-style-name="Standard">
      <style:paragraph-properties fo:break-before="auto" fo:line-height="115%" style:writing-mode="lr-tb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/>
    <style:style style:name="T396_20" style:family="text"/>
    <style:style style:name="T396_21" style:family="text"/>
    <style:style style:name="T396_22" style:family="text"/>
    <style:style style:name="T396_23" style:family="text"/>
    <style:style style:name="T396_24" style:family="text"/>
    <style:style style:name="T396_25" style:family="text"/>
    <style:style style:name="T396_26" style:family="text"/>
    <style:style style:name="T396_27" style:family="text"/>
    <style:style style:name="T396_28" style:family="text"/>
    <style:style style:name="T396_29" style:family="text"/>
    <style:style style:name="T396_30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T397_25" style:family="text"/>
    <style:style style:name="T397_26" style:family="text"/>
    <style:style style:name="T397_27" style:family="text"/>
    <style:style style:name="T397_28" style:family="text"/>
    <style:style style:name="T397_29" style:family="text"/>
    <style:style style:name="T397_30" style:family="text"/>
    <style:style style:name="T397_31" style:family="text"/>
    <style:style style:name="T397_32" style:family="text"/>
    <style:style style:name="T397_33" style:family="text"/>
    <style:style style:name="T397_34" style:family="text"/>
    <style:style style:name="T397_35" style:family="text"/>
    <style:style style:name="T397_36" style:family="text"/>
    <style:style style:name="T397_37" style:family="text"/>
    <style:style style:name="T397_38" style:family="text"/>
    <style:style style:name="T397_39" style:family="text"/>
    <style:style style:name="T397_40" style:family="text"/>
    <style:style style:name="T397_41" style:family="text"/>
    <style:style style:name="T397_42" style:family="text"/>
    <style:style style:name="T397_43" style:family="text"/>
    <style:style style:name="T397_44" style:family="text"/>
    <style:style style:name="T397_45" style:family="text"/>
    <style:style style:name="T397_46" style:family="text"/>
    <style:style style:name="T397_47" style:family="text"/>
    <style:style style:name="T397_48" style:family="text"/>
    <style:style style:name="T397_49" style:family="text"/>
    <style:style style:name="T397_50" style:family="text"/>
    <style:style style:name="T397_51" style:family="text"/>
    <style:style style:name="T397_52" style:family="text"/>
    <style:style style:name="T397_53" style:family="text"/>
    <style:style style:name="T397_54" style:family="text"/>
    <style:style style:name="T397_55" style:family="text"/>
    <style:style style:name="T397_56" style:family="text"/>
    <style:style style:name="T397_57" style:family="text"/>
    <style:style style:name="T397_58" style:family="text"/>
    <style:style style:name="T397_59" style:family="text"/>
    <style:style style:name="T397_60" style:family="text"/>
    <style:style style:name="T397_61" style:family="text"/>
    <style:style style:name="T397_62" style:family="text"/>
    <style:style style:name="T397_63" style:family="text"/>
    <style:style style:name="T397_64" style:family="text"/>
    <style:style style:name="T397_65" style:family="text"/>
    <style:style style:name="T397_66" style:family="text"/>
    <style:style style:name="T397_67" style:family="text"/>
    <style:style style:name="T397_68" style:family="text"/>
    <style:style style:name="T397_69" style:family="text"/>
    <style:style style:name="T397_70" style:family="text"/>
    <style:style style:name="T397_71" style:family="text"/>
    <style:style style:name="T397_72" style:family="text"/>
    <style:style style:name="T397_73" style:family="text"/>
    <style:style style:name="T397_74" style:family="text"/>
    <style:style style:name="T397_75" style:family="text"/>
    <style:style style:name="T397_76" style:family="text"/>
    <style:style style:name="T397_77" style:family="text"/>
    <style:style style:name="T397_78" style:family="text"/>
    <style:style style:name="T397_79" style:family="text"/>
    <style:style style:name="T397_80" style:family="text"/>
    <style:style style:name="T397_81" style:family="text"/>
    <style:style style:name="T397_82" style:family="text"/>
    <style:style style:name="T397_83" style:family="text"/>
    <style:style style:name="T397_84" style:family="text"/>
    <style:style style:name="T397_85" style:family="text"/>
    <style:style style:name="T397_86" style:family="text"/>
    <style:style style:name="T397_87" style:family="text"/>
    <style:style style:name="T397_88" style:family="text"/>
    <style:style style:name="T397_89" style:family="text"/>
    <style:style style:name="T397_90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T398_21" style:family="text"/>
    <style:style style:name="T398_22" style:family="text"/>
    <style:style style:name="T398_23" style:family="text"/>
    <style:style style:name="T398_24" style:family="text"/>
    <style:style style:name="T398_25" style:family="text"/>
    <style:style style:name="T398_26" style:family="text"/>
    <style:style style:name="T398_27" style:family="text"/>
    <style:style style:name="T398_28" style:family="text"/>
    <style:style style:name="T398_29" style:family="text"/>
    <style:style style:name="T398_30" style:family="text"/>
    <style:style style:name="T398_31" style:family="text"/>
    <style:style style:name="T398_32" style:family="text"/>
    <style:style style:name="T398_33" style:family="text"/>
    <style:style style:name="T398_34" style:family="text"/>
    <style:style style:name="T398_35" style:family="text"/>
    <style:style style:name="T398_36" style:family="text"/>
    <style:style style:name="T398_37" style:family="text"/>
    <style:style style:name="T398_38" style:family="text"/>
    <style:style style:name="T398_39" style:family="text"/>
    <style:style style:name="T398_40" style:family="text"/>
    <style:style style:name="T398_41" style:family="text"/>
    <style:style style:name="T398_42" style:family="text"/>
    <style:style style:name="T398_43" style:family="text"/>
    <style:style style:name="T398_44" style:family="text"/>
    <style:style style:name="T398_45" style:family="text"/>
    <style:style style:name="T398_46" style:family="text"/>
    <style:style style:name="T398_47" style:family="text"/>
    <style:style style:name="T398_48" style:family="text"/>
    <style:style style:name="T398_49" style:family="text"/>
    <style:style style:name="T398_50" style:family="text"/>
    <style:style style:name="T398_51" style:family="text"/>
    <style:style style:name="T398_52" style:family="text"/>
    <style:style style:name="T398_53" style:family="text"/>
    <style:style style:name="T398_54" style:family="text"/>
    <style:style style:name="T398_55" style:family="text"/>
    <style:style style:name="T398_56" style:family="text"/>
    <style:style style:name="T398_57" style:family="text"/>
    <style:style style:name="T398_58" style:family="text"/>
    <style:style style:name="T398_59" style:family="text"/>
    <style:style style:name="T398_60" style:family="text"/>
    <style:style style:name="T398_61" style:family="text"/>
    <style:style style:name="T398_62" style:family="text"/>
    <style:style style:name="T398_63" style:family="text"/>
    <style:style style:name="T398_64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T399_19" style:family="text"/>
    <style:style style:name="T399_20" style:family="text"/>
    <style:style style:name="T399_21" style:family="text"/>
    <style:style style:name="T399_22" style:family="text"/>
    <style:style style:name="T399_23" style:family="text"/>
    <style:style style:name="T399_24" style:family="text"/>
    <style:style style:name="T399_25" style:family="text"/>
    <style:style style:name="T399_26" style:family="text"/>
    <style:style style:name="T399_27" style:family="text"/>
    <style:style style:name="T399_28" style:family="text"/>
    <style:style style:name="P400" style:family="paragraph" style:parent-style-name="Standard">
      <style:paragraph-properties fo:break-before="auto" fo:line-height="115%" style:writing-mode="lr-tb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T401_15" style:family="text"/>
    <style:style style:name="T401_16" style:family="text"/>
    <style:style style:name="T401_17" style:family="text"/>
    <style:style style:name="T401_18" style:family="text"/>
    <style:style style:name="T401_19" style:family="text"/>
    <style:style style:name="T401_20" style:family="text"/>
    <style:style style:name="T401_21" style:family="text"/>
    <style:style style:name="T401_22" style:family="text"/>
    <style:style style:name="T401_23" style:family="text"/>
    <style:style style:name="T401_24" style:family="text"/>
    <style:style style:name="T401_25" style:family="text"/>
    <style:style style:name="T401_26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T402_23" style:family="text"/>
    <style:style style:name="T402_24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T403_17" style:family="text"/>
    <style:style style:name="T403_18" style:family="text"/>
    <style:style style:name="T403_19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T405_17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P410" style:family="paragraph" style:parent-style-name="Standard">
      <style:paragraph-properties fo:break-before="auto" fo:line-height="115%" style:writing-mode="lr-tb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T412_25" style:family="text"/>
    <style:style style:name="T412_26" style:family="text"/>
    <style:style style:name="T412_27" style:family="text"/>
    <style:style style:name="T412_28" style:family="text"/>
    <style:style style:name="T412_29" style:family="text"/>
    <style:style style:name="T412_30" style:family="text"/>
    <style:style style:name="T412_31" style:family="text"/>
    <style:style style:name="T412_32" style:family="text"/>
    <style:style style:name="T412_33" style:family="text"/>
    <style:style style:name="T412_34" style:family="text"/>
    <style:style style:name="T412_35" style:family="text"/>
    <style:style style:name="T412_36" style:family="text"/>
    <style:style style:name="T412_37" style:family="text"/>
    <style:style style:name="T412_38" style:family="text"/>
    <style:style style:name="T412_39" style:family="text"/>
    <style:style style:name="T412_40" style:family="text"/>
    <style:style style:name="T412_41" style:family="text"/>
    <style:style style:name="T412_42" style:family="text"/>
    <style:style style:name="T412_43" style:family="text"/>
    <style:style style:name="T412_44" style:family="text"/>
    <style:style style:name="T412_45" style:family="text"/>
    <style:style style:name="T412_46" style:family="text"/>
    <style:style style:name="T412_47" style:family="text"/>
    <style:style style:name="T412_48" style:family="text"/>
    <style:style style:name="T412_49" style:family="text"/>
    <style:style style:name="T412_50" style:family="text"/>
    <style:style style:name="T412_51" style:family="text"/>
    <style:style style:name="T412_52" style:family="text"/>
    <style:style style:name="T412_53" style:family="text"/>
    <style:style style:name="T412_54" style:family="text"/>
    <style:style style:name="T412_55" style:family="text"/>
    <style:style style:name="T412_56" style:family="text"/>
    <style:style style:name="T412_57" style:family="text"/>
    <style:style style:name="T412_58" style:family="text"/>
    <style:style style:name="T412_59" style:family="text"/>
    <style:style style:name="T412_60" style:family="text"/>
    <style:style style:name="T412_61" style:family="text"/>
    <style:style style:name="T412_62" style:family="text"/>
    <style:style style:name="T412_63" style:family="text"/>
    <style:style style:name="T412_64" style:family="text"/>
    <style:style style:name="T412_65" style:family="text"/>
    <style:style style:name="T412_66" style:family="text"/>
    <style:style style:name="T412_67" style:family="text"/>
    <style:style style:name="T412_68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P414" style:family="paragraph" style:parent-style-name="Standard">
      <style:paragraph-properties fo:break-before="auto" fo:line-height="115%" style:writing-mode="lr-tb"/>
    </style:style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T415_19" style:family="text"/>
    <style:style style:name="T415_20" style:family="text"/>
    <style:style style:name="T415_21" style:family="text"/>
    <style:style style:name="T415_22" style:family="text"/>
    <style:style style:name="T415_23" style:family="text"/>
    <style:style style:name="T415_24" style:family="text"/>
    <style:style style:name="T415_25" style:family="text"/>
    <style:style style:name="T415_26" style:family="text"/>
    <style:style style:name="T415_27" style:family="text"/>
    <style:style style:name="T415_28" style:family="text"/>
    <style:style style:name="T415_29" style:family="text"/>
    <style:style style:name="T415_30" style:family="text"/>
    <style:style style:name="T415_31" style:family="text"/>
    <style:style style:name="T415_32" style:family="text"/>
    <style:style style:name="T415_33" style:family="text"/>
    <style:style style:name="T415_34" style:family="text"/>
    <style:style style:name="T415_35" style:family="text"/>
    <style:style style:name="T415_36" style:family="text"/>
    <style:style style:name="T415_37" style:family="text"/>
    <style:style style:name="T415_38" style:family="text"/>
    <style:style style:name="T415_39" style:family="text"/>
    <style:style style:name="T415_40" style:family="text"/>
    <style:style style:name="T415_41" style:family="text"/>
    <style:style style:name="T415_42" style:family="text"/>
    <style:style style:name="T415_43" style:family="text"/>
    <style:style style:name="T415_44" style:family="text"/>
    <style:style style:name="T415_45" style:family="text"/>
    <style:style style:name="T415_46" style:family="text"/>
    <style:style style:name="T415_47" style:family="text"/>
    <style:style style:name="T415_48" style:family="text"/>
    <style:style style:name="T415_49" style:family="text"/>
    <style:style style:name="T415_50" style:family="text"/>
    <style:style style:name="T415_51" style:family="text"/>
    <style:style style:name="T415_52" style:family="text"/>
    <style:style style:name="T415_53" style:family="text"/>
    <style:style style:name="T415_54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T417_22" style:family="text"/>
    <style:style style:name="T417_23" style:family="text"/>
    <style:style style:name="T417_24" style:family="text"/>
    <style:style style:name="T417_25" style:family="text"/>
    <style:style style:name="T417_26" style:family="text"/>
    <style:style style:name="T417_27" style:family="text"/>
    <style:style style:name="T417_28" style:family="text"/>
    <style:style style:name="T417_29" style:family="text"/>
    <style:style style:name="T417_30" style:family="text"/>
    <style:style style:name="T417_31" style:family="text"/>
    <style:style style:name="T417_32" style:family="text"/>
    <style:style style:name="T417_33" style:family="text"/>
    <style:style style:name="T417_34" style:family="text"/>
    <style:style style:name="T417_35" style:family="text"/>
    <style:style style:name="T417_36" style:family="text"/>
    <style:style style:name="T417_37" style:family="text"/>
    <style:style style:name="T417_38" style:family="text"/>
    <style:style style:name="T417_39" style:family="text"/>
    <style:style style:name="T417_40" style:family="text"/>
    <style:style style:name="T417_41" style:family="text"/>
    <style:style style:name="T417_42" style:family="text"/>
    <style:style style:name="T417_43" style:family="text"/>
    <style:style style:name="T417_44" style:family="text"/>
    <style:style style:name="T417_45" style:family="text"/>
    <style:style style:name="T417_46" style:family="text"/>
    <style:style style:name="T417_47" style:family="text"/>
    <style:style style:name="T417_48" style:family="text"/>
    <style:style style:name="T417_49" style:family="text"/>
    <style:style style:name="T417_50" style:family="text"/>
    <style:style style:name="T417_51" style:family="text"/>
    <style:style style:name="T417_52" style:family="text"/>
    <style:style style:name="T417_53" style:family="text"/>
    <style:style style:name="T417_54" style:family="text"/>
    <style:style style:name="T417_55" style:family="text"/>
    <style:style style:name="T417_56" style:family="text"/>
    <style:style style:name="T417_57" style:family="text"/>
    <style:style style:name="T417_58" style:family="text"/>
    <style:style style:name="T417_59" style:family="text"/>
    <style:style style:name="T417_60" style:family="text"/>
    <style:style style:name="T417_61" style:family="text"/>
    <style:style style:name="T417_62" style:family="text"/>
    <style:style style:name="T417_63" style:family="text"/>
    <style:style style:name="T417_64" style:family="text"/>
    <style:style style:name="T417_65" style:family="text"/>
    <style:style style:name="T417_66" style:family="text"/>
    <style:style style:name="T417_67" style:family="text"/>
    <style:style style:name="T417_68" style:family="text"/>
    <style:style style:name="T417_69" style:family="text"/>
    <style:style style:name="T417_70" style:family="text"/>
    <style:style style:name="T417_71" style:family="text"/>
    <style:style style:name="T417_72" style:family="text"/>
    <style:style style:name="T417_73" style:family="text"/>
    <style:style style:name="T417_74" style:family="text"/>
    <style:style style:name="T417_75" style:family="text"/>
    <style:style style:name="T417_76" style:family="text"/>
    <style:style style:name="T417_77" style:family="text"/>
    <style:style style:name="T417_78" style:family="text"/>
    <style:style style:name="T417_79" style:family="text"/>
    <style:style style:name="T417_80" style:family="text"/>
    <style:style style:name="T417_81" style:family="text"/>
    <style:style style:name="T417_82" style:family="text"/>
    <style:style style:name="P418" style:family="paragraph" style:parent-style-name="Standard">
      <style:paragraph-properties fo:break-before="auto" fo:line-height="115%" style:writing-mode="lr-tb"/>
    </style:style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T419_20" style:family="text"/>
    <style:style style:name="T419_21" style:family="text"/>
    <style:style style:name="T419_22" style:family="text"/>
    <style:style style:name="T419_23" style:family="text"/>
    <style:style style:name="T419_24" style:family="text"/>
    <style:style style:name="T419_25" style:family="text"/>
    <style:style style:name="T419_26" style:family="text"/>
    <style:style style:name="T419_27" style:family="text"/>
    <style:style style:name="T419_28" style:family="text"/>
    <style:style style:name="T419_29" style:family="text"/>
    <style:style style:name="T419_30" style:family="text"/>
    <style:style style:name="T419_31" style:family="text"/>
    <style:style style:name="T419_32" style:family="text"/>
    <style:style style:name="T419_33" style:family="text"/>
    <style:style style:name="T419_34" style:family="text"/>
    <style:style style:name="T419_35" style:family="text"/>
    <style:style style:name="T419_36" style:family="text"/>
    <style:style style:name="T419_37" style:family="text"/>
    <style:style style:name="T419_38" style:family="text"/>
    <style:style style:name="T419_39" style:family="text"/>
    <style:style style:name="T419_40" style:family="text"/>
    <style:style style:name="T419_41" style:family="text"/>
    <style:style style:name="T419_42" style:family="text"/>
    <style:style style:name="T419_43" style:family="text"/>
    <style:style style:name="T419_44" style:family="text"/>
    <style:style style:name="T419_45" style:family="text"/>
    <style:style style:name="T419_46" style:family="text"/>
    <style:style style:name="T419_47" style:family="text"/>
    <style:style style:name="T419_48" style:family="text"/>
    <style:style style:name="T419_49" style:family="text"/>
    <style:style style:name="T419_50" style:family="text"/>
    <style:style style:name="T419_51" style:family="text"/>
    <style:style style:name="T419_52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T420_17" style:family="text"/>
    <style:style style:name="T420_18" style:family="text"/>
    <style:style style:name="T420_19" style:family="text"/>
    <style:style style:name="T420_20" style:family="text"/>
    <style:style style:name="T420_21" style:family="text"/>
    <style:style style:name="T420_22" style:family="text"/>
    <style:style style:name="T420_23" style:family="text"/>
    <style:style style:name="T420_24" style:family="text"/>
    <style:style style:name="T420_25" style:family="text"/>
    <style:style style:name="T420_26" style:family="text"/>
    <style:style style:name="T420_27" style:family="text"/>
    <style:style style:name="T420_28" style:family="text"/>
    <style:style style:name="T420_29" style:family="text"/>
    <style:style style:name="T420_30" style:family="text"/>
    <style:style style:name="T420_31" style:family="text"/>
    <style:style style:name="T420_32" style:family="text"/>
    <style:style style:name="T420_33" style:family="text"/>
    <style:style style:name="T420_34" style:family="text"/>
    <style:style style:name="T420_35" style:family="text"/>
    <style:style style:name="T420_36" style:family="text"/>
    <style:style style:name="T420_37" style:family="text"/>
    <style:style style:name="T420_38" style:family="text"/>
    <style:style style:name="T420_39" style:family="text"/>
    <style:style style:name="T420_40" style:family="text"/>
    <style:style style:name="T420_41" style:family="text"/>
    <style:style style:name="T420_42" style:family="text"/>
    <style:style style:name="T420_43" style:family="text"/>
    <style:style style:name="T420_44" style:family="text"/>
    <style:style style:name="T420_45" style:family="text"/>
    <style:style style:name="T420_46" style:family="text"/>
    <style:style style:name="T420_47" style:family="text"/>
    <style:style style:name="T420_48" style:family="text"/>
    <style:style style:name="T420_49" style:family="text"/>
    <style:style style:name="T420_50" style:family="text"/>
    <style:style style:name="T420_51" style:family="text"/>
    <style:style style:name="T420_52" style:family="text"/>
    <style:style style:name="T420_53" style:family="text"/>
    <style:style style:name="T420_54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T421_19" style:family="text"/>
    <style:style style:name="T421_20" style:family="text"/>
    <style:style style:name="T421_21" style:family="text"/>
    <style:style style:name="T421_22" style:family="text"/>
    <style:style style:name="T421_23" style:family="text"/>
    <style:style style:name="T421_24" style:family="text"/>
    <style:style style:name="T421_25" style:family="text"/>
    <style:style style:name="T421_26" style:family="text"/>
    <style:style style:name="T421_27" style:family="text"/>
    <style:style style:name="T421_28" style:family="text"/>
    <style:style style:name="T421_29" style:family="text"/>
    <style:style style:name="T421_30" style:family="text"/>
    <style:style style:name="T421_31" style:family="text"/>
    <style:style style:name="T421_32" style:family="text"/>
    <style:style style:name="T421_33" style:family="text"/>
    <style:style style:name="T421_34" style:family="text"/>
    <style:style style:name="T421_35" style:family="text"/>
    <style:style style:name="T421_36" style:family="text"/>
    <style:style style:name="T421_37" style:family="text"/>
    <style:style style:name="T421_38" style:family="text"/>
    <style:style style:name="T421_39" style:family="text"/>
    <style:style style:name="T421_40" style:family="text"/>
    <style:style style:name="T421_41" style:family="text"/>
    <style:style style:name="T421_42" style:family="text"/>
    <style:style style:name="T421_43" style:family="text"/>
    <style:style style:name="T421_44" style:family="text"/>
    <style:style style:name="T421_45" style:family="text"/>
    <style:style style:name="T421_46" style:family="text"/>
    <style:style style:name="T421_47" style:family="text"/>
    <style:style style:name="T421_48" style:family="text"/>
    <style:style style:name="T421_49" style:family="text"/>
    <style:style style:name="T421_50" style:family="text"/>
    <style:style style:name="T421_51" style:family="text"/>
    <style:style style:name="T421_52" style:family="text"/>
    <style:style style:name="T421_53" style:family="text"/>
    <style:style style:name="T421_54" style:family="text"/>
    <style:style style:name="T421_55" style:family="text"/>
    <style:style style:name="T421_56" style:family="text"/>
    <style:style style:name="T421_57" style:family="text"/>
    <style:style style:name="T421_58" style:family="text"/>
    <style:style style:name="T421_59" style:family="text"/>
    <style:style style:name="T421_60" style:family="text"/>
    <style:style style:name="T421_61" style:family="text"/>
    <style:style style:name="T421_62" style:family="text"/>
    <style:style style:name="T421_63" style:family="text"/>
    <style:style style:name="T421_64" style:family="text"/>
    <style:style style:name="T421_65" style:family="text"/>
    <style:style style:name="T421_66" style:family="text"/>
    <style:style style:name="T421_67" style:family="text"/>
    <style:style style:name="T421_68" style:family="text"/>
    <style:style style:name="T421_69" style:family="text"/>
    <style:style style:name="T421_70" style:family="text"/>
    <style:style style:name="T421_71" style:family="text"/>
    <style:style style:name="T421_72" style:family="text"/>
    <style:style style:name="T421_73" style:family="text"/>
    <style:style style:name="T421_74" style:family="text"/>
    <style:style style:name="T421_75" style:family="text"/>
    <style:style style:name="T421_76" style:family="text"/>
    <style:style style:name="T421_77" style:family="text"/>
    <style:style style:name="T421_78" style:family="text"/>
    <style:style style:name="T421_79" style:family="text"/>
    <style:style style:name="T421_80" style:family="text"/>
    <style:style style:name="T421_81" style:family="text"/>
    <style:style style:name="T421_82" style:family="text"/>
    <style:style style:name="T421_83" style:family="text"/>
    <style:style style:name="T421_84" style:family="text"/>
    <style:style style:name="T421_85" style:family="text"/>
    <style:style style:name="T421_86" style:family="text"/>
    <style:style style:name="T421_87" style:family="text"/>
    <style:style style:name="T421_88" style:family="text"/>
    <style:style style:name="T421_89" style:family="text"/>
    <style:style style:name="T421_90" style:family="text"/>
    <style:style style:name="T421_91" style:family="text"/>
    <style:style style:name="T421_92" style:family="text"/>
    <style:style style:name="T421_93" style:family="text"/>
    <style:style style:name="T421_94" style:family="text"/>
    <style:style style:name="T421_95" style:family="text"/>
    <style:style style:name="T421_96" style:family="text"/>
    <style:style style:name="T421_97" style:family="text"/>
    <style:style style:name="T421_98" style:family="text"/>
    <style:style style:name="T421_99" style:family="text"/>
    <style:style style:name="T421_100" style:family="text"/>
    <style:style style:name="T421_101" style:family="text"/>
    <style:style style:name="T421_102" style:family="text"/>
    <style:style style:name="T421_103" style:family="text"/>
    <style:style style:name="T421_104" style:family="text"/>
    <style:style style:name="T421_105" style:family="text"/>
    <style:style style:name="T421_106" style:family="text"/>
    <style:style style:name="T421_107" style:family="text"/>
    <style:style style:name="T421_108" style:family="text"/>
    <style:style style:name="T421_109" style:family="text"/>
    <style:style style:name="T421_110" style:family="text"/>
    <style:style style:name="T421_111" style:family="text"/>
    <style:style style:name="T421_112" style:family="text"/>
    <style:style style:name="T421_113" style:family="text"/>
    <style:style style:name="T421_114" style:family="text"/>
    <style:style style:name="T421_115" style:family="text"/>
    <style:style style:name="T421_116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T422_21" style:family="text"/>
    <style:style style:name="T422_22" style:family="text"/>
    <style:style style:name="T422_23" style:family="text"/>
    <style:style style:name="T422_24" style:family="text"/>
    <style:style style:name="T422_25" style:family="text"/>
    <style:style style:name="T422_26" style:family="text"/>
    <style:style style:name="T422_27" style:family="text"/>
    <style:style style:name="T422_28" style:family="text"/>
    <style:style style:name="T422_29" style:family="text"/>
    <style:style style:name="T422_30" style:family="text"/>
    <style:style style:name="T422_31" style:family="text"/>
    <style:style style:name="T422_32" style:family="text"/>
    <style:style style:name="T422_33" style:family="text"/>
    <style:style style:name="T422_34" style:family="text"/>
    <style:style style:name="T422_35" style:family="text"/>
    <style:style style:name="T422_36" style:family="text"/>
    <style:style style:name="T422_37" style:family="text"/>
    <style:style style:name="T422_38" style:family="text"/>
    <style:style style:name="T422_39" style:family="text"/>
    <style:style style:name="T422_40" style:family="text"/>
    <style:style style:name="T422_41" style:family="text"/>
    <style:style style:name="T422_42" style:family="text"/>
    <style:style style:name="T422_43" style:family="text"/>
    <style:style style:name="T422_44" style:family="text"/>
    <style:style style:name="T422_45" style:family="text"/>
    <style:style style:name="T422_46" style:family="text"/>
    <style:style style:name="T422_47" style:family="text"/>
    <style:style style:name="T422_48" style:family="text"/>
    <style:style style:name="T422_49" style:family="text"/>
    <style:style style:name="T422_50" style:family="text"/>
    <style:style style:name="T422_51" style:family="text"/>
    <style:style style:name="T422_52" style:family="text"/>
    <style:style style:name="T422_53" style:family="text"/>
    <style:style style:name="T422_54" style:family="text"/>
    <style:style style:name="P423" style:family="paragraph" style:parent-style-name="Standard">
      <style:paragraph-properties fo:break-before="auto" fo:line-height="115%" fo:margin-top="0cm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T423_16" style:family="text"/>
    <style:style style:name="T423_17" style:family="text"/>
    <style:style style:name="T423_18" style:family="text"/>
    <style:style style:name="T423_19" style:family="text"/>
    <style:style style:name="T423_20" style:family="text"/>
    <style:style style:name="T423_21" style:family="text"/>
    <style:style style:name="T423_22" style:family="text"/>
    <style:style style:name="T423_23" style:family="text"/>
    <style:style style:name="T423_24" style:family="text"/>
    <style:style style:name="P424" style:family="paragraph" style:parent-style-name="Standard">
      <style:paragraph-properties fo:break-before="auto" fo:line-height="115%" fo:margin-top="0cm" fo:margin-bottom="0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T424_23" style:family="text"/>
    <style:style style:name="T424_24" style:family="text"/>
    <style:style style:name="T424_25" style:family="text"/>
    <style:style style:name="T424_26" style:family="text"/>
    <style:style style:name="T424_27" style:family="text"/>
    <style:style style:name="T424_28" style:family="text"/>
    <style:style style:name="T424_29" style:family="text"/>
    <style:style style:name="T424_30" style:family="text"/>
    <style:style style:name="T424_31" style:family="text"/>
    <style:style style:name="T424_32" style:family="text"/>
    <style:style style:name="T424_33" style:family="text"/>
    <style:style style:name="T424_34" style:family="text"/>
    <style:style style:name="T424_35" style:family="text"/>
    <style:style style:name="T424_36" style:family="text"/>
    <style:style style:name="T424_37" style:family="text"/>
    <style:style style:name="T424_38" style:family="text"/>
    <style:style style:name="T424_39" style:family="text"/>
    <style:style style:name="T424_40" style:family="text"/>
    <style:style style:name="T424_41" style:family="text"/>
    <style:style style:name="T424_42" style:family="text"/>
    <style:style style:name="T424_43" style:family="text"/>
    <style:style style:name="T424_44" style:family="text"/>
    <style:style style:name="T424_45" style:family="text"/>
    <style:style style:name="T424_46" style:family="text"/>
    <style:style style:name="T424_47" style:family="text"/>
    <style:style style:name="T424_48" style:family="text"/>
    <style:style style:name="T424_49" style:family="text"/>
    <style:style style:name="T424_50" style:family="text"/>
    <style:style style:name="T424_51" style:family="text"/>
    <style:style style:name="T424_52" style:family="text"/>
    <style:style style:name="T424_53" style:family="text"/>
    <style:style style:name="T424_54" style:family="text"/>
    <style:style style:name="T424_55" style:family="text"/>
    <style:style style:name="T424_56" style:family="text"/>
    <style:style style:name="T424_57" style:family="text"/>
    <style:style style:name="T424_58" style:family="text"/>
    <style:style style:name="T424_59" style:family="text"/>
    <style:style style:name="T424_60" style:family="text"/>
    <style:style style:name="T424_61" style:family="text"/>
    <style:style style:name="T424_62" style:family="text"/>
    <style:style style:name="T424_63" style:family="text"/>
    <style:style style:name="T424_64" style:family="text"/>
    <style:style style:name="T424_65" style:family="text"/>
    <style:style style:name="T424_66" style:family="text"/>
    <style:style style:name="T424_67" style:family="text"/>
    <style:style style:name="T424_68" style:family="text"/>
    <style:style style:name="T424_69" style:family="text"/>
    <style:style style:name="T424_70" style:family="text"/>
    <style:style style:name="T424_71" style:family="text"/>
    <style:style style:name="T424_72" style:family="text"/>
    <style:style style:name="T424_73" style:family="text"/>
    <style:style style:name="T424_74" style:family="text"/>
    <style:style style:name="T424_75" style:family="text"/>
    <style:style style:name="T424_76" style:family="text"/>
    <style:style style:name="T424_77" style:family="text"/>
    <style:style style:name="T424_78" style:family="text"/>
    <style:style style:name="T424_79" style:family="text"/>
    <style:style style:name="T424_80" style:family="text"/>
    <style:style style:name="T424_81" style:family="text"/>
    <style:style style:name="T424_82" style:family="text"/>
    <style:style style:name="T424_83" style:family="text"/>
    <style:style style:name="T424_84" style:family="text"/>
    <style:style style:name="T424_85" style:family="text"/>
    <style:style style:name="T424_86" style:family="text"/>
    <style:style style:name="T424_87" style:family="text"/>
    <style:style style:name="T424_88" style:family="text"/>
    <style:style style:name="T424_89" style:family="text"/>
    <style:style style:name="T424_90" style:family="text"/>
    <style:style style:name="T424_91" style:family="text"/>
    <style:style style:name="T424_92" style:family="text"/>
    <style:style style:name="T424_93" style:family="text"/>
    <style:style style:name="T424_94" style:family="text"/>
    <style:style style:name="T424_95" style:family="text"/>
    <style:style style:name="T424_96" style:family="text"/>
    <style:style style:name="T424_97" style:family="text"/>
    <style:style style:name="T424_98" style:family="text"/>
    <style:style style:name="T424_99" style:family="text"/>
    <style:style style:name="T424_100" style:family="text"/>
    <style:style style:name="T424_101" style:family="text"/>
    <style:style style:name="T424_102" style:family="text"/>
    <style:style style:name="T424_103" style:family="text"/>
    <style:style style:name="T424_104" style:family="text"/>
    <style:style style:name="T424_105" style:family="text"/>
    <style:style style:name="T424_106" style:family="text"/>
    <style:style style:name="T424_107" style:family="text"/>
    <style:style style:name="T424_108" style:family="text"/>
    <style:style style:name="T424_109" style:family="text"/>
    <style:style style:name="T424_110" style:family="text"/>
    <style:style style:name="T424_111" style:family="text"/>
    <style:style style:name="T424_112" style:family="text"/>
    <style:style style:name="P425" style:family="paragraph" style:parent-style-name="Standard">
      <style:paragraph-properties fo:break-before="auto" fo:line-height="115%" style:writing-mode="lr-tb"/>
    </style:style>
    <style:style style:name="P426" style:family="paragraph" style:parent-style-name="Heading_20_3">
      <style:paragraph-properties fo:break-before="auto" fo:line-height="115%" style:writing-mode="lr-tb"/>
    </style:style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7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8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9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10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1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12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13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14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15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27_16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T428_28" style:family="text"/>
    <style:style style:name="T428_29" style:family="text"/>
    <style:style style:name="T428_30" style:family="text"/>
    <style:style style:name="T428_31" style:family="text"/>
    <style:style style:name="T428_32" style:family="text"/>
    <style:style style:name="T428_33" style:family="text"/>
    <style:style style:name="T428_34" style:family="text"/>
    <style:style style:name="T428_35" style:family="text"/>
    <style:style style:name="T428_36" style:family="text"/>
    <style:style style:name="T428_37" style:family="text"/>
    <style:style style:name="T428_38" style:family="text"/>
    <style:style style:name="T428_39" style:family="text"/>
    <style:style style:name="T428_40" style:family="text"/>
    <style:style style:name="T428_41" style:family="text"/>
    <style:style style:name="T428_42" style:family="text"/>
    <style:style style:name="T428_43" style:family="text"/>
    <style:style style:name="T428_44" style:family="text"/>
    <style:style style:name="T428_45" style:family="text"/>
    <style:style style:name="T428_46" style:family="text"/>
    <style:style style:name="T428_47" style:family="text"/>
    <style:style style:name="T428_48" style:family="text"/>
    <style:style style:name="T428_49" style:family="text"/>
    <style:style style:name="T428_50" style:family="text"/>
    <style:style style:name="T428_51" style:family="text"/>
    <style:style style:name="T428_52" style:family="text"/>
    <style:style style:name="T428_53" style:family="text"/>
    <style:style style:name="T428_54" style:family="text"/>
    <style:style style:name="T428_55" style:family="text"/>
    <style:style style:name="T428_56" style:family="text"/>
    <style:style style:name="T428_57" style:family="text"/>
    <style:style style:name="T428_58" style:family="text"/>
    <style:style style:name="T428_59" style:family="text"/>
    <style:style style:name="T428_60" style:family="text"/>
    <style:style style:name="T428_61" style:family="text"/>
    <style:style style:name="T428_62" style:family="text"/>
    <style:style style:name="T428_63" style:family="text"/>
    <style:style style:name="T428_64" style:family="text"/>
    <style:style style:name="T428_65" style:family="text"/>
    <style:style style:name="T428_66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P430" style:family="paragraph" style:parent-style-name="Standard">
      <style:paragraph-properties fo:break-before="auto" fo:line-height="115%" fo:margin-top="0cm" style:writing-mode="lr-tb"/>
    </style:style>
    <style:style style:name="T430_1" style:family="text"/>
    <style:style style:name="T430_2" style:family="text"/>
    <style:style style:name="P431" style:family="paragraph" style:parent-style-name="Standard">
      <style:paragraph-properties fo:break-before="auto" fo:line-height="115%" fo:margin-top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P432" style:family="paragraph" style:parent-style-name="Standard">
      <style:paragraph-properties fo:break-before="auto" fo:line-height="115%" fo:margin-top="0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P433" style:family="paragraph" style:parent-style-name="Standard">
      <style:paragraph-properties fo:break-before="auto" fo:line-height="115%" fo:margin-top="0cm" style:writing-mode="lr-tb"/>
    </style:style>
    <style:style style:name="T433_1" style:family="text"/>
    <style:style style:name="T433_2" style:family="text"/>
    <style:style style:name="P434" style:family="paragraph" style:parent-style-name="Standard">
      <style:paragraph-properties fo:break-before="auto" fo:line-height="115%" fo:margin-top="0cm" fo:margin-bottom="0cm" style:writing-mode="lr-tb"/>
    </style:style>
    <style:style style:name="T434_1" style:family="text"/>
    <style:style style:name="T434_2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T435_25" style:family="text"/>
    <style:style style:name="T435_26" style:family="text"/>
    <style:style style:name="T435_27" style:family="text"/>
    <style:style style:name="T435_28" style:family="text"/>
    <style:style style:name="T435_29" style:family="text"/>
    <style:style style:name="T435_30" style:family="text"/>
    <style:style style:name="T435_31" style:family="text"/>
    <style:style style:name="T435_32" style:family="text"/>
    <style:style style:name="T435_33" style:family="text"/>
    <style:style style:name="P436" style:family="paragraph" style:parent-style-name="Standard">
      <style:paragraph-properties fo:break-before="auto" fo:line-height="115%" style:writing-mode="lr-tb"/>
    </style:style>
    <style:style style:name="P437" style:family="paragraph" style:parent-style-name="Standard">
      <style:paragraph-properties fo:break-before="auto" fo:line-height="115%" style:writing-mode="lr-tb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P439" style:family="paragraph" style:parent-style-name="Standard">
      <style:paragraph-properties fo:break-before="auto" fo:line-height="115%" fo:margin-top="0cm" style:writing-mode="lr-tb"/>
    </style:style>
    <style:style style:name="T439_1" style:family="text"/>
    <style:style style:name="T439_2" style:family="text"/>
    <style:style style:name="P440" style:family="paragraph" style:parent-style-name="Standard">
      <style:paragraph-properties fo:break-before="auto" fo:line-height="115%" fo:margin-top="0cm" style:writing-mode="lr-tb"/>
    </style:style>
    <style:style style:name="T440_1" style:family="text"/>
    <style:style style:name="T440_2" style:family="text"/>
    <style:style style:name="P441" style:family="paragraph" style:parent-style-name="Standard">
      <style:paragraph-properties fo:break-before="auto" fo:line-height="115%" fo:margin-top="0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P442" style:family="paragraph" style:parent-style-name="Standard">
      <style:paragraph-properties fo:break-before="auto" fo:line-height="115%" fo:margin-top="0cm" style:writing-mode="lr-tb"/>
    </style:style>
    <style:style style:name="T442_1" style:family="text"/>
    <style:style style:name="T442_2" style:family="text"/>
    <style:style style:name="P443" style:family="paragraph" style:parent-style-name="Standard">
      <style:paragraph-properties fo:break-before="auto" fo:line-height="115%" fo:margin-top="0cm" fo:margin-bottom="0cm" style:writing-mode="lr-tb"/>
    </style:style>
    <style:style style:name="T443_1" style:family="text"/>
    <style:style style:name="T443_2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T444_23" style:family="text"/>
    <style:style style:name="T444_24" style:family="text"/>
    <style:style style:name="T444_25" style:family="text"/>
    <style:style style:name="T444_26" style:family="text"/>
    <style:style style:name="T444_27" style:family="text"/>
    <style:style style:name="T444_28" style:family="text"/>
    <style:style style:name="T444_29" style:family="text"/>
    <style:style style:name="T444_30" style:family="text"/>
    <style:style style:name="T444_31" style:family="text"/>
    <style:style style:name="T444_32" style:family="text"/>
    <style:style style:name="T444_33" style:family="text"/>
    <style:style style:name="T444_34" style:family="text"/>
    <style:style style:name="T444_35" style:family="text"/>
    <style:style style:name="T444_36" style:family="text"/>
    <style:style style:name="P445" style:family="paragraph" style:parent-style-name="Standard">
      <style:paragraph-properties fo:break-before="auto" fo:line-height="115%" style:writing-mode="lr-tb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T446_22" style:family="text"/>
    <style:style style:name="T446_23" style:family="text"/>
    <style:style style:name="T446_24" style:family="text"/>
    <style:style style:name="T446_25" style:family="text"/>
    <style:style style:name="T446_26" style:family="text"/>
    <style:style style:name="T446_27" style:family="text"/>
    <style:style style:name="T446_28" style:family="text"/>
    <style:style style:name="T446_29" style:family="text"/>
    <style:style style:name="T446_30" style:family="text"/>
    <style:style style:name="T446_31" style:family="text"/>
    <style:style style:name="T446_32" style:family="text"/>
    <style:style style:name="T446_33" style:family="text"/>
    <style:style style:name="T446_34" style:family="text"/>
    <style:style style:name="T446_35" style:family="text"/>
    <style:style style:name="T446_36" style:family="text"/>
    <style:style style:name="T446_37" style:family="text"/>
    <style:style style:name="T446_38" style:family="text"/>
    <style:style style:name="T446_39" style:family="text"/>
    <style:style style:name="T446_40" style:family="text"/>
    <style:style style:name="T446_41" style:family="text"/>
    <style:style style:name="T446_42" style:family="text"/>
    <style:style style:name="T446_43" style:family="text"/>
    <style:style style:name="T446_44" style:family="text"/>
    <style:style style:name="T446_45" style:family="text"/>
    <style:style style:name="T446_46" style:family="text"/>
    <style:style style:name="T446_47" style:family="text"/>
    <style:style style:name="T446_48" style:family="text"/>
    <style:style style:name="T446_49" style:family="text"/>
    <style:style style:name="T446_50" style:family="text"/>
    <style:style style:name="T446_51" style:family="text"/>
    <style:style style:name="T446_52" style:family="text"/>
    <style:style style:name="T446_53" style:family="text"/>
    <style:style style:name="T446_54" style:family="text"/>
    <style:style style:name="T446_55" style:family="text"/>
    <style:style style:name="T446_56" style:family="text"/>
    <style:style style:name="T446_57" style:family="text"/>
    <style:style style:name="T446_58" style:family="text"/>
    <style:style style:name="T446_59" style:family="text"/>
    <style:style style:name="T446_60" style:family="text"/>
    <style:style style:name="T446_61" style:family="text"/>
    <style:style style:name="T446_62" style:family="text"/>
    <style:style style:name="T446_63" style:family="text"/>
    <style:style style:name="T446_64" style:family="text"/>
    <style:style style:name="T446_65" style:family="text"/>
    <style:style style:name="T446_66" style:family="text"/>
    <style:style style:name="T446_67" style:family="text"/>
    <style:style style:name="T446_68" style:family="text"/>
    <style:style style:name="T446_69" style:family="text"/>
    <style:style style:name="T446_70" style:family="text"/>
    <style:style style:name="T446_71" style:family="text"/>
    <style:style style:name="T446_72" style:family="text"/>
    <style:style style:name="T446_73" style:family="text"/>
    <style:style style:name="T446_74" style:family="text"/>
    <style:style style:name="T446_75" style:family="text"/>
    <style:style style:name="T446_76" style:family="text"/>
    <style:style style:name="T446_77" style:family="text"/>
    <style:style style:name="T446_78" style:family="text"/>
    <style:style style:name="T446_79" style:family="text"/>
    <style:style style:name="T446_80" style:family="text"/>
    <style:style style:name="T446_81" style:family="text"/>
    <style:style style:name="T446_82" style:family="text"/>
    <style:style style:name="T446_83" style:family="text"/>
    <style:style style:name="T446_84" style:family="text"/>
    <style:style style:name="T446_85" style:family="text"/>
    <style:style style:name="T446_86" style:family="text"/>
    <style:style style:name="T446_87" style:family="text"/>
    <style:style style:name="T446_88" style:family="text"/>
    <style:style style:name="T446_89" style:family="text"/>
    <style:style style:name="T446_90" style:family="text"/>
    <style:style style:name="T446_91" style:family="text"/>
    <style:style style:name="T446_92" style:family="text"/>
    <style:style style:name="T446_93" style:family="text"/>
    <style:style style:name="T446_94" style:family="text"/>
    <style:style style:name="T446_95" style:family="text"/>
    <style:style style:name="T446_96" style:family="text"/>
    <style:style style:name="T446_97" style:family="text"/>
    <style:style style:name="T446_98" style:family="text"/>
    <style:style style:name="T446_99" style:family="text"/>
    <style:style style:name="T446_100" style:family="text"/>
    <style:style style:name="T446_101" style:family="text"/>
    <style:style style:name="T446_102" style:family="text"/>
    <style:style style:name="T446_103" style:family="text"/>
    <style:style style:name="T446_104" style:family="text"/>
    <style:style style:name="T446_105" style:family="text"/>
    <style:style style:name="T446_106" style:family="text"/>
    <style:style style:name="T446_107" style:family="text"/>
    <style:style style:name="T446_108" style:family="text"/>
    <style:style style:name="T446_109" style:family="text"/>
    <style:style style:name="T446_110" style:family="text"/>
    <style:style style:name="T446_111" style:family="text"/>
    <style:style style:name="T446_112" style:family="text"/>
    <style:style style:name="T446_113" style:family="text"/>
    <style:style style:name="T446_114" style:family="text"/>
    <style:style style:name="T446_115" style:family="text"/>
    <style:style style:name="T446_116" style:family="text"/>
    <style:style style:name="T446_117" style:family="text"/>
    <style:style style:name="T446_118" style:family="text"/>
    <style:style style:name="T446_119" style:family="text"/>
    <style:style style:name="T446_120" style:family="text"/>
    <style:style style:name="T446_121" style:family="text"/>
    <style:style style:name="T446_122" style:family="text"/>
    <style:style style:name="T446_123" style:family="text"/>
    <style:style style:name="T446_124" style:family="text"/>
    <style:style style:name="T446_125" style:family="text"/>
    <style:style style:name="T446_126" style:family="text"/>
    <style:style style:name="T446_127" style:family="text"/>
    <style:style style:name="T446_128" style:family="text"/>
    <style:style style:name="T446_129" style:family="text"/>
    <style:style style:name="T446_130" style:family="text"/>
    <style:style style:name="T446_131" style:family="text"/>
    <style:style style:name="T446_132" style:family="text"/>
    <style:style style:name="T446_133" style:family="text"/>
    <style:style style:name="T446_134" style:family="text"/>
    <style:style style:name="T446_135" style:family="text"/>
    <style:style style:name="T446_136" style:family="text"/>
    <style:style style:name="T446_137" style:family="text"/>
    <style:style style:name="T446_138" style:family="text"/>
    <style:style style:name="T446_139" style:family="text"/>
    <style:style style:name="T446_140" style:family="text"/>
    <style:style style:name="T446_141" style:family="text"/>
    <style:style style:name="T446_142" style:family="text"/>
    <style:style style:name="T446_143" style:family="text"/>
    <style:style style:name="T446_144" style:family="text"/>
    <style:style style:name="T446_145" style:family="text"/>
    <style:style style:name="T446_146" style:family="text"/>
    <style:style style:name="T446_147" style:family="text"/>
    <style:style style:name="T446_148" style:family="text"/>
    <style:style style:name="T446_149" style:family="text"/>
    <style:style style:name="T446_150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T450_24" style:family="text"/>
    <style:style style:name="T450_25" style:family="text"/>
    <style:style style:name="T450_26" style:family="text"/>
    <style:style style:name="T450_27" style:family="text"/>
    <style:style style:name="T450_28" style:family="text"/>
    <style:style style:name="T450_29" style:family="text"/>
    <style:style style:name="T450_30" style:family="text"/>
    <style:style style:name="T450_31" style:family="text"/>
    <style:style style:name="T450_32" style:family="text"/>
    <style:style style:name="T450_33" style:family="text"/>
    <style:style style:name="T450_34" style:family="text"/>
    <style:style style:name="T450_35" style:family="text"/>
    <style:style style:name="T450_36" style:family="text"/>
    <style:style style:name="T450_37" style:family="text"/>
    <style:style style:name="T450_38" style:family="text"/>
    <style:style style:name="T450_39" style:family="text"/>
    <style:style style:name="T450_40" style:family="text"/>
    <style:style style:name="T450_41" style:family="text"/>
    <style:style style:name="T450_42" style:family="text"/>
    <style:style style:name="T450_43" style:family="text"/>
    <style:style style:name="T450_44" style:family="text"/>
    <style:style style:name="T450_45" style:family="text"/>
    <style:style style:name="T450_46" style:family="text"/>
    <style:style style:name="T450_47" style:family="text"/>
    <style:style style:name="T450_48" style:family="text"/>
    <style:style style:name="T450_49" style:family="text"/>
    <style:style style:name="T450_50" style:family="text"/>
    <style:style style:name="T450_51" style:family="text"/>
    <style:style style:name="T450_52" style:family="text"/>
    <style:style style:name="T450_53" style:family="text"/>
    <style:style style:name="T450_54" style:family="text"/>
    <style:style style:name="T450_55" style:family="text"/>
    <style:style style:name="T450_56" style:family="text"/>
    <style:style style:name="T450_57" style:family="text"/>
    <style:style style:name="T450_58" style:family="text"/>
    <style:style style:name="T450_59" style:family="text"/>
    <style:style style:name="T450_60" style:family="text"/>
    <style:style style:name="T450_61" style:family="text"/>
    <style:style style:name="T450_62" style:family="text"/>
    <style:style style:name="T450_63" style:family="text"/>
    <style:style style:name="T450_64" style:family="text"/>
    <style:style style:name="T450_65" style:family="text"/>
    <style:style style:name="T450_66" style:family="text"/>
    <style:style style:name="T450_67" style:family="text"/>
    <style:style style:name="T450_68" style:family="text"/>
    <style:style style:name="T450_69" style:family="text"/>
    <style:style style:name="T450_70" style:family="text"/>
    <style:style style:name="T450_71" style:family="text"/>
    <style:style style:name="T450_72" style:family="text"/>
    <style:style style:name="T450_73" style:family="text"/>
    <style:style style:name="T450_74" style:family="text"/>
    <style:style style:name="T450_75" style:family="text"/>
    <style:style style:name="T450_76" style:family="text"/>
    <style:style style:name="T450_77" style:family="text"/>
    <style:style style:name="T450_78" style:family="text"/>
    <style:style style:name="T450_79" style:family="text"/>
    <style:style style:name="T450_80" style:family="text"/>
    <style:style style:name="T450_81" style:family="text"/>
    <style:style style:name="T450_82" style:family="text"/>
    <style:style style:name="T450_83" style:family="text"/>
    <style:style style:name="T450_84" style:family="text"/>
    <style:style style:name="T450_85" style:family="text"/>
    <style:style style:name="T450_86" style:family="text"/>
    <style:style style:name="T450_87" style:family="text"/>
    <style:style style:name="T450_88" style:family="text"/>
    <style:style style:name="T450_89" style:family="text"/>
    <style:style style:name="T450_90" style:family="text"/>
    <style:style style:name="T450_91" style:family="text"/>
    <style:style style:name="T450_92" style:family="text"/>
    <style:style style:name="T450_93" style:family="text"/>
    <style:style style:name="T450_94" style:family="text"/>
    <style:style style:name="T450_95" style:family="text"/>
    <style:style style:name="T450_96" style:family="text"/>
    <style:style style:name="T450_97" style:family="text"/>
    <style:style style:name="T450_98" style:family="text"/>
    <style:style style:name="T450_99" style:family="text"/>
    <style:style style:name="T450_100" style:family="text"/>
    <style:style style:name="T450_101" style:family="text"/>
    <style:style style:name="T450_102" style:family="text"/>
    <style:style style:name="T450_103" style:family="text"/>
    <style:style style:name="T450_104" style:family="text"/>
    <style:style style:name="T450_105" style:family="text"/>
    <style:style style:name="T450_106" style:family="text"/>
    <style:style style:name="T450_107" style:family="text"/>
    <style:style style:name="T450_108" style:family="text"/>
    <style:style style:name="T450_109" style:family="text"/>
    <style:style style:name="T450_110" style:family="text"/>
    <style:style style:name="T450_111" style:family="text"/>
    <style:style style:name="T450_112" style:family="text"/>
    <style:style style:name="T450_113" style:family="text"/>
    <style:style style:name="T450_114" style:family="text"/>
    <style:style style:name="T450_115" style:family="text"/>
    <style:style style:name="T450_116" style:family="text"/>
    <style:style style:name="T450_117" style:family="text"/>
    <style:style style:name="T450_118" style:family="text"/>
    <style:style style:name="T450_119" style:family="text"/>
    <style:style style:name="T450_120" style:family="text"/>
    <style:style style:name="T450_121" style:family="text"/>
    <style:style style:name="T450_122" style:family="text"/>
    <style:style style:name="T450_123" style:family="text"/>
    <style:style style:name="T450_124" style:family="text"/>
    <style:style style:name="T450_125" style:family="text"/>
    <style:style style:name="T450_126" style:family="text"/>
    <style:style style:name="T450_127" style:family="text"/>
    <style:style style:name="T450_128" style:family="text"/>
    <style:style style:name="T450_129" style:family="text"/>
    <style:style style:name="T450_130" style:family="text"/>
    <style:style style:name="T450_131" style:family="text"/>
    <style:style style:name="T450_132" style:family="text"/>
    <style:style style:name="T450_133" style:family="text"/>
    <style:style style:name="T450_134" style:family="text"/>
    <style:style style:name="T450_135" style:family="text"/>
    <style:style style:name="T450_136" style:family="text"/>
    <style:style style:name="T450_137" style:family="text"/>
    <style:style style:name="T450_138" style:family="text"/>
    <style:style style:name="T450_139" style:family="text"/>
    <style:style style:name="T450_140" style:family="text"/>
    <style:style style:name="T450_141" style:family="text"/>
    <style:style style:name="T450_142" style:family="text"/>
    <style:style style:name="T450_143" style:family="text"/>
    <style:style style:name="T450_144" style:family="text"/>
    <style:style style:name="T450_145" style:family="text"/>
    <style:style style:name="T450_146" style:family="text"/>
    <style:style style:name="T450_147" style:family="text"/>
    <style:style style:name="T450_148" style:family="text"/>
    <style:style style:name="T450_149" style:family="text"/>
    <style:style style:name="T450_150" style:family="text"/>
    <style:style style:name="T450_151" style:family="text"/>
    <style:style style:name="T450_152" style:family="text"/>
    <style:style style:name="T450_153" style:family="text"/>
    <style:style style:name="T450_154" style:family="text"/>
    <style:style style:name="T450_155" style:family="text"/>
    <style:style style:name="T450_156" style:family="text"/>
    <style:style style:name="T450_157" style:family="text"/>
    <style:style style:name="T450_158" style:family="text"/>
    <style:style style:name="T450_159" style:family="text"/>
    <style:style style:name="T450_160" style:family="text"/>
    <style:style style:name="T450_161" style:family="text"/>
    <style:style style:name="T450_162" style:family="text"/>
    <style:style style:name="T450_163" style:family="text"/>
    <style:style style:name="T450_164" style:family="text"/>
    <style:style style:name="T450_165" style:family="text"/>
    <style:style style:name="T450_166" style:family="text"/>
    <style:style style:name="T450_167" style:family="text"/>
    <style:style style:name="T450_168" style:family="text"/>
    <style:style style:name="T450_169" style:family="text"/>
    <style:style style:name="T450_170" style:family="text"/>
    <style:style style:name="T450_171" style:family="text"/>
    <style:style style:name="T450_172" style:family="text"/>
    <style:style style:name="T450_173" style:family="text"/>
    <style:style style:name="T450_174" style:family="text"/>
    <style:style style:name="T450_175" style:family="text"/>
    <style:style style:name="T450_176" style:family="text"/>
    <style:style style:name="T450_177" style:family="text"/>
    <style:style style:name="T450_178" style:family="text"/>
    <style:style style:name="T450_179" style:family="text"/>
    <style:style style:name="T450_180" style:family="text"/>
    <style:style style:name="T450_181" style:family="text"/>
    <style:style style:name="T450_182" style:family="text"/>
    <style:style style:name="T450_183" style:family="text"/>
    <style:style style:name="T450_184" style:family="text"/>
    <style:style style:name="T450_185" style:family="text"/>
    <style:style style:name="T450_186" style:family="text"/>
    <style:style style:name="T450_187" style:family="text"/>
    <style:style style:name="T450_188" style:family="text"/>
    <style:style style:name="T450_189" style:family="text"/>
    <style:style style:name="T450_190" style:family="text"/>
    <style:style style:name="T450_191" style:family="text"/>
    <style:style style:name="T450_192" style:family="text"/>
    <style:style style:name="T450_193" style:family="text"/>
    <style:style style:name="T450_194" style:family="text"/>
    <style:style style:name="T450_195" style:family="text"/>
    <style:style style:name="T450_196" style:family="text"/>
    <style:style style:name="T450_197" style:family="text"/>
    <style:style style:name="T450_198" style:family="text"/>
    <style:style style:name="T450_199" style:family="text"/>
    <style:style style:name="T450_200" style:family="text"/>
    <style:style style:name="T450_201" style:family="text"/>
    <style:style style:name="T450_202" style:family="text"/>
    <style:style style:name="T450_203" style:family="text"/>
    <style:style style:name="T450_204" style:family="text"/>
    <style:style style:name="T450_205" style:family="text"/>
    <style:style style:name="T450_206" style:family="text"/>
    <style:style style:name="T450_207" style:family="text"/>
    <style:style style:name="T450_208" style:family="text"/>
    <style:style style:name="P451" style:family="paragraph" style:parent-style-name="Standard">
      <style:paragraph-properties fo:break-before="auto" fo:line-height="115%" style:writing-mode="lr-tb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T452_25" style:family="text"/>
    <style:style style:name="T452_26" style:family="text"/>
    <style:style style:name="T452_27" style:family="text"/>
    <style:style style:name="T452_28" style:family="text"/>
    <style:style style:name="T452_29" style:family="text"/>
    <style:style style:name="T452_30" style:family="text"/>
    <style:style style:name="T452_31" style:family="text"/>
    <style:style style:name="T452_32" style:family="text"/>
    <style:style style:name="T452_33" style:family="text"/>
    <style:style style:name="T452_34" style:family="text"/>
    <style:style style:name="T452_35" style:family="text"/>
    <style:style style:name="T452_36" style:family="text"/>
    <style:style style:name="T452_37" style:family="text"/>
    <style:style style:name="T452_38" style:family="text"/>
    <style:style style:name="T452_39" style:family="text"/>
    <style:style style:name="T452_40" style:family="text"/>
    <style:style style:name="T452_41" style:family="text"/>
    <style:style style:name="T452_42" style:family="text"/>
    <style:style style:name="T452_43" style:family="text"/>
    <style:style style:name="T452_44" style:family="text"/>
    <style:style style:name="T452_45" style:family="text"/>
    <style:style style:name="T452_46" style:family="text"/>
    <style:style style:name="T452_47" style:family="text"/>
    <style:style style:name="T452_48" style:family="text"/>
    <style:style style:name="T452_49" style:family="text"/>
    <style:style style:name="T452_50" style:family="text"/>
    <style:style style:name="T452_51" style:family="text"/>
    <style:style style:name="T452_52" style:family="text"/>
    <style:style style:name="T452_53" style:family="text"/>
    <style:style style:name="T452_54" style:family="text"/>
    <style:style style:name="T452_55" style:family="text"/>
    <style:style style:name="T452_56" style:family="text"/>
    <style:style style:name="T452_57" style:family="text"/>
    <style:style style:name="T452_58" style:family="text"/>
    <style:style style:name="T452_59" style:family="text"/>
    <style:style style:name="T452_60" style:family="text"/>
    <style:style style:name="T452_61" style:family="text"/>
    <style:style style:name="T452_62" style:family="text"/>
    <style:style style:name="T452_63" style:family="text"/>
    <style:style style:name="T452_64" style:family="text"/>
    <style:style style:name="T452_65" style:family="text"/>
    <style:style style:name="T452_66" style:family="text"/>
    <style:style style:name="T452_67" style:family="text"/>
    <style:style style:name="T452_68" style:family="text"/>
    <style:style style:name="T452_69" style:family="text"/>
    <style:style style:name="T452_70" style:family="text"/>
    <style:style style:name="T452_71" style:family="text"/>
    <style:style style:name="T452_72" style:family="text"/>
    <style:style style:name="T452_73" style:family="text"/>
    <style:style style:name="T452_74" style:family="text"/>
    <style:style style:name="T452_75" style:family="text"/>
    <style:style style:name="T452_76" style:family="text"/>
    <style:style style:name="T452_77" style:family="text"/>
    <style:style style:name="T452_78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T453_20" style:family="text"/>
    <style:style style:name="T453_21" style:family="text"/>
    <style:style style:name="T453_22" style:family="text"/>
    <style:style style:name="T453_23" style:family="text"/>
    <style:style style:name="T453_24" style:family="text"/>
    <style:style style:name="T453_25" style:family="text"/>
    <style:style style:name="T453_26" style:family="text"/>
    <style:style style:name="T453_27" style:family="text"/>
    <style:style style:name="T453_28" style:family="text"/>
    <style:style style:name="T453_29" style:family="text"/>
    <style:style style:name="T453_30" style:family="text"/>
    <style:style style:name="T453_31" style:family="text"/>
    <style:style style:name="T453_32" style:family="text"/>
    <style:style style:name="T453_33" style:family="text"/>
    <style:style style:name="T453_34" style:family="text"/>
    <style:style style:name="T453_35" style:family="text"/>
    <style:style style:name="T453_36" style:family="text"/>
    <style:style style:name="T453_37" style:family="text"/>
    <style:style style:name="T453_38" style:family="text"/>
    <style:style style:name="T453_39" style:family="text"/>
    <style:style style:name="T453_40" style:family="text"/>
    <style:style style:name="T453_41" style:family="text"/>
    <style:style style:name="T453_42" style:family="text"/>
    <style:style style:name="T453_43" style:family="text"/>
    <style:style style:name="T453_44" style:family="text"/>
    <style:style style:name="T453_45" style:family="text"/>
    <style:style style:name="T453_46" style:family="text"/>
    <style:style style:name="P454" style:family="paragraph" style:parent-style-name="Standard">
      <style:paragraph-properties fo:break-before="auto" fo:line-height="115%" style:writing-mode="lr-tb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P462" style:family="paragraph" style:parent-style-name="Standard">
      <style:paragraph-properties fo:break-before="auto" fo:line-height="115%" style:writing-mode="lr-tb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T463_33" style:family="text"/>
    <style:style style:name="T463_34" style:family="text"/>
    <style:style style:name="T463_35" style:family="text"/>
    <style:style style:name="T463_36" style:family="text"/>
    <style:style style:name="T463_37" style:family="text"/>
    <style:style style:name="T463_38" style:family="text"/>
    <style:style style:name="T463_39" style:family="text"/>
    <style:style style:name="T463_40" style:family="text"/>
    <style:style style:name="T463_41" style:family="text"/>
    <style:style style:name="T463_42" style:family="text"/>
    <style:style style:name="T463_43" style:family="text"/>
    <style:style style:name="T463_44" style:family="text"/>
    <style:style style:name="T463_45" style:family="text"/>
    <style:style style:name="T463_46" style:family="text"/>
    <style:style style:name="T463_47" style:family="text"/>
    <style:style style:name="T463_48" style:family="text"/>
    <style:style style:name="T463_49" style:family="text"/>
    <style:style style:name="T463_50" style:family="text"/>
    <style:style style:name="T463_51" style:family="text"/>
    <style:style style:name="T463_52" style:family="text"/>
    <style:style style:name="T463_53" style:family="text"/>
    <style:style style:name="T463_54" style:family="text"/>
    <style:style style:name="T463_55" style:family="text"/>
    <style:style style:name="T463_56" style:family="text"/>
    <style:style style:name="T463_57" style:family="text"/>
    <style:style style:name="T463_58" style:family="text"/>
    <style:style style:name="T463_59" style:family="text"/>
    <style:style style:name="T463_60" style:family="text"/>
    <style:style style:name="T463_61" style:family="text"/>
    <style:style style:name="T463_62" style:family="text"/>
    <style:style style:name="T463_63" style:family="text"/>
    <style:style style:name="T463_64" style:family="text"/>
    <style:style style:name="T463_65" style:family="text"/>
    <style:style style:name="T463_66" style:family="text"/>
    <style:style style:name="T463_67" style:family="text"/>
    <style:style style:name="T463_68" style:family="text"/>
    <style:style style:name="T463_69" style:family="text"/>
    <style:style style:name="T463_70" style:family="text"/>
    <style:style style:name="T463_71" style:family="text"/>
    <style:style style:name="T463_72" style:family="text"/>
    <style:style style:name="T463_73" style:family="text"/>
    <style:style style:name="T463_74" style:family="text"/>
    <style:style style:name="T463_75" style:family="text"/>
    <style:style style:name="T463_76" style:family="text"/>
    <style:style style:name="T463_77" style:family="text"/>
    <style:style style:name="T463_78" style:family="text"/>
    <style:style style:name="T463_79" style:family="text"/>
    <style:style style:name="T463_80" style:family="text"/>
    <style:style style:name="T463_81" style:family="text"/>
    <style:style style:name="T463_82" style:family="text"/>
    <style:style style:name="T463_83" style:family="text"/>
    <style:style style:name="T463_84" style:family="text"/>
    <style:style style:name="T463_85" style:family="text"/>
    <style:style style:name="T463_86" style:family="text"/>
    <style:style style:name="T463_87" style:family="text"/>
    <style:style style:name="T463_88" style:family="text"/>
    <style:style style:name="T463_89" style:family="text"/>
    <style:style style:name="T463_90" style:family="text"/>
    <style:style style:name="T463_91" style:family="text"/>
    <style:style style:name="T463_92" style:family="text"/>
    <style:style style:name="T463_93" style:family="text"/>
    <style:style style:name="T463_94" style:family="text"/>
    <style:style style:name="T463_95" style:family="text"/>
    <style:style style:name="T463_96" style:family="text"/>
    <style:style style:name="T463_97" style:family="text"/>
    <style:style style:name="T463_98" style:family="text"/>
    <style:style style:name="T463_99" style:family="text"/>
    <style:style style:name="T463_100" style:family="text"/>
    <style:style style:name="T463_101" style:family="text"/>
    <style:style style:name="T463_102" style:family="text"/>
    <style:style style:name="T463_103" style:family="text"/>
    <style:style style:name="T463_104" style:family="text"/>
    <style:style style:name="T463_105" style:family="text"/>
    <style:style style:name="T463_106" style:family="text"/>
    <style:style style:name="T463_107" style:family="text"/>
    <style:style style:name="T463_108" style:family="text"/>
    <style:style style:name="T463_109" style:family="text"/>
    <style:style style:name="T463_110" style:family="text"/>
    <style:style style:name="T463_111" style:family="text"/>
    <style:style style:name="T463_112" style:family="text"/>
    <style:style style:name="T463_113" style:family="text"/>
    <style:style style:name="T463_114" style:family="text"/>
    <style:style style:name="T463_115" style:family="text"/>
    <style:style style:name="T463_116" style:family="text"/>
    <style:style style:name="T463_117" style:family="text"/>
    <style:style style:name="T463_118" style:family="text"/>
    <style:style style:name="T463_119" style:family="text"/>
    <style:style style:name="T463_120" style:family="text"/>
    <style:style style:name="T463_121" style:family="text"/>
    <style:style style:name="T463_122" style:family="text"/>
    <style:style style:name="T463_123" style:family="text"/>
    <style:style style:name="T463_124" style:family="text"/>
    <style:style style:name="T463_125" style:family="text"/>
    <style:style style:name="T463_126" style:family="text"/>
    <style:style style:name="T463_127" style:family="text"/>
    <style:style style:name="T463_128" style:family="text"/>
    <style:style style:name="T463_129" style:family="text"/>
    <style:style style:name="T463_130" style:family="text"/>
    <style:style style:name="T463_131" style:family="text"/>
    <style:style style:name="T463_132" style:family="text"/>
    <style:style style:name="T463_133" style:family="text"/>
    <style:style style:name="T463_134" style:family="text"/>
    <style:style style:name="T463_135" style:family="text"/>
    <style:style style:name="T463_136" style:family="text"/>
    <style:style style:name="T463_137" style:family="text"/>
    <style:style style:name="T463_138" style:family="text"/>
    <style:style style:name="T463_139" style:family="text"/>
    <style:style style:name="T463_140" style:family="text"/>
    <style:style style:name="T463_141" style:family="text"/>
    <style:style style:name="T463_142" style:family="text"/>
    <style:style style:name="T463_143" style:family="text"/>
    <style:style style:name="T463_144" style:family="text"/>
    <style:style style:name="T463_145" style:family="text"/>
    <style:style style:name="T463_146" style:family="text"/>
    <style:style style:name="T463_147" style:family="text"/>
    <style:style style:name="T463_148" style:family="text"/>
    <style:style style:name="T463_149" style:family="text"/>
    <style:style style:name="T463_150" style:family="text"/>
    <style:style style:name="T463_151" style:family="text"/>
    <style:style style:name="T463_152" style:family="text"/>
    <style:style style:name="T463_153" style:family="text"/>
    <style:style style:name="T463_154" style:family="text"/>
    <style:style style:name="T463_155" style:family="text"/>
    <style:style style:name="T463_156" style:family="text"/>
    <style:style style:name="T463_157" style:family="text"/>
    <style:style style:name="T463_158" style:family="text"/>
    <style:style style:name="T463_159" style:family="text"/>
    <style:style style:name="T463_160" style:family="text"/>
    <style:style style:name="T463_161" style:family="text"/>
    <style:style style:name="T463_162" style:family="text"/>
    <style:style style:name="T463_163" style:family="text"/>
    <style:style style:name="T463_164" style:family="text"/>
    <style:style style:name="T463_165" style:family="text"/>
    <style:style style:name="T463_166" style:family="text"/>
    <style:style style:name="T463_167" style:family="text"/>
    <style:style style:name="T463_168" style:family="text"/>
    <style:style style:name="T463_169" style:family="text"/>
    <style:style style:name="T463_170" style:family="text"/>
    <style:style style:name="T463_171" style:family="text"/>
    <style:style style:name="T463_172" style:family="text"/>
    <style:style style:name="T463_173" style:family="text"/>
    <style:style style:name="T463_174" style:family="text"/>
    <style:style style:name="T463_175" style:family="text"/>
    <style:style style:name="T463_176" style:family="text"/>
    <style:style style:name="T463_177" style:family="text"/>
    <style:style style:name="T463_178" style:family="text"/>
    <style:style style:name="T463_179" style:family="text"/>
    <style:style style:name="T463_180" style:family="text"/>
    <style:style style:name="T463_181" style:family="text"/>
    <style:style style:name="T463_182" style:family="text"/>
    <style:style style:name="T463_183" style:family="text"/>
    <style:style style:name="T463_184" style:family="text"/>
    <style:style style:name="T463_185" style:family="text"/>
    <style:style style:name="T463_186" style:family="text"/>
    <style:style style:name="T463_187" style:family="text"/>
    <style:style style:name="T463_188" style:family="text"/>
    <style:style style:name="T463_189" style:family="text"/>
    <style:style style:name="T463_190" style:family="text"/>
    <style:style style:name="T463_191" style:family="text"/>
    <style:style style:name="T463_192" style:family="text"/>
    <style:style style:name="T463_193" style:family="text"/>
    <style:style style:name="T463_194" style:family="text"/>
    <style:style style:name="P464" style:family="paragraph" style:parent-style-name="Standard">
      <style:paragraph-properties fo:break-before="auto" fo:line-height="115%" style:writing-mode="lr-tb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P466" style:family="paragraph" style:parent-style-name="Standard">
      <style:paragraph-properties fo:break-before="auto" fo:line-height="115%" fo:margin-top="0cm" style:writing-mode="lr-tb"/>
    </style:style>
    <style:style style:name="T466_1" style:family="text"/>
    <style:style style:name="T466_2" style:family="text"/>
    <style:style style:name="P467" style:family="paragraph" style:parent-style-name="Standard">
      <style:paragraph-properties fo:break-before="auto" fo:line-height="115%" fo:margin-top="0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P468" style:family="paragraph" style:parent-style-name="Standard">
      <style:paragraph-properties fo:break-before="auto" fo:line-height="115%" fo:margin-top="0cm" style:writing-mode="lr-tb"/>
    </style:style>
    <style:style style:name="T468_1" style:family="text"/>
    <style:style style:name="T468_2" style:family="text"/>
    <style:style style:name="P469" style:family="paragraph" style:parent-style-name="Standard">
      <style:paragraph-properties fo:break-before="auto" fo:line-height="115%" fo:margin-top="0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P470" style:family="paragraph" style:parent-style-name="Standard">
      <style:paragraph-properties fo:break-before="auto" fo:line-height="115%" fo:margin-top="0cm" fo:margin-bottom="0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P471" style:family="paragraph" style:parent-style-name="Heading_20_3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T472_21" style:family="text"/>
    <style:style style:name="T472_22" style:family="text"/>
    <style:style style:name="T472_23" style:family="text"/>
    <style:style style:name="T472_24" style:family="text"/>
    <style:style style:name="T472_25" style:family="text"/>
    <style:style style:name="T472_26" style:family="text"/>
    <style:style style:name="T472_27" style:family="text"/>
    <style:style style:name="T472_28" style:family="text"/>
    <style:style style:name="T472_29" style:family="text"/>
    <style:style style:name="T472_30" style:family="text"/>
    <style:style style:name="T472_31" style:family="text"/>
    <style:style style:name="T472_32" style:family="text"/>
    <style:style style:name="T472_33" style:family="text"/>
    <style:style style:name="T472_34" style:family="text"/>
    <style:style style:name="T472_35" style:family="text"/>
    <style:style style:name="T472_36" style:family="text"/>
    <style:style style:name="T472_37" style:family="text"/>
    <style:style style:name="T472_38" style:family="text"/>
    <style:style style:name="T472_39" style:family="text"/>
    <style:style style:name="T472_40" style:family="text"/>
    <style:style style:name="T472_41" style:family="text"/>
    <style:style style:name="T472_42" style:family="text"/>
    <style:style style:name="T472_43" style:family="text"/>
    <style:style style:name="T472_44" style:family="text"/>
    <style:style style:name="T472_45" style:family="text"/>
    <style:style style:name="T472_46" style:family="text"/>
    <style:style style:name="T472_47" style:family="text"/>
    <style:style style:name="T472_48" style:family="text"/>
    <style:style style:name="T472_49" style:family="text"/>
    <style:style style:name="T472_50" style:family="text"/>
    <style:style style:name="T472_51" style:family="text"/>
    <style:style style:name="T472_52" style:family="text"/>
    <style:style style:name="P473" style:family="paragraph" style:parent-style-name="Standard">
      <style:paragraph-properties fo:break-before="auto" fo:line-height="115%" style:writing-mode="lr-tb"/>
    </style:style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T474_14" style:family="text"/>
    <style:style style:name="T474_15" style:family="text"/>
    <style:style style:name="T474_16" style:family="text"/>
    <style:style style:name="T474_17" style:family="text"/>
    <style:style style:name="T474_18" style:family="text"/>
    <style:style style:name="T474_19" style:family="text"/>
    <style:style style:name="T474_20" style:family="text"/>
    <style:style style:name="P475" style:family="paragraph" style:parent-style-name="Standard">
      <style:paragraph-properties fo:break-before="auto" fo:line-height="115%" fo:margin-top="0cm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T475_27" style:family="text"/>
    <style:style style:name="T475_28" style:family="text"/>
    <style:style style:name="T475_29" style:family="text"/>
    <style:style style:name="T475_30" style:family="text"/>
    <style:style style:name="T475_31" style:family="text"/>
    <style:style style:name="T475_32" style:family="text"/>
    <style:style style:name="T475_33" style:family="text"/>
    <style:style style:name="T475_34" style:family="text"/>
    <style:style style:name="T475_35" style:family="text"/>
    <style:style style:name="T475_36" style:family="text"/>
    <style:style style:name="T475_37" style:family="text"/>
    <style:style style:name="T475_38" style:family="text"/>
    <style:style style:name="T475_39" style:family="text"/>
    <style:style style:name="T475_40" style:family="text"/>
    <style:style style:name="T475_41" style:family="text"/>
    <style:style style:name="T475_42" style:family="text"/>
    <style:style style:name="T475_43" style:family="text"/>
    <style:style style:name="T475_44" style:family="text"/>
    <style:style style:name="T475_45" style:family="text"/>
    <style:style style:name="T475_46" style:family="text"/>
    <style:style style:name="T475_47" style:family="text"/>
    <style:style style:name="T475_48" style:family="text"/>
    <style:style style:name="T475_49" style:family="text"/>
    <style:style style:name="T475_50" style:family="text"/>
    <style:style style:name="T475_51" style:family="text"/>
    <style:style style:name="T475_52" style:family="text"/>
    <style:style style:name="T475_53" style:family="text"/>
    <style:style style:name="T475_54" style:family="text"/>
    <style:style style:name="T475_55" style:family="text"/>
    <style:style style:name="T475_56" style:family="text"/>
    <style:style style:name="T475_57" style:family="text"/>
    <style:style style:name="T475_58" style:family="text"/>
    <style:style style:name="T475_59" style:family="text"/>
    <style:style style:name="T475_60" style:family="text"/>
    <style:style style:name="T475_61" style:family="text"/>
    <style:style style:name="T475_62" style:family="text"/>
    <style:style style:name="T475_63" style:family="text"/>
    <style:style style:name="T475_64" style:family="text"/>
    <style:style style:name="T475_65" style:family="text"/>
    <style:style style:name="T475_66" style:family="text"/>
    <style:style style:name="T475_67" style:family="text"/>
    <style:style style:name="T475_68" style:family="text"/>
    <style:style style:name="T475_69" style:family="text"/>
    <style:style style:name="T475_70" style:family="text"/>
    <style:style style:name="T475_71" style:family="text"/>
    <style:style style:name="T475_72" style:family="text"/>
    <style:style style:name="T475_73" style:family="text"/>
    <style:style style:name="T475_74" style:family="text"/>
    <style:style style:name="T475_75" style:family="text"/>
    <style:style style:name="T475_76" style:family="text"/>
    <style:style style:name="T475_77" style:family="text"/>
    <style:style style:name="T475_78" style:family="text"/>
    <style:style style:name="T475_79" style:family="text"/>
    <style:style style:name="T475_80" style:family="text"/>
    <style:style style:name="T475_81" style:family="text"/>
    <style:style style:name="T475_82" style:family="text"/>
    <style:style style:name="T475_83" style:family="text"/>
    <style:style style:name="T475_84" style:family="text"/>
    <style:style style:name="T475_85" style:family="text"/>
    <style:style style:name="T475_86" style:family="text"/>
    <style:style style:name="T475_87" style:family="text"/>
    <style:style style:name="T475_88" style:family="text"/>
    <style:style style:name="P476" style:family="paragraph" style:parent-style-name="Standard">
      <style:paragraph-properties fo:break-before="auto" fo:line-height="115%" fo:margin-top="0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T476_20" style:family="text"/>
    <style:style style:name="T476_21" style:family="text"/>
    <style:style style:name="T476_22" style:family="text"/>
    <style:style style:name="T476_23" style:family="text"/>
    <style:style style:name="T476_24" style:family="text"/>
    <style:style style:name="T476_25" style:family="text"/>
    <style:style style:name="T476_26" style:family="text"/>
    <style:style style:name="T476_27" style:family="text"/>
    <style:style style:name="T476_28" style:family="text"/>
    <style:style style:name="T476_29" style:family="text"/>
    <style:style style:name="T476_30" style:family="text"/>
    <style:style style:name="T476_31" style:family="text"/>
    <style:style style:name="T476_32" style:family="text"/>
    <style:style style:name="T476_33" style:family="text"/>
    <style:style style:name="T476_34" style:family="text"/>
    <style:style style:name="T476_35" style:family="text"/>
    <style:style style:name="T476_36" style:family="text"/>
    <style:style style:name="T476_37" style:family="text"/>
    <style:style style:name="T476_38" style:family="text"/>
    <style:style style:name="T476_39" style:family="text"/>
    <style:style style:name="T476_40" style:family="text"/>
    <style:style style:name="T476_41" style:family="text"/>
    <style:style style:name="T476_42" style:family="text"/>
    <style:style style:name="T476_43" style:family="text"/>
    <style:style style:name="T476_44" style:family="text"/>
    <style:style style:name="T476_45" style:family="text"/>
    <style:style style:name="T476_46" style:family="text"/>
    <style:style style:name="T476_47" style:family="text"/>
    <style:style style:name="T476_48" style:family="text"/>
    <style:style style:name="T476_49" style:family="text"/>
    <style:style style:name="T476_50" style:family="text"/>
    <style:style style:name="T476_51" style:family="text"/>
    <style:style style:name="T476_52" style:family="text"/>
    <style:style style:name="T476_53" style:family="text"/>
    <style:style style:name="T476_54" style:family="text"/>
    <style:style style:name="T476_55" style:family="text"/>
    <style:style style:name="T476_56" style:family="text"/>
    <style:style style:name="T476_57" style:family="text"/>
    <style:style style:name="T476_58" style:family="text"/>
    <style:style style:name="T476_59" style:family="text"/>
    <style:style style:name="T476_60" style:family="text"/>
    <style:style style:name="T476_61" style:family="text"/>
    <style:style style:name="T476_62" style:family="text"/>
    <style:style style:name="T476_63" style:family="text"/>
    <style:style style:name="T476_64" style:family="text"/>
    <style:style style:name="T476_65" style:family="text"/>
    <style:style style:name="T476_66" style:family="text"/>
    <style:style style:name="T476_67" style:family="text"/>
    <style:style style:name="T476_68" style:family="text"/>
    <style:style style:name="T476_69" style:family="text"/>
    <style:style style:name="T476_70" style:family="text"/>
    <style:style style:name="T476_71" style:family="text"/>
    <style:style style:name="T476_72" style:family="text"/>
    <style:style style:name="T476_73" style:family="text"/>
    <style:style style:name="T476_74" style:family="text"/>
    <style:style style:name="P477" style:family="paragraph" style:parent-style-name="Standard">
      <style:paragraph-properties fo:break-before="auto" fo:line-height="115%" fo:margin-top="0cm" fo:margin-bottom="0cm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/>
    <style:style style:name="T477_12" style:family="text"/>
    <style:style style:name="T477_13" style:family="text"/>
    <style:style style:name="T477_14" style:family="text"/>
    <style:style style:name="T477_15" style:family="text"/>
    <style:style style:name="T477_16" style:family="text"/>
    <style:style style:name="T477_17" style:family="text"/>
    <style:style style:name="T477_18" style:family="text"/>
    <style:style style:name="T477_19" style:family="text"/>
    <style:style style:name="T477_20" style:family="text"/>
    <style:style style:name="T477_21" style:family="text"/>
    <style:style style:name="T477_22" style:family="text"/>
    <style:style style:name="T477_23" style:family="text"/>
    <style:style style:name="T477_24" style:family="text"/>
    <style:style style:name="T477_25" style:family="text"/>
    <style:style style:name="T477_26" style:family="text"/>
    <style:style style:name="T477_27" style:family="text"/>
    <style:style style:name="T477_28" style:family="text"/>
    <style:style style:name="T477_29" style:family="text"/>
    <style:style style:name="T477_30" style:family="text"/>
    <style:style style:name="T477_31" style:family="text"/>
    <style:style style:name="T477_32" style:family="text"/>
    <style:style style:name="T477_33" style:family="text"/>
    <style:style style:name="T477_34" style:family="text"/>
    <style:style style:name="T477_35" style:family="text"/>
    <style:style style:name="T477_36" style:family="text"/>
    <style:style style:name="T477_37" style:family="text"/>
    <style:style style:name="T477_38" style:family="text"/>
    <style:style style:name="T477_39" style:family="text"/>
    <style:style style:name="T477_40" style:family="text"/>
    <style:style style:name="T477_41" style:family="text"/>
    <style:style style:name="T477_42" style:family="text"/>
    <style:style style:name="T477_43" style:family="text"/>
    <style:style style:name="T477_44" style:family="text"/>
    <style:style style:name="T477_45" style:family="text"/>
    <style:style style:name="T477_46" style:family="text"/>
    <style:style style:name="T477_47" style:family="text"/>
    <style:style style:name="T477_48" style:family="text"/>
    <style:style style:name="T477_49" style:family="text"/>
    <style:style style:name="T477_50" style:family="text"/>
    <style:style style:name="T477_51" style:family="text"/>
    <style:style style:name="T477_52" style:family="text"/>
    <style:style style:name="T477_53" style:family="text"/>
    <style:style style:name="T477_54" style:family="text"/>
    <style:style style:name="T477_55" style:family="text"/>
    <style:style style:name="T477_56" style:family="text"/>
    <style:style style:name="T477_57" style:family="text"/>
    <style:style style:name="T477_58" style:family="text"/>
    <style:style style:name="T477_59" style:family="text"/>
    <style:style style:name="T477_60" style:family="text"/>
    <style:style style:name="T477_61" style:family="text"/>
    <style:style style:name="T477_62" style:family="text"/>
    <style:style style:name="T477_63" style:family="text"/>
    <style:style style:name="T477_64" style:family="text"/>
    <style:style style:name="T477_65" style:family="text"/>
    <style:style style:name="T477_66" style:family="text"/>
    <style:style style:name="T477_67" style:family="text"/>
    <style:style style:name="T477_68" style:family="text"/>
    <style:style style:name="T477_69" style:family="text"/>
    <style:style style:name="T477_70" style:family="text"/>
    <style:style style:name="T477_71" style:family="text"/>
    <style:style style:name="T477_72" style:family="text"/>
    <style:style style:name="T477_73" style:family="text"/>
    <style:style style:name="T477_74" style:family="text"/>
    <style:style style:name="T477_75" style:family="text"/>
    <style:style style:name="T477_76" style:family="text"/>
    <style:style style:name="T477_77" style:family="text"/>
    <style:style style:name="T477_78" style:family="text"/>
    <style:style style:name="T477_79" style:family="text"/>
    <style:style style:name="T477_80" style:family="text"/>
    <style:style style:name="T477_81" style:family="text"/>
    <style:style style:name="T477_82" style:family="text"/>
    <style:style style:name="T477_83" style:family="text"/>
    <style:style style:name="T477_84" style:family="text"/>
    <style:style style:name="T477_85" style:family="text"/>
    <style:style style:name="T477_86" style:family="text"/>
    <style:style style:name="T477_87" style:family="text"/>
    <style:style style:name="T477_88" style:family="text"/>
    <style:style style:name="P478" style:family="paragraph" style:parent-style-name="Standard">
      <style:paragraph-properties fo:break-before="auto" fo:line-height="115%" style:writing-mode="lr-tb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/>
    <style:style style:name="T479_18" style:family="text"/>
    <style:style style:name="T479_19" style:family="text"/>
    <style:style style:name="T479_20" style:family="text"/>
    <style:style style:name="T479_21" style:family="text"/>
    <style:style style:name="T479_22" style:family="text"/>
    <style:style style:name="T479_23" style:family="text"/>
    <style:style style:name="T479_24" style:family="text"/>
    <style:style style:name="T479_25" style:family="text"/>
    <style:style style:name="T479_26" style:family="text"/>
    <style:style style:name="T479_27" style:family="text"/>
    <style:style style:name="T479_28" style:family="text"/>
    <style:style style:name="T479_29" style:family="text"/>
    <style:style style:name="T479_30" style:family="text"/>
    <style:style style:name="T479_31" style:family="text"/>
    <style:style style:name="T479_32" style:family="text"/>
    <style:style style:name="T479_33" style:family="text"/>
    <style:style style:name="T479_34" style:family="text"/>
    <style:style style:name="T479_35" style:family="text"/>
    <style:style style:name="T479_36" style:family="text"/>
    <style:style style:name="T479_37" style:family="text"/>
    <style:style style:name="T479_38" style:family="text"/>
    <style:style style:name="T479_39" style:family="text"/>
    <style:style style:name="T479_40" style:family="text"/>
    <style:style style:name="T479_41" style:family="text"/>
    <style:style style:name="T479_42" style:family="text"/>
    <style:style style:name="T479_43" style:family="text"/>
    <style:style style:name="T479_44" style:family="text"/>
    <style:style style:name="T479_45" style:family="text"/>
    <style:style style:name="T479_46" style:family="text"/>
    <style:style style:name="T479_47" style:family="text"/>
    <style:style style:name="T479_48" style:family="text"/>
    <style:style style:name="T479_49" style:family="text"/>
    <style:style style:name="T479_50" style:family="text"/>
    <style:style style:name="T479_51" style:family="text"/>
    <style:style style:name="T479_52" style:family="text"/>
    <style:style style:name="T479_53" style:family="text"/>
    <style:style style:name="T479_54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T480_21" style:family="text"/>
    <style:style style:name="T480_22" style:family="text"/>
    <style:style style:name="T480_23" style:family="text"/>
    <style:style style:name="T480_24" style:family="text"/>
    <style:style style:name="T480_25" style:family="text"/>
    <style:style style:name="T480_26" style:family="text"/>
    <style:style style:name="T480_27" style:family="text"/>
    <style:style style:name="T480_28" style:family="text"/>
    <style:style style:name="T480_29" style:family="text"/>
    <style:style style:name="T480_30" style:family="text"/>
    <style:style style:name="T480_31" style:family="text"/>
    <style:style style:name="T480_32" style:family="text"/>
    <style:style style:name="T480_33" style:family="text"/>
    <style:style style:name="T480_34" style:family="text"/>
    <style:style style:name="T480_35" style:family="text"/>
    <style:style style:name="T480_36" style:family="text"/>
    <style:style style:name="P481" style:family="paragraph" style:parent-style-name="Standard">
      <style:paragraph-properties fo:break-before="auto" fo:line-height="115%" style:writing-mode="lr-tb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T482_21" style:family="text"/>
    <style:style style:name="T482_22" style:family="text"/>
    <style:style style:name="T482_23" style:family="text"/>
    <style:style style:name="T482_24" style:family="text"/>
    <style:style style:name="T482_25" style:family="text"/>
    <style:style style:name="T482_26" style:family="text"/>
    <style:style style:name="T482_27" style:family="text"/>
    <style:style style:name="T482_28" style:family="text"/>
    <style:style style:name="T482_29" style:family="text"/>
    <style:style style:name="T482_30" style:family="text"/>
    <style:style style:name="T482_31" style:family="text"/>
    <style:style style:name="T482_32" style:family="text"/>
    <style:style style:name="T482_33" style:family="text"/>
    <style:style style:name="T482_34" style:family="text"/>
    <style:style style:name="T482_35" style:family="text"/>
    <style:style style:name="T482_36" style:family="text"/>
    <style:style style:name="T482_37" style:family="text"/>
    <style:style style:name="T482_38" style:family="text"/>
    <style:style style:name="T482_39" style:family="text"/>
    <style:style style:name="T482_40" style:family="text"/>
    <style:style style:name="T482_41" style:family="text"/>
    <style:style style:name="T482_42" style:family="text"/>
    <style:style style:name="T482_43" style:family="text"/>
    <style:style style:name="T482_44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P484" style:family="paragraph" style:parent-style-name="Standard">
      <style:paragraph-properties fo:break-before="auto" fo:line-height="115%" fo:margin-top="0cm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T484_17" style:family="text"/>
    <style:style style:name="T484_18" style:family="text"/>
    <style:style style:name="T484_19" style:family="text"/>
    <style:style style:name="T484_20" style:family="text"/>
    <style:style style:name="T484_21" style:family="text"/>
    <style:style style:name="T484_22" style:family="text"/>
    <style:style style:name="T484_23" style:family="text"/>
    <style:style style:name="T484_24" style:family="text"/>
    <style:style style:name="T484_25" style:family="text"/>
    <style:style style:name="T484_26" style:family="text"/>
    <style:style style:name="T484_27" style:family="text"/>
    <style:style style:name="T484_28" style:family="text"/>
    <style:style style:name="T484_29" style:family="text"/>
    <style:style style:name="T484_30" style:family="text"/>
    <style:style style:name="T484_31" style:family="text"/>
    <style:style style:name="T484_32" style:family="text"/>
    <style:style style:name="T484_33" style:family="text"/>
    <style:style style:name="T484_34" style:family="text"/>
    <style:style style:name="T484_35" style:family="text"/>
    <style:style style:name="T484_36" style:family="text"/>
    <style:style style:name="T484_37" style:family="text"/>
    <style:style style:name="T484_38" style:family="text"/>
    <style:style style:name="T484_39" style:family="text"/>
    <style:style style:name="T484_40" style:family="text"/>
    <style:style style:name="T484_41" style:family="text"/>
    <style:style style:name="T484_42" style:family="text"/>
    <style:style style:name="T484_43" style:family="text"/>
    <style:style style:name="T484_44" style:family="text"/>
    <style:style style:name="T484_45" style:family="text"/>
    <style:style style:name="T484_46" style:family="text"/>
    <style:style style:name="P485" style:family="paragraph" style:parent-style-name="Standard">
      <style:paragraph-properties fo:break-before="auto" fo:line-height="115%" fo:margin-top="0cm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T485_10" style:family="text"/>
    <style:style style:name="T485_11" style:family="text"/>
    <style:style style:name="T485_12" style:family="text"/>
    <style:style style:name="T485_13" style:family="text"/>
    <style:style style:name="T485_14" style:family="text"/>
    <style:style style:name="T485_15" style:family="text"/>
    <style:style style:name="T485_16" style:family="text"/>
    <style:style style:name="T485_17" style:family="text"/>
    <style:style style:name="T485_18" style:family="text"/>
    <style:style style:name="T485_19" style:family="text"/>
    <style:style style:name="T485_20" style:family="text"/>
    <style:style style:name="T485_21" style:family="text"/>
    <style:style style:name="T485_22" style:family="text"/>
    <style:style style:name="T485_23" style:family="text"/>
    <style:style style:name="T485_24" style:family="text"/>
    <style:style style:name="T485_25" style:family="text"/>
    <style:style style:name="T485_26" style:family="text"/>
    <style:style style:name="T485_27" style:family="text"/>
    <style:style style:name="T485_28" style:family="text"/>
    <style:style style:name="T485_29" style:family="text"/>
    <style:style style:name="T485_30" style:family="text"/>
    <style:style style:name="T485_31" style:family="text"/>
    <style:style style:name="T485_32" style:family="text"/>
    <style:style style:name="T485_33" style:family="text"/>
    <style:style style:name="T485_34" style:family="text"/>
    <style:style style:name="T485_35" style:family="text"/>
    <style:style style:name="T485_36" style:family="text"/>
    <style:style style:name="T485_37" style:family="text"/>
    <style:style style:name="T485_38" style:family="text"/>
    <style:style style:name="T485_39" style:family="text"/>
    <style:style style:name="T485_40" style:family="text"/>
    <style:style style:name="T485_41" style:family="text"/>
    <style:style style:name="T485_42" style:family="text"/>
    <style:style style:name="T485_43" style:family="text"/>
    <style:style style:name="T485_44" style:family="text"/>
    <style:style style:name="T485_45" style:family="text"/>
    <style:style style:name="T485_46" style:family="text"/>
    <style:style style:name="T485_47" style:family="text"/>
    <style:style style:name="T485_48" style:family="text"/>
    <style:style style:name="T485_49" style:family="text"/>
    <style:style style:name="T485_50" style:family="text"/>
    <style:style style:name="T485_51" style:family="text"/>
    <style:style style:name="T485_52" style:family="text"/>
    <style:style style:name="T485_53" style:family="text"/>
    <style:style style:name="T485_54" style:family="text"/>
    <style:style style:name="T485_55" style:family="text"/>
    <style:style style:name="T485_56" style:family="text"/>
    <style:style style:name="T485_57" style:family="text"/>
    <style:style style:name="T485_58" style:family="text"/>
    <style:style style:name="T485_59" style:family="text"/>
    <style:style style:name="T485_60" style:family="text"/>
    <style:style style:name="T485_61" style:family="text"/>
    <style:style style:name="T485_62" style:family="text"/>
    <style:style style:name="T485_63" style:family="text"/>
    <style:style style:name="T485_64" style:family="text"/>
    <style:style style:name="T485_65" style:family="text"/>
    <style:style style:name="T485_66" style:family="text"/>
    <style:style style:name="T485_67" style:family="text"/>
    <style:style style:name="T485_68" style:family="text"/>
    <style:style style:name="T485_69" style:family="text"/>
    <style:style style:name="T485_70" style:family="text"/>
    <style:style style:name="T485_71" style:family="text"/>
    <style:style style:name="T485_72" style:family="text"/>
    <style:style style:name="T485_73" style:family="text"/>
    <style:style style:name="T485_74" style:family="text"/>
    <style:style style:name="P486" style:family="paragraph" style:parent-style-name="Standard">
      <style:paragraph-properties fo:break-before="auto" fo:line-height="115%" fo:margin-top="0cm" fo:margin-bottom="0cm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T486_31" style:family="text"/>
    <style:style style:name="T486_32" style:family="text"/>
    <style:style style:name="T486_33" style:family="text"/>
    <style:style style:name="T486_34" style:family="text"/>
    <style:style style:name="T486_35" style:family="text"/>
    <style:style style:name="T486_36" style:family="text"/>
    <style:style style:name="T486_37" style:family="text"/>
    <style:style style:name="T486_38" style:family="text"/>
    <style:style style:name="T486_39" style:family="text"/>
    <style:style style:name="T486_40" style:family="text"/>
    <style:style style:name="T486_41" style:family="text"/>
    <style:style style:name="T486_42" style:family="text"/>
    <style:style style:name="T486_43" style:family="text"/>
    <style:style style:name="T486_44" style:family="text"/>
    <style:style style:name="T486_45" style:family="text"/>
    <style:style style:name="T486_46" style:family="text"/>
    <style:style style:name="T486_47" style:family="text"/>
    <style:style style:name="T486_48" style:family="text"/>
    <style:style style:name="T486_49" style:family="text"/>
    <style:style style:name="T486_50" style:family="text"/>
    <style:style style:name="T486_51" style:family="text"/>
    <style:style style:name="T486_52" style:family="text"/>
    <style:style style:name="T486_53" style:family="text"/>
    <style:style style:name="T486_54" style:family="text"/>
    <style:style style:name="T486_55" style:family="text"/>
    <style:style style:name="T486_56" style:family="text"/>
    <style:style style:name="T486_57" style:family="text"/>
    <style:style style:name="T486_58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T487_12" style:family="text"/>
    <style:style style:name="T487_13" style:family="text"/>
    <style:style style:name="T487_14" style:family="text"/>
    <style:style style:name="T487_15" style:family="text"/>
    <style:style style:name="T487_16" style:family="text"/>
    <style:style style:name="T487_17" style:family="text"/>
    <style:style style:name="T487_18" style:family="text"/>
    <style:style style:name="T487_19" style:family="text"/>
    <style:style style:name="T487_20" style:family="text"/>
    <style:style style:name="T487_21" style:family="text"/>
    <style:style style:name="T487_22" style:family="text"/>
    <style:style style:name="T487_23" style:family="text"/>
    <style:style style:name="T487_24" style:family="text"/>
    <style:style style:name="T487_25" style:family="text"/>
    <style:style style:name="T487_26" style:family="text"/>
    <style:style style:name="T487_27" style:family="text"/>
    <style:style style:name="T487_28" style:family="text"/>
    <style:style style:name="T487_29" style:family="text"/>
    <style:style style:name="T487_30" style:family="text"/>
    <style:style style:name="T487_31" style:family="text"/>
    <style:style style:name="T487_32" style:family="text"/>
    <style:style style:name="T487_33" style:family="text"/>
    <style:style style:name="T487_34" style:family="text"/>
    <style:style style:name="T487_35" style:family="text"/>
    <style:style style:name="T487_36" style:family="text"/>
    <style:style style:name="T487_37" style:family="text"/>
    <style:style style:name="T487_38" style:family="text"/>
    <style:style style:name="T487_39" style:family="text"/>
    <style:style style:name="T487_40" style:family="text"/>
    <style:style style:name="T487_41" style:family="text"/>
    <style:style style:name="T487_42" style:family="text"/>
    <style:style style:name="T487_43" style:family="text"/>
    <style:style style:name="T487_44" style:family="text"/>
    <style:style style:name="T487_45" style:family="text"/>
    <style:style style:name="T487_46" style:family="text"/>
    <style:style style:name="T487_47" style:family="text"/>
    <style:style style:name="T487_48" style:family="text"/>
    <style:style style:name="T487_49" style:family="text"/>
    <style:style style:name="T487_50" style:family="text"/>
    <style:style style:name="T487_51" style:family="text"/>
    <style:style style:name="T487_52" style:family="text"/>
    <style:style style:name="T487_53" style:family="text"/>
    <style:style style:name="T487_54" style:family="text"/>
    <style:style style:name="T487_55" style:family="text"/>
    <style:style style:name="T487_56" style:family="text"/>
    <style:style style:name="T487_57" style:family="text"/>
    <style:style style:name="T487_58" style:family="text"/>
    <style:style style:name="T487_59" style:family="text"/>
    <style:style style:name="T487_60" style:family="text"/>
    <style:style style:name="T487_61" style:family="text"/>
    <style:style style:name="T487_62" style:family="text"/>
    <style:style style:name="T487_63" style:family="text"/>
    <style:style style:name="T487_64" style:family="text"/>
    <style:style style:name="T487_65" style:family="text"/>
    <style:style style:name="T487_66" style:family="text"/>
    <style:style style:name="T487_67" style:family="text"/>
    <style:style style:name="T487_68" style:family="text"/>
    <style:style style:name="T487_69" style:family="text"/>
    <style:style style:name="T487_70" style:family="text"/>
    <style:style style:name="T487_71" style:family="text"/>
    <style:style style:name="T487_72" style:family="text"/>
    <style:style style:name="T487_73" style:family="text"/>
    <style:style style:name="T487_74" style:family="text"/>
    <style:style style:name="T487_75" style:family="text"/>
    <style:style style:name="T487_76" style:family="text"/>
    <style:style style:name="T487_77" style:family="text"/>
    <style:style style:name="T487_78" style:family="text"/>
    <style:style style:name="T487_79" style:family="text"/>
    <style:style style:name="T487_80" style:family="text"/>
    <style:style style:name="T487_81" style:family="text"/>
    <style:style style:name="T487_82" style:family="text"/>
    <style:style style:name="T487_83" style:family="text"/>
    <style:style style:name="T487_84" style:family="text"/>
    <style:style style:name="T487_85" style:family="text"/>
    <style:style style:name="T487_86" style:family="text"/>
    <style:style style:name="T487_87" style:family="text"/>
    <style:style style:name="T487_88" style:family="text"/>
    <style:style style:name="T487_89" style:family="text"/>
    <style:style style:name="T487_90" style:family="text"/>
    <style:style style:name="T487_91" style:family="text"/>
    <style:style style:name="T487_92" style:family="text"/>
    <style:style style:name="P488" style:family="paragraph" style:parent-style-name="Standard">
      <style:paragraph-properties fo:break-before="auto" fo:line-height="115%" style:writing-mode="lr-tb"/>
    </style:style>
    <style:style style:name="P489" style:family="paragraph" style:parent-style-name="Heading_20_3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T490_15" style:family="text"/>
    <style:style style:name="T490_16" style:family="text"/>
    <style:style style:name="T490_17" style:family="text"/>
    <style:style style:name="T490_18" style:family="text"/>
    <style:style style:name="T490_19" style:family="text"/>
    <style:style style:name="T490_20" style:family="text"/>
    <style:style style:name="T490_21" style:family="text"/>
    <style:style style:name="T490_22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P492" style:family="paragraph" style:parent-style-name="Standard">
      <style:paragraph-properties fo:break-before="auto" fo:line-height="115%" fo:margin-top="0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T492_17" style:family="text"/>
    <style:style style:name="T492_18" style:family="text"/>
    <style:style style:name="T492_19" style:family="text"/>
    <style:style style:name="T492_20" style:family="text"/>
    <style:style style:name="T492_21" style:family="text"/>
    <style:style style:name="T492_22" style:family="text"/>
    <style:style style:name="T492_23" style:family="text"/>
    <style:style style:name="T492_24" style:family="text"/>
    <style:style style:name="T492_25" style:family="text"/>
    <style:style style:name="T492_26" style:family="text"/>
    <style:style style:name="T492_27" style:family="text"/>
    <style:style style:name="T492_28" style:family="text"/>
    <style:style style:name="T492_29" style:family="text"/>
    <style:style style:name="T492_30" style:family="text"/>
    <style:style style:name="P493" style:family="paragraph" style:parent-style-name="Standard">
      <style:paragraph-properties fo:break-before="auto" fo:line-height="115%" fo:margin-top="0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T493_17" style:family="text"/>
    <style:style style:name="T493_18" style:family="text"/>
    <style:style style:name="T493_19" style:family="text"/>
    <style:style style:name="T493_20" style:family="text"/>
    <style:style style:name="T493_21" style:family="text"/>
    <style:style style:name="T493_22" style:family="text"/>
    <style:style style:name="T493_23" style:family="text"/>
    <style:style style:name="T493_24" style:family="text"/>
    <style:style style:name="T493_25" style:family="text"/>
    <style:style style:name="T493_26" style:family="text"/>
    <style:style style:name="T493_27" style:family="text"/>
    <style:style style:name="T493_28" style:family="text"/>
    <style:style style:name="T493_29" style:family="text"/>
    <style:style style:name="T493_30" style:family="text"/>
    <style:style style:name="T493_31" style:family="text"/>
    <style:style style:name="T493_32" style:family="text"/>
    <style:style style:name="T493_33" style:family="text"/>
    <style:style style:name="T493_34" style:family="text"/>
    <style:style style:name="T493_35" style:family="text"/>
    <style:style style:name="T493_36" style:family="text"/>
    <style:style style:name="T493_37" style:family="text"/>
    <style:style style:name="T493_38" style:family="text"/>
    <style:style style:name="T493_39" style:family="text"/>
    <style:style style:name="T493_40" style:family="text"/>
    <style:style style:name="T493_41" style:family="text"/>
    <style:style style:name="T493_42" style:family="text"/>
    <style:style style:name="T493_43" style:family="text"/>
    <style:style style:name="T493_44" style:family="text"/>
    <style:style style:name="T493_45" style:family="text"/>
    <style:style style:name="T493_46" style:family="text"/>
    <style:style style:name="P494" style:family="paragraph" style:parent-style-name="Standard">
      <style:paragraph-properties fo:break-before="auto" fo:line-height="115%" fo:margin-top="0cm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T494_11" style:family="text"/>
    <style:style style:name="T494_12" style:family="text"/>
    <style:style style:name="T494_13" style:family="text"/>
    <style:style style:name="T494_14" style:family="text"/>
    <style:style style:name="T494_15" style:family="text"/>
    <style:style style:name="T494_16" style:family="text"/>
    <style:style style:name="T494_17" style:family="text"/>
    <style:style style:name="T494_18" style:family="text"/>
    <style:style style:name="T494_19" style:family="text"/>
    <style:style style:name="T494_20" style:family="text"/>
    <style:style style:name="T494_21" style:family="text"/>
    <style:style style:name="T494_22" style:family="text"/>
    <style:style style:name="P495" style:family="paragraph" style:parent-style-name="Standard">
      <style:paragraph-properties fo:break-before="auto" fo:line-height="115%" fo:margin-top="0cm" fo:margin-bottom="0cm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T495_13" style:family="text"/>
    <style:style style:name="T495_14" style:family="text"/>
    <style:style style:name="T495_15" style:family="text"/>
    <style:style style:name="T495_16" style:family="text"/>
    <style:style style:name="T495_17" style:family="text"/>
    <style:style style:name="T495_18" style:family="text"/>
    <style:style style:name="T495_19" style:family="text"/>
    <style:style style:name="T495_20" style:family="text"/>
    <style:style style:name="T495_21" style:family="text"/>
    <style:style style:name="T495_22" style:family="text"/>
    <style:style style:name="T495_23" style:family="text"/>
    <style:style style:name="T495_24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P497" style:family="paragraph" style:parent-style-name="Standard">
      <style:paragraph-properties fo:break-before="auto" fo:line-height="115%" fo:margin-top="0cm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T497_13" style:family="text"/>
    <style:style style:name="T497_14" style:family="text"/>
    <style:style style:name="T497_15" style:family="text"/>
    <style:style style:name="T497_16" style:family="text"/>
    <style:style style:name="T497_17" style:family="text"/>
    <style:style style:name="T497_18" style:family="text"/>
    <style:style style:name="T497_19" style:family="text"/>
    <style:style style:name="T497_20" style:family="text"/>
    <style:style style:name="T497_21" style:family="text"/>
    <style:style style:name="T497_22" style:family="text"/>
    <style:style style:name="T497_23" style:family="text"/>
    <style:style style:name="T497_24" style:family="text"/>
    <style:style style:name="T497_25" style:family="text"/>
    <style:style style:name="T497_26" style:family="text"/>
    <style:style style:name="T497_27" style:family="text"/>
    <style:style style:name="T497_28" style:family="text"/>
    <style:style style:name="T497_29" style:family="text"/>
    <style:style style:name="T497_30" style:family="text"/>
    <style:style style:name="T497_31" style:family="text"/>
    <style:style style:name="T497_32" style:family="text"/>
    <style:style style:name="T497_33" style:family="text"/>
    <style:style style:name="T497_34" style:family="text"/>
    <style:style style:name="T497_35" style:family="text"/>
    <style:style style:name="T497_36" style:family="text"/>
    <style:style style:name="T497_37" style:family="text"/>
    <style:style style:name="T497_38" style:family="text"/>
    <style:style style:name="T497_39" style:family="text"/>
    <style:style style:name="T497_40" style:family="text"/>
    <style:style style:name="T497_41" style:family="text"/>
    <style:style style:name="T497_42" style:family="text"/>
    <style:style style:name="T497_43" style:family="text"/>
    <style:style style:name="T497_44" style:family="text"/>
    <style:style style:name="T497_45" style:family="text"/>
    <style:style style:name="T497_46" style:family="text"/>
    <style:style style:name="T497_47" style:family="text"/>
    <style:style style:name="T497_48" style:family="text"/>
    <style:style style:name="T497_49" style:family="text"/>
    <style:style style:name="T497_50" style:family="text"/>
    <style:style style:name="T497_51" style:family="text"/>
    <style:style style:name="T497_52" style:family="text"/>
    <style:style style:name="T497_53" style:family="text"/>
    <style:style style:name="T497_54" style:family="text"/>
    <style:style style:name="T497_55" style:family="text"/>
    <style:style style:name="T497_56" style:family="text"/>
    <style:style style:name="T497_57" style:family="text"/>
    <style:style style:name="T497_58" style:family="text"/>
    <style:style style:name="T497_59" style:family="text"/>
    <style:style style:name="T497_60" style:family="text"/>
    <style:style style:name="T497_61" style:family="text"/>
    <style:style style:name="T497_62" style:family="text"/>
    <style:style style:name="T497_63" style:family="text"/>
    <style:style style:name="T497_64" style:family="text"/>
    <style:style style:name="T497_65" style:family="text"/>
    <style:style style:name="T497_66" style:family="text"/>
    <style:style style:name="T497_67" style:family="text"/>
    <style:style style:name="T497_68" style:family="text"/>
    <style:style style:name="T497_69" style:family="text"/>
    <style:style style:name="T497_70" style:family="text"/>
    <style:style style:name="T497_71" style:family="text"/>
    <style:style style:name="T497_72" style:family="text"/>
    <style:style style:name="T497_73" style:family="text"/>
    <style:style style:name="T497_74" style:family="text"/>
    <style:style style:name="T497_75" style:family="text"/>
    <style:style style:name="T497_76" style:family="text"/>
    <style:style style:name="T497_77" style:family="text"/>
    <style:style style:name="T497_78" style:family="text"/>
    <style:style style:name="T497_79" style:family="text"/>
    <style:style style:name="P498" style:family="paragraph" style:parent-style-name="Standard">
      <style:paragraph-properties fo:break-before="auto" fo:line-height="115%" fo:margin-top="0cm" fo:margin-bottom="0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T498_16" style:family="text"/>
    <style:style style:name="T498_17" style:family="text"/>
    <style:style style:name="T498_18" style:family="text"/>
    <style:style style:name="T498_19" style:family="text"/>
    <style:style style:name="T498_20" style:family="text"/>
    <style:style style:name="T498_21" style:family="text"/>
    <style:style style:name="T498_22" style:family="text"/>
    <style:style style:name="T498_23" style:family="text"/>
    <style:style style:name="T498_24" style:family="text"/>
    <style:style style:name="T498_25" style:family="text"/>
    <style:style style:name="T498_26" style:family="text"/>
    <style:style style:name="T498_27" style:family="text"/>
    <style:style style:name="T498_28" style:family="text"/>
    <style:style style:name="T498_29" style:family="text"/>
    <style:style style:name="T498_30" style:family="text"/>
    <style:style style:name="P499" style:family="paragraph" style:parent-style-name="Standard">
      <style:paragraph-properties fo:break-before="auto" fo:line-height="115%" style:writing-mode="lr-tb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T500_17" style:family="text"/>
    <style:style style:name="T500_18" style:family="text"/>
    <style:style style:name="T500_19" style:family="text"/>
    <style:style style:name="T500_20" style:family="text"/>
    <style:style style:name="T500_21" style:family="text"/>
    <style:style style:name="T500_22" style:family="text"/>
    <style:style style:name="T500_23" style:family="text"/>
    <style:style style:name="T500_24" style:family="text"/>
    <style:style style:name="T500_25" style:family="text"/>
    <style:style style:name="T500_26" style:family="text"/>
    <style:style style:name="T500_27" style:family="text"/>
    <style:style style:name="T500_28" style:family="text"/>
    <style:style style:name="T500_29" style:family="text"/>
    <style:style style:name="T500_30" style:family="text"/>
    <style:style style:name="T500_31" style:family="text"/>
    <style:style style:name="T500_32" style:family="text"/>
    <style:style style:name="T500_33" style:family="text"/>
    <style:style style:name="T500_34" style:family="text"/>
    <style:style style:name="T500_35" style:family="text"/>
    <style:style style:name="T500_36" style:family="text"/>
    <style:style style:name="T500_37" style:family="text"/>
    <style:style style:name="T500_38" style:family="text"/>
    <style:style style:name="T500_39" style:family="text"/>
    <style:style style:name="T500_40" style:family="text"/>
    <style:style style:name="T500_41" style:family="text"/>
    <style:style style:name="T500_42" style:family="text"/>
    <style:style style:name="T500_43" style:family="text"/>
    <style:style style:name="T500_44" style:family="text"/>
    <style:style style:name="T500_45" style:family="text"/>
    <style:style style:name="T500_46" style:family="text"/>
    <style:style style:name="T500_47" style:family="text"/>
    <style:style style:name="T500_48" style:family="text"/>
    <style:style style:name="T500_49" style:family="text"/>
    <style:style style:name="T500_50" style:family="text"/>
    <style:style style:name="T500_51" style:family="text"/>
    <style:style style:name="T500_52" style:family="text"/>
    <style:style style:name="T500_53" style:family="text"/>
    <style:style style:name="T500_54" style:family="text"/>
    <style:style style:name="T500_55" style:family="text"/>
    <style:style style:name="T500_56" style:family="text"/>
    <style:style style:name="T500_57" style:family="text"/>
    <style:style style:name="T500_58" style:family="text"/>
    <style:style style:name="T500_59" style:family="text"/>
    <style:style style:name="T500_60" style:family="text"/>
    <style:style style:name="T500_61" style:family="text"/>
    <style:style style:name="T500_62" style:family="text"/>
    <style:style style:name="T500_63" style:family="text"/>
    <style:style style:name="T500_64" style:family="text"/>
    <style:style style:name="T500_65" style:family="text"/>
    <style:style style:name="T500_66" style:family="text"/>
    <style:style style:name="T500_67" style:family="text"/>
    <style:style style:name="T500_68" style:family="text"/>
    <style:style style:name="T500_69" style:family="text"/>
    <style:style style:name="T500_70" style:family="text"/>
    <style:style style:name="T500_71" style:family="text"/>
    <style:style style:name="T500_72" style:family="text"/>
    <style:style style:name="T500_73" style:family="text"/>
    <style:style style:name="T500_74" style:family="text"/>
    <style:style style:name="T500_75" style:family="text"/>
    <style:style style:name="T500_76" style:family="text"/>
    <style:style style:name="T500_77" style:family="text"/>
    <style:style style:name="T500_78" style:family="text"/>
    <style:style style:name="T500_79" style:family="text"/>
    <style:style style:name="T500_80" style:family="text"/>
    <style:style style:name="T500_81" style:family="text"/>
    <style:style style:name="T500_82" style:family="text"/>
    <style:style style:name="T500_83" style:family="text"/>
    <style:style style:name="T500_84" style:family="text"/>
    <style:style style:name="T500_85" style:family="text"/>
    <style:style style:name="T500_86" style:family="text"/>
    <style:style style:name="P501" style:family="paragraph" style:parent-style-name="Standard">
      <style:paragraph-properties fo:break-before="auto" fo:line-height="115%" style:writing-mode="lr-tb"/>
    </style:style>
    <style:style style:name="P502" style:family="paragraph" style:parent-style-name="Heading_20_3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P505" style:family="paragraph" style:parent-style-name="Standard">
      <style:paragraph-properties fo:break-before="auto" fo:line-height="115%" fo:margin-top="0cm" fo:margin-bottom="0cm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T505_16" style:family="text"/>
    <style:style style:name="T505_17" style:family="text"/>
    <style:style style:name="T505_18" style:family="text"/>
    <style:style style:name="T505_19" style:family="text"/>
    <style:style style:name="T505_20" style:family="text"/>
    <style:style style:name="T505_21" style:family="text"/>
    <style:style style:name="T505_22" style:family="text"/>
    <style:style style:name="T505_23" style:family="text"/>
    <style:style style:name="T505_24" style:family="text"/>
    <style:style style:name="T505_25" style:family="text"/>
    <style:style style:name="T505_26" style:family="text"/>
    <style:style style:name="T505_27" style:family="text"/>
    <style:style style:name="T505_28" style:family="text"/>
    <style:style style:name="T505_29" style:family="text"/>
    <style:style style:name="T505_30" style:family="text"/>
    <style:style style:name="T505_31" style:family="text"/>
    <style:style style:name="T505_32" style:family="text"/>
    <style:style style:name="T505_33" style:family="text"/>
    <style:style style:name="T505_34" style:family="text"/>
    <style:style style:name="T505_35" style:family="text"/>
    <style:style style:name="T505_36" style:family="text"/>
    <style:style style:name="T505_37" style:family="text"/>
    <style:style style:name="T505_38" style:family="text"/>
    <style:style style:name="T505_39" style:family="text"/>
    <style:style style:name="T505_40" style:family="text"/>
    <style:style style:name="T505_41" style:family="text"/>
    <style:style style:name="T505_42" style:family="text"/>
    <style:style style:name="T505_43" style:family="text"/>
    <style:style style:name="T505_44" style:family="text"/>
    <style:style style:name="T505_45" style:family="text"/>
    <style:style style:name="T505_46" style:family="text"/>
    <style:style style:name="T505_47" style:family="text"/>
    <style:style style:name="T505_48" style:family="text"/>
    <style:style style:name="T505_49" style:family="text"/>
    <style:style style:name="T505_50" style:family="text"/>
    <style:style style:name="T505_51" style:family="text"/>
    <style:style style:name="T505_52" style:family="text"/>
    <style:style style:name="T505_53" style:family="text"/>
    <style:style style:name="T505_54" style:family="text"/>
    <style:style style:name="T505_55" style:family="text"/>
    <style:style style:name="T505_56" style:family="text"/>
    <style:style style:name="T505_57" style:family="text"/>
    <style:style style:name="T505_58" style:family="text"/>
    <style:style style:name="T505_59" style:family="text"/>
    <style:style style:name="T505_60" style:family="text"/>
    <style:style style:name="T505_61" style:family="text"/>
    <style:style style:name="T505_62" style:family="text"/>
    <style:style style:name="T505_63" style:family="text"/>
    <style:style style:name="T505_64" style:family="text"/>
    <style:style style:name="T505_65" style:family="text"/>
    <style:style style:name="T505_66" style:family="text"/>
    <style:style style:name="T505_67" style:family="text"/>
    <style:style style:name="T505_68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T506_22" style:family="text"/>
    <style:style style:name="T506_23" style:family="text"/>
    <style:style style:name="T506_24" style:family="text"/>
    <style:style style:name="T506_25" style:family="text"/>
    <style:style style:name="P507" style:family="paragraph" style:parent-style-name="Standard">
      <style:paragraph-properties fo:break-before="auto" fo:line-height="115%" fo:margin-top="0cm" fo:margin-bottom="0cm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T507_18" style:family="text"/>
    <style:style style:name="T507_19" style:family="text"/>
    <style:style style:name="T507_20" style:family="text"/>
    <style:style style:name="T507_21" style:family="text"/>
    <style:style style:name="T507_22" style:family="text"/>
    <style:style style:name="T507_23" style:family="text"/>
    <style:style style:name="T507_24" style:family="text"/>
    <style:style style:name="T507_25" style:family="text"/>
    <style:style style:name="T507_26" style:family="text"/>
    <style:style style:name="T507_27" style:family="text"/>
    <style:style style:name="T507_28" style:family="text"/>
    <style:style style:name="T507_29" style:family="text"/>
    <style:style style:name="T507_30" style:family="text"/>
    <style:style style:name="T507_31" style:family="text"/>
    <style:style style:name="T507_32" style:family="text"/>
    <style:style style:name="T507_33" style:family="text"/>
    <style:style style:name="T507_34" style:family="text"/>
    <style:style style:name="T507_35" style:family="text"/>
    <style:style style:name="T507_36" style:family="text"/>
    <style:style style:name="T507_37" style:family="text"/>
    <style:style style:name="T507_38" style:family="text"/>
    <style:style style:name="T507_39" style:family="text"/>
    <style:style style:name="T507_40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T508_17" style:family="text"/>
    <style:style style:name="T508_18" style:family="text"/>
    <style:style style:name="T508_19" style:family="text"/>
    <style:style style:name="T508_20" style:family="text"/>
    <style:style style:name="T508_21" style:family="text"/>
    <style:style style:name="T508_22" style:family="text"/>
    <style:style style:name="T508_23" style:family="text"/>
    <style:style style:name="T508_24" style:family="text"/>
    <style:style style:name="T508_25" style:family="text"/>
    <style:style style:name="T508_26" style:family="text"/>
    <style:style style:name="T508_27" style:family="text"/>
    <style:style style:name="T508_28" style:family="text"/>
    <style:style style:name="T508_29" style:family="text"/>
    <style:style style:name="T508_30" style:family="text"/>
    <style:style style:name="T508_31" style:family="text"/>
    <style:style style:name="T508_32" style:family="text"/>
    <style:style style:name="T508_33" style:family="text"/>
    <style:style style:name="T508_34" style:family="text"/>
    <style:style style:name="T508_35" style:family="text"/>
    <style:style style:name="T508_36" style:family="text"/>
    <style:style style:name="T508_37" style:family="text"/>
    <style:style style:name="T508_38" style:family="text"/>
    <style:style style:name="T508_39" style:family="text"/>
    <style:style style:name="T508_40" style:family="text"/>
    <style:style style:name="P509" style:family="paragraph" style:parent-style-name="Heading_20_3">
      <style:paragraph-properties fo:break-before="auto" fo:line-height="115%" style:writing-mode="lr-tb"/>
    </style:style>
    <style:style style:name="T509_1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P511" style:family="paragraph" style:parent-style-name="Standard">
      <style:paragraph-properties fo:break-before="auto" fo:line-height="115%" style:writing-mode="lr-tb"/>
    </style:style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T512_16" style:family="text"/>
    <style:style style:name="T512_17" style:family="text"/>
    <style:style style:name="T512_18" style:family="text"/>
    <style:style style:name="T512_19" style:family="text"/>
    <style:style style:name="T512_20" style:family="text"/>
    <style:style style:name="T512_21" style:family="text"/>
    <style:style style:name="T512_22" style:family="text"/>
    <style:style style:name="T512_23" style:family="text"/>
    <style:style style:name="T512_24" style:family="text"/>
    <style:style style:name="T512_25" style:family="text"/>
    <style:style style:name="T512_26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T513_14" style:family="text"/>
    <style:style style:name="T513_15" style:family="text"/>
    <style:style style:name="T513_16" style:family="text"/>
    <style:style style:name="T513_17" style:family="text"/>
    <style:style style:name="T513_18" style:family="text"/>
    <style:style style:name="T513_19" style:family="text"/>
    <style:style style:name="T513_20" style:family="text"/>
    <style:style style:name="T513_21" style:family="text"/>
    <style:style style:name="T513_22" style:family="text"/>
    <style:style style:name="T513_23" style:family="text"/>
    <style:style style:name="T513_24" style:family="text"/>
    <style:style style:name="T513_25" style:family="text"/>
    <style:style style:name="T513_26" style:family="text"/>
    <style:style style:name="T513_27" style:family="text"/>
    <style:style style:name="T513_28" style:family="text"/>
    <style:style style:name="T513_29" style:family="text"/>
    <style:style style:name="T513_30" style:family="text"/>
    <style:style style:name="T513_31" style:family="text"/>
    <style:style style:name="T513_32" style:family="text"/>
    <style:style style:name="T513_33" style:family="text"/>
    <style:style style:name="T513_34" style:family="text"/>
    <style:style style:name="T513_35" style:family="text"/>
    <style:style style:name="T513_36" style:family="text"/>
    <style:style style:name="T513_37" style:family="text"/>
    <style:style style:name="T513_38" style:family="text"/>
    <style:style style:name="T513_39" style:family="text"/>
    <style:style style:name="T513_40" style:family="text"/>
    <style:style style:name="T513_41" style:family="text"/>
    <style:style style:name="T513_42" style:family="text"/>
    <style:style style:name="T513_43" style:family="text"/>
    <style:style style:name="T513_44" style:family="text"/>
    <style:style style:name="T513_45" style:family="text"/>
    <style:style style:name="T513_46" style:family="text"/>
    <style:style style:name="T513_47" style:family="text"/>
    <style:style style:name="T513_48" style:family="text"/>
    <style:style style:name="T513_49" style:family="text"/>
    <style:style style:name="T513_50" style:family="text"/>
    <style:style style:name="T513_51" style:family="text"/>
    <style:style style:name="T513_52" style:family="text"/>
    <style:style style:name="T513_53" style:family="text"/>
    <style:style style:name="T513_54" style:family="text"/>
    <style:style style:name="T513_55" style:family="text"/>
    <style:style style:name="T513_56" style:family="text"/>
    <style:style style:name="T513_57" style:family="text"/>
    <style:style style:name="T513_58" style:family="text"/>
    <style:style style:name="T513_59" style:family="text"/>
    <style:style style:name="T513_60" style:family="text"/>
    <style:style style:name="T513_61" style:family="text"/>
    <style:style style:name="T513_62" style:family="text"/>
    <style:style style:name="T513_63" style:family="text"/>
    <style:style style:name="T513_64" style:family="text"/>
    <style:style style:name="T513_65" style:family="text"/>
    <style:style style:name="T513_66" style:family="text"/>
    <style:style style:name="T513_67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T514_15" style:family="text"/>
    <style:style style:name="T514_16" style:family="text"/>
    <style:style style:name="T514_17" style:family="text"/>
    <style:style style:name="T514_18" style:family="text"/>
    <style:style style:name="T514_19" style:family="text"/>
    <style:style style:name="T514_20" style:family="text"/>
    <style:style style:name="T514_21" style:family="text"/>
    <style:style style:name="T514_22" style:family="text"/>
    <style:style style:name="T514_23" style:family="text"/>
    <style:style style:name="T514_24" style:family="text"/>
    <style:style style:name="T514_25" style:family="text"/>
    <style:style style:name="T514_26" style:family="text"/>
    <style:style style:name="T514_27" style:family="text"/>
    <style:style style:name="T514_28" style:family="text"/>
    <style:style style:name="T514_29" style:family="text"/>
    <style:style style:name="T514_30" style:family="text"/>
    <style:style style:name="T514_31" style:family="text"/>
    <style:style style:name="T514_32" style:family="text"/>
    <style:style style:name="T514_33" style:family="text"/>
    <style:style style:name="T514_34" style:family="text"/>
    <style:style style:name="T514_35" style:family="text"/>
    <style:style style:name="T514_36" style:family="text"/>
    <style:style style:name="T514_37" style:family="text"/>
    <style:style style:name="T514_38" style:family="text"/>
    <style:style style:name="T514_39" style:family="text"/>
    <style:style style:name="T514_40" style:family="text"/>
    <style:style style:name="T514_41" style:family="text"/>
    <style:style style:name="T514_42" style:family="text"/>
    <style:style style:name="T514_43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T515_13" style:family="text"/>
    <style:style style:name="T515_14" style:family="text"/>
    <style:style style:name="T515_15" style:family="text"/>
    <style:style style:name="T515_16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T516_12" style:family="text"/>
    <style:style style:name="T516_13" style:family="text"/>
    <style:style style:name="T516_14" style:family="text"/>
    <style:style style:name="T516_15" style:family="text"/>
    <style:style style:name="T516_16" style:family="text"/>
    <style:style style:name="T516_17" style:family="text"/>
    <style:style style:name="T516_18" style:family="text"/>
    <style:style style:name="T516_19" style:family="text"/>
    <style:style style:name="T516_20" style:family="text"/>
    <style:style style:name="T516_21" style:family="text"/>
    <style:style style:name="T516_22" style:family="text"/>
    <style:style style:name="T516_23" style:family="text"/>
    <style:style style:name="T516_24" style:family="text"/>
    <style:style style:name="T516_25" style:family="text"/>
    <style:style style:name="T516_26" style:family="text"/>
    <style:style style:name="T516_27" style:family="text"/>
    <style:style style:name="T516_28" style:family="text"/>
    <style:style style:name="T516_29" style:family="text"/>
    <style:style style:name="T516_30" style:family="text"/>
    <style:style style:name="T516_31" style:family="text"/>
    <style:style style:name="T516_32" style:family="text"/>
    <style:style style:name="T516_33" style:family="text"/>
    <style:style style:name="T516_34" style:family="text"/>
    <style:style style:name="T516_35" style:family="text"/>
    <style:style style:name="T516_36" style:family="text"/>
    <style:style style:name="T516_37" style:family="text"/>
    <style:style style:name="T516_38" style:family="text"/>
    <style:style style:name="T516_39" style:family="text"/>
    <style:style style:name="T516_40" style:family="text"/>
    <style:style style:name="T516_41" style:family="text"/>
    <style:style style:name="T516_42" style:family="text"/>
    <style:style style:name="T516_43" style:family="text"/>
    <style:style style:name="T516_44" style:family="text"/>
    <style:style style:name="T516_45" style:family="text"/>
    <style:style style:name="T516_46" style:family="text"/>
    <style:style style:name="T516_47" style:family="text"/>
    <style:style style:name="T516_48" style:family="text"/>
    <style:style style:name="T516_49" style:family="text"/>
    <style:style style:name="T516_50" style:family="text"/>
    <style:style style:name="T516_51" style:family="text"/>
    <style:style style:name="T516_52" style:family="text"/>
    <style:style style:name="T516_53" style:family="text"/>
    <style:style style:name="T516_54" style:family="text"/>
    <style:style style:name="T516_55" style:family="text"/>
    <style:style style:name="T516_56" style:family="text"/>
    <style:style style:name="T516_57" style:family="text"/>
    <style:style style:name="T516_58" style:family="text"/>
    <style:style style:name="T516_59" style:family="text"/>
    <style:style style:name="T516_60" style:family="text"/>
    <style:style style:name="T516_61" style:family="text"/>
    <style:style style:name="T516_62" style:family="text"/>
    <style:style style:name="T516_63" style:family="text"/>
    <style:style style:name="T516_64" style:family="text"/>
    <style:style style:name="T516_65" style:family="text"/>
    <style:style style:name="T516_66" style:family="text"/>
    <style:style style:name="T516_67" style:family="text"/>
    <style:style style:name="T516_68" style:family="text"/>
    <style:style style:name="T516_69" style:family="text"/>
    <style:style style:name="T516_70" style:family="text"/>
    <style:style style:name="T516_71" style:family="text"/>
    <style:style style:name="T516_72" style:family="text"/>
    <style:style style:name="T516_73" style:family="text"/>
    <style:style style:name="T516_74" style:family="text"/>
    <style:style style:name="T516_75" style:family="text"/>
    <style:style style:name="T516_76" style:family="text"/>
    <style:style style:name="T516_77" style:family="text"/>
    <style:style style:name="T516_78" style:family="text"/>
    <style:style style:name="T516_79" style:family="text"/>
    <style:style style:name="T516_80" style:family="text"/>
    <style:style style:name="T516_81" style:family="text"/>
    <style:style style:name="T516_82" style:family="text"/>
    <style:style style:name="T516_83" style:family="text"/>
    <style:style style:name="T516_84" style:family="text"/>
    <style:style style:name="T516_85" style:family="text"/>
    <style:style style:name="T516_86" style:family="text"/>
    <style:style style:name="T516_87" style:family="text"/>
    <style:style style:name="T516_88" style:family="text"/>
    <style:style style:name="T516_89" style:family="text"/>
    <style:style style:name="T516_90" style:family="text"/>
    <style:style style:name="T516_91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T517_23" style:family="text"/>
    <style:style style:name="T517_24" style:family="text"/>
    <style:style style:name="T517_25" style:family="text"/>
    <style:style style:name="T517_26" style:family="text"/>
    <style:style style:name="T517_27" style:family="text"/>
    <style:style style:name="T517_28" style:family="text"/>
    <style:style style:name="T517_29" style:family="text"/>
    <style:style style:name="T517_30" style:family="text"/>
    <style:style style:name="T517_31" style:family="text"/>
    <style:style style:name="T517_32" style:family="text"/>
    <style:style style:name="T517_33" style:family="text"/>
    <style:style style:name="T517_34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T518_12" style:family="text"/>
    <style:style style:name="T518_13" style:family="text"/>
    <style:style style:name="T518_14" style:family="text"/>
    <style:style style:name="T518_15" style:family="text"/>
    <style:style style:name="T518_16" style:family="text"/>
    <style:style style:name="T518_17" style:family="text"/>
    <style:style style:name="T518_18" style:family="text"/>
    <style:style style:name="T518_19" style:family="text"/>
    <style:style style:name="T518_20" style:family="text"/>
    <style:style style:name="T518_21" style:family="text"/>
    <style:style style:name="T518_22" style:family="text"/>
    <style:style style:name="T518_23" style:family="text"/>
    <style:style style:name="T518_24" style:family="text"/>
    <style:style style:name="T518_25" style:family="text"/>
    <style:style style:name="T518_26" style:family="text"/>
    <style:style style:name="T518_27" style:family="text"/>
    <style:style style:name="T518_28" style:family="text"/>
    <style:style style:name="T518_29" style:family="text"/>
    <style:style style:name="T518_30" style:family="text"/>
    <style:style style:name="T518_31" style:family="text"/>
    <style:style style:name="T518_32" style:family="text"/>
    <style:style style:name="T518_33" style:family="text"/>
    <style:style style:name="T518_34" style:family="text"/>
    <style:style style:name="T518_35" style:family="text"/>
    <style:style style:name="T518_36" style:family="text"/>
    <style:style style:name="T518_37" style:family="text"/>
    <style:style style:name="T518_38" style:family="text"/>
    <style:style style:name="T518_39" style:family="text"/>
    <style:style style:name="T518_40" style:family="text"/>
    <style:style style:name="T518_41" style:family="text"/>
    <style:style style:name="T518_42" style:family="text"/>
    <style:style style:name="T518_43" style:family="text"/>
    <style:style style:name="T518_44" style:family="text"/>
    <style:style style:name="T518_45" style:family="text"/>
    <style:style style:name="T518_46" style:family="text"/>
    <style:style style:name="T518_47" style:family="text"/>
    <style:style style:name="T518_48" style:family="text"/>
    <style:style style:name="T518_49" style:family="text"/>
    <style:style style:name="T518_50" style:family="text"/>
    <style:style style:name="P519" style:family="paragraph" style:parent-style-name="Standard">
      <style:paragraph-properties fo:break-before="auto" fo:line-height="115%" style:writing-mode="lr-tb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P521" style:family="paragraph" style:parent-style-name="Standard">
      <style:paragraph-properties fo:break-before="auto" fo:line-height="115%" style:writing-mode="lr-tb"/>
    </style:style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T522_17" style:family="text"/>
    <style:style style:name="T522_18" style:family="text"/>
    <style:style style:name="T522_19" style:family="text"/>
    <style:style style:name="T522_20" style:family="text"/>
    <style:style style:name="T522_21" style:family="text"/>
    <style:style style:name="T522_22" style:family="text"/>
    <style:style style:name="T522_23" style:family="text"/>
    <style:style style:name="T522_24" style:family="text"/>
    <style:style style:name="T522_25" style:family="text"/>
    <style:style style:name="T522_26" style:family="text"/>
    <style:style style:name="T522_27" style:family="text"/>
    <style:style style:name="T522_28" style:family="text"/>
    <style:style style:name="T522_29" style:family="text"/>
    <style:style style:name="T522_30" style:family="text"/>
    <style:style style:name="T522_31" style:family="text"/>
    <style:style style:name="T522_32" style:family="text"/>
    <style:style style:name="T522_33" style:family="text"/>
    <style:style style:name="T522_34" style:family="text"/>
    <style:style style:name="T522_35" style:family="text"/>
    <style:style style:name="T522_36" style:family="text"/>
    <style:style style:name="T522_37" style:family="text"/>
    <style:style style:name="T522_38" style:family="text"/>
    <style:style style:name="T522_39" style:family="text"/>
    <style:style style:name="T522_40" style:family="text"/>
    <style:style style:name="T522_41" style:family="text"/>
    <style:style style:name="T522_42" style:family="text"/>
    <style:style style:name="T522_43" style:family="text"/>
    <style:style style:name="T522_44" style:family="text"/>
    <style:style style:name="T522_45" style:family="text"/>
    <style:style style:name="T522_46" style:family="text"/>
    <style:style style:name="T522_47" style:family="text"/>
    <style:style style:name="T522_48" style:family="text"/>
    <style:style style:name="T522_49" style:family="text"/>
    <style:style style:name="T522_50" style:family="text"/>
    <style:style style:name="T522_51" style:family="text"/>
    <style:style style:name="T522_52" style:family="text"/>
    <style:style style:name="T522_53" style:family="text"/>
    <style:style style:name="T522_54" style:family="text"/>
    <style:style style:name="T522_55" style:family="text"/>
    <style:style style:name="T522_56" style:family="text"/>
    <style:style style:name="T522_57" style:family="text"/>
    <style:style style:name="T522_58" style:family="text"/>
    <style:style style:name="T522_59" style:family="text"/>
    <style:style style:name="T522_60" style:family="text"/>
    <style:style style:name="T522_61" style:family="text"/>
    <style:style style:name="T522_62" style:family="text"/>
    <style:style style:name="T522_63" style:family="text"/>
    <style:style style:name="T522_64" style:family="text"/>
    <style:style style:name="T522_65" style:family="text"/>
    <style:style style:name="T522_66" style:family="text"/>
    <style:style style:name="T522_67" style:family="text"/>
    <style:style style:name="T522_68" style:family="text"/>
    <style:style style:name="T522_69" style:family="text"/>
    <style:style style:name="T522_70" style:family="text"/>
    <style:style style:name="T522_71" style:family="text"/>
    <style:style style:name="T522_72" style:family="text"/>
    <style:style style:name="T522_73" style:family="text"/>
    <style:style style:name="T522_74" style:family="text"/>
    <style:style style:name="T522_75" style:family="text"/>
    <style:style style:name="T522_76" style:family="text"/>
    <style:style style:name="T522_77" style:family="text"/>
    <style:style style:name="T522_78" style:family="text"/>
    <style:style style:name="T522_79" style:family="text"/>
    <style:style style:name="T522_80" style:family="text"/>
    <style:style style:name="T522_81" style:family="text"/>
    <style:style style:name="T522_82" style:family="text"/>
    <style:style style:name="T522_83" style:family="text"/>
    <style:style style:name="T522_84" style:family="text"/>
    <style:style style:name="T522_85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T523_17" style:family="text"/>
    <style:style style:name="T523_18" style:family="text"/>
    <style:style style:name="T523_19" style:family="text"/>
    <style:style style:name="T523_20" style:family="text"/>
    <style:style style:name="T523_21" style:family="text"/>
    <style:style style:name="T523_22" style:family="text"/>
    <style:style style:name="T523_23" style:family="text"/>
    <style:style style:name="T523_24" style:family="text"/>
    <style:style style:name="T523_25" style:family="text"/>
    <style:style style:name="T523_26" style:family="text"/>
    <style:style style:name="T523_27" style:family="text"/>
    <style:style style:name="T523_28" style:family="text"/>
    <style:style style:name="T523_29" style:family="text"/>
    <style:style style:name="T523_30" style:family="text"/>
    <style:style style:name="T523_31" style:family="text"/>
    <style:style style:name="T523_32" style:family="text"/>
    <style:style style:name="T523_33" style:family="text"/>
    <style:style style:name="T523_34" style:family="text"/>
    <style:style style:name="T523_35" style:family="text"/>
    <style:style style:name="T523_36" style:family="text"/>
    <style:style style:name="T523_37" style:family="text"/>
    <style:style style:name="T523_38" style:family="text"/>
    <style:style style:name="T523_39" style:family="text"/>
    <style:style style:name="T523_40" style:family="text"/>
    <style:style style:name="T523_41" style:family="text"/>
    <style:style style:name="T523_42" style:family="text"/>
    <style:style style:name="T523_43" style:family="text"/>
    <style:style style:name="T523_44" style:family="text"/>
    <style:style style:name="T523_45" style:family="text"/>
    <style:style style:name="T523_46" style:family="text"/>
    <style:style style:name="T523_47" style:family="text"/>
    <style:style style:name="T523_48" style:family="text"/>
    <style:style style:name="T523_49" style:family="text"/>
    <style:style style:name="T523_50" style:family="text"/>
    <style:style style:name="T523_51" style:family="text"/>
    <style:style style:name="T523_52" style:family="text"/>
    <style:style style:name="T523_53" style:family="text"/>
    <style:style style:name="T523_54" style:family="text"/>
    <style:style style:name="T523_55" style:family="text"/>
    <style:style style:name="T523_56" style:family="text"/>
    <style:style style:name="T523_57" style:family="text"/>
    <style:style style:name="T523_58" style:family="text"/>
    <style:style style:name="T523_59" style:family="text"/>
    <style:style style:name="T523_60" style:family="text"/>
    <style:style style:name="T523_61" style:family="text"/>
    <style:style style:name="T523_62" style:family="text"/>
    <style:style style:name="T523_63" style:family="text"/>
    <style:style style:name="T523_64" style:family="text"/>
    <style:style style:name="T523_65" style:family="text"/>
    <style:style style:name="T523_66" style:family="text"/>
    <style:style style:name="T523_67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T526_9" style:family="text"/>
    <style:style style:name="T526_10" style:family="text"/>
    <style:style style:name="T526_11" style:family="text"/>
    <style:style style:name="T526_12" style:family="text"/>
    <style:style style:name="T526_13" style:family="text"/>
    <style:style style:name="T526_14" style:family="text"/>
    <style:style style:name="T526_15" style:family="text"/>
    <style:style style:name="T526_16" style:family="text"/>
    <style:style style:name="T526_17" style:family="text"/>
    <style:style style:name="T526_18" style:family="text"/>
    <style:style style:name="T526_19" style:family="text"/>
    <style:style style:name="T526_20" style:family="text"/>
    <style:style style:name="T526_21" style:family="text"/>
    <style:style style:name="T526_22" style:family="text"/>
    <style:style style:name="T526_23" style:family="text"/>
    <style:style style:name="T526_24" style:family="text"/>
    <style:style style:name="T526_25" style:family="text"/>
    <style:style style:name="T526_26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P528" style:family="paragraph" style:parent-style-name="Standard">
      <style:paragraph-properties fo:break-before="auto" fo:line-height="115%" style:writing-mode="lr-tb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</office:automatic-styles>
  <office:body>
    <office:text>
      <text:h text:style-name="P1" text:outline-level="10"><text:bookmark-start text:name="h.e56t36my85k0"/><text:bookmark-end text:name="h.e56t36my85k0"/><text:span text:style-name="T1_1">Planetary</text:span><text:span text:style-name="T1_2"><text:s/></text:span><text:span text:style-name="T1_3">Interaction</text:span></text:h>
      <text:p text:style-name="P2"/>
      <text:h text:style-name="P3" text:outline-level="10"><text:bookmark-start text:name="h.wda0rbh868t3"/><text:bookmark-end text:name="h.wda0rbh868t3"/><text:span text:style-name="T3_1">Introduzione</text:span></text:h>
      <text:p text:style-name="P4"><text:span text:style-name="T4_1">La</text:span><text:span text:style-name="T4_2"><text:s/></text:span><text:span text:style-name="T4_3">Planetary</text:span><text:span text:style-name="T4_4"><text:s/></text:span><text:span text:style-name="T4_5">Interaction</text:span><text:span text:style-name="T4_6"><text:s/>(</text:span><text:span text:style-name="T4_7">PI</text:span><text:span text:style-name="T4_8">)<text:s/></text:span><text:span text:style-name="T4_9">è</text:span><text:span text:style-name="T4_10"><text:s/></text:span><text:span text:style-name="T4_11">un</text:span><text:span text:style-name="T4_12">’<text:s/></text:span><text:span text:style-name="T4_13">attività</text:span><text:span text:style-name="T4_14"><text:s/></text:span><text:span text:style-name="T4_15">di</text:span><text:span text:style-name="T4_16"><text:s/></text:span><text:span text:style-name="T4_17">eve</text:span><text:span text:style-name="T4_18"><text:s/></text:span><text:span text:style-name="T4_19">che</text:span><text:span text:style-name="T4_20"><text:s/></text:span><text:span text:style-name="T4_21">consiste</text:span><text:span text:style-name="T4_22"><text:s/></text:span><text:span text:style-name="T4_23">nell</text:span><text:span text:style-name="T4_24">’</text:span><text:span text:style-name="T4_25">amministrare</text:span><text:span text:style-name="T4_26"><text:s/></text:span><text:span text:style-name="T4_27">strutture</text:span><text:span text:style-name="T4_28"><text:s/></text:span><text:span text:style-name="T4_29">su</text:span><text:span text:style-name="T4_30"><text:s/></text:span><text:span text:style-name="T4_31">pianeti</text:span><text:span text:style-name="T4_32"><text:s/></text:span><text:span text:style-name="T4_33">con</text:span><text:span text:style-name="T4_34"><text:s/></text:span><text:span text:style-name="T4_35">lo</text:span><text:span text:style-name="T4_36"><text:s/></text:span><text:span text:style-name="T4_37">scopo</text:span><text:span text:style-name="T4_38"><text:s/></text:span><text:span text:style-name="T4_39">di</text:span><text:span text:style-name="T4_40"><text:s/></text:span><text:span text:style-name="T4_41">ricavare</text:span><text:span text:style-name="T4_42"><text:s/></text:span><text:span text:style-name="T4_43">ed</text:span><text:span text:style-name="T4_44"><text:s/></text:span><text:span text:style-name="T4_45">esportare</text:span><text:span text:style-name="T4_46"><text:s/></text:span><text:span text:style-name="T4_47">materiali</text:span><text:span text:style-name="T4_48"><text:s/></text:span><text:span text:style-name="T4_49">planetari</text:span><text:span text:style-name="T4_50"><text:s/>(</text:span><text:span text:style-name="T4_51">Manufacture</text:span><text:span text:style-name="T4_52"><text:s/>&amp;<text:s/></text:span><text:span text:style-name="T4_53">Research</text:span><text:span text:style-name="T4_54">\</text:span><text:span text:style-name="T4_55">Materials</text:span><text:span text:style-name="T4_56">\</text:span><text:span text:style-name="T4_57">Planetary</text:span><text:span text:style-name="T4_58"><text:s/></text:span><text:span text:style-name="T4_59">Materials</text:span><text:span text:style-name="T4_60"><text:s/></text:span><text:span text:style-name="T4_61">sul</text:span><text:span text:style-name="T4_62"><text:s/></text:span><text:span text:style-name="T4_63">Market</text:span><text:span text:style-name="T4_64">).</text:span></text:p>
      <text:p text:style-name="P5"/>
      <text:h text:style-name="P6" text:outline-level="10"><text:bookmark-start text:name="h.zdvki41owa9z"/><text:bookmark-end text:name="h.zdvki41owa9z"/><text:span text:style-name="T6_1">Materiali</text:span><text:span text:style-name="T6_2"><text:s/></text:span></text:h>
      <text:p text:style-name="P7"><text:span text:style-name="T7_1">I</text:span><text:span text:style-name="T7_2"><text:s/></text:span><text:span text:style-name="T7_3">materiali</text:span><text:span text:style-name="T7_4"><text:s/></text:span><text:span text:style-name="T7_5">si</text:span><text:span text:style-name="T7_6"><text:s/></text:span><text:span text:style-name="T7_7">suddividono</text:span><text:span text:style-name="T7_8"><text:s/></text:span><text:span text:style-name="T7_9">in</text:span><text:span text:style-name="T7_10"><text:s/>5<text:s/></text:span><text:span text:style-name="T7_11">tiers</text:span></text:p>
      <text:list text:style-name="LS1" xml:id="list0">
        <text:list-item>
          <text:p text:style-name="P8"><text:span text:style-name="T8_1">P</text:span><text:span text:style-name="T8_2">0<text:s/></text:span><text:span text:style-name="T8_3">o</text:span><text:span text:style-name="T8_4"><text:s/></text:span><text:span text:style-name="T8_5">R</text:span><text:span text:style-name="T8_6">0<text:s/></text:span><text:span text:style-name="T8_7">sono</text:span><text:span text:style-name="T8_8"><text:s/></text:span><text:span text:style-name="T8_9">i</text:span><text:span text:style-name="T8_10"><text:s/></text:span><text:span text:style-name="T8_11">materiali</text:span><text:span text:style-name="T8_12"><text:s/></text:span><text:span text:style-name="T8_13">grezzi</text:span><text:span text:style-name="T8_14"><text:s/>(</text:span><text:span text:style-name="T8_15">raw</text:span><text:span text:style-name="T8_16"><text:s/></text:span><text:span text:style-name="T8_17">planetary</text:span><text:span text:style-name="T8_18"><text:s/></text:span><text:span text:style-name="T8_19">materials</text:span><text:span text:style-name="T8_20">)<text:s/></text:span><text:span text:style-name="T8_21">estratti</text:span><text:span text:style-name="T8_22"><text:s/></text:span><text:span text:style-name="T8_23">direttamente</text:span><text:span text:style-name="T8_24"><text:s/></text:span><text:span text:style-name="T8_25">sui</text:span><text:span text:style-name="T8_26"><text:s/></text:span><text:span text:style-name="T8_27">pianeti</text:span></text:p>
        </text:list-item>
        <text:list-item>
          <text:p text:style-name="P9"><text:span text:style-name="T9_1">P</text:span><text:span text:style-name="T9_2">1<text:s/>(</text:span><text:span text:style-name="T9_3">processed</text:span><text:span text:style-name="T9_4"><text:s/></text:span><text:span text:style-name="T9_5">planetary</text:span><text:span text:style-name="T9_6"><text:s/></text:span><text:span text:style-name="T9_7">materials</text:span><text:span text:style-name="T9_8">)<text:s/></text:span><text:span text:style-name="T9_9">sono</text:span><text:span text:style-name="T9_10"><text:s/></text:span><text:span text:style-name="T9_11">materiali</text:span><text:span text:style-name="T9_12"><text:s/></text:span><text:span text:style-name="T9_13">processati</text:span><text:span text:style-name="T9_14"><text:s/></text:span><text:span text:style-name="T9_15">ottenuti</text:span><text:span text:style-name="T9_16"><text:s/></text:span><text:span text:style-name="T9_17">direttamente</text:span><text:span text:style-name="T9_18"><text:s/></text:span><text:span text:style-name="T9_19">dai</text:span><text:span text:style-name="T9_20"><text:s/></text:span><text:span text:style-name="T9_21">P</text:span><text:span text:style-name="T9_22">0<text:s/></text:span></text:p>
        </text:list-item>
        <text:list-item>
          <text:p text:style-name="P10"><text:span text:style-name="T10_1">P</text:span><text:span text:style-name="T10_2">2<text:s/>(</text:span><text:span text:style-name="T10_3">refined</text:span><text:span text:style-name="T10_4"><text:s/></text:span><text:span text:style-name="T10_5">planetary</text:span><text:span text:style-name="T10_6"><text:s/></text:span><text:span text:style-name="T10_7">materials</text:span><text:span text:style-name="T10_8">)<text:s/></text:span><text:span text:style-name="T10_9">sono</text:span><text:span text:style-name="T10_10"><text:s/></text:span><text:span text:style-name="T10_11">ottenuti</text:span><text:span text:style-name="T10_12"><text:s/></text:span><text:span text:style-name="T10_13">combinando</text:span><text:span text:style-name="T10_14"><text:s/></text:span><text:span text:style-name="T10_15">due</text:span><text:span text:style-name="T10_16"><text:s/></text:span><text:span text:style-name="T10_17">diversi</text:span><text:span text:style-name="T10_18"><text:s/></text:span><text:span text:style-name="T10_19">tipi</text:span><text:span text:style-name="T10_20"><text:s/></text:span><text:span text:style-name="T10_21">specifici</text:span><text:span text:style-name="T10_22"><text:s/></text:span><text:span text:style-name="T10_23">di</text:span><text:span text:style-name="T10_24"><text:s/></text:span><text:span text:style-name="T10_25">P</text:span><text:span text:style-name="T10_26">1</text:span></text:p>
        </text:list-item>
        <text:list-item>
          <text:p text:style-name="P11"><text:span text:style-name="T11_1">P</text:span><text:span text:style-name="T11_2">3<text:s/>(</text:span><text:span text:style-name="T11_3">specialized</text:span><text:span text:style-name="T11_4"><text:s/></text:span><text:span text:style-name="T11_5">planetary</text:span><text:span text:style-name="T11_6"><text:s/></text:span><text:span text:style-name="T11_7">materials</text:span><text:span text:style-name="T11_8">)<text:s/></text:span><text:span text:style-name="T11_9">sono</text:span><text:span text:style-name="T11_10"><text:s/></text:span><text:span text:style-name="T11_11">ottenuti</text:span><text:span text:style-name="T11_12"><text:s/></text:span><text:span text:style-name="T11_13">combinando</text:span><text:span text:style-name="T11_14"><text:s/></text:span><text:span text:style-name="T11_15">due</text:span><text:span text:style-name="T11_16"><text:s/></text:span><text:span text:style-name="T11_17">o</text:span><text:span text:style-name="T11_18"><text:s/></text:span><text:span text:style-name="T11_19">tre</text:span><text:span text:style-name="T11_20"><text:s/></text:span><text:span text:style-name="T11_21">tipi</text:span><text:span text:style-name="T11_22"><text:s/></text:span><text:span text:style-name="T11_23">di</text:span><text:span text:style-name="T11_24"><text:s/></text:span><text:span text:style-name="T11_25">P</text:span><text:span text:style-name="T11_26">2</text:span></text:p>
        </text:list-item>
        <text:list-item>
          <text:p text:style-name="P12"><text:span text:style-name="T12_1">P</text:span><text:span text:style-name="T12_2">4<text:s/>(</text:span><text:span text:style-name="T12_3">advaned</text:span><text:span text:style-name="T12_4"><text:s/></text:span><text:span text:style-name="T12_5">planetary</text:span><text:span text:style-name="T12_6"><text:s/></text:span><text:span text:style-name="T12_7">materials</text:span><text:span text:style-name="T12_8">)<text:s/></text:span><text:span text:style-name="T12_9">sono</text:span><text:span text:style-name="T12_10"><text:s/></text:span><text:span text:style-name="T12_11">i</text:span><text:span text:style-name="T12_12"><text:s/></text:span><text:span text:style-name="T12_13">materiali</text:span><text:span text:style-name="T12_14"><text:s/></text:span><text:span text:style-name="T12_15">di</text:span><text:span text:style-name="T12_16"><text:s/></text:span><text:span text:style-name="T12_17">livello</text:span><text:span text:style-name="T12_18"><text:s/></text:span><text:span text:style-name="T12_19">più</text:span><text:span text:style-name="T12_20"><text:s/></text:span><text:span text:style-name="T12_21">elevato</text:span><text:span text:style-name="T12_22"><text:s/></text:span><text:span text:style-name="T12_23">e</text:span><text:span text:style-name="T12_24"><text:s/></text:span><text:span text:style-name="T12_25">si</text:span><text:span text:style-name="T12_26"><text:s/></text:span><text:span text:style-name="T12_27">ottengono</text:span><text:span text:style-name="T12_28"><text:s/></text:span><text:span text:style-name="T12_29">combinando</text:span><text:span text:style-name="T12_30"><text:s/></text:span><text:span text:style-name="T12_31">tre</text:span><text:span text:style-name="T12_32"><text:s/></text:span><text:span text:style-name="T12_33">diversi</text:span><text:span text:style-name="T12_34"><text:s/></text:span><text:span text:style-name="T12_35">tipi</text:span><text:span text:style-name="T12_36"><text:s/></text:span><text:span text:style-name="T12_37">di</text:span><text:span text:style-name="T12_38"><text:s/></text:span><text:span text:style-name="T12_39">P</text:span><text:span text:style-name="T12_40">3<text:s/></text:span><text:span text:style-name="T12_41">o</text:span><text:span text:style-name="T12_42"><text:s/></text:span><text:span text:style-name="T12_43">due</text:span><text:span text:style-name="T12_44"><text:s/></text:span><text:span text:style-name="T12_45">tipi</text:span><text:span text:style-name="T12_46"><text:s/></text:span><text:span text:style-name="T12_47">di</text:span><text:span text:style-name="T12_48"><text:s/></text:span><text:span text:style-name="T12_49">P</text:span><text:span text:style-name="T12_50">3<text:s/></text:span><text:span text:style-name="T12_51">e</text:span><text:span text:style-name="T12_52"><text:s/></text:span><text:span text:style-name="T12_53">un</text:span><text:span text:style-name="T12_54"><text:s/></text:span><text:span text:style-name="T12_55">tipo</text:span><text:span text:style-name="T12_56"><text:s/></text:span><text:span text:style-name="T12_57">di</text:span><text:span text:style-name="T12_58"><text:s/></text:span><text:span text:style-name="T12_59">P</text:span><text:span text:style-name="T12_60">1</text:span></text:p>
        </text:list-item>
      </text:list>
      <text:p text:style-name="P13"><text:span text:style-name="T13_1">I</text:span><text:span text:style-name="T13_2"><text:s/></text:span><text:span text:style-name="T13_3">materiali</text:span><text:span text:style-name="T13_4"><text:s/></text:span><text:span text:style-name="T13_5">planetari</text:span><text:span text:style-name="T13_6"><text:s/></text:span><text:span text:style-name="T13_7">sono</text:span><text:span text:style-name="T13_8"><text:s/></text:span><text:span text:style-name="T13_9">usati</text:span><text:span text:style-name="T13_10"><text:s/></text:span><text:span text:style-name="T13_11">in</text:span><text:span text:style-name="T13_12"><text:s/></text:span><text:span text:style-name="T13_13">diverse</text:span><text:span text:style-name="T13_14"><text:s/></text:span><text:span text:style-name="T13_15">produzioni</text:span><text:span text:style-name="T13_16"><text:s/></text:span><text:span text:style-name="T13_17">tra</text:span><text:span text:style-name="T13_18"><text:s/></text:span><text:span text:style-name="T13_19">le</text:span><text:span text:style-name="T13_20"><text:s/></text:span><text:span text:style-name="T13_21">quali</text:span><text:span text:style-name="T13_22"><text:s/></text:span><text:span text:style-name="T13_23">il</text:span><text:span text:style-name="T13_24"><text:s/></text:span><text:span text:style-name="T13_25">fuel</text:span><text:span text:style-name="T13_26"><text:s/></text:span><text:span text:style-name="T13_27">per</text:span><text:span text:style-name="T13_28"><text:s/></text:span><text:span text:style-name="T13_29">le</text:span><text:span text:style-name="T13_30"><text:s/></text:span><text:span text:style-name="T13_31">POS</text:span><text:span text:style-name="T13_32">,<text:s/></text:span><text:span text:style-name="T13_33">la</text:span><text:span text:style-name="T13_34"><text:s/></text:span><text:span text:style-name="T13_35">produzione</text:span><text:span text:style-name="T13_36"><text:s/></text:span><text:span text:style-name="T13_37">di</text:span><text:span text:style-name="T13_38"><text:s/></text:span><text:span text:style-name="T13_39">T</text:span><text:span text:style-name="T13_40">2,<text:s/></text:span><text:span text:style-name="T13_41">la</text:span><text:span text:style-name="T13_42"><text:s/></text:span><text:span text:style-name="T13_43">produzione</text:span><text:span text:style-name="T13_44"><text:s/></text:span><text:span text:style-name="T13_45">di</text:span><text:span text:style-name="T13_46"><text:s/></text:span><text:span text:style-name="T13_47">strutture</text:span><text:span text:style-name="T13_48"><text:s/>(</text:span><text:span text:style-name="T13_49">POS</text:span><text:span text:style-name="T13_50"><text:s/></text:span><text:span text:style-name="T13_51">e</text:span><text:span text:style-name="T13_52"><text:s/></text:span><text:span text:style-name="T13_53">strutture</text:span><text:span text:style-name="T13_54"><text:s/></text:span><text:span text:style-name="T13_55">da</text:span><text:span text:style-name="T13_56"><text:s/></text:span><text:span text:style-name="T13_57">POS</text:span><text:span text:style-name="T13_58">,<text:s/></text:span><text:span text:style-name="T13_59">outpost</text:span><text:span text:style-name="T13_60">),<text:s/></text:span><text:span text:style-name="T13_61">nanite</text:span><text:span text:style-name="T13_62"><text:s/></text:span><text:span text:style-name="T13_63">paste</text:span><text:span text:style-name="T13_64"><text:s/></text:span><text:span text:style-name="T13_65">ed</text:span><text:span text:style-name="T13_66"><text:s/></text:span><text:span text:style-name="T13_67">altro</text:span><text:span text:style-name="T13_68">.</text:span></text:p>
      <text:p text:style-name="P14"><text:span text:style-name="T14_1">Spesso</text:span><text:span text:style-name="T14_2"><text:s/></text:span><text:span text:style-name="T14_3">i</text:span><text:span text:style-name="T14_4"><text:s/></text:span><text:span text:style-name="T14_5">materiali</text:span><text:span text:style-name="T14_6"><text:s/></text:span><text:span text:style-name="T14_7">planetari</text:span><text:span text:style-name="T14_8"><text:s/></text:span><text:span text:style-name="T14_9">sono</text:span><text:span text:style-name="T14_10"><text:s/></text:span><text:span text:style-name="T14_11">prodotti</text:span><text:span text:style-name="T14_12"><text:s/></text:span><text:span text:style-name="T14_13">al</text:span><text:span text:style-name="T14_14"><text:s/></text:span><text:span text:style-name="T14_15">puro</text:span><text:span text:style-name="T14_16"><text:s/></text:span><text:span text:style-name="T14_17">scopo</text:span><text:span text:style-name="T14_18"><text:s/></text:span><text:span text:style-name="T14_19">di</text:span><text:span text:style-name="T14_20"><text:s/></text:span><text:span text:style-name="T14_21">fare</text:span><text:span text:style-name="T14_22"><text:s/></text:span><text:span text:style-name="T14_23">isk</text:span><text:span text:style-name="T14_24"><text:s/></text:span><text:span text:style-name="T14_25">e</text:span><text:span text:style-name="T14_26"><text:s/></text:span><text:span text:style-name="T14_27">non</text:span><text:span text:style-name="T14_28"><text:s/></text:span><text:span text:style-name="T14_29">a</text:span><text:span text:style-name="T14_30"><text:s/></text:span><text:span text:style-name="T14_31">scopo</text:span><text:span text:style-name="T14_32"><text:s/></text:span><text:span text:style-name="T14_33">produttivo</text:span><text:span text:style-name="T14_34"><text:s/></text:span><text:span text:style-name="T14_35">diretto</text:span><text:span text:style-name="T14_36">.</text:span></text:p>
      <text:p text:style-name="P15"/>
      <text:h text:style-name="P16" text:outline-level="10"><text:bookmark-start text:name="h.gw4udl2gvdqx"/><text:bookmark-end text:name="h.gw4udl2gvdqx"/><text:span text:style-name="T16_1">Skills</text:span></text:h>
      <text:p text:style-name="P17"><text:span text:style-name="T17_1">La</text:span><text:span text:style-name="T17_2"><text:s/></text:span><text:span text:style-name="T17_3">PI</text:span><text:span text:style-name="T17_4"><text:s/></text:span><text:span text:style-name="T17_5">non</text:span><text:span text:style-name="T17_6"><text:s/></text:span><text:span text:style-name="T17_7">è</text:span><text:span text:style-name="T17_8"><text:s/></text:span><text:span text:style-name="T17_9">impegnativa</text:span><text:span text:style-name="T17_10"><text:s/></text:span><text:span text:style-name="T17_11">per</text:span><text:span text:style-name="T17_12"><text:s/></text:span><text:span text:style-name="T17_13">quanto</text:span><text:span text:style-name="T17_14"><text:s/></text:span><text:span text:style-name="T17_15">riguarda</text:span><text:span text:style-name="T17_16"><text:s/></text:span><text:span text:style-name="T17_17">le</text:span><text:span text:style-name="T17_18"><text:s/></text:span><text:span text:style-name="T17_19">skills</text:span><text:span text:style-name="T17_20"><text:s/></text:span><text:span text:style-name="T17_21">ed</text:span><text:span text:style-name="T17_22"><text:s/></text:span><text:span text:style-name="T17_23">è</text:span><text:span text:style-name="T17_24"><text:s/></text:span><text:span text:style-name="T17_25">consigliata</text:span><text:span text:style-name="T17_26"><text:s/></text:span><text:span text:style-name="T17_27">come</text:span><text:span text:style-name="T17_28"><text:s/></text:span><text:span text:style-name="T17_29">modo</text:span><text:span text:style-name="T17_30"><text:s/></text:span><text:span text:style-name="T17_31">supplementare</text:span><text:span text:style-name="T17_32"><text:s text:c="2"/>“</text:span><text:span text:style-name="T17_33">passivo</text:span><text:span text:style-name="T17_34">”<text:s/></text:span><text:span text:style-name="T17_35">di</text:span><text:span text:style-name="T17_36"><text:s/></text:span><text:span text:style-name="T17_37">reddito</text:span><text:span text:style-name="T17_38"><text:s/></text:span><text:span text:style-name="T17_39">anche</text:span><text:span text:style-name="T17_40"><text:s/></text:span><text:span text:style-name="T17_41">a</text:span><text:span text:style-name="T17_42"><text:s/></text:span><text:span text:style-name="T17_43">neofiti</text:span><text:span text:style-name="T17_44">,<text:s/></text:span><text:span text:style-name="T17_45">da</text:span><text:span text:style-name="T17_46"><text:s/></text:span><text:span text:style-name="T17_47">affiancare</text:span><text:span text:style-name="T17_48"><text:s/></text:span><text:span text:style-name="T17_49">ad</text:span><text:span text:style-name="T17_50"><text:s/></text:span><text:span text:style-name="T17_51">altri</text:span><text:span text:style-name="T17_52"><text:s/></text:span><text:span text:style-name="T17_53">introiti</text:span><text:span text:style-name="T17_54"><text:s/>“</text:span><text:span text:style-name="T17_55">attivi</text:span><text:span text:style-name="T17_56">”<text:s/>(</text:span><text:span text:style-name="T17_57">mining</text:span><text:span text:style-name="T17_58">,<text:s/></text:span><text:span text:style-name="T17_59">ratting</text:span><text:span text:style-name="T17_60">,<text:s/></text:span><text:span text:style-name="T17_61">missioning</text:span><text:span text:style-name="T17_62">,...).</text:span></text:p>
      <text:p text:style-name="P18"><text:span text:style-name="T18_1">Le</text:span><text:span text:style-name="T18_2"><text:s/></text:span><text:span text:style-name="T18_3">skills</text:span><text:span text:style-name="T18_4"><text:s/></text:span><text:span text:style-name="T18_5">inerenti</text:span><text:span text:style-name="T18_6"><text:s/></text:span><text:span text:style-name="T18_7">la</text:span><text:span text:style-name="T18_8"><text:s/></text:span><text:span text:style-name="T18_9">PI</text:span><text:span text:style-name="T18_10"><text:s/></text:span><text:span text:style-name="T18_11">sono</text:span><text:span text:style-name="T18_12">:</text:span></text:p>
      <text:list text:style-name="LS2" xml:id="list5">
        <text:list-item>
          <text:p text:style-name="P19"><text:span text:style-name="T19_1">Remote</text:span><text:span text:style-name="T19_2"><text:s/></text:span><text:span text:style-name="T19_3">Sensing</text:span><text:span text:style-name="T19_4">:<text:s/></text:span><text:span text:style-name="T19_5">permette</text:span><text:span text:style-name="T19_6"><text:s/></text:span><text:span text:style-name="T19_7">di</text:span><text:span text:style-name="T19_8"><text:s/></text:span><text:span text:style-name="T19_9">visualizzare</text:span><text:span text:style-name="T19_10"><text:s/></text:span><text:span text:style-name="T19_11">pianeti</text:span><text:span text:style-name="T19_12"><text:s/></text:span><text:span text:style-name="T19_13">in</text:span><text:span text:style-name="T19_14"><text:s/></text:span><text:span text:style-name="T19_15">modalità</text:span><text:span text:style-name="T19_16"><text:s/></text:span><text:span text:style-name="T19_17">PI</text:span><text:span text:style-name="T19_18">.<text:s/></text:span><text:span text:style-name="T19_19">Ulteriori</text:span><text:span text:style-name="T19_20"><text:s/></text:span><text:span text:style-name="T19_21">livelli</text:span><text:span text:style-name="T19_22"><text:s/></text:span><text:span text:style-name="T19_23">oltre</text:span><text:span text:style-name="T19_24"><text:s/></text:span><text:span text:style-name="T19_25">al</text:span><text:span text:style-name="T19_26"><text:s/></text:span><text:span text:style-name="T19_27">primo</text:span><text:span text:style-name="T19_28"><text:s/></text:span><text:span text:style-name="T19_29">aumentano</text:span><text:span text:style-name="T19_30"><text:s/></text:span><text:span text:style-name="T19_31">la</text:span><text:span text:style-name="T19_32"><text:s/></text:span><text:span text:style-name="T19_33">distanza</text:span><text:span text:style-name="T19_34"><text:s/></text:span><text:span text:style-name="T19_35">stellare</text:span><text:span text:style-name="T19_36"><text:s/></text:span><text:span text:style-name="T19_37">a</text:span><text:span text:style-name="T19_38"><text:s/></text:span><text:span text:style-name="T19_39">cui</text:span><text:span text:style-name="T19_40"><text:s/></text:span><text:span text:style-name="T19_41">si</text:span><text:span text:style-name="T19_42"><text:s/></text:span><text:span text:style-name="T19_43">possono</text:span><text:span text:style-name="T19_44"><text:s/></text:span><text:span text:style-name="T19_45">vedere</text:span><text:span text:style-name="T19_46"><text:s/></text:span><text:span text:style-name="T19_47">i</text:span><text:span text:style-name="T19_48"><text:s/></text:span><text:span text:style-name="T19_49">pianeti</text:span><text:span text:style-name="T19_50">.<text:s/></text:span><text:span text:style-name="T19_51">Necessaria</text:span><text:span text:style-name="T19_52"><text:s/></text:span><text:span text:style-name="T19_53">a</text:span><text:span text:style-name="T19_54"><text:s/>1<text:s/></text:span><text:span text:style-name="T19_55">per</text:span><text:span text:style-name="T19_56"><text:s/></text:span><text:span text:style-name="T19_57">fare</text:span><text:span text:style-name="T19_58"><text:s/></text:span><text:span text:style-name="T19_59">PI</text:span><text:span text:style-name="T19_60"><text:s/></text:span><text:span text:style-name="T19_61">e</text:span><text:span text:style-name="T19_62"><text:s/></text:span><text:span text:style-name="T19_63">a</text:span><text:span text:style-name="T19_64"><text:s/>3<text:s/></text:span><text:span text:style-name="T19_65">come</text:span><text:span text:style-name="T19_66"><text:s/></text:span><text:span text:style-name="T19_67">prerequisito</text:span><text:span text:style-name="T19_68"><text:s/></text:span><text:span text:style-name="T19_69">a</text:span><text:span text:style-name="T19_70"><text:s/></text:span><text:span text:style-name="T19_71">Planetology</text:span><text:span text:style-name="T19_72">.<text:s/></text:span><text:span text:style-name="T19_73">Non</text:span><text:span text:style-name="T19_74"><text:s/></text:span><text:span text:style-name="T19_75">consigliabile</text:span><text:span text:style-name="T19_76"><text:s/></text:span><text:span text:style-name="T19_77">oltre</text:span><text:span text:style-name="T19_78"><text:s/></text:span><text:span text:style-name="T19_79">il</text:span><text:span text:style-name="T19_80"><text:s/>3.</text:span></text:p>
        </text:list-item>
        <text:list-item>
          <text:p text:style-name="P20"><text:span text:style-name="T20_1">Planetology</text:span><text:span text:style-name="T20_2">:<text:s/></text:span><text:span text:style-name="T20_3">permette</text:span><text:span text:style-name="T20_4"><text:s/></text:span><text:span text:style-name="T20_5">di</text:span><text:span text:style-name="T20_6"><text:s/></text:span><text:span text:style-name="T20_7">migliorare</text:span><text:span text:style-name="T20_8">,<text:s/></text:span><text:span text:style-name="T20_9">all</text:span><text:span text:style-name="T20_10">’</text:span><text:span text:style-name="T20_11">aumentare</text:span><text:span text:style-name="T20_12"><text:s/></text:span><text:span text:style-name="T20_13">dei</text:span><text:span text:style-name="T20_14"><text:s/></text:span><text:span text:style-name="T20_15">livelli</text:span><text:span text:style-name="T20_16">,<text:s/></text:span><text:span text:style-name="T20_17">la</text:span><text:span text:style-name="T20_18"><text:s/></text:span><text:span text:style-name="T20_19">precisione</text:span><text:span text:style-name="T20_20"><text:s/></text:span><text:span text:style-name="T20_21">e</text:span><text:span text:style-name="T20_22"><text:s/></text:span><text:span text:style-name="T20_23">la</text:span><text:span text:style-name="T20_24"><text:s/></text:span><text:span text:style-name="T20_25">definizione</text:span><text:span text:style-name="T20_26"><text:s/></text:span><text:span text:style-name="T20_27">nello</text:span><text:span text:style-name="T20_28"><text:s/></text:span><text:span text:style-name="T20_29">scanning</text:span><text:span text:style-name="T20_30"><text:s/></text:span><text:span text:style-name="T20_31">di</text:span><text:span text:style-name="T20_32"><text:s/></text:span><text:span text:style-name="T20_33">risorse</text:span><text:span text:style-name="T20_34"><text:s/></text:span><text:span text:style-name="T20_35">su</text:span><text:span text:style-name="T20_36"><text:s/></text:span><text:span text:style-name="T20_37">un</text:span><text:span text:style-name="T20_38"><text:s/></text:span><text:span text:style-name="T20_39">pianeta</text:span><text:span text:style-name="T20_40">.<text:s/></text:span><text:span text:style-name="T20_41">Necessaria</text:span><text:span text:style-name="T20_42"><text:s/></text:span><text:span text:style-name="T20_43">a</text:span><text:span text:style-name="T20_44"><text:s/>4<text:s/></text:span><text:span text:style-name="T20_45">per</text:span><text:span text:style-name="T20_46"><text:s/></text:span><text:span text:style-name="T20_47">Advanced</text:span><text:span text:style-name="T20_48"><text:s/></text:span><text:span text:style-name="T20_49">Planetology</text:span></text:p>
        </text:list-item>
        <text:list-item>
          <text:p text:style-name="P21"><text:span text:style-name="T21_1">Advaned</text:span><text:span text:style-name="T21_2"><text:s/></text:span><text:span text:style-name="T21_3">Planetology</text:span><text:span text:style-name="T21_4">:<text:s/></text:span><text:span text:style-name="T21_5">come</text:span><text:span text:style-name="T21_6"><text:s/></text:span><text:span text:style-name="T21_7">sopra</text:span><text:span text:style-name="T21_8">.<text:s/></text:span><text:span text:style-name="T21_9">Consiglio</text:span><text:span text:style-name="T21_10"><text:s/></text:span><text:span text:style-name="T21_11">di</text:span><text:span text:style-name="T21_12"><text:s/></text:span><text:span text:style-name="T21_13">portarla</text:span><text:span text:style-name="T21_14"><text:s/></text:span><text:span text:style-name="T21_15">a</text:span><text:span text:style-name="T21_16"><text:s/>3.</text:span></text:p>
        </text:list-item>
        <text:list-item>
          <text:p text:style-name="P22"><text:span text:style-name="T22_1">Command</text:span><text:span text:style-name="T22_2"><text:s/></text:span><text:span text:style-name="T22_3">Center</text:span><text:span text:style-name="T22_4"><text:s/></text:span><text:span text:style-name="T22_5">Upgrades</text:span><text:span text:style-name="T22_6">:<text:s/></text:span><text:span text:style-name="T22_7">all</text:span><text:span text:style-name="T22_8">’</text:span><text:span text:style-name="T22_9">aumentare</text:span><text:span text:style-name="T22_10"><text:s/></text:span><text:span text:style-name="T22_11">del</text:span><text:span text:style-name="T22_12"><text:s/></text:span><text:span text:style-name="T22_13">livello</text:span><text:span text:style-name="T22_14"><text:s/></text:span><text:span text:style-name="T22_15">permette</text:span><text:span text:style-name="T22_16"><text:s/></text:span><text:span text:style-name="T22_17">l</text:span><text:span text:style-name="T22_18">’</text:span><text:span text:style-name="T22_19">uso</text:span><text:span text:style-name="T22_20"><text:s/></text:span><text:span text:style-name="T22_21">di</text:span><text:span text:style-name="T22_22"><text:s/></text:span><text:span text:style-name="T22_23">command</text:span><text:span text:style-name="T22_24"><text:s/></text:span><text:span text:style-name="T22_25">center</text:span><text:span text:style-name="T22_26"><text:s/></text:span><text:span text:style-name="T22_27">più</text:span><text:span text:style-name="T22_28"><text:s/></text:span><text:span text:style-name="T22_29">potenti</text:span><text:span text:style-name="T22_30"><text:s/></text:span><text:span text:style-name="T22_31">in</text:span><text:span text:style-name="T22_32"><text:s/></text:span><text:span text:style-name="T22_33">termini</text:span><text:span text:style-name="T22_34"><text:s/></text:span><text:span text:style-name="T22_35">di</text:span><text:span text:style-name="T22_36"><text:s/></text:span><text:span text:style-name="T22_37">Power</text:span><text:span text:style-name="T22_38"><text:s/></text:span><text:span text:style-name="T22_39">e</text:span><text:span text:style-name="T22_40"><text:s/></text:span><text:span text:style-name="T22_41">CPU</text:span><text:span text:style-name="T22_42">,<text:s/></text:span><text:span text:style-name="T22_43">che</text:span><text:span text:style-name="T22_44"><text:s/></text:span><text:span text:style-name="T22_45">supportano</text:span><text:span text:style-name="T22_46"><text:s/></text:span><text:span text:style-name="T22_47">quindi</text:span><text:span text:style-name="T22_48"><text:s/></text:span><text:span text:style-name="T22_49">più</text:span><text:span text:style-name="T22_50"><text:s/></text:span><text:span text:style-name="T22_51">strutture</text:span><text:span text:style-name="T22_52"><text:s/></text:span><text:span text:style-name="T22_53">sul</text:span><text:span text:style-name="T22_54"><text:s/></text:span><text:span text:style-name="T22_55">pianeta</text:span><text:span text:style-name="T22_56">.<text:s/></text:span><text:span text:style-name="T22_57">Altamente</text:span><text:span text:style-name="T22_58"><text:s/></text:span><text:span text:style-name="T22_59">consigliato</text:span><text:span text:style-name="T22_60"><text:s/></text:span><text:span text:style-name="T22_61">di</text:span><text:span text:style-name="T22_62"><text:s/></text:span><text:span text:style-name="T22_63">portarla</text:span><text:span text:style-name="T22_64"><text:s/></text:span><text:span text:style-name="T22_65">a</text:span><text:span text:style-name="T22_66"><text:s/>4.</text:span></text:p>
        </text:list-item>
        <text:list-item>
          <text:p text:style-name="P23"><text:span text:style-name="T23_1">Interplanetary</text:span><text:span text:style-name="T23_2"><text:s/></text:span><text:span text:style-name="T23_3">consolidation</text:span><text:span text:style-name="T23_4">:<text:s/></text:span><text:span text:style-name="T23_5">permette</text:span><text:span text:style-name="T23_6"><text:s/></text:span><text:span text:style-name="T23_7">l</text:span><text:span text:style-name="T23_8">’</text:span><text:span text:style-name="T23_9">uso</text:span><text:span text:style-name="T23_10"><text:s/></text:span><text:span text:style-name="T23_11">di</text:span><text:span text:style-name="T23_12"><text:s/></text:span><text:span text:style-name="T23_13">ulteriori</text:span><text:span text:style-name="T23_14"><text:s/></text:span><text:span text:style-name="T23_15">pianeti</text:span><text:span text:style-name="T23_16">,<text:s/></text:span><text:span text:style-name="T23_17">uno</text:span><text:span text:style-name="T23_18"><text:s/></text:span><text:span text:style-name="T23_19">a</text:span><text:span text:style-name="T23_20"><text:s/></text:span><text:span text:style-name="T23_21">skill</text:span><text:span text:style-name="T23_22"><text:s/>0<text:s/></text:span><text:span text:style-name="T23_23">ed</text:span><text:span text:style-name="T23_24"><text:s/></text:span><text:span text:style-name="T23_25">uno</text:span><text:span text:style-name="T23_26"><text:s/></text:span><text:span text:style-name="T23_27">extra</text:span><text:span text:style-name="T23_28"><text:s/></text:span><text:span text:style-name="T23_29">per</text:span><text:span text:style-name="T23_30"><text:s/></text:span><text:span text:style-name="T23_31">ogni</text:span><text:span text:style-name="T23_32"><text:s/></text:span><text:span text:style-name="T23_33">livello</text:span><text:span text:style-name="T23_34"><text:s/></text:span><text:span text:style-name="T23_35">di</text:span><text:span text:style-name="T23_36"><text:s/></text:span><text:span text:style-name="T23_37">skills</text:span><text:span text:style-name="T23_38">.<text:s/></text:span><text:span text:style-name="T23_39">Consiglio</text:span><text:span text:style-name="T23_40"><text:s/></text:span><text:span text:style-name="T23_41">assolutamente</text:span><text:span text:style-name="T23_42"><text:s/></text:span><text:span text:style-name="T23_43">di</text:span><text:span text:style-name="T23_44"><text:s/></text:span><text:span text:style-name="T23_45">portarla</text:span><text:span text:style-name="T23_46"><text:s/></text:span><text:span text:style-name="T23_47">a</text:span><text:span text:style-name="T23_48"><text:s/>4.</text:span></text:p>
        </text:list-item>
        <text:list-item>
          <text:p text:style-name="P24"><text:span text:style-name="T24_1">Custom</text:span><text:span text:style-name="T24_2"><text:s/></text:span><text:span text:style-name="T24_3">code</text:span><text:span text:style-name="T24_4"><text:s/></text:span><text:span text:style-name="T24_5">expertise</text:span><text:span text:style-name="T24_6"><text:s/>(</text:span><text:span text:style-name="T24_7">sotto</text:span><text:span text:style-name="T24_8"><text:s/></text:span><text:span text:style-name="T24_9">TRADE</text:span><text:span text:style-name="T24_10">):<text:s/></text:span><text:span text:style-name="T24_11">NON</text:span><text:span text:style-name="T24_12"><text:s/></text:span><text:span text:style-name="T24_13">SERVE</text:span><text:span text:style-name="T24_14"><text:s/></text:span><text:span text:style-name="T24_15">IN</text:span><text:span text:style-name="T24_16"><text:s/></text:span><text:span text:style-name="T24_17">NULL</text:span><text:span text:style-name="T24_18"><text:s/></text:span><text:span text:style-name="T24_19">SEC</text:span><text:span text:style-name="T24_20">!<text:s/></text:span><text:span text:style-name="T24_21">serve</text:span><text:span text:style-name="T24_22"><text:s/></text:span><text:span text:style-name="T24_23">per</text:span><text:span text:style-name="T24_24"><text:s/></text:span><text:span text:style-name="T24_25">abbassare</text:span><text:span text:style-name="T24_26"><text:s/></text:span><text:span text:style-name="T24_27">la</text:span><text:span text:style-name="T24_28"><text:s/></text:span><text:span text:style-name="T24_29">componente</text:span><text:span text:style-name="T24_30"><text:s/></text:span><text:span text:style-name="T24_31">di</text:span><text:span text:style-name="T24_32"><text:s/></text:span><text:span text:style-name="T24_33">tasse</text:span><text:span text:style-name="T24_34"><text:s/></text:span><text:span text:style-name="T24_35">NPC</text:span><text:span text:style-name="T24_36"><text:s/></text:span><text:span text:style-name="T24_37">sempre</text:span><text:span text:style-name="T24_38"><text:s/></text:span><text:span text:style-name="T24_39">presente</text:span><text:span text:style-name="T24_40"><text:s/></text:span><text:span text:style-name="T24_41">anche</text:span><text:span text:style-name="T24_42"><text:s/></text:span><text:span text:style-name="T24_43">su</text:span><text:span text:style-name="T24_44"><text:s/></text:span><text:span text:style-name="T24_45">custom</text:span><text:span text:style-name="T24_46"><text:s/></text:span><text:span text:style-name="T24_47">office</text:span><text:span text:style-name="T24_48"><text:s/></text:span><text:span text:style-name="T24_49">di</text:span><text:span text:style-name="T24_50"><text:s/></text:span><text:span text:style-name="T24_51">players</text:span><text:span text:style-name="T24_52"><text:s/></text:span><text:span text:style-name="T24_53">in</text:span><text:span text:style-name="T24_54"><text:s/></text:span><text:span text:style-name="T24_55">HS</text:span><text:span text:style-name="T24_56">/</text:span><text:span text:style-name="T24_57">LS</text:span><text:span text:style-name="T24_58">.<text:s/></text:span><text:span text:style-name="T24_59">Abbassa</text:span><text:span text:style-name="T24_60"><text:s/></text:span><text:span text:style-name="T24_61">le</text:span><text:span text:style-name="T24_62"><text:s/></text:span><text:span text:style-name="T24_63">tasse</text:span><text:span text:style-name="T24_64"><text:s/></text:span><text:span text:style-name="T24_65">di</text:span><text:span text:style-name="T24_66"><text:s/>1%<text:s/></text:span><text:span text:style-name="T24_67">per</text:span><text:span text:style-name="T24_68"><text:s/></text:span><text:span text:style-name="T24_69">ogni</text:span><text:span text:style-name="T24_70"><text:s/></text:span><text:span text:style-name="T24_71">livello</text:span><text:span text:style-name="T24_72"><text:s/></text:span><text:span text:style-name="T24_73">di</text:span><text:span text:style-name="T24_74"><text:s/></text:span><text:span text:style-name="T24_75">skills</text:span><text:span text:style-name="T24_76">.<text:s/></text:span><text:span text:style-name="T24_77">In</text:span><text:span text:style-name="T24_78"><text:s/></text:span><text:span text:style-name="T24_79">NULL</text:span><text:span text:style-name="T24_80"><text:s/></text:span><text:span text:style-name="T24_81">non</text:span><text:span text:style-name="T24_82"><text:s/></text:span><text:span text:style-name="T24_83">ci</text:span><text:span text:style-name="T24_84"><text:s/></text:span><text:span text:style-name="T24_85">sono</text:span><text:span text:style-name="T24_86"><text:s/></text:span><text:span text:style-name="T24_87">tasse</text:span><text:span text:style-name="T24_88"><text:s/></text:span><text:span text:style-name="T24_89">da</text:span><text:span text:style-name="T24_90"><text:s/></text:span><text:span text:style-name="T24_91">NPC</text:span><text:span text:style-name="T24_92"><text:s/></text:span><text:span text:style-name="T24_93">quindi</text:span><text:span text:style-name="T24_94"><text:s/></text:span><text:span text:style-name="T24_95">la</text:span><text:span text:style-name="T24_96"><text:s/></text:span><text:span text:style-name="T24_97">skill</text:span><text:span text:style-name="T24_98"><text:s/></text:span><text:span text:style-name="T24_99">è</text:span><text:span text:style-name="T24_100"><text:s/></text:span><text:span text:style-name="T24_101">completamente</text:span><text:span text:style-name="T24_102"><text:s/></text:span><text:span text:style-name="T24_103">inutile</text:span><text:span text:style-name="T24_104">.</text:span></text:p>
        </text:list-item>
      </text:list>
      <text:p text:style-name="P25"><text:span text:style-name="T25_1">Ordine</text:span><text:span text:style-name="T25_2"><text:s/></text:span><text:span text:style-name="T25_3">di</text:span><text:span text:style-name="T25_4"><text:s/></text:span><text:span text:style-name="T25_5">skills</text:span><text:span text:style-name="T25_6">:</text:span></text:p>
      <text:list text:style-name="LS3" xml:id="list11">
        <text:list-item>
          <text:p text:style-name="P26"><text:span text:style-name="T26_1">Remote</text:span><text:span text:style-name="T26_2"><text:s/></text:span><text:span text:style-name="T26_3">sensing</text:span><text:span text:style-name="T26_4"><text:s/>1,<text:s/></text:span><text:span text:style-name="T26_5">Command</text:span><text:span text:style-name="T26_6"><text:s/></text:span><text:span text:style-name="T26_7">center</text:span><text:span text:style-name="T26_8"><text:s/></text:span><text:span text:style-name="T26_9">upgrades</text:span><text:span text:style-name="T26_10"><text:s/>1.<text:s/></text:span><text:span text:style-name="T26_11">Con</text:span><text:span text:style-name="T26_12"><text:s/></text:span><text:span text:style-name="T26_13">queste</text:span><text:span text:style-name="T26_14"><text:s/></text:span><text:span text:style-name="T26_15">due</text:span><text:span text:style-name="T26_16"><text:s/></text:span><text:span text:style-name="T26_17">skills</text:span><text:span text:style-name="T26_18"><text:s/></text:span><text:span text:style-name="T26_19">potete</text:span><text:span text:style-name="T26_20"><text:s/></text:span><text:span text:style-name="T26_21">già</text:span><text:span text:style-name="T26_22"><text:s/></text:span><text:span text:style-name="T26_23">fare</text:span><text:span text:style-name="T26_24"><text:s/></text:span><text:span text:style-name="T26_25">i</text:span><text:span text:style-name="T26_26"><text:s/></text:span><text:span text:style-name="T26_27">primi</text:span><text:span text:style-name="T26_28"><text:s/></text:span><text:span text:style-name="T26_29">esperimenti</text:span><text:span text:style-name="T26_30"><text:s/></text:span><text:span text:style-name="T26_31">su</text:span><text:span text:style-name="T26_32"><text:s/></text:span><text:span text:style-name="T26_33">un</text:span><text:span text:style-name="T26_34"><text:s/></text:span><text:span text:style-name="T26_35">pianeta</text:span><text:span text:style-name="T26_36">.</text:span></text:p>
        </text:list-item>
        <text:list-item>
          <text:p text:style-name="P27"><text:span text:style-name="T27_1">Planetology</text:span><text:span text:style-name="T27_2"><text:s/>4<text:s/></text:span><text:span text:style-name="T27_3">Advanced</text:span><text:span text:style-name="T27_4"><text:s/></text:span><text:span text:style-name="T27_5">Planetology</text:span><text:span text:style-name="T27_6"><text:s/>3<text:s/></text:span><text:span text:style-name="T27_7">Command</text:span><text:span text:style-name="T27_8"><text:s/></text:span><text:span text:style-name="T27_9">center</text:span><text:span text:style-name="T27_10"><text:s/></text:span><text:span text:style-name="T27_11">upgrades</text:span><text:span text:style-name="T27_12"><text:s/>3<text:s/></text:span><text:span text:style-name="T27_13">Interplanetary</text:span><text:span text:style-name="T27_14"><text:s/></text:span><text:span text:style-name="T27_15">consolidation</text:span><text:span text:style-name="T27_16"><text:s/>3.<text:s/></text:span><text:span text:style-name="T27_17">Con</text:span><text:span text:style-name="T27_18"><text:s/></text:span><text:span text:style-name="T27_19">queste</text:span><text:span text:style-name="T27_20"><text:s/></text:span><text:span text:style-name="T27_21">skills</text:span><text:span text:style-name="T27_22"><text:s/></text:span><text:span text:style-name="T27_23">potete</text:span><text:span text:style-name="T27_24"><text:s/></text:span><text:span text:style-name="T27_25">fare</text:span><text:span text:style-name="T27_26"><text:s/></text:span><text:span text:style-name="T27_27">un</text:span><text:span text:style-name="T27_28">’</text:span><text:span text:style-name="T27_29">installazione</text:span><text:span text:style-name="T27_30"><text:s/></text:span><text:span text:style-name="T27_31">per</text:span><text:span text:style-name="T27_32"><text:s/></text:span><text:span text:style-name="T27_33">reddito</text:span><text:span text:style-name="T27_34"><text:s/></text:span><text:span text:style-name="T27_35">che</text:span><text:span text:style-name="T27_36"><text:s/></text:span><text:span text:style-name="T27_37">inizia</text:span><text:span text:style-name="T27_38"><text:s/></text:span><text:span text:style-name="T27_39">ad</text:span><text:span text:style-name="T27_40"><text:s/></text:span><text:span text:style-name="T27_41">essere</text:span><text:span text:style-name="T27_42"><text:s/></text:span><text:span text:style-name="T27_43">seria</text:span><text:span text:style-name="T27_44">.<text:s/></text:span><text:span text:style-name="T27_45">Potete</text:span><text:span text:style-name="T27_46"><text:s/></text:span><text:span text:style-name="T27_47">contattarmi</text:span><text:span text:style-name="T27_48"><text:s/></text:span><text:span text:style-name="T27_49">per</text:span><text:span text:style-name="T27_50"><text:s/></text:span><text:span text:style-name="T27_51">installazioni</text:span><text:span text:style-name="T27_52"><text:s/></text:span><text:span text:style-name="T27_53">a</text:span><text:span text:style-name="T27_54"><text:s/></text:span><text:span text:style-name="T27_55">questo</text:span><text:span text:style-name="T27_56"><text:s/></text:span><text:span text:style-name="T27_57">punto</text:span><text:span text:style-name="T27_58">.</text:span></text:p>
        </text:list-item>
        <text:list-item>
          <text:p text:style-name="P28"><text:span text:style-name="T28_1">Interplanetary</text:span><text:span text:style-name="T28_2"><text:s/></text:span><text:span text:style-name="T28_3">consolidation</text:span><text:span text:style-name="T28_4"><text:s/>4<text:s/></text:span><text:span text:style-name="T28_5">command</text:span><text:span text:style-name="T28_6"><text:s/></text:span><text:span text:style-name="T28_7">center</text:span><text:span text:style-name="T28_8"><text:s/></text:span><text:span text:style-name="T28_9">upgrades</text:span><text:span text:style-name="T28_10"><text:s/>4.<text:s/></text:span><text:span text:style-name="T28_11">Per</text:span><text:span text:style-name="T28_12"><text:s/></text:span><text:span text:style-name="T28_13">completare</text:span><text:span text:style-name="T28_14"><text:s/></text:span><text:span text:style-name="T28_15">la</text:span><text:span text:style-name="T28_16"><text:s/></text:span><text:span text:style-name="T28_17">vostra</text:span><text:span text:style-name="T28_18"><text:s/></text:span><text:span text:style-name="T28_19">installazione</text:span></text:p>
        </text:list-item>
      </text:list>
      <text:p text:style-name="P29"><text:span text:style-name="T29_1">Nota</text:span><text:span text:style-name="T29_2">:<text:s/></text:span><text:span text:style-name="T29_3">le</text:span><text:span text:style-name="T29_4"><text:s/></text:span><text:span text:style-name="T29_5">skills</text:span><text:span text:style-name="T29_6"><text:s/></text:span><text:span text:style-name="T29_7">command</text:span><text:span text:style-name="T29_8"><text:s/></text:span><text:span text:style-name="T29_9">center</text:span><text:span text:style-name="T29_10"><text:s/></text:span><text:span text:style-name="T29_11">upgrades</text:span><text:span text:style-name="T29_12"><text:s/></text:span><text:span text:style-name="T29_13">e</text:span><text:span text:style-name="T29_14"><text:s/></text:span><text:span text:style-name="T29_15">interplanetary</text:span><text:span text:style-name="T29_16"><text:s/></text:span><text:span text:style-name="T29_17">consolidation</text:span><text:span text:style-name="T29_18"><text:s/></text:span><text:span text:style-name="T29_19">a</text:span><text:span text:style-name="T29_20"><text:s/>5<text:s/></text:span><text:span text:style-name="T29_21">richiedono</text:span><text:span text:style-name="T29_22"><text:s/></text:span><text:span text:style-name="T29_23">circa</text:span><text:span text:style-name="T29_24"><text:s/>20<text:s/></text:span><text:span text:style-name="T29_25">giorni</text:span><text:span text:style-name="T29_26"><text:s/></text:span><text:span text:style-name="T29_27">l</text:span><text:span text:style-name="T29_28">’</text:span><text:span text:style-name="T29_29">una</text:span><text:span text:style-name="T29_30"><text:s/></text:span><text:span text:style-name="T29_31">e</text:span><text:span text:style-name="T29_32"><text:s/></text:span><text:span text:style-name="T29_33">non</text:span><text:span text:style-name="T29_34"><text:s/></text:span><text:span text:style-name="T29_35">sono</text:span><text:span text:style-name="T29_36"><text:s/></text:span><text:span text:style-name="T29_37">consigliate</text:span><text:span text:style-name="T29_38"><text:s/></text:span><text:span text:style-name="T29_39">tranne</text:span><text:span text:style-name="T29_40"><text:s/></text:span><text:span text:style-name="T29_41">a</text:span><text:span text:style-name="T29_42"><text:s/></text:span><text:span text:style-name="T29_43">chi</text:span><text:span text:style-name="T29_44"><text:s/></text:span><text:span text:style-name="T29_45">vuole</text:span><text:span text:style-name="T29_46"><text:s/></text:span><text:span text:style-name="T29_47">fare</text:span><text:span text:style-name="T29_48"><text:s/></text:span><text:span text:style-name="T29_49">focus</text:span><text:span text:style-name="T29_50"><text:s/></text:span><text:span text:style-name="T29_51">su</text:span><text:span text:style-name="T29_52"><text:s/></text:span><text:span text:style-name="T29_53">PI</text:span><text:span text:style-name="T29_54"><text:s/></text:span><text:span text:style-name="T29_55">o</text:span><text:span text:style-name="T29_56"><text:s/></text:span><text:span text:style-name="T29_57">per</text:span><text:span text:style-name="T29_58"><text:s/></text:span><text:span text:style-name="T29_59">installazioni</text:span><text:span text:style-name="T29_60"><text:s/></text:span><text:span text:style-name="T29_61">particolari</text:span><text:span text:style-name="T29_62">.<text:s/></text:span><text:span text:style-name="T29_63">Meglio</text:span><text:span text:style-name="T29_64"><text:s/></text:span><text:span text:style-name="T29_65">avere</text:span><text:span text:style-name="T29_66"><text:s/></text:span><text:span text:style-name="T29_67">due</text:span><text:span text:style-name="T29_68"><text:s/></text:span><text:span text:style-name="T29_69">personaggi</text:span><text:span text:style-name="T29_70"><text:s/></text:span><text:span text:style-name="T29_71">con</text:span><text:span text:style-name="T29_72"><text:s/></text:span><text:span text:style-name="T29_73">skills</text:span><text:span text:style-name="T29_74"><text:s/></text:span><text:span text:style-name="T29_75">a</text:span><text:span text:style-name="T29_76"><text:s/>4<text:s/></text:span><text:span text:style-name="T29_77">che</text:span><text:span text:style-name="T29_78"><text:s/></text:span><text:span text:style-name="T29_79">uno</text:span><text:span text:style-name="T29_80"><text:s/></text:span><text:span text:style-name="T29_81">con</text:span><text:span text:style-name="T29_82"><text:s/></text:span><text:span text:style-name="T29_83">skills</text:span><text:span text:style-name="T29_84"><text:s/></text:span><text:span text:style-name="T29_85">a</text:span><text:span text:style-name="T29_86"><text:s/>5<text:s/></text:span><text:span text:style-name="T29_87">in</text:span><text:span text:style-name="T29_88"><text:s/></text:span><text:span text:style-name="T29_89">genere</text:span><text:span text:style-name="T29_90">.</text:span></text:p>
      <text:p text:style-name="P30"/>
      <text:p text:style-name="P31"><text:span text:style-name="T31_1">E</text:span><text:span text:style-name="T31_2">’<text:s/></text:span><text:span text:style-name="T31_3">altamente</text:span><text:span text:style-name="T31_4"><text:s/></text:span><text:span text:style-name="T31_5">consigliato</text:span><text:span text:style-name="T31_6"><text:s/></text:span><text:span text:style-name="T31_7">l</text:span><text:span text:style-name="T31_8">’</text:span><text:span text:style-name="T31_9">uso</text:span><text:span text:style-name="T31_10"><text:s/></text:span><text:span text:style-name="T31_11">di</text:span><text:span text:style-name="T31_12"><text:s/></text:span><text:span text:style-name="T31_13">una</text:span><text:span text:style-name="T31_14"><text:s/></text:span><text:span text:style-name="T31_15">nave</text:span><text:span text:style-name="T31_16"><text:s/></text:span><text:span text:style-name="T31_17">specifica</text:span><text:span text:style-name="T31_18"><text:s/></text:span><text:span text:style-name="T31_19">industriale</text:span><text:span text:style-name="T31_20"><text:s/></text:span><text:span text:style-name="T31_21">gallente</text:span><text:span text:style-name="T31_22"><text:s/>(</text:span><text:span text:style-name="T31_23">Epithal</text:span><text:span text:style-name="T31_24">)<text:s/></text:span><text:span text:style-name="T31_25">quindi</text:span><text:span text:style-name="T31_26"><text:s/></text:span><text:span text:style-name="T31_27">è</text:span><text:span text:style-name="T31_28"><text:s/></text:span><text:span text:style-name="T31_29">fortemente</text:span><text:span text:style-name="T31_30"><text:s/></text:span><text:span text:style-name="T31_31">consigliato</text:span><text:span text:style-name="T31_32"><text:s/></text:span><text:span text:style-name="T31_33">la</text:span><text:span text:style-name="T31_34"><text:s/></text:span><text:span text:style-name="T31_35">skills</text:span><text:span text:style-name="T31_36"><text:s/></text:span><text:span text:style-name="T31_37">Gallente</text:span><text:span text:style-name="T31_38"><text:s/></text:span><text:span text:style-name="T31_39">Industrials</text:span><text:span text:style-name="T31_40"><text:s/></text:span><text:span text:style-name="T31_41">a</text:span><text:span text:style-name="T31_42"><text:s/></text:span><text:span text:style-name="T31_43">livello</text:span><text:span text:style-name="T31_44"><text:s/></text:span><text:span text:style-name="T31_45">direi</text:span><text:span text:style-name="T31_46"><text:s/>3.</text:span></text:p>
      <text:p text:style-name="P32"/>
      <text:p text:style-name="P33"><text:span text:style-name="T33_1">Sono</text:span><text:span text:style-name="T33_2"><text:s/></text:span><text:span text:style-name="T33_3">comunque</text:span><text:span text:style-name="T33_4"><text:s/></text:span><text:span text:style-name="T33_5">sempre</text:span><text:span text:style-name="T33_6"><text:s/></text:span><text:span text:style-name="T33_7">apprezzate</text:span><text:span text:style-name="T33_8"><text:s/></text:span><text:span text:style-name="T33_9">skills</text:span><text:span text:style-name="T33_10"><text:s/></text:span><text:span text:style-name="T33_11">per</text:span><text:span text:style-name="T33_12"><text:s/></text:span><text:span text:style-name="T33_13">l</text:span><text:span text:style-name="T33_14">’</text:span><text:span text:style-name="T33_15">agilità</text:span><text:span text:style-name="T33_16"><text:s/></text:span><text:span text:style-name="T33_17">della</text:span><text:span text:style-name="T33_18"><text:s/></text:span><text:span text:style-name="T33_19">nave</text:span><text:span text:style-name="T33_20"><text:s/></text:span><text:span text:style-name="T33_21">e</text:span><text:span text:style-name="T33_22"><text:s/></text:span><text:span text:style-name="T33_23">per</text:span><text:span text:style-name="T33_24"><text:s/></text:span><text:span text:style-name="T33_25">i</text:span><text:span text:style-name="T33_26"><text:s/></text:span><text:span text:style-name="T33_27">tank</text:span><text:span text:style-name="T33_28"><text:s/></text:span><text:span text:style-name="T33_29">con</text:span><text:span text:style-name="T33_30"><text:s/></text:span><text:span text:style-name="T33_31">moduli</text:span><text:span text:style-name="T33_32">/</text:span><text:span text:style-name="T33_33">rig</text:span><text:span text:style-name="T33_34"><text:s/></text:span><text:span text:style-name="T33_35">di</text:span><text:span text:style-name="T33_36"><text:s/></text:span><text:span text:style-name="T33_37">scudo</text:span><text:span text:style-name="T33_38">.</text:span></text:p>
      <text:p text:style-name="P34"/>
      <text:h text:style-name="P35" text:outline-level="10"><text:bookmark-start text:name="h.wlzj8ph4urzb"/><text:bookmark-end text:name="h.wlzj8ph4urzb"/><text:span text:style-name="T35_1">Navi</text:span><text:span text:style-name="T35_2"><text:s/></text:span><text:span text:style-name="T35_3">e</text:span><text:span text:style-name="T35_4"><text:s/></text:span><text:span text:style-name="T35_5">strutture</text:span><text:span text:style-name="T35_6"><text:s/></text:span><text:span text:style-name="T35_7">necessarie</text:span></text:h>
      <text:p text:style-name="P36"><text:span text:style-name="T36_1">A</text:span><text:span text:style-name="T36_2"><text:s/></text:span><text:span text:style-name="T36_3">parte</text:span><text:span text:style-name="T36_4"><text:s/></text:span><text:span text:style-name="T36_5">l</text:span><text:span text:style-name="T36_6">’</text:span><text:span text:style-name="T36_7">installazione</text:span><text:span text:style-name="T36_8"><text:s/></text:span><text:span text:style-name="T36_9">del</text:span><text:span text:style-name="T36_10"><text:s/></text:span><text:span text:style-name="T36_11">pianeta</text:span><text:span text:style-name="T36_12"><text:s/></text:span><text:span text:style-name="T36_13">che</text:span><text:span text:style-name="T36_14"><text:s/></text:span><text:span text:style-name="T36_15">richiede</text:span><text:span text:style-name="T36_16"><text:s/></text:span><text:span text:style-name="T36_17">una</text:span><text:span text:style-name="T36_18"><text:s/></text:span><text:span text:style-name="T36_19">qualunque</text:span><text:span text:style-name="T36_20"><text:s/></text:span><text:span text:style-name="T36_21">nave</text:span><text:span text:style-name="T36_22"><text:s/></text:span><text:span text:style-name="T36_23">con</text:span><text:span text:style-name="T36_24"><text:s/></text:span><text:span text:style-name="T36_25">almeno</text:span><text:span text:style-name="T36_26"><text:s/>1000<text:s/></text:span><text:span text:style-name="T36_27">m</text:span><text:span text:style-name="T36_28">3<text:s/></text:span><text:span text:style-name="T36_29">di</text:span><text:span text:style-name="T36_30"><text:s/></text:span><text:span text:style-name="T36_31">cargo</text:span><text:span text:style-name="T36_32">,<text:s/></text:span><text:span text:style-name="T36_33">la</text:span><text:span text:style-name="T36_34"><text:s/></text:span><text:span text:style-name="T36_35">nave</text:span><text:span text:style-name="T36_36"><text:s/></text:span><text:span text:style-name="T36_37">di</text:span><text:span text:style-name="T36_38"><text:s/></text:span><text:span text:style-name="T36_39">gran</text:span><text:span text:style-name="T36_40"><text:s/></text:span><text:span text:style-name="T36_41">lunga</text:span><text:span text:style-name="T36_42"><text:s/></text:span><text:span text:style-name="T36_43">consigliata</text:span><text:span text:style-name="T36_44"><text:s/></text:span><text:span text:style-name="T36_45">per</text:span><text:span text:style-name="T36_46"><text:s/></text:span><text:span text:style-name="T36_47">il</text:span><text:span text:style-name="T36_48"><text:s/></text:span><text:span text:style-name="T36_49">prelievo</text:span><text:span text:style-name="T36_50"><text:s/></text:span><text:span text:style-name="T36_51">periodico</text:span><text:span text:style-name="T36_52"><text:s/></text:span><text:span text:style-name="T36_53">di</text:span><text:span text:style-name="T36_54"><text:s/></text:span><text:span text:style-name="T36_55">materiali</text:span><text:span text:style-name="T36_56"><text:s/></text:span><text:span text:style-name="T36_57">PI</text:span><text:span text:style-name="T36_58"><text:s/></text:span><text:span text:style-name="T36_59">dai</text:span><text:span text:style-name="T36_60"><text:s/></text:span><text:span text:style-name="T36_61">pianeti</text:span><text:span text:style-name="T36_62"><text:s/></text:span><text:span text:style-name="T36_63">è</text:span><text:span text:style-name="T36_64"><text:s/></text:span><text:span text:style-name="T36_65">l</text:span><text:span text:style-name="T36_66">’<text:s/></text:span><text:span text:style-name="T36_67">Epithal</text:span><text:span text:style-name="T36_68">.<text:s/></text:span><text:span text:style-name="T36_69">Si</text:span><text:span text:style-name="T36_70"><text:s/></text:span><text:span text:style-name="T36_71">tratta</text:span><text:span text:style-name="T36_72"><text:s/></text:span><text:span text:style-name="T36_73">di</text:span><text:span text:style-name="T36_74"><text:s/></text:span><text:span text:style-name="T36_75">una</text:span><text:span text:style-name="T36_76"><text:s/></text:span><text:span text:style-name="T36_77">industrial</text:span><text:span text:style-name="T36_78"><text:s/></text:span><text:span text:style-name="T36_79">Gallente</text:span><text:span text:style-name="T36_80"><text:s/></text:span><text:span text:style-name="T36_81">specializzata</text:span><text:span text:style-name="T36_82"><text:s/></text:span><text:span text:style-name="T36_83">al</text:span><text:span text:style-name="T36_84"><text:s/></text:span><text:span text:style-name="T36_85">trasporto</text:span><text:span text:style-name="T36_86"><text:s/></text:span><text:span text:style-name="T36_87">di</text:span><text:span text:style-name="T36_88"><text:s/></text:span><text:span text:style-name="T36_89">materiali</text:span><text:span text:style-name="T36_90"><text:s/></text:span><text:span text:style-name="T36_91">PI</text:span><text:span text:style-name="T36_92">.</text:span></text:p>
      <text:p text:style-name="P37"><text:span text:style-name="T37_1">Ha</text:span><text:span text:style-name="T37_2"><text:s/></text:span><text:span text:style-name="T37_3">una</text:span><text:span text:style-name="T37_4"><text:s/></text:span><text:span text:style-name="T37_5">Bay</text:span><text:span text:style-name="T37_6"><text:s/></text:span><text:span text:style-name="T37_7">dedicata</text:span><text:span text:style-name="T37_8"><text:s/></text:span><text:span text:style-name="T37_9">ai</text:span><text:span text:style-name="T37_10"><text:s/></text:span><text:span text:style-name="T37_11">materiali</text:span><text:span text:style-name="T37_12"><text:s/></text:span><text:span text:style-name="T37_13">PI</text:span><text:span text:style-name="T37_14"><text:s/></text:span><text:span text:style-name="T37_15">e</text:span><text:span text:style-name="T37_16"><text:s/></text:span><text:span text:style-name="T37_17">già</text:span><text:span text:style-name="T37_18"><text:s/></text:span><text:span text:style-name="T37_19">con</text:span><text:span text:style-name="T37_20"><text:s/></text:span><text:span text:style-name="T37_21">skills</text:span><text:span text:style-name="T37_22"><text:s/></text:span><text:span text:style-name="T37_23">base</text:span><text:span text:style-name="T37_24"><text:s/></text:span><text:span text:style-name="T37_25">può</text:span><text:span text:style-name="T37_26"><text:s/></text:span><text:span text:style-name="T37_27">portare</text:span><text:span text:style-name="T37_28"><text:s/></text:span><text:span text:style-name="T37_29">senza</text:span><text:span text:style-name="T37_30"><text:s/></text:span><text:span text:style-name="T37_31">problemi</text:span><text:span text:style-name="T37_32"><text:s/></text:span><text:span text:style-name="T37_33">alcune</text:span><text:span text:style-name="T37_34"><text:s/></text:span><text:span text:style-name="T37_35">decine</text:span><text:span text:style-name="T37_36"><text:s/></text:span><text:span text:style-name="T37_37">di</text:span><text:span text:style-name="T37_38"><text:s/></text:span><text:span text:style-name="T37_39">migliaia</text:span><text:span text:style-name="T37_40"><text:s/></text:span><text:span text:style-name="T37_41">di</text:span><text:span text:style-name="T37_42"><text:s/></text:span><text:span text:style-name="T37_43">m</text:span><text:span text:style-name="T37_44">3<text:s/></text:span><text:span text:style-name="T37_45">di</text:span><text:span text:style-name="T37_46"><text:s/></text:span><text:span text:style-name="T37_47">materiale</text:span><text:span text:style-name="T37_48">,<text:s/></text:span><text:span text:style-name="T37_49">senza</text:span><text:span text:style-name="T37_50"><text:s/></text:span><text:span text:style-name="T37_51">necessità</text:span><text:span text:style-name="T37_52"><text:s/></text:span><text:span text:style-name="T37_53">di</text:span><text:span text:style-name="T37_54"><text:s/></text:span><text:span text:style-name="T37_55">usare</text:span><text:span text:style-name="T37_56"><text:s/></text:span><text:span text:style-name="T37_57">cargohold</text:span><text:span text:style-name="T37_58"><text:s/>(</text:span><text:span text:style-name="T37_59">ne</text:span><text:span text:style-name="T37_60"><text:s/></text:span><text:span text:style-name="T37_61">moduli</text:span><text:span text:style-name="T37_62"><text:s/></text:span><text:span text:style-name="T37_63">ne</text:span><text:span text:style-name="T37_64"><text:s/></text:span><text:span text:style-name="T37_65">rigs</text:span><text:span text:style-name="T37_66">).</text:span></text:p>
      <text:p text:style-name="P38"><text:span text:style-name="T38_1">Questo</text:span><text:span text:style-name="T38_2"><text:s/></text:span><text:span text:style-name="T38_3">significa</text:span><text:span text:style-name="T38_4"><text:s/></text:span><text:span text:style-name="T38_5">che</text:span><text:span text:style-name="T38_6"><text:s/></text:span><text:span text:style-name="T38_7">possiamo</text:span><text:span text:style-name="T38_8"><text:s/></text:span><text:span text:style-name="T38_9">usare</text:span><text:span text:style-name="T38_10"><text:s/></text:span><text:span text:style-name="T38_11">i</text:span><text:span text:style-name="T38_12"><text:s/></text:span><text:span text:style-name="T38_13">low</text:span><text:span text:style-name="T38_14"><text:s/></text:span><text:span text:style-name="T38_15">slot</text:span><text:span text:style-name="T38_16"><text:s/></text:span><text:span text:style-name="T38_17">per</text:span><text:span text:style-name="T38_18"><text:s/></text:span><text:span text:style-name="T38_19">aumentare</text:span><text:span text:style-name="T38_20"><text:s/></text:span><text:span text:style-name="T38_21">la</text:span><text:span text:style-name="T38_22"><text:s/></text:span><text:span text:style-name="T38_23">sicurezza</text:span><text:span text:style-name="T38_24">,<text:s/></text:span><text:span text:style-name="T38_25">montanto</text:span><text:span text:style-name="T38_26"><text:s/></text:span><text:span text:style-name="T38_27">ad</text:span><text:span text:style-name="T38_28"><text:s/></text:span><text:span text:style-name="T38_29">esempio</text:span><text:span text:style-name="T38_30"><text:s/>4<text:s/></text:span><text:span text:style-name="T38_31">warp</text:span><text:span text:style-name="T38_32"><text:s/></text:span><text:span text:style-name="T38_33">core</text:span><text:span text:style-name="T38_34"><text:s/></text:span><text:span text:style-name="T38_35">stabilizer</text:span><text:span text:style-name="T38_36"><text:s/></text:span><text:span text:style-name="T38_37">o</text:span><text:span text:style-name="T38_38"><text:s/>3<text:s/></text:span><text:span text:style-name="T38_39">warp</text:span><text:span text:style-name="T38_40"><text:s/></text:span><text:span text:style-name="T38_41">core</text:span><text:span text:style-name="T38_42"><text:s/></text:span><text:span text:style-name="T38_43">stabilizer</text:span><text:span text:style-name="T38_44"><text:s/>+<text:s/>1<text:s/></text:span><text:span text:style-name="T38_45">Inertia</text:span><text:span text:style-name="T38_46"><text:s/></text:span><text:span text:style-name="T38_47">Stabilizer</text:span><text:span text:style-name="T38_48"><text:s/>(</text:span><text:span text:style-name="T38_49">meta</text:span><text:span text:style-name="T38_50"><text:s/></text:span><text:span text:style-name="T38_51">o</text:span><text:span text:style-name="T38_52"><text:s/></text:span><text:span text:style-name="T38_53">II</text:span><text:span text:style-name="T38_54"><text:s/></text:span><text:span text:style-name="T38_55">a</text:span><text:span text:style-name="T38_56"><text:s/></text:span><text:span text:style-name="T38_57">seconda</text:span><text:span text:style-name="T38_58"><text:s/></text:span><text:span text:style-name="T38_59">delle</text:span><text:span text:style-name="T38_60"><text:s/></text:span><text:span text:style-name="T38_61">skills</text:span><text:span text:style-name="T38_62">).<text:s/></text:span><text:span text:style-name="T38_63">Non</text:span><text:span text:style-name="T38_64"><text:s/></text:span><text:span text:style-name="T38_65">servono</text:span><text:span text:style-name="T38_66"><text:s/></text:span><text:span text:style-name="T38_67">moduli</text:span><text:span text:style-name="T38_68"><text:s/></text:span><text:span text:style-name="T38_69">di</text:span><text:span text:style-name="T38_70"><text:s/></text:span><text:span text:style-name="T38_71">propulsione</text:span><text:span text:style-name="T38_72"><text:s/>(</text:span><text:span text:style-name="T38_73">AB</text:span><text:span text:style-name="T38_74"><text:s/></text:span><text:span text:style-name="T38_75">o</text:span><text:span text:style-name="T38_76"><text:s/></text:span><text:span text:style-name="T38_77">MWD</text:span><text:span text:style-name="T38_78">)<text:s/></text:span><text:span text:style-name="T38_79">ne</text:span><text:span text:style-name="T38_80"><text:s/></text:span><text:span text:style-name="T38_81">cloak</text:span><text:span text:style-name="T38_82">.</text:span></text:p>
      <text:p text:style-name="P39"><text:span text:style-name="T39_1">I</text:span><text:span text:style-name="T39_2"><text:s/></text:span><text:span text:style-name="T39_3">moduli</text:span><text:span text:style-name="T39_4"><text:s/></text:span><text:span text:style-name="T39_5">Mid</text:span><text:span text:style-name="T39_6"><text:s/></text:span><text:span text:style-name="T39_7">e</text:span><text:span text:style-name="T39_8"><text:s/></text:span><text:span text:style-name="T39_9">i</text:span><text:span text:style-name="T39_10"><text:s/></text:span><text:span text:style-name="T39_11">Rig</text:span><text:span text:style-name="T39_12"><text:s/></text:span><text:span text:style-name="T39_13">vanno</text:span><text:span text:style-name="T39_14"><text:s/></text:span><text:span text:style-name="T39_15">usati</text:span><text:span text:style-name="T39_16"><text:s/></text:span><text:span text:style-name="T39_17">per</text:span><text:span text:style-name="T39_18"><text:s/></text:span><text:span text:style-name="T39_19">tankare</text:span><text:span text:style-name="T39_20"><text:s/></text:span><text:span text:style-name="T39_21">la</text:span><text:span text:style-name="T39_22"><text:s/></text:span><text:span text:style-name="T39_23">nave</text:span><text:span text:style-name="T39_24"><text:s/></text:span><text:span text:style-name="T39_25">di</text:span><text:span text:style-name="T39_26"><text:s/></text:span><text:span text:style-name="T39_27">scudo</text:span><text:span text:style-name="T39_28"><text:s/></text:span><text:span text:style-name="T39_29">a</text:span><text:span text:style-name="T39_30"><text:s/></text:span><text:span text:style-name="T39_31">piacimento</text:span><text:span text:style-name="T39_32"><text:s/>(</text:span><text:span text:style-name="T39_33">extenders</text:span><text:span text:style-name="T39_34">/</text:span><text:span text:style-name="T39_35">resistance</text:span><text:span text:style-name="T39_36">)<text:s/></text:span><text:span text:style-name="T39_37">a</text:span><text:span text:style-name="T39_38"><text:s/></text:span><text:span text:style-name="T39_39">seconda</text:span><text:span text:style-name="T39_40"><text:s/></text:span><text:span text:style-name="T39_41">delle</text:span><text:span text:style-name="T39_42"><text:s/></text:span><text:span text:style-name="T39_43">proprie</text:span><text:span text:style-name="T39_44"><text:s/></text:span><text:span text:style-name="T39_45">skills</text:span><text:span text:style-name="T39_46">.</text:span></text:p>
      <text:p text:style-name="P40"><text:span text:style-name="T40_1">Come</text:span><text:span text:style-name="T40_2"><text:s/></text:span><text:span text:style-name="T40_3">usare</text:span><text:span text:style-name="T40_4"><text:s/></text:span><text:span text:style-name="T40_5">la</text:span><text:span text:style-name="T40_6"><text:s/></text:span><text:span text:style-name="T40_7">nave</text:span><text:span text:style-name="T40_8">?<text:s/></text:span><text:span text:style-name="T40_9">Per</text:span><text:span text:style-name="T40_10"><text:s/></text:span><text:span text:style-name="T40_11">la</text:span><text:span text:style-name="T40_12"><text:s/></text:span><text:span text:style-name="T40_13">gestione</text:span><text:span text:style-name="T40_14"><text:s/></text:span><text:span text:style-name="T40_15">del</text:span><text:span text:style-name="T40_16"><text:s/></text:span><text:span text:style-name="T40_17">pianeta</text:span><text:span text:style-name="T40_18"><text:s/>“</text:span><text:span text:style-name="T40_19">a</text:span><text:span text:style-name="T40_20"><text:s/></text:span><text:span text:style-name="T40_21">terra</text:span><text:span text:style-name="T40_22">”<text:s/></text:span><text:span text:style-name="T40_23">non</text:span><text:span text:style-name="T40_24"><text:s/></text:span><text:span text:style-name="T40_25">è</text:span><text:span text:style-name="T40_26"><text:s/></text:span><text:span text:style-name="T40_27">necessario</text:span><text:span text:style-name="T40_28"><text:s/></text:span><text:span text:style-name="T40_29">sdocckare</text:span><text:span text:style-name="T40_30">,<text:s/></text:span><text:span text:style-name="T40_31">quindi</text:span><text:span text:style-name="T40_32"><text:s/></text:span><text:span text:style-name="T40_33">si</text:span><text:span text:style-name="T40_34"><text:s/></text:span><text:span text:style-name="T40_35">possono</text:span><text:span text:style-name="T40_36"><text:s/></text:span><text:span text:style-name="T40_37">fare</text:span><text:span text:style-name="T40_38"><text:s/></text:span><text:span text:style-name="T40_39">le</text:span><text:span text:style-name="T40_40"><text:s/></text:span><text:span text:style-name="T40_41">operazioni</text:span><text:span text:style-name="T40_42"><text:s/></text:span><text:span text:style-name="T40_43">dalla</text:span><text:span text:style-name="T40_44"><text:s/></text:span><text:span text:style-name="T40_45">station</text:span><text:span text:style-name="T40_46">.<text:s/></text:span><text:span text:style-name="T40_47">Per</text:span><text:span text:style-name="T40_48"><text:s/></text:span><text:span text:style-name="T40_49">le</text:span><text:span text:style-name="T40_50"><text:s/></text:span><text:span text:style-name="T40_51">operazioni</text:span><text:span text:style-name="T40_52"><text:s/></text:span><text:span text:style-name="T40_53">che</text:span><text:span text:style-name="T40_54"><text:s/></text:span><text:span text:style-name="T40_55">riguardano</text:span><text:span text:style-name="T40_56"><text:s/></text:span><text:span text:style-name="T40_57">il</text:span><text:span text:style-name="T40_58"><text:s/></text:span><text:span text:style-name="T40_59">Custom</text:span><text:span text:style-name="T40_60"><text:s/></text:span><text:span text:style-name="T40_61">Office</text:span><text:span text:style-name="T40_62"><text:s/></text:span><text:span text:style-name="T40_63">è</text:span><text:span text:style-name="T40_64"><text:s/></text:span><text:span text:style-name="T40_65">necesario</text:span><text:span text:style-name="T40_66"><text:s/></text:span><text:span text:style-name="T40_67">sdocckare</text:span><text:span text:style-name="T40_68"><text:s/></text:span><text:span text:style-name="T40_69">ma</text:span><text:span text:style-name="T40_70"><text:s/></text:span><text:span text:style-name="T40_71">si</text:span><text:span text:style-name="T40_72"><text:s/></text:span><text:span text:style-name="T40_73">può</text:span><text:span text:style-name="T40_74"><text:s/></text:span><text:span text:style-name="T40_75">andare</text:span><text:span text:style-name="T40_76"><text:s/></text:span><text:span text:style-name="T40_77">in</text:span><text:span text:style-name="T40_78"><text:s/></text:span><text:span text:style-name="T40_79">POS</text:span><text:span text:style-name="T40_80">,<text:s/></text:span><text:span text:style-name="T40_81">eseguire</text:span><text:span text:style-name="T40_82"><text:s/></text:span><text:span text:style-name="T40_83">tutte</text:span><text:span text:style-name="T40_84"><text:s/></text:span><text:span text:style-name="T40_85">le</text:span><text:span text:style-name="T40_86"><text:s/></text:span><text:span text:style-name="T40_87">operazioni</text:span><text:span text:style-name="T40_88">,<text:s/></text:span><text:span text:style-name="T40_89">poi</text:span><text:span text:style-name="T40_90"><text:s/></text:span><text:span text:style-name="T40_91">warpare</text:span><text:span text:style-name="T40_92"><text:s/></text:span><text:span text:style-name="T40_93">al</text:span><text:span text:style-name="T40_94"><text:s/></text:span><text:span text:style-name="T40_95">custom</text:span><text:span text:style-name="T40_96"><text:s/></text:span><text:span text:style-name="T40_97">office</text:span><text:span text:style-name="T40_98"><text:s/></text:span><text:span text:style-name="T40_99">a</text:span><text:span text:style-name="T40_100"><text:s/></text:span><text:span text:style-name="T40_101">meno</text:span><text:span text:style-name="T40_102"><text:s/></text:span><text:span text:style-name="T40_103">di</text:span><text:span text:style-name="T40_104"><text:s/>2500</text:span><text:span text:style-name="T40_105">m</text:span><text:span text:style-name="T40_106">,<text:s/></text:span><text:span text:style-name="T40_107">prelevare</text:span><text:span text:style-name="T40_108">/</text:span><text:span text:style-name="T40_109">inserire</text:span><text:span text:style-name="T40_110"><text:s/></text:span><text:span text:style-name="T40_111">il</text:span><text:span text:style-name="T40_112"><text:s/></text:span><text:span text:style-name="T40_113">materiale</text:span><text:span text:style-name="T40_114"><text:s/></text:span><text:span text:style-name="T40_115">al</text:span><text:span text:style-name="T40_116"><text:s/></text:span><text:span text:style-name="T40_117">volo</text:span><text:span text:style-name="T40_118"><text:s/></text:span><text:span text:style-name="T40_119">e</text:span><text:span text:style-name="T40_120"><text:s/></text:span><text:span text:style-name="T40_121">riwarpare</text:span><text:span text:style-name="T40_122"><text:s/></text:span><text:span text:style-name="T40_123">su</text:span><text:span text:style-name="T40_124"><text:s/></text:span><text:span text:style-name="T40_125">altro</text:span><text:span text:style-name="T40_126"><text:s/></text:span><text:span text:style-name="T40_127">custom</text:span><text:span text:style-name="T40_128"><text:s/></text:span><text:span text:style-name="T40_129">office</text:span><text:span text:style-name="T40_130">/</text:span><text:span text:style-name="T40_131">gate</text:span><text:span text:style-name="T40_132">/</text:span><text:span text:style-name="T40_133">station</text:span><text:span text:style-name="T40_134">.<text:s/></text:span><text:span text:style-name="T40_135">In</text:span><text:span text:style-name="T40_136"><text:s/></text:span><text:span text:style-name="T40_137">pratica</text:span><text:span text:style-name="T40_138"><text:s/></text:span><text:span text:style-name="T40_139">o</text:span><text:span text:style-name="T40_140"><text:s/></text:span><text:span text:style-name="T40_141">siete</text:span><text:span text:style-name="T40_142"><text:s/></text:span><text:span text:style-name="T40_143">in</text:span><text:span text:style-name="T40_144"><text:s/></text:span><text:span text:style-name="T40_145">zona</text:span><text:span text:style-name="T40_146"><text:s/></text:span><text:span text:style-name="T40_147">sicura</text:span><text:span text:style-name="T40_148"><text:s/>(</text:span><text:span text:style-name="T40_149">POS</text:span><text:span text:style-name="T40_150">)<text:s/></text:span><text:span text:style-name="T40_151">o</text:span><text:span text:style-name="T40_152"><text:s/></text:span><text:span text:style-name="T40_153">siete</text:span><text:span text:style-name="T40_154"><text:s/></text:span><text:span text:style-name="T40_155">fermi</text:span><text:span text:style-name="T40_156"><text:s/></text:span><text:span text:style-name="T40_157">un</text:span><text:span text:style-name="T40_158"><text:s/></text:span><text:span text:style-name="T40_159">un</text:span><text:span text:style-name="T40_160"><text:s/></text:span><text:span text:style-name="T40_161">punto</text:span><text:span text:style-name="T40_162"><text:s/></text:span><text:span text:style-name="T40_163">per</text:span><text:span text:style-name="T40_164"><text:s/></text:span><text:span text:style-name="T40_165">non</text:span><text:span text:style-name="T40_166"><text:s/></text:span><text:span text:style-name="T40_167">più</text:span><text:span text:style-name="T40_168"><text:s/></text:span><text:span text:style-name="T40_169">di</text:span><text:span text:style-name="T40_170"><text:s/>5<text:s/></text:span><text:span text:style-name="T40_171">secondi</text:span><text:span text:style-name="T40_172">.<text:s/></text:span><text:span text:style-name="T40_173">Anche</text:span><text:span text:style-name="T40_174"><text:s/></text:span><text:span text:style-name="T40_175">se</text:span><text:span text:style-name="T40_176"><text:s/></text:span><text:span text:style-name="T40_177">fosse</text:span><text:span text:style-name="T40_178"><text:s/></text:span><text:span text:style-name="T40_179">presente</text:span><text:span text:style-name="T40_180"><text:s/></text:span><text:span text:style-name="T40_181">un</text:span><text:span text:style-name="T40_182"><text:s/></text:span><text:span text:style-name="T40_183">gankers</text:span><text:span text:style-name="T40_184"><text:s/></text:span><text:span text:style-name="T40_185">al</text:span><text:span text:style-name="T40_186"><text:s/></text:span><text:span text:style-name="T40_187">punto</text:span><text:span text:style-name="T40_188"><text:s/></text:span><text:span text:style-name="T40_189">di</text:span><text:span text:style-name="T40_190"><text:s/></text:span><text:span text:style-name="T40_191">warp</text:span><text:span text:style-name="T40_192">,<text:s/></text:span><text:span text:style-name="T40_193">difficilmente</text:span><text:span text:style-name="T40_194"><text:s/></text:span><text:span text:style-name="T40_195">può</text:span><text:span text:style-name="T40_196"><text:s/></text:span><text:span text:style-name="T40_197">puntarvi</text:span><text:span text:style-name="T40_198"><text:s/></text:span><text:span text:style-name="T40_199">con</text:span><text:span text:style-name="T40_200"><text:s/>3<text:s/></text:span><text:span text:style-name="T40_201">warp</text:span><text:span text:style-name="T40_202"><text:s/></text:span><text:span text:style-name="T40_203">core</text:span><text:span text:style-name="T40_204"><text:s/></text:span><text:span text:style-name="T40_205">stabilizer</text:span><text:span text:style-name="T40_206"><text:s/></text:span><text:span text:style-name="T40_207">e</text:span><text:span text:style-name="T40_208"><text:s/></text:span><text:span text:style-name="T40_209">altrettanto</text:span><text:span text:style-name="T40_210"><text:s/></text:span><text:span text:style-name="T40_211">difficilmente</text:span><text:span text:style-name="T40_212"><text:s/></text:span><text:span text:style-name="T40_213">può</text:span><text:span text:style-name="T40_214"><text:s/></text:span><text:span text:style-name="T40_215">uccidervi</text:span><text:span text:style-name="T40_216"><text:s/></text:span><text:span text:style-name="T40_217">prima</text:span><text:span text:style-name="T40_218"><text:s/></text:span><text:span text:style-name="T40_219">del</text:span><text:span text:style-name="T40_220"><text:s/></text:span><text:span text:style-name="T40_221">vostro</text:span><text:span text:style-name="T40_222"><text:s/></text:span><text:span text:style-name="T40_223">warp</text:span><text:span text:style-name="T40_224">.</text:span></text:p>
      <text:p text:style-name="P41"><text:span text:style-name="T41_1">Va</text:span><text:span text:style-name="T41_2"><text:s/></text:span><text:span text:style-name="T41_3">solo</text:span><text:span text:style-name="T41_4"><text:s/></text:span><text:span text:style-name="T41_5">evitato</text:span><text:span text:style-name="T41_6"><text:s/></text:span><text:span text:style-name="T41_7">di</text:span><text:span text:style-name="T41_8"><text:s/></text:span><text:span text:style-name="T41_9">fare</text:span><text:span text:style-name="T41_10"><text:s/></text:span><text:span text:style-name="T41_11">PI</text:span><text:span text:style-name="T41_12"><text:s/></text:span><text:span text:style-name="T41_13">in</text:span><text:span text:style-name="T41_14"><text:s/></text:span><text:span text:style-name="T41_15">spazio</text:span><text:span text:style-name="T41_16"><text:s/></text:span><text:span text:style-name="T41_17">in</text:span><text:span text:style-name="T41_18"><text:s/></text:span><text:span text:style-name="T41_19">caso</text:span><text:span text:style-name="T41_20"><text:s/></text:span><text:span text:style-name="T41_21">di</text:span><text:span text:style-name="T41_22"><text:s/></text:span><text:span text:style-name="T41_23">sistema</text:span><text:span text:style-name="T41_24"><text:s/></text:span><text:span text:style-name="T41_25">con</text:span><text:span text:style-name="T41_26"><text:s/></text:span><text:span text:style-name="T41_27">numerosi</text:span><text:span text:style-name="T41_28"><text:s/></text:span><text:span text:style-name="T41_29">neutrali</text:span><text:span text:style-name="T41_30">.<text:s/></text:span><text:span text:style-name="T41_31">Un</text:span><text:span text:style-name="T41_32"><text:s/></text:span><text:span text:style-name="T41_33">solo</text:span><text:span text:style-name="T41_34"><text:s/></text:span><text:span text:style-name="T41_35">neutrale</text:span><text:span text:style-name="T41_36"><text:s/></text:span><text:span text:style-name="T41_37">difficilmente</text:span><text:span text:style-name="T41_38"><text:s/></text:span><text:span text:style-name="T41_39">può</text:span><text:span text:style-name="T41_40"><text:s/></text:span><text:span text:style-name="T41_41">crearvi</text:span><text:span text:style-name="T41_42"><text:s/></text:span><text:span text:style-name="T41_43">problemi</text:span><text:span text:style-name="T41_44">,<text:s/></text:span><text:span text:style-name="T41_45">anche</text:span><text:span text:style-name="T41_46"><text:s/></text:span><text:span text:style-name="T41_47">in</text:span><text:span text:style-name="T41_48"><text:s/></text:span><text:span text:style-name="T41_49">caso</text:span><text:span text:style-name="T41_50"><text:s/></text:span><text:span text:style-name="T41_51">di</text:span><text:span text:style-name="T41_52"><text:s/></text:span><text:span text:style-name="T41_53">cyno</text:span><text:span text:style-name="T41_54"><text:s/></text:span><text:span text:style-name="T41_55">avete</text:span><text:span text:style-name="T41_56"><text:s/></text:span><text:span text:style-name="T41_57">il</text:span><text:span text:style-name="T41_58"><text:s/></text:span><text:span text:style-name="T41_59">tempo</text:span><text:span text:style-name="T41_60"><text:s/></text:span><text:span text:style-name="T41_61">per</text:span><text:span text:style-name="T41_62"><text:s/></text:span><text:span text:style-name="T41_63">andarvene</text:span><text:span text:style-name="T41_64"><text:s/></text:span><text:span text:style-name="T41_65">non</text:span><text:span text:style-name="T41_66"><text:s/></text:span><text:span text:style-name="T41_67">puntati</text:span><text:span text:style-name="T41_68">.</text:span></text:p>
      <text:p text:style-name="P42"/>
      <text:p text:style-name="P43"><text:span text:style-name="T43_1">Oltre</text:span><text:span text:style-name="T43_2"><text:s/></text:span><text:span text:style-name="T43_3">alla</text:span><text:span text:style-name="T43_4"><text:s/></text:span><text:span text:style-name="T43_5">nave</text:span><text:span text:style-name="T43_6"><text:s/></text:span><text:span text:style-name="T43_7">sono</text:span><text:span text:style-name="T43_8"><text:s/></text:span><text:span text:style-name="T43_9">necessarie</text:span><text:span text:style-name="T43_10"><text:s/></text:span><text:span text:style-name="T43_11">delle</text:span><text:span text:style-name="T43_12"><text:s/></text:span><text:span text:style-name="T43_13">strutture</text:span><text:span text:style-name="T43_14"><text:s/></text:span><text:span text:style-name="T43_15">chiamate</text:span><text:span text:style-name="T43_16"><text:s/></text:span><text:span text:style-name="T43_17">Command</text:span><text:span text:style-name="T43_18"><text:s/></text:span><text:span text:style-name="T43_19">Center</text:span><text:span text:style-name="T43_20">,<text:s/></text:span><text:span text:style-name="T43_21">che</text:span><text:span text:style-name="T43_22"><text:s/></text:span><text:span text:style-name="T43_23">sono</text:span><text:span text:style-name="T43_24"><text:s/></text:span><text:span text:style-name="T43_25">specifiche</text:span><text:span text:style-name="T43_26"><text:s/></text:span><text:span text:style-name="T43_27">per</text:span><text:span text:style-name="T43_28"><text:s/></text:span><text:span text:style-name="T43_29">il</text:span><text:span text:style-name="T43_30"><text:s/></text:span><text:span text:style-name="T43_31">tipo</text:span><text:span text:style-name="T43_32"><text:s/></text:span><text:span text:style-name="T43_33">di</text:span><text:span text:style-name="T43_34"><text:s/></text:span><text:span text:style-name="T43_35">pianeta</text:span><text:span text:style-name="T43_36">.<text:s/></text:span><text:span text:style-name="T43_37">Per</text:span><text:span text:style-name="T43_38"><text:s/></text:span><text:span text:style-name="T43_39">esempio</text:span><text:span text:style-name="T43_40"><text:s/></text:span><text:span text:style-name="T43_41">un</text:span><text:span text:style-name="T43_42"><text:s/></text:span><text:span text:style-name="T43_43">pianeta</text:span><text:span text:style-name="T43_44"><text:s/></text:span><text:span text:style-name="T43_45">gassoso</text:span><text:span text:style-name="T43_46"><text:s/></text:span><text:span text:style-name="T43_47">userà</text:span><text:span text:style-name="T43_48"><text:s/></text:span><text:span text:style-name="T43_49">Gas</text:span><text:span text:style-name="T43_50"><text:s/></text:span><text:span text:style-name="T43_51">Command</text:span><text:span text:style-name="T43_52"><text:s/></text:span><text:span text:style-name="T43_53">Center</text:span><text:span text:style-name="T43_54"><text:s/></text:span><text:span text:style-name="T43_55">e</text:span><text:span text:style-name="T43_56"><text:s/></text:span><text:span text:style-name="T43_57">non</text:span><text:span text:style-name="T43_58"><text:s/></text:span><text:span text:style-name="T43_59">altri</text:span><text:span text:style-name="T43_60"><text:s/></text:span><text:span text:style-name="T43_61">command</text:span><text:span text:style-name="T43_62"><text:s/></text:span><text:span text:style-name="T43_63">center</text:span><text:span text:style-name="T43_64">.</text:span></text:p>
      <text:p text:style-name="P44"/>
      <text:h text:style-name="P45" text:outline-level="10"><text:bookmark-start text:name="h.y6k4ggtrpq6n"/><text:bookmark-end text:name="h.y6k4ggtrpq6n"/><text:span text:style-name="T45_1">Pianeti</text:span></text:h>
      <text:p text:style-name="P46"><text:span text:style-name="T46_1">I</text:span><text:span text:style-name="T46_2"><text:s/></text:span><text:span text:style-name="T46_3">pianeti</text:span><text:span text:style-name="T46_4">,<text:s/></text:span><text:span text:style-name="T46_5">visibili</text:span><text:span text:style-name="T46_6"><text:s/></text:span><text:span text:style-name="T46_7">dall</text:span><text:span text:style-name="T46_8">’</text:span><text:span text:style-name="T46_9">overview</text:span><text:span text:style-name="T46_10"><text:s/></text:span><text:span text:style-name="T46_11">o</text:span><text:span text:style-name="T46_12"><text:s/></text:span><text:span text:style-name="T46_13">in</text:span><text:span text:style-name="T46_14"><text:s/></text:span><text:span text:style-name="T46_15">altri</text:span><text:span text:style-name="T46_16"><text:s/></text:span><text:span text:style-name="T46_17">modi</text:span><text:span text:style-name="T46_18">,<text:s/></text:span><text:span text:style-name="T46_19">per</text:span><text:span text:style-name="T46_20"><text:s/></text:span><text:span text:style-name="T46_21">esempio</text:span><text:span text:style-name="T46_22"><text:s/></text:span><text:span text:style-name="T46_23">cliccando</text:span><text:span text:style-name="T46_24"><text:s/></text:span><text:span text:style-name="T46_25">sul</text:span><text:span text:style-name="T46_26"><text:s/></text:span><text:span text:style-name="T46_27">nome</text:span><text:span text:style-name="T46_28"><text:s/></text:span><text:span text:style-name="T46_29">del</text:span><text:span text:style-name="T46_30"><text:s/></text:span><text:span text:style-name="T46_31">sistema</text:span><text:span text:style-name="T46_32"><text:s/>(</text:span><text:span text:style-name="T46_33">tab</text:span><text:span text:style-name="T46_34"><text:s/></text:span><text:span text:style-name="T46_35">orbital</text:span><text:span text:style-name="T46_36"><text:s/></text:span><text:span text:style-name="T46_37">bodies</text:span><text:span text:style-name="T46_38">,<text:s/></text:span><text:span text:style-name="T46_39">anche</text:span><text:span text:style-name="T46_40"><text:s/></text:span><text:span text:style-name="T46_41">da</text:span><text:span text:style-name="T46_42"><text:s/></text:span><text:span text:style-name="T46_43">dockati</text:span><text:span text:style-name="T46_44">)<text:s/></text:span><text:span text:style-name="T46_45">possono</text:span><text:span text:style-name="T46_46"><text:s/></text:span><text:span text:style-name="T46_47">essere</text:span><text:span text:style-name="T46_48"><text:s/></text:span><text:span text:style-name="T46_49">di</text:span><text:span text:style-name="T46_50"><text:s/></text:span><text:span text:style-name="T46_51">vari</text:span><text:span text:style-name="T46_52"><text:s/></text:span><text:span text:style-name="T46_53">tipi</text:span><text:span text:style-name="T46_54">.<text:s/></text:span><text:span text:style-name="T46_55">Quelli</text:span><text:span text:style-name="T46_56"><text:s/></text:span><text:span text:style-name="T46_57">usati</text:span><text:span text:style-name="T46_58"><text:s/></text:span><text:span text:style-name="T46_59">per</text:span><text:span text:style-name="T46_60"><text:s/></text:span><text:span text:style-name="T46_61">la</text:span><text:span text:style-name="T46_62"><text:s/></text:span><text:span text:style-name="T46_63">PI</text:span><text:span text:style-name="T46_64"><text:s/></text:span><text:span text:style-name="T46_65">sono</text:span><text:span text:style-name="T46_66">.</text:span></text:p>
      <text:list text:style-name="LS4" xml:id="list14">
        <text:list-item>
          <text:p text:style-name="P47"><text:span text:style-name="T47_1">Barren</text:span></text:p>
        </text:list-item>
        <text:list-item>
          <text:p text:style-name="P48"><text:span text:style-name="T48_1">Temperate</text:span></text:p>
        </text:list-item>
        <text:list-item>
          <text:p text:style-name="P49"><text:span text:style-name="T49_1">Oceanic</text:span></text:p>
        </text:list-item>
        <text:list-item>
          <text:p text:style-name="P50"><text:span text:style-name="T50_1">Lava</text:span></text:p>
        </text:list-item>
        <text:list-item>
          <text:p text:style-name="P51"><text:span text:style-name="T51_1">Ice</text:span></text:p>
        </text:list-item>
        <text:list-item>
          <text:p text:style-name="P52"><text:span text:style-name="T52_1">Storm</text:span></text:p>
        </text:list-item>
        <text:list-item>
          <text:p text:style-name="P53"><text:span text:style-name="T53_1">Gas</text:span></text:p>
        </text:list-item>
        <text:list-item>
          <text:p text:style-name="P54"><text:span text:style-name="T54_1">Plasma</text:span></text:p>
        </text:list-item>
      </text:list>
      <text:p text:style-name="P55"><text:span text:style-name="T55_1">Ogni</text:span><text:span text:style-name="T55_2"><text:s/></text:span><text:span text:style-name="T55_3">tipo</text:span><text:span text:style-name="T55_4"><text:s/></text:span><text:span text:style-name="T55_5">di</text:span><text:span text:style-name="T55_6"><text:s/></text:span><text:span text:style-name="T55_7">pianeta</text:span><text:span text:style-name="T55_8"><text:s/></text:span><text:span text:style-name="T55_9">ha</text:span><text:span text:style-name="T55_10"><text:s/>5<text:s/></text:span><text:span text:style-name="T55_11">specifici</text:span><text:span text:style-name="T55_12"><text:s/></text:span><text:span text:style-name="T55_13">tipi</text:span><text:span text:style-name="T55_14"><text:s/></text:span><text:span text:style-name="T55_15">di</text:span><text:span text:style-name="T55_16"><text:s/></text:span><text:span text:style-name="T55_17">risorse</text:span><text:span text:style-name="T55_18">,<text:s/></text:span><text:span text:style-name="T55_19">sempre</text:span><text:span text:style-name="T55_20"><text:s/></text:span><text:span text:style-name="T55_21">quelle</text:span><text:span text:style-name="T55_22"><text:s/></text:span><text:span text:style-name="T55_23">per</text:span><text:span text:style-name="T55_24"><text:s/></text:span><text:span text:style-name="T55_25">quel</text:span><text:span text:style-name="T55_26"><text:s/></text:span><text:span text:style-name="T55_27">tipo</text:span><text:span text:style-name="T55_28"><text:s/></text:span><text:span text:style-name="T55_29">di</text:span><text:span text:style-name="T55_30"><text:s/></text:span><text:span text:style-name="T55_31">pianeta</text:span><text:span text:style-name="T55_32">.<text:s/></text:span><text:span text:style-name="T55_33">Alcune</text:span><text:span text:style-name="T55_34"><text:s/></text:span><text:span text:style-name="T55_35">risorse</text:span><text:span text:style-name="T55_36"><text:s/></text:span><text:span text:style-name="T55_37">possono</text:span><text:span text:style-name="T55_38"><text:s/></text:span><text:span text:style-name="T55_39">essere</text:span><text:span text:style-name="T55_40"><text:s/></text:span><text:span text:style-name="T55_41">trovate</text:span><text:span text:style-name="T55_42"><text:s/></text:span><text:span text:style-name="T55_43">su</text:span><text:span text:style-name="T55_44"><text:s/></text:span><text:span text:style-name="T55_45">più</text:span><text:span text:style-name="T55_46"><text:s/></text:span><text:span text:style-name="T55_47">tipi</text:span><text:span text:style-name="T55_48"><text:s/></text:span><text:span text:style-name="T55_49">di</text:span><text:span text:style-name="T55_50"><text:s/></text:span><text:span text:style-name="T55_51">pianeta</text:span><text:span text:style-name="T55_52">,<text:s/></text:span><text:span text:style-name="T55_53">altre</text:span><text:span text:style-name="T55_54"><text:s/></text:span><text:span text:style-name="T55_55">sono</text:span><text:span text:style-name="T55_56"><text:s/></text:span><text:span text:style-name="T55_57">esclusiva</text:span><text:span text:style-name="T55_58"><text:s/></text:span><text:span text:style-name="T55_59">di</text:span><text:span text:style-name="T55_60"><text:s/></text:span><text:span text:style-name="T55_61">un</text:span><text:span text:style-name="T55_62"><text:s/></text:span><text:span text:style-name="T55_63">tipo</text:span><text:span text:style-name="T55_64"><text:s/></text:span><text:span text:style-name="T55_65">di</text:span><text:span text:style-name="T55_66"><text:s/></text:span><text:span text:style-name="T55_67">pianeta</text:span><text:span text:style-name="T55_68">.</text:span></text:p>
      <text:p text:style-name="P56"><text:span text:style-name="T56_1">Per</text:span><text:span text:style-name="T56_2"><text:s/></text:span><text:span text:style-name="T56_3">vedere</text:span><text:span text:style-name="T56_4"><text:s/></text:span><text:span text:style-name="T56_5">il</text:span><text:span text:style-name="T56_6"><text:s/></text:span><text:span text:style-name="T56_7">tipo</text:span><text:span text:style-name="T56_8"><text:s/></text:span><text:span text:style-name="T56_9">di</text:span><text:span text:style-name="T56_10"><text:s/></text:span><text:span text:style-name="T56_11">risorsa</text:span><text:span text:style-name="T56_12"><text:s/></text:span><text:span text:style-name="T56_13">e</text:span><text:span text:style-name="T56_14"><text:s/></text:span><text:span text:style-name="T56_15">valutarne</text:span><text:span text:style-name="T56_16"><text:s/></text:span><text:span text:style-name="T56_17">l</text:span><text:span text:style-name="T56_18">’</text:span><text:span text:style-name="T56_19">abbondanza</text:span><text:span text:style-name="T56_20"><text:s/></text:span><text:span text:style-name="T56_21">occorre</text:span><text:span text:style-name="T56_22"><text:s/></text:span><text:span text:style-name="T56_23">fare</text:span><text:span text:style-name="T56_24"><text:s/></text:span><text:span text:style-name="T56_25">uno</text:span><text:span text:style-name="T56_26"><text:s/></text:span><text:span text:style-name="T56_27">scan</text:span><text:span text:style-name="T56_28"><text:s/></text:span><text:span text:style-name="T56_29">del</text:span><text:span text:style-name="T56_30"><text:s/></text:span><text:span text:style-name="T56_31">pianeta</text:span><text:span text:style-name="T56_32"><text:s/>(</text:span><text:span text:style-name="T56_33">vedi</text:span><text:span text:style-name="T56_34"><text:s/></text:span><text:span text:style-name="T56_35">sotto</text:span><text:span text:style-name="T56_36">).</text:span></text:p>
      <text:p text:style-name="P57"><text:span text:style-name="T57_1">Un</text:span><text:span text:style-name="T57_2"><text:s/></text:span><text:span text:style-name="T57_3">parametro</text:span><text:span text:style-name="T57_4"><text:s/></text:span><text:span text:style-name="T57_5">in</text:span><text:span text:style-name="T57_6"><text:s/></text:span><text:span text:style-name="T57_7">qualche</text:span><text:span text:style-name="T57_8"><text:s/></text:span><text:span text:style-name="T57_9">caso</text:span><text:span text:style-name="T57_10"><text:s/></text:span><text:span text:style-name="T57_11">importante</text:span><text:span text:style-name="T57_12"><text:s/></text:span><text:span text:style-name="T57_13">del</text:span><text:span text:style-name="T57_14"><text:s/></text:span><text:span text:style-name="T57_15">pianeta</text:span><text:span text:style-name="T57_16"><text:s/></text:span><text:span text:style-name="T57_17">è</text:span><text:span text:style-name="T57_18"><text:s/></text:span><text:span text:style-name="T57_19">il</text:span><text:span text:style-name="T57_20"><text:s/></text:span><text:span text:style-name="T57_21">raggio</text:span><text:span text:style-name="T57_22">;<text:s/></text:span><text:span text:style-name="T57_23">quando</text:span><text:span text:style-name="T57_24"><text:s/></text:span><text:span text:style-name="T57_25">parleremo</text:span><text:span text:style-name="T57_26"><text:s/></text:span><text:span text:style-name="T57_27">di</text:span><text:span text:style-name="T57_28"><text:s/></text:span><text:span text:style-name="T57_29">link</text:span><text:span text:style-name="T57_30"><text:s/></text:span><text:span text:style-name="T57_31">capiremo</text:span><text:span text:style-name="T57_32"><text:s/></text:span><text:span text:style-name="T57_33">il</text:span><text:span text:style-name="T57_34"><text:s/></text:span><text:span text:style-name="T57_35">perchè</text:span><text:span text:style-name="T57_36">.</text:span></text:p>
      <text:h text:style-name="P58" text:outline-level="10"><text:bookmark-start text:name="h.vpks6on018gf"/><text:bookmark-end text:name="h.vpks6on018gf"/><text:span text:style-name="T58_1"><text:s/></text:span></text:h>
      <text:h text:style-name="P59" text:outline-level="10"><text:bookmark-start text:name="h.4v72offilg39"/><text:bookmark-end text:name="h.4v72offilg39"/><text:span text:style-name="T59_1">View</text:span><text:span text:style-name="T59_2"><text:s/></text:span><text:span text:style-name="T59_3">in</text:span><text:span text:style-name="T59_4"><text:s/></text:span><text:span text:style-name="T59_5">Planet</text:span><text:span text:style-name="T59_6"><text:s/></text:span><text:span text:style-name="T59_7">Mode</text:span></text:h>
      <text:p text:style-name="P60"><text:span text:style-name="T60_1">Se</text:span><text:span text:style-name="T60_2"><text:s/></text:span><text:span text:style-name="T60_3">si</text:span><text:span text:style-name="T60_4"><text:s/></text:span><text:span text:style-name="T60_5">fa</text:span><text:span text:style-name="T60_6"><text:s/></text:span><text:span text:style-name="T60_7">tasto</text:span><text:span text:style-name="T60_8"><text:s/></text:span><text:span text:style-name="T60_9">destro</text:span><text:span text:style-name="T60_10"><text:s/></text:span><text:span text:style-name="T60_11">su</text:span><text:span text:style-name="T60_12"><text:s/></text:span><text:span text:style-name="T60_13">un</text:span><text:span text:style-name="T60_14"><text:s/></text:span><text:span text:style-name="T60_15">pianeta</text:span><text:span text:style-name="T60_16"><text:s/></text:span><text:span text:style-name="T60_17">a</text:span><text:span text:style-name="T60_18"><text:s/></text:span><text:span text:style-name="T60_19">raggio</text:span><text:span text:style-name="T60_20"><text:s/></text:span><text:span text:style-name="T60_21">e</text:span><text:span text:style-name="T60_22"><text:s/></text:span><text:span text:style-name="T60_23">si</text:span><text:span text:style-name="T60_24"><text:s/></text:span><text:span text:style-name="T60_25">fa</text:span><text:span text:style-name="T60_26"><text:s/></text:span><text:span text:style-name="T60_27">view</text:span><text:span text:style-name="T60_28"><text:s/></text:span><text:span text:style-name="T60_29">in</text:span><text:span text:style-name="T60_30"><text:s/></text:span><text:span text:style-name="T60_31">Planet</text:span><text:span text:style-name="T60_32"><text:s/></text:span><text:span text:style-name="T60_33">mode</text:span><text:span text:style-name="T60_34"><text:s/></text:span><text:span text:style-name="T60_35">si</text:span><text:span text:style-name="T60_36"><text:s/></text:span><text:span text:style-name="T60_37">apre</text:span><text:span text:style-name="T60_38"><text:s/></text:span><text:span text:style-name="T60_39">l</text:span><text:span text:style-name="T60_40">’</text:span><text:span text:style-name="T60_41">interfaccio</text:span><text:span text:style-name="T60_42"><text:s/></text:span><text:span text:style-name="T60_43">PI</text:span><text:span text:style-name="T60_44"><text:s/></text:span><text:span text:style-name="T60_45">del</text:span><text:span text:style-name="T60_46"><text:s/></text:span><text:span text:style-name="T60_47">pianeta</text:span><text:span text:style-name="T60_48">.</text:span></text:p>
      <text:p text:style-name="P61"><text:span text:style-name="T61_1">Compaiono</text:span><text:span text:style-name="T61_2"><text:s/></text:span><text:span text:style-name="T61_3">due</text:span><text:span text:style-name="T61_4"><text:s/></text:span><text:span text:style-name="T61_5">tab</text:span><text:span text:style-name="T61_6">,<text:s/></text:span><text:span text:style-name="T61_7">Build</text:span><text:span text:style-name="T61_8"><text:s/></text:span><text:span text:style-name="T61_9">e</text:span><text:span text:style-name="T61_10"><text:s/></text:span><text:span text:style-name="T61_11">Scan</text:span><text:span text:style-name="T61_12"><text:s/></text:span><text:span text:style-name="T61_13">che</text:span><text:span text:style-name="T61_14"><text:s/></text:span><text:span text:style-name="T61_15">permettono</text:span><text:span text:style-name="T61_16"><text:s/></text:span><text:span text:style-name="T61_17">di</text:span><text:span text:style-name="T61_18"><text:s/></text:span><text:span text:style-name="T61_19">interagire</text:span><text:span text:style-name="T61_20"><text:s/></text:span><text:span text:style-name="T61_21">col</text:span><text:span text:style-name="T61_22"><text:s/></text:span><text:span text:style-name="T61_23">pianeta</text:span><text:span text:style-name="T61_24">.</text:span></text:p>
      <text:p text:style-name="P62"/>
      <text:h text:style-name="P63" text:outline-level="10"><text:bookmark-start text:name="h.v2uty2tu0e7m"/><text:bookmark-end text:name="h.v2uty2tu0e7m"/><text:span text:style-name="T63_1">Scan</text:span></text:h>
      <text:p text:style-name="P64"><text:span text:style-name="T64_1">In</text:span><text:span text:style-name="T64_2"><text:s/></text:span><text:span text:style-name="T64_3">modalità</text:span><text:span text:style-name="T64_4"><text:s/></text:span><text:span text:style-name="T64_5">scan</text:span><text:span text:style-name="T64_6"><text:s/></text:span><text:span text:style-name="T64_7">noterete</text:span><text:span text:style-name="T64_8"><text:s/></text:span><text:span text:style-name="T64_9">che</text:span><text:span text:style-name="T64_10"><text:s/></text:span><text:span text:style-name="T64_11">ci</text:span><text:span text:style-name="T64_12"><text:s/></text:span><text:span text:style-name="T64_13">sono</text:span><text:span text:style-name="T64_14"><text:s/></text:span><text:span text:style-name="T64_15">le</text:span><text:span text:style-name="T64_16"><text:s/>5<text:s/></text:span><text:span text:style-name="T64_17">risorse</text:span><text:span text:style-name="T64_18"><text:s/></text:span><text:span text:style-name="T64_19">citate</text:span><text:span text:style-name="T64_20"><text:s/></text:span><text:span text:style-name="T64_21">in</text:span><text:span text:style-name="T64_22"><text:s/></text:span><text:span text:style-name="T64_23">precedenza</text:span><text:span text:style-name="T64_24"><text:s/></text:span><text:span text:style-name="T64_25">e</text:span><text:span text:style-name="T64_26"><text:s/></text:span><text:span text:style-name="T64_27">accanto</text:span><text:span text:style-name="T64_28"><text:s/></text:span><text:span text:style-name="T64_29">alle</text:span><text:span text:style-name="T64_30"><text:s/></text:span><text:span text:style-name="T64_31">risorse</text:span><text:span text:style-name="T64_32"><text:s/></text:span><text:span text:style-name="T64_33">c</text:span><text:span text:style-name="T64_34">’</text:span><text:span text:style-name="T64_35">è</text:span><text:span text:style-name="T64_36"><text:s/></text:span><text:span text:style-name="T64_37">una</text:span><text:span text:style-name="T64_38"><text:s/></text:span><text:span text:style-name="T64_39">barra</text:span><text:span text:style-name="T64_40"><text:s/></text:span><text:span text:style-name="T64_41">di</text:span><text:span text:style-name="T64_42"><text:s/></text:span><text:span text:style-name="T64_43">riempimento</text:span><text:span text:style-name="T64_44"><text:s/></text:span><text:span text:style-name="T64_45">che</text:span><text:span text:style-name="T64_46"><text:s/></text:span><text:span text:style-name="T64_47">indica</text:span><text:span text:style-name="T64_48"><text:s/></text:span><text:span text:style-name="T64_49">un</text:span><text:span text:style-name="T64_50"><text:s/></text:span><text:span text:style-name="T64_51">valore</text:span><text:span text:style-name="T64_52"><text:s/></text:span><text:span text:style-name="T64_53">legato</text:span><text:span text:style-name="T64_54"><text:s/></text:span><text:span text:style-name="T64_55">all</text:span><text:span text:style-name="T64_56">’</text:span><text:span text:style-name="T64_57">abbondanza</text:span><text:span text:style-name="T64_58"><text:s/></text:span><text:span text:style-name="T64_59">generale</text:span><text:span text:style-name="T64_60"><text:s/></text:span><text:span text:style-name="T64_61">della</text:span><text:span text:style-name="T64_62"><text:s/></text:span><text:span text:style-name="T64_63">risorsa</text:span><text:span text:style-name="T64_64"><text:s/></text:span><text:span text:style-name="T64_65">sul</text:span><text:span text:style-name="T64_66"><text:s/></text:span><text:span text:style-name="T64_67">pianeta</text:span><text:span text:style-name="T64_68"><text:s/>(</text:span><text:span text:style-name="T64_69">potrebbe</text:span><text:span text:style-name="T64_70"><text:s/></text:span><text:span text:style-name="T64_71">indicare</text:span><text:span text:style-name="T64_72"><text:s/></text:span><text:span text:style-name="T64_73">abbondanza</text:span><text:span text:style-name="T64_74"><text:s/></text:span><text:span text:style-name="T64_75">media</text:span><text:span text:style-name="T64_76"><text:s/></text:span><text:span text:style-name="T64_77">o</text:span><text:span text:style-name="T64_78"><text:s/></text:span><text:span text:style-name="T64_79">capacità</text:span><text:span text:style-name="T64_80"><text:s/></text:span><text:span text:style-name="T64_81">di</text:span><text:span text:style-name="T64_82"><text:s/></text:span><text:span text:style-name="T64_83">rigenerazione</text:span><text:span text:style-name="T64_84"><text:s/></text:span><text:span text:style-name="T64_85">delle</text:span><text:span text:style-name="T64_86"><text:s/></text:span><text:span text:style-name="T64_87">risorse</text:span><text:span text:style-name="T64_88">,<text:s/></text:span><text:span text:style-name="T64_89">non</text:span><text:span text:style-name="T64_90"><text:s/></text:span><text:span text:style-name="T64_91">è</text:span><text:span text:style-name="T64_92"><text:s/></text:span><text:span text:style-name="T64_93">chiaro</text:span><text:span text:style-name="T64_94"><text:s/></text:span><text:span text:style-name="T64_95">a</text:span><text:span text:style-name="T64_96"><text:s/></text:span><text:span text:style-name="T64_97">nessuno</text:span><text:span text:style-name="T64_98"><text:s/></text:span><text:span text:style-name="T64_99">al</text:span><text:span text:style-name="T64_100"><text:s/></text:span><text:span text:style-name="T64_101">momento</text:span><text:span text:style-name="T64_102">).</text:span></text:p>
      <text:p text:style-name="P65"><text:span text:style-name="T65_1">Sopra</text:span><text:span text:style-name="T65_2"><text:s/></text:span><text:span text:style-name="T65_3">le</text:span><text:span text:style-name="T65_4"><text:s/></text:span><text:span text:style-name="T65_5">risorse</text:span><text:span text:style-name="T65_6"><text:s/></text:span><text:span text:style-name="T65_7">si</text:span><text:span text:style-name="T65_8"><text:s/></text:span><text:span text:style-name="T65_9">trova</text:span><text:span text:style-name="T65_10"><text:s/></text:span><text:span text:style-name="T65_11">una</text:span><text:span text:style-name="T65_12"><text:s/></text:span><text:span text:style-name="T65_13">scala</text:span><text:span text:style-name="T65_14"><text:s/></text:span><text:span text:style-name="T65_15">graduata</text:span><text:span text:style-name="T65_16"><text:s/></text:span><text:span text:style-name="T65_17">con</text:span><text:span text:style-name="T65_18"><text:s/></text:span><text:span text:style-name="T65_19">tacche</text:span><text:span text:style-name="T65_20"><text:s/></text:span><text:span text:style-name="T65_21">da</text:span><text:span text:style-name="T65_22"><text:s/>0<text:s/></text:span><text:span text:style-name="T65_23">a</text:span><text:span text:style-name="T65_24"><text:s/>10<text:s/></text:span><text:span text:style-name="T65_25">e</text:span><text:span text:style-name="T65_26"><text:s/></text:span><text:span text:style-name="T65_27">un</text:span><text:span text:style-name="T65_28"><text:s/></text:span><text:span text:style-name="T65_29">indicatore</text:span><text:span text:style-name="T65_30"><text:s/></text:span><text:span text:style-name="T65_31">cromatico</text:span><text:span text:style-name="T65_32"><text:s/>(</text:span><text:span text:style-name="T65_33">tipo</text:span><text:span text:style-name="T65_34"><text:s/></text:span><text:span text:style-name="T65_35">arcobaleno</text:span><text:span text:style-name="T65_36">).<text:s/></text:span><text:span text:style-name="T65_37">Spostando</text:span><text:span text:style-name="T65_38"><text:s/></text:span><text:span text:style-name="T65_39">i</text:span><text:span text:style-name="T65_40"><text:s/></text:span><text:span text:style-name="T65_41">due</text:span><text:span text:style-name="T65_42"><text:s/></text:span><text:span text:style-name="T65_43">triangolini</text:span><text:span text:style-name="T65_44"><text:s/></text:span><text:span text:style-name="T65_45">bianchi</text:span><text:span text:style-name="T65_46"><text:s/></text:span><text:span text:style-name="T65_47">agli</text:span><text:span text:style-name="T65_48"><text:s/></text:span><text:span text:style-name="T65_49">estremi</text:span><text:span text:style-name="T65_50"><text:s/></text:span><text:span text:style-name="T65_51">dell</text:span><text:span text:style-name="T65_52">’</text:span><text:span text:style-name="T65_53">indicatore</text:span><text:span text:style-name="T65_54"><text:s/></text:span><text:span text:style-name="T65_55">varia</text:span><text:span text:style-name="T65_56"><text:s/></text:span><text:span text:style-name="T65_57">la</text:span><text:span text:style-name="T65_58"><text:s/></text:span><text:span text:style-name="T65_59">sensibilità</text:span><text:span text:style-name="T65_60"><text:s/></text:span><text:span text:style-name="T65_61">e</text:span><text:span text:style-name="T65_62"><text:s/></text:span><text:span text:style-name="T65_63">la</text:span><text:span text:style-name="T65_64"><text:s/></text:span><text:span text:style-name="T65_65">definizione</text:span><text:span text:style-name="T65_66"><text:s/></text:span><text:span text:style-name="T65_67">di</text:span><text:span text:style-name="T65_68"><text:s/></text:span><text:span text:style-name="T65_69">visualizzazione</text:span><text:span text:style-name="T65_70"><text:s/></text:span><text:span text:style-name="T65_71">delle</text:span><text:span text:style-name="T65_72"><text:s/></text:span><text:span text:style-name="T65_73">risorse</text:span><text:span text:style-name="T65_74"><text:s/></text:span><text:span text:style-name="T65_75">sul</text:span><text:span text:style-name="T65_76"><text:s/></text:span><text:span text:style-name="T65_77">pianeta</text:span><text:span text:style-name="T65_78">.</text:span></text:p>
      <text:p text:style-name="P66"><text:span text:style-name="T66_1">Selezionate</text:span><text:span text:style-name="T66_2"><text:s/></text:span><text:span text:style-name="T66_3">una</text:span><text:span text:style-name="T66_4"><text:s/></text:span><text:span text:style-name="T66_5">risorsa</text:span><text:span text:style-name="T66_6"><text:s/></text:span><text:span text:style-name="T66_7">e</text:span><text:span text:style-name="T66_8"><text:s/></text:span><text:span text:style-name="T66_9">vedrete</text:span><text:span text:style-name="T66_10"><text:s/></text:span><text:span text:style-name="T66_11">che</text:span><text:span text:style-name="T66_12"><text:s/></text:span><text:span text:style-name="T66_13">il</text:span><text:span text:style-name="T66_14"><text:s/></text:span><text:span text:style-name="T66_15">pianeta</text:span><text:span text:style-name="T66_16"><text:s/></text:span><text:span text:style-name="T66_17">mostra</text:span><text:span text:style-name="T66_18"><text:s/></text:span><text:span text:style-name="T66_19">diversi</text:span><text:span text:style-name="T66_20"><text:s/></text:span><text:span text:style-name="T66_21">colori</text:span><text:span text:style-name="T66_22"><text:s/></text:span><text:span text:style-name="T66_23">che</text:span><text:span text:style-name="T66_24"><text:s/></text:span><text:span text:style-name="T66_25">rappresentano</text:span><text:span text:style-name="T66_26"><text:s/></text:span><text:span text:style-name="T66_27">l</text:span><text:span text:style-name="T66_28">’</text:span><text:span text:style-name="T66_29">abbondanza</text:span><text:span text:style-name="T66_30"><text:s/></text:span><text:span text:style-name="T66_31">o</text:span><text:span text:style-name="T66_32"><text:s/></text:span><text:span text:style-name="T66_33">meno</text:span><text:span text:style-name="T66_34"><text:s/></text:span><text:span text:style-name="T66_35">di</text:span><text:span text:style-name="T66_36"><text:s/></text:span><text:span text:style-name="T66_37">una</text:span><text:span text:style-name="T66_38"><text:s/></text:span><text:span text:style-name="T66_39">risorsa</text:span><text:span text:style-name="T66_40"><text:s/>(</text:span><text:span text:style-name="T66_41">nulla</text:span><text:span text:style-name="T66_42">&lt;</text:span><text:span text:style-name="T66_43">blu</text:span><text:span text:style-name="T66_44">&lt;</text:span><text:span text:style-name="T66_45">verde</text:span><text:span text:style-name="T66_46">&lt;</text:span><text:span text:style-name="T66_47">giallo</text:span><text:span text:style-name="T66_48">&lt;</text:span><text:span text:style-name="T66_49">arancio</text:span><text:span text:style-name="T66_50">&lt;</text:span><text:span text:style-name="T66_51">rosso</text:span><text:span text:style-name="T66_52">&lt;</text:span><text:span text:style-name="T66_53">bianco</text:span><text:span text:style-name="T66_54">).</text:span></text:p>
      <text:p text:style-name="P67"><text:span text:style-name="T67_1">Provate</text:span><text:span text:style-name="T67_2"><text:s/></text:span><text:span text:style-name="T67_3">a</text:span><text:span text:style-name="T67_4"><text:s/></text:span><text:span text:style-name="T67_5">cambiare</text:span><text:span text:style-name="T67_6"><text:s/></text:span><text:span text:style-name="T67_7">risorsa</text:span><text:span text:style-name="T67_8"><text:s/></text:span><text:span text:style-name="T67_9">e</text:span><text:span text:style-name="T67_10"><text:s/></text:span><text:span text:style-name="T67_11">vedrete</text:span><text:span text:style-name="T67_12"><text:s/></text:span><text:span text:style-name="T67_13">che</text:span><text:span text:style-name="T67_14"><text:s/></text:span><text:span text:style-name="T67_15">il</text:span><text:span text:style-name="T67_16"><text:s/></text:span><text:span text:style-name="T67_17">disegno</text:span><text:span text:style-name="T67_18"><text:s/></text:span><text:span text:style-name="T67_19">muta</text:span><text:span text:style-name="T67_20">.</text:span></text:p>
      <text:p text:style-name="P68"><text:span text:style-name="T68_1">Se</text:span><text:span text:style-name="T68_2"><text:s/></text:span><text:span text:style-name="T68_3">tenete</text:span><text:span text:style-name="T68_4"><text:s/></text:span><text:span text:style-name="T68_5">fissa</text:span><text:span text:style-name="T68_6"><text:s/></text:span><text:span text:style-name="T68_7">una</text:span><text:span text:style-name="T68_8"><text:s/></text:span><text:span text:style-name="T68_9">risorsa</text:span><text:span text:style-name="T68_10"><text:s/></text:span><text:span text:style-name="T68_11">e</text:span><text:span text:style-name="T68_12"><text:s/></text:span><text:span text:style-name="T68_13">muovete</text:span><text:span text:style-name="T68_14"><text:s/></text:span><text:span text:style-name="T68_15">i</text:span><text:span text:style-name="T68_16"><text:s/></text:span><text:span text:style-name="T68_17">triangolini</text:span><text:span text:style-name="T68_18"><text:s/></text:span><text:span text:style-name="T68_19">dell</text:span><text:span text:style-name="T68_20">’</text:span><text:span text:style-name="T68_21">indicatore</text:span><text:span text:style-name="T68_22"><text:s/></text:span><text:span text:style-name="T68_23">noterete</text:span><text:span text:style-name="T68_24"><text:s/></text:span><text:span text:style-name="T68_25">che</text:span><text:span text:style-name="T68_26"><text:s/></text:span><text:span text:style-name="T68_27">le</text:span><text:span text:style-name="T68_28"><text:s/></text:span><text:span text:style-name="T68_29">zone</text:span><text:span text:style-name="T68_30"><text:s/></text:span><text:span text:style-name="T68_31">colorate</text:span><text:span text:style-name="T68_32"><text:s/></text:span><text:span text:style-name="T68_33">diventano</text:span><text:span text:style-name="T68_34"><text:s/></text:span><text:span text:style-name="T68_35">più</text:span><text:span text:style-name="T68_36"><text:s/></text:span><text:span text:style-name="T68_37">o</text:span><text:span text:style-name="T68_38"><text:s/></text:span><text:span text:style-name="T68_39">meno</text:span><text:span text:style-name="T68_40"><text:s/></text:span><text:span text:style-name="T68_41">intense</text:span><text:span text:style-name="T68_42"><text:s/></text:span><text:span text:style-name="T68_43">e</text:span><text:span text:style-name="T68_44"><text:s/></text:span><text:span text:style-name="T68_45">più</text:span><text:span text:style-name="T68_46"><text:s/></text:span><text:span text:style-name="T68_47">o</text:span><text:span text:style-name="T68_48"><text:s/></text:span><text:span text:style-name="T68_49">meno</text:span><text:span text:style-name="T68_50"><text:s/></text:span><text:span text:style-name="T68_51">definite</text:span><text:span text:style-name="T68_52">.<text:s/></text:span><text:span text:style-name="T68_53">Nota</text:span><text:span text:style-name="T68_54">:<text:s/></text:span><text:span text:style-name="T68_55">le</text:span><text:span text:style-name="T68_56"><text:s/></text:span><text:span text:style-name="T68_57">risorse</text:span><text:span text:style-name="T68_58"><text:s/></text:span><text:span text:style-name="T68_59">sul</text:span><text:span text:style-name="T68_60"><text:s/></text:span><text:span text:style-name="T68_61">pianeta</text:span><text:span text:style-name="T68_62"><text:s/></text:span><text:span text:style-name="T68_63">non</text:span><text:span text:style-name="T68_64"><text:s/></text:span><text:span text:style-name="T68_65">cambiano</text:span><text:span text:style-name="T68_66"><text:s/></text:span><text:span text:style-name="T68_67">se</text:span><text:span text:style-name="T68_68"><text:s/></text:span><text:span text:style-name="T68_69">spostate</text:span><text:span text:style-name="T68_70"><text:s/></text:span><text:span text:style-name="T68_71">i</text:span><text:span text:style-name="T68_72"><text:s/></text:span><text:span text:style-name="T68_73">triangolini</text:span><text:span text:style-name="T68_74">,<text:s/></text:span><text:span text:style-name="T68_75">quello</text:span><text:span text:style-name="T68_76"><text:s/></text:span><text:span text:style-name="T68_77">che</text:span><text:span text:style-name="T68_78"><text:s/></text:span><text:span text:style-name="T68_79">cambia</text:span><text:span text:style-name="T68_80"><text:s/></text:span><text:span text:style-name="T68_81">e</text:span><text:span text:style-name="T68_82"><text:s/></text:span><text:span text:style-name="T68_83">la</text:span><text:span text:style-name="T68_84"><text:s/></text:span><text:span text:style-name="T68_85">loro</text:span><text:span text:style-name="T68_86"><text:s/></text:span><text:span text:style-name="T68_87">visualizzazione</text:span><text:span text:style-name="T68_88">.</text:span></text:p>
      <text:p text:style-name="P69"><text:span text:style-name="T69_1">Lo</text:span><text:span text:style-name="T69_2"><text:s/></text:span><text:span text:style-name="T69_3">scopo</text:span><text:span text:style-name="T69_4"><text:s/></text:span><text:span text:style-name="T69_5">è</text:span><text:span text:style-name="T69_6"><text:s/></text:span><text:span text:style-name="T69_7">usare</text:span><text:span text:style-name="T69_8"><text:s/></text:span><text:span text:style-name="T69_9">un</text:span><text:span text:style-name="T69_10"><text:s/></text:span><text:span text:style-name="T69_11">settaggio</text:span><text:span text:style-name="T69_12"><text:s/></text:span><text:span text:style-name="T69_13">della</text:span><text:span text:style-name="T69_14"><text:s/></text:span><text:span text:style-name="T69_15">scala</text:span><text:span text:style-name="T69_16"><text:s/></text:span><text:span text:style-name="T69_17">che</text:span><text:span text:style-name="T69_18"><text:s/></text:span><text:span text:style-name="T69_19">ci</text:span><text:span text:style-name="T69_20"><text:s/></text:span><text:span text:style-name="T69_21">aiuti</text:span><text:span text:style-name="T69_22"><text:s/></text:span><text:span text:style-name="T69_23">nel</text:span><text:span text:style-name="T69_24"><text:s/></text:span><text:span text:style-name="T69_25">confrontare</text:span><text:span text:style-name="T69_26"><text:s/></text:span><text:span text:style-name="T69_27">i</text:span><text:span text:style-name="T69_28"><text:s/></text:span><text:span text:style-name="T69_29">pianeti</text:span><text:span text:style-name="T69_30"><text:s/></text:span><text:span text:style-name="T69_31">o</text:span><text:span text:style-name="T69_32"><text:s/></text:span><text:span text:style-name="T69_33">per</text:span><text:span text:style-name="T69_34"><text:s/></text:span><text:span text:style-name="T69_35">trovare</text:span><text:span text:style-name="T69_36"><text:s/></text:span><text:span text:style-name="T69_37">il</text:span><text:span text:style-name="T69_38"><text:s/></text:span><text:span text:style-name="T69_39">luogo</text:span><text:span text:style-name="T69_40"><text:s/></text:span><text:span text:style-name="T69_41">migliore</text:span><text:span text:style-name="T69_42"><text:s/></text:span><text:span text:style-name="T69_43">per</text:span><text:span text:style-name="T69_44"><text:s/></text:span><text:span text:style-name="T69_45">estrarre</text:span><text:span text:style-name="T69_46"><text:s/></text:span><text:span text:style-name="T69_47">risorse</text:span><text:span text:style-name="T69_48">.</text:span></text:p>
      <text:p text:style-name="P70"><text:span text:style-name="T70_1">nota</text:span><text:span text:style-name="T70_2">:<text:s/></text:span><text:span text:style-name="T70_3">il</text:span><text:span text:style-name="T70_4"><text:s/></text:span><text:span text:style-name="T70_5">security</text:span><text:span text:style-name="T70_6"><text:s/></text:span><text:span text:style-name="T70_7">level</text:span><text:span text:style-name="T70_8"><text:s/></text:span><text:span text:style-name="T70_9">del</text:span><text:span text:style-name="T70_10"><text:s/></text:span><text:span text:style-name="T70_11">sistema</text:span><text:span text:style-name="T70_12"><text:s/></text:span><text:span text:style-name="T70_13">incide</text:span><text:span text:style-name="T70_14"><text:s/></text:span><text:span text:style-name="T70_15">sulle</text:span><text:span text:style-name="T70_16"><text:s/></text:span><text:span text:style-name="T70_17">risorse</text:span><text:span text:style-name="T70_18"><text:s/></text:span><text:span text:style-name="T70_19">presenti</text:span><text:span text:style-name="T70_20"><text:s/></text:span><text:span text:style-name="T70_21">su</text:span><text:span text:style-name="T70_22"><text:s/></text:span><text:span text:style-name="T70_23">un</text:span><text:span text:style-name="T70_24"><text:s/></text:span><text:span text:style-name="T70_25">pianeta</text:span><text:span text:style-name="T70_26">.<text:s/></text:span><text:span text:style-name="T70_27">I</text:span><text:span text:style-name="T70_28"><text:s/></text:span><text:span text:style-name="T70_29">pianeti</text:span><text:span text:style-name="T70_30"><text:s/></text:span><text:span text:style-name="T70_31">in</text:span><text:span text:style-name="T70_32"><text:s/></text:span><text:span text:style-name="T70_33">HS</text:span><text:span text:style-name="T70_34"><text:s/></text:span><text:span text:style-name="T70_35">sono</text:span><text:span text:style-name="T70_36"><text:s/></text:span><text:span text:style-name="T70_37">più</text:span><text:span text:style-name="T70_38"><text:s/></text:span><text:span text:style-name="T70_39">poveri</text:span><text:span text:style-name="T70_40"><text:s/></text:span><text:span text:style-name="T70_41">dei</text:span><text:span text:style-name="T70_42"><text:s/></text:span><text:span text:style-name="T70_43">pianeti</text:span><text:span text:style-name="T70_44"><text:s/></text:span><text:span text:style-name="T70_45">in</text:span><text:span text:style-name="T70_46"><text:s/></text:span><text:span text:style-name="T70_47">LS</text:span><text:span text:style-name="T70_48"><text:s/></text:span><text:span text:style-name="T70_49">che</text:span><text:span text:style-name="T70_50"><text:s/></text:span><text:span text:style-name="T70_51">a</text:span><text:span text:style-name="T70_52"><text:s/></text:span><text:span text:style-name="T70_53">loro</text:span><text:span text:style-name="T70_54"><text:s/></text:span><text:span text:style-name="T70_55">volta</text:span><text:span text:style-name="T70_56"><text:s/></text:span><text:span text:style-name="T70_57">sono</text:span><text:span text:style-name="T70_58"><text:s/></text:span><text:span text:style-name="T70_59">più</text:span><text:span text:style-name="T70_60"><text:s/></text:span><text:span text:style-name="T70_61">poveri</text:span><text:span text:style-name="T70_62"><text:s/></text:span><text:span text:style-name="T70_63">dei</text:span><text:span text:style-name="T70_64"><text:s/></text:span><text:span text:style-name="T70_65">pianeti</text:span><text:span text:style-name="T70_66"><text:s/></text:span><text:span text:style-name="T70_67">NULL</text:span><text:span text:style-name="T70_68"><text:s/></text:span><text:span text:style-name="T70_69">o</text:span><text:span text:style-name="T70_70"><text:s/></text:span><text:span text:style-name="T70_71">WH</text:span><text:span text:style-name="T70_72">.<text:s/>(</text:span><text:span text:style-name="T70_73">un</text:span><text:span text:style-name="T70_74"><text:s/></text:span><text:span text:style-name="T70_75">HS</text:span><text:span text:style-name="T70_76"><text:s/></text:span><text:span text:style-name="T70_77">estrae</text:span><text:span text:style-name="T70_78"><text:s/></text:span><text:span text:style-name="T70_79">metà</text:span><text:span text:style-name="T70_80">/</text:span><text:span text:style-name="T70_81">un</text:span><text:span text:style-name="T70_82"><text:s/></text:span><text:span text:style-name="T70_83">quarto</text:span><text:span text:style-name="T70_84"><text:s/></text:span><text:span text:style-name="T70_85">di</text:span><text:span text:style-name="T70_86"><text:s/></text:span><text:span text:style-name="T70_87">un</text:span><text:span text:style-name="T70_88"><text:s/></text:span><text:span text:style-name="T70_89">NULL</text:span><text:span text:style-name="T70_90">!)</text:span></text:p>
      <text:p text:style-name="P71"><text:span text:style-name="T71_1">Come</text:span><text:span text:style-name="T71_2"><text:s/></text:span><text:span text:style-name="T71_3">settare</text:span><text:span text:style-name="T71_4"><text:s/></text:span><text:span text:style-name="T71_5">i</text:span><text:span text:style-name="T71_6"><text:s/></text:span><text:span text:style-name="T71_7">triangoli</text:span><text:span text:style-name="T71_8"><text:s/></text:span><text:span text:style-name="T71_9">per</text:span><text:span text:style-name="T71_10"><text:s/></text:span><text:span text:style-name="T71_11">una</text:span><text:span text:style-name="T71_12"><text:s/></text:span><text:span text:style-name="T71_13">visione</text:span><text:span text:style-name="T71_14"><text:s/></text:span><text:span text:style-name="T71_15">significativa</text:span><text:span text:style-name="T71_16"><text:s/></text:span><text:span text:style-name="T71_17">delle</text:span><text:span text:style-name="T71_18"><text:s/></text:span><text:span text:style-name="T71_19">risorse</text:span><text:span text:style-name="T71_20">?<text:s/></text:span><text:span text:style-name="T71_21">Anzitutto</text:span><text:span text:style-name="T71_22"><text:s/></text:span><text:span text:style-name="T71_23">dipende</text:span><text:span text:style-name="T71_24"><text:s/></text:span><text:span text:style-name="T71_25">da</text:span><text:span text:style-name="T71_26"><text:s/></text:span><text:span text:style-name="T71_27">dove</text:span><text:span text:style-name="T71_28"><text:s/></text:span><text:span text:style-name="T71_29">ci</text:span><text:span text:style-name="T71_30"><text:s/></text:span><text:span text:style-name="T71_31">troviamo</text:span><text:span text:style-name="T71_32">:<text:s/></text:span><text:span text:style-name="T71_33">un</text:span><text:span text:style-name="T71_34"><text:s/></text:span><text:span text:style-name="T71_35">settaggio</text:span><text:span text:style-name="T71_36"><text:s/></text:span><text:span text:style-name="T71_37">per</text:span><text:span text:style-name="T71_38"><text:s/></text:span><text:span text:style-name="T71_39">il</text:span><text:span text:style-name="T71_40"><text:s/></text:span><text:span text:style-name="T71_41">NULL</text:span><text:span text:style-name="T71_42"><text:s/></text:span><text:span text:style-name="T71_43">non</text:span><text:span text:style-name="T71_44"><text:s/></text:span><text:span text:style-name="T71_45">è</text:span><text:span text:style-name="T71_46"><text:s/></text:span><text:span text:style-name="T71_47">significativo</text:span><text:span text:style-name="T71_48"><text:s/></text:span><text:span text:style-name="T71_49">per</text:span><text:span text:style-name="T71_50"><text:s/></text:span><text:span text:style-name="T71_51">HS</text:span><text:span text:style-name="T71_52"><text:s/></text:span><text:span text:style-name="T71_53">e</text:span><text:span text:style-name="T71_54"><text:s/></text:span><text:span text:style-name="T71_55">viceversa</text:span><text:span text:style-name="T71_56">.</text:span></text:p>
      <text:p text:style-name="P72"><text:span text:style-name="T72_1">In</text:span><text:span text:style-name="T72_2"><text:s/></text:span><text:span text:style-name="T72_3">fase</text:span><text:span text:style-name="T72_4"><text:s/></text:span><text:span text:style-name="T72_5">di</text:span><text:span text:style-name="T72_6"><text:s/></text:span><text:span text:style-name="T72_7">selezione</text:span><text:span text:style-name="T72_8"><text:s/></text:span><text:span text:style-name="T72_9">del</text:span><text:span text:style-name="T72_10"><text:s/></text:span><text:span text:style-name="T72_11">pianeta</text:span><text:span text:style-name="T72_12"><text:s/></text:span><text:span text:style-name="T72_13">su</text:span><text:span text:style-name="T72_14"><text:s/></text:span><text:span text:style-name="T72_15">cui</text:span><text:span text:style-name="T72_16"><text:s/></text:span><text:span text:style-name="T72_17">stabilirsi</text:span><text:span text:style-name="T72_18"><text:s/></text:span><text:span text:style-name="T72_19">quello</text:span><text:span text:style-name="T72_20"><text:s/></text:span><text:span text:style-name="T72_21">che</text:span><text:span text:style-name="T72_22"><text:s/></text:span><text:span text:style-name="T72_23">ci</text:span><text:span text:style-name="T72_24"><text:s/></text:span><text:span text:style-name="T72_25">interessa</text:span><text:span text:style-name="T72_26"><text:s/></text:span><text:span text:style-name="T72_27">è</text:span><text:span text:style-name="T72_28"><text:s/></text:span><text:span text:style-name="T72_29">confrontare</text:span><text:span text:style-name="T72_30"><text:s/></text:span><text:span text:style-name="T72_31">pianeti</text:span><text:span text:style-name="T72_32"><text:s/></text:span><text:span text:style-name="T72_33">su</text:span><text:span text:style-name="T72_34"><text:s/></text:span><text:span text:style-name="T72_35">una</text:span><text:span text:style-name="T72_36"><text:s/></text:span><text:span text:style-name="T72_37">determinata</text:span><text:span text:style-name="T72_38"><text:s/></text:span><text:span text:style-name="T72_39">risorsa</text:span><text:span text:style-name="T72_40">,<text:s/></text:span><text:span text:style-name="T72_41">o</text:span><text:span text:style-name="T72_42"><text:s/></text:span><text:span text:style-name="T72_43">comunque</text:span><text:span text:style-name="T72_44"><text:s/></text:span><text:span text:style-name="T72_45">a</text:span><text:span text:style-name="T72_46"><text:s/></text:span><text:span text:style-name="T72_47">pari</text:span><text:span text:style-name="T72_48"><text:s/></text:span><text:span text:style-name="T72_49">scala</text:span><text:span text:style-name="T72_50">.<text:s/></text:span><text:span text:style-name="T72_51">Vogliamo</text:span><text:span text:style-name="T72_52"><text:s/></text:span><text:span text:style-name="T72_53">inoltre</text:span><text:span text:style-name="T72_54"><text:s/></text:span><text:span text:style-name="T72_55">capire</text:span><text:span text:style-name="T72_56"><text:s/></text:span><text:span text:style-name="T72_57">bene</text:span><text:span text:style-name="T72_58"><text:s/></text:span><text:span text:style-name="T72_59">l</text:span><text:span text:style-name="T72_60">’</text:span><text:span text:style-name="T72_61">intensità</text:span><text:span text:style-name="T72_62"><text:s/></text:span><text:span text:style-name="T72_63">delle</text:span><text:span text:style-name="T72_64"><text:s/></text:span><text:span text:style-name="T72_65">zone</text:span><text:span text:style-name="T72_66"><text:s/></text:span><text:span text:style-name="T72_67">ricche</text:span><text:span text:style-name="T72_68"><text:s/></text:span><text:span text:style-name="T72_69">di</text:span><text:span text:style-name="T72_70"><text:s/></text:span><text:span text:style-name="T72_71">risorse</text:span><text:span text:style-name="T72_72">.<text:s/></text:span><text:span text:style-name="T72_73">Un</text:span><text:span text:style-name="T72_74"><text:s/></text:span><text:span text:style-name="T72_75">settaggio</text:span><text:span text:style-name="T72_76"><text:s/></text:span><text:span text:style-name="T72_77">che</text:span><text:span text:style-name="T72_78"><text:s/></text:span><text:span text:style-name="T72_79">riempia</text:span><text:span text:style-name="T72_80"><text:s/></text:span><text:span text:style-name="T72_81">il</text:span><text:span text:style-name="T72_82"><text:s/></text:span><text:span text:style-name="T72_83">pianeta</text:span><text:span text:style-name="T72_84"><text:s/></text:span><text:span text:style-name="T72_85">di</text:span><text:span text:style-name="T72_86"><text:s/></text:span><text:span text:style-name="T72_87">zone</text:span><text:span text:style-name="T72_88"><text:s/></text:span><text:span text:style-name="T72_89">bianche</text:span><text:span text:style-name="T72_90"><text:s/></text:span><text:span text:style-name="T72_91">non</text:span><text:span text:style-name="T72_92"><text:s/></text:span><text:span text:style-name="T72_93">è</text:span><text:span text:style-name="T72_94"><text:s/></text:span><text:span text:style-name="T72_95">adatto</text:span><text:span text:style-name="T72_96"><text:s/></text:span><text:span text:style-name="T72_97">in</text:span><text:span text:style-name="T72_98"><text:s/></text:span><text:span text:style-name="T72_99">quanto</text:span><text:span text:style-name="T72_100"><text:s/></text:span><text:span text:style-name="T72_101">ci</text:span><text:span text:style-name="T72_102"><text:s/></text:span><text:span text:style-name="T72_103">da</text:span><text:span text:style-name="T72_104"><text:s/></text:span><text:span text:style-name="T72_105">poche</text:span><text:span text:style-name="T72_106"><text:s/></text:span><text:span text:style-name="T72_107">informazioni</text:span><text:span text:style-name="T72_108"><text:s/></text:span><text:span text:style-name="T72_109">perchè</text:span><text:span text:style-name="T72_110"><text:s/></text:span><text:span text:style-name="T72_111">abbiamo</text:span><text:span text:style-name="T72_112"><text:s/></text:span><text:span text:style-name="T72_113">settato</text:span><text:span text:style-name="T72_114"><text:s/></text:span><text:span text:style-name="T72_115">la</text:span><text:span text:style-name="T72_116"><text:s/></text:span><text:span text:style-name="T72_117">soglia</text:span><text:span text:style-name="T72_118"><text:s/></text:span><text:span text:style-name="T72_119">troppo</text:span><text:span text:style-name="T72_120"><text:s/></text:span><text:span text:style-name="T72_121">in</text:span><text:span text:style-name="T72_122"><text:s/></text:span><text:span text:style-name="T72_123">basso</text:span><text:span text:style-name="T72_124">.<text:s/>(</text:span><text:span text:style-name="T72_125">es</text:span><text:span text:style-name="T72_126"><text:s/></text:span><text:span text:style-name="T72_127">per</text:span><text:span text:style-name="T72_128"><text:s/></text:span><text:span text:style-name="T72_129">analogia</text:span><text:span text:style-name="T72_130">:<text:s/></text:span><text:span text:style-name="T72_131">è</text:span><text:span text:style-name="T72_132"><text:s/></text:span><text:span text:style-name="T72_133">come</text:span><text:span text:style-name="T72_134"><text:s/></text:span><text:span text:style-name="T72_135">se</text:span><text:span text:style-name="T72_136"><text:s/></text:span><text:span text:style-name="T72_137">da</text:span><text:span text:style-name="T72_138"><text:s/></text:span><text:span text:style-name="T72_139">una</text:span><text:span text:style-name="T72_140"><text:s/></text:span><text:span text:style-name="T72_141">scala</text:span><text:span text:style-name="T72_142"><text:s/></text:span><text:span text:style-name="T72_143">di</text:span><text:span text:style-name="T72_144"><text:s/></text:span><text:span text:style-name="T72_145">valori</text:span><text:span text:style-name="T72_146"><text:s/></text:span><text:span text:style-name="T72_147">da</text:span><text:span text:style-name="T72_148"><text:s/>1<text:s/></text:span><text:span text:style-name="T72_149">a</text:span><text:span text:style-name="T72_150"><text:s/>10<text:s/></text:span><text:span text:style-name="T72_151">io</text:span><text:span text:style-name="T72_152"><text:s/></text:span><text:span text:style-name="T72_153">dicessi</text:span><text:span text:style-name="T72_154">:<text:s/>“</text:span><text:span text:style-name="T72_155">mostrami</text:span><text:span text:style-name="T72_156"><text:s/></text:span><text:span text:style-name="T72_157">tutti</text:span><text:span text:style-name="T72_158"><text:s/></text:span><text:span text:style-name="T72_159">i</text:span><text:span text:style-name="T72_160"><text:s/></text:span><text:span text:style-name="T72_161">valori</text:span><text:span text:style-name="T72_162"><text:s/></text:span><text:span text:style-name="T72_163">superiori</text:span><text:span text:style-name="T72_164"><text:s/></text:span><text:span text:style-name="T72_165">al</text:span><text:span text:style-name="T72_166"><text:s/>5”<text:s/></text:span><text:span text:style-name="T72_167">peccato</text:span><text:span text:style-name="T72_168"><text:s/></text:span><text:span text:style-name="T72_169">che</text:span><text:span text:style-name="T72_170"><text:s/></text:span><text:span text:style-name="T72_171">i</text:span><text:span text:style-name="T72_172"><text:s/></text:span><text:span text:style-name="T72_173">valori</text:span><text:span text:style-name="T72_174"><text:s/></text:span><text:span text:style-name="T72_175">di</text:span><text:span text:style-name="T72_176"><text:s/>5,6,7,8,9<text:s/></text:span><text:span text:style-name="T72_177">e</text:span><text:span text:style-name="T72_178"><text:s/>10<text:s/></text:span><text:span text:style-name="T72_179">mi</text:span><text:span text:style-name="T72_180"><text:s/></text:span><text:span text:style-name="T72_181">vengono</text:span><text:span text:style-name="T72_182"><text:s/></text:span><text:span text:style-name="T72_183">visualizzati</text:span><text:span text:style-name="T72_184"><text:s/></text:span><text:span text:style-name="T72_185">ugualmente</text:span><text:span text:style-name="T72_186"><text:s/></text:span><text:span text:style-name="T72_187">in</text:span><text:span text:style-name="T72_188"><text:s/></text:span><text:span text:style-name="T72_189">bianco</text:span><text:span text:style-name="T72_190">,<text:s/></text:span><text:span text:style-name="T72_191">il</text:span><text:span text:style-name="T72_192"><text:s/></text:span><text:span text:style-name="T72_193">massimo</text:span><text:span text:style-name="T72_194"><text:s/></text:span><text:span text:style-name="T72_195">colore</text:span><text:span text:style-name="T72_196">,<text:s/></text:span><text:span text:style-name="T72_197">non</text:span><text:span text:style-name="T72_198"><text:s/></text:span><text:span text:style-name="T72_199">facendomi</text:span><text:span text:style-name="T72_200"><text:s/></text:span><text:span text:style-name="T72_201">capire</text:span><text:span text:style-name="T72_202"><text:s/></text:span><text:span text:style-name="T72_203">cosa</text:span><text:span text:style-name="T72_204"><text:s/></text:span><text:span text:style-name="T72_205">è</text:span><text:span text:style-name="T72_206"><text:s/>5,<text:s/></text:span><text:span text:style-name="T72_207">cosa</text:span><text:span text:style-name="T72_208"><text:s/>7<text:s/></text:span><text:span text:style-name="T72_209">e</text:span><text:span text:style-name="T72_210"><text:s/></text:span><text:span text:style-name="T72_211">cosa</text:span><text:span text:style-name="T72_212"><text:s/>10).<text:s/></text:span><text:span text:style-name="T72_213">Devo</text:span><text:span text:style-name="T72_214"><text:s/></text:span><text:span text:style-name="T72_215">settare</text:span><text:span text:style-name="T72_216"><text:s/></text:span><text:span text:style-name="T72_217">il</text:span><text:span text:style-name="T72_218"><text:s/></text:span><text:span text:style-name="T72_219">triangolo</text:span><text:span text:style-name="T72_220"><text:s/></text:span><text:span text:style-name="T72_221">di</text:span><text:span text:style-name="T72_222"><text:s/></text:span><text:span text:style-name="T72_223">destra</text:span><text:span text:style-name="T72_224"><text:s/></text:span><text:span text:style-name="T72_225">in</text:span><text:span text:style-name="T72_226"><text:s/></text:span><text:span text:style-name="T72_227">modo</text:span><text:span text:style-name="T72_228"><text:s/></text:span><text:span text:style-name="T72_229">che</text:span><text:span text:style-name="T72_230"><text:s/></text:span><text:span text:style-name="T72_231">le</text:span><text:span text:style-name="T72_232"><text:s/></text:span><text:span text:style-name="T72_233">zone</text:span><text:span text:style-name="T72_234"><text:s/></text:span><text:span text:style-name="T72_235">bianche</text:span><text:span text:style-name="T72_236"><text:s/></text:span><text:span text:style-name="T72_237">di</text:span><text:span text:style-name="T72_238"><text:s/></text:span><text:span text:style-name="T72_239">diverse</text:span><text:span text:style-name="T72_240"><text:s/></text:span><text:span text:style-name="T72_241">risorse</text:span><text:span text:style-name="T72_242"><text:s/></text:span><text:span text:style-name="T72_243">su</text:span><text:span text:style-name="T72_244"><text:s/></text:span><text:span text:style-name="T72_245">diversi</text:span><text:span text:style-name="T72_246"><text:s/></text:span><text:span text:style-name="T72_247">pianeti</text:span><text:span text:style-name="T72_248"><text:s/></text:span><text:span text:style-name="T72_249">siano</text:span><text:span text:style-name="T72_250"><text:s/></text:span><text:span text:style-name="T72_251">poche</text:span><text:span text:style-name="T72_252"><text:s/></text:span><text:span text:style-name="T72_253">e</text:span><text:span text:style-name="T72_254"><text:s/></text:span><text:span text:style-name="T72_255">di</text:span><text:span text:style-name="T72_256"><text:s/></text:span><text:span text:style-name="T72_257">piccole</text:span><text:span text:style-name="T72_258"><text:s/></text:span><text:span text:style-name="T72_259">dimensioni</text:span><text:span text:style-name="T72_260">.<text:s/></text:span><text:span text:style-name="T72_261">Significa</text:span><text:span text:style-name="T72_262"><text:s/></text:span><text:span text:style-name="T72_263">che</text:span><text:span text:style-name="T72_264"><text:s/></text:span><text:span text:style-name="T72_265">quando</text:span><text:span text:style-name="T72_266"><text:s/></text:span><text:span text:style-name="T72_267">con</text:span><text:span text:style-name="T72_268"><text:s/></text:span><text:span text:style-name="T72_269">questo</text:span><text:span text:style-name="T72_270"><text:s/></text:span><text:span text:style-name="T72_271">settaggio</text:span><text:span text:style-name="T72_272"><text:s/></text:span><text:span text:style-name="T72_273">vedrò</text:span><text:span text:style-name="T72_274"><text:s/></text:span><text:span text:style-name="T72_275">macchie</text:span><text:span text:style-name="T72_276"><text:s/></text:span><text:span text:style-name="T72_277">bianche</text:span><text:span text:style-name="T72_278"><text:s/></text:span><text:span text:style-name="T72_279">estese</text:span><text:span text:style-name="T72_280">,<text:s/></text:span><text:span text:style-name="T72_281">queste</text:span><text:span text:style-name="T72_282"><text:s/></text:span><text:span text:style-name="T72_283">saranno</text:span><text:span text:style-name="T72_284"><text:s/></text:span><text:span text:style-name="T72_285">davvero</text:span><text:span text:style-name="T72_286"><text:s/></text:span><text:span text:style-name="T72_287">estese</text:span><text:span text:style-name="T72_288"><text:s/></text:span><text:span text:style-name="T72_289">e</text:span><text:span text:style-name="T72_290"><text:s/></text:span><text:span text:style-name="T72_291">non</text:span><text:span text:style-name="T72_292"><text:s/></text:span><text:span text:style-name="T72_293">perchè</text:span><text:span text:style-name="T72_294"><text:s/>“</text:span><text:span text:style-name="T72_295">ho</text:span><text:span text:style-name="T72_296"><text:s/></text:span><text:span text:style-name="T72_297">truccato</text:span><text:span text:style-name="T72_298">”<text:s/></text:span><text:span text:style-name="T72_299">sulla</text:span><text:span text:style-name="T72_300"><text:s/></text:span><text:span text:style-name="T72_301">sensibilità</text:span><text:span text:style-name="T72_302">.<text:s/></text:span><text:span text:style-name="T72_303">Parimenti</text:span><text:span text:style-name="T72_304"><text:s/></text:span><text:span text:style-name="T72_305">troverò</text:span><text:span text:style-name="T72_306"><text:s/></text:span><text:span text:style-name="T72_307">in</text:span><text:span text:style-name="T72_308"><text:s/></text:span><text:span text:style-name="T72_309">alcuni</text:span><text:span text:style-name="T72_310"><text:s/></text:span><text:span text:style-name="T72_311">pianeti</text:span><text:span text:style-name="T72_312"><text:s/></text:span><text:span text:style-name="T72_313">assenze</text:span><text:span text:style-name="T72_314"><text:s/></text:span><text:span text:style-name="T72_315">di</text:span><text:span text:style-name="T72_316"><text:s/></text:span><text:span text:style-name="T72_317">bianco</text:span><text:span text:style-name="T72_318">,<text:s/></text:span><text:span text:style-name="T72_319">indice</text:span><text:span text:style-name="T72_320"><text:s/></text:span><text:span text:style-name="T72_321">che</text:span><text:span text:style-name="T72_322"><text:s/></text:span><text:span text:style-name="T72_323">devo</text:span><text:span text:style-name="T72_324"><text:s/></text:span><text:span text:style-name="T72_325">cambiare</text:span><text:span text:style-name="T72_326"><text:s/></text:span><text:span text:style-name="T72_327">pianeta</text:span><text:span text:style-name="T72_328">.<text:s/></text:span><text:span text:style-name="T72_329">Il</text:span><text:span text:style-name="T72_330"><text:s/></text:span><text:span text:style-name="T72_331">triangolo</text:span><text:span text:style-name="T72_332"><text:s/></text:span><text:span text:style-name="T72_333">di</text:span><text:span text:style-name="T72_334"><text:s/></text:span><text:span text:style-name="T72_335">sinistra</text:span><text:span text:style-name="T72_336"><text:s/></text:span><text:span text:style-name="T72_337">riguarda</text:span><text:span text:style-name="T72_338"><text:s/></text:span><text:span text:style-name="T72_339">invece</text:span><text:span text:style-name="T72_340"><text:s/></text:span><text:span text:style-name="T72_341">la</text:span><text:span text:style-name="T72_342"><text:s/></text:span><text:span text:style-name="T72_343">velocità</text:span><text:span text:style-name="T72_344"><text:s/></text:span><text:span text:style-name="T72_345">di</text:span><text:span text:style-name="T72_346"><text:s/></text:span><text:span text:style-name="T72_347">degrado</text:span><text:span text:style-name="T72_348"><text:s/></text:span><text:span text:style-name="T72_349">di</text:span><text:span text:style-name="T72_350"><text:s/></text:span><text:span text:style-name="T72_351">intensità</text:span><text:span text:style-name="T72_352"><text:s/></text:span><text:span text:style-name="T72_353">delle</text:span><text:span text:style-name="T72_354"><text:s/></text:span><text:span text:style-name="T72_355">risorse</text:span><text:span text:style-name="T72_356"><text:s/>(</text:span><text:span text:style-name="T72_357">spostandolo</text:span><text:span text:style-name="T72_358"><text:s/></text:span><text:span text:style-name="T72_359">a</text:span><text:span text:style-name="T72_360"><text:s/></text:span><text:span text:style-name="T72_361">dex</text:span><text:span text:style-name="T72_362"><text:s/></text:span><text:span text:style-name="T72_363">i</text:span><text:span text:style-name="T72_364"><text:s/></text:span><text:span text:style-name="T72_365">livelli</text:span><text:span text:style-name="T72_366"><text:s/></text:span><text:span text:style-name="T72_367">di</text:span><text:span text:style-name="T72_368"><text:s/></text:span><text:span text:style-name="T72_369">colori</text:span><text:span text:style-name="T72_370"><text:s/></text:span><text:span text:style-name="T72_371">sono</text:span><text:span text:style-name="T72_372"><text:s/></text:span><text:span text:style-name="T72_373">più</text:span><text:span text:style-name="T72_374"><text:s/></text:span><text:span text:style-name="T72_375">vicini</text:span><text:span text:style-name="T72_376"><text:s/></text:span><text:span text:style-name="T72_377">e</text:span><text:span text:style-name="T72_378"><text:s/></text:span><text:span text:style-name="T72_379">ripidi</text:span><text:span text:style-name="T72_380">,<text:s/></text:span><text:span text:style-name="T72_381">a</text:span><text:span text:style-name="T72_382"><text:s/></text:span><text:span text:style-name="T72_383">sinistra</text:span><text:span text:style-name="T72_384"><text:s/></text:span><text:span text:style-name="T72_385">sono</text:span><text:span text:style-name="T72_386"><text:s/></text:span><text:span text:style-name="T72_387">più</text:span><text:span text:style-name="T72_388"><text:s/></text:span><text:span text:style-name="T72_389">graduati</text:span><text:span text:style-name="T72_390"><text:s/></text:span><text:span text:style-name="T72_391">e</text:span><text:span text:style-name="T72_392"><text:s/></text:span><text:span text:style-name="T72_393">sfumati</text:span><text:span text:style-name="T72_394">).<text:s/></text:span><text:span text:style-name="T72_395">Il</text:span><text:span text:style-name="T72_396"><text:s/></text:span><text:span text:style-name="T72_397">triangolo</text:span><text:span text:style-name="T72_398"><text:s/></text:span><text:span text:style-name="T72_399">di</text:span><text:span text:style-name="T72_400"><text:s/></text:span><text:span text:style-name="T72_401">sinistra</text:span><text:span text:style-name="T72_402"><text:s/></text:span><text:span text:style-name="T72_403">riguarda</text:span><text:span text:style-name="T72_404"><text:s/></text:span><text:span text:style-name="T72_405">maggiormente</text:span><text:span text:style-name="T72_406"><text:s/></text:span><text:span text:style-name="T72_407">i</text:span><text:span text:style-name="T72_408"><text:s/></text:span><text:span text:style-name="T72_409">valori</text:span><text:span text:style-name="T72_410"><text:s/></text:span><text:span text:style-name="T72_411">bassi</text:span><text:span text:style-name="T72_412"><text:s/></text:span><text:span text:style-name="T72_413">di</text:span><text:span text:style-name="T72_414"><text:s/></text:span><text:span text:style-name="T72_415">risorse</text:span><text:span text:style-name="T72_416">.<text:s/></text:span><text:span text:style-name="T72_417">Un</text:span><text:span text:style-name="T72_418"><text:s/></text:span><text:span text:style-name="T72_419">settaggio</text:span><text:span text:style-name="T72_420"><text:s/></text:span><text:span text:style-name="T72_421">possibile</text:span><text:span text:style-name="T72_422"><text:s/>(</text:span><text:span text:style-name="T72_423">ma</text:span><text:span text:style-name="T72_424"><text:s/></text:span><text:span text:style-name="T72_425">ognuno</text:span><text:span text:style-name="T72_426"><text:s/></text:span><text:span text:style-name="T72_427">usi</text:span><text:span text:style-name="T72_428"><text:s/></text:span><text:span text:style-name="T72_429">quello</text:span><text:span text:style-name="T72_430"><text:s/></text:span><text:span text:style-name="T72_431">che</text:span><text:span text:style-name="T72_432"><text:s/></text:span><text:span text:style-name="T72_433">preferisce</text:span><text:span text:style-name="T72_434">)<text:s/></text:span><text:span text:style-name="T72_435">è</text:span><text:span text:style-name="T72_436"><text:s/></text:span><text:span text:style-name="T72_437">vertice</text:span><text:span text:style-name="T72_438"><text:s/></text:span><text:span text:style-name="T72_439">alto</text:span><text:span text:style-name="T72_440"><text:s/></text:span><text:span text:style-name="T72_441">del</text:span><text:span text:style-name="T72_442"><text:s/></text:span><text:span text:style-name="T72_443">triangolo</text:span><text:span text:style-name="T72_444"><text:s/></text:span><text:span text:style-name="T72_445">di</text:span><text:span text:style-name="T72_446"><text:s/></text:span><text:span text:style-name="T72_447">sin</text:span><text:span text:style-name="T72_448"><text:s/></text:span><text:span text:style-name="T72_449">sulla</text:span><text:span text:style-name="T72_450"><text:s/></text:span><text:span text:style-name="T72_451">terza</text:span><text:span text:style-name="T72_452"><text:s/></text:span><text:span text:style-name="T72_453">tacca</text:span><text:span text:style-name="T72_454"><text:s/></text:span><text:span text:style-name="T72_455">e</text:span><text:span text:style-name="T72_456"><text:s/></text:span><text:span text:style-name="T72_457">vertice</text:span><text:span text:style-name="T72_458"><text:s/></text:span><text:span text:style-name="T72_459">alto</text:span><text:span text:style-name="T72_460"><text:s/></text:span><text:span text:style-name="T72_461">del</text:span><text:span text:style-name="T72_462"><text:s/></text:span><text:span text:style-name="T72_463">triangolo</text:span><text:span text:style-name="T72_464"><text:s/></text:span><text:span text:style-name="T72_465">di</text:span><text:span text:style-name="T72_466"><text:s/></text:span><text:span text:style-name="T72_467">dex</text:span><text:span text:style-name="T72_468"><text:s/></text:span><text:span text:style-name="T72_469">sulla</text:span><text:span text:style-name="T72_470"><text:s/></text:span><text:span text:style-name="T72_471">tacca</text:span><text:span text:style-name="T72_472"><text:s/></text:span><text:span text:style-name="T72_473">numero</text:span><text:span text:style-name="T72_474"><text:s/>8.</text:span></text:p>
      <text:p text:style-name="P73"><text:span text:style-name="T73_1">Fate</text:span><text:span text:style-name="T73_2"><text:s/></text:span><text:span text:style-name="T73_3">un</text:span><text:span text:style-name="T73_4"><text:s/></text:span><text:span text:style-name="T73_5">pò</text:span><text:span text:style-name="T73_6"><text:s/></text:span><text:span text:style-name="T73_7">di</text:span><text:span text:style-name="T73_8"><text:s/></text:span><text:span text:style-name="T73_9">esercizi</text:span><text:span text:style-name="T73_10"><text:s/></text:span><text:span text:style-name="T73_11">di</text:span><text:span text:style-name="T73_12"><text:s/></text:span><text:span text:style-name="T73_13">visualizzazione</text:span><text:span text:style-name="T73_14">,<text:s/></text:span><text:span text:style-name="T73_15">cercando</text:span><text:span text:style-name="T73_16"><text:s/></text:span><text:span text:style-name="T73_17">di</text:span><text:span text:style-name="T73_18"><text:s/></text:span><text:span text:style-name="T73_19">trovare</text:span><text:span text:style-name="T73_20"><text:s/></text:span><text:span text:style-name="T73_21">il</text:span><text:span text:style-name="T73_22"><text:s/></text:span><text:span text:style-name="T73_23">pianeta</text:span><text:span text:style-name="T73_24"><text:s/></text:span><text:span text:style-name="T73_25">migliore</text:span><text:span text:style-name="T73_26"><text:s/></text:span><text:span text:style-name="T73_27">per</text:span><text:span text:style-name="T73_28"><text:s/></text:span><text:span text:style-name="T73_29">una</text:span><text:span text:style-name="T73_30"><text:s/></text:span><text:span text:style-name="T73_31">determinata</text:span><text:span text:style-name="T73_32"><text:s/></text:span><text:span text:style-name="T73_33">risorsa</text:span><text:span text:style-name="T73_34"><text:s/>(</text:span><text:span text:style-name="T73_35">usate</text:span><text:span text:style-name="T73_36"><text:s/></text:span><text:span text:style-name="T73_37">lo</text:span><text:span text:style-name="T73_38"><text:s/></text:span><text:span text:style-name="T73_39">stesso</text:span><text:span text:style-name="T73_40"><text:s/></text:span><text:span text:style-name="T73_41">tipo</text:span><text:span text:style-name="T73_42"><text:s/></text:span><text:span text:style-name="T73_43">di</text:span><text:span text:style-name="T73_44"><text:s/></text:span><text:span text:style-name="T73_45">pianeta</text:span><text:span text:style-name="T73_46">).</text:span></text:p>
      <text:p text:style-name="P74"/>
      <text:p text:style-name="P75"><text:span text:style-name="T75_1">La</text:span><text:span text:style-name="T75_2"><text:s/></text:span><text:span text:style-name="T75_3">scansione</text:span><text:span text:style-name="T75_4"><text:s/></text:span><text:span text:style-name="T75_5">serve</text:span><text:span text:style-name="T75_6"><text:s/></text:span><text:span text:style-name="T75_7">per</text:span><text:span text:style-name="T75_8">:</text:span></text:p>
      <text:list text:style-name="LS5" xml:id="list22">
        <text:list-item>
          <text:p text:style-name="P76"><text:span text:style-name="T76_1">Fissata</text:span><text:span text:style-name="T76_2"><text:s/></text:span><text:span text:style-name="T76_3">una</text:span><text:span text:style-name="T76_4"><text:s/></text:span><text:span text:style-name="T76_5">risorsa</text:span><text:span text:style-name="T76_6"><text:s/></text:span><text:span text:style-name="T76_7">desiderata</text:span><text:span text:style-name="T76_8">,<text:s/></text:span><text:span text:style-name="T76_9">trovare</text:span><text:span text:style-name="T76_10"><text:s/></text:span><text:span text:style-name="T76_11">il</text:span><text:span text:style-name="T76_12"><text:s/></text:span><text:span text:style-name="T76_13">pianeta</text:span><text:span text:style-name="T76_14"><text:s/></text:span><text:span text:style-name="T76_15">con</text:span><text:span text:style-name="T76_16"><text:s/></text:span><text:span text:style-name="T76_17">grandi</text:span><text:span text:style-name="T76_18"><text:s/></text:span><text:span text:style-name="T76_19">concentrazioni</text:span><text:span text:style-name="T76_20"><text:s/></text:span><text:span text:style-name="T76_21">di</text:span><text:span text:style-name="T76_22"><text:s/></text:span><text:span text:style-name="T76_23">risorse</text:span><text:span text:style-name="T76_24">,<text:s/></text:span><text:span text:style-name="T76_25">quanto</text:span><text:span text:style-name="T76_26"><text:s/></text:span><text:span text:style-name="T76_27">più</text:span><text:span text:style-name="T76_28"><text:s/></text:span><text:span text:style-name="T76_29">estese</text:span><text:span text:style-name="T76_30"><text:s/></text:span><text:span text:style-name="T76_31">possibili</text:span><text:span text:style-name="T76_32"><text:s/></text:span><text:span text:style-name="T76_33">e</text:span><text:span text:style-name="T76_34"><text:s/></text:span><text:span text:style-name="T76_35">in</text:span><text:span text:style-name="T76_36"><text:s/></text:span><text:span text:style-name="T76_37">numero</text:span><text:span text:style-name="T76_38"><text:s/></text:span><text:span text:style-name="T76_39">maggiore</text:span><text:span text:style-name="T76_40"><text:s/></text:span><text:span text:style-name="T76_41">possibile</text:span><text:span text:style-name="T76_42">,<text:s/></text:span><text:span text:style-name="T76_43">in</text:span><text:span text:style-name="T76_44"><text:s/></text:span><text:span text:style-name="T76_45">un</text:span><text:span text:style-name="T76_46">’</text:span><text:span text:style-name="T76_47">area</text:span><text:span text:style-name="T76_48"><text:s/></text:span><text:span text:style-name="T76_49">limitata</text:span><text:span text:style-name="T76_50"><text:s/>(</text:span><text:span text:style-name="T76_51">si</text:span><text:span text:style-name="T76_52"><text:s/></text:span><text:span text:style-name="T76_53">può</text:span><text:span text:style-name="T76_54"><text:s/></text:span><text:span text:style-name="T76_55">estrarre</text:span><text:span text:style-name="T76_56"><text:s/></text:span><text:span text:style-name="T76_57">solo</text:span><text:span text:style-name="T76_58"><text:s/></text:span><text:span text:style-name="T76_59">in</text:span><text:span text:style-name="T76_60"><text:s/></text:span><text:span text:style-name="T76_61">una</text:span><text:span text:style-name="T76_62"><text:s/></text:span><text:span text:style-name="T76_63">determinata</text:span><text:span text:style-name="T76_64"><text:s/></text:span><text:span text:style-name="T76_65">area</text:span><text:span text:style-name="T76_66">)</text:span></text:p>
        </text:list-item>
        <text:list-item>
          <text:p text:style-name="P77"><text:span text:style-name="T77_1">Fissato</text:span><text:span text:style-name="T77_2"><text:s/></text:span><text:span text:style-name="T77_3">il</text:span><text:span text:style-name="T77_4"><text:s/></text:span><text:span text:style-name="T77_5">pianeta</text:span><text:span text:style-name="T77_6"><text:s/></text:span><text:span text:style-name="T77_7">e</text:span><text:span text:style-name="T77_8"><text:s/></text:span><text:span text:style-name="T77_9">la</text:span><text:span text:style-name="T77_10"><text:s/></text:span><text:span text:style-name="T77_11">risorsa</text:span><text:span text:style-name="T77_12"><text:s/></text:span><text:span text:style-name="T77_13">si</text:span><text:span text:style-name="T77_14"><text:s/></text:span><text:span text:style-name="T77_15">ricerca</text:span><text:span text:style-name="T77_16"><text:s/></text:span><text:span text:style-name="T77_17">la</text:span><text:span text:style-name="T77_18"><text:s/></text:span><text:span text:style-name="T77_19">zona</text:span><text:span text:style-name="T77_20"><text:s/></text:span><text:span text:style-name="T77_21">migliore</text:span><text:span text:style-name="T77_22"><text:s/></text:span><text:span text:style-name="T77_23">del</text:span><text:span text:style-name="T77_24"><text:s/></text:span><text:span text:style-name="T77_25">pianeta</text:span><text:span text:style-name="T77_26"><text:s/></text:span><text:span text:style-name="T77_27">per</text:span><text:span text:style-name="T77_28"><text:s/></text:span><text:span text:style-name="T77_29">quella</text:span><text:span text:style-name="T77_30"><text:s/></text:span><text:span text:style-name="T77_31">risorsa</text:span></text:p>
        </text:list-item>
        <text:list-item>
          <text:p text:style-name="P78"><text:span text:style-name="T78_1">Una</text:span><text:span text:style-name="T78_2"><text:s/></text:span><text:span text:style-name="T78_3">volta</text:span><text:span text:style-name="T78_4"><text:s/></text:span><text:span text:style-name="T78_5">scelta</text:span><text:span text:style-name="T78_6"><text:s/></text:span><text:span text:style-name="T78_7">la</text:span><text:span text:style-name="T78_8"><text:s/></text:span><text:span text:style-name="T78_9">zona</text:span><text:span text:style-name="T78_10"><text:s/></text:span><text:span text:style-name="T78_11">si</text:span><text:span text:style-name="T78_12"><text:s/></text:span><text:span text:style-name="T78_13">decide</text:span><text:span text:style-name="T78_14"><text:s/></text:span><text:span text:style-name="T78_15">puntualmente</text:span><text:span text:style-name="T78_16"><text:s/></text:span><text:span text:style-name="T78_17">dove</text:span><text:span text:style-name="T78_18"><text:s/></text:span><text:span text:style-name="T78_19">estrarre</text:span></text:p>
        </text:list-item>
        <text:list-item>
          <text:p text:style-name="P79"><text:span text:style-name="T79_1">Si</text:span><text:span text:style-name="T79_2"><text:s/></text:span><text:span text:style-name="T79_3">può</text:span><text:span text:style-name="T79_4"><text:s/></text:span><text:span text:style-name="T79_5">procedere</text:span><text:span text:style-name="T79_6"><text:s/></text:span><text:span text:style-name="T79_7">in</text:span><text:span text:style-name="T79_8"><text:s/></text:span><text:span text:style-name="T79_9">maniera</text:span><text:span text:style-name="T79_10"><text:s/></text:span><text:span text:style-name="T79_11">inversa</text:span><text:span text:style-name="T79_12">,<text:s/></text:span><text:span text:style-name="T79_13">ovvero</text:span><text:span text:style-name="T79_14"><text:s/></text:span><text:span text:style-name="T79_15">si</text:span><text:span text:style-name="T79_16"><text:s/></text:span><text:span text:style-name="T79_17">guardano</text:span><text:span text:style-name="T79_18"><text:s/></text:span><text:span text:style-name="T79_19">più</text:span><text:span text:style-name="T79_20"><text:s/></text:span><text:span text:style-name="T79_21">risorse</text:span><text:span text:style-name="T79_22"><text:s/></text:span><text:span text:style-name="T79_23">su</text:span><text:span text:style-name="T79_24"><text:s/></text:span><text:span text:style-name="T79_25">più</text:span><text:span text:style-name="T79_26"><text:s/></text:span><text:span text:style-name="T79_27">pianeti</text:span><text:span text:style-name="T79_28">,<text:s/></text:span><text:span text:style-name="T79_29">si</text:span><text:span text:style-name="T79_30"><text:s/></text:span><text:span text:style-name="T79_31">notano</text:span><text:span text:style-name="T79_32"><text:s/></text:span><text:span text:style-name="T79_33">le</text:span><text:span text:style-name="T79_34"><text:s/></text:span><text:span text:style-name="T79_35">abbondanze</text:span><text:span text:style-name="T79_36"><text:s/></text:span><text:span text:style-name="T79_37">e</text:span><text:span text:style-name="T79_38"><text:s/></text:span><text:span text:style-name="T79_39">si</text:span><text:span text:style-name="T79_40"><text:s/></text:span><text:span text:style-name="T79_41">produce</text:span><text:span text:style-name="T79_42"><text:s/></text:span><text:span text:style-name="T79_43">qualcosa</text:span><text:span text:style-name="T79_44"><text:s/></text:span><text:span text:style-name="T79_45">di</text:span><text:span text:style-name="T79_46"><text:s/></text:span><text:span text:style-name="T79_47">utile</text:span><text:span text:style-name="T79_48"><text:s/></text:span><text:span text:style-name="T79_49">da</text:span><text:span text:style-name="T79_50"><text:s/></text:span><text:span text:style-name="T79_51">quelle</text:span><text:span text:style-name="T79_52"><text:s/></text:span><text:span text:style-name="T79_53">risorse</text:span><text:span text:style-name="T79_54"><text:s/></text:span><text:span text:style-name="T79_55">in</text:span><text:span text:style-name="T79_56"><text:s/></text:span><text:span text:style-name="T79_57">quei</text:span><text:span text:style-name="T79_58"><text:s/></text:span><text:span text:style-name="T79_59">pianeti</text:span><text:span text:style-name="T79_60">.<text:s/>(</text:span><text:span text:style-name="T79_61">non</text:span><text:span text:style-name="T79_62"><text:s/></text:span><text:span text:style-name="T79_63">si</text:span><text:span text:style-name="T79_64"><text:s/></text:span><text:span text:style-name="T79_65">ragiona</text:span><text:span text:style-name="T79_66"><text:s/></text:span><text:span text:style-name="T79_67">in</text:span><text:span text:style-name="T79_68"><text:s/></text:span><text:span text:style-name="T79_69">questo</text:span><text:span text:style-name="T79_70"><text:s/></text:span><text:span text:style-name="T79_71">caso</text:span><text:span text:style-name="T79_72"><text:s/></text:span><text:span text:style-name="T79_73">seguendo</text:span><text:span text:style-name="T79_74"><text:s/></text:span><text:span text:style-name="T79_75">il</text:span><text:span text:style-name="T79_76"><text:s/></text:span><text:span text:style-name="T79_77">mercato</text:span><text:span text:style-name="T79_78"><text:s/></text:span><text:span text:style-name="T79_79">o</text:span><text:span text:style-name="T79_80"><text:s/></text:span><text:span text:style-name="T79_81">le</text:span><text:span text:style-name="T79_82"><text:s/></text:span><text:span text:style-name="T79_83">necessità</text:span><text:span text:style-name="T79_84">,<text:s/></text:span><text:span text:style-name="T79_85">ma</text:span><text:span text:style-name="T79_86"><text:s/></text:span><text:span text:style-name="T79_87">l</text:span><text:span text:style-name="T79_88">’</text:span><text:span text:style-name="T79_89">opportunità</text:span><text:span text:style-name="T79_90">,<text:s/></text:span><text:span text:style-name="T79_91">ovvero</text:span><text:span text:style-name="T79_92"><text:s/></text:span><text:span text:style-name="T79_93">quello</text:span><text:span text:style-name="T79_94"><text:s/></text:span><text:span text:style-name="T79_95">che</text:span><text:span text:style-name="T79_96"><text:s/></text:span><text:span text:style-name="T79_97">si</text:span><text:span text:style-name="T79_98"><text:s/></text:span><text:span text:style-name="T79_99">trova</text:span><text:span text:style-name="T79_100"><text:s/></text:span><text:span text:style-name="T79_101">di</text:span><text:span text:style-name="T79_102"><text:s/></text:span><text:span text:style-name="T79_103">buono</text:span><text:span text:style-name="T79_104">).<text:s/></text:span><text:span text:style-name="T79_105">I</text:span><text:span text:style-name="T79_106"><text:s/></text:span><text:span text:style-name="T79_107">risultati</text:span><text:span text:style-name="T79_108"><text:s/></text:span><text:span text:style-name="T79_109">possono</text:span><text:span text:style-name="T79_110"><text:s/></text:span><text:span text:style-name="T79_111">essere</text:span><text:span text:style-name="T79_112"><text:s/></text:span><text:span text:style-name="T79_113">buoni</text:span><text:span text:style-name="T79_114"><text:s/></text:span><text:span text:style-name="T79_115">in</text:span><text:span text:style-name="T79_116"><text:s/></text:span><text:span text:style-name="T79_117">entrambi</text:span><text:span text:style-name="T79_118"><text:s/></text:span><text:span text:style-name="T79_119">i</text:span><text:span text:style-name="T79_120"><text:s/></text:span><text:span text:style-name="T79_121">modi</text:span><text:span text:style-name="T79_122">.</text:span></text:p>
        </text:list-item>
      </text:list>
      <text:p text:style-name="P80"><text:span text:style-name="T80_1">Per</text:span><text:span text:style-name="T80_2"><text:s/></text:span><text:span text:style-name="T80_3">la</text:span><text:span text:style-name="T80_4"><text:s/></text:span><text:span text:style-name="T80_5">scansione</text:span><text:span text:style-name="T80_6"><text:s/></text:span><text:span text:style-name="T80_7">di</text:span><text:span text:style-name="T80_8"><text:s/></text:span><text:span text:style-name="T80_9">tipo</text:span><text:span text:style-name="T80_10"><text:s/>1<text:s/></text:span><text:span text:style-name="T80_11">e</text:span><text:span text:style-name="T80_12"><text:s/>4<text:s/></text:span><text:span text:style-name="T80_13">in</text:span><text:span text:style-name="T80_14"><text:s/></text:span><text:span text:style-name="T80_15">genere</text:span><text:span text:style-name="T80_16"><text:s/></text:span><text:span text:style-name="T80_17">si</text:span><text:span text:style-name="T80_18"><text:s/></text:span><text:span text:style-name="T80_19">tiene</text:span><text:span text:style-name="T80_20"><text:s/></text:span><text:span text:style-name="T80_21">fissa</text:span><text:span text:style-name="T80_22"><text:s/></text:span><text:span text:style-name="T80_23">la</text:span><text:span text:style-name="T80_24"><text:s/></text:span><text:span text:style-name="T80_25">scala</text:span><text:span text:style-name="T80_26"><text:s/></text:span><text:span text:style-name="T80_27">al</text:span><text:span text:style-name="T80_28"><text:s/></text:span><text:span text:style-name="T80_29">vostro</text:span><text:span text:style-name="T80_30"><text:s/></text:span><text:span text:style-name="T80_31">standard</text:span><text:span text:style-name="T80_32">.<text:s/></text:span><text:span text:style-name="T80_33">Per</text:span><text:span text:style-name="T80_34"><text:s/></text:span><text:span text:style-name="T80_35">le</text:span><text:span text:style-name="T80_36"><text:s/></text:span><text:span text:style-name="T80_37">scansioni</text:span><text:span text:style-name="T80_38"><text:s/></text:span><text:span text:style-name="T80_39">di</text:span><text:span text:style-name="T80_40"><text:s/></text:span><text:span text:style-name="T80_41">tipo</text:span><text:span text:style-name="T80_42"><text:s/>2<text:s/></text:span><text:span text:style-name="T80_43">e</text:span><text:span text:style-name="T80_44"><text:s/>3<text:s/></text:span><text:span text:style-name="T80_45">si</text:span><text:span text:style-name="T80_46"><text:s/></text:span><text:span text:style-name="T80_47">può</text:span><text:span text:style-name="T80_48"><text:s/></text:span><text:span text:style-name="T80_49">cambiare</text:span><text:span text:style-name="T80_50"><text:s/></text:span><text:span text:style-name="T80_51">la</text:span><text:span text:style-name="T80_52"><text:s/></text:span><text:span text:style-name="T80_53">scala</text:span><text:span text:style-name="T80_54"><text:s/></text:span><text:span text:style-name="T80_55">per</text:span><text:span text:style-name="T80_56"><text:s/></text:span><text:span text:style-name="T80_57">meglio</text:span><text:span text:style-name="T80_58"><text:s/></text:span><text:span text:style-name="T80_59">capire</text:span><text:span text:style-name="T80_60"><text:s/></text:span><text:span text:style-name="T80_61">la</text:span><text:span text:style-name="T80_62"><text:s/></text:span><text:span text:style-name="T80_63">distribuzione</text:span><text:span text:style-name="T80_64"><text:s/></text:span><text:span text:style-name="T80_65">delle</text:span><text:span text:style-name="T80_66"><text:s/></text:span><text:span text:style-name="T80_67">risorse</text:span><text:span text:style-name="T80_68"><text:s/></text:span><text:span text:style-name="T80_69">sul</text:span><text:span text:style-name="T80_70"><text:s/></text:span><text:span text:style-name="T80_71">pianeta</text:span><text:span text:style-name="T80_72">.</text:span></text:p>
      <text:p text:style-name="P81"/>
      <text:p text:style-name="P82"><text:span text:style-name="T82_1">Nota</text:span><text:span text:style-name="T82_2">:<text:s/></text:span><text:span text:style-name="T82_3">è</text:span><text:span text:style-name="T82_4"><text:s/></text:span><text:span text:style-name="T82_5">più</text:span><text:span text:style-name="T82_6"><text:s/></text:span><text:span text:style-name="T82_7">importante</text:span><text:span text:style-name="T82_8"><text:s/></text:span><text:span text:style-name="T82_9">la</text:span><text:span text:style-name="T82_10"><text:s/></text:span><text:span text:style-name="T82_11">distribuzione</text:span><text:span text:style-name="T82_12"><text:s/></text:span><text:span text:style-name="T82_13">delle</text:span><text:span text:style-name="T82_14"><text:s/></text:span><text:span text:style-name="T82_15">risorse</text:span><text:span text:style-name="T82_16"><text:s/></text:span><text:span text:style-name="T82_17">rispetto</text:span><text:span text:style-name="T82_18"><text:s/></text:span><text:span text:style-name="T82_19">alla</text:span><text:span text:style-name="T82_20"><text:s/></text:span><text:span text:style-name="T82_21">barra</text:span><text:span text:style-name="T82_22"><text:s/></text:span><text:span text:style-name="T82_23">di</text:span><text:span text:style-name="T82_24"><text:s/></text:span><text:span text:style-name="T82_25">riempimento</text:span><text:span text:style-name="T82_26"><text:s/>(</text:span><text:span text:style-name="T82_27">che</text:span><text:span text:style-name="T82_28"><text:s/></text:span><text:span text:style-name="T82_29">ha</text:span><text:span text:style-name="T82_30"><text:s/></text:span><text:span text:style-name="T82_31">comunque</text:span><text:span text:style-name="T82_32"><text:s/></text:span><text:span text:style-name="T82_33">la</text:span><text:span text:style-name="T82_34"><text:s/></text:span><text:span text:style-name="T82_35">sua</text:span><text:span text:style-name="T82_36"><text:s/></text:span><text:span text:style-name="T82_37">importanza</text:span><text:span text:style-name="T82_38">).<text:s/></text:span><text:span text:style-name="T82_39">Sono</text:span><text:span text:style-name="T82_40"><text:s/></text:span><text:span text:style-name="T82_41">da</text:span><text:span text:style-name="T82_42"><text:s/></text:span><text:span text:style-name="T82_43">preferire</text:span><text:span text:style-name="T82_44"><text:s/></text:span><text:span text:style-name="T82_45">zone</text:span><text:span text:style-name="T82_46"><text:s/></text:span><text:span text:style-name="T82_47">di</text:span><text:span text:style-name="T82_48"><text:s/></text:span><text:span text:style-name="T82_49">concentrazione</text:span><text:span text:style-name="T82_50"><text:s/></text:span><text:span text:style-name="T82_51">estese</text:span><text:span text:style-name="T82_52"><text:s/></text:span><text:span text:style-name="T82_53">o</text:span><text:span text:style-name="T82_54"><text:s/></text:span><text:span text:style-name="T82_55">più</text:span><text:span text:style-name="T82_56"><text:s/></text:span><text:span text:style-name="T82_57">zone</text:span><text:span text:style-name="T82_58"><text:s/></text:span><text:span text:style-name="T82_59">vicine</text:span><text:span text:style-name="T82_60"><text:s/></text:span><text:span text:style-name="T82_61">e</text:span><text:span text:style-name="T82_62"><text:s/></text:span><text:span text:style-name="T82_63">quanto</text:span><text:span text:style-name="T82_64"><text:s/></text:span><text:span text:style-name="T82_65">più</text:span><text:span text:style-name="T82_66"><text:s/></text:span><text:span text:style-name="T82_67">intense</text:span><text:span text:style-name="T82_68"><text:s/></text:span><text:span text:style-name="T82_69">possibili</text:span><text:span text:style-name="T82_70">.</text:span></text:p>
      <text:p text:style-name="P83"><text:span text:style-name="T83_1">Le</text:span><text:span text:style-name="T83_2"><text:s/></text:span><text:span text:style-name="T83_3">risorse</text:span><text:span text:style-name="T83_4"><text:s/></text:span><text:span text:style-name="T83_5">si</text:span><text:span text:style-name="T83_6"><text:s/></text:span><text:span text:style-name="T83_7">consumano</text:span><text:span text:style-name="T83_8"><text:s/></text:span><text:span text:style-name="T83_9">e</text:span><text:span text:style-name="T83_10"><text:s/></text:span><text:span text:style-name="T83_11">si</text:span><text:span text:style-name="T83_12"><text:s/></text:span><text:span text:style-name="T83_13">rigenerano</text:span><text:span text:style-name="T83_14"><text:s/></text:span><text:span text:style-name="T83_15">e</text:span><text:span text:style-name="T83_16"><text:s/></text:span><text:span text:style-name="T83_17">la</text:span><text:span text:style-name="T83_18"><text:s/></text:span><text:span text:style-name="T83_19">distribuzione</text:span><text:span text:style-name="T83_20"><text:s/></text:span><text:span text:style-name="T83_21">delle</text:span><text:span text:style-name="T83_22"><text:s/></text:span><text:span text:style-name="T83_23">risorse</text:span><text:span text:style-name="T83_24"><text:s/></text:span><text:span text:style-name="T83_25">cambia</text:span><text:span text:style-name="T83_26"><text:s/></text:span><text:span text:style-name="T83_27">nel</text:span><text:span text:style-name="T83_28"><text:s/></text:span><text:span text:style-name="T83_29">tempo</text:span><text:span text:style-name="T83_30"><text:s/></text:span><text:span text:style-name="T83_31">più</text:span><text:span text:style-name="T83_32"><text:s/></text:span><text:span text:style-name="T83_33">o</text:span><text:span text:style-name="T83_34"><text:s/></text:span><text:span text:style-name="T83_35">meno</text:span><text:span text:style-name="T83_36"><text:s/></text:span><text:span text:style-name="T83_37">rapidamente</text:span><text:span text:style-name="T83_38"><text:s/></text:span><text:span text:style-name="T83_39">a</text:span><text:span text:style-name="T83_40"><text:s/></text:span><text:span text:style-name="T83_41">seconda</text:span><text:span text:style-name="T83_42"><text:s/></text:span><text:span text:style-name="T83_43">del</text:span><text:span text:style-name="T83_44"><text:s/></text:span><text:span text:style-name="T83_45">pianeta</text:span><text:span text:style-name="T83_46"><text:s/>(</text:span><text:span text:style-name="T83_47">si</text:span><text:span text:style-name="T83_48"><text:s/></text:span><text:span text:style-name="T83_49">comportano</text:span><text:span text:style-name="T83_50"><text:s/></text:span><text:span text:style-name="T83_51">tutti</text:span><text:span text:style-name="T83_52"><text:s/></text:span><text:span text:style-name="T83_53">in</text:span><text:span text:style-name="T83_54"><text:s/></text:span><text:span text:style-name="T83_55">modo</text:span><text:span text:style-name="T83_56"><text:s/></text:span><text:span text:style-name="T83_57">diverso</text:span><text:span text:style-name="T83_58">)<text:s/></text:span><text:span text:style-name="T83_59">e</text:span><text:span text:style-name="T83_60"><text:s/></text:span><text:span text:style-name="T83_61">da</text:span><text:span text:style-name="T83_62"><text:s/></text:span><text:span text:style-name="T83_63">come</text:span><text:span text:style-name="T83_64"><text:s/></text:span><text:span text:style-name="T83_65">gli</text:span><text:span text:style-name="T83_66"><text:s/></text:span><text:span text:style-name="T83_67">utenti</text:span><text:span text:style-name="T83_68"><text:s/></text:span><text:span text:style-name="T83_69">estraggono</text:span><text:span text:style-name="T83_70">.<text:s/></text:span><text:span text:style-name="T83_71">Si</text:span><text:span text:style-name="T83_72"><text:s/></text:span><text:span text:style-name="T83_73">possono</text:span><text:span text:style-name="T83_74"><text:s/></text:span><text:span text:style-name="T83_75">crere</text:span><text:span text:style-name="T83_76"><text:s/></text:span><text:span text:style-name="T83_77">hot</text:span><text:span text:style-name="T83_78"><text:s/></text:span><text:span text:style-name="T83_79">spot</text:span><text:span text:style-name="T83_80"><text:s/></text:span><text:span text:style-name="T83_81">localmente</text:span><text:span text:style-name="T83_82">,<text:s/></text:span><text:span text:style-name="T83_83">che</text:span><text:span text:style-name="T83_84"><text:s/></text:span><text:span text:style-name="T83_85">poi</text:span><text:span text:style-name="T83_86"><text:s/></text:span><text:span text:style-name="T83_87">scompaiono</text:span><text:span text:style-name="T83_88">.<text:s/></text:span><text:span text:style-name="T83_89">E</text:span><text:span text:style-name="T83_90">’<text:s/></text:span><text:span text:style-name="T83_91">quindi</text:span><text:span text:style-name="T83_92"><text:s/></text:span><text:span text:style-name="T83_93">consigliabile</text:span><text:span text:style-name="T83_94"><text:s/></text:span><text:span text:style-name="T83_95">non</text:span><text:span text:style-name="T83_96"><text:s/></text:span><text:span text:style-name="T83_97">stabilirsi</text:span><text:span text:style-name="T83_98"><text:s/></text:span><text:span text:style-name="T83_99">su</text:span><text:span text:style-name="T83_100"><text:s/></text:span><text:span text:style-name="T83_101">piccoli</text:span><text:span text:style-name="T83_102"><text:s/></text:span><text:span text:style-name="T83_103">puntini</text:span><text:span text:style-name="T83_104"><text:s/></text:span><text:span text:style-name="T83_105">bianco</text:span><text:span text:style-name="T83_106"><text:s/></text:span><text:span text:style-name="T83_107">intenso</text:span><text:span text:style-name="T83_108"><text:s/></text:span><text:span text:style-name="T83_109">in</text:span><text:span text:style-name="T83_110"><text:s/></text:span><text:span text:style-name="T83_111">mezzo</text:span><text:span text:style-name="T83_112"><text:s/></text:span><text:span text:style-name="T83_113">al</text:span><text:span text:style-name="T83_114"><text:s/></text:span><text:span text:style-name="T83_115">nulla</text:span><text:span text:style-name="T83_116">.<text:s/></text:span><text:span text:style-name="T83_117">Potreste</text:span><text:span text:style-name="T83_118"><text:s/></text:span><text:span text:style-name="T83_119">essere</text:span><text:span text:style-name="T83_120"><text:s/></text:span><text:span text:style-name="T83_121">in</text:span><text:span text:style-name="T83_122"><text:s/></text:span><text:span text:style-name="T83_123">un</text:span><text:span text:style-name="T83_124"><text:s/></text:span><text:span text:style-name="T83_125">hot</text:span><text:span text:style-name="T83_126"><text:s/></text:span><text:span text:style-name="T83_127">spot</text:span><text:span text:style-name="T83_128"><text:s/></text:span><text:span text:style-name="T83_129">che</text:span><text:span text:style-name="T83_130"><text:s/></text:span><text:span text:style-name="T83_131">una</text:span><text:span text:style-name="T83_132"><text:s/></text:span><text:span text:style-name="T83_133">volta</text:span><text:span text:style-name="T83_134"><text:s/></text:span><text:span text:style-name="T83_135">esaurito</text:span><text:span text:style-name="T83_136"><text:s/></text:span><text:span text:style-name="T83_137">vi</text:span><text:span text:style-name="T83_138"><text:s/></text:span><text:span text:style-name="T83_139">fa</text:span><text:span text:style-name="T83_140"><text:s/></text:span><text:span text:style-name="T83_141">trovare</text:span><text:span text:style-name="T83_142"><text:s/></text:span><text:span text:style-name="T83_143">in</text:span><text:span text:style-name="T83_144"><text:s/></text:span><text:span text:style-name="T83_145">mezzo</text:span><text:span text:style-name="T83_146"><text:s/></text:span><text:span text:style-name="T83_147">al</text:span><text:span text:style-name="T83_148"><text:s/></text:span><text:span text:style-name="T83_149">deserto</text:span><text:span text:style-name="T83_150">.</text:span></text:p>
      <text:p text:style-name="P84"><text:span text:style-name="T84_1">Le</text:span><text:span text:style-name="T84_2"><text:s/></text:span><text:span text:style-name="T84_3">skill</text:span><text:span text:style-name="T84_4"><text:s/></text:span><text:span text:style-name="T84_5">di</text:span><text:span text:style-name="T84_6"><text:s/></text:span><text:span text:style-name="T84_7">Planetology</text:span><text:span text:style-name="T84_8"><text:s/></text:span><text:span text:style-name="T84_9">e</text:span><text:span text:style-name="T84_10"><text:s/></text:span><text:span text:style-name="T84_11">Advanced</text:span><text:span text:style-name="T84_12"><text:s/></text:span><text:span text:style-name="T84_13">Planetology</text:span><text:span text:style-name="T84_14"><text:s/></text:span><text:span text:style-name="T84_15">incidono</text:span><text:span text:style-name="T84_16"><text:s/></text:span><text:span text:style-name="T84_17">profondamente</text:span><text:span text:style-name="T84_18"><text:s/></text:span><text:span text:style-name="T84_19">sulla</text:span><text:span text:style-name="T84_20"><text:s/></text:span><text:span text:style-name="T84_21">vostra</text:span><text:span text:style-name="T84_22"><text:s/></text:span><text:span text:style-name="T84_23">visualizzazione</text:span><text:span text:style-name="T84_24">.<text:s/></text:span><text:span text:style-name="T84_25">A</text:span><text:span text:style-name="T84_26"><text:s/></text:span><text:span text:style-name="T84_27">basse</text:span><text:span text:style-name="T84_28"><text:s/></text:span><text:span text:style-name="T84_29">skill</text:span><text:span text:style-name="T84_30"><text:s/></text:span><text:span text:style-name="T84_31">ci</text:span><text:span text:style-name="T84_32"><text:s/></text:span><text:span text:style-name="T84_33">saranno</text:span><text:span text:style-name="T84_34"><text:s/></text:span><text:span text:style-name="T84_35">diversi</text:span><text:span text:style-name="T84_36"><text:s/></text:span><text:span text:style-name="T84_37">errori</text:span><text:span text:style-name="T84_38"><text:s/></text:span><text:span text:style-name="T84_39">nella</text:span><text:span text:style-name="T84_40"><text:s/></text:span><text:span text:style-name="T84_41">posizione</text:span><text:span text:style-name="T84_42"><text:s/></text:span><text:span text:style-name="T84_43">e</text:span><text:span text:style-name="T84_44"><text:s/></text:span><text:span text:style-name="T84_45">nell</text:span><text:span text:style-name="T84_46">’</text:span><text:span text:style-name="T84_47">intensità</text:span><text:span text:style-name="T84_48"><text:s/></text:span><text:span text:style-name="T84_49">dei</text:span><text:span text:style-name="T84_50"><text:s/></text:span><text:span text:style-name="T84_51">colori</text:span><text:span text:style-name="T84_52"><text:s/></text:span><text:span text:style-name="T84_53">e</text:span><text:span text:style-name="T84_54"><text:s/></text:span><text:span text:style-name="T84_55">potreste</text:span><text:span text:style-name="T84_56"><text:s/></text:span><text:span text:style-name="T84_57">ritrovarvi</text:span><text:span text:style-name="T84_58"><text:s/></text:span><text:span text:style-name="T84_59">a</text:span><text:span text:style-name="T84_60"><text:s/></text:span><text:span text:style-name="T84_61">estrarre</text:span><text:span text:style-name="T84_62"><text:s/></text:span><text:span text:style-name="T84_63">in</text:span><text:span text:style-name="T84_64"><text:s/></text:span><text:span text:style-name="T84_65">zone</text:span><text:span text:style-name="T84_66"><text:s/></text:span><text:span text:style-name="T84_67">che</text:span><text:span text:style-name="T84_68"><text:s/></text:span><text:span text:style-name="T84_69">pensate</text:span><text:span text:style-name="T84_70"><text:s/></text:span><text:span text:style-name="T84_71">essere</text:span><text:span text:style-name="T84_72"><text:s/></text:span><text:span text:style-name="T84_73">buone</text:span><text:span text:style-name="T84_74"><text:s/>(</text:span><text:span text:style-name="T84_75">con</text:span><text:span text:style-name="T84_76"><text:s/></text:span><text:span text:style-name="T84_77">skill</text:span><text:span text:style-name="T84_78"><text:s/></text:span><text:span text:style-name="T84_79">basse</text:span><text:span text:style-name="T84_80">)<text:s/></text:span><text:span text:style-name="T84_81">e</text:span><text:span text:style-name="T84_82"><text:s/></text:span><text:span text:style-name="T84_83">che</text:span><text:span text:style-name="T84_84"><text:s/></text:span><text:span text:style-name="T84_85">invece</text:span><text:span text:style-name="T84_86"><text:s/></text:span><text:span text:style-name="T84_87">non</text:span><text:span text:style-name="T84_88"><text:s/></text:span><text:span text:style-name="T84_89">lo</text:span><text:span text:style-name="T84_90"><text:s/></text:span><text:span text:style-name="T84_91">sono</text:span><text:span text:style-name="T84_92"><text:s/></text:span><text:span text:style-name="T84_93">per</text:span><text:span text:style-name="T84_94"><text:s/></text:span><text:span text:style-name="T84_95">niente</text:span><text:span text:style-name="T84_96">.</text:span></text:p>
      <text:p text:style-name="P85"/>
      <text:p text:style-name="P86"><text:span text:style-name="T86_1">Usate</text:span><text:span text:style-name="T86_2"><text:s/></text:span><text:span text:style-name="T86_3">dei</text:span><text:span text:style-name="T86_4"><text:s/></text:span><text:span text:style-name="T86_5">siti</text:span><text:span text:style-name="T86_6"><text:s/></text:span><text:span text:style-name="T86_7">di</text:span><text:span text:style-name="T86_8"><text:s/></text:span><text:span text:style-name="T86_9">riferimento</text:span><text:span text:style-name="T86_10"><text:s/></text:span><text:span text:style-name="T86_11">di</text:span><text:span text:style-name="T86_12"><text:s/></text:span><text:span text:style-name="T86_13">produzione</text:span><text:span text:style-name="T86_14">,<text:s/></text:span><text:span text:style-name="T86_15">per</text:span><text:span text:style-name="T86_16"><text:s/></text:span><text:span text:style-name="T86_17">esempio</text:span><text:span text:style-name="T86_18"><text:s/></text:span><text:span text:style-name="T86_19"><text:a xlink:type="simple" xlink:href="http://fazenda.github.io/"><text:span text:style-name="T86_20">http</text:span></text:a></text:span><text:span text:style-name="T86_21"><text:a xlink:type="simple" xlink:href="http://fazenda.github.io/"><text:span text:style-name="T86_22">://</text:span></text:a></text:span><text:span text:style-name="T86_23"><text:a xlink:type="simple" xlink:href="http://fazenda.github.io/"><text:span text:style-name="T86_24">fazenda</text:span></text:a></text:span><text:span text:style-name="T86_25"><text:a xlink:type="simple" xlink:href="http://fazenda.github.io/"><text:span text:style-name="T86_26">.</text:span></text:a></text:span><text:span text:style-name="T86_27"><text:a xlink:type="simple" xlink:href="http://fazenda.github.io/"><text:span text:style-name="T86_28">github</text:span></text:a></text:span><text:span text:style-name="T86_29"><text:a xlink:type="simple" xlink:href="http://fazenda.github.io/"><text:span text:style-name="T86_30">.</text:span></text:a></text:span><text:span text:style-name="T86_31"><text:a xlink:type="simple" xlink:href="http://fazenda.github.io/"><text:span text:style-name="T86_32">io</text:span></text:a></text:span><text:span text:style-name="T86_33"><text:a xlink:type="simple" xlink:href="http://fazenda.github.io/"><text:span text:style-name="T86_34">/</text:span></text:a></text:span><text:span text:style-name="T86_35"><text:s/></text:span><text:span text:style-name="T86_36">dove</text:span><text:span text:style-name="T86_37"><text:s/></text:span><text:span text:style-name="T86_38">potete</text:span><text:span text:style-name="T86_39"><text:s/></text:span><text:span text:style-name="T86_40">trovare</text:span><text:span text:style-name="T86_41"><text:s/></text:span><text:span text:style-name="T86_42">il</text:span><text:span text:style-name="T86_43"><text:s/></text:span><text:span text:style-name="T86_44">modo</text:span><text:span text:style-name="T86_45"><text:s/></text:span><text:span text:style-name="T86_46">di</text:span><text:span text:style-name="T86_47"><text:s/></text:span><text:span text:style-name="T86_48">combinare</text:span><text:span text:style-name="T86_49"><text:s/></text:span><text:span text:style-name="T86_50">risorse</text:span><text:span text:style-name="T86_51"><text:s/></text:span><text:span text:style-name="T86_52">e</text:span><text:span text:style-name="T86_53"><text:s/></text:span><text:span text:style-name="T86_54">sapere</text:span><text:span text:style-name="T86_55"><text:s/></text:span><text:span text:style-name="T86_56">su</text:span><text:span text:style-name="T86_57"><text:s/></text:span><text:span text:style-name="T86_58">quali</text:span><text:span text:style-name="T86_59"><text:s/></text:span><text:span text:style-name="T86_60">tipi</text:span><text:span text:style-name="T86_61"><text:s/></text:span><text:span text:style-name="T86_62">di</text:span><text:span text:style-name="T86_63"><text:s/></text:span><text:span text:style-name="T86_64">pianeti</text:span><text:span text:style-name="T86_65"><text:s/></text:span><text:span text:style-name="T86_66">si</text:span><text:span text:style-name="T86_67"><text:s/></text:span><text:span text:style-name="T86_68">trovano</text:span><text:span text:style-name="T86_69"><text:s/></text:span><text:span text:style-name="T86_70">certe</text:span><text:span text:style-name="T86_71"><text:s/></text:span><text:span text:style-name="T86_72">risorse</text:span><text:span text:style-name="T86_73">.</text:span></text:p>
      <text:p text:style-name="P87"/>
      <text:h text:style-name="P88" text:outline-level="10"><text:bookmark-start text:name="h.kq9nmi355l7c"/><text:bookmark-end text:name="h.kq9nmi355l7c"/><text:span text:style-name="T88_1">Modalità</text:span><text:span text:style-name="T88_2"><text:s/></text:span><text:span text:style-name="T88_3">di</text:span><text:span text:style-name="T88_4"><text:s/></text:span><text:span text:style-name="T88_5">PI</text:span></text:h>
      <text:p text:style-name="P89"><text:span text:style-name="T89_1">Ci</text:span><text:span text:style-name="T89_2"><text:s/></text:span><text:span text:style-name="T89_3">sono</text:span><text:span text:style-name="T89_4"><text:s/></text:span><text:span text:style-name="T89_5">diversi</text:span><text:span text:style-name="T89_6"><text:s/></text:span><text:span text:style-name="T89_7">modi</text:span><text:span text:style-name="T89_8"><text:s/></text:span><text:span text:style-name="T89_9">di</text:span><text:span text:style-name="T89_10"><text:s/></text:span><text:span text:style-name="T89_11">fare</text:span><text:span text:style-name="T89_12"><text:s/></text:span><text:span text:style-name="T89_13">PI</text:span><text:span text:style-name="T89_14"><text:s/></text:span><text:span text:style-name="T89_15">ed</text:span><text:span text:style-name="T89_16"><text:s/></text:span><text:span text:style-name="T89_17">ottenere</text:span><text:span text:style-name="T89_18"><text:s/></text:span><text:span text:style-name="T89_19">risorse</text:span><text:span text:style-name="T89_20"><text:s/></text:span><text:span text:style-name="T89_21">e</text:span><text:span text:style-name="T89_22"><text:s/></text:span><text:span text:style-name="T89_23">profitto</text:span><text:span text:style-name="T89_24">.</text:span></text:p>
      <text:p text:style-name="P90"><text:span text:style-name="T90_1">Per</text:span><text:span text:style-name="T90_2"><text:s/></text:span><text:span text:style-name="T90_3">il</text:span><text:span text:style-name="T90_4"><text:s/></text:span><text:span text:style-name="T90_5">momento</text:span><text:span text:style-name="T90_6"><text:s/></text:span><text:span text:style-name="T90_7">semplifico</text:span><text:span text:style-name="T90_8"><text:s/></text:span><text:span text:style-name="T90_9">e</text:span><text:span text:style-name="T90_10"><text:s/></text:span><text:span text:style-name="T90_11">categorizzo</text:span><text:span text:style-name="T90_12"><text:s/></text:span><text:span text:style-name="T90_13">i</text:span><text:span text:style-name="T90_14"><text:s/></text:span><text:span text:style-name="T90_15">tipi</text:span><text:span text:style-name="T90_16"><text:s/></text:span><text:span text:style-name="T90_17">di</text:span><text:span text:style-name="T90_18"><text:s/></text:span><text:span text:style-name="T90_19">PI</text:span><text:span text:style-name="T90_20"><text:s/></text:span><text:span text:style-name="T90_21">in</text:span><text:span text:style-name="T90_22"><text:s/></text:span><text:span text:style-name="T90_23">due</text:span><text:span text:style-name="T90_24"><text:s/></text:span><text:span text:style-name="T90_25">categorie</text:span><text:span text:style-name="T90_26">:</text:span></text:p>
      <text:list text:style-name="LS6" xml:id="list26">
        <text:list-item>
          <text:p text:style-name="P91"><text:span text:style-name="T91_1">PI</text:span><text:span text:style-name="T91_2"><text:s/></text:span><text:span text:style-name="T91_3">estrattive</text:span></text:p>
        </text:list-item>
        <text:list-item>
          <text:p text:style-name="P92"><text:span text:style-name="T92_1">PI</text:span><text:span text:style-name="T92_2"><text:s/></text:span><text:span text:style-name="T92_3">produttive</text:span></text:p>
        </text:list-item>
      </text:list>
      <text:p text:style-name="P93"><text:span text:style-name="T93_1">La</text:span><text:span text:style-name="T93_2"><text:s/></text:span><text:span text:style-name="T93_3">PI</text:span><text:span text:style-name="T93_4"><text:s/></text:span><text:span text:style-name="T93_5">estrattiva</text:span><text:span text:style-name="T93_6"><text:s/></text:span><text:span text:style-name="T93_7">si</text:span><text:span text:style-name="T93_8"><text:s/></text:span><text:span text:style-name="T93_9">base</text:span><text:span text:style-name="T93_10"><text:s/></text:span><text:span text:style-name="T93_11">sull</text:span><text:span text:style-name="T93_12">’</text:span><text:span text:style-name="T93_13">estrazione</text:span><text:span text:style-name="T93_14"><text:s/></text:span><text:span text:style-name="T93_15">di</text:span><text:span text:style-name="T93_16"><text:s/></text:span><text:span text:style-name="T93_17">risorse</text:span><text:span text:style-name="T93_18"><text:s/></text:span><text:span text:style-name="T93_19">e</text:span><text:span text:style-name="T93_20"><text:s/></text:span><text:span text:style-name="T93_21">loro</text:span><text:span text:style-name="T93_22"><text:s/></text:span><text:span text:style-name="T93_23">relativa</text:span><text:span text:style-name="T93_24"><text:s/></text:span><text:span text:style-name="T93_25">elaborazione</text:span><text:span text:style-name="T93_26">,<text:s/></text:span><text:span text:style-name="T93_27">anche</text:span><text:span text:style-name="T93_28"><text:s/></text:span><text:span text:style-name="T93_29">ad</text:span><text:span text:style-name="T93_30"><text:s/></text:span><text:span text:style-name="T93_31">alti</text:span><text:span text:style-name="T93_32"><text:s/></text:span><text:span text:style-name="T93_33">livelli</text:span><text:span text:style-name="T93_34">,<text:s/></text:span><text:span text:style-name="T93_35">ma</text:span><text:span text:style-name="T93_36"><text:s/></text:span><text:span text:style-name="T93_37">partendo</text:span><text:span text:style-name="T93_38"><text:s/></text:span><text:span text:style-name="T93_39">comunque</text:span><text:span text:style-name="T93_40"><text:s/></text:span><text:span text:style-name="T93_41">dall</text:span><text:span text:style-name="T93_42">’</text:span><text:span text:style-name="T93_43">estrazione</text:span><text:span text:style-name="T93_44">.</text:span></text:p>
      <text:p text:style-name="P94"><text:span text:style-name="T94_1">La</text:span><text:span text:style-name="T94_2"><text:s/></text:span><text:span text:style-name="T94_3">PI</text:span><text:span text:style-name="T94_4"><text:s/></text:span><text:span text:style-name="T94_5">produttiva</text:span><text:span text:style-name="T94_6"><text:s/></text:span><text:span text:style-name="T94_7">non</text:span><text:span text:style-name="T94_8"><text:s/></text:span><text:span text:style-name="T94_9">parte</text:span><text:span text:style-name="T94_10"><text:s/></text:span><text:span text:style-name="T94_11">dall</text:span><text:span text:style-name="T94_12">’</text:span><text:span text:style-name="T94_13">estrazione</text:span><text:span text:style-name="T94_14"><text:s/></text:span><text:span text:style-name="T94_15">ma</text:span><text:span text:style-name="T94_16"><text:s/></text:span><text:span text:style-name="T94_17">si</text:span><text:span text:style-name="T94_18"><text:s/></text:span><text:span text:style-name="T94_19">basa</text:span><text:span text:style-name="T94_20"><text:s/></text:span><text:span text:style-name="T94_21">sull</text:span><text:span text:style-name="T94_22">’</text:span><text:span text:style-name="T94_23">importazione</text:span><text:span text:style-name="T94_24"><text:s/></text:span><text:span text:style-name="T94_25">di</text:span><text:span text:style-name="T94_26"><text:s/></text:span><text:span text:style-name="T94_27">materiale</text:span><text:span text:style-name="T94_28"><text:s/></text:span><text:span text:style-name="T94_29">dall</text:span><text:span text:style-name="T94_30">’</text:span><text:span text:style-name="T94_31">esterno</text:span><text:span text:style-name="T94_32"><text:s/>(</text:span><text:span text:style-name="T94_33">da</text:span><text:span text:style-name="T94_34"><text:s/></text:span><text:span text:style-name="T94_35">altri</text:span><text:span text:style-name="T94_36"><text:s/></text:span><text:span text:style-name="T94_37">pianeti</text:span><text:span text:style-name="T94_38">/</text:span><text:span text:style-name="T94_39">dal</text:span><text:span text:style-name="T94_40"><text:s/></text:span><text:span text:style-name="T94_41">mercato</text:span><text:span text:style-name="T94_42">/</text:span><text:span text:style-name="T94_43">da</text:span><text:span text:style-name="T94_44"><text:s/></text:span><text:span text:style-name="T94_45">Jita</text:span><text:span text:style-name="T94_46">/…).</text:span></text:p>
      <text:p text:style-name="P95"><text:span text:style-name="T95_1">Nel</text:span><text:span text:style-name="T95_2"><text:s/></text:span><text:span text:style-name="T95_3">primo</text:span><text:span text:style-name="T95_4"><text:s/></text:span><text:span text:style-name="T95_5">caso</text:span><text:span text:style-name="T95_6"><text:s/></text:span><text:span text:style-name="T95_7">tutto</text:span><text:span text:style-name="T95_8"><text:s/></text:span><text:span text:style-name="T95_9">quanto</text:span><text:span text:style-name="T95_10"><text:s/></text:span><text:span text:style-name="T95_11">esportato</text:span><text:span text:style-name="T95_12"><text:s/></text:span><text:span text:style-name="T95_13">dal</text:span><text:span text:style-name="T95_14"><text:s/></text:span><text:span text:style-name="T95_15">pianeta</text:span><text:span text:style-name="T95_16"><text:s/></text:span><text:span text:style-name="T95_17">costituisce</text:span><text:span text:style-name="T95_18"><text:s/></text:span><text:span text:style-name="T95_19">guadagno</text:span><text:span text:style-name="T95_20"><text:s/>(</text:span><text:span text:style-name="T95_21">salvo</text:span><text:span text:style-name="T95_22"><text:s/></text:span><text:span text:style-name="T95_23">tasse</text:span><text:span text:style-name="T95_24">,<text:s/></text:span><text:span text:style-name="T95_25">ma</text:span><text:span text:style-name="T95_26"><text:s/></text:span><text:span text:style-name="T95_27">siamo</text:span><text:span text:style-name="T95_28"><text:s/></text:span><text:span text:style-name="T95_29">sempre</text:span><text:span text:style-name="T95_30"><text:s/></text:span><text:span text:style-name="T95_31">in</text:span><text:span text:style-name="T95_32"><text:s/></text:span><text:span text:style-name="T95_33">attivo</text:span><text:span text:style-name="T95_34"><text:s/></text:span><text:span text:style-name="T95_35">garantito</text:span><text:span text:style-name="T95_36">),<text:s/></text:span><text:span text:style-name="T95_37">nel</text:span><text:span text:style-name="T95_38"><text:s/></text:span><text:span text:style-name="T95_39">secondo</text:span><text:span text:style-name="T95_40"><text:s/></text:span><text:span text:style-name="T95_41">caso</text:span><text:span text:style-name="T95_42"><text:s/></text:span><text:span text:style-name="T95_43">la</text:span><text:span text:style-name="T95_44"><text:s/></text:span><text:span text:style-name="T95_45">situazione</text:span><text:span text:style-name="T95_46"><text:s/></text:span><text:span text:style-name="T95_47">è</text:span><text:span text:style-name="T95_48"><text:s/></text:span><text:span text:style-name="T95_49">più</text:span><text:span text:style-name="T95_50"><text:s/></text:span><text:span text:style-name="T95_51">incerta</text:span><text:span text:style-name="T95_52"><text:s/></text:span><text:span text:style-name="T95_53">e</text:span><text:span text:style-name="T95_54"><text:s/></text:span><text:span text:style-name="T95_55">può</text:span><text:span text:style-name="T95_56"><text:s/></text:span><text:span text:style-name="T95_57">capitare</text:span><text:span text:style-name="T95_58"><text:s/></text:span><text:span text:style-name="T95_59">che</text:span><text:span text:style-name="T95_60"><text:s/></text:span><text:span text:style-name="T95_61">il</text:span><text:span text:style-name="T95_62"><text:s/></text:span><text:span text:style-name="T95_63">prodotto</text:span><text:span text:style-name="T95_64"><text:s/></text:span><text:span text:style-name="T95_65">finito</text:span><text:span text:style-name="T95_66"><text:s/></text:span><text:span text:style-name="T95_67">valga</text:span><text:span text:style-name="T95_68"><text:s/></text:span><text:span text:style-name="T95_69">di</text:span><text:span text:style-name="T95_70"><text:s/></text:span><text:span text:style-name="T95_71">meno</text:span><text:span text:style-name="T95_72"><text:s/></text:span><text:span text:style-name="T95_73">dei</text:span><text:span text:style-name="T95_74"><text:s/></text:span><text:span text:style-name="T95_75">prodotti</text:span><text:span text:style-name="T95_76"><text:s/></text:span><text:span text:style-name="T95_77">che</text:span><text:span text:style-name="T95_78"><text:s/></text:span><text:span text:style-name="T95_79">abbiamo</text:span><text:span text:style-name="T95_80"><text:s/></text:span><text:span text:style-name="T95_81">importato</text:span><text:span text:style-name="T95_82"><text:s/>(</text:span><text:span text:style-name="T95_83">e</text:span><text:span text:style-name="T95_84"><text:s/></text:span><text:span text:style-name="T95_85">realizzeremo</text:span><text:span text:style-name="T95_86"><text:s/></text:span><text:span text:style-name="T95_87">quindi</text:span><text:span text:style-name="T95_88"><text:s/></text:span><text:span text:style-name="T95_89">una</text:span><text:span text:style-name="T95_90"><text:s/></text:span><text:span text:style-name="T95_91">perdita</text:span><text:span text:style-name="T95_92">).</text:span></text:p>
      <text:p text:style-name="P96"><text:span text:style-name="T96_1">Nel</text:span><text:span text:style-name="T96_2"><text:s/></text:span><text:span text:style-name="T96_3">secondo</text:span><text:span text:style-name="T96_4"><text:s/></text:span><text:span text:style-name="T96_5">caso</text:span><text:span text:style-name="T96_6"><text:s/></text:span><text:span text:style-name="T96_7">è</text:span><text:span text:style-name="T96_8"><text:s/></text:span><text:span text:style-name="T96_9">importante</text:span><text:span text:style-name="T96_10"><text:s/></text:span><text:span text:style-name="T96_11">lo</text:span><text:span text:style-name="T96_12"><text:s/></text:span><text:span text:style-name="T96_13">studio</text:span><text:span text:style-name="T96_14"><text:s/></text:span><text:span text:style-name="T96_15">del</text:span><text:span text:style-name="T96_16"><text:s/></text:span><text:span text:style-name="T96_17">mercato</text:span><text:span text:style-name="T96_18"><text:s/></text:span><text:span text:style-name="T96_19">e</text:span><text:span text:style-name="T96_20"><text:s/></text:span><text:span text:style-name="T96_21">la</text:span><text:span text:style-name="T96_22"><text:s/></text:span><text:span text:style-name="T96_23">conoscenza</text:span><text:span text:style-name="T96_24"><text:s/></text:span><text:span text:style-name="T96_25">delle</text:span><text:span text:style-name="T96_26"><text:s/></text:span><text:span text:style-name="T96_27">produzioni</text:span><text:span text:style-name="T96_28">.</text:span></text:p>
      <text:p text:style-name="P97"><text:span text:style-name="T97_1">Inoltre</text:span><text:span text:style-name="T97_2"><text:s/></text:span><text:span text:style-name="T97_3">una</text:span><text:span text:style-name="T97_4"><text:s/></text:span><text:span text:style-name="T97_5">PI</text:span><text:span text:style-name="T97_6"><text:s/></text:span><text:span text:style-name="T97_7">produttiva</text:span><text:span text:style-name="T97_8"><text:s/></text:span><text:span text:style-name="T97_9">tipicamente</text:span><text:span text:style-name="T97_10"><text:s/></text:span><text:span text:style-name="T97_11">richiede</text:span><text:span text:style-name="T97_12"><text:s/></text:span><text:span text:style-name="T97_13">un</text:span><text:span text:style-name="T97_14"><text:s/></text:span><text:span text:style-name="T97_15">impegno</text:span><text:span text:style-name="T97_16"><text:s/></text:span><text:span text:style-name="T97_17">molto</text:span><text:span text:style-name="T97_18"><text:s/></text:span><text:span text:style-name="T97_19">maggiore</text:span><text:span text:style-name="T97_20"><text:s/></text:span><text:span text:style-name="T97_21">in</text:span><text:span text:style-name="T97_22"><text:s/></text:span><text:span text:style-name="T97_23">termini</text:span><text:span text:style-name="T97_24"><text:s/></text:span><text:span text:style-name="T97_25">di</text:span><text:span text:style-name="T97_26"><text:s/></text:span><text:span text:style-name="T97_27">tempo</text:span><text:span text:style-name="T97_28">,<text:s/></text:span><text:span text:style-name="T97_29">skill</text:span><text:span text:style-name="T97_30">,<text:s/></text:span><text:span text:style-name="T97_31">studio</text:span><text:span text:style-name="T97_32"><text:s/></text:span><text:span text:style-name="T97_33">di</text:span><text:span text:style-name="T97_34"><text:s/></text:span><text:span text:style-name="T97_35">mercato</text:span><text:span text:style-name="T97_36"><text:s/></text:span><text:span text:style-name="T97_37">ed</text:span><text:span text:style-name="T97_38"><text:s/></text:span><text:span text:style-name="T97_39">attività</text:span><text:span text:style-name="T97_40">.</text:span></text:p>
      <text:p text:style-name="P98"><text:span text:style-name="T98_1">La</text:span><text:span text:style-name="T98_2"><text:s/></text:span><text:span text:style-name="T98_3">PI</text:span><text:span text:style-name="T98_4"><text:s/></text:span><text:span text:style-name="T98_5">produttiva</text:span><text:span text:style-name="T98_6"><text:s/></text:span><text:span text:style-name="T98_7">pura</text:span><text:span text:style-name="T98_8"><text:s/></text:span><text:span text:style-name="T98_9">può</text:span><text:span text:style-name="T98_10"><text:s/></text:span><text:span text:style-name="T98_11">essere</text:span><text:span text:style-name="T98_12"><text:s/></text:span><text:span text:style-name="T98_13">fatta</text:span><text:span text:style-name="T98_14"><text:s/></text:span><text:span text:style-name="T98_15">anche</text:span><text:span text:style-name="T98_16"><text:s/></text:span><text:span text:style-name="T98_17">in</text:span><text:span text:style-name="T98_18"><text:s/></text:span><text:span text:style-name="T98_19">HS</text:span><text:span text:style-name="T98_20"><text:s/></text:span><text:span text:style-name="T98_21">con</text:span><text:span text:style-name="T98_22"><text:s/></text:span><text:span text:style-name="T98_23">risultati</text:span><text:span text:style-name="T98_24"><text:s/></text:span><text:span text:style-name="T98_25">uguali</text:span><text:span text:style-name="T98_26"><text:s/></text:span><text:span text:style-name="T98_27">al</text:span><text:span text:style-name="T98_28"><text:s/></text:span><text:span text:style-name="T98_29">Null</text:span><text:span text:style-name="T98_30"><text:s/>(</text:span><text:span text:style-name="T98_31">a</text:span><text:span text:style-name="T98_32"><text:s/></text:span><text:span text:style-name="T98_33">parità</text:span><text:span text:style-name="T98_34"><text:s/></text:span><text:span text:style-name="T98_35">di</text:span><text:span text:style-name="T98_36"><text:s/></text:span><text:span text:style-name="T98_37">tasse</text:span><text:span text:style-name="T98_38">).</text:span></text:p>
      <text:p text:style-name="P99"><text:span text:style-name="T99_1">I</text:span><text:span text:style-name="T99_2"><text:s/></text:span><text:span text:style-name="T99_3">migliori</text:span><text:span text:style-name="T99_4"><text:s/></text:span><text:span text:style-name="T99_5">guadagni</text:span><text:span text:style-name="T99_6"><text:s/></text:span><text:span text:style-name="T99_7">si</text:span><text:span text:style-name="T99_8"><text:s/></text:span><text:span text:style-name="T99_9">ottengono</text:span><text:span text:style-name="T99_10"><text:s/></text:span><text:span text:style-name="T99_11">con</text:span><text:span text:style-name="T99_12"><text:s/></text:span><text:span text:style-name="T99_13">la</text:span><text:span text:style-name="T99_14"><text:s/></text:span><text:span text:style-name="T99_15">PI</text:span><text:span text:style-name="T99_16"><text:s/></text:span><text:span text:style-name="T99_17">produttiva</text:span><text:span text:style-name="T99_18">,<text:s/></text:span><text:span text:style-name="T99_19">ma</text:span><text:span text:style-name="T99_20"><text:s/></text:span><text:span text:style-name="T99_21">consiglio</text:span><text:span text:style-name="T99_22"><text:s/></text:span><text:span text:style-name="T99_23">di</text:span><text:span text:style-name="T99_24"><text:s/></text:span><text:span text:style-name="T99_25">lasciare</text:span><text:span text:style-name="T99_26"><text:s/></text:span><text:span text:style-name="T99_27">la</text:span><text:span text:style-name="T99_28"><text:s/></text:span><text:span text:style-name="T99_29">cosa</text:span><text:span text:style-name="T99_30"><text:s/></text:span><text:span text:style-name="T99_31">a</text:span><text:span text:style-name="T99_32"><text:s/></text:span><text:span text:style-name="T99_33">chi</text:span><text:span text:style-name="T99_34"><text:s/></text:span><text:span text:style-name="T99_35">ha</text:span><text:span text:style-name="T99_36"><text:s/></text:span><text:span text:style-name="T99_37">un</text:span><text:span text:style-name="T99_38"><text:s/></text:span><text:span text:style-name="T99_39">pò</text:span><text:span text:style-name="T99_40"><text:s/></text:span><text:span text:style-name="T99_41">di</text:span><text:span text:style-name="T99_42"><text:s/></text:span><text:span text:style-name="T99_43">esperienza</text:span><text:span text:style-name="T99_44">.<text:s/></text:span><text:span text:style-name="T99_45">per</text:span><text:span text:style-name="T99_46"><text:s/></text:span><text:span text:style-name="T99_47">i</text:span><text:span text:style-name="T99_48"><text:s/></text:span><text:span text:style-name="T99_49">neofiti</text:span><text:span text:style-name="T99_50"><text:s/></text:span><text:span text:style-name="T99_51">e</text:span><text:span text:style-name="T99_52"><text:s/></text:span><text:span text:style-name="T99_53">per</text:span><text:span text:style-name="T99_54"><text:s/></text:span><text:span text:style-name="T99_55">chi</text:span><text:span text:style-name="T99_56"><text:s/></text:span><text:span text:style-name="T99_57">non</text:span><text:span text:style-name="T99_58"><text:s/></text:span><text:span text:style-name="T99_59">vuole</text:span><text:span text:style-name="T99_60"><text:s/></text:span><text:span text:style-name="T99_61">dedicare</text:span><text:span text:style-name="T99_62"><text:s/></text:span><text:span text:style-name="T99_63">alla</text:span><text:span text:style-name="T99_64"><text:s/></text:span><text:span text:style-name="T99_65">PI</text:span><text:span text:style-name="T99_66"><text:s/></text:span><text:span text:style-name="T99_67">molte</text:span><text:span text:style-name="T99_68"><text:s/></text:span><text:span text:style-name="T99_69">attenzioni</text:span><text:span text:style-name="T99_70"><text:s/></text:span><text:span text:style-name="T99_71">consiglio</text:span><text:span text:style-name="T99_72"><text:s/></text:span><text:span text:style-name="T99_73">ampiamente</text:span><text:span text:style-name="T99_74"><text:s/></text:span><text:span text:style-name="T99_75">di</text:span><text:span text:style-name="T99_76"><text:s/></text:span><text:span text:style-name="T99_77">partire</text:span><text:span text:style-name="T99_78"><text:s/></text:span><text:span text:style-name="T99_79">dalla</text:span><text:span text:style-name="T99_80"><text:s/></text:span><text:span text:style-name="T99_81">PI</text:span><text:span text:style-name="T99_82"><text:s/></text:span><text:span text:style-name="T99_83">estrattiva</text:span><text:span text:style-name="T99_84">.</text:span></text:p>
      <text:p text:style-name="P100"><text:span text:style-name="T100_1">Ci</text:span><text:span text:style-name="T100_2"><text:s/></text:span><text:span text:style-name="T100_3">sono</text:span><text:span text:style-name="T100_4"><text:s/></text:span><text:span text:style-name="T100_5">anche</text:span><text:span text:style-name="T100_6"><text:s/></text:span><text:span text:style-name="T100_7">casi</text:span><text:span text:style-name="T100_8"><text:s/></text:span><text:span text:style-name="T100_9">ibridi</text:span><text:span text:style-name="T100_10"><text:s/></text:span><text:span text:style-name="T100_11">dove</text:span><text:span text:style-name="T100_12"><text:s/></text:span><text:span text:style-name="T100_13">una</text:span><text:span text:style-name="T100_14"><text:s/></text:span><text:span text:style-name="T100_15">parte</text:span><text:span text:style-name="T100_16"><text:s/></text:span><text:span text:style-name="T100_17">del</text:span><text:span text:style-name="T100_18"><text:s/></text:span><text:span text:style-name="T100_19">materiale</text:span><text:span text:style-name="T100_20"><text:s/></text:span><text:span text:style-name="T100_21">viene</text:span><text:span text:style-name="T100_22"><text:s/></text:span><text:span text:style-name="T100_23">estratto</text:span><text:span text:style-name="T100_24"><text:s/></text:span><text:span text:style-name="T100_25">e</text:span><text:span text:style-name="T100_26"><text:s/></text:span><text:span text:style-name="T100_27">parte</text:span><text:span text:style-name="T100_28"><text:s/></text:span><text:span text:style-name="T100_29">importato</text:span><text:span text:style-name="T100_30">.</text:span></text:p>
      <text:p text:style-name="P101"><text:span text:style-name="T101_1">Le</text:span><text:span text:style-name="T101_2"><text:s/></text:span><text:span text:style-name="T101_3">rendite</text:span><text:span text:style-name="T101_4"><text:s/></text:span><text:span text:style-name="T101_5">estrattive</text:span><text:span text:style-name="T101_6"><text:s/></text:span><text:span text:style-name="T101_7">ovviamente</text:span><text:span text:style-name="T101_8"><text:s/></text:span><text:span text:style-name="T101_9">variano</text:span><text:span text:style-name="T101_10"><text:s/></text:span><text:span text:style-name="T101_11">da</text:span><text:span text:style-name="T101_12"><text:s/></text:span><text:span text:style-name="T101_13">risorsa</text:span><text:span text:style-name="T101_14"><text:s/></text:span><text:span text:style-name="T101_15">a</text:span><text:span text:style-name="T101_16"><text:s/></text:span><text:span text:style-name="T101_17">risorsa</text:span><text:span text:style-name="T101_18">,<text:s/></text:span><text:span text:style-name="T101_19">da</text:span><text:span text:style-name="T101_20"><text:s/></text:span><text:span text:style-name="T101_21">pianeta</text:span><text:span text:style-name="T101_22"><text:s/></text:span><text:span text:style-name="T101_23">a</text:span><text:span text:style-name="T101_24"><text:s/></text:span><text:span text:style-name="T101_25">pianeta</text:span><text:span text:style-name="T101_26">,<text:s/></text:span><text:span text:style-name="T101_27">in</text:span><text:span text:style-name="T101_28"><text:s/></text:span><text:span text:style-name="T101_29">base</text:span><text:span text:style-name="T101_30"><text:s/></text:span><text:span text:style-name="T101_31">alla</text:span><text:span text:style-name="T101_32"><text:s/></text:span><text:span text:style-name="T101_33">configurazione</text:span><text:span text:style-name="T101_34"><text:s/></text:span><text:span text:style-name="T101_35">scelta</text:span><text:span text:style-name="T101_36">,<text:s/></text:span><text:span text:style-name="T101_37">al</text:span><text:span text:style-name="T101_38"><text:s/></text:span><text:span text:style-name="T101_39">tier</text:span><text:span text:style-name="T101_40"><text:s/></text:span><text:span text:style-name="T101_41">scelto</text:span><text:span text:style-name="T101_42"><text:s/></text:span><text:span text:style-name="T101_43">e</text:span><text:span text:style-name="T101_44"><text:s/></text:span><text:span text:style-name="T101_45">nel</text:span><text:span text:style-name="T101_46"><text:s/></text:span><text:span text:style-name="T101_47">tempo</text:span><text:span text:style-name="T101_48">,<text:s/></text:span><text:span text:style-name="T101_49">a</text:span><text:span text:style-name="T101_50"><text:s/></text:span><text:span text:style-name="T101_51">seconda</text:span><text:span text:style-name="T101_52"><text:s/></text:span><text:span text:style-name="T101_53">del</text:span><text:span text:style-name="T101_54"><text:s/></text:span><text:span text:style-name="T101_55">mercato</text:span><text:span text:style-name="T101_56">.</text:span></text:p>
      <text:p text:style-name="P102"><text:span text:style-name="T102_1">Cifre</text:span><text:span text:style-name="T102_2"><text:s/></text:span><text:span text:style-name="T102_3">del</text:span><text:span text:style-name="T102_4"><text:s/></text:span><text:span text:style-name="T102_5">tutto</text:span><text:span text:style-name="T102_6"><text:s/></text:span><text:span text:style-name="T102_7">normali</text:span><text:span text:style-name="T102_8"><text:s/></text:span><text:span text:style-name="T102_9">in</text:span><text:span text:style-name="T102_10"><text:s/></text:span><text:span text:style-name="T102_11">Null</text:span><text:span text:style-name="T102_12"><text:s/></text:span><text:span text:style-name="T102_13">sono</text:span><text:span text:style-name="T102_14"><text:s/>(</text:span><text:span text:style-name="T102_15">con</text:span><text:span text:style-name="T102_16"><text:s/></text:span><text:span text:style-name="T102_17">le</text:span><text:span text:style-name="T102_18"><text:s/></text:span><text:span text:style-name="T102_19">tasse</text:span><text:span text:style-name="T102_20"><text:s/></text:span><text:span text:style-name="T102_21">al</text:span><text:span text:style-name="T102_22"><text:s/>5%)<text:s/></text:span><text:span text:style-name="T102_23">intorno</text:span><text:span text:style-name="T102_24"><text:s/></text:span><text:span text:style-name="T102_25">ai</text:span><text:span text:style-name="T102_26"><text:s/>300-350<text:s/></text:span><text:span text:style-name="T102_27">Mil</text:span><text:span text:style-name="T102_28"><text:s/></text:span><text:span text:style-name="T102_29">al</text:span><text:span text:style-name="T102_30"><text:s/></text:span><text:span text:style-name="T102_31">mese</text:span><text:span text:style-name="T102_32"><text:s/></text:span><text:span text:style-name="T102_33">per</text:span><text:span text:style-name="T102_34"><text:s/></text:span><text:span text:style-name="T102_35">pilota</text:span><text:span text:style-name="T102_36"><text:s/></text:span><text:span text:style-name="T102_37">con</text:span><text:span text:style-name="T102_38"><text:s/></text:span><text:span text:style-name="T102_39">le</text:span><text:span text:style-name="T102_40"><text:s/></text:span><text:span text:style-name="T102_41">skill</text:span><text:span text:style-name="T102_42"><text:s/></text:span><text:span text:style-name="T102_43">di</text:span><text:span text:style-name="T102_44"><text:s/></text:span><text:span text:style-name="T102_45">cui</text:span><text:span text:style-name="T102_46"><text:s/></text:span><text:span text:style-name="T102_47">sopra</text:span><text:span text:style-name="T102_48">.</text:span></text:p>
      <text:p text:style-name="P103"><text:span text:style-name="T103_1">le</text:span><text:span text:style-name="T103_2"><text:s/></text:span><text:span text:style-name="T103_3">rendite</text:span><text:span text:style-name="T103_4"><text:s/></text:span><text:span text:style-name="T103_5">produttive</text:span><text:span text:style-name="T103_6"><text:s/></text:span><text:span text:style-name="T103_7">sono</text:span><text:span text:style-name="T103_8"><text:s/></text:span><text:span text:style-name="T103_9">estremamente</text:span><text:span text:style-name="T103_10"><text:s/></text:span><text:span text:style-name="T103_11">variabili</text:span><text:span text:style-name="T103_12">,<text:s/></text:span><text:span text:style-name="T103_13">si</text:span><text:span text:style-name="T103_14"><text:s/></text:span><text:span text:style-name="T103_15">può</text:span><text:span text:style-name="T103_16"><text:s/></text:span><text:span text:style-name="T103_17">andare</text:span><text:span text:style-name="T103_18"><text:s/></text:span><text:span text:style-name="T103_19">in</text:span><text:span text:style-name="T103_20"><text:s/></text:span><text:span text:style-name="T103_21">perdita</text:span><text:span text:style-name="T103_22">,<text:s/></text:span><text:span text:style-name="T103_23">come</text:span><text:span text:style-name="T103_24"><text:s/></text:span><text:span text:style-name="T103_25">si</text:span><text:span text:style-name="T103_26"><text:s/></text:span><text:span text:style-name="T103_27">possono</text:span><text:span text:style-name="T103_28"><text:s/></text:span><text:span text:style-name="T103_29">fare</text:span><text:span text:style-name="T103_30"><text:s/></text:span><text:span text:style-name="T103_31">diversi</text:span><text:span text:style-name="T103_32"><text:s/></text:span><text:span text:style-name="T103_33">B</text:span><text:span text:style-name="T103_34"><text:s/></text:span><text:span text:style-name="T103_35">al</text:span><text:span text:style-name="T103_36"><text:s/></text:span><text:span text:style-name="T103_37">mese</text:span><text:span text:style-name="T103_38"><text:s/></text:span><text:span text:style-name="T103_39">per</text:span><text:span text:style-name="T103_40"><text:s/></text:span><text:span text:style-name="T103_41">pilota</text:span><text:span text:style-name="T103_42">.</text:span></text:p>
      <text:p text:style-name="P104"/>
      <text:p text:style-name="P105"/>
      <text:p text:style-name="P106"/>
      <text:p text:style-name="P107"/>
      <text:h text:style-name="P108" text:outline-level="10"><text:bookmark-start text:name="h.8c2bvingzvib"/><text:bookmark-end text:name="h.8c2bvingzvib"/><text:span text:style-name="T108_1">Build</text:span></text:h>
      <text:p text:style-name="P109"><text:span text:style-name="T109_1">Una</text:span><text:span text:style-name="T109_2"><text:s/></text:span><text:span text:style-name="T109_3">volta</text:span><text:span text:style-name="T109_4"><text:s/></text:span><text:span text:style-name="T109_5">scelto</text:span><text:span text:style-name="T109_6"><text:s/></text:span><text:span text:style-name="T109_7">il</text:span><text:span text:style-name="T109_8"><text:s/></text:span><text:span text:style-name="T109_9">pianeta</text:span><text:span text:style-name="T109_10"><text:s/></text:span><text:span text:style-name="T109_11">da</text:span><text:span text:style-name="T109_12"><text:s/></text:span><text:span text:style-name="T109_13">colonizzare</text:span><text:span text:style-name="T109_14"><text:s/></text:span><text:span text:style-name="T109_15">occorre</text:span><text:span text:style-name="T109_16"><text:s/></text:span><text:span text:style-name="T109_17">sdocckare</text:span><text:span text:style-name="T109_18"><text:s/></text:span><text:span text:style-name="T109_19">con</text:span><text:span text:style-name="T109_20"><text:s/></text:span><text:span text:style-name="T109_21">una</text:span><text:span text:style-name="T109_22"><text:s/></text:span><text:span text:style-name="T109_23">nave</text:span><text:span text:style-name="T109_24"><text:s/></text:span><text:span text:style-name="T109_25">con</text:span><text:span text:style-name="T109_26"><text:s/></text:span><text:span text:style-name="T109_27">il</text:span><text:span text:style-name="T109_28"><text:s/></text:span><text:span text:style-name="T109_29">command</text:span><text:span text:style-name="T109_30"><text:s/></text:span><text:span text:style-name="T109_31">center</text:span><text:span text:style-name="T109_32"><text:s/></text:span><text:span text:style-name="T109_33">dello</text:span><text:span text:style-name="T109_34"><text:s/></text:span><text:span text:style-name="T109_35">stesso</text:span><text:span text:style-name="T109_36"><text:s/></text:span><text:span text:style-name="T109_37">tipo</text:span><text:span text:style-name="T109_38"><text:s/></text:span><text:span text:style-name="T109_39">del</text:span><text:span text:style-name="T109_40"><text:s/></text:span><text:span text:style-name="T109_41">pianeta</text:span><text:span text:style-name="T109_42"><text:s/></text:span><text:span text:style-name="T109_43">nel</text:span><text:span text:style-name="T109_44"><text:s/></text:span><text:span text:style-name="T109_45">cargo</text:span><text:span text:style-name="T109_46"><text:s/></text:span><text:span text:style-name="T109_47">e</text:span><text:span text:style-name="T109_48"><text:s/></text:span><text:span text:style-name="T109_49">trovarsi</text:span><text:span text:style-name="T109_50"><text:s/></text:span><text:span text:style-name="T109_51">su</text:span><text:span text:style-name="T109_52"><text:s/></text:span><text:span text:style-name="T109_53">un</text:span><text:span text:style-name="T109_54"><text:s/></text:span><text:span text:style-name="T109_55">qualunque</text:span><text:span text:style-name="T109_56"><text:s/></text:span><text:span text:style-name="T109_57">punto</text:span><text:span text:style-name="T109_58"><text:s/></text:span><text:span text:style-name="T109_59">del</text:span><text:span text:style-name="T109_60"><text:s/></text:span><text:span text:style-name="T109_61">sistema</text:span><text:span text:style-name="T109_62"><text:s/>(</text:span><text:span text:style-name="T109_63">tipicamente</text:span><text:span text:style-name="T109_64"><text:s/></text:span><text:span text:style-name="T109_65">in</text:span><text:span text:style-name="T109_66"><text:s/></text:span><text:span text:style-name="T109_67">POS</text:span><text:span text:style-name="T109_68">,<text:s/></text:span><text:span text:style-name="T109_69">altrimenti</text:span><text:span text:style-name="T109_70"><text:s/></text:span><text:span text:style-name="T109_71">si</text:span><text:span text:style-name="T109_72">,<text:s/></text:span><text:span text:style-name="T109_73">cloackatevi</text:span><text:span text:style-name="T109_74"><text:s/></text:span><text:span text:style-name="T109_75">se</text:span><text:span text:style-name="T109_76"><text:s/></text:span><text:span text:style-name="T109_77">siete</text:span><text:span text:style-name="T109_78"><text:s/></text:span><text:span text:style-name="T109_79">impossibilitati</text:span><text:span text:style-name="T109_80"><text:s/></text:span><text:span text:style-name="T109_81">ad</text:span><text:span text:style-name="T109_82"><text:s/></text:span><text:span text:style-name="T109_83">andare</text:span><text:span text:style-name="T109_84"><text:s/></text:span><text:span text:style-name="T109_85">in</text:span><text:span text:style-name="T109_86"><text:s/></text:span><text:span text:style-name="T109_87">POS</text:span><text:span text:style-name="T109_88">).</text:span></text:p>
      <text:p text:style-name="P110"/>
      <text:h text:style-name="P111" text:outline-level="10"><text:bookmark-start text:name="h.68q5rn2mciw4"/><text:bookmark-end text:name="h.68q5rn2mciw4"/><text:span text:style-name="T111_1">Command</text:span><text:span text:style-name="T111_2"><text:s/></text:span><text:span text:style-name="T111_3">Center</text:span><text:span text:style-name="T111_4"><text:s/>(</text:span><text:span text:style-name="T111_5">CC</text:span><text:span text:style-name="T111_6">)</text:span></text:h>
      <text:p text:style-name="P112"><text:span text:style-name="T112_1">La</text:span><text:span text:style-name="T112_2"><text:s/></text:span><text:span text:style-name="T112_3">prima</text:span><text:span text:style-name="T112_4"><text:s/></text:span><text:span text:style-name="T112_5">cosa</text:span><text:span text:style-name="T112_6"><text:s/></text:span><text:span text:style-name="T112_7">da</text:span><text:span text:style-name="T112_8"><text:s/></text:span><text:span text:style-name="T112_9">fare</text:span><text:span text:style-name="T112_10"><text:s/></text:span><text:span text:style-name="T112_11">è</text:span><text:span text:style-name="T112_12"><text:s/></text:span><text:span text:style-name="T112_13">piazzare</text:span><text:span text:style-name="T112_14"><text:s/></text:span><text:span text:style-name="T112_15">il</text:span><text:span text:style-name="T112_16"><text:s/></text:span><text:span text:style-name="T112_17">Command</text:span><text:span text:style-name="T112_18"><text:s/></text:span><text:span text:style-name="T112_19">Center</text:span><text:span text:style-name="T112_20">.<text:s/></text:span><text:span text:style-name="T112_21">Si</text:span><text:span text:style-name="T112_22"><text:s/></text:span><text:span text:style-name="T112_23">fa</text:span><text:span text:style-name="T112_24"><text:s/></text:span><text:span text:style-name="T112_25">dall</text:span><text:span text:style-name="T112_26">’</text:span><text:span text:style-name="T112_27">interfaccia</text:span><text:span text:style-name="T112_28"><text:s/></text:span><text:span text:style-name="T112_29">Build</text:span><text:span text:style-name="T112_30">/</text:span><text:span text:style-name="T112_31">command</text:span><text:span text:style-name="T112_32"><text:s/></text:span><text:span text:style-name="T112_33">center</text:span><text:span text:style-name="T112_34"><text:s/></text:span><text:span text:style-name="T112_35">della</text:span><text:span text:style-name="T112_36"><text:s/></text:span><text:span text:style-name="T112_37">modalità</text:span><text:span text:style-name="T112_38"><text:s/></text:span><text:span text:style-name="T112_39">view</text:span><text:span text:style-name="T112_40"><text:s/></text:span><text:span text:style-name="T112_41">in</text:span><text:span text:style-name="T112_42"><text:s/></text:span><text:span text:style-name="T112_43">Planet</text:span><text:span text:style-name="T112_44"><text:s/></text:span><text:span text:style-name="T112_45">Mode</text:span><text:span text:style-name="T112_46">.</text:span></text:p>
      <text:p text:style-name="P113"><text:span text:style-name="T113_1">Dove</text:span><text:span text:style-name="T113_2"><text:s/></text:span><text:span text:style-name="T113_3">piazzarlo</text:span><text:span text:style-name="T113_4">?<text:s/></text:span><text:span text:style-name="T113_5">Siccome</text:span><text:span text:style-name="T113_6"><text:s/></text:span><text:span text:style-name="T113_7">all</text:span><text:span text:style-name="T113_8">’</text:span><text:span text:style-name="T113_9">apertura</text:span><text:span text:style-name="T113_10"><text:s/></text:span><text:span text:style-name="T113_11">dell</text:span><text:span text:style-name="T113_12">’</text:span><text:span text:style-name="T113_13">interfaccia</text:span><text:span text:style-name="T113_14"><text:s/></text:span><text:span text:style-name="T113_15">Planet</text:span><text:span text:style-name="T113_16"><text:s/></text:span><text:span text:style-name="T113_17">Mode</text:span><text:span text:style-name="T113_18"><text:s/></text:span><text:span text:style-name="T113_19">lo</text:span><text:span text:style-name="T113_20"><text:s/></text:span><text:span text:style-name="T113_21">zoom</text:span><text:span text:style-name="T113_22"><text:s/></text:span><text:span text:style-name="T113_23">verà</text:span><text:span text:style-name="T113_24"><text:s/></text:span><text:span text:style-name="T113_25">centrato</text:span><text:span text:style-name="T113_26"><text:s/></text:span><text:span text:style-name="T113_27">sul</text:span><text:span text:style-name="T113_28"><text:s/></text:span><text:span text:style-name="T113_29">CC</text:span><text:span text:style-name="T113_30"><text:s/></text:span><text:span text:style-name="T113_31">non</text:span><text:span text:style-name="T113_32"><text:s/></text:span><text:span text:style-name="T113_33">vogliamo</text:span><text:span text:style-name="T113_34"><text:s/></text:span><text:span text:style-name="T113_35">che</text:span><text:span text:style-name="T113_36"><text:s/></text:span><text:span text:style-name="T113_37">il</text:span><text:span text:style-name="T113_38"><text:s/></text:span><text:span text:style-name="T113_39">CC</text:span><text:span text:style-name="T113_40"><text:s/></text:span><text:span text:style-name="T113_41">sia</text:span><text:span text:style-name="T113_42"><text:s/></text:span><text:span text:style-name="T113_43">troppo</text:span><text:span text:style-name="T113_44"><text:s/></text:span><text:span text:style-name="T113_45">lontano</text:span><text:span text:style-name="T113_46"><text:s/></text:span><text:span text:style-name="T113_47">dall</text:span><text:span text:style-name="T113_48">’</text:span><text:span text:style-name="T113_49">area</text:span><text:span text:style-name="T113_50"><text:s/></text:span><text:span text:style-name="T113_51">dove</text:span><text:span text:style-name="T113_52"><text:s/></text:span><text:span text:style-name="T113_53">vorremmo</text:span><text:span text:style-name="T113_54"><text:s/></text:span><text:span text:style-name="T113_55">sviluppare</text:span><text:span text:style-name="T113_56"><text:s/></text:span><text:span text:style-name="T113_57">le</text:span><text:span text:style-name="T113_58"><text:s/></text:span><text:span text:style-name="T113_59">nostre</text:span><text:span text:style-name="T113_60"><text:s/></text:span><text:span text:style-name="T113_61">strutture</text:span><text:span text:style-name="T113_62">.<text:s/></text:span><text:span text:style-name="T113_63">D</text:span><text:span text:style-name="T113_64">’</text:span><text:span text:style-name="T113_65">altra</text:span><text:span text:style-name="T113_66"><text:s/></text:span><text:span text:style-name="T113_67">parte</text:span><text:span text:style-name="T113_68"><text:s/></text:span><text:span text:style-name="T113_69">non</text:span><text:span text:style-name="T113_70"><text:s/></text:span><text:span text:style-name="T113_71">lo</text:span><text:span text:style-name="T113_72"><text:s/></text:span><text:span text:style-name="T113_73">vogliamo</text:span><text:span text:style-name="T113_74"><text:s/></text:span><text:span text:style-name="T113_75">nemmeno</text:span><text:span text:style-name="T113_76"><text:s/></text:span><text:span text:style-name="T113_77">troppo</text:span><text:span text:style-name="T113_78"><text:s/></text:span><text:span text:style-name="T113_79">vicino</text:span><text:span text:style-name="T113_80"><text:s/></text:span><text:span text:style-name="T113_81">per</text:span><text:span text:style-name="T113_82"><text:s/></text:span><text:span text:style-name="T113_83">non</text:span><text:span text:style-name="T113_84"><text:s/></text:span><text:span text:style-name="T113_85">rubare</text:span><text:span text:style-name="T113_86"><text:s/></text:span><text:span text:style-name="T113_87">spazio</text:span><text:span text:style-name="T113_88"><text:s/></text:span><text:span text:style-name="T113_89">alle</text:span><text:span text:style-name="T113_90"><text:s/></text:span><text:span text:style-name="T113_91">strutture</text:span><text:span text:style-name="T113_92"><text:s/></text:span><text:span text:style-name="T113_93">od</text:span><text:span text:style-name="T113_94"><text:s/></text:span><text:span text:style-name="T113_95">ostacolare</text:span><text:span text:style-name="T113_96"><text:s/></text:span><text:span text:style-name="T113_97">le</text:span><text:span text:style-name="T113_98"><text:s/></text:span><text:span text:style-name="T113_99">estrazioni</text:span><text:span text:style-name="T113_100"><text:s/>(</text:span><text:span text:style-name="T113_101">si</text:span><text:span text:style-name="T113_102"><text:s/></text:span><text:span text:style-name="T113_103">può</text:span><text:span text:style-name="T113_104"><text:s/></text:span><text:span text:style-name="T113_105">estrarre</text:span><text:span text:style-name="T113_106"><text:s/></text:span><text:span text:style-name="T113_107">sopra</text:span><text:span text:style-name="T113_108"><text:s/></text:span><text:span text:style-name="T113_109">strutture</text:span><text:span text:style-name="T113_110"><text:s/></text:span><text:span text:style-name="T113_111">senza</text:span><text:span text:style-name="T113_112"><text:s/></text:span><text:span text:style-name="T113_113">problemi</text:span><text:span text:style-name="T113_114">,<text:s/></text:span><text:span text:style-name="T113_115">solo</text:span><text:span text:style-name="T113_116"><text:s/></text:span><text:span text:style-name="T113_117">che</text:span><text:span text:style-name="T113_118"><text:s/></text:span><text:span text:style-name="T113_119">lo</text:span><text:span text:style-name="T113_120"><text:s/></text:span><text:span text:style-name="T113_121">spostamento</text:span><text:span text:style-name="T113_122"><text:s/></text:span><text:span text:style-name="T113_123">di</text:span><text:span text:style-name="T113_124"><text:s/></text:span><text:span text:style-name="T113_125">estrattori</text:span><text:span text:style-name="T113_126"><text:s/></text:span><text:span text:style-name="T113_127">sopra</text:span><text:span text:style-name="T113_128"><text:s/></text:span><text:span text:style-name="T113_129">di</text:span><text:span text:style-name="T113_130"><text:s/></text:span><text:span text:style-name="T113_131">esse</text:span><text:span text:style-name="T113_132"><text:s/></text:span><text:span text:style-name="T113_133">è</text:span><text:span text:style-name="T113_134"><text:s/></text:span><text:span text:style-name="T113_135">un</text:span><text:span text:style-name="T113_136"><text:s/></text:span><text:span text:style-name="T113_137">pò</text:span><text:span text:style-name="T113_138"><text:s/></text:span><text:span text:style-name="T113_139">problematico</text:span><text:span text:style-name="T113_140">).<text:s/></text:span><text:span text:style-name="T113_141">Non</text:span><text:span text:style-name="T113_142"><text:s/></text:span><text:span text:style-name="T113_143">è</text:span><text:span text:style-name="T113_144"><text:s/></text:span><text:span text:style-name="T113_145">necessario</text:span><text:span text:style-name="T113_146"><text:s/></text:span><text:span text:style-name="T113_147">che</text:span><text:span text:style-name="T113_148"><text:s/></text:span><text:span text:style-name="T113_149">il</text:span><text:span text:style-name="T113_150"><text:s/></text:span><text:span text:style-name="T113_151">CC</text:span><text:span text:style-name="T113_152"><text:s/></text:span><text:span text:style-name="T113_153">sia</text:span><text:span text:style-name="T113_154"><text:s/></text:span><text:span text:style-name="T113_155">vicino</text:span><text:span text:style-name="T113_156"><text:s/></text:span><text:span text:style-name="T113_157">o</text:span><text:span text:style-name="T113_158"><text:s/></text:span><text:span text:style-name="T113_159">collegato</text:span><text:span text:style-name="T113_160"><text:s/></text:span><text:span text:style-name="T113_161">alle</text:span><text:span text:style-name="T113_162"><text:s/></text:span><text:span text:style-name="T113_163">nostre</text:span><text:span text:style-name="T113_164"><text:s/></text:span><text:span text:style-name="T113_165">strutture</text:span><text:span text:style-name="T113_166">.<text:s/></text:span><text:span text:style-name="T113_167">Mettiamolo</text:span><text:span text:style-name="T113_168"><text:s/></text:span><text:span text:style-name="T113_169">quindi</text:span><text:span text:style-name="T113_170"><text:s/></text:span><text:span text:style-name="T113_171">in</text:span><text:span text:style-name="T113_172"><text:s/></text:span><text:span text:style-name="T113_173">una</text:span><text:span text:style-name="T113_174"><text:s/></text:span><text:span text:style-name="T113_175">zona</text:span><text:span text:style-name="T113_176"><text:s/></text:span><text:span text:style-name="T113_177">poco</text:span><text:span text:style-name="T113_178"><text:s/></text:span><text:span text:style-name="T113_179">interessante</text:span><text:span text:style-name="T113_180"><text:s/></text:span><text:span text:style-name="T113_181">li</text:span><text:span text:style-name="T113_182"><text:s/></text:span><text:span text:style-name="T113_183">vicino</text:span><text:span text:style-name="T113_184">,<text:s/></text:span><text:span text:style-name="T113_185">ma</text:span><text:span text:style-name="T113_186"><text:s/></text:span><text:span text:style-name="T113_187">non</text:span><text:span text:style-name="T113_188"><text:s/></text:span><text:span text:style-name="T113_189">troppo</text:span><text:span text:style-name="T113_190"><text:s/></text:span><text:span text:style-name="T113_191">vicino</text:span><text:span text:style-name="T113_192">.</text:span></text:p>
      <text:p text:style-name="P114"><text:span text:style-name="T114_1">Il</text:span><text:span text:style-name="T114_2"><text:s/></text:span><text:span text:style-name="T114_3">CC</text:span><text:span text:style-name="T114_4"><text:s/></text:span><text:span text:style-name="T114_5">fornisce</text:span><text:span text:style-name="T114_6"><text:s/></text:span><text:span text:style-name="T114_7">CPU</text:span><text:span text:style-name="T114_8"><text:s/></text:span><text:span text:style-name="T114_9">e</text:span><text:span text:style-name="T114_10"><text:s/></text:span><text:span text:style-name="T114_11">Power</text:span><text:span text:style-name="T114_12"><text:s/></text:span><text:span text:style-name="T114_13">a</text:span><text:span text:style-name="T114_14"><text:s/></text:span><text:span text:style-name="T114_15">tutte</text:span><text:span text:style-name="T114_16"><text:s/></text:span><text:span text:style-name="T114_17">le</text:span><text:span text:style-name="T114_18"><text:s/></text:span><text:span text:style-name="T114_19">nostre</text:span><text:span text:style-name="T114_20"><text:s/></text:span><text:span text:style-name="T114_21">strutture</text:span><text:span text:style-name="T114_22"><text:s/></text:span><text:span text:style-name="T114_23">che</text:span><text:span text:style-name="T114_24"><text:s/></text:span><text:span text:style-name="T114_25">invece</text:span><text:span text:style-name="T114_26"><text:s/></text:span><text:span text:style-name="T114_27">consumano</text:span><text:span text:style-name="T114_28"><text:s/></text:span><text:span text:style-name="T114_29">tutte</text:span><text:span text:style-name="T114_30"><text:s/></text:span><text:span text:style-name="T114_31">CPU</text:span><text:span text:style-name="T114_32"><text:s/></text:span><text:span text:style-name="T114_33">e</text:span><text:span text:style-name="T114_34"><text:s/></text:span><text:span text:style-name="T114_35">Power</text:span><text:span text:style-name="T114_36">.<text:s/></text:span><text:span text:style-name="T114_37">Cliccando</text:span><text:span text:style-name="T114_38"><text:s/></text:span><text:span text:style-name="T114_39">sul</text:span><text:span text:style-name="T114_40"><text:s/></text:span><text:span text:style-name="T114_41">CC</text:span><text:span text:style-name="T114_42"><text:s/></text:span><text:span text:style-name="T114_43">si</text:span><text:span text:style-name="T114_44"><text:s/></text:span><text:span text:style-name="T114_45">vede</text:span><text:span text:style-name="T114_46"><text:s/></text:span><text:span text:style-name="T114_47">la</text:span><text:span text:style-name="T114_48"><text:s/></text:span><text:span text:style-name="T114_49">CPU</text:span><text:span text:style-name="T114_50"><text:s/></text:span><text:span text:style-name="T114_51">e</text:span><text:span text:style-name="T114_52"><text:s/></text:span><text:span text:style-name="T114_53">la</text:span><text:span text:style-name="T114_54"><text:s/></text:span><text:span text:style-name="T114_55">Power</text:span><text:span text:style-name="T114_56"><text:s/></text:span><text:span text:style-name="T114_57">rimasta</text:span><text:span text:style-name="T114_58"><text:s/></text:span><text:span text:style-name="T114_59">sia</text:span><text:span text:style-name="T114_60"><text:s/></text:span><text:span text:style-name="T114_61">in</text:span><text:span text:style-name="T114_62"><text:s/></text:span><text:span text:style-name="T114_63">termini</text:span><text:span text:style-name="T114_64"><text:s/>%<text:s/></text:span><text:span text:style-name="T114_65">che</text:span><text:span text:style-name="T114_66"><text:s/></text:span><text:span text:style-name="T114_67">assoluti</text:span><text:span text:style-name="T114_68"><text:s/>(</text:span><text:span text:style-name="T114_69">meglio</text:span><text:span text:style-name="T114_70">).</text:span></text:p>
      <text:p text:style-name="P115"><text:span text:style-name="T115_1">Il</text:span><text:span text:style-name="T115_2"><text:s/></text:span><text:span text:style-name="T115_3">CC</text:span><text:span text:style-name="T115_4"><text:s/></text:span><text:span text:style-name="T115_5">ha</text:span><text:span text:style-name="T115_6"><text:s/></text:span><text:span text:style-name="T115_7">diverse</text:span><text:span text:style-name="T115_8"><text:s/></text:span><text:span text:style-name="T115_9">funzioni</text:span><text:span text:style-name="T115_10"><text:s/></text:span><text:span text:style-name="T115_11">che</text:span><text:span text:style-name="T115_12"><text:s/></text:span><text:span text:style-name="T115_13">non</text:span><text:span text:style-name="T115_14"><text:s/></text:span><text:span text:style-name="T115_15">spiego</text:span><text:span text:style-name="T115_16"><text:s/></text:span><text:span text:style-name="T115_17">perchè</text:span><text:span text:style-name="T115_18"><text:s/></text:span><text:span text:style-name="T115_19">assolutamente</text:span><text:span text:style-name="T115_20"><text:s/></text:span><text:span text:style-name="T115_21">inutili</text:span><text:span text:style-name="T115_22"><text:s/></text:span><text:span text:style-name="T115_23">tranne</text:span><text:span text:style-name="T115_24"><text:s/></text:span><text:span text:style-name="T115_25">una</text:span><text:span text:style-name="T115_26">:</text:span></text:p>
      <text:p text:style-name="P116"><text:span text:style-name="T116_1">la</text:span><text:span text:style-name="T116_2"><text:s/></text:span><text:span text:style-name="T116_3">possibilità</text:span><text:span text:style-name="T116_4"><text:s/></text:span><text:span text:style-name="T116_5">di</text:span><text:span text:style-name="T116_6"><text:s/></text:span><text:span text:style-name="T116_7">upgradare</text:span><text:span text:style-name="T116_8"><text:s/></text:span><text:span text:style-name="T116_9">il</text:span><text:span text:style-name="T116_10"><text:s/></text:span><text:span text:style-name="T116_11">CC</text:span><text:span text:style-name="T116_12"><text:s/></text:span><text:span text:style-name="T116_13">in</text:span><text:span text:style-name="T116_14"><text:s/></text:span><text:span text:style-name="T116_15">modo</text:span><text:span text:style-name="T116_16"><text:s/></text:span><text:span text:style-name="T116_17">che</text:span><text:span text:style-name="T116_18"><text:s/></text:span><text:span text:style-name="T116_19">fornisca</text:span><text:span text:style-name="T116_20"><text:s/></text:span><text:span text:style-name="T116_21">più</text:span><text:span text:style-name="T116_22"><text:s/></text:span><text:span text:style-name="T116_23">CPU</text:span><text:span text:style-name="T116_24">/</text:span><text:span text:style-name="T116_25">Power</text:span><text:span text:style-name="T116_26"><text:s/>(</text:span><text:span text:style-name="T116_27">la</text:span><text:span text:style-name="T116_28"><text:s/></text:span><text:span text:style-name="T116_29">potenzialità</text:span><text:span text:style-name="T116_30"><text:s/></text:span><text:span text:style-name="T116_31">di</text:span><text:span text:style-name="T116_32"><text:s/></text:span><text:span text:style-name="T116_33">upgrade</text:span><text:span text:style-name="T116_34"><text:s/></text:span><text:span text:style-name="T116_35">dipende</text:span><text:span text:style-name="T116_36"><text:s/></text:span><text:span text:style-name="T116_37">dalla</text:span><text:span text:style-name="T116_38"><text:s/></text:span><text:span text:style-name="T116_39">vostra</text:span><text:span text:style-name="T116_40"><text:s/></text:span><text:span text:style-name="T116_41">skill</text:span><text:span text:style-name="T116_42"><text:s/></text:span><text:span text:style-name="T116_43">Command</text:span><text:span text:style-name="T116_44"><text:s/></text:span><text:span text:style-name="T116_45">Center</text:span><text:span text:style-name="T116_46"><text:s/></text:span><text:span text:style-name="T116_47">Upgrade</text:span><text:span text:style-name="T116_48">).<text:s/></text:span><text:span text:style-name="T116_49">Attenzione</text:span><text:span text:style-name="T116_50">:<text:s/></text:span><text:span text:style-name="T116_51">l</text:span><text:span text:style-name="T116_52">’</text:span><text:span text:style-name="T116_53">upgrade</text:span><text:span text:style-name="T116_54"><text:s/></text:span><text:span text:style-name="T116_55">costa</text:span><text:span text:style-name="T116_56">,<text:s/></text:span><text:span text:style-name="T116_57">anche</text:span><text:span text:style-name="T116_58"><text:s/></text:span><text:span text:style-name="T116_59">qualche</text:span><text:span text:style-name="T116_60"><text:s/></text:span><text:span text:style-name="T116_61">milione</text:span><text:span text:style-name="T116_62">.<text:s/></text:span><text:span text:style-name="T116_63">Va</text:span><text:span text:style-name="T116_64"><text:s/></text:span><text:span text:style-name="T116_65">assolutamente</text:span><text:span text:style-name="T116_66"><text:s/></text:span><text:span text:style-name="T116_67">fatto</text:span><text:span text:style-name="T116_68"><text:s/></text:span><text:span text:style-name="T116_69">e</text:span><text:span text:style-name="T116_70"><text:s/></text:span><text:span text:style-name="T116_71">al</text:span><text:span text:style-name="T116_72"><text:s/></text:span><text:span text:style-name="T116_73">massimo</text:span><text:span text:style-name="T116_74"><text:s/></text:span><text:span text:style-name="T116_75">possibile</text:span><text:span text:style-name="T116_76"><text:s/></text:span><text:span text:style-name="T116_77">dopo</text:span><text:span text:style-name="T116_78"><text:s/></text:span><text:span text:style-name="T116_79">che</text:span><text:span text:style-name="T116_80"><text:s/></text:span><text:span text:style-name="T116_81">siete</text:span><text:span text:style-name="T116_82"><text:s/></text:span><text:span text:style-name="T116_83">sicuri</text:span><text:span text:style-name="T116_84"><text:s/></text:span><text:span text:style-name="T116_85">della</text:span><text:span text:style-name="T116_86"><text:s/></text:span><text:span text:style-name="T116_87">zona</text:span><text:span text:style-name="T116_88">.</text:span></text:p>
      <text:p text:style-name="P117"/>
      <text:h text:style-name="P118" text:outline-level="10"><text:bookmark-start text:name="h.ghx2qvp51z99"/><text:bookmark-end text:name="h.ghx2qvp51z99"/><text:span text:style-name="T118_1">Extractor</text:span><text:span text:style-name="T118_2"><text:s/></text:span><text:span text:style-name="T118_3">Control</text:span><text:span text:style-name="T118_4"><text:s/></text:span><text:span text:style-name="T118_5">Unit</text:span><text:span text:style-name="T118_6"><text:s/>(</text:span><text:span text:style-name="T118_7">ECU</text:span><text:span text:style-name="T118_8">)</text:span></text:h>
      <text:p text:style-name="P119"><text:span text:style-name="T119_1">E</text:span><text:span text:style-name="T119_2">’<text:s/></text:span><text:span text:style-name="T119_3">la</text:span><text:span text:style-name="T119_4"><text:s/></text:span><text:span text:style-name="T119_5">struttura</text:span><text:span text:style-name="T119_6"><text:s/></text:span><text:span text:style-name="T119_7">di</text:span><text:span text:style-name="T119_8"><text:s/></text:span><text:span text:style-name="T119_9">controllo</text:span><text:span text:style-name="T119_10"><text:s/></text:span><text:span text:style-name="T119_11">delle</text:span><text:span text:style-name="T119_12"><text:s/></text:span><text:span text:style-name="T119_13">estrazioni</text:span><text:span text:style-name="T119_14"><text:s/></text:span><text:span text:style-name="T119_15">e</text:span><text:span text:style-name="T119_16"><text:s/></text:span><text:span text:style-name="T119_17">da</text:span><text:span text:style-name="T119_18"><text:s/></text:span><text:span text:style-name="T119_19">qui</text:span><text:span text:style-name="T119_20"><text:s/></text:span><text:span text:style-name="T119_21">si</text:span><text:span text:style-name="T119_22"><text:s/></text:span><text:span text:style-name="T119_23">pianifica</text:span><text:span text:style-name="T119_24"><text:s/></text:span><text:span text:style-name="T119_25">il</text:span><text:span text:style-name="T119_26"><text:s/></text:span><text:span text:style-name="T119_27">programma</text:span><text:span text:style-name="T119_28"><text:s/></text:span><text:span text:style-name="T119_29">di</text:span><text:span text:style-name="T119_30"><text:s/></text:span><text:span text:style-name="T119_31">estrazione</text:span><text:span text:style-name="T119_32">.</text:span></text:p>
      <text:p text:style-name="P120"><text:span text:style-name="T120_1">E</text:span><text:span text:style-name="T120_2">’<text:s/></text:span><text:span text:style-name="T120_3">una</text:span><text:span text:style-name="T120_4"><text:s/></text:span><text:span text:style-name="T120_5">struttura</text:span><text:span text:style-name="T120_6"><text:s/></text:span><text:span text:style-name="T120_7">costosa</text:span><text:span text:style-name="T120_8"><text:s/></text:span><text:span text:style-name="T120_9">in</text:span><text:span text:style-name="T120_10"><text:s/></text:span><text:span text:style-name="T120_11">termini</text:span><text:span text:style-name="T120_12"><text:s/></text:span><text:span text:style-name="T120_13">di</text:span><text:span text:style-name="T120_14"><text:s/></text:span><text:span text:style-name="T120_15">Power</text:span><text:span text:style-name="T120_16"><text:s/>(2600)<text:s/></text:span><text:span text:style-name="T120_17">e</text:span><text:span text:style-name="T120_18"><text:s/></text:span><text:span text:style-name="T120_19">che</text:span><text:span text:style-name="T120_20"><text:s/></text:span><text:span text:style-name="T120_21">di</text:span><text:span text:style-name="T120_22"><text:s/></text:span><text:span text:style-name="T120_23">per</text:span><text:span text:style-name="T120_24"><text:s/></text:span><text:span text:style-name="T120_25">se</text:span><text:span text:style-name="T120_26"><text:s/></text:span><text:span text:style-name="T120_27">non</text:span><text:span text:style-name="T120_28"><text:s/></text:span><text:span text:style-name="T120_29">estrae</text:span><text:span text:style-name="T120_30"><text:s/></text:span><text:span text:style-name="T120_31">nulla</text:span><text:span text:style-name="T120_32">,<text:s/></text:span><text:span text:style-name="T120_33">ma</text:span><text:span text:style-name="T120_34"><text:s/></text:span><text:span text:style-name="T120_35">pemette</text:span><text:span text:style-name="T120_36"><text:s/></text:span><text:span text:style-name="T120_37">l</text:span><text:span text:style-name="T120_38">’</text:span><text:span text:style-name="T120_39">installazione</text:span><text:span text:style-name="T120_40"><text:s/></text:span><text:span text:style-name="T120_41">di</text:span><text:span text:style-name="T120_42"><text:s/></text:span><text:span text:style-name="T120_43">testate</text:span><text:span text:style-name="T120_44"><text:s/></text:span><text:span text:style-name="T120_45">estrattive</text:span><text:span text:style-name="T120_46"><text:s/></text:span><text:span text:style-name="T120_47">EHU</text:span><text:span text:style-name="T120_48"><text:s/></text:span><text:span text:style-name="T120_49">che</text:span><text:span text:style-name="T120_50"><text:s/></text:span><text:span text:style-name="T120_51">invece</text:span><text:span text:style-name="T120_52"><text:s/></text:span><text:span text:style-name="T120_53">estraggono</text:span><text:span text:style-name="T120_54"><text:s/></text:span><text:span text:style-name="T120_55">risorse</text:span><text:span text:style-name="T120_56">.</text:span></text:p>
      <text:p text:style-name="P121"><text:span text:style-name="T121_1">Dove</text:span><text:span text:style-name="T121_2"><text:s/></text:span><text:span text:style-name="T121_3">piazzare</text:span><text:span text:style-name="T121_4"><text:s/></text:span><text:span text:style-name="T121_5">la</text:span><text:span text:style-name="T121_6"><text:s/></text:span><text:span text:style-name="T121_7">ECU</text:span><text:span text:style-name="T121_8">?<text:s/></text:span><text:span text:style-name="T121_9">La</text:span><text:span text:style-name="T121_10"><text:s/></text:span><text:span text:style-name="T121_11">ECU</text:span><text:span text:style-name="T121_12"><text:s/></text:span><text:span text:style-name="T121_13">ha</text:span><text:span text:style-name="T121_14"><text:s/></text:span><text:span text:style-name="T121_15">un</text:span><text:span text:style-name="T121_16"><text:s/></text:span><text:span text:style-name="T121_17">raggio</text:span><text:span text:style-name="T121_18"><text:s/></text:span><text:span text:style-name="T121_19">all</text:span><text:span text:style-name="T121_20">’</text:span><text:span text:style-name="T121_21">interno</text:span><text:span text:style-name="T121_22"><text:s/></text:span><text:span text:style-name="T121_23">del</text:span><text:span text:style-name="T121_24"><text:s/></text:span><text:span text:style-name="T121_25">quale</text:span><text:span text:style-name="T121_26"><text:s/></text:span><text:span text:style-name="T121_27">si</text:span><text:span text:style-name="T121_28"><text:s/></text:span><text:span text:style-name="T121_29">possono</text:span><text:span text:style-name="T121_30"><text:s/></text:span><text:span text:style-name="T121_31">installare</text:span><text:span text:style-name="T121_32"><text:s/></text:span><text:span text:style-name="T121_33">le</text:span><text:span text:style-name="T121_34"><text:s/></text:span><text:span text:style-name="T121_35">EHU</text:span><text:span text:style-name="T121_36"><text:s/></text:span><text:span text:style-name="T121_37">controllate</text:span><text:span text:style-name="T121_38"><text:s/></text:span><text:span text:style-name="T121_39">dall</text:span><text:span text:style-name="T121_40">’</text:span><text:span text:style-name="T121_41">ECU</text:span><text:span text:style-name="T121_42">.<text:s/></text:span><text:span text:style-name="T121_43">Occorre</text:span><text:span text:style-name="T121_44"><text:s/></text:span><text:span text:style-name="T121_45">quindi</text:span><text:span text:style-name="T121_46"><text:s/></text:span><text:span text:style-name="T121_47">fare</text:span><text:span text:style-name="T121_48"><text:s/></text:span><text:span text:style-name="T121_49">in</text:span><text:span text:style-name="T121_50"><text:s/></text:span><text:span text:style-name="T121_51">modo</text:span><text:span text:style-name="T121_52"><text:s/></text:span><text:span text:style-name="T121_53">che</text:span><text:span text:style-name="T121_54"><text:s/></text:span><text:span text:style-name="T121_55">questo</text:span><text:span text:style-name="T121_56"><text:s/></text:span><text:span text:style-name="T121_57">raggio</text:span><text:span text:style-name="T121_58"><text:s/></text:span><text:span text:style-name="T121_59">includa</text:span><text:span text:style-name="T121_60"><text:s/></text:span><text:span text:style-name="T121_61">quante</text:span><text:span text:style-name="T121_62"><text:s/></text:span><text:span text:style-name="T121_63">più</text:span><text:span text:style-name="T121_64"><text:s/></text:span><text:span text:style-name="T121_65">zone</text:span><text:span text:style-name="T121_66"><text:s/></text:span><text:span text:style-name="T121_67">di</text:span><text:span text:style-name="T121_68"><text:s/></text:span><text:span text:style-name="T121_69">abbondanza</text:span><text:span text:style-name="T121_70"><text:s/></text:span><text:span text:style-name="T121_71">della</text:span><text:span text:style-name="T121_72"><text:s/></text:span><text:span text:style-name="T121_73">risorsa</text:span><text:span text:style-name="T121_74"><text:s/></text:span><text:span text:style-name="T121_75">desiderata</text:span><text:span text:style-name="T121_76"><text:s/></text:span><text:span text:style-name="T121_77">con</text:span><text:span text:style-name="T121_78"><text:s/></text:span><text:span text:style-name="T121_79">particolare</text:span><text:span text:style-name="T121_80"><text:s/></text:span><text:span text:style-name="T121_81">attenzione</text:span><text:span text:style-name="T121_82"><text:s/></text:span><text:span text:style-name="T121_83">alle</text:span><text:span text:style-name="T121_84"><text:s/></text:span><text:span text:style-name="T121_85">zone</text:span><text:span text:style-name="T121_86"><text:s/></text:span><text:span text:style-name="T121_87">di</text:span><text:span text:style-name="T121_88"><text:s/></text:span><text:span text:style-name="T121_89">maggiore</text:span><text:span text:style-name="T121_90"><text:s/></text:span><text:span text:style-name="T121_91">concentrazione</text:span><text:span text:style-name="T121_92">.<text:s/></text:span><text:span text:style-name="T121_93">Se</text:span><text:span text:style-name="T121_94"><text:s/></text:span><text:span text:style-name="T121_95">fossero</text:span><text:span text:style-name="T121_96"><text:s/></text:span><text:span text:style-name="T121_97">presenti</text:span><text:span text:style-name="T121_98"><text:s/></text:span><text:span text:style-name="T121_99">una</text:span><text:span text:style-name="T121_100"><text:s/></text:span><text:span text:style-name="T121_101">o</text:span><text:span text:style-name="T121_102"><text:s/></text:span><text:span text:style-name="T121_103">più</text:span><text:span text:style-name="T121_104"><text:s/></text:span><text:span text:style-name="T121_105">zone</text:span><text:span text:style-name="T121_106"><text:s/>“</text:span><text:span text:style-name="T121_107">alternative</text:span><text:span text:style-name="T121_108">”<text:s/></text:span><text:span text:style-name="T121_109">non</text:span><text:span text:style-name="T121_110"><text:s/></text:span><text:span text:style-name="T121_111">troppo</text:span><text:span text:style-name="T121_112"><text:s/></text:span><text:span text:style-name="T121_113">lontane</text:span><text:span text:style-name="T121_114"><text:s/></text:span><text:span text:style-name="T121_115">si</text:span><text:span text:style-name="T121_116"><text:s/></text:span><text:span text:style-name="T121_117">più</text:span><text:span text:style-name="T121_118"><text:s/></text:span><text:span text:style-name="T121_119">fare</text:span><text:span text:style-name="T121_120"><text:s/></text:span><text:span text:style-name="T121_121">in</text:span><text:span text:style-name="T121_122"><text:s/></text:span><text:span text:style-name="T121_123">modo</text:span><text:span text:style-name="T121_124"><text:s/>(</text:span><text:span text:style-name="T121_125">sempre</text:span><text:span text:style-name="T121_126"><text:s/></text:span><text:span text:style-name="T121_127">includendo</text:span><text:span text:style-name="T121_128"><text:s/></text:span><text:span text:style-name="T121_129">in</text:span><text:span text:style-name="T121_130"><text:s/></text:span><text:span text:style-name="T121_131">maniera</text:span><text:span text:style-name="T121_132"><text:s/></text:span><text:span text:style-name="T121_133">netta</text:span><text:span text:style-name="T121_134"><text:s/></text:span><text:span text:style-name="T121_135">tutte</text:span><text:span text:style-name="T121_136"><text:s/></text:span><text:span text:style-name="T121_137">le</text:span><text:span text:style-name="T121_138"><text:s/></text:span><text:span text:style-name="T121_139">zone</text:span><text:span text:style-name="T121_140"><text:s/></text:span><text:span text:style-name="T121_141">migliori</text:span><text:span text:style-name="T121_142">)<text:s/></text:span><text:span text:style-name="T121_143">di</text:span><text:span text:style-name="T121_144"><text:s/>“</text:span><text:span text:style-name="T121_145">tendere</text:span><text:span text:style-name="T121_146">”<text:s/></text:span><text:span text:style-name="T121_147">un</text:span><text:span text:style-name="T121_148"><text:s/></text:span><text:span text:style-name="T121_149">pò</text:span><text:span text:style-name="T121_150"><text:s/></text:span><text:span text:style-name="T121_151">verso</text:span><text:span text:style-name="T121_152"><text:s/></text:span><text:span text:style-name="T121_153">questa</text:span><text:span text:style-name="T121_154">/</text:span><text:span text:style-name="T121_155">e</text:span><text:span text:style-name="T121_156"><text:s/></text:span><text:span text:style-name="T121_157">zona</text:span><text:span text:style-name="T121_158">/</text:span><text:span text:style-name="T121_159">e</text:span><text:span text:style-name="T121_160">.</text:span></text:p>
      <text:p text:style-name="P122"><text:span text:style-name="T122_1">Cliccando</text:span><text:span text:style-name="T122_2"><text:s/></text:span><text:span text:style-name="T122_3">sull</text:span><text:span text:style-name="T122_4">’</text:span><text:span text:style-name="T122_5">ECU</text:span><text:span text:style-name="T122_6"><text:s/></text:span><text:span text:style-name="T122_7">appaiono</text:span><text:span text:style-name="T122_8"><text:s/></text:span><text:span text:style-name="T122_9">diversi</text:span><text:span text:style-name="T122_10"><text:s/></text:span><text:span text:style-name="T122_11">pulsanti</text:span><text:span text:style-name="T122_12"><text:s/></text:span><text:span text:style-name="T122_13">che</text:span><text:span text:style-name="T122_14"><text:s/></text:span><text:span text:style-name="T122_15">attivano</text:span><text:span text:style-name="T122_16"><text:s/></text:span><text:span text:style-name="T122_17">funzioni</text:span><text:span text:style-name="T122_18">,<text:s/></text:span><text:span text:style-name="T122_19">in</text:span><text:span text:style-name="T122_20"><text:s/></text:span><text:span text:style-name="T122_21">particolare</text:span><text:span text:style-name="T122_22"><text:s/></text:span><text:span text:style-name="T122_23">descriverò</text:span><text:span text:style-name="T122_24">:</text:span></text:p>
      <text:list text:style-name="LS7" xml:id="list28">
        <text:list-item>
          <text:p text:style-name="P123"><text:span text:style-name="T123_1">Survey</text:span><text:span text:style-name="T123_2"><text:s/></text:span><text:span text:style-name="T123_3">for</text:span><text:span text:style-name="T123_4"><text:s/></text:span><text:span text:style-name="T123_5">deposits</text:span><text:span text:style-name="T123_6"><text:s/></text:span><text:span text:style-name="T123_7">che</text:span><text:span text:style-name="T123_8"><text:s/></text:span><text:span text:style-name="T123_9">attiva</text:span><text:span text:style-name="T123_10"><text:s/></text:span><text:span text:style-name="T123_11">la</text:span><text:span text:style-name="T123_12"><text:s/></text:span><text:span text:style-name="T123_13">finestra</text:span><text:span text:style-name="T123_14"><text:s/></text:span><text:span text:style-name="T123_15">del</text:span><text:span text:style-name="T123_16"><text:s/></text:span><text:span text:style-name="T123_17">programma</text:span><text:span text:style-name="T123_18"><text:s/></text:span><text:span text:style-name="T123_19">di</text:span><text:span text:style-name="T123_20"><text:s/></text:span><text:span text:style-name="T123_21">estrazione</text:span><text:span text:style-name="T123_22"><text:s/></text:span><text:span text:style-name="T123_23">a</text:span><text:span text:style-name="T123_24"><text:s/></text:span><text:span text:style-name="T123_25">cui</text:span><text:span text:style-name="T123_26"><text:s/></text:span><text:span text:style-name="T123_27">dedicherò</text:span><text:span text:style-name="T123_28"><text:s/></text:span><text:span text:style-name="T123_29">la</text:span><text:span text:style-name="T123_30"><text:s/></text:span><text:span text:style-name="T123_31">prossima</text:span><text:span text:style-name="T123_32"><text:s/></text:span><text:span text:style-name="T123_33">importante</text:span><text:span text:style-name="T123_34"><text:s/></text:span><text:span text:style-name="T123_35">sezione</text:span></text:p>
        </text:list-item>
        <text:list-item>
          <text:p text:style-name="P124"><text:span text:style-name="T124_1">Products</text:span><text:span text:style-name="T124_2"><text:s/></text:span><text:span text:style-name="T124_3">che</text:span><text:span text:style-name="T124_4"><text:s/></text:span><text:span text:style-name="T124_5">indica</text:span><text:span text:style-name="T124_6"><text:s/></text:span><text:span text:style-name="T124_7">quali</text:span><text:span text:style-name="T124_8"><text:s/></text:span><text:span text:style-name="T124_9">prodotti</text:span><text:span text:style-name="T124_10"><text:s/></text:span><text:span text:style-name="T124_11">sono</text:span><text:span text:style-name="T124_12"><text:s/></text:span><text:span text:style-name="T124_13">estratti</text:span><text:span text:style-name="T124_14"><text:s/></text:span><text:span text:style-name="T124_15">e</text:span><text:span text:style-name="T124_16"><text:s/></text:span><text:span text:style-name="T124_17">se</text:span><text:span text:style-name="T124_18"><text:s/></text:span><text:span text:style-name="T124_19">sono</text:span><text:span text:style-name="T124_20"><text:s/></text:span><text:span text:style-name="T124_21">o</text:span><text:span text:style-name="T124_22"><text:s/></text:span><text:span text:style-name="T124_23">meno</text:span><text:span text:style-name="T124_24"><text:s/></text:span><text:span text:style-name="T124_25">instradati</text:span><text:span text:style-name="T124_26"><text:s/></text:span><text:span text:style-name="T124_27">verso</text:span><text:span text:style-name="T124_28"><text:s/></text:span><text:span text:style-name="T124_29">un</text:span><text:span text:style-name="T124_30"><text:s/></text:span><text:span text:style-name="T124_31">magazzino</text:span><text:span text:style-name="T124_32">/</text:span><text:span text:style-name="T124_33">fabbrica</text:span><text:span text:style-name="T124_34"><text:s/>(</text:span><text:span text:style-name="T124_35">vedi</text:span><text:span text:style-name="T124_36"><text:s/></text:span><text:span text:style-name="T124_37">seguito</text:span><text:span text:style-name="T124_38">)</text:span></text:p>
        </text:list-item>
      </text:list>
      <text:p text:style-name="P125"/>
      <text:h text:style-name="P126" text:outline-level="10"><text:bookmark-start text:name="h.39qw1chuvidm"/><text:bookmark-end text:name="h.39qw1chuvidm"/><text:span text:style-name="T126_1">Programma</text:span><text:span text:style-name="T126_2"><text:s/></text:span><text:span text:style-name="T126_3">di</text:span><text:span text:style-name="T126_4"><text:s/></text:span><text:span text:style-name="T126_5">estrazione</text:span></text:h>
      <text:p text:style-name="P127"><text:span text:style-name="T127_1">La</text:span><text:span text:style-name="T127_2"><text:s/></text:span><text:span text:style-name="T127_3">finestra</text:span><text:span text:style-name="T127_4"><text:s/></text:span><text:span text:style-name="T127_5">di</text:span><text:span text:style-name="T127_6"><text:s/></text:span><text:span text:style-name="T127_7">estrazione</text:span><text:span text:style-name="T127_8"><text:s/></text:span><text:span text:style-name="T127_9">contiene</text:span><text:span text:style-name="T127_10"><text:s/></text:span><text:span text:style-name="T127_11">diverse</text:span><text:span text:style-name="T127_12"><text:s/></text:span><text:span text:style-name="T127_13">informazioni</text:span><text:span text:style-name="T127_14">.</text:span></text:p>
      <text:p text:style-name="P128"><text:span text:style-name="T128_1">In</text:span><text:span text:style-name="T128_2"><text:s/></text:span><text:span text:style-name="T128_3">alto</text:span><text:span text:style-name="T128_4"><text:s/></text:span><text:span text:style-name="T128_5">a</text:span><text:span text:style-name="T128_6"><text:s/></text:span><text:span text:style-name="T128_7">destra</text:span><text:span text:style-name="T128_8"><text:s/></text:span><text:span text:style-name="T128_9">ci</text:span><text:span text:style-name="T128_10"><text:s/></text:span><text:span text:style-name="T128_11">sono</text:span><text:span text:style-name="T128_12"><text:s/></text:span><text:span text:style-name="T128_13">i</text:span><text:span text:style-name="T128_14"><text:s/>5<text:s/></text:span><text:span text:style-name="T128_15">materiali</text:span><text:span text:style-name="T128_16"><text:s/></text:span><text:span text:style-name="T128_17">raw</text:span><text:span text:style-name="T128_18"><text:s/></text:span><text:span text:style-name="T128_19">presenti</text:span><text:span text:style-name="T128_20"><text:s/></text:span><text:span text:style-name="T128_21">sul</text:span><text:span text:style-name="T128_22"><text:s/></text:span><text:span text:style-name="T128_23">pianeta</text:span><text:span text:style-name="T128_24">,<text:s/></text:span><text:span text:style-name="T128_25">cliccando</text:span><text:span text:style-name="T128_26"><text:s/></text:span><text:span text:style-name="T128_27">su</text:span><text:span text:style-name="T128_28"><text:s/></text:span><text:span text:style-name="T128_29">quello</text:span><text:span text:style-name="T128_30"><text:s/></text:span><text:span text:style-name="T128_31">che</text:span><text:span text:style-name="T128_32"><text:s/></text:span><text:span text:style-name="T128_33">vi</text:span><text:span text:style-name="T128_34"><text:s/></text:span><text:span text:style-name="T128_35">interessa</text:span><text:span text:style-name="T128_36"><text:s/></text:span><text:span text:style-name="T128_37">ricomparirà</text:span><text:span text:style-name="T128_38"><text:s/></text:span><text:span text:style-name="T128_39">la</text:span><text:span text:style-name="T128_40"><text:s/></text:span><text:span text:style-name="T128_41">visione</text:span><text:span text:style-name="T128_42"><text:s/></text:span><text:span text:style-name="T128_43">in</text:span><text:span text:style-name="T128_44"><text:s/></text:span><text:span text:style-name="T128_45">modalità</text:span><text:span text:style-name="T128_46"><text:s/></text:span><text:span text:style-name="T128_47">scan</text:span><text:span text:style-name="T128_48"><text:s/></text:span><text:span text:style-name="T128_49">e</text:span><text:span text:style-name="T128_50"><text:s/></text:span><text:span text:style-name="T128_51">si</text:span><text:span text:style-name="T128_52"><text:s/></text:span><text:span text:style-name="T128_53">selezionerà</text:span><text:span text:style-name="T128_54"><text:s/></text:span><text:span text:style-name="T128_55">l</text:span><text:span text:style-name="T128_56">’</text:span><text:span text:style-name="T128_57">estrazione</text:span><text:span text:style-name="T128_58"><text:s/></text:span><text:span text:style-name="T128_59">di</text:span><text:span text:style-name="T128_60"><text:s/></text:span><text:span text:style-name="T128_61">quel</text:span><text:span text:style-name="T128_62"><text:s/></text:span><text:span text:style-name="T128_63">prodotto</text:span><text:span text:style-name="T128_64">.</text:span></text:p>
      <text:p text:style-name="P129"><text:span text:style-name="T129_1">a</text:span><text:span text:style-name="T129_2"><text:s/></text:span><text:span text:style-name="T129_3">sinistra</text:span><text:span text:style-name="T129_4"><text:s/></text:span><text:span text:style-name="T129_5">ci</text:span><text:span text:style-name="T129_6"><text:s/></text:span><text:span text:style-name="T129_7">sono</text:span><text:span text:style-name="T129_8"><text:s/></text:span><text:span text:style-name="T129_9">alcuni</text:span><text:span text:style-name="T129_10"><text:s/></text:span><text:span text:style-name="T129_11">pulsanti</text:span><text:span text:style-name="T129_12"><text:s/></text:span><text:span text:style-name="T129_13">che</text:span><text:span text:style-name="T129_14"><text:s/></text:span><text:span text:style-name="T129_15">attivano</text:span><text:span text:style-name="T129_16"><text:s/></text:span><text:span text:style-name="T129_17">al</text:span><text:span text:style-name="T129_18"><text:s/></text:span><text:span text:style-name="T129_19">click</text:span><text:span text:style-name="T129_20"><text:s/></text:span><text:span text:style-name="T129_21">fino</text:span><text:span text:style-name="T129_22"><text:s/></text:span><text:span text:style-name="T129_23">a</text:span><text:span text:style-name="T129_24"><text:s/>10<text:s/></text:span><text:span text:style-name="T129_25">EHU</text:span><text:span text:style-name="T129_26"><text:s/>(</text:span><text:span text:style-name="T129_27">ognuna</text:span><text:span text:style-name="T129_28"><text:s/></text:span><text:span text:style-name="T129_29">richiede</text:span><text:span text:style-name="T129_30"><text:s/>550<text:s/></text:span><text:span text:style-name="T129_31">Pow</text:span><text:span text:style-name="T129_32">).</text:span></text:p>
      <text:p text:style-name="P130"><text:span text:style-name="T130_1">Il</text:span><text:span text:style-name="T130_2"><text:s/></text:span><text:span text:style-name="T130_3">numero</text:span><text:span text:style-name="T130_4"><text:s/></text:span><text:span text:style-name="T130_5">che</text:span><text:span text:style-name="T130_6"><text:s/></text:span><text:span text:style-name="T130_7">compare</text:span><text:span text:style-name="T130_8"><text:s/></text:span><text:span text:style-name="T130_9">vicino</text:span><text:span text:style-name="T130_10"><text:s/></text:span><text:span text:style-name="T130_11">al</text:span><text:span text:style-name="T130_12"><text:s/></text:span><text:span text:style-name="T130_13">punto</text:span><text:span text:style-name="T130_14"><text:s/></text:span><text:span text:style-name="T130_15">della</text:span><text:span text:style-name="T130_16"><text:s/></text:span><text:span text:style-name="T130_17">testata</text:span><text:span text:style-name="T130_18"><text:s/></text:span><text:span text:style-name="T130_19">indica</text:span><text:span text:style-name="T130_20"><text:s/></text:span><text:span text:style-name="T130_21">l</text:span><text:span text:style-name="T130_22">’</text:span><text:span text:style-name="T130_23">abbondanza</text:span><text:span text:style-name="T130_24"><text:s/></text:span><text:span text:style-name="T130_25">dell</text:span><text:span text:style-name="T130_26">’</text:span><text:span text:style-name="T130_27">estrazione</text:span><text:span text:style-name="T130_28"><text:s/>(</text:span><text:span text:style-name="T130_29">anche</text:span><text:span text:style-name="T130_30"><text:s/></text:span><text:span text:style-name="T130_31">se</text:span><text:span text:style-name="T130_32"><text:s/></text:span><text:span text:style-name="T130_33">non</text:span><text:span text:style-name="T130_34"><text:s/></text:span><text:span text:style-name="T130_35">è</text:span><text:span text:style-name="T130_36"><text:s/></text:span><text:span text:style-name="T130_37">stata</text:span><text:span text:style-name="T130_38"><text:s/></text:span><text:span text:style-name="T130_39">trovata</text:span><text:span text:style-name="T130_40"><text:s/></text:span><text:span text:style-name="T130_41">una</text:span><text:span text:style-name="T130_42"><text:s/></text:span><text:span text:style-name="T130_43">relazione</text:span><text:span text:style-name="T130_44"><text:s/></text:span><text:span text:style-name="T130_45">matematica</text:span><text:span text:style-name="T130_46"><text:s/></text:span><text:span text:style-name="T130_47">tra</text:span><text:span text:style-name="T130_48"><text:s/></text:span><text:span text:style-name="T130_49">questi</text:span><text:span text:style-name="T130_50"><text:s/></text:span><text:span text:style-name="T130_51">numeri</text:span><text:span text:style-name="T130_52"><text:s/></text:span><text:span text:style-name="T130_53">e</text:span><text:span text:style-name="T130_54"><text:s/></text:span><text:span text:style-name="T130_55">valore</text:span><text:span text:style-name="T130_56"><text:s/></text:span><text:span text:style-name="T130_57">effettivamente</text:span><text:span text:style-name="T130_58"><text:s/></text:span><text:span text:style-name="T130_59">estratto</text:span><text:span text:style-name="T130_60">.<text:s/></text:span><text:span text:style-name="T130_61">Sembra</text:span><text:span text:style-name="T130_62"><text:s/></text:span><text:span text:style-name="T130_63">cambiare</text:span><text:span text:style-name="T130_64"><text:s/></text:span><text:span text:style-name="T130_65">da</text:span><text:span text:style-name="T130_66"><text:s/></text:span><text:span text:style-name="T130_67">risorsa</text:span><text:span text:style-name="T130_68"><text:s/></text:span><text:span text:style-name="T130_69">a</text:span><text:span text:style-name="T130_70"><text:s/></text:span><text:span text:style-name="T130_71">risorsa</text:span><text:span text:style-name="T130_72"><text:s/></text:span><text:span text:style-name="T130_73">e</text:span><text:span text:style-name="T130_74"><text:s/></text:span><text:span text:style-name="T130_75">da</text:span><text:span text:style-name="T130_76"><text:s/></text:span><text:span text:style-name="T130_77">pianeta</text:span><text:span text:style-name="T130_78"><text:s/></text:span><text:span text:style-name="T130_79">a</text:span><text:span text:style-name="T130_80"><text:s/></text:span><text:span text:style-name="T130_81">pianeta</text:span><text:span text:style-name="T130_82">.<text:s/></text:span><text:span text:style-name="T130_83">Ci</text:span><text:span text:style-name="T130_84"><text:s/></text:span><text:span text:style-name="T130_85">sono</text:span><text:span text:style-name="T130_86"><text:s/></text:span><text:span text:style-name="T130_87">valori</text:span><text:span text:style-name="T130_88"><text:s/></text:span><text:span text:style-name="T130_89">nascosti</text:span><text:span text:style-name="T130_90">).</text:span></text:p>
      <text:p text:style-name="P131"><text:span text:style-name="T131_1">Questo</text:span><text:span text:style-name="T131_2"><text:s/></text:span><text:span text:style-name="T131_3">numero</text:span><text:span text:style-name="T131_4"><text:s/></text:span><text:span text:style-name="T131_5">è</text:span><text:span text:style-name="T131_6"><text:s/></text:span><text:span text:style-name="T131_7">verosimile</text:span><text:span text:style-name="T131_8"><text:s/></text:span><text:span text:style-name="T131_9">e</text:span><text:span text:style-name="T131_10"><text:s/></text:span><text:span text:style-name="T131_11">non</text:span><text:span text:style-name="T131_12"><text:s/></text:span><text:span text:style-name="T131_13">sembra</text:span><text:span text:style-name="T131_14"><text:s/>“</text:span><text:span text:style-name="T131_15">ingannato</text:span><text:span text:style-name="T131_16">”<text:s/></text:span><text:span text:style-name="T131_17">da</text:span><text:span text:style-name="T131_18"><text:s/></text:span><text:span text:style-name="T131_19">eventuali</text:span><text:span text:style-name="T131_20"><text:s/></text:span><text:span text:style-name="T131_21">basse</text:span><text:span text:style-name="T131_22"><text:s/></text:span><text:span text:style-name="T131_23">skill</text:span><text:span text:style-name="T131_24"><text:s/></text:span><text:span text:style-name="T131_25">in</text:span><text:span text:style-name="T131_26"><text:s/></text:span><text:span text:style-name="T131_27">Planetology</text:span><text:span text:style-name="T131_28"><text:s/></text:span><text:span text:style-name="T131_29">e</text:span><text:span text:style-name="T131_30"><text:s/></text:span><text:span text:style-name="T131_31">Advanced</text:span><text:span text:style-name="T131_32"><text:s/></text:span><text:span text:style-name="T131_33">Planetology</text:span><text:span text:style-name="T131_34">.<text:s/></text:span><text:span text:style-name="T131_35">Un</text:span><text:span text:style-name="T131_36"><text:s/></text:span><text:span text:style-name="T131_37">numero</text:span><text:span text:style-name="T131_38"><text:s/></text:span><text:span text:style-name="T131_39">in</text:span><text:span text:style-name="T131_40"><text:s/></text:span><text:span text:style-name="T131_41">rosso</text:span><text:span text:style-name="T131_42"><text:s/></text:span><text:span text:style-name="T131_43">in</text:span><text:span text:style-name="T131_44"><text:s/></text:span><text:span text:style-name="T131_45">forma</text:span><text:span text:style-name="T131_46"><text:s/></text:span><text:span text:style-name="T131_47">di</text:span><text:span text:style-name="T131_48"><text:s/></text:span><text:span text:style-name="T131_49">percentuale</text:span><text:span text:style-name="T131_50"><text:s/></text:span><text:span text:style-name="T131_51">indica</text:span><text:span text:style-name="T131_52"><text:s/></text:span><text:span text:style-name="T131_53">la</text:span><text:span text:style-name="T131_54"><text:s/>%<text:s/></text:span><text:span text:style-name="T131_55">di</text:span><text:span text:style-name="T131_56"><text:s/></text:span><text:span text:style-name="T131_57">sovrapposizione</text:span><text:span text:style-name="T131_58"><text:s/></text:span><text:span text:style-name="T131_59">di</text:span><text:span text:style-name="T131_60"><text:s/></text:span><text:span text:style-name="T131_61">due</text:span><text:span text:style-name="T131_62"><text:s/></text:span><text:span text:style-name="T131_63">estrattori</text:span><text:span text:style-name="T131_64">,<text:s/></text:span><text:span text:style-name="T131_65">condizione</text:span><text:span text:style-name="T131_66"><text:s/></text:span><text:span text:style-name="T131_67">in</text:span><text:span text:style-name="T131_68"><text:s/></text:span><text:span text:style-name="T131_69">generale</text:span><text:span text:style-name="T131_70"><text:s/></text:span><text:span text:style-name="T131_71">non</text:span><text:span text:style-name="T131_72"><text:s/></text:span><text:span text:style-name="T131_73">ottimale</text:span><text:span text:style-name="T131_74"><text:s/></text:span><text:span text:style-name="T131_75">in</text:span><text:span text:style-name="T131_76"><text:s/></text:span><text:span text:style-name="T131_77">quanto</text:span><text:span text:style-name="T131_78"><text:s/></text:span><text:span text:style-name="T131_79">in</text:span><text:span text:style-name="T131_80"><text:s/></text:span><text:span text:style-name="T131_81">una</text:span><text:span text:style-name="T131_82"><text:s/></text:span><text:span text:style-name="T131_83">determinata</text:span><text:span text:style-name="T131_84"><text:s/></text:span><text:span text:style-name="T131_85">area</text:span><text:span text:style-name="T131_86"><text:s/></text:span><text:span text:style-name="T131_87">un</text:span><text:span text:style-name="T131_88"><text:s/></text:span><text:span text:style-name="T131_89">solo</text:span><text:span text:style-name="T131_90"><text:s/></text:span><text:span text:style-name="T131_91">estrattore</text:span><text:span text:style-name="T131_92"><text:s/></text:span><text:span text:style-name="T131_93">ha</text:span><text:span text:style-name="T131_94"><text:s/></text:span><text:span text:style-name="T131_95">effetto</text:span><text:span text:style-name="T131_96">.</text:span></text:p>
      <text:p text:style-name="P132"><text:span text:style-name="T132_1">Ex</text:span><text:span text:style-name="T132_2">.<text:s/></text:span><text:span text:style-name="T132_3">Provate</text:span><text:span text:style-name="T132_4"><text:s/></text:span><text:span text:style-name="T132_5">a</text:span><text:span text:style-name="T132_6"><text:s/></text:span><text:span text:style-name="T132_7">spostare</text:span><text:span text:style-name="T132_8"><text:s/></text:span><text:span text:style-name="T132_9">gli</text:span><text:span text:style-name="T132_10"><text:s/></text:span><text:span text:style-name="T132_11">EHU</text:span><text:span text:style-name="T132_12"><text:s/>(</text:span><text:span text:style-name="T132_13">usatene</text:span><text:span text:style-name="T132_14"><text:s/>2-4)<text:s/></text:span><text:span text:style-name="T132_15">in</text:span><text:span text:style-name="T132_16"><text:s/></text:span><text:span text:style-name="T132_17">zone</text:span><text:span text:style-name="T132_18"><text:s/></text:span><text:span text:style-name="T132_19">diverse</text:span><text:span text:style-name="T132_20"><text:s/></text:span><text:span text:style-name="T132_21">ed</text:span><text:span text:style-name="T132_22"><text:s/></text:span><text:span text:style-name="T132_23">osservate</text:span><text:span text:style-name="T132_24"><text:s/></text:span><text:span text:style-name="T132_25">gli</text:span><text:span text:style-name="T132_26"><text:s/></text:span><text:span text:style-name="T132_27">effetti</text:span><text:span text:style-name="T132_28"><text:s/></text:span><text:span text:style-name="T132_29">numerici</text:span><text:span text:style-name="T132_30">.</text:span></text:p>
      <text:p text:style-name="P133"><text:span text:style-name="T133_1">In</text:span><text:span text:style-name="T133_2"><text:s/></text:span><text:span text:style-name="T133_3">basso</text:span><text:span text:style-name="T133_4"><text:s/></text:span><text:span text:style-name="T133_5">sotto</text:span><text:span text:style-name="T133_6"><text:s/></text:span><text:span text:style-name="T133_7">il</text:span><text:span text:style-name="T133_8"><text:s/></text:span><text:span text:style-name="T133_9">grafico</text:span><text:span text:style-name="T133_10"><text:s/></text:span><text:span text:style-name="T133_11">vedete</text:span><text:span text:style-name="T133_12"><text:s/></text:span><text:span text:style-name="T133_13">la</text:span><text:span text:style-name="T133_14"><text:s/></text:span><text:span text:style-name="T133_15">lunghezza</text:span><text:span text:style-name="T133_16"><text:s/></text:span><text:span text:style-name="T133_17">del</text:span><text:span text:style-name="T133_18"><text:s/></text:span><text:span text:style-name="T133_19">programma</text:span><text:span text:style-name="T133_20"><text:s/>(</text:span><text:span text:style-name="T133_21">in</text:span><text:span text:style-name="T133_22"><text:s/></text:span><text:span text:style-name="T133_23">hours</text:span><text:span text:style-name="T133_24"><text:s/></text:span><text:span text:style-name="T133_25">o</text:span><text:span text:style-name="T133_26"><text:s/></text:span><text:span text:style-name="T133_27">days</text:span><text:span text:style-name="T133_28">/</text:span><text:span text:style-name="T133_29">hours</text:span><text:span text:style-name="T133_30">,<text:s/></text:span><text:span text:style-name="T133_31">che</text:span><text:span text:style-name="T133_32"><text:s/></text:span><text:span text:style-name="T133_33">indica</text:span><text:span text:style-name="T133_34"><text:s/></text:span><text:span text:style-name="T133_35">il</text:span><text:span text:style-name="T133_36"><text:s/></text:span><text:span text:style-name="T133_37">tempo</text:span><text:span text:style-name="T133_38"><text:s/></text:span><text:span text:style-name="T133_39">in</text:span><text:span text:style-name="T133_40"><text:s/></text:span><text:span text:style-name="T133_41">cui</text:span><text:span text:style-name="T133_42"><text:s/></text:span><text:span text:style-name="T133_43">gli</text:span><text:span text:style-name="T133_44"><text:s/></text:span><text:span text:style-name="T133_45">EHU</text:span><text:span text:style-name="T133_46"><text:s/></text:span><text:span text:style-name="T133_47">finiscono</text:span><text:span text:style-name="T133_48"><text:s/></text:span><text:span text:style-name="T133_49">il</text:span><text:span text:style-name="T133_50"><text:s/></text:span><text:span text:style-name="T133_51">programma</text:span><text:span text:style-name="T133_52"><text:s/></text:span><text:span text:style-name="T133_53">di</text:span><text:span text:style-name="T133_54"><text:s/></text:span><text:span text:style-name="T133_55">estrazione</text:span><text:span text:style-name="T133_56"><text:s/></text:span><text:span text:style-name="T133_57">e</text:span><text:span text:style-name="T133_58"><text:s/></text:span><text:span text:style-name="T133_59">quindi</text:span><text:span text:style-name="T133_60"><text:s/></text:span><text:span text:style-name="T133_61">si</text:span><text:span text:style-name="T133_62"><text:s/></text:span><text:span text:style-name="T133_63">fermano</text:span><text:span text:style-name="T133_64">,<text:s/></text:span><text:span text:style-name="T133_65">richiedendo</text:span><text:span text:style-name="T133_66"><text:s/></text:span><text:span text:style-name="T133_67">un</text:span><text:span text:style-name="T133_68"><text:s/></text:span><text:span text:style-name="T133_69">vostro</text:span><text:span text:style-name="T133_70"><text:s/></text:span><text:span text:style-name="T133_71">intervento</text:span><text:span text:style-name="T133_72"><text:s/></text:span><text:span text:style-name="T133_73">manuale</text:span><text:span text:style-name="T133_74"><text:s/>(</text:span><text:span text:style-name="T133_75">anche</text:span><text:span text:style-name="T133_76"><text:s/></text:span><text:span text:style-name="T133_77">remoto</text:span><text:span text:style-name="T133_78"><text:s/></text:span><text:span text:style-name="T133_79">da</text:span><text:span text:style-name="T133_80"><text:s/></text:span><text:span text:style-name="T133_81">distanza</text:span><text:span text:style-name="T133_82"><text:s/></text:span><text:span text:style-name="T133_83">qualunque</text:span><text:span text:style-name="T133_84">,<text:s/></text:span><text:span text:style-name="T133_85">anche</text:span><text:span text:style-name="T133_86"><text:s/></text:span><text:span text:style-name="T133_87">da</text:span><text:span text:style-name="T133_88"><text:s/></text:span><text:span text:style-name="T133_89">WH</text:span><text:span text:style-name="T133_90">)<text:s/></text:span><text:span text:style-name="T133_91">per</text:span><text:span text:style-name="T133_92"><text:s/></text:span><text:span text:style-name="T133_93">farli</text:span><text:span text:style-name="T133_94"><text:s/></text:span><text:span text:style-name="T133_95">ripartire</text:span><text:span text:style-name="T133_96">.<text:s/></text:span><text:span text:style-name="T133_97">Questo</text:span><text:span text:style-name="T133_98"><text:s/></text:span><text:span text:style-name="T133_99">numero</text:span><text:span text:style-name="T133_100"><text:s/></text:span><text:span text:style-name="T133_101">è</text:span><text:span text:style-name="T133_102"><text:s/></text:span><text:span text:style-name="T133_103">importante</text:span><text:span text:style-name="T133_104"><text:s/></text:span><text:span text:style-name="T133_105">perchè</text:span><text:span text:style-name="T133_106"><text:s/></text:span><text:span text:style-name="T133_107">tipicamente</text:span><text:span text:style-name="T133_108"><text:s/>(</text:span><text:span text:style-name="T133_109">ma</text:span><text:span text:style-name="T133_110"><text:s/></text:span><text:span text:style-name="T133_111">non</text:span><text:span text:style-name="T133_112"><text:s/></text:span><text:span text:style-name="T133_113">sempre</text:span><text:span text:style-name="T133_114">,<text:s/></text:span><text:span text:style-name="T133_115">dipende</text:span><text:span text:style-name="T133_116"><text:s/></text:span><text:span text:style-name="T133_117">da</text:span><text:span text:style-name="T133_118"><text:s/></text:span><text:span text:style-name="T133_119">configurazioni</text:span><text:span text:style-name="T133_120">)<text:s/></text:span><text:span text:style-name="T133_121">indica</text:span><text:span text:style-name="T133_122"><text:s/></text:span><text:span text:style-name="T133_123">anche</text:span><text:span text:style-name="T133_124"><text:s/></text:span><text:span text:style-name="T133_125">il</text:span><text:span text:style-name="T133_126"><text:s/></text:span><text:span text:style-name="T133_127">tempo</text:span><text:span text:style-name="T133_128"><text:s/></text:span><text:span text:style-name="T133_129">in</text:span><text:span text:style-name="T133_130"><text:s/></text:span><text:span text:style-name="T133_131">cui</text:span><text:span text:style-name="T133_132"><text:s/></text:span><text:span text:style-name="T133_133">potete</text:span><text:span text:style-name="T133_134">/</text:span><text:span text:style-name="T133_135">dovete</text:span><text:span text:style-name="T133_136"><text:s/></text:span><text:span text:style-name="T133_137">raccogliere</text:span><text:span text:style-name="T133_138"><text:s/></text:span><text:span text:style-name="T133_139">i</text:span><text:span text:style-name="T133_140"><text:s/></text:span><text:span text:style-name="T133_141">materiali</text:span><text:span text:style-name="T133_142">,<text:s/></text:span><text:span text:style-name="T133_143">quindi</text:span><text:span text:style-name="T133_144"><text:s/></text:span><text:span text:style-name="T133_145">l</text:span><text:span text:style-name="T133_146">’</text:span><text:span text:style-name="T133_147">intervallo</text:span><text:span text:style-name="T133_148"><text:s/></text:span><text:span text:style-name="T133_149">di</text:span><text:span text:style-name="T133_150"><text:s/></text:span><text:span text:style-name="T133_151">tempo</text:span><text:span text:style-name="T133_152"><text:s/></text:span><text:span text:style-name="T133_153">in</text:span><text:span text:style-name="T133_154"><text:s/></text:span><text:span text:style-name="T133_155">cui</text:span><text:span text:style-name="T133_156"><text:s/></text:span><text:span text:style-name="T133_157">potete</text:span><text:span text:style-name="T133_158"><text:s/></text:span><text:span text:style-name="T133_159">considerare</text:span><text:span text:style-name="T133_160"><text:s/></text:span><text:span text:style-name="T133_161">la</text:span><text:span text:style-name="T133_162"><text:s/></text:span><text:span text:style-name="T133_163">PI</text:span><text:span text:style-name="T133_164"><text:s/></text:span><text:span text:style-name="T133_165">come</text:span><text:span text:style-name="T133_166"><text:s/></text:span><text:span text:style-name="T133_167">puramente</text:span><text:span text:style-name="T133_168"><text:s/></text:span><text:span text:style-name="T133_169">passiva</text:span><text:span text:style-name="T133_170">.</text:span></text:p>
      <text:p text:style-name="P134"><text:span text:style-name="T134_1">In</text:span><text:span text:style-name="T134_2"><text:s/></text:span><text:span text:style-name="T134_3">basso</text:span><text:span text:style-name="T134_4"><text:s/></text:span><text:span text:style-name="T134_5">a</text:span><text:span text:style-name="T134_6"><text:s/></text:span><text:span text:style-name="T134_7">destra</text:span><text:span text:style-name="T134_8"><text:s/></text:span><text:span text:style-name="T134_9">ci</text:span><text:span text:style-name="T134_10"><text:s/></text:span><text:span text:style-name="T134_11">sono</text:span><text:span text:style-name="T134_12"><text:s/></text:span><text:span text:style-name="T134_13">due</text:span><text:span text:style-name="T134_14"><text:s/></text:span><text:span text:style-name="T134_15">valore</text:span><text:span text:style-name="T134_16">:<text:s/></text:span><text:span text:style-name="T134_17">uno</text:span><text:span text:style-name="T134_18"><text:s/></text:span><text:span text:style-name="T134_19">indica</text:span><text:span text:style-name="T134_20"><text:s/></text:span><text:span text:style-name="T134_21">il</text:span><text:span text:style-name="T134_22"><text:s/></text:span><text:span text:style-name="T134_23">totale</text:span><text:span text:style-name="T134_24"><text:s/></text:span><text:span text:style-name="T134_25">del</text:span><text:span text:style-name="T134_26"><text:s/></text:span><text:span text:style-name="T134_27">materiale</text:span><text:span text:style-name="T134_28"><text:s/></text:span><text:span text:style-name="T134_29">estratto</text:span><text:span text:style-name="T134_30"><text:s/></text:span><text:span text:style-name="T134_31">a</text:span><text:span text:style-name="T134_32"><text:s/></text:span><text:span text:style-name="T134_33">fine</text:span><text:span text:style-name="T134_34"><text:s/></text:span><text:span text:style-name="T134_35">programma</text:span><text:span text:style-name="T134_36"><text:s/></text:span><text:span text:style-name="T134_37">e</text:span><text:span text:style-name="T134_38"><text:s/></text:span><text:span text:style-name="T134_39">il</text:span><text:span text:style-name="T134_40"><text:s/></text:span><text:span text:style-name="T134_41">program</text:span><text:span text:style-name="T134_42"><text:s/></text:span><text:span text:style-name="T134_43">output</text:span><text:span text:style-name="T134_44"><text:s/></text:span><text:span text:style-name="T134_45">per</text:span><text:span text:style-name="T134_46"><text:s/></text:span><text:span text:style-name="T134_47">hour</text:span><text:span text:style-name="T134_48"><text:s/></text:span><text:span text:style-name="T134_49">che</text:span><text:span text:style-name="T134_50"><text:s/></text:span><text:span text:style-name="T134_51">invece</text:span><text:span text:style-name="T134_52"><text:s/></text:span><text:span text:style-name="T134_53">indica</text:span><text:span text:style-name="T134_54"><text:s/></text:span><text:span text:style-name="T134_55">la</text:span><text:span text:style-name="T134_56"><text:s/></text:span><text:span text:style-name="T134_57">quantità</text:span><text:span text:style-name="T134_58"><text:s/></text:span><text:span text:style-name="T134_59">media</text:span><text:span text:style-name="T134_60"><text:s/></text:span><text:span text:style-name="T134_61">di</text:span><text:span text:style-name="T134_62"><text:s/></text:span><text:span text:style-name="T134_63">materiale</text:span><text:span text:style-name="T134_64"><text:s/></text:span><text:span text:style-name="T134_65">estratto</text:span><text:span text:style-name="T134_66"><text:s/></text:span><text:span text:style-name="T134_67">per</text:span><text:span text:style-name="T134_68"><text:s/></text:span><text:span text:style-name="T134_69">ora</text:span><text:span text:style-name="T134_70">.</text:span></text:p>
      <text:p text:style-name="P135"><text:span text:style-name="T135_1">Questo</text:span><text:span text:style-name="T135_2"><text:s/></text:span><text:span text:style-name="T135_3">numero</text:span><text:span text:style-name="T135_4"><text:s/></text:span><text:span text:style-name="T135_5">è</text:span><text:span text:style-name="T135_6"><text:s/></text:span><text:span text:style-name="T135_7">molto</text:span><text:span text:style-name="T135_8"><text:s/></text:span><text:span text:style-name="T135_9">importante</text:span><text:span text:style-name="T135_10"><text:s/></text:span><text:span text:style-name="T135_11">perchè</text:span><text:span text:style-name="T135_12"><text:s/></text:span><text:span text:style-name="T135_13">su</text:span><text:span text:style-name="T135_14"><text:s/></text:span><text:span text:style-name="T135_15">questo</text:span><text:span text:style-name="T135_16"><text:s/></text:span><text:span text:style-name="T135_17">faremo</text:span><text:span text:style-name="T135_18"><text:s/></text:span><text:span text:style-name="T135_19">il</text:span><text:span text:style-name="T135_20"><text:s/></text:span><text:span text:style-name="T135_21">dimensionamento</text:span><text:span text:style-name="T135_22"><text:s/></text:span><text:span text:style-name="T135_23">delle</text:span><text:span text:style-name="T135_24"><text:s/></text:span><text:span text:style-name="T135_25">altre</text:span><text:span text:style-name="T135_26"><text:s/></text:span><text:span text:style-name="T135_27">strutture</text:span><text:span text:style-name="T135_28">.</text:span></text:p>
      <text:p text:style-name="P136"><text:span text:style-name="T136_1">In</text:span><text:span text:style-name="T136_2"><text:s/></text:span><text:span text:style-name="T136_3">basso</text:span><text:span text:style-name="T136_4"><text:s/></text:span><text:span text:style-name="T136_5">a</text:span><text:span text:style-name="T136_6"><text:s/></text:span><text:span text:style-name="T136_7">sinistra</text:span><text:span text:style-name="T136_8"><text:s/></text:span><text:span text:style-name="T136_9">c</text:span><text:span text:style-name="T136_10">’</text:span><text:span text:style-name="T136_11">è</text:span><text:span text:style-name="T136_12"><text:s/></text:span><text:span text:style-name="T136_13">una</text:span><text:span text:style-name="T136_14"><text:s/></text:span><text:span text:style-name="T136_15">barra</text:span><text:span text:style-name="T136_16"><text:s/></text:span><text:span text:style-name="T136_17">indicata</text:span><text:span text:style-name="T136_18"><text:s/></text:span><text:span text:style-name="T136_19">come</text:span><text:span text:style-name="T136_20"><text:s/>“</text:span><text:span text:style-name="T136_21">extraction</text:span><text:span text:style-name="T136_22"><text:s/></text:span><text:span text:style-name="T136_23">area</text:span><text:span text:style-name="T136_24"><text:s/></text:span><text:span text:style-name="T136_25">size</text:span><text:span text:style-name="T136_26">”.<text:s/></text:span></text:p>
      <text:p text:style-name="P137"><text:span text:style-name="T137_1">Provate</text:span><text:span text:style-name="T137_2"><text:s/></text:span><text:span text:style-name="T137_3">a</text:span><text:span text:style-name="T137_4"><text:s/></text:span><text:span text:style-name="T137_5">muoverla</text:span><text:span text:style-name="T137_6"><text:s/></text:span><text:span text:style-name="T137_7">ed</text:span><text:span text:style-name="T137_8"><text:s/></text:span><text:span text:style-name="T137_9">osservare</text:span><text:span text:style-name="T137_10"><text:s/></text:span><text:span text:style-name="T137_11">l</text:span><text:span text:style-name="T137_12">’</text:span><text:span text:style-name="T137_13">effetto</text:span><text:span text:style-name="T137_14"><text:s/></text:span><text:span text:style-name="T137_15">su</text:span><text:span text:style-name="T137_16"><text:s/>1)</text:span><text:span text:style-name="T137_17">gli</text:span><text:span text:style-name="T137_18"><text:s/></text:span><text:span text:style-name="T137_19">estrattori</text:span><text:span text:style-name="T137_20"><text:s/></text:span><text:span text:style-name="T137_21">stessi</text:span><text:span text:style-name="T137_22"><text:s/>2)</text:span><text:span text:style-name="T137_23">la</text:span><text:span text:style-name="T137_24"><text:s/></text:span><text:span text:style-name="T137_25">durata</text:span><text:span text:style-name="T137_26"><text:s/></text:span><text:span text:style-name="T137_27">del</text:span><text:span text:style-name="T137_28"><text:s/></text:span><text:span text:style-name="T137_29">programma</text:span><text:span text:style-name="T137_30"><text:s/>3)</text:span><text:span text:style-name="T137_31">il</text:span><text:span text:style-name="T137_32"><text:s/></text:span><text:span text:style-name="T137_33">Program</text:span><text:span text:style-name="T137_34"><text:s/></text:span><text:span text:style-name="T137_35">Output</text:span><text:span text:style-name="T137_36"><text:s/></text:span><text:span text:style-name="T137_37">per</text:span><text:span text:style-name="T137_38"><text:s/></text:span><text:span text:style-name="T137_39">hour</text:span><text:span text:style-name="T137_40"><text:s/>4)<text:s/></text:span><text:span text:style-name="T137_41">il</text:span><text:span text:style-name="T137_42"><text:s/></text:span><text:span text:style-name="T137_43">grafico</text:span></text:p>
      <text:p text:style-name="P138"><text:span text:style-name="T138_1">Come</text:span><text:span text:style-name="T138_2"><text:s/></text:span><text:span text:style-name="T138_3">vedete</text:span><text:span text:style-name="T138_4"><text:s/></text:span><text:span text:style-name="T138_5">se</text:span><text:span text:style-name="T138_6"><text:s/></text:span><text:span text:style-name="T138_7">spostate</text:span><text:span text:style-name="T138_8"><text:s/></text:span><text:span text:style-name="T138_9">la</text:span><text:span text:style-name="T138_10"><text:s/></text:span><text:span text:style-name="T138_11">barra</text:span><text:span text:style-name="T138_12"><text:s/></text:span><text:span text:style-name="T138_13">a</text:span><text:span text:style-name="T138_14"><text:s/></text:span><text:span text:style-name="T138_15">sinistra</text:span><text:span text:style-name="T138_16"><text:s/></text:span><text:span text:style-name="T138_17">l</text:span><text:span text:style-name="T138_18">’</text:span><text:span text:style-name="T138_19">area</text:span><text:span text:style-name="T138_20"><text:s/></text:span><text:span text:style-name="T138_21">di</text:span><text:span text:style-name="T138_22"><text:s/></text:span><text:span text:style-name="T138_23">estrazione</text:span><text:span text:style-name="T138_24"><text:s/></text:span><text:span text:style-name="T138_25">si</text:span><text:span text:style-name="T138_26"><text:s/></text:span><text:span text:style-name="T138_27">rimpicciolisce</text:span><text:span text:style-name="T138_28">,<text:s/></text:span><text:span text:style-name="T138_29">il</text:span><text:span text:style-name="T138_30"><text:s/></text:span><text:span text:style-name="T138_31">programma</text:span><text:span text:style-name="T138_32"><text:s/></text:span><text:span text:style-name="T138_33">si</text:span><text:span text:style-name="T138_34"><text:s/></text:span><text:span text:style-name="T138_35">accorcia</text:span><text:span text:style-name="T138_36"><text:s/>(</text:span><text:span text:style-name="T138_37">gli</text:span><text:span text:style-name="T138_38"><text:s/></text:span><text:span text:style-name="T138_39">estrattori</text:span><text:span text:style-name="T138_40"><text:s/></text:span><text:span text:style-name="T138_41">impiegano</text:span><text:span text:style-name="T138_42"><text:s/></text:span><text:span text:style-name="T138_43">meno</text:span><text:span text:style-name="T138_44"><text:s/></text:span><text:span text:style-name="T138_45">tempo</text:span><text:span text:style-name="T138_46"><text:s/></text:span><text:span text:style-name="T138_47">per</text:span><text:span text:style-name="T138_48"><text:s/></text:span><text:span text:style-name="T138_49">ricoprire</text:span><text:span text:style-name="T138_50"><text:s/></text:span><text:span text:style-name="T138_51">un</text:span><text:span text:style-name="T138_52"><text:s/></text:span><text:span text:style-name="T138_53">area</text:span><text:span text:style-name="T138_54"><text:s/></text:span><text:span text:style-name="T138_55">più</text:span><text:span text:style-name="T138_56"><text:s/></text:span><text:span text:style-name="T138_57">piccola</text:span><text:span text:style-name="T138_58">)<text:s/></text:span><text:span text:style-name="T138_59">e</text:span><text:span text:style-name="T138_60"><text:s/></text:span><text:span text:style-name="T138_61">il</text:span><text:span text:style-name="T138_62"><text:s/></text:span><text:span text:style-name="T138_63">program</text:span><text:span text:style-name="T138_64"><text:s/></text:span><text:span text:style-name="T138_65">output</text:span><text:span text:style-name="T138_66"><text:s/></text:span><text:span text:style-name="T138_67">per</text:span><text:span text:style-name="T138_68"><text:s/></text:span><text:span text:style-name="T138_69">hour</text:span><text:span text:style-name="T138_70"><text:s/></text:span><text:span text:style-name="T138_71">aumenta</text:span><text:span text:style-name="T138_72"><text:s/>(</text:span><text:span text:style-name="T138_73">l</text:span><text:span text:style-name="T138_74">’</text:span><text:span text:style-name="T138_75">estrazione</text:span><text:span text:style-name="T138_76"><text:s/></text:span><text:span text:style-name="T138_77">è</text:span><text:span text:style-name="T138_78"><text:s/></text:span><text:span text:style-name="T138_79">più</text:span><text:span text:style-name="T138_80"><text:s/></text:span><text:span text:style-name="T138_81">concentrata</text:span><text:span text:style-name="T138_82">,<text:s/></text:span><text:span text:style-name="T138_83">più</text:span><text:span text:style-name="T138_84"><text:s/></text:span><text:span text:style-name="T138_85">violenta</text:span><text:span text:style-name="T138_86">),<text:s/></text:span><text:span text:style-name="T138_87">aumentando</text:span><text:span text:style-name="T138_88"><text:s/></text:span><text:span text:style-name="T138_89">il</text:span><text:span text:style-name="T138_90"><text:s/></text:span><text:span text:style-name="T138_91">numero</text:span><text:span text:style-name="T138_92"><text:s/></text:span><text:span text:style-name="T138_93">di</text:span><text:span text:style-name="T138_94"><text:s/></text:span><text:span text:style-name="T138_95">risorse</text:span><text:span text:style-name="T138_96"><text:s/></text:span><text:span text:style-name="T138_97">estratte</text:span><text:span text:style-name="T138_98"><text:s/></text:span><text:span text:style-name="T138_99">per</text:span><text:span text:style-name="T138_100"><text:s/></text:span><text:span text:style-name="T138_101">ora</text:span><text:span text:style-name="T138_102">.<text:s/></text:span><text:span text:style-name="T138_103">Analogamente</text:span><text:span text:style-name="T138_104"><text:s/></text:span><text:span text:style-name="T138_105">spostando</text:span><text:span text:style-name="T138_106"><text:s/></text:span><text:span text:style-name="T138_107">a</text:span><text:span text:style-name="T138_108"><text:s/></text:span><text:span text:style-name="T138_109">dex</text:span><text:span text:style-name="T138_110"><text:s/></text:span><text:span text:style-name="T138_111">gli</text:span><text:span text:style-name="T138_112"><text:s/></text:span><text:span text:style-name="T138_113">estrattori</text:span><text:span text:style-name="T138_114"><text:s/>(</text:span><text:span text:style-name="T138_115">spostateli</text:span><text:span text:style-name="T138_116"><text:s/></text:span><text:span text:style-name="T138_117">se</text:span><text:span text:style-name="T138_118"><text:s/></text:span><text:span text:style-name="T138_119">si</text:span><text:span text:style-name="T138_120"><text:s/></text:span><text:span text:style-name="T138_121">sovrappongono</text:span><text:span text:style-name="T138_122">)<text:s/></text:span><text:span text:style-name="T138_123">l</text:span><text:span text:style-name="T138_124">’</text:span><text:span text:style-name="T138_125">area</text:span><text:span text:style-name="T138_126"><text:s/></text:span><text:span text:style-name="T138_127">di</text:span><text:span text:style-name="T138_128"><text:s/></text:span><text:span text:style-name="T138_129">estrazione</text:span><text:span text:style-name="T138_130"><text:s/></text:span><text:span text:style-name="T138_131">aumenta</text:span><text:span text:style-name="T138_132">,<text:s/></text:span><text:span text:style-name="T138_133">il</text:span><text:span text:style-name="T138_134"><text:s/></text:span><text:span text:style-name="T138_135">programma</text:span><text:span text:style-name="T138_136"><text:s/></text:span><text:span text:style-name="T138_137">si</text:span><text:span text:style-name="T138_138"><text:s/></text:span><text:span text:style-name="T138_139">allunga</text:span><text:span text:style-name="T138_140">,<text:s/></text:span><text:span text:style-name="T138_141">il</text:span><text:span text:style-name="T138_142"><text:s/></text:span><text:span text:style-name="T138_143">program</text:span><text:span text:style-name="T138_144"><text:s/></text:span><text:span text:style-name="T138_145">output</text:span><text:span text:style-name="T138_146"><text:s/></text:span><text:span text:style-name="T138_147">per</text:span><text:span text:style-name="T138_148"><text:s/></text:span><text:span text:style-name="T138_149">hour</text:span><text:span text:style-name="T138_150"><text:s/></text:span><text:span text:style-name="T138_151">diminuisce</text:span><text:span text:style-name="T138_152"><text:s/></text:span><text:span text:style-name="T138_153">rendendo</text:span><text:span text:style-name="T138_154"><text:s/></text:span><text:span text:style-name="T138_155">l</text:span><text:span text:style-name="T138_156">’</text:span><text:span text:style-name="T138_157">estrazione</text:span><text:span text:style-name="T138_158"><text:s/></text:span><text:span text:style-name="T138_159">più</text:span><text:span text:style-name="T138_160"><text:s/></text:span><text:span text:style-name="T138_161">graduale</text:span><text:span text:style-name="T138_162">.</text:span></text:p>
      <text:p text:style-name="P139"><text:span text:style-name="T139_1">Che</text:span><text:span text:style-name="T139_2"><text:s/></text:span><text:span text:style-name="T139_3">valore</text:span><text:span text:style-name="T139_4"><text:s/></text:span><text:span text:style-name="T139_5">di</text:span><text:span text:style-name="T139_6"><text:s/></text:span><text:span text:style-name="T139_7">durata</text:span><text:span text:style-name="T139_8"><text:s/></text:span><text:span text:style-name="T139_9">di</text:span><text:span text:style-name="T139_10"><text:s/></text:span><text:span text:style-name="T139_11">estrazione</text:span><text:span text:style-name="T139_12"><text:s/></text:span><text:span text:style-name="T139_13">usiamo</text:span><text:span text:style-name="T139_14">?<text:s/></text:span><text:span text:style-name="T139_15">Dipende</text:span><text:span text:style-name="T139_16"><text:s/></text:span><text:span text:style-name="T139_17">dalle</text:span><text:span text:style-name="T139_18"><text:s/></text:span><text:span text:style-name="T139_19">vostre</text:span><text:span text:style-name="T139_20"><text:s/></text:span><text:span text:style-name="T139_21">esigenze</text:span><text:span text:style-name="T139_22">.</text:span></text:p>
      <text:p text:style-name="P140"><text:span text:style-name="T140_1">Direi</text:span><text:span text:style-name="T140_2"><text:s/></text:span><text:span text:style-name="T140_3">anzitutto</text:span><text:span text:style-name="T140_4"><text:s/></text:span><text:span text:style-name="T140_5">che</text:span><text:span text:style-name="T140_6"><text:s/></text:span><text:span text:style-name="T140_7">in</text:span><text:span text:style-name="T140_8"><text:s/></text:span><text:span text:style-name="T140_9">generale</text:span><text:span text:style-name="T140_10"><text:s/></text:span><text:span text:style-name="T140_11">si</text:span><text:span text:style-name="T140_12"><text:s/></text:span><text:span text:style-name="T140_13">preferisce</text:span><text:span text:style-name="T140_14"><text:s/></text:span><text:span text:style-name="T140_15">di</text:span><text:span text:style-name="T140_16"><text:s/></text:span><text:span text:style-name="T140_17">gran</text:span><text:span text:style-name="T140_18"><text:s/></text:span><text:span text:style-name="T140_19">lunga</text:span><text:span text:style-name="T140_20"><text:s/></text:span><text:span text:style-name="T140_21">un</text:span><text:span text:style-name="T140_22"><text:s/></text:span><text:span text:style-name="T140_23">valore</text:span><text:span text:style-name="T140_24"><text:s/></text:span><text:span text:style-name="T140_25">uguale</text:span><text:span text:style-name="T140_26"><text:s/></text:span><text:span text:style-name="T140_27">su</text:span><text:span text:style-name="T140_28"><text:s/></text:span><text:span text:style-name="T140_29">tutti</text:span><text:span text:style-name="T140_30"><text:s/></text:span><text:span text:style-name="T140_31">i</text:span><text:span text:style-name="T140_32"><text:s/></text:span><text:span text:style-name="T140_33">pianeti</text:span><text:span text:style-name="T140_34"><text:s/></text:span><text:span text:style-name="T140_35">e</text:span><text:span text:style-name="T140_36"><text:s/></text:span><text:span text:style-name="T140_37">un</text:span><text:span text:style-name="T140_38"><text:s/></text:span><text:span text:style-name="T140_39">tempo</text:span><text:span text:style-name="T140_40"><text:s/></text:span><text:span text:style-name="T140_41">di</text:span><text:span text:style-name="T140_42"><text:s/></text:span><text:span text:style-name="T140_43">partenza</text:span><text:span text:style-name="T140_44"><text:s/></text:span><text:span text:style-name="T140_45">sincronizzato</text:span><text:span text:style-name="T140_46"><text:s/></text:span><text:span text:style-name="T140_47">allo</text:span><text:span text:style-name="T140_48"><text:s/></text:span><text:span text:style-name="T140_49">scopo</text:span><text:span text:style-name="T140_50"><text:s/></text:span><text:span text:style-name="T140_51">di</text:span><text:span text:style-name="T140_52"><text:s/></text:span><text:span text:style-name="T140_53">fare</text:span><text:span text:style-name="T140_54"><text:s/></text:span><text:span text:style-name="T140_55">manutenzione</text:span><text:span text:style-name="T140_56"><text:s/></text:span><text:span text:style-name="T140_57">e</text:span><text:span text:style-name="T140_58"><text:s/></text:span><text:span text:style-name="T140_59">raccolta</text:span><text:span text:style-name="T140_60"><text:s/></text:span><text:span text:style-name="T140_61">in</text:span><text:span text:style-name="T140_62"><text:s/></text:span><text:span text:style-name="T140_63">una</text:span><text:span text:style-name="T140_64"><text:s/></text:span><text:span text:style-name="T140_65">stessa</text:span><text:span text:style-name="T140_66"><text:s/></text:span><text:span text:style-name="T140_67">occasione</text:span><text:span text:style-name="T140_68"><text:s/></text:span><text:span text:style-name="T140_69">per</text:span><text:span text:style-name="T140_70"><text:s/></text:span><text:span text:style-name="T140_71">tutti</text:span><text:span text:style-name="T140_72"><text:s/></text:span><text:span text:style-name="T140_73">i</text:span><text:span text:style-name="T140_74"><text:s/></text:span><text:span text:style-name="T140_75">pianeti</text:span><text:span text:style-name="T140_76"><text:s/></text:span><text:span text:style-name="T140_77">e</text:span><text:span text:style-name="T140_78"><text:s/></text:span><text:span text:style-name="T140_79">non</text:span><text:span text:style-name="T140_80"><text:s/></text:span><text:span text:style-name="T140_81">pensarci</text:span><text:span text:style-name="T140_82"><text:s/></text:span><text:span text:style-name="T140_83">per</text:span><text:span text:style-name="T140_84"><text:s/></text:span><text:span text:style-name="T140_85">il</text:span><text:span text:style-name="T140_86"><text:s/></text:span><text:span text:style-name="T140_87">resto</text:span><text:span text:style-name="T140_88"><text:s/></text:span><text:span text:style-name="T140_89">del</text:span><text:span text:style-name="T140_90"><text:s/></text:span><text:span text:style-name="T140_91">tempo</text:span><text:span text:style-name="T140_92">.</text:span></text:p>
      <text:p text:style-name="P141"><text:span text:style-name="T141_1">Una</text:span><text:span text:style-name="T141_2"><text:s/></text:span><text:span text:style-name="T141_3">estrazione</text:span><text:span text:style-name="T141_4"><text:s/></text:span><text:span text:style-name="T141_5">troppo</text:span><text:span text:style-name="T141_6"><text:s/></text:span><text:span text:style-name="T141_7">violenta</text:span><text:span text:style-name="T141_8"><text:s/></text:span><text:span text:style-name="T141_9">comporta</text:span><text:span text:style-name="T141_10"><text:s/></text:span><text:span text:style-name="T141_11">il</text:span><text:span text:style-name="T141_12"><text:s/></text:span><text:span text:style-name="T141_13">prosciugamento</text:span><text:span text:style-name="T141_14"><text:s/></text:span><text:span text:style-name="T141_15">rapido</text:span><text:span text:style-name="T141_16"><text:s/></text:span><text:span text:style-name="T141_17">delle</text:span><text:span text:style-name="T141_18"><text:s/></text:span><text:span text:style-name="T141_19">risorse</text:span><text:span text:style-name="T141_20"><text:s/></text:span><text:span text:style-name="T141_21">nel</text:span><text:span text:style-name="T141_22"><text:s/></text:span><text:span text:style-name="T141_23">punto</text:span><text:span text:style-name="T141_24"><text:s/></text:span><text:span text:style-name="T141_25">stesso</text:span><text:span text:style-name="T141_26"><text:s/></text:span><text:span text:style-name="T141_27">in</text:span><text:span text:style-name="T141_28"><text:s/></text:span><text:span text:style-name="T141_29">cui</text:span><text:span text:style-name="T141_30"><text:s/></text:span><text:span text:style-name="T141_31">andrete</text:span><text:span text:style-name="T141_32"><text:s/></text:span><text:span text:style-name="T141_33">a</text:span><text:span text:style-name="T141_34"><text:s/></text:span><text:span text:style-name="T141_35">estrarre</text:span><text:span text:style-name="T141_36"><text:s/></text:span><text:span text:style-name="T141_37">successivamente</text:span><text:span text:style-name="T141_38">,<text:s/></text:span><text:span text:style-name="T141_39">quindi</text:span><text:span text:style-name="T141_40"><text:s/></text:span><text:span text:style-name="T141_41">non</text:span><text:span text:style-name="T141_42"><text:s/></text:span><text:span text:style-name="T141_43">conviene</text:span><text:span text:style-name="T141_44"><text:s/></text:span><text:span text:style-name="T141_45">esagerare</text:span><text:span text:style-name="T141_46"><text:s/></text:span><text:span text:style-name="T141_47">con</text:span><text:span text:style-name="T141_48"><text:s/></text:span><text:span text:style-name="T141_49">programmi</text:span><text:span text:style-name="T141_50"><text:s/></text:span><text:span text:style-name="T141_51">corti</text:span><text:span text:style-name="T141_52">.</text:span></text:p>
      <text:p text:style-name="P142"><text:span text:style-name="T142_1">Inoltre</text:span><text:span text:style-name="T142_2"><text:s/></text:span><text:span text:style-name="T142_3">programmi</text:span><text:span text:style-name="T142_4"><text:s/></text:span><text:span text:style-name="T142_5">corti</text:span><text:span text:style-name="T142_6"><text:s/></text:span><text:span text:style-name="T142_7">richiedono</text:span><text:span text:style-name="T142_8"><text:s/></text:span><text:span text:style-name="T142_9">il</text:span><text:span text:style-name="T142_10"><text:s/></text:span><text:span text:style-name="T142_11">vostro</text:span><text:span text:style-name="T142_12"><text:s/></text:span><text:span text:style-name="T142_13">intervento</text:span><text:span text:style-name="T142_14"><text:s/></text:span><text:span text:style-name="T142_15">troppo</text:span><text:span text:style-name="T142_16"><text:s/></text:span><text:span text:style-name="T142_17">di</text:span><text:span text:style-name="T142_18"><text:s/></text:span><text:span text:style-name="T142_19">frequente</text:span><text:span text:style-name="T142_20">.</text:span></text:p>
      <text:p text:style-name="P143"><text:span text:style-name="T143_1">Direi</text:span><text:span text:style-name="T143_2"><text:s/></text:span><text:span text:style-name="T143_3">che</text:span><text:span text:style-name="T143_4"><text:s/></text:span><text:span text:style-name="T143_5">se</text:span><text:span text:style-name="T143_6"><text:s/></text:span><text:span text:style-name="T143_7">volete</text:span><text:span text:style-name="T143_8"><text:s/></text:span><text:span text:style-name="T143_9">un</text:span><text:span text:style-name="T143_10"><text:s/></text:span><text:span text:style-name="T143_11">programma</text:span><text:span text:style-name="T143_12"><text:s/></text:span><text:span text:style-name="T143_13">più</text:span><text:span text:style-name="T143_14"><text:s/></text:span><text:span text:style-name="T143_15">redditizio</text:span><text:span text:style-name="T143_16"><text:s/></text:span><text:span text:style-name="T143_17">possibile</text:span><text:span text:style-name="T143_18"><text:s/></text:span><text:span text:style-name="T143_19">senza</text:span><text:span text:style-name="T143_20"><text:s/></text:span><text:span text:style-name="T143_21">esagerare</text:span><text:span text:style-name="T143_22"><text:s/></text:span><text:span text:style-name="T143_23">potete</text:span><text:span text:style-name="T143_24"><text:s/></text:span><text:span text:style-name="T143_25">scegliere</text:span><text:span text:style-name="T143_26"><text:s/></text:span><text:span text:style-name="T143_27">valori</text:span><text:span text:style-name="T143_28"><text:s/></text:span><text:span text:style-name="T143_29">compresi</text:span><text:span text:style-name="T143_30"><text:s/></text:span><text:span text:style-name="T143_31">tra</text:span><text:span text:style-name="T143_32"><text:s/>2<text:s/></text:span><text:span text:style-name="T143_33">e</text:span><text:span text:style-name="T143_34"><text:s/>3<text:s/></text:span><text:span text:style-name="T143_35">giorni</text:span><text:span text:style-name="T143_36"><text:s/>(</text:span><text:span text:style-name="T143_37">la</text:span><text:span text:style-name="T143_38"><text:s/></text:span><text:span text:style-name="T143_39">maggior</text:span><text:span text:style-name="T143_40"><text:s/></text:span><text:span text:style-name="T143_41">parte</text:span><text:span text:style-name="T143_42"><text:s/></text:span><text:span text:style-name="T143_43">sta</text:span><text:span text:style-name="T143_44"><text:s/></text:span><text:span text:style-name="T143_45">su</text:span><text:span text:style-name="T143_46"><text:s/></text:span><text:span text:style-name="T143_47">un</text:span><text:span text:style-name="T143_48"><text:s/>“</text:span><text:span text:style-name="T143_49">avido</text:span><text:span text:style-name="T143_50">”<text:s/>2<text:s/></text:span><text:span text:style-name="T143_51">giorni</text:span><text:span text:style-name="T143_52">),<text:s/></text:span><text:span text:style-name="T143_53">mentre</text:span><text:span text:style-name="T143_54"><text:s/></text:span><text:span text:style-name="T143_55">se</text:span><text:span text:style-name="T143_56"><text:s/></text:span><text:span text:style-name="T143_57">volete</text:span><text:span text:style-name="T143_58"><text:s/></text:span><text:span text:style-name="T143_59">solo</text:span><text:span text:style-name="T143_60"><text:s/></text:span><text:span text:style-name="T143_61">fare</text:span><text:span text:style-name="T143_62"><text:s/></text:span><text:span text:style-name="T143_63">qualche</text:span><text:span text:style-name="T143_64"><text:s/></text:span><text:span text:style-name="T143_65">soldo</text:span><text:span text:style-name="T143_66"><text:s/></text:span><text:span text:style-name="T143_67">in</text:span><text:span text:style-name="T143_68"><text:s/></text:span><text:span text:style-name="T143_69">più</text:span><text:span text:style-name="T143_70"><text:s/></text:span><text:span text:style-name="T143_71">senza</text:span><text:span text:style-name="T143_72"><text:s/></text:span><text:span text:style-name="T143_73">impegnarvi</text:span><text:span text:style-name="T143_74"><text:s/></text:span><text:span text:style-name="T143_75">troppo</text:span><text:span text:style-name="T143_76"><text:s/></text:span><text:span text:style-name="T143_77">e</text:span><text:span text:style-name="T143_78"><text:s/></text:span><text:span text:style-name="T143_79">senza</text:span><text:span text:style-name="T143_80"><text:s/></text:span><text:span text:style-name="T143_81">prosciugare</text:span><text:span text:style-name="T143_82"><text:s/></text:span><text:span text:style-name="T143_83">il</text:span><text:span text:style-name="T143_84"><text:s/></text:span><text:span text:style-name="T143_85">pianeta</text:span><text:span text:style-name="T143_86"><text:s/></text:span><text:span text:style-name="T143_87">potete</text:span><text:span text:style-name="T143_88"><text:s/></text:span><text:span text:style-name="T143_89">scegliere</text:span><text:span text:style-name="T143_90"><text:s/></text:span><text:span text:style-name="T143_91">valori</text:span><text:span text:style-name="T143_92"><text:s/></text:span><text:span text:style-name="T143_93">tra</text:span><text:span text:style-name="T143_94"><text:s/>3-5<text:s/></text:span><text:span text:style-name="T143_95">giorni</text:span><text:span text:style-name="T143_96">.</text:span></text:p>
      <text:p text:style-name="P144"><text:span text:style-name="T144_1">Ex</text:span><text:span text:style-name="T144_2">.<text:s/></text:span><text:span text:style-name="T144_3">usate</text:span><text:span text:style-name="T144_4"><text:s/>2-4<text:s/></text:span><text:span text:style-name="T144_5">EHU</text:span><text:span text:style-name="T144_6"><text:s/></text:span><text:span text:style-name="T144_7">scegliete</text:span><text:span text:style-name="T144_8"><text:s/></text:span><text:span text:style-name="T144_9">una</text:span><text:span text:style-name="T144_10"><text:s/></text:span><text:span text:style-name="T144_11">produzione</text:span><text:span text:style-name="T144_12"><text:s/></text:span><text:span text:style-name="T144_13">e</text:span><text:span text:style-name="T144_14"><text:s/></text:span><text:span text:style-name="T144_15">settate</text:span><text:span text:style-name="T144_16"><text:s/></text:span><text:span text:style-name="T144_17">la</text:span><text:span text:style-name="T144_18"><text:s/></text:span><text:span text:style-name="T144_19">durata</text:span><text:span text:style-name="T144_20"><text:s/></text:span><text:span text:style-name="T144_21">del</text:span><text:span text:style-name="T144_22"><text:s/></text:span><text:span text:style-name="T144_23">programma</text:span><text:span text:style-name="T144_24"><text:s/></text:span><text:span text:style-name="T144_25">ad</text:span><text:span text:style-name="T144_26"><text:s/></text:span><text:span text:style-name="T144_27">un</text:span><text:span text:style-name="T144_28"><text:s/></text:span><text:span text:style-name="T144_29">valore</text:span><text:span text:style-name="T144_30"><text:s/></text:span><text:span text:style-name="T144_31">a</text:span><text:span text:style-name="T144_32"><text:s/></text:span><text:span text:style-name="T144_33">piacere</text:span><text:span text:style-name="T144_34">,<text:s/></text:span><text:span text:style-name="T144_35">non</text:span><text:span text:style-name="T144_36"><text:s/></text:span><text:span text:style-name="T144_37">lungo</text:span><text:span text:style-name="T144_38">.<text:s/></text:span><text:span text:style-name="T144_39">Piazzate</text:span><text:span text:style-name="T144_40"><text:s/></text:span><text:span text:style-name="T144_41">gli</text:span><text:span text:style-name="T144_42"><text:s/></text:span><text:span text:style-name="T144_43">EHU</text:span><text:span text:style-name="T144_44"><text:s/></text:span><text:span text:style-name="T144_45">sulle</text:span><text:span text:style-name="T144_46"><text:s/></text:span><text:span text:style-name="T144_47">parti</text:span><text:span text:style-name="T144_48"><text:s/></text:span><text:span text:style-name="T144_49">migliori</text:span><text:span text:style-name="T144_50"><text:s/></text:span><text:span text:style-name="T144_51">della</text:span><text:span text:style-name="T144_52"><text:s/></text:span><text:span text:style-name="T144_53">zona</text:span><text:span text:style-name="T144_54"><text:s/></text:span><text:span text:style-name="T144_55">ricoperta</text:span><text:span text:style-name="T144_56"><text:s/></text:span><text:span text:style-name="T144_57">dall</text:span><text:span text:style-name="T144_58">’</text:span><text:span text:style-name="T144_59">ECU</text:span><text:span text:style-name="T144_60"><text:s/>(</text:span><text:span text:style-name="T144_61">osservate</text:span><text:span text:style-name="T144_62"><text:s/></text:span><text:span text:style-name="T144_63">colori</text:span><text:span text:style-name="T144_64">/</text:span><text:span text:style-name="T144_65">Program</text:span><text:span text:style-name="T144_66"><text:s/></text:span><text:span text:style-name="T144_67">output</text:span><text:span text:style-name="T144_68"><text:s/></text:span><text:span text:style-name="T144_69">per</text:span><text:span text:style-name="T144_70"><text:s/></text:span><text:span text:style-name="T144_71">hour</text:span><text:span text:style-name="T144_72"><text:s/></text:span><text:span text:style-name="T144_73">e</text:span><text:span text:style-name="T144_74"><text:s/></text:span><text:span text:style-name="T144_75">numero</text:span><text:span text:style-name="T144_76"><text:s/></text:span><text:span text:style-name="T144_77">sul</text:span><text:span text:style-name="T144_78"><text:s/></text:span><text:span text:style-name="T144_79">punto</text:span><text:span text:style-name="T144_80"><text:s/></text:span><text:span text:style-name="T144_81">dell</text:span><text:span text:style-name="T144_82">’</text:span><text:span text:style-name="T144_83">estrattore</text:span><text:span text:style-name="T144_84"><text:s/>(</text:span><text:span text:style-name="T144_85">il</text:span><text:span text:style-name="T144_86"><text:s/></text:span><text:span text:style-name="T144_87">valore</text:span><text:span text:style-name="T144_88"><text:s/></text:span><text:span text:style-name="T144_89">più</text:span><text:span text:style-name="T144_90"><text:s/>“</text:span><text:span text:style-name="T144_91">vero</text:span><text:span text:style-name="T144_92">”).</text:span></text:p>
      <text:p text:style-name="P145"><text:span text:style-name="T145_1">Avviate</text:span><text:span text:style-name="T145_2"><text:s/></text:span><text:span text:style-name="T145_3">il</text:span><text:span text:style-name="T145_4"><text:s/></text:span><text:span text:style-name="T145_5">programma</text:span><text:span text:style-name="T145_6">.<text:s/></text:span><text:span text:style-name="T145_7">e</text:span><text:span text:style-name="T145_8"><text:s/></text:span><text:span text:style-name="T145_9">confermate</text:span><text:span text:style-name="T145_10"><text:s/></text:span><text:span text:style-name="T145_11">con</text:span><text:span text:style-name="T145_12"><text:s/></text:span><text:span text:style-name="T145_13">submit</text:span><text:span text:style-name="T145_14">.</text:span></text:p>
      <text:p text:style-name="P146"><text:span text:style-name="T146_1">Riaprite</text:span><text:span text:style-name="T146_2"><text:s/></text:span><text:span text:style-name="T146_3">il</text:span><text:span text:style-name="T146_4"><text:s/></text:span><text:span text:style-name="T146_5">programma</text:span><text:span text:style-name="T146_6"><text:s/></text:span><text:span text:style-name="T146_7">da</text:span><text:span text:style-name="T146_8"><text:s/></text:span><text:span text:style-name="T146_9">survey</text:span><text:span text:style-name="T146_10"><text:s/></text:span><text:span text:style-name="T146_11">per</text:span><text:span text:style-name="T146_12"><text:s/></text:span><text:span text:style-name="T146_13">deposit</text:span><text:span text:style-name="T146_14"><text:s/></text:span><text:span text:style-name="T146_15">e</text:span><text:span text:style-name="T146_16"><text:s/></text:span><text:span text:style-name="T146_17">rileggete</text:span><text:span text:style-name="T146_18"><text:s/></text:span><text:span text:style-name="T146_19">il</text:span><text:span text:style-name="T146_20"><text:s/></text:span><text:span text:style-name="T146_21">valore</text:span><text:span text:style-name="T146_22"><text:s/></text:span><text:span text:style-name="T146_23">program</text:span><text:span text:style-name="T146_24"><text:s/></text:span><text:span text:style-name="T146_25">output</text:span><text:span text:style-name="T146_26"><text:s/></text:span><text:span text:style-name="T146_27">per</text:span><text:span text:style-name="T146_28"><text:s/></text:span><text:span text:style-name="T146_29">hour</text:span><text:span text:style-name="T146_30">.<text:s/></text:span><text:span text:style-name="T146_31">Noterete</text:span><text:span text:style-name="T146_32"><text:s/></text:span><text:span text:style-name="T146_33">che</text:span><text:span text:style-name="T146_34"><text:s/></text:span><text:span text:style-name="T146_35">il</text:span><text:span text:style-name="T146_36"><text:s/></text:span><text:span text:style-name="T146_37">numero</text:span><text:span text:style-name="T146_38"><text:s/></text:span><text:span text:style-name="T146_39">è</text:span><text:span text:style-name="T146_40"><text:s/></text:span><text:span text:style-name="T146_41">diverso</text:span><text:span text:style-name="T146_42"><text:s/></text:span><text:span text:style-name="T146_43">da</text:span><text:span text:style-name="T146_44"><text:s/></text:span><text:span text:style-name="T146_45">quello</text:span><text:span text:style-name="T146_46"><text:s/></text:span><text:span text:style-name="T146_47">previsto</text:span><text:span text:style-name="T146_48"><text:s/></text:span><text:span text:style-name="T146_49">prima</text:span><text:span text:style-name="T146_50"><text:s/></text:span><text:span text:style-name="T146_51">dell</text:span><text:span text:style-name="T146_52">’</text:span><text:span text:style-name="T146_53">installazione</text:span><text:span text:style-name="T146_54"><text:s/></text:span><text:span text:style-name="T146_55">del</text:span><text:span text:style-name="T146_56"><text:s/></text:span><text:span text:style-name="T146_57">programma</text:span><text:span text:style-name="T146_58">.<text:s/></text:span><text:span text:style-name="T146_59">Questo</text:span><text:span text:style-name="T146_60"><text:s/></text:span><text:span text:style-name="T146_61">perchè</text:span><text:span text:style-name="T146_62"><text:s/></text:span><text:span text:style-name="T146_63">con</text:span><text:span text:style-name="T146_64"><text:s/></text:span><text:span text:style-name="T146_65">tutta</text:span><text:span text:style-name="T146_66"><text:s/></text:span><text:span text:style-name="T146_67">probabilità</text:span><text:span text:style-name="T146_68"><text:s/></text:span><text:span text:style-name="T146_69">non</text:span><text:span text:style-name="T146_70"><text:s/></text:span><text:span text:style-name="T146_71">avete</text:span><text:span text:style-name="T146_72"><text:s/></text:span><text:span text:style-name="T146_73">skill</text:span><text:span text:style-name="T146_74"><text:s/></text:span><text:span text:style-name="T146_75">Planetology</text:span><text:span text:style-name="T146_76">/</text:span><text:span text:style-name="T146_77">Advanced</text:span><text:span text:style-name="T146_78"><text:s/></text:span><text:span text:style-name="T146_79">Planetology</text:span><text:span text:style-name="T146_80"><text:s/></text:span><text:span text:style-name="T146_81">a</text:span><text:span text:style-name="T146_82"><text:s/>5/5<text:s/>(</text:span><text:span text:style-name="T146_83">altrimenti</text:span><text:span text:style-name="T146_84"><text:s/></text:span><text:span text:style-name="T146_85">i</text:span><text:span text:style-name="T146_86"><text:s/></text:span><text:span text:style-name="T146_87">valori</text:span><text:span text:style-name="T146_88"><text:s/></text:span><text:span text:style-name="T146_89">coinciderebbero</text:span><text:span text:style-name="T146_90">);<text:s/></text:span><text:span text:style-name="T146_91">in</text:span><text:span text:style-name="T146_92"><text:s/></text:span><text:span text:style-name="T146_93">pratica</text:span><text:span text:style-name="T146_94"><text:s/></text:span><text:span text:style-name="T146_95">avete</text:span><text:span text:style-name="T146_96"><text:s/></text:span><text:span text:style-name="T146_97">estratto</text:span><text:span text:style-name="T146_98"><text:s/></text:span><text:span text:style-name="T146_99">in</text:span><text:span text:style-name="T146_100"><text:s/></text:span><text:span text:style-name="T146_101">una</text:span><text:span text:style-name="T146_102"><text:s/></text:span><text:span text:style-name="T146_103">zona</text:span><text:span text:style-name="T146_104"><text:s/></text:span><text:span text:style-name="T146_105">che</text:span><text:span text:style-name="T146_106"><text:s/></text:span><text:span text:style-name="T146_107">pensavate</text:span><text:span text:style-name="T146_108"><text:s/></text:span><text:span text:style-name="T146_109">essere</text:span><text:span text:style-name="T146_110"><text:s/></text:span><text:span text:style-name="T146_111">fatta</text:span><text:span text:style-name="T146_112"><text:s/></text:span><text:span text:style-name="T146_113">in</text:span><text:span text:style-name="T146_114"><text:s/></text:span><text:span text:style-name="T146_115">un</text:span><text:span text:style-name="T146_116"><text:s/></text:span><text:span text:style-name="T146_117">certo</text:span><text:span text:style-name="T146_118"><text:s/></text:span><text:span text:style-name="T146_119">modo</text:span><text:span text:style-name="T146_120">,<text:s/></text:span><text:span text:style-name="T146_121">invece</text:span><text:span text:style-name="T146_122"><text:s/></text:span><text:span text:style-name="T146_123">a</text:span><text:span text:style-name="T146_124"><text:s/></text:span><text:span text:style-name="T146_125">causa</text:span><text:span text:style-name="T146_126"><text:s/></text:span><text:span text:style-name="T146_127">delle</text:span><text:span text:style-name="T146_128"><text:s/></text:span><text:span text:style-name="T146_129">vostre</text:span><text:span text:style-name="T146_130"><text:s/></text:span><text:span text:style-name="T146_131">skill</text:span><text:span text:style-name="T146_132"><text:s/></text:span><text:span text:style-name="T146_133">non</text:span><text:span text:style-name="T146_134"><text:s/></text:span><text:span text:style-name="T146_135">perfette</text:span><text:span text:style-name="T146_136"><text:s/></text:span><text:span text:style-name="T146_137">è</text:span><text:span text:style-name="T146_138"><text:s/></text:span><text:span text:style-name="T146_139">fatta</text:span><text:span text:style-name="T146_140"><text:s/></text:span><text:span text:style-name="T146_141">diversamente</text:span><text:span text:style-name="T146_142">.<text:s/></text:span><text:span text:style-name="T146_143">Di</text:span><text:span text:style-name="T146_144"><text:s/></text:span><text:span text:style-name="T146_145">solito</text:span><text:span text:style-name="T146_146"><text:s/></text:span><text:span text:style-name="T146_147">è</text:span><text:span text:style-name="T146_148"><text:s/></text:span><text:span text:style-name="T146_149">un</text:span><text:span text:style-name="T146_150"><text:s/></text:span><text:span text:style-name="T146_151">cambiamento</text:span><text:span text:style-name="T146_152"><text:s/></text:span><text:span text:style-name="T146_153">peggiorativo</text:span><text:span text:style-name="T146_154">,<text:s/></text:span><text:span text:style-name="T146_155">ma</text:span><text:span text:style-name="T146_156"><text:s/></text:span><text:span text:style-name="T146_157">non</text:span><text:span text:style-name="T146_158"><text:s/></text:span><text:span text:style-name="T146_159">sempre</text:span><text:span text:style-name="T146_160">:<text:s/></text:span><text:span text:style-name="T146_161">avreste</text:span><text:span text:style-name="T146_162"><text:s/></text:span><text:span text:style-name="T146_163">potuto</text:span><text:span text:style-name="T146_164"><text:s/></text:span><text:span text:style-name="T146_165">sottostimare</text:span><text:span text:style-name="T146_166"><text:s/></text:span><text:span text:style-name="T146_167">la</text:span><text:span text:style-name="T146_168"><text:s/></text:span><text:span text:style-name="T146_169">zona</text:span><text:span text:style-name="T146_170">.</text:span></text:p>
      <text:p text:style-name="P147"><text:span text:style-name="T147_1">Annotatevi</text:span><text:span text:style-name="T147_2"><text:s/></text:span><text:span text:style-name="T147_3">questo</text:span><text:span text:style-name="T147_4"><text:s/></text:span><text:span text:style-name="T147_5">valore</text:span><text:span text:style-name="T147_6"><text:s/></text:span><text:span text:style-name="T147_7">Program</text:span><text:span text:style-name="T147_8"><text:s/></text:span><text:span text:style-name="T147_9">Output</text:span><text:span text:style-name="T147_10"><text:s/></text:span><text:span text:style-name="T147_11">per</text:span><text:span text:style-name="T147_12"><text:s/></text:span><text:span text:style-name="T147_13">hour</text:span><text:span text:style-name="T147_14">.</text:span></text:p>
      <text:p text:style-name="P148"/>
      <text:p text:style-name="P149"><text:span text:style-name="T149_1">nota</text:span><text:span text:style-name="T149_2">:<text:s/></text:span><text:span text:style-name="T149_3">le</text:span><text:span text:style-name="T149_4"><text:s/></text:span><text:span text:style-name="T149_5">risorse</text:span><text:span text:style-name="T149_6"><text:s/></text:span><text:span text:style-name="T149_7">del</text:span><text:span text:style-name="T149_8"><text:s/></text:span><text:span text:style-name="T149_9">pianeta</text:span><text:span text:style-name="T149_10"><text:s/></text:span><text:span text:style-name="T149_11">si</text:span><text:span text:style-name="T149_12"><text:s/></text:span><text:span text:style-name="T149_13">consumano</text:span><text:span text:style-name="T149_14"><text:s/></text:span><text:span text:style-name="T149_15">e</text:span><text:span text:style-name="T149_16"><text:s/></text:span><text:span text:style-name="T149_17">si</text:span><text:span text:style-name="T149_18"><text:s/></text:span><text:span text:style-name="T149_19">rigenerano</text:span><text:span text:style-name="T149_20">.<text:s/></text:span><text:span text:style-name="T149_21">Più</text:span><text:span text:style-name="T149_22"><text:s/></text:span><text:span text:style-name="T149_23">persone</text:span><text:span text:style-name="T149_24"><text:s/></text:span><text:span text:style-name="T149_25">che</text:span><text:span text:style-name="T149_26"><text:s/></text:span><text:span text:style-name="T149_27">estraggono</text:span><text:span text:style-name="T149_28"><text:s/></text:span><text:span text:style-name="T149_29">la</text:span><text:span text:style-name="T149_30"><text:s/></text:span><text:span text:style-name="T149_31">stessa</text:span><text:span text:style-name="T149_32"><text:s/></text:span><text:span text:style-name="T149_33">risorsa</text:span><text:span text:style-name="T149_34"><text:s/></text:span><text:span text:style-name="T149_35">dalla</text:span><text:span text:style-name="T149_36"><text:s/></text:span><text:span text:style-name="T149_37">stessa</text:span><text:span text:style-name="T149_38"><text:s/></text:span><text:span text:style-name="T149_39">zona</text:span><text:span text:style-name="T149_40"><text:s/></text:span><text:span text:style-name="T149_41">la</text:span><text:span text:style-name="T149_42"><text:s/></text:span><text:span text:style-name="T149_43">prosciugano</text:span><text:span text:style-name="T149_44"><text:s/></text:span><text:span text:style-name="T149_45">più</text:span><text:span text:style-name="T149_46"><text:s/></text:span><text:span text:style-name="T149_47">rapidamente</text:span><text:span text:style-name="T149_48">.<text:s/></text:span><text:span text:style-name="T149_49">Programmi</text:span><text:span text:style-name="T149_50"><text:s/></text:span><text:span text:style-name="T149_51">brevi</text:span><text:span text:style-name="T149_52"><text:s/></text:span><text:span text:style-name="T149_53">prosciugano</text:span><text:span text:style-name="T149_54"><text:s/></text:span><text:span text:style-name="T149_55">le</text:span><text:span text:style-name="T149_56"><text:s/></text:span><text:span text:style-name="T149_57">risorse</text:span><text:span text:style-name="T149_58"><text:s/></text:span><text:span text:style-name="T149_59">più</text:span><text:span text:style-name="T149_60"><text:s/></text:span><text:span text:style-name="T149_61">rapidamente</text:span><text:span text:style-name="T149_62">.<text:s/></text:span><text:span text:style-name="T149_63">Bloccare</text:span><text:span text:style-name="T149_64"><text:s/></text:span><text:span text:style-name="T149_65">un</text:span><text:span text:style-name="T149_66"><text:s/></text:span><text:span text:style-name="T149_67">programma</text:span><text:span text:style-name="T149_68"><text:s/></text:span><text:span text:style-name="T149_69">avviato</text:span><text:span text:style-name="T149_70"><text:s/></text:span><text:span text:style-name="T149_71">prosciuga</text:span><text:span text:style-name="T149_72"><text:s/></text:span><text:span text:style-name="T149_73">risorse</text:span><text:span text:style-name="T149_74"><text:s/>(</text:span><text:span text:style-name="T149_75">non</text:span><text:span text:style-name="T149_76"><text:s/></text:span><text:span text:style-name="T149_77">fatelo</text:span><text:span text:style-name="T149_78"><text:s/></text:span><text:span text:style-name="T149_79">quasi</text:span><text:span text:style-name="T149_80"><text:s/></text:span><text:span text:style-name="T149_81">mai</text:span><text:span text:style-name="T149_82">).</text:span></text:p>
      <text:p text:style-name="P150"/>
      <text:p text:style-name="P151"><text:span text:style-name="T151_1">Gli</text:span><text:span text:style-name="T151_2"><text:s/></text:span><text:span text:style-name="T151_3">estrattori</text:span><text:span text:style-name="T151_4"><text:s/></text:span><text:span text:style-name="T151_5">EHU</text:span><text:span text:style-name="T151_6"><text:s/></text:span><text:span text:style-name="T151_7">stanno</text:span><text:span text:style-name="T151_8"><text:s/></text:span><text:span text:style-name="T151_9">lavorando</text:span><text:span text:style-name="T151_10"><text:s/></text:span><text:span text:style-name="T151_11">seguendo</text:span><text:span text:style-name="T151_12"><text:s/></text:span><text:span text:style-name="T151_13">il</text:span><text:span text:style-name="T151_14"><text:s/></text:span><text:span text:style-name="T151_15">programma</text:span><text:span text:style-name="T151_16"><text:s/></text:span><text:span text:style-name="T151_17">impostato</text:span><text:span text:style-name="T151_18"><text:s/></text:span><text:span text:style-name="T151_19">su</text:span><text:span text:style-name="T151_20"><text:s/></text:span><text:span text:style-name="T151_21">ECU</text:span><text:span text:style-name="T151_22"><text:s/></text:span><text:span text:style-name="T151_23">e</text:span><text:span text:style-name="T151_24"><text:s/></text:span><text:span text:style-name="T151_25">stanno</text:span><text:span text:style-name="T151_26"><text:s/></text:span><text:span text:style-name="T151_27">estraendo</text:span><text:span text:style-name="T151_28"><text:s/></text:span><text:span text:style-name="T151_29">risorse</text:span><text:span text:style-name="T151_30"><text:s/></text:span><text:span text:style-name="T151_31">periodicamente</text:span><text:span text:style-name="T151_32">.<text:s/></text:span><text:span text:style-name="T151_33">La</text:span><text:span text:style-name="T151_34"><text:s/></text:span><text:span text:style-name="T151_35">durata</text:span><text:span text:style-name="T151_36"><text:s/></text:span><text:span text:style-name="T151_37">del</text:span><text:span text:style-name="T151_38"><text:s/></text:span><text:span text:style-name="T151_39">ciclo</text:span><text:span text:style-name="T151_40"><text:s/></text:span><text:span text:style-name="T151_41">di</text:span><text:span text:style-name="T151_42"><text:s/></text:span><text:span text:style-name="T151_43">estrazione</text:span><text:span text:style-name="T151_44"><text:s/></text:span><text:span text:style-name="T151_45">dipende</text:span><text:span text:style-name="T151_46"><text:s/></text:span><text:span text:style-name="T151_47">dalla</text:span><text:span text:style-name="T151_48"><text:s/></text:span><text:span text:style-name="T151_49">lunghezza</text:span><text:span text:style-name="T151_50"><text:s/></text:span><text:span text:style-name="T151_51">del</text:span><text:span text:style-name="T151_52"><text:s/></text:span><text:span text:style-name="T151_53">programma</text:span><text:span text:style-name="T151_54"><text:s/></text:span><text:span text:style-name="T151_55">e</text:span><text:span text:style-name="T151_56"><text:s/></text:span><text:span text:style-name="T151_57">varia</text:span><text:span text:style-name="T151_58"><text:s/></text:span><text:span text:style-name="T151_59">da</text:span><text:span text:style-name="T151_60"><text:s/>15<text:s/></text:span><text:span text:style-name="T151_61">min</text:span><text:span text:style-name="T151_62"><text:s/></text:span><text:span text:style-name="T151_63">a</text:span><text:span text:style-name="T151_64"><text:s/>4<text:s/></text:span><text:span text:style-name="T151_65">ore</text:span><text:span text:style-name="T151_66">.</text:span><text:span text:style-name="T151_67">Il</text:span><text:span text:style-name="T151_68"><text:s/></text:span><text:span text:style-name="T151_69">ciclo</text:span><text:span text:style-name="T151_70"><text:s/></text:span><text:span text:style-name="T151_71">di</text:span><text:span text:style-name="T151_72"><text:s/></text:span><text:span text:style-name="T151_73">estrazione</text:span><text:span text:style-name="T151_74"><text:s/></text:span><text:span text:style-name="T151_75">è</text:span><text:span text:style-name="T151_76"><text:s/></text:span><text:span text:style-name="T151_77">l</text:span><text:span text:style-name="T151_78">’</text:span><text:span text:style-name="T151_79">intervallo</text:span><text:span text:style-name="T151_80"><text:s/></text:span><text:span text:style-name="T151_81">di</text:span><text:span text:style-name="T151_82"><text:s/></text:span><text:span text:style-name="T151_83">tempo</text:span><text:span text:style-name="T151_84"><text:s/></text:span><text:span text:style-name="T151_85">in</text:span><text:span text:style-name="T151_86"><text:s/></text:span><text:span text:style-name="T151_87">cui</text:span><text:span text:style-name="T151_88"><text:s/></text:span><text:span text:style-name="T151_89">l</text:span><text:span text:style-name="T151_90">’</text:span><text:span text:style-name="T151_91">estrattore</text:span><text:span text:style-name="T151_92"><text:s/></text:span><text:span text:style-name="T151_93">deposita</text:span><text:span text:style-name="T151_94"><text:s/></text:span><text:span text:style-name="T151_95">il</text:span><text:span text:style-name="T151_96"><text:s/></text:span><text:span text:style-name="T151_97">materiale</text:span><text:span text:style-name="T151_98"><text:s/></text:span><text:span text:style-name="T151_99">estratto</text:span><text:span text:style-name="T151_100">.<text:s/></text:span><text:span text:style-name="T151_101">Ne</text:span><text:span text:style-name="T151_102"><text:s/></text:span><text:span text:style-name="T151_103">l</text:span><text:span text:style-name="T151_104">’</text:span><text:span text:style-name="T151_105">ECU</text:span><text:span text:style-name="T151_106"><text:s/></text:span><text:span text:style-name="T151_107">ne</text:span><text:span text:style-name="T151_108"><text:s/></text:span><text:span text:style-name="T151_109">tantomeno</text:span><text:span text:style-name="T151_110"><text:s/></text:span><text:span text:style-name="T151_111">l</text:span><text:span text:style-name="T151_112">’</text:span><text:span text:style-name="T151_113">EHU</text:span><text:span text:style-name="T151_114"><text:s/></text:span><text:span text:style-name="T151_115">hanno</text:span><text:span text:style-name="T151_116"><text:s/></text:span><text:span text:style-name="T151_117">un</text:span><text:span text:style-name="T151_118"><text:s/></text:span><text:span text:style-name="T151_119">magazzino</text:span><text:span text:style-name="T151_120"><text:s/></text:span><text:span text:style-name="T151_121">interno</text:span><text:span text:style-name="T151_122">,<text:s/></text:span><text:span text:style-name="T151_123">il</text:span><text:span text:style-name="T151_124"><text:s/></text:span><text:span text:style-name="T151_125">che</text:span><text:span text:style-name="T151_126"><text:s/></text:span><text:span text:style-name="T151_127">significa</text:span><text:span text:style-name="T151_128"><text:s/></text:span><text:span text:style-name="T151_129">che</text:span><text:span text:style-name="T151_130"><text:s/></text:span><text:span text:style-name="T151_131">alla</text:span><text:span text:style-name="T151_132"><text:s/></text:span><text:span text:style-name="T151_133">fine</text:span><text:span text:style-name="T151_134"><text:s/></text:span><text:span text:style-name="T151_135">di</text:span><text:span text:style-name="T151_136"><text:s/></text:span><text:span text:style-name="T151_137">ogni</text:span><text:span text:style-name="T151_138"><text:s/></text:span><text:span text:style-name="T151_139">ciclo</text:span><text:span text:style-name="T151_140">,<text:s/></text:span><text:span text:style-name="T151_141">allo</text:span><text:span text:style-name="T151_142"><text:s/></text:span><text:span text:style-name="T151_143">stato</text:span><text:span text:style-name="T151_144"><text:s/></text:span><text:span text:style-name="T151_145">attuale</text:span><text:span text:style-name="T151_146"><text:s/></text:span><text:span text:style-name="T151_147">dell</text:span><text:span text:style-name="T151_148">’</text:span><text:span text:style-name="T151_149">installazione</text:span><text:span text:style-name="T151_150"><text:s/></text:span><text:span text:style-name="T151_151">butteranno</text:span><text:span text:style-name="T151_152"><text:s/></text:span><text:span text:style-name="T151_153">via</text:span><text:span text:style-name="T151_154"><text:s/></text:span><text:span text:style-name="T151_155">tutto</text:span><text:span text:style-name="T151_156"><text:s/></text:span><text:span text:style-name="T151_157">il</text:span><text:span text:style-name="T151_158"><text:s/></text:span><text:span text:style-name="T151_159">materiale</text:span><text:span text:style-name="T151_160"><text:s/></text:span><text:span text:style-name="T151_161">estratto</text:span><text:span text:style-name="T151_162">.<text:s/></text:span><text:span text:style-name="T151_163">Servono</text:span><text:span text:style-name="T151_164"><text:s/></text:span><text:span text:style-name="T151_165">evidentemente</text:span><text:span text:style-name="T151_166"><text:s/></text:span><text:span text:style-name="T151_167">altre</text:span><text:span text:style-name="T151_168"><text:s/></text:span><text:span text:style-name="T151_169">strutture</text:span><text:span text:style-name="T151_170">.</text:span></text:p>
      <text:p text:style-name="P152"/>
      <text:p text:style-name="P153"><text:span text:style-name="T153_1">Per</text:span><text:span text:style-name="T153_2"><text:s/></text:span><text:span text:style-name="T153_3">non</text:span><text:span text:style-name="T153_4"><text:s/></text:span><text:span text:style-name="T153_5">perdere</text:span><text:span text:style-name="T153_6"><text:s/></text:span><text:span text:style-name="T153_7">il</text:span><text:span text:style-name="T153_8"><text:s/></text:span><text:span text:style-name="T153_9">materiale</text:span><text:span text:style-name="T153_10"><text:s/></text:span><text:span text:style-name="T153_11">occorrono</text:span><text:span text:style-name="T153_12"><text:s/></text:span><text:span text:style-name="T153_13">strutture</text:span><text:span text:style-name="T153_14"><text:s/></text:span><text:span text:style-name="T153_15">in</text:span><text:span text:style-name="T153_16"><text:s/></text:span><text:span text:style-name="T153_17">grado</text:span><text:span text:style-name="T153_18"><text:s/></text:span><text:span text:style-name="T153_19">di</text:span><text:span text:style-name="T153_20"><text:s/></text:span><text:span text:style-name="T153_21">ricevere</text:span><text:span text:style-name="T153_22"><text:s/></text:span><text:span text:style-name="T153_23">il</text:span><text:span text:style-name="T153_24"><text:s/></text:span><text:span text:style-name="T153_25">materiale</text:span><text:span text:style-name="T153_26">.</text:span></text:p>
      <text:p text:style-name="P154"><text:span text:style-name="T154_1">Queste</text:span><text:span text:style-name="T154_2"><text:s/></text:span><text:span text:style-name="T154_3">strutture</text:span><text:span text:style-name="T154_4"><text:s/></text:span><text:span text:style-name="T154_5">devono</text:span><text:span text:style-name="T154_6"><text:s/></text:span><text:span text:style-name="T154_7">essere</text:span><text:span text:style-name="T154_8"><text:s/></text:span><text:span text:style-name="T154_9">collegate</text:span><text:span text:style-name="T154_10"><text:s/></text:span><text:span text:style-name="T154_11">fisicamente</text:span><text:span text:style-name="T154_12"><text:s/></text:span><text:span text:style-name="T154_13">con</text:span><text:span text:style-name="T154_14"><text:s/></text:span><text:span text:style-name="T154_15">dei</text:span><text:span text:style-name="T154_16"><text:s/></text:span><text:span text:style-name="T154_17">link</text:span><text:span text:style-name="T154_18"><text:s/>(</text:span><text:span text:style-name="T154_19">vedi</text:span><text:span text:style-name="T154_20"><text:s/></text:span><text:span text:style-name="T154_21">sezione</text:span><text:span text:style-name="T154_22"><text:s/></text:span><text:span text:style-name="T154_23">apposita</text:span><text:span text:style-name="T154_24">).</text:span></text:p>
      <text:p text:style-name="P155"><text:span text:style-name="T155_1">Una</text:span><text:span text:style-name="T155_2"><text:s/></text:span><text:span text:style-name="T155_3">struttura</text:span><text:span text:style-name="T155_4"><text:s/></text:span><text:span text:style-name="T155_5">produttiva</text:span><text:span text:style-name="T155_6">,<text:s/></text:span><text:span text:style-name="T155_7">quale</text:span><text:span text:style-name="T155_8"><text:s/></text:span><text:span text:style-name="T155_9">è</text:span><text:span text:style-name="T155_10"><text:s/></text:span><text:span text:style-name="T155_11">l</text:span><text:span text:style-name="T155_12">’</text:span><text:span text:style-name="T155_13">ECU</text:span><text:span text:style-name="T155_14"><text:s/>(</text:span><text:span text:style-name="T155_15">o</text:span><text:span text:style-name="T155_16"><text:s/></text:span><text:span text:style-name="T155_17">una</text:span><text:span text:style-name="T155_18"><text:s/></text:span><text:span text:style-name="T155_19">fabbrica</text:span><text:span text:style-name="T155_20"><text:s/></text:span><text:span text:style-name="T155_21">vedi</text:span><text:span text:style-name="T155_22"><text:s/></text:span><text:span text:style-name="T155_23">seguito</text:span><text:span text:style-name="T155_24">)<text:s/></text:span><text:span text:style-name="T155_25">può</text:span><text:span text:style-name="T155_26"><text:s/></text:span><text:span text:style-name="T155_27">avere</text:span><text:span text:style-name="T155_28"><text:s/></text:span><text:span text:style-name="T155_29">Rotte</text:span><text:span text:style-name="T155_30"><text:s/></text:span><text:span text:style-name="T155_31">per</text:span><text:span text:style-name="T155_32"><text:s/></text:span><text:span text:style-name="T155_33">il</text:span><text:span text:style-name="T155_34"><text:s/></text:span><text:span text:style-name="T155_35">materiale</text:span><text:span text:style-name="T155_36"><text:s/></text:span><text:span text:style-name="T155_37">prodotto</text:span><text:span text:style-name="T155_38"><text:s/></text:span><text:span text:style-name="T155_39">verso</text:span><text:span text:style-name="T155_40"><text:s/></text:span><text:span text:style-name="T155_41">una</text:span><text:span text:style-name="T155_42"><text:s/></text:span><text:span text:style-name="T155_43">ed</text:span><text:span text:style-name="T155_44"><text:s/></text:span><text:span text:style-name="T155_45">una</text:span><text:span text:style-name="T155_46"><text:s/></text:span><text:span text:style-name="T155_47">sola</text:span><text:span text:style-name="T155_48"><text:s/></text:span><text:span text:style-name="T155_49">struttura</text:span><text:span text:style-name="T155_50"><text:s/></text:span><text:span text:style-name="T155_51">di</text:span><text:span text:style-name="T155_52"><text:s/></text:span><text:span text:style-name="T155_53">destinazione</text:span><text:span text:style-name="T155_54"><text:s/></text:span><text:span text:style-name="T155_55">se</text:span><text:span text:style-name="T155_56">:</text:span></text:p>
      <text:list text:style-name="LS8" xml:id="list30">
        <text:list-item>
          <text:p text:style-name="P156"><text:span text:style-name="T156_1">Le</text:span><text:span text:style-name="T156_2"><text:s/></text:span><text:span text:style-name="T156_3">due</text:span><text:span text:style-name="T156_4"><text:s/></text:span><text:span text:style-name="T156_5">strutture</text:span><text:span text:style-name="T156_6"><text:s/></text:span><text:span text:style-name="T156_7">sono</text:span><text:span text:style-name="T156_8"><text:s/></text:span><text:span text:style-name="T156_9">linkate</text:span><text:span text:style-name="T156_10"><text:s/>(</text:span><text:span text:style-name="T156_11">anche</text:span><text:span text:style-name="T156_12"><text:s/></text:span><text:span text:style-name="T156_13">indirettamente</text:span><text:span text:style-name="T156_14"><text:s/></text:span><text:span text:style-name="T156_15">vedi</text:span><text:span text:style-name="T156_16"><text:s/></text:span><text:span text:style-name="T156_17">sotto</text:span><text:span text:style-name="T156_18">)</text:span></text:p>
        </text:list-item>
        <text:list-item>
          <text:p text:style-name="P157"><text:span text:style-name="T157_1">La</text:span><text:span text:style-name="T157_2"><text:s/></text:span><text:span text:style-name="T157_3">struttura</text:span><text:span text:style-name="T157_4"><text:s/></text:span><text:span text:style-name="T157_5">di</text:span><text:span text:style-name="T157_6"><text:s/></text:span><text:span text:style-name="T157_7">destinazione</text:span><text:span text:style-name="T157_8"><text:s/></text:span><text:span text:style-name="T157_9">è</text:span><text:span text:style-name="T157_10"><text:s/></text:span><text:span text:style-name="T157_11">una</text:span><text:span text:style-name="T157_12"><text:s/></text:span><text:span text:style-name="T157_13">struttura</text:span><text:span text:style-name="T157_14"><text:s/></text:span><text:span text:style-name="T157_15">con</text:span><text:span text:style-name="T157_16"><text:s/></text:span><text:span text:style-name="T157_17">capacità</text:span><text:span text:style-name="T157_18"><text:s/></text:span><text:span text:style-name="T157_19">di</text:span><text:span text:style-name="T157_20"><text:s/></text:span><text:span text:style-name="T157_21">immagazzinamento</text:span><text:span text:style-name="T157_22"><text:s/></text:span><text:span text:style-name="T157_23">o</text:span><text:span text:style-name="T157_24"><text:s/></text:span><text:span text:style-name="T157_25">una</text:span><text:span text:style-name="T157_26"><text:s/></text:span><text:span text:style-name="T157_27">fabbrica</text:span><text:span text:style-name="T157_28"><text:s/></text:span><text:span text:style-name="T157_29">che</text:span><text:span text:style-name="T157_30"><text:s/></text:span><text:span text:style-name="T157_31">necessita</text:span><text:span text:style-name="T157_32"><text:s/></text:span><text:span text:style-name="T157_33">in</text:span><text:span text:style-name="T157_34"><text:s/></text:span><text:span text:style-name="T157_35">input</text:span><text:span text:style-name="T157_36"><text:s/></text:span><text:span text:style-name="T157_37">proprio</text:span><text:span text:style-name="T157_38"><text:s/></text:span><text:span text:style-name="T157_39">quel</text:span><text:span text:style-name="T157_40"><text:s/></text:span><text:span text:style-name="T157_41">materiale</text:span></text:p>
        </text:list-item>
        <text:list-item>
          <text:p text:style-name="P158"><text:span text:style-name="T158_1">La</text:span><text:span text:style-name="T158_2"><text:s/></text:span><text:span text:style-name="T158_3">capacità</text:span><text:span text:style-name="T158_4"><text:s/></text:span><text:span text:style-name="T158_5">del</text:span><text:span text:style-name="T158_6"><text:s/></text:span><text:span text:style-name="T158_7">link</text:span><text:span text:style-name="T158_8"><text:s/></text:span><text:span text:style-name="T158_9">è</text:span><text:span text:style-name="T158_10"><text:s/></text:span><text:span text:style-name="T158_11">sufficiente</text:span><text:span text:style-name="T158_12"><text:s/>(</text:span><text:span text:style-name="T158_13">vedi</text:span><text:span text:style-name="T158_14"><text:s/></text:span><text:span text:style-name="T158_15">sotto</text:span><text:span text:style-name="T158_16">)</text:span></text:p>
        </text:list-item>
      </text:list>
      <text:p text:style-name="P159"><text:span text:style-name="T159_1">Iniziamo</text:span><text:span text:style-name="T159_2"><text:s/></text:span><text:span text:style-name="T159_3">col</text:span><text:span text:style-name="T159_4"><text:s/></text:span><text:span text:style-name="T159_5">costruire</text:span><text:span text:style-name="T159_6"><text:s/></text:span><text:span text:style-name="T159_7">una</text:span><text:span text:style-name="T159_8"><text:s/></text:span><text:span text:style-name="T159_9">di</text:span><text:span text:style-name="T159_10"><text:s/></text:span><text:span text:style-name="T159_11">queste</text:span><text:span text:style-name="T159_12"><text:s/></text:span><text:span text:style-name="T159_13">strutture</text:span><text:span text:style-name="T159_14">:</text:span></text:p>
      <text:p text:style-name="P160"/>
      <text:h text:style-name="P161" text:outline-level="10"><text:bookmark-start text:name="h.uhe6e6koub6o"/><text:bookmark-end text:name="h.uhe6e6koub6o"/><text:span text:style-name="T161_1">LaunchPad</text:span><text:span text:style-name="T161_2"><text:s/>(</text:span><text:span text:style-name="T161_3">LP</text:span><text:span text:style-name="T161_4"><text:s/></text:span><text:span text:style-name="T161_5">o</text:span><text:span text:style-name="T161_6"><text:s/></text:span><text:span text:style-name="T161_7">spazioporto</text:span><text:span text:style-name="T161_8">)</text:span></text:h>
      <text:p text:style-name="P162"><text:span text:style-name="T162_1">E</text:span><text:span text:style-name="T162_2">’<text:s/></text:span><text:span text:style-name="T162_3">una</text:span><text:span text:style-name="T162_4"><text:s/></text:span><text:span text:style-name="T162_5">struttura</text:span><text:span text:style-name="T162_6"><text:s/></text:span><text:span text:style-name="T162_7">fondamentale</text:span><text:span text:style-name="T162_8"><text:s/></text:span><text:span text:style-name="T162_9">in</text:span><text:span text:style-name="T162_10"><text:s/></text:span><text:span text:style-name="T162_11">quanto</text:span><text:span text:style-name="T162_12"><text:s/></text:span><text:span text:style-name="T162_13">è</text:span><text:span text:style-name="T162_14"><text:s/></text:span><text:span text:style-name="T162_15">l</text:span><text:span text:style-name="T162_16">’</text:span><text:span text:style-name="T162_17">unica</text:span><text:span text:style-name="T162_18"><text:s/>(</text:span><text:span text:style-name="T162_19">ignorate</text:span><text:span text:style-name="T162_20"><text:s/></text:span><text:span text:style-name="T162_21">il</text:span><text:span text:style-name="T162_22"><text:s/></text:span><text:span text:style-name="T162_23">CC</text:span><text:span text:style-name="T162_24">)<text:s/></text:span><text:span text:style-name="T162_25">che</text:span><text:span text:style-name="T162_26"><text:s/></text:span><text:span text:style-name="T162_27">permette</text:span><text:span text:style-name="T162_28"><text:s/></text:span><text:span text:style-name="T162_29">di</text:span><text:span text:style-name="T162_30"><text:s/></text:span><text:span text:style-name="T162_31">esportare</text:span><text:span text:style-name="T162_32"><text:s/></text:span><text:span text:style-name="T162_33">risorse</text:span><text:span text:style-name="T162_34"><text:s/></text:span><text:span text:style-name="T162_35">dal</text:span><text:span text:style-name="T162_36"><text:s/></text:span><text:span text:style-name="T162_37">pianeta</text:span><text:span text:style-name="T162_38"><text:s/></text:span><text:span text:style-name="T162_39">allo</text:span><text:span text:style-name="T162_40"><text:s/></text:span><text:span text:style-name="T162_41">spazio</text:span><text:span text:style-name="T162_42"><text:s/></text:span><text:span text:style-name="T162_43">permettendo</text:span><text:span text:style-name="T162_44"><text:s/></text:span><text:span text:style-name="T162_45">di</text:span><text:span text:style-name="T162_46"><text:s/></text:span><text:span text:style-name="T162_47">prevelare</text:span><text:span text:style-name="T162_48"><text:s/></text:span><text:span text:style-name="T162_49">il</text:span><text:span text:style-name="T162_50"><text:s/></text:span><text:span text:style-name="T162_51">materiale</text:span><text:span text:style-name="T162_52"><text:s/></text:span><text:span text:style-name="T162_53">e</text:span><text:span text:style-name="T162_54"><text:s/></text:span><text:span text:style-name="T162_55">metterlo</text:span><text:span text:style-name="T162_56"><text:s/></text:span><text:span text:style-name="T162_57">nel</text:span><text:span text:style-name="T162_58"><text:s/></text:span><text:span text:style-name="T162_59">cargo</text:span><text:span text:style-name="T162_60"><text:s/></text:span><text:span text:style-name="T162_61">della</text:span><text:span text:style-name="T162_62"><text:s/></text:span><text:span text:style-name="T162_63">vostra</text:span><text:span text:style-name="T162_64"><text:s/></text:span><text:span text:style-name="T162_65">nave</text:span><text:span text:style-name="T162_66">.</text:span></text:p>
      <text:p text:style-name="P163"><text:span text:style-name="T163_1">Oltre</text:span><text:span text:style-name="T163_2"><text:s/></text:span><text:span text:style-name="T163_3">a</text:span><text:span text:style-name="T163_4"><text:s/></text:span><text:span text:style-name="T163_5">questa</text:span><text:span text:style-name="T163_6"><text:s/></text:span><text:span text:style-name="T163_7">essenziale</text:span><text:span text:style-name="T163_8"><text:s/></text:span><text:span text:style-name="T163_9">funzione</text:span><text:span text:style-name="T163_10">,<text:s/></text:span><text:span text:style-name="T163_11">LP</text:span><text:span text:style-name="T163_12"><text:s/></text:span><text:span text:style-name="T163_13">possiede</text:span><text:span text:style-name="T163_14"><text:s/></text:span><text:span text:style-name="T163_15">anche</text:span><text:span text:style-name="T163_16"><text:s/></text:span><text:span text:style-name="T163_17">un</text:span><text:span text:style-name="T163_18"><text:s/></text:span><text:span text:style-name="T163_19">magazzino</text:span><text:span text:style-name="T163_20"><text:s/></text:span><text:span text:style-name="T163_21">di</text:span><text:span text:style-name="T163_22"><text:s/>10.000</text:span><text:span text:style-name="T163_23">m</text:span><text:span text:style-name="T163_24">3.</text:span></text:p>
      <text:p text:style-name="P164"><text:span text:style-name="T164_1">Come</text:span><text:span text:style-name="T164_2"><text:s/></text:span><text:span text:style-name="T164_3">potete</text:span><text:span text:style-name="T164_4"><text:s/></text:span><text:span text:style-name="T164_5">notare</text:span><text:span text:style-name="T164_6">,<text:s/></text:span><text:span text:style-name="T164_7">a</text:span><text:span text:style-name="T164_8"><text:s/></text:span><text:span text:style-name="T164_9">differenza</text:span><text:span text:style-name="T164_10"><text:s/></text:span><text:span text:style-name="T164_11">delle</text:span><text:span text:style-name="T164_12"><text:s/></text:span><text:span text:style-name="T164_13">strutture</text:span><text:span text:style-name="T164_14"><text:s/></text:span><text:span text:style-name="T164_15">precedenti</text:span><text:span text:style-name="T164_16">,<text:s/></text:span><text:span text:style-name="T164_17">LP</text:span><text:span text:style-name="T164_18"><text:s/></text:span><text:span text:style-name="T164_19">ha</text:span><text:span text:style-name="T164_20"><text:s/></text:span><text:span text:style-name="T164_21">un</text:span><text:span text:style-name="T164_22"><text:s/></text:span><text:span text:style-name="T164_23">notevole</text:span><text:span text:style-name="T164_24"><text:s/></text:span><text:span text:style-name="T164_25">costo</text:span><text:span text:style-name="T164_26"><text:s/></text:span><text:span text:style-name="T164_27">in</text:span><text:span text:style-name="T164_28"><text:s/></text:span><text:span text:style-name="T164_29">CPU</text:span><text:span text:style-name="T164_30">,<text:s/>3600<text:s/></text:span><text:span text:style-name="T164_31">invece</text:span><text:span text:style-name="T164_32"><text:s/></text:span><text:span text:style-name="T164_33">che</text:span><text:span text:style-name="T164_34"><text:s/></text:span><text:span text:style-name="T164_35">di</text:span><text:span text:style-name="T164_36"><text:s/></text:span><text:span text:style-name="T164_37">POWER</text:span><text:span text:style-name="T164_38">,<text:s/></text:span><text:span text:style-name="T164_39">solo</text:span><text:span text:style-name="T164_40"><text:s/>700<text:s/>(</text:span><text:span text:style-name="T164_41">strutture</text:span><text:span text:style-name="T164_42"><text:s/></text:span><text:span text:style-name="T164_43">estrattive</text:span><text:span text:style-name="T164_44">-&gt;</text:span><text:span text:style-name="T164_45">semplici</text:span><text:span text:style-name="T164_46">-&gt;</text:span><text:span text:style-name="T164_47">usano</text:span><text:span text:style-name="T164_48"><text:s/></text:span><text:span text:style-name="T164_49">POWER</text:span><text:span text:style-name="T164_50"><text:s/></text:span><text:span text:style-name="T164_51">in</text:span><text:span text:style-name="T164_52"><text:s/></text:span><text:span text:style-name="T164_53">prevalenza</text:span><text:span text:style-name="T164_54">;<text:s/></text:span><text:span text:style-name="T164_55">strutture</text:span><text:span text:style-name="T164_56"><text:s/></text:span><text:span text:style-name="T164_57">complesse</text:span><text:span text:style-name="T164_58">,<text:s/></text:span><text:span text:style-name="T164_59">tecnologiche</text:span><text:span text:style-name="T164_60"><text:s/></text:span><text:span text:style-name="T164_61">usano</text:span><text:span text:style-name="T164_62"><text:s/></text:span><text:span text:style-name="T164_63">CPU</text:span><text:span text:style-name="T164_64"><text:s/></text:span><text:span text:style-name="T164_65">in</text:span><text:span text:style-name="T164_66"><text:s/></text:span><text:span text:style-name="T164_67">prevalenza</text:span><text:span text:style-name="T164_68">).</text:span></text:p>
      <text:p text:style-name="P165"><text:span text:style-name="T165_1">Dove</text:span><text:span text:style-name="T165_2"><text:s/></text:span><text:span text:style-name="T165_3">piazzare</text:span><text:span text:style-name="T165_4"><text:s/></text:span><text:span text:style-name="T165_5">LP</text:span><text:span text:style-name="T165_6">?<text:s/></text:span><text:span text:style-name="T165_7">La</text:span><text:span text:style-name="T165_8"><text:s/></text:span><text:span text:style-name="T165_9">scelta</text:span><text:span text:style-name="T165_10"><text:s/></text:span><text:span text:style-name="T165_11">è</text:span><text:span text:style-name="T165_12"><text:s/></text:span><text:span text:style-name="T165_13">importante</text:span><text:span text:style-name="T165_14"><text:s/></text:span><text:span text:style-name="T165_15">in</text:span><text:span text:style-name="T165_16"><text:s/></text:span><text:span text:style-name="T165_17">quanto</text:span><text:span text:style-name="T165_18"><text:s/></text:span><text:span text:style-name="T165_19">intorno</text:span><text:span text:style-name="T165_20"><text:s/></text:span><text:span text:style-name="T165_21">ad</text:span><text:span text:style-name="T165_22"><text:s/></text:span><text:span text:style-name="T165_23">LP</text:span><text:span text:style-name="T165_24"><text:s/></text:span><text:span text:style-name="T165_25">si</text:span><text:span text:style-name="T165_26"><text:s/></text:span><text:span text:style-name="T165_27">piazzeranno</text:span><text:span text:style-name="T165_28"><text:s/></text:span><text:span text:style-name="T165_29">tutte</text:span><text:span text:style-name="T165_30"><text:s/></text:span><text:span text:style-name="T165_31">le</text:span><text:span text:style-name="T165_32"><text:s/></text:span><text:span text:style-name="T165_33">altre</text:span><text:span text:style-name="T165_34"><text:s/></text:span><text:span text:style-name="T165_35">strutture</text:span><text:span text:style-name="T165_36"><text:s/></text:span><text:span text:style-name="T165_37">creando</text:span><text:span text:style-name="T165_38"><text:s/></text:span><text:span text:style-name="T165_39">il</text:span><text:span text:style-name="T165_40"><text:s/></text:span><text:span text:style-name="T165_41">nocciolo</text:span><text:span text:style-name="T165_42"><text:s/></text:span><text:span text:style-name="T165_43">dell</text:span><text:span text:style-name="T165_44">’</text:span><text:span text:style-name="T165_45">installazione</text:span><text:span text:style-name="T165_46">,<text:s/></text:span><text:span text:style-name="T165_47">che</text:span><text:span text:style-name="T165_48"><text:s/></text:span><text:span text:style-name="T165_49">include</text:span><text:span text:style-name="T165_50"><text:s/></text:span><text:span text:style-name="T165_51">link</text:span><text:span text:style-name="T165_52"><text:s/></text:span><text:span text:style-name="T165_53">e</text:span><text:span text:style-name="T165_54"><text:s/></text:span><text:span text:style-name="T165_55">configurazione</text:span><text:span text:style-name="T165_56"><text:s/></text:span><text:span text:style-name="T165_57">di</text:span><text:span text:style-name="T165_58"><text:s/></text:span><text:span text:style-name="T165_59">rotte</text:span><text:span text:style-name="T165_60">.</text:span></text:p>
      <text:p text:style-name="P166"><text:span text:style-name="T166_1">L</text:span><text:span text:style-name="T166_2">’</text:span><text:span text:style-name="T166_3">ECU</text:span><text:span text:style-name="T166_4"><text:s/></text:span><text:span text:style-name="T166_5">si</text:span><text:span text:style-name="T166_6"><text:s/></text:span><text:span text:style-name="T166_7">può</text:span><text:span text:style-name="T166_8"><text:s/></text:span><text:span text:style-name="T166_9">spostare</text:span><text:span text:style-name="T166_10"><text:s/></text:span><text:span text:style-name="T166_11">con</text:span><text:span text:style-name="T166_12"><text:s/></text:span><text:span text:style-name="T166_13">poco</text:span><text:span text:style-name="T166_14"><text:s/></text:span><text:span text:style-name="T166_15">impegno</text:span><text:span text:style-name="T166_16">,<text:s/></text:span><text:span text:style-name="T166_17">lo</text:span><text:span text:style-name="T166_18"><text:s/></text:span><text:span text:style-name="T166_19">spazioporto</text:span><text:span text:style-name="T166_20"><text:s/></text:span><text:span text:style-name="T166_21">invece</text:span><text:span text:style-name="T166_22"><text:s/></text:span><text:span text:style-name="T166_23">si</text:span><text:span text:style-name="T166_24"><text:s/></text:span><text:span text:style-name="T166_25">porta</text:span><text:span text:style-name="T166_26"><text:s/></text:span><text:span text:style-name="T166_27">dietro</text:span><text:span text:style-name="T166_28"><text:s/></text:span><text:span text:style-name="T166_29">almeno</text:span><text:span text:style-name="T166_30"><text:s/></text:span><text:span text:style-name="T166_31">una</text:span><text:span text:style-name="T166_32"><text:s/></text:span><text:span text:style-name="T166_33">decina</text:span><text:span text:style-name="T166_34"><text:s/></text:span><text:span text:style-name="T166_35">di</text:span><text:span text:style-name="T166_36"><text:s/></text:span><text:span text:style-name="T166_37">strutture</text:span><text:span text:style-name="T166_38">,<text:s/></text:span><text:span text:style-name="T166_39">una</text:span><text:span text:style-name="T166_40"><text:s/></text:span><text:span text:style-name="T166_41">decina</text:span><text:span text:style-name="T166_42"><text:s/></text:span><text:span text:style-name="T166_43">di</text:span><text:span text:style-name="T166_44"><text:s/></text:span><text:span text:style-name="T166_45">link</text:span><text:span text:style-name="T166_46"><text:s/></text:span><text:span text:style-name="T166_47">ed</text:span><text:span text:style-name="T166_48"><text:s/></text:span><text:span text:style-name="T166_49">una</text:span><text:span text:style-name="T166_50"><text:s/></text:span><text:span text:style-name="T166_51">ventina</text:span><text:span text:style-name="T166_52"><text:s/></text:span><text:span text:style-name="T166_53">di</text:span><text:span text:style-name="T166_54"><text:s/></text:span><text:span text:style-name="T166_55">rotte</text:span><text:span text:style-name="T166_56">.<text:s/></text:span></text:p>
      <text:p text:style-name="P167"><text:span text:style-name="T167_1">Non</text:span><text:span text:style-name="T167_2"><text:s/></text:span><text:span text:style-name="T167_3">gradiamo</text:span><text:span text:style-name="T167_4"><text:s/></text:span><text:span text:style-name="T167_5">rifare</text:span><text:span text:style-name="T167_6"><text:s/></text:span><text:span text:style-name="T167_7">tutto</text:span><text:span text:style-name="T167_8"><text:s/></text:span><text:span text:style-name="T167_9">troppo</text:span><text:span text:style-name="T167_10"><text:s/></text:span><text:span text:style-name="T167_11">spesso</text:span><text:span text:style-name="T167_12"><text:s/></text:span><text:span text:style-name="T167_13">quindi</text:span><text:span text:style-name="T167_14"><text:s/></text:span><text:span text:style-name="T167_15">la</text:span><text:span text:style-name="T167_16"><text:s/></text:span><text:span text:style-name="T167_17">scelta</text:span><text:span text:style-name="T167_18"><text:s/></text:span><text:span text:style-name="T167_19">fa</text:span><text:span text:style-name="T167_20"><text:s/></text:span><text:span text:style-name="T167_21">fatta</text:span><text:span text:style-name="T167_22"><text:s/></text:span><text:span text:style-name="T167_23">in</text:span><text:span text:style-name="T167_24"><text:s/></text:span><text:span text:style-name="T167_25">modo</text:span><text:span text:style-name="T167_26"><text:s/></text:span><text:span text:style-name="T167_27">attento</text:span><text:span text:style-name="T167_28">.</text:span></text:p>
      <text:p text:style-name="P168"><text:span text:style-name="T168_1">Ci</text:span><text:span text:style-name="T168_2"><text:s/></text:span><text:span text:style-name="T168_3">sono</text:span><text:span text:style-name="T168_4"><text:s/></text:span><text:span text:style-name="T168_5">due</text:span><text:span text:style-name="T168_6"><text:s/></text:span><text:span text:style-name="T168_7">opzioni</text:span><text:span text:style-name="T168_8">:</text:span></text:p>
      <text:list text:style-name="LS9" xml:id="list33">
        <text:list-item>
          <text:p text:style-name="P169"><text:span text:style-name="T169_1">La</text:span><text:span text:style-name="T169_2"><text:s/></text:span><text:span text:style-name="T169_3">zona</text:span><text:span text:style-name="T169_4"><text:s/></text:span><text:span text:style-name="T169_5">ricoperta</text:span><text:span text:style-name="T169_6"><text:s/></text:span><text:span text:style-name="T169_7">dall</text:span><text:span text:style-name="T169_8">’</text:span><text:span text:style-name="T169_9">ECU</text:span><text:span text:style-name="T169_10"><text:s/></text:span><text:span text:style-name="T169_11">è</text:span><text:span text:style-name="T169_12"><text:s/></text:span><text:span text:style-name="T169_13">molto</text:span><text:span text:style-name="T169_14"><text:s/></text:span><text:span text:style-name="T169_15">buona</text:span><text:span text:style-name="T169_16">,<text:s/></text:span><text:span text:style-name="T169_17">grande</text:span><text:span text:style-name="T169_18"><text:s/></text:span><text:span text:style-name="T169_19">e</text:span><text:span text:style-name="T169_20"><text:s/></text:span><text:span text:style-name="T169_21">intensa</text:span><text:span text:style-name="T169_22"><text:s/></text:span><text:span text:style-name="T169_23">e</text:span><text:span text:style-name="T169_24"><text:s/></text:span><text:span text:style-name="T169_25">non</text:span><text:span text:style-name="T169_26"><text:s/></text:span><text:span text:style-name="T169_27">ci</text:span><text:span text:style-name="T169_28"><text:s/></text:span><text:span text:style-name="T169_29">sono</text:span><text:span text:style-name="T169_30"><text:s/></text:span><text:span text:style-name="T169_31">altre</text:span><text:span text:style-name="T169_32"><text:s/></text:span><text:span text:style-name="T169_33">zone</text:span><text:span text:style-name="T169_34"><text:s/></text:span><text:span text:style-name="T169_35">alternative</text:span><text:span text:style-name="T169_36"><text:s/></text:span><text:span text:style-name="T169_37">sufficientemente</text:span><text:span text:style-name="T169_38"><text:s/></text:span><text:span text:style-name="T169_39">vicine</text:span><text:span text:style-name="T169_40">.<text:s/></text:span><text:span text:style-name="T169_41">In</text:span><text:span text:style-name="T169_42"><text:s/></text:span><text:span text:style-name="T169_43">questo</text:span><text:span text:style-name="T169_44"><text:s/></text:span><text:span text:style-name="T169_45">caso</text:span><text:span text:style-name="T169_46"><text:s/></text:span><text:span text:style-name="T169_47">si</text:span><text:span text:style-name="T169_48"><text:s/></text:span><text:span text:style-name="T169_49">piazza</text:span><text:span text:style-name="T169_50"><text:s/></text:span><text:span text:style-name="T169_51">il</text:span><text:span text:style-name="T169_52"><text:s/></text:span><text:span text:style-name="T169_53">LP</text:span><text:span text:style-name="T169_54"><text:s/></text:span><text:span text:style-name="T169_55">molto</text:span><text:span text:style-name="T169_56"><text:s/></text:span><text:span text:style-name="T169_57">vicino</text:span><text:span text:style-name="T169_58">,<text:s/></text:span><text:span text:style-name="T169_59">se</text:span><text:span text:style-name="T169_60"><text:s/></text:span><text:span text:style-name="T169_61">non</text:span><text:span text:style-name="T169_62"><text:s/></text:span><text:span text:style-name="T169_63">a</text:span><text:span text:style-name="T169_64"><text:s/></text:span><text:span text:style-name="T169_65">contatto</text:span><text:span text:style-name="T169_66"><text:s/></text:span><text:span text:style-name="T169_67">con</text:span><text:span text:style-name="T169_68"><text:s/></text:span><text:span text:style-name="T169_69">l</text:span><text:span text:style-name="T169_70">’</text:span><text:span text:style-name="T169_71">ECU</text:span><text:span text:style-name="T169_72">,<text:s/></text:span><text:span text:style-name="T169_73">meglio</text:span><text:span text:style-name="T169_74"><text:s/></text:span><text:span text:style-name="T169_75">se</text:span><text:span text:style-name="T169_76"><text:s/></text:span><text:span text:style-name="T169_77">in</text:span><text:span text:style-name="T169_78"><text:s/></text:span><text:span text:style-name="T169_79">una</text:span><text:span text:style-name="T169_80"><text:s/></text:span><text:span text:style-name="T169_81">zona</text:span><text:span text:style-name="T169_82"><text:s/></text:span><text:span text:style-name="T169_83">di</text:span><text:span text:style-name="T169_84"><text:s/></text:span><text:span text:style-name="T169_85">non</text:span><text:span text:style-name="T169_86"><text:s/></text:span><text:span text:style-name="T169_87">buona</text:span><text:span text:style-name="T169_88"><text:s/></text:span><text:span text:style-name="T169_89">estrazione</text:span><text:span text:style-name="T169_90">.<text:s/></text:span><text:span text:style-name="T169_91">Lo</text:span><text:span text:style-name="T169_92"><text:s/></text:span><text:span text:style-name="T169_93">scopo</text:span><text:span text:style-name="T169_94"><text:s/></text:span><text:span text:style-name="T169_95">è</text:span><text:span text:style-name="T169_96"><text:s/></text:span><text:span text:style-name="T169_97">di</text:span><text:span text:style-name="T169_98"><text:s/></text:span><text:span text:style-name="T169_99">risparmiare</text:span><text:span text:style-name="T169_100"><text:s/></text:span><text:span text:style-name="T169_101">in</text:span><text:span text:style-name="T169_102"><text:s/></text:span><text:span text:style-name="T169_103">risorse</text:span><text:span text:style-name="T169_104"><text:s/></text:span><text:span text:style-name="T169_105">di</text:span><text:span text:style-name="T169_106"><text:s/></text:span><text:span text:style-name="T169_107">CPU</text:span><text:span text:style-name="T169_108">/</text:span><text:span text:style-name="T169_109">POWER</text:span><text:span text:style-name="T169_110"><text:s/></text:span><text:span text:style-name="T169_111">facendo</text:span><text:span text:style-name="T169_112"><text:s/></text:span><text:span text:style-name="T169_113">link</text:span><text:span text:style-name="T169_114"><text:s/></text:span><text:span text:style-name="T169_115">corti</text:span><text:span text:style-name="T169_116"><text:s/>(</text:span><text:span text:style-name="T169_117">vedi</text:span><text:span text:style-name="T169_118"><text:s/></text:span><text:span text:style-name="T169_119">sotto</text:span><text:span text:style-name="T169_120">)</text:span></text:p>
        </text:list-item>
        <text:list-item>
          <text:p text:style-name="P170"><text:span text:style-name="T170_1">Ci</text:span><text:span text:style-name="T170_2"><text:s/></text:span><text:span text:style-name="T170_3">sono</text:span><text:span text:style-name="T170_4"><text:s/></text:span><text:span text:style-name="T170_5">diverse</text:span><text:span text:style-name="T170_6"><text:s/></text:span><text:span text:style-name="T170_7">zone</text:span><text:span text:style-name="T170_8"><text:s/></text:span><text:span text:style-name="T170_9">interessanti</text:span><text:span text:style-name="T170_10"><text:s/></text:span><text:span text:style-name="T170_11">vicine</text:span><text:span text:style-name="T170_12"><text:s/></text:span><text:span text:style-name="T170_13">oltre</text:span><text:span text:style-name="T170_14"><text:s/></text:span><text:span text:style-name="T170_15">a</text:span><text:span text:style-name="T170_16"><text:s/></text:span><text:span text:style-name="T170_17">quella</text:span><text:span text:style-name="T170_18"><text:s/></text:span><text:span text:style-name="T170_19">coperta</text:span><text:span text:style-name="T170_20"><text:s/></text:span><text:span text:style-name="T170_21">dall</text:span><text:span text:style-name="T170_22">’</text:span><text:span text:style-name="T170_23">ECU</text:span><text:span text:style-name="T170_24">.<text:s/></text:span><text:span text:style-name="T170_25">In</text:span><text:span text:style-name="T170_26"><text:s/></text:span><text:span text:style-name="T170_27">questo</text:span><text:span text:style-name="T170_28"><text:s/></text:span><text:span text:style-name="T170_29">caso</text:span><text:span text:style-name="T170_30"><text:s/></text:span><text:span text:style-name="T170_31">si</text:span><text:span text:style-name="T170_32"><text:s/></text:span><text:span text:style-name="T170_33">immagina</text:span><text:span text:style-name="T170_34"><text:s/>(</text:span><text:span text:style-name="T170_35">o</text:span><text:span text:style-name="T170_36"><text:s/></text:span><text:span text:style-name="T170_37">si</text:span><text:span text:style-name="T170_38"><text:s/></text:span><text:span text:style-name="T170_39">può</text:span><text:span text:style-name="T170_40"><text:s/></text:span><text:span text:style-name="T170_41">proprio</text:span><text:span text:style-name="T170_42"><text:s/></text:span><text:span text:style-name="T170_43">mettere</text:span><text:span text:style-name="T170_44"><text:s/></text:span><text:span text:style-name="T170_45">temporaneamente</text:span><text:span text:style-name="T170_46"><text:s/></text:span><text:span text:style-name="T170_47">o</text:span><text:span text:style-name="T170_48"><text:s/></text:span><text:span text:style-name="T170_49">far</text:span><text:span text:style-name="T170_50"><text:s/></text:span><text:span text:style-name="T170_51">finta</text:span><text:span text:style-name="T170_52"><text:s/></text:span><text:span text:style-name="T170_53">di</text:span><text:span text:style-name="T170_54"><text:s/></text:span><text:span text:style-name="T170_55">mettere</text:span><text:span text:style-name="T170_56">)<text:s/></text:span><text:span text:style-name="T170_57">un</text:span><text:span text:style-name="T170_58"><text:s/></text:span><text:span text:style-name="T170_59">secondo</text:span><text:span text:style-name="T170_60"><text:s/></text:span><text:span text:style-name="T170_61">ECU</text:span><text:span text:style-name="T170_62"><text:s/></text:span><text:span text:style-name="T170_63">nella</text:span><text:span text:style-name="T170_64"><text:s/></text:span><text:span text:style-name="T170_65">zona</text:span><text:span text:style-name="T170_66"><text:s/></text:span><text:span text:style-name="T170_67">alternativa</text:span><text:span text:style-name="T170_68">,<text:s/></text:span><text:span text:style-name="T170_69">tendente</text:span><text:span text:style-name="T170_70"><text:s/></text:span><text:span text:style-name="T170_71">alla</text:span><text:span text:style-name="T170_72"><text:s/></text:span><text:span text:style-name="T170_73">zona</text:span><text:span text:style-name="T170_74"><text:s/></text:span><text:span text:style-name="T170_75">attuale</text:span><text:span text:style-name="T170_76"><text:s/></text:span><text:span text:style-name="T170_77">e</text:span><text:span text:style-name="T170_78"><text:s/></text:span><text:span text:style-name="T170_79">si</text:span><text:span text:style-name="T170_80"><text:s/></text:span><text:span text:style-name="T170_81">posiziona</text:span><text:span text:style-name="T170_82"><text:s/></text:span><text:span text:style-name="T170_83">il</text:span><text:span text:style-name="T170_84"><text:s/></text:span><text:span text:style-name="T170_85">LP</text:span><text:span text:style-name="T170_86"><text:s/></text:span><text:span text:style-name="T170_87">in</text:span><text:span text:style-name="T170_88"><text:s/></text:span><text:span text:style-name="T170_89">una</text:span><text:span text:style-name="T170_90"><text:s/></text:span><text:span text:style-name="T170_91">via</text:span><text:span text:style-name="T170_92"><text:s/></text:span><text:span text:style-name="T170_93">di</text:span><text:span text:style-name="T170_94"><text:s/></text:span><text:span text:style-name="T170_95">mezzo</text:span><text:span text:style-name="T170_96"><text:s/></text:span><text:span text:style-name="T170_97">rispetto</text:span><text:span text:style-name="T170_98"><text:s/></text:span><text:span text:style-name="T170_99">ai</text:span><text:span text:style-name="T170_100"><text:s/></text:span><text:span text:style-name="T170_101">due</text:span><text:span text:style-name="T170_102"><text:s/></text:span><text:span text:style-name="T170_103">ECU</text:span><text:span text:style-name="T170_104"><text:s/>(</text:span><text:span text:style-name="T170_105">quello</text:span><text:span text:style-name="T170_106"><text:s/></text:span><text:span text:style-name="T170_107">vero</text:span><text:span text:style-name="T170_108"><text:s/></text:span><text:span text:style-name="T170_109">e</text:span><text:span text:style-name="T170_110"><text:s/></text:span><text:span text:style-name="T170_111">quello</text:span><text:span text:style-name="T170_112"><text:s/></text:span><text:span text:style-name="T170_113">immaginato</text:span><text:span text:style-name="T170_114">),<text:s/></text:span><text:span text:style-name="T170_115">magari</text:span><text:span text:style-name="T170_116"><text:s/></text:span><text:span text:style-name="T170_117">un</text:span><text:span text:style-name="T170_118"><text:s/></text:span><text:span text:style-name="T170_119">pò</text:span><text:span text:style-name="T170_120"><text:s/></text:span><text:span text:style-name="T170_121">più</text:span><text:span text:style-name="T170_122"><text:s/></text:span><text:span text:style-name="T170_123">vicina</text:span><text:span text:style-name="T170_124"><text:s/></text:span><text:span text:style-name="T170_125">a</text:span><text:span text:style-name="T170_126"><text:s/></text:span><text:span text:style-name="T170_127">quello</text:span><text:span text:style-name="T170_128"><text:s/></text:span><text:span text:style-name="T170_129">vero</text:span><text:span text:style-name="T170_130">.<text:s/></text:span><text:span text:style-name="T170_131">Questo</text:span><text:span text:style-name="T170_132"><text:s/></text:span><text:span text:style-name="T170_133">per</text:span><text:span text:style-name="T170_134"><text:s/></text:span><text:span text:style-name="T170_135">dare</text:span><text:span text:style-name="T170_136"><text:s/></text:span><text:span text:style-name="T170_137">la</text:span><text:span text:style-name="T170_138"><text:s/></text:span><text:span text:style-name="T170_139">possibililtà</text:span><text:span text:style-name="T170_140"><text:s/></text:span><text:span text:style-name="T170_141">di</text:span><text:span text:style-name="T170_142"><text:s/></text:span><text:span text:style-name="T170_143">switchare</text:span><text:span text:style-name="T170_144"><text:s/></text:span><text:span text:style-name="T170_145">sulla</text:span><text:span text:style-name="T170_146"><text:s/></text:span><text:span text:style-name="T170_147">seconda</text:span><text:span text:style-name="T170_148"><text:s/></text:span><text:span text:style-name="T170_149">zona</text:span><text:span text:style-name="T170_150"><text:s/></text:span><text:span text:style-name="T170_151">se</text:span><text:span text:style-name="T170_152"><text:s/></text:span><text:span text:style-name="T170_153">e</text:span><text:span text:style-name="T170_154"><text:s/></text:span><text:span text:style-name="T170_155">quando</text:span><text:span text:style-name="T170_156"><text:s/></text:span><text:span text:style-name="T170_157">la</text:span><text:span text:style-name="T170_158"><text:s/></text:span><text:span text:style-name="T170_159">prima</text:span><text:span text:style-name="T170_160"><text:s/></text:span><text:span text:style-name="T170_161">non</text:span><text:span text:style-name="T170_162"><text:s/></text:span><text:span text:style-name="T170_163">fosse</text:span><text:span text:style-name="T170_164"><text:s/></text:span><text:span text:style-name="T170_165">più</text:span><text:span text:style-name="T170_166"><text:s/></text:span><text:span text:style-name="T170_167">soddisfacente</text:span><text:span text:style-name="T170_168">.<text:s/></text:span><text:span text:style-name="T170_169">In</text:span><text:span text:style-name="T170_170"><text:s/></text:span><text:span text:style-name="T170_171">caso</text:span><text:span text:style-name="T170_172"><text:s/></text:span><text:span text:style-name="T170_173">di</text:span><text:span text:style-name="T170_174"><text:s/></text:span><text:span text:style-name="T170_175">pianeta</text:span><text:span text:style-name="T170_176"><text:s/></text:span><text:span text:style-name="T170_177">con</text:span><text:span text:style-name="T170_178"><text:s/></text:span><text:span text:style-name="T170_179">grande</text:span><text:span text:style-name="T170_180"><text:s/></text:span><text:span text:style-name="T170_181">raggio</text:span><text:span text:style-name="T170_182"><text:s/></text:span><text:span text:style-name="T170_183">il</text:span><text:span text:style-name="T170_184"><text:s/></text:span><text:span text:style-name="T170_185">costo</text:span><text:span text:style-name="T170_186"><text:s/></text:span><text:span text:style-name="T170_187">del</text:span><text:span text:style-name="T170_188"><text:s/></text:span><text:span text:style-name="T170_189">link</text:span><text:span text:style-name="T170_190"><text:s/></text:span><text:span text:style-name="T170_191">potrebbe</text:span><text:span text:style-name="T170_192"><text:s/></text:span><text:span text:style-name="T170_193">essere</text:span><text:span text:style-name="T170_194"><text:s/></text:span><text:span text:style-name="T170_195">irragionevole</text:span><text:span text:style-name="T170_196">.<text:s/></text:span><text:span text:style-name="T170_197">Avvicinatevi</text:span><text:span text:style-name="T170_198"><text:s/></text:span><text:span text:style-name="T170_199">molto</text:span><text:span text:style-name="T170_200"><text:s/></text:span><text:span text:style-name="T170_201">all</text:span><text:span text:style-name="T170_202">’</text:span><text:span text:style-name="T170_203">ECU</text:span><text:span text:style-name="T170_204"><text:s/></text:span><text:span text:style-name="T170_205">in</text:span><text:span text:style-name="T170_206"><text:s/></text:span><text:span text:style-name="T170_207">questo</text:span><text:span text:style-name="T170_208"><text:s/></text:span><text:span text:style-name="T170_209">caso</text:span><text:span text:style-name="T170_210"><text:s/></text:span><text:span text:style-name="T170_211">o</text:span><text:span text:style-name="T170_212"><text:s/></text:span><text:span text:style-name="T170_213">ricadete</text:span><text:span text:style-name="T170_214"><text:s/></text:span><text:span text:style-name="T170_215">direttamente</text:span><text:span text:style-name="T170_216"><text:s/></text:span><text:span text:style-name="T170_217">nel</text:span><text:span text:style-name="T170_218"><text:s/></text:span><text:span text:style-name="T170_219">caso</text:span><text:span text:style-name="T170_220"><text:s/>1.</text:span></text:p>
        </text:list-item>
      </text:list>
      <text:p text:style-name="P171"><text:span text:style-name="T171_1">Alcune</text:span><text:span text:style-name="T171_2"><text:s/></text:span><text:span text:style-name="T171_3">funzioni</text:span><text:span text:style-name="T171_4"><text:s/></text:span><text:span text:style-name="T171_5">LP</text:span><text:span text:style-name="T171_6">:</text:span></text:p>
      <text:list text:style-name="LS10" xml:id="list35">
        <text:list-item>
          <text:p text:style-name="P172"><text:span text:style-name="T172_1">Launch</text:span><text:span text:style-name="T172_2"><text:s/></text:span><text:span text:style-name="T172_3">permette</text:span><text:span text:style-name="T172_4"><text:s/></text:span><text:span text:style-name="T172_5">di</text:span><text:span text:style-name="T172_6"><text:s/></text:span><text:span text:style-name="T172_7">inviare</text:span><text:span text:style-name="T172_8"><text:s/></text:span><text:span text:style-name="T172_9">materiale</text:span><text:span text:style-name="T172_10"><text:s/></text:span><text:span text:style-name="T172_11">dal</text:span><text:span text:style-name="T172_12"><text:s/></text:span><text:span text:style-name="T172_13">magazzino</text:span><text:span text:style-name="T172_14"><text:s/></text:span><text:span text:style-name="T172_15">dello</text:span><text:span text:style-name="T172_16"><text:s/></text:span><text:span text:style-name="T172_17">spazioporto</text:span><text:span text:style-name="T172_18"><text:s/></text:span><text:span text:style-name="T172_19">al</text:span><text:span text:style-name="T172_20"><text:s/></text:span><text:span text:style-name="T172_21">magazzino</text:span><text:span text:style-name="T172_22"><text:s/></text:span><text:span text:style-name="T172_23">personale</text:span><text:span text:style-name="T172_24"><text:s/></text:span><text:span text:style-name="T172_25">del</text:span><text:span text:style-name="T172_26"><text:s/></text:span><text:span text:style-name="T172_27">custom</text:span><text:span text:style-name="T172_28"><text:s/></text:span><text:span text:style-name="T172_29">office</text:span><text:span text:style-name="T172_30"><text:s/>(</text:span><text:span text:style-name="T172_31">vedi</text:span><text:span text:style-name="T172_32"><text:s/></text:span><text:span text:style-name="T172_33">sezione</text:span><text:span text:style-name="T172_34"><text:s/></text:span><text:span text:style-name="T172_35">seguente</text:span><text:span text:style-name="T172_36">)</text:span></text:p>
        </text:list-item>
        <text:list-item>
          <text:p text:style-name="P173"><text:span text:style-name="T173_1">Storage</text:span><text:span text:style-name="T173_2">,<text:s/></text:span><text:span text:style-name="T173_3">permette</text:span><text:span text:style-name="T173_4"><text:s/></text:span><text:span text:style-name="T173_5">di</text:span><text:span text:style-name="T173_6"><text:s/></text:span><text:span text:style-name="T173_7">visualizzare</text:span><text:span text:style-name="T173_8"><text:s/></text:span><text:span text:style-name="T173_9">il</text:span><text:span text:style-name="T173_10"><text:s/></text:span><text:span text:style-name="T173_11">contenuto</text:span><text:span text:style-name="T173_12"><text:s/></text:span><text:span text:style-name="T173_13">del</text:span><text:span text:style-name="T173_14"><text:s/></text:span><text:span text:style-name="T173_15">magazzino</text:span><text:span text:style-name="T173_16"><text:s/></text:span><text:span text:style-name="T173_17">dello</text:span><text:span text:style-name="T173_18"><text:s/></text:span><text:span text:style-name="T173_19">spazioporto</text:span><text:span text:style-name="T173_20"><text:s/>(</text:span><text:span text:style-name="T173_21">di</text:span><text:span text:style-name="T173_22"><text:s/>10.000<text:s/></text:span><text:span text:style-name="T173_23">m</text:span><text:span text:style-name="T173_24">3)<text:s/></text:span><text:span text:style-name="T173_25">e</text:span><text:span text:style-name="T173_26"><text:s/></text:span><text:span text:style-name="T173_27">da</text:span><text:span text:style-name="T173_28"><text:s/></text:span><text:span text:style-name="T173_29">qui</text:span><text:span text:style-name="T173_30"><text:s/></text:span><text:span text:style-name="T173_31">è</text:span><text:span text:style-name="T173_32"><text:s/></text:span><text:span text:style-name="T173_33">possibile</text:span><text:span text:style-name="T173_34"><text:s/></text:span><text:span text:style-name="T173_35">creare</text:span><text:span text:style-name="T173_36"><text:s/></text:span><text:span text:style-name="T173_37">Rotte</text:span><text:span text:style-name="T173_38"><text:s/>(</text:span><text:span text:style-name="T173_39">vedi</text:span><text:span text:style-name="T173_40"><text:s/></text:span><text:span text:style-name="T173_41">sezione</text:span><text:span text:style-name="T173_42"><text:s/></text:span><text:span text:style-name="T173_43">apposita</text:span><text:span text:style-name="T173_44">)<text:s/></text:span><text:span text:style-name="T173_45">o</text:span><text:span text:style-name="T173_46"><text:s/></text:span><text:span text:style-name="T173_47">fare</text:span><text:span text:style-name="T173_48"><text:s/></text:span><text:span text:style-name="T173_49">invii</text:span><text:span text:style-name="T173_50"><text:s/></text:span><text:span text:style-name="T173_51">diretti</text:span><text:span text:style-name="T173_52"><text:s/></text:span><text:span text:style-name="T173_53">di</text:span><text:span text:style-name="T173_54"><text:s/></text:span><text:span text:style-name="T173_55">una</text:span><text:span text:style-name="T173_56"><text:s/></text:span><text:span text:style-name="T173_57">certa</text:span><text:span text:style-name="T173_58"><text:s/></text:span><text:span text:style-name="T173_59">quantità</text:span><text:span text:style-name="T173_60"><text:s/></text:span><text:span text:style-name="T173_61">di</text:span><text:span text:style-name="T173_62"><text:s/></text:span><text:span text:style-name="T173_63">materiale</text:span><text:span text:style-name="T173_64"><text:s/></text:span><text:span text:style-name="T173_65">verso</text:span><text:span text:style-name="T173_66"><text:s/></text:span><text:span text:style-name="T173_67">un</text:span><text:span text:style-name="T173_68"><text:s/></text:span><text:span text:style-name="T173_69">altro</text:span><text:span text:style-name="T173_70"><text:s/></text:span><text:span text:style-name="T173_71">magazzino</text:span><text:span text:style-name="T173_72"><text:s/>(</text:span><text:span text:style-name="T173_73">comune</text:span><text:span text:style-name="T173_74">)<text:s/></text:span><text:span text:style-name="T173_75">o</text:span><text:span text:style-name="T173_76"><text:s/></text:span><text:span text:style-name="T173_77">teoricamente</text:span><text:span text:style-name="T173_78"><text:s/></text:span><text:span text:style-name="T173_79">una</text:span><text:span text:style-name="T173_80"><text:s/></text:span><text:span text:style-name="T173_81">fabbrica</text:span><text:span text:style-name="T173_82"><text:s/>(</text:span><text:span text:style-name="T173_83">mai</text:span><text:span text:style-name="T173_84">)</text:span></text:p>
        </text:list-item>
        <text:list-item>
          <text:p text:style-name="P174"><text:span text:style-name="T174_1">Routes</text:span><text:span text:style-name="T174_2"><text:s/></text:span><text:span text:style-name="T174_3">permette</text:span><text:span text:style-name="T174_4"><text:s/></text:span><text:span text:style-name="T174_5">di</text:span><text:span text:style-name="T174_6"><text:s/></text:span><text:span text:style-name="T174_7">controllare</text:span><text:span text:style-name="T174_8"><text:s/></text:span><text:span text:style-name="T174_9">le</text:span><text:span text:style-name="T174_10"><text:s/></text:span><text:span text:style-name="T174_11">rotte</text:span><text:span text:style-name="T174_12"><text:s/></text:span><text:span text:style-name="T174_13">da</text:span><text:span text:style-name="T174_14">/</text:span><text:span text:style-name="T174_15">verso</text:span><text:span text:style-name="T174_16">/</text:span><text:span text:style-name="T174_17">attraverso</text:span><text:span text:style-name="T174_18"><text:s/></text:span><text:span text:style-name="T174_19">lo</text:span><text:span text:style-name="T174_20"><text:s/></text:span><text:span text:style-name="T174_21">spazioporto</text:span><text:span text:style-name="T174_22">,<text:s/></text:span><text:span text:style-name="T174_23">vedi</text:span><text:span text:style-name="T174_24"><text:s/></text:span><text:span text:style-name="T174_25">sezione</text:span><text:span text:style-name="T174_26"><text:s/></text:span><text:span text:style-name="T174_27">apposita</text:span><text:span text:style-name="T174_28">.<text:s/></text:span><text:span text:style-name="T174_29">Si</text:span><text:span text:style-name="T174_30"><text:s/></text:span><text:span text:style-name="T174_31">possono</text:span><text:span text:style-name="T174_32"><text:s/></text:span><text:span text:style-name="T174_33">anche</text:span><text:span text:style-name="T174_34"><text:s/></text:span><text:span text:style-name="T174_35">creare</text:span><text:span text:style-name="T174_36"><text:s/></text:span><text:span text:style-name="T174_37">rotte</text:span><text:span text:style-name="T174_38"><text:s/></text:span><text:span text:style-name="T174_39">da</text:span><text:span text:style-name="T174_40"><text:s/></text:span><text:span text:style-name="T174_41">qui</text:span><text:span text:style-name="T174_42">,<text:s/></text:span><text:span text:style-name="T174_43">cliccando</text:span><text:span text:style-name="T174_44"><text:s/></text:span><text:span text:style-name="T174_45">su</text:span><text:span text:style-name="T174_46"><text:s/></text:span><text:span text:style-name="T174_47">rotte</text:span><text:span text:style-name="T174_48"><text:s/></text:span><text:span text:style-name="T174_49">in</text:span><text:span text:style-name="T174_50"><text:s/></text:span><text:span text:style-name="T174_51">ingresso</text:span><text:span text:style-name="T174_52"><text:s/>(</text:span><text:span text:style-name="T174_53">incoming</text:span><text:span text:style-name="T174_54">).</text:span></text:p>
        </text:list-item>
      </text:list>
      <text:p text:style-name="P175"/>
      <text:h text:style-name="P176" text:outline-level="10"><text:bookmark-start text:name="h.rh613rwrl9ky"/><text:bookmark-end text:name="h.rh613rwrl9ky"/><text:span text:style-name="T176_1">Lancio</text:span><text:span text:style-name="T176_2"><text:s/></text:span><text:span text:style-name="T176_3">Planetario</text:span></text:h>
      <text:p text:style-name="P177"><text:span text:style-name="T177_1">Per</text:span><text:span text:style-name="T177_2"><text:s/></text:span><text:span text:style-name="T177_3">accedere</text:span><text:span text:style-name="T177_4"><text:s/></text:span><text:span text:style-name="T177_5">al</text:span><text:span text:style-name="T177_6"><text:s/></text:span><text:span text:style-name="T177_7">materiale</text:span><text:span text:style-name="T177_8"><text:s/></text:span><text:span text:style-name="T177_9">planetario</text:span><text:span text:style-name="T177_10"><text:s/></text:span><text:span text:style-name="T177_11">e</text:span><text:span text:style-name="T177_12"><text:s/></text:span><text:span text:style-name="T177_13">caricarlo</text:span><text:span text:style-name="T177_14"><text:s/></text:span><text:span text:style-name="T177_15">sul</text:span><text:span text:style-name="T177_16"><text:s/></text:span><text:span text:style-name="T177_17">cargo</text:span><text:span text:style-name="T177_18"><text:s/></text:span><text:span text:style-name="T177_19">della</text:span><text:span text:style-name="T177_20"><text:s/></text:span><text:span text:style-name="T177_21">nave</text:span><text:span text:style-name="T177_22"><text:s/></text:span><text:span text:style-name="T177_23">occorre</text:span><text:span text:style-name="T177_24"><text:s/></text:span><text:span text:style-name="T177_25">prima</text:span><text:span text:style-name="T177_26"><text:s/></text:span><text:span text:style-name="T177_27">spostarlo</text:span><text:span text:style-name="T177_28"><text:s/></text:span><text:span text:style-name="T177_29">dal</text:span><text:span text:style-name="T177_30"><text:s/></text:span><text:span text:style-name="T177_31">pianeta</text:span><text:span text:style-name="T177_32"><text:s/></text:span><text:span text:style-name="T177_33">in</text:span><text:span text:style-name="T177_34"><text:s/></text:span><text:span text:style-name="T177_35">una</text:span><text:span text:style-name="T177_36"><text:s/></text:span><text:span text:style-name="T177_37">struttura</text:span><text:span text:style-name="T177_38"><text:s/></text:span><text:span text:style-name="T177_39">spaziale</text:span><text:span text:style-name="T177_40"><text:s/></text:span><text:span text:style-name="T177_41">chiamata</text:span><text:span text:style-name="T177_42"><text:s/></text:span><text:span text:style-name="T177_43">Custom</text:span><text:span text:style-name="T177_44"><text:s/></text:span><text:span text:style-name="T177_45">Office</text:span><text:span text:style-name="T177_46">(</text:span><text:span text:style-name="T177_47">CO</text:span><text:span text:style-name="T177_48">).</text:span></text:p>
      <text:p text:style-name="P178"><text:span text:style-name="T178_1">Ogni</text:span><text:span text:style-name="T178_2"><text:s/></text:span><text:span text:style-name="T178_3">CO</text:span><text:span text:style-name="T178_4"><text:s/></text:span><text:span text:style-name="T178_5">ha</text:span><text:span text:style-name="T178_6"><text:s/></text:span><text:span text:style-name="T178_7">uno</text:span><text:span text:style-name="T178_8"><text:s/></text:span><text:span text:style-name="T178_9">spazio</text:span><text:span text:style-name="T178_10"><text:s/></text:span><text:span text:style-name="T178_11">personale</text:span><text:span text:style-name="T178_12"><text:s/></text:span><text:span text:style-name="T178_13">a</text:span><text:span text:style-name="T178_14"><text:s/></text:span><text:span text:style-name="T178_15">voi</text:span><text:span text:style-name="T178_16"><text:s/></text:span><text:span text:style-name="T178_17">riservato</text:span><text:span text:style-name="T178_18"><text:s/></text:span><text:span text:style-name="T178_19">inaccessibile</text:span><text:span text:style-name="T178_20"><text:s/></text:span><text:span text:style-name="T178_21">ad</text:span><text:span text:style-name="T178_22"><text:s/></text:span><text:span text:style-name="T178_23">altri</text:span><text:span text:style-name="T178_24"><text:s/></text:span><text:span text:style-name="T178_25">personaggi</text:span><text:span text:style-name="T178_26">,<text:s/></text:span><text:span text:style-name="T178_27">di</text:span><text:span text:style-name="T178_28"><text:s/>35.000</text:span><text:span text:style-name="T178_29">m</text:span><text:span text:style-name="T178_30">3;<text:s/></text:span><text:span text:style-name="T178_31">se</text:span><text:span text:style-name="T178_32"><text:s/></text:span><text:span text:style-name="T178_33">vi</text:span><text:span text:style-name="T178_34"><text:s/></text:span><text:span text:style-name="T178_35">trovate</text:span><text:span text:style-name="T178_36"><text:s/></text:span><text:span text:style-name="T178_37">a</text:span><text:span text:style-name="T178_38"><text:s/></text:span><text:span text:style-name="T178_39">meno</text:span><text:span text:style-name="T178_40"><text:s/></text:span><text:span text:style-name="T178_41">di</text:span><text:span text:style-name="T178_42"><text:s/>2500<text:s/></text:span><text:span text:style-name="T178_43">m</text:span><text:span text:style-name="T178_44"><text:s/></text:span><text:span text:style-name="T178_45">dal</text:span><text:span text:style-name="T178_46"><text:s/></text:span><text:span text:style-name="T178_47">custom</text:span><text:span text:style-name="T178_48"><text:s/></text:span><text:span text:style-name="T178_49">office</text:span><text:span text:style-name="T178_50"><text:s/></text:span><text:span text:style-name="T178_51">potete</text:span><text:span text:style-name="T178_52"><text:s/></text:span><text:span text:style-name="T178_53">prelevare</text:span><text:span text:style-name="T178_54"><text:s/></text:span><text:span text:style-name="T178_55">materiale</text:span><text:span text:style-name="T178_56"><text:s/></text:span><text:span text:style-name="T178_57">da</text:span><text:span text:style-name="T178_58"><text:s/></text:span><text:span text:style-name="T178_59">qui</text:span><text:span text:style-name="T178_60">,<text:s/></text:span><text:span text:style-name="T178_61">come</text:span><text:span text:style-name="T178_62"><text:s/></text:span><text:span text:style-name="T178_63">se</text:span><text:span text:style-name="T178_64"><text:s/></text:span><text:span text:style-name="T178_65">fosse</text:span><text:span text:style-name="T178_66"><text:s/></text:span><text:span text:style-name="T178_67">un</text:span><text:span text:style-name="T178_68"><text:s/></text:span><text:span text:style-name="T178_69">container</text:span><text:span text:style-name="T178_70"><text:s/></text:span><text:span text:style-name="T178_71">e</text:span><text:span text:style-name="T178_72"><text:s/></text:span><text:span text:style-name="T178_73">portarlo</text:span><text:span text:style-name="T178_74"><text:s/></text:span><text:span text:style-name="T178_75">nel</text:span><text:span text:style-name="T178_76"><text:s/></text:span><text:span text:style-name="T178_77">cargo</text:span><text:span text:style-name="T178_78"><text:s/></text:span><text:span text:style-name="T178_79">della</text:span><text:span text:style-name="T178_80"><text:s/></text:span><text:span text:style-name="T178_81">nave</text:span><text:span text:style-name="T178_82">.</text:span></text:p>
      <text:p text:style-name="P179"><text:span text:style-name="T179_1">Come</text:span><text:span text:style-name="T179_2"><text:s/></text:span><text:span text:style-name="T179_3">warpare</text:span><text:span text:style-name="T179_4"><text:s/></text:span><text:span text:style-name="T179_5">al</text:span><text:span text:style-name="T179_6"><text:s/></text:span><text:span text:style-name="T179_7">custom</text:span><text:span text:style-name="T179_8"><text:s/></text:span><text:span text:style-name="T179_9">office</text:span><text:span text:style-name="T179_10">?<text:s/></text:span><text:span text:style-name="T179_11">Da</text:span><text:span text:style-name="T179_12"><text:s/></text:span><text:span text:style-name="T179_13">menu</text:span><text:span text:style-name="T179_14"><text:s/></text:span><text:span text:style-name="T179_15">neocom</text:span><text:span text:style-name="T179_16"><text:s/></text:span><text:span text:style-name="T179_17">in</text:span><text:span text:style-name="T179_18"><text:s/></text:span><text:span text:style-name="T179_19">alto</text:span><text:span text:style-name="T179_20">,<text:s/></text:span><text:span text:style-name="T179_21">sezione</text:span><text:span text:style-name="T179_22"><text:s/></text:span><text:span text:style-name="T179_23">business</text:span><text:span text:style-name="T179_24">,<text:s/></text:span><text:span text:style-name="T179_25">portare</text:span><text:span text:style-name="T179_26"><text:s/></text:span><text:span text:style-name="T179_27">l</text:span><text:span text:style-name="T179_28">’</text:span><text:span text:style-name="T179_29">icona</text:span><text:span text:style-name="T179_30"><text:s/></text:span><text:span text:style-name="T179_31">Planetary</text:span><text:span text:style-name="T179_32"><text:s/></text:span><text:span text:style-name="T179_33">Colonies</text:span><text:span text:style-name="T179_34"><text:s/></text:span><text:span text:style-name="T179_35">tra</text:span><text:span text:style-name="T179_36"><text:s/></text:span><text:span text:style-name="T179_37">quelle</text:span><text:span text:style-name="T179_38"><text:s/></text:span><text:span text:style-name="T179_39">utilizzate</text:span><text:span text:style-name="T179_40">.<text:s/></text:span><text:span text:style-name="T179_41">Se</text:span><text:span text:style-name="T179_42"><text:s/></text:span><text:span text:style-name="T179_43">vi</text:span><text:span text:style-name="T179_44"><text:s/></text:span><text:span text:style-name="T179_45">trovate</text:span><text:span text:style-name="T179_46"><text:s/></text:span><text:span text:style-name="T179_47">in</text:span><text:span text:style-name="T179_48"><text:s/></text:span><text:span text:style-name="T179_49">volo</text:span><text:span text:style-name="T179_50"><text:s/></text:span><text:span text:style-name="T179_51">sul</text:span><text:span text:style-name="T179_52"><text:s/></text:span><text:span text:style-name="T179_53">sistema</text:span><text:span text:style-name="T179_54"><text:s/></text:span><text:span text:style-name="T179_55">da</text:span><text:span text:style-name="T179_56"><text:s/></text:span><text:span text:style-name="T179_57">li</text:span><text:span text:style-name="T179_58"><text:s/></text:span><text:span text:style-name="T179_59">potete</text:span><text:span text:style-name="T179_60"><text:s/></text:span><text:span text:style-name="T179_61">accedere</text:span><text:span text:style-name="T179_62"><text:s/></text:span><text:span text:style-name="T179_63">alle</text:span><text:span text:style-name="T179_64"><text:s/></text:span><text:span text:style-name="T179_65">opzioni</text:span><text:span text:style-name="T179_66"><text:s/></text:span><text:span text:style-name="T179_67">custom</text:span><text:span text:style-name="T179_68"><text:s/></text:span><text:span text:style-name="T179_69">office</text:span><text:span text:style-name="T179_70">-&gt;</text:span><text:span text:style-name="T179_71">warp</text:span><text:span text:style-name="T179_72"><text:s/></text:span><text:span text:style-name="T179_73">to</text:span><text:span text:style-name="T179_74"><text:s/></text:span><text:span text:style-name="T179_75">e</text:span><text:span text:style-name="T179_76"><text:s/></text:span><text:span text:style-name="T179_77">access</text:span><text:span text:style-name="T179_78"><text:s/></text:span><text:span text:style-name="T179_79">per</text:span><text:span text:style-name="T179_80"><text:s/></text:span><text:span text:style-name="T179_81">aprire</text:span><text:span text:style-name="T179_82"><text:s/></text:span><text:span text:style-name="T179_83">l</text:span><text:span text:style-name="T179_84">’</text:span><text:span text:style-name="T179_85">interfaccia</text:span><text:span text:style-name="T179_86"><text:s/></text:span><text:span text:style-name="T179_87">del</text:span><text:span text:style-name="T179_88"><text:s/></text:span><text:span text:style-name="T179_89">custom</text:span><text:span text:style-name="T179_90"><text:s/></text:span><text:span text:style-name="T179_91">office</text:span><text:span text:style-name="T179_92">.</text:span></text:p>
      <text:p text:style-name="P180"><text:span text:style-name="T180_1">Si</text:span><text:span text:style-name="T180_2"><text:s/></text:span><text:span text:style-name="T180_3">può</text:span><text:span text:style-name="T180_4"><text:s/></text:span><text:span text:style-name="T180_5">aprire</text:span><text:span text:style-name="T180_6"><text:s/></text:span><text:span text:style-name="T180_7">l</text:span><text:span text:style-name="T180_8">’</text:span><text:span text:style-name="T180_9">interfaccia</text:span><text:span text:style-name="T180_10"><text:s/></text:span><text:span text:style-name="T180_11">del</text:span><text:span text:style-name="T180_12"><text:s/></text:span><text:span text:style-name="T180_13">custom</text:span><text:span text:style-name="T180_14"><text:s/></text:span><text:span text:style-name="T180_15">office</text:span><text:span text:style-name="T180_16"><text:s/></text:span><text:span text:style-name="T180_17">anche</text:span><text:span text:style-name="T180_18"><text:s/></text:span><text:span text:style-name="T180_19">dal</text:span><text:span text:style-name="T180_20"><text:s/></text:span><text:span text:style-name="T180_21">pianeta</text:span><text:span text:style-name="T180_22"><text:s/></text:span><text:span text:style-name="T180_23">stesso</text:span><text:span text:style-name="T180_24"><text:s/></text:span><text:span text:style-name="T180_25">con</text:span><text:span text:style-name="T180_26"><text:s/></text:span><text:span text:style-name="T180_27">l</text:span><text:span text:style-name="T180_28">’</text:span><text:span text:style-name="T180_29">opzione</text:span><text:span text:style-name="T180_30"><text:s/></text:span><text:span text:style-name="T180_31">Launch</text:span><text:span text:style-name="T180_32"><text:s/></text:span><text:span text:style-name="T180_33">di</text:span><text:span text:style-name="T180_34"><text:s/></text:span><text:span text:style-name="T180_35">LP</text:span><text:span text:style-name="T180_36">.</text:span></text:p>
      <text:p text:style-name="P181"><text:span text:style-name="T181_1">Dovete</text:span><text:span text:style-name="T181_2"><text:s/></text:span><text:span text:style-name="T181_3">essere</text:span><text:span text:style-name="T181_4"><text:s/></text:span><text:span text:style-name="T181_5">in</text:span><text:span text:style-name="T181_6"><text:s/></text:span><text:span text:style-name="T181_7">volo</text:span><text:span text:style-name="T181_8"><text:s/></text:span><text:span text:style-name="T181_9">sul</text:span><text:span text:style-name="T181_10"><text:s/></text:span><text:span text:style-name="T181_11">sistema</text:span><text:span text:style-name="T181_12"><text:s/>(</text:span><text:span text:style-name="T181_13">anche</text:span><text:span text:style-name="T181_14"><text:s/></text:span><text:span text:style-name="T181_15">lontano</text:span><text:span text:style-name="T181_16"><text:s/></text:span><text:span text:style-name="T181_17">dal</text:span><text:span text:style-name="T181_18"><text:s/></text:span><text:span text:style-name="T181_19">CO</text:span><text:span text:style-name="T181_20">,<text:s/></text:span><text:span text:style-name="T181_21">per</text:span><text:span text:style-name="T181_22"><text:s/></text:span><text:span text:style-name="T181_23">esempio</text:span><text:span text:style-name="T181_24"><text:s/></text:span><text:span text:style-name="T181_25">in</text:span><text:span text:style-name="T181_26"><text:s/></text:span><text:span text:style-name="T181_27">POS</text:span><text:span text:style-name="T181_28">)<text:s/></text:span><text:span text:style-name="T181_29">per</text:span><text:span text:style-name="T181_30"><text:s/></text:span><text:span text:style-name="T181_31">aprire</text:span><text:span text:style-name="T181_32"><text:s/></text:span><text:span text:style-name="T181_33">l</text:span><text:span text:style-name="T181_34">’</text:span><text:span text:style-name="T181_35">interfaccia</text:span><text:span text:style-name="T181_36"><text:s/></text:span><text:span text:style-name="T181_37">del</text:span><text:span text:style-name="T181_38"><text:s/></text:span><text:span text:style-name="T181_39">custom</text:span><text:span text:style-name="T181_40"><text:s/></text:span><text:span text:style-name="T181_41">office</text:span><text:span text:style-name="T181_42">.</text:span></text:p>
      <text:p text:style-name="P182"><text:span text:style-name="T182_1">La</text:span><text:span text:style-name="T182_2"><text:s/></text:span><text:span text:style-name="T182_3">finestra</text:span><text:span text:style-name="T182_4"><text:s/></text:span><text:span text:style-name="T182_5">CO</text:span><text:span text:style-name="T182_6"><text:s/></text:span><text:span text:style-name="T182_7">ha</text:span><text:span text:style-name="T182_8"><text:s/></text:span><text:span text:style-name="T182_9">due</text:span><text:span text:style-name="T182_10"><text:s/></text:span><text:span text:style-name="T182_11">zone</text:span><text:span text:style-name="T182_12">,<text:s/></text:span><text:span text:style-name="T182_13">la</text:span><text:span text:style-name="T182_14"><text:s/></text:span><text:span text:style-name="T182_15">parte</text:span><text:span text:style-name="T182_16"><text:s/></text:span><text:span text:style-name="T182_17">destra</text:span><text:span text:style-name="T182_18"><text:s/></text:span><text:span text:style-name="T182_19">è</text:span><text:span text:style-name="T182_20"><text:s/></text:span><text:span text:style-name="T182_21">il</text:span><text:span text:style-name="T182_22"><text:s/></text:span><text:span text:style-name="T182_23">magazzino</text:span><text:span text:style-name="T182_24"><text:s/></text:span><text:span text:style-name="T182_25">LP</text:span><text:span text:style-name="T182_26"><text:s/></text:span><text:span text:style-name="T182_27">a</text:span><text:span text:style-name="T182_28"><text:s/></text:span><text:span text:style-name="T182_29">terra</text:span><text:span text:style-name="T182_30">,<text:s/></text:span><text:span text:style-name="T182_31">la</text:span><text:span text:style-name="T182_32"><text:s/></text:span><text:span text:style-name="T182_33">parte</text:span><text:span text:style-name="T182_34"><text:s/></text:span><text:span text:style-name="T182_35">sinistra</text:span><text:span text:style-name="T182_36"><text:s/></text:span><text:span text:style-name="T182_37">è</text:span><text:span text:style-name="T182_38"><text:s/></text:span><text:span text:style-name="T182_39">il</text:span><text:span text:style-name="T182_40"><text:s/></text:span><text:span text:style-name="T182_41">vostro</text:span><text:span text:style-name="T182_42"><text:s/></text:span><text:span text:style-name="T182_43">magazzino</text:span><text:span text:style-name="T182_44"><text:s/></text:span><text:span text:style-name="T182_45">personale</text:span><text:span text:style-name="T182_46"><text:s/></text:span><text:span text:style-name="T182_47">sul</text:span><text:span text:style-name="T182_48"><text:s/></text:span><text:span text:style-name="T182_49">CO</text:span><text:span text:style-name="T182_50"><text:s/></text:span><text:span text:style-name="T182_51">in</text:span><text:span text:style-name="T182_52"><text:s/></text:span><text:span text:style-name="T182_53">orbita</text:span><text:span text:style-name="T182_54">.</text:span></text:p>
      <text:p text:style-name="P183"><text:span text:style-name="T183_1">Spostando</text:span><text:span text:style-name="T183_2"><text:s/></text:span><text:span text:style-name="T183_3">merce</text:span><text:span text:style-name="T183_4"><text:s/></text:span><text:span text:style-name="T183_5">da</text:span><text:span text:style-name="T183_6"><text:s/></text:span><text:span text:style-name="T183_7">destra</text:span><text:span text:style-name="T183_8"><text:s/></text:span><text:span text:style-name="T183_9">a</text:span><text:span text:style-name="T183_10"><text:s/></text:span><text:span text:style-name="T183_11">sinistra</text:span><text:span text:style-name="T183_12"><text:s/></text:span><text:span text:style-name="T183_13">e</text:span><text:span text:style-name="T183_14"><text:s/></text:span><text:span text:style-name="T183_15">confermando</text:span><text:span text:style-name="T183_16"><text:s/></text:span><text:span text:style-name="T183_17">si</text:span><text:span text:style-name="T183_18"><text:s/></text:span><text:span text:style-name="T183_19">lancia</text:span><text:span text:style-name="T183_20"><text:s/></text:span><text:span text:style-name="T183_21">il</text:span><text:span text:style-name="T183_22"><text:s/></text:span><text:span text:style-name="T183_23">materiale</text:span><text:span text:style-name="T183_24"><text:s/></text:span><text:span text:style-name="T183_25">da</text:span><text:span text:style-name="T183_26"><text:s/></text:span><text:span text:style-name="T183_27">LP</text:span><text:span text:style-name="T183_28"><text:s/></text:span><text:span text:style-name="T183_29">al</text:span><text:span text:style-name="T183_30"><text:s/></text:span><text:span text:style-name="T183_31">CO</text:span><text:span text:style-name="T183_32">.</text:span></text:p>
      <text:p text:style-name="P184"><text:span text:style-name="T184_1">Questa</text:span><text:span text:style-name="T184_2"><text:s/></text:span><text:span text:style-name="T184_3">procedura</text:span><text:span text:style-name="T184_4"><text:s/></text:span><text:span text:style-name="T184_5">è</text:span><text:span text:style-name="T184_6"><text:s/></text:span><text:span text:style-name="T184_7">soggetta</text:span><text:span text:style-name="T184_8"><text:s/></text:span><text:span text:style-name="T184_9">a</text:span><text:span text:style-name="T184_10"><text:s/></text:span><text:span text:style-name="T184_11">tassazione</text:span><text:span text:style-name="T184_12"><text:s/></text:span><text:span text:style-name="T184_13">a</text:span><text:span text:style-name="T184_14"><text:s/></text:span><text:span text:style-name="T184_15">favore</text:span><text:span text:style-name="T184_16"><text:s/></text:span><text:span text:style-name="T184_17">del</text:span><text:span text:style-name="T184_18"><text:s/></text:span><text:span text:style-name="T184_19">proprietario</text:span><text:span text:style-name="T184_20"><text:s/></text:span><text:span text:style-name="T184_21">del</text:span><text:span text:style-name="T184_22"><text:s/></text:span><text:span text:style-name="T184_23">CO</text:span><text:span text:style-name="T184_24">.<text:s/></text:span></text:p>
      <text:p text:style-name="P185"><text:span text:style-name="T185_1">Nota</text:span><text:span text:style-name="T185_2">:<text:s/></text:span><text:span text:style-name="T185_3">potete</text:span><text:span text:style-name="T185_4"><text:s/></text:span><text:span text:style-name="T185_5">anche</text:span><text:span text:style-name="T185_6"><text:s/></text:span><text:span text:style-name="T185_7">importare</text:span><text:span text:style-name="T185_8"><text:s/></text:span><text:span text:style-name="T185_9">materiale</text:span><text:span text:style-name="T185_10"><text:s/></text:span><text:span text:style-name="T185_11">nel</text:span><text:span text:style-name="T185_12"><text:s/></text:span><text:span text:style-name="T185_13">pianeta</text:span><text:span text:style-name="T185_14">,<text:s/></text:span><text:span text:style-name="T185_15">portando</text:span><text:span text:style-name="T185_16"><text:s/></text:span><text:span text:style-name="T185_17">merce</text:span><text:span text:style-name="T185_18"><text:s/></text:span><text:span text:style-name="T185_19">PI</text:span><text:span text:style-name="T185_20"><text:s/></text:span><text:span text:style-name="T185_21">dal</text:span><text:span text:style-name="T185_22"><text:s/></text:span><text:span text:style-name="T185_23">cargo</text:span><text:span text:style-name="T185_24"><text:s/></text:span><text:span text:style-name="T185_25">alla</text:span><text:span text:style-name="T185_26"><text:s/></text:span><text:span text:style-name="T185_27">zona</text:span><text:span text:style-name="T185_28"><text:s/></text:span><text:span text:style-name="T185_29">sinistra</text:span><text:span text:style-name="T185_30"><text:s/></text:span><text:span text:style-name="T185_31">e</text:span><text:span text:style-name="T185_32"><text:s/></text:span><text:span text:style-name="T185_33">poi</text:span><text:span text:style-name="T185_34"><text:s/></text:span><text:span text:style-name="T185_35">spostandola</text:span><text:span text:style-name="T185_36"><text:s/></text:span><text:span text:style-name="T185_37">nella</text:span><text:span text:style-name="T185_38"><text:s/></text:span><text:span text:style-name="T185_39">zona</text:span><text:span text:style-name="T185_40"><text:s/></text:span><text:span text:style-name="T185_41">destra</text:span><text:span text:style-name="T185_42">.<text:s/></text:span><text:span text:style-name="T185_43">Ritroverete</text:span><text:span text:style-name="T185_44"><text:s/></text:span><text:span text:style-name="T185_45">la</text:span><text:span text:style-name="T185_46"><text:s/></text:span><text:span text:style-name="T185_47">vostra</text:span><text:span text:style-name="T185_48"><text:s/></text:span><text:span text:style-name="T185_49">merce</text:span><text:span text:style-name="T185_50"><text:s/></text:span><text:span text:style-name="T185_51">PI</text:span><text:span text:style-name="T185_52"><text:s/></text:span><text:span text:style-name="T185_53">nel</text:span><text:span text:style-name="T185_54"><text:s/></text:span><text:span text:style-name="T185_55">magazzino</text:span><text:span text:style-name="T185_56"><text:s/></text:span><text:span text:style-name="T185_57">dello</text:span><text:span text:style-name="T185_58"><text:s/></text:span><text:span text:style-name="T185_59">spazioporto</text:span><text:span text:style-name="T185_60"><text:s/></text:span><text:span text:style-name="T185_61">a</text:span><text:span text:style-name="T185_62"><text:s/></text:span><text:span text:style-name="T185_63">terra</text:span><text:span text:style-name="T185_64">.</text:span></text:p>
      <text:h text:style-name="P186" text:outline-level="10"><text:bookmark-start text:name="h.5k69yn2zbvz2"/><text:bookmark-end text:name="h.5k69yn2zbvz2"/><text:span text:style-name="T186_1">Tasse</text:span></text:h>
      <text:p text:style-name="P187"><text:span text:style-name="T187_1">In</text:span><text:span text:style-name="T187_2"><text:s/></text:span><text:span text:style-name="T187_3">alto</text:span><text:span text:style-name="T187_4"><text:s/></text:span><text:span text:style-name="T187_5">a</text:span><text:span text:style-name="T187_6"><text:s/></text:span><text:span text:style-name="T187_7">sinistra</text:span><text:span text:style-name="T187_8"><text:s/></text:span><text:span text:style-name="T187_9">nella</text:span><text:span text:style-name="T187_10"><text:s/></text:span><text:span text:style-name="T187_11">finestra</text:span><text:span text:style-name="T187_12"><text:s/></text:span><text:span text:style-name="T187_13">del</text:span><text:span text:style-name="T187_14"><text:s/></text:span><text:span text:style-name="T187_15">CO</text:span><text:span text:style-name="T187_16"><text:s/></text:span><text:span text:style-name="T187_17">è</text:span><text:span text:style-name="T187_18"><text:s/></text:span><text:span text:style-name="T187_19">riportato</text:span><text:span text:style-name="T187_20"><text:s/></text:span><text:span text:style-name="T187_21">un</text:span><text:span text:style-name="T187_22"><text:s/></text:span><text:span text:style-name="T187_23">valore</text:span><text:span text:style-name="T187_24"><text:s/>%<text:s/></text:span><text:span text:style-name="T187_25">di</text:span><text:span text:style-name="T187_26"><text:s/></text:span><text:span text:style-name="T187_27">tassazione</text:span><text:span text:style-name="T187_28">.</text:span></text:p>
      <text:p text:style-name="P188"><text:span text:style-name="T188_1">Questo</text:span><text:span text:style-name="T188_2"><text:s/></text:span><text:span text:style-name="T188_3">fattore</text:span><text:span text:style-name="T188_4"><text:s/></text:span><text:span text:style-name="T188_5">si</text:span><text:span text:style-name="T188_6"><text:s/></text:span><text:span text:style-name="T188_7">applica</text:span><text:span text:style-name="T188_8"><text:s/></text:span><text:span text:style-name="T188_9">quando</text:span><text:span text:style-name="T188_10"><text:s/></text:span><text:span text:style-name="T188_11">la</text:span><text:span text:style-name="T188_12"><text:s/></text:span><text:span text:style-name="T188_13">merce</text:span><text:span text:style-name="T188_14"><text:s/></text:span><text:span text:style-name="T188_15">transita</text:span><text:span text:style-name="T188_16"><text:s/></text:span><text:span text:style-name="T188_17">attraverso</text:span><text:span text:style-name="T188_18"><text:s/></text:span><text:span text:style-name="T188_19">il</text:span><text:span text:style-name="T188_20"><text:s/></text:span><text:span text:style-name="T188_21">CO</text:span><text:span text:style-name="T188_22"><text:s/></text:span><text:span text:style-name="T188_23">sia</text:span><text:span text:style-name="T188_24"><text:s/></text:span><text:span text:style-name="T188_25">in</text:span><text:span text:style-name="T188_26"><text:s/></text:span><text:span text:style-name="T188_27">ingresso</text:span><text:span text:style-name="T188_28"><text:s/></text:span><text:span text:style-name="T188_29">che</text:span><text:span text:style-name="T188_30"><text:s/></text:span><text:span text:style-name="T188_31">in</text:span><text:span text:style-name="T188_32"><text:s/></text:span><text:span text:style-name="T188_33">uscita</text:span><text:span text:style-name="T188_34"><text:s/></text:span><text:span text:style-name="T188_35">e</text:span><text:span text:style-name="T188_36"><text:s/></text:span><text:span text:style-name="T188_37">viene</text:span><text:span text:style-name="T188_38"><text:s/></text:span><text:span text:style-name="T188_39">applicata</text:span><text:span text:style-name="T188_40">.<text:s/></text:span><text:span text:style-name="T188_41">In</text:span><text:span text:style-name="T188_42"><text:s/></text:span><text:span text:style-name="T188_43">uscita</text:span><text:span text:style-name="T188_44"><text:s/></text:span><text:span text:style-name="T188_45">il</text:span><text:span text:style-name="T188_46"><text:s/></text:span><text:span text:style-name="T188_47">valore</text:span><text:span text:style-name="T188_48"><text:s/></text:span><text:span text:style-name="T188_49">viene</text:span><text:span text:style-name="T188_50"><text:s/></text:span><text:span text:style-name="T188_51">applicato</text:span><text:span text:style-name="T188_52"><text:s/></text:span><text:span text:style-name="T188_53">per</text:span><text:span text:style-name="T188_54"><text:s/></text:span><text:span text:style-name="T188_55">intero</text:span><text:span text:style-name="T188_56">,<text:s/></text:span><text:span text:style-name="T188_57">mentre</text:span><text:span text:style-name="T188_58"><text:s/></text:span><text:span text:style-name="T188_59">in</text:span><text:span text:style-name="T188_60"><text:s/></text:span><text:span text:style-name="T188_61">ingresso</text:span><text:span text:style-name="T188_62"><text:s/></text:span><text:span text:style-name="T188_63">il</text:span><text:span text:style-name="T188_64"><text:s/></text:span><text:span text:style-name="T188_65">valore</text:span><text:span text:style-name="T188_66"><text:s/></text:span><text:span text:style-name="T188_67">è</text:span><text:span text:style-name="T188_68"><text:s/></text:span><text:span text:style-name="T188_69">dimezzato</text:span><text:span text:style-name="T188_70">.<text:s/></text:span><text:span text:style-name="T188_71">Il</text:span><text:span text:style-name="T188_72"><text:s/></text:span><text:span text:style-name="T188_73">valore</text:span><text:span text:style-name="T188_74"><text:s/></text:span><text:span text:style-name="T188_75">a</text:span><text:span text:style-name="T188_76"><text:s/></text:span><text:span text:style-name="T188_77">cui</text:span><text:span text:style-name="T188_78"><text:s/></text:span><text:span text:style-name="T188_79">si</text:span><text:span text:style-name="T188_80"><text:s/></text:span><text:span text:style-name="T188_81">applica</text:span><text:span text:style-name="T188_82"><text:s/></text:span><text:span text:style-name="T188_83">la</text:span><text:span text:style-name="T188_84"><text:s/></text:span><text:span text:style-name="T188_85">tassazione</text:span><text:span text:style-name="T188_86"><text:s/></text:span><text:span text:style-name="T188_87">non</text:span><text:span text:style-name="T188_88"><text:s/></text:span><text:span text:style-name="T188_89">è</text:span><text:span text:style-name="T188_90"><text:s/></text:span><text:span text:style-name="T188_91">il</text:span><text:span text:style-name="T188_92"><text:s/></text:span><text:span text:style-name="T188_93">valore</text:span><text:span text:style-name="T188_94"><text:s/></text:span><text:span text:style-name="T188_95">della</text:span><text:span text:style-name="T188_96"><text:s/></text:span><text:span text:style-name="T188_97">merce</text:span><text:span text:style-name="T188_98"><text:s/></text:span><text:span text:style-name="T188_99">stessa</text:span><text:span text:style-name="T188_100"><text:s/></text:span><text:span text:style-name="T188_101">ma</text:span><text:span text:style-name="T188_102"><text:s/></text:span><text:span text:style-name="T188_103">un</text:span><text:span text:style-name="T188_104"><text:s/></text:span><text:span text:style-name="T188_105">valore</text:span><text:span text:style-name="T188_106"><text:s/></text:span><text:span text:style-name="T188_107">standard</text:span><text:span text:style-name="T188_108"><text:s/></text:span><text:span text:style-name="T188_109">identico</text:span><text:span text:style-name="T188_110"><text:s/></text:span><text:span text:style-name="T188_111">per</text:span><text:span text:style-name="T188_112"><text:s/></text:span><text:span text:style-name="T188_113">ogni</text:span><text:span text:style-name="T188_114"><text:s/></text:span><text:span text:style-name="T188_115">merce</text:span><text:span text:style-name="T188_116"><text:s/></text:span><text:span text:style-name="T188_117">PI</text:span><text:span text:style-name="T188_118"><text:s/></text:span><text:span text:style-name="T188_119">per</text:span><text:span text:style-name="T188_120"><text:s/></text:span><text:span text:style-name="T188_121">lo</text:span><text:span text:style-name="T188_122"><text:s/></text:span><text:span text:style-name="T188_123">stesso</text:span><text:span text:style-name="T188_124"><text:s/></text:span><text:span text:style-name="T188_125">tier</text:span><text:span text:style-name="T188_126"><text:s/>(</text:span><text:span text:style-name="T188_127">P</text:span><text:span text:style-name="T188_128">0/</text:span><text:span text:style-name="T188_129">P</text:span><text:span text:style-name="T188_130">1…)<text:s/></text:span><text:span text:style-name="T188_131">ed</text:span><text:span text:style-name="T188_132"><text:s/></text:span><text:span text:style-name="T188_133">è</text:span><text:span text:style-name="T188_134"><text:s/></text:span><text:span text:style-name="T188_135">pari</text:span><text:span text:style-name="T188_136"><text:s/></text:span><text:span text:style-name="T188_137">a</text:span><text:span text:style-name="T188_138">:</text:span></text:p>
      <text:p text:style-name="P189"><text:span text:style-name="T189_1">P</text:span><text:span text:style-name="T189_2">0:<text:s/>4</text:span><text:span text:style-name="T189_3">isk</text:span><text:span text:style-name="T189_4">;<text:s/></text:span><text:span text:style-name="T189_5">P</text:span><text:span text:style-name="T189_6">1:<text:s/>400<text:s/></text:span><text:span text:style-name="T189_7">isk</text:span><text:span text:style-name="T189_8">;<text:s/></text:span><text:span text:style-name="T189_9">P</text:span><text:span text:style-name="T189_10">2:<text:s/>7.200<text:s/></text:span><text:span text:style-name="T189_11">isk</text:span><text:span text:style-name="T189_12">;<text:s/></text:span><text:span text:style-name="T189_13">P</text:span><text:span text:style-name="T189_14">3:<text:s/>60.000</text:span><text:span text:style-name="T189_15">isk</text:span><text:span text:style-name="T189_16">,<text:s/></text:span><text:span text:style-name="T189_17">P</text:span><text:span text:style-name="T189_18">4:<text:s/>1.200.000<text:s/></text:span><text:span text:style-name="T189_19">isk</text:span></text:p>
      <text:p text:style-name="P190"/>
      <text:h text:style-name="P191" text:outline-level="10"><text:bookmark-start text:name="h.jreq7ttvtl4q"/><text:bookmark-end text:name="h.jreq7ttvtl4q"/><text:span text:style-name="T191_1">Links</text:span></text:h>
      <text:p text:style-name="P192"><text:span text:style-name="T192_1">Per</text:span><text:span text:style-name="T192_2"><text:s/></text:span><text:span text:style-name="T192_3">fare</text:span><text:span text:style-name="T192_4"><text:s/></text:span><text:span text:style-name="T192_5">circolare</text:span><text:span text:style-name="T192_6"><text:s/></text:span><text:span text:style-name="T192_7">merce</text:span><text:span text:style-name="T192_8"><text:s/></text:span><text:span text:style-name="T192_9">attraverso</text:span><text:span text:style-name="T192_10"><text:s/></text:span><text:span text:style-name="T192_11">le</text:span><text:span text:style-name="T192_12"><text:s/></text:span><text:span text:style-name="T192_13">strutture</text:span><text:span text:style-name="T192_14"><text:s/></text:span><text:span text:style-name="T192_15">è</text:span><text:span text:style-name="T192_16"><text:s/></text:span><text:span text:style-name="T192_17">necessario</text:span><text:span text:style-name="T192_18"><text:s/></text:span><text:span text:style-name="T192_19">che</text:span><text:span text:style-name="T192_20"><text:s/></text:span><text:span text:style-name="T192_21">le</text:span><text:span text:style-name="T192_22"><text:s/></text:span><text:span text:style-name="T192_23">stesse</text:span><text:span text:style-name="T192_24"><text:s/></text:span><text:span text:style-name="T192_25">siano</text:span><text:span text:style-name="T192_26"><text:s/></text:span><text:span text:style-name="T192_27">collegate</text:span><text:span text:style-name="T192_28"><text:s/></text:span><text:span text:style-name="T192_29">tra</text:span><text:span text:style-name="T192_30"><text:s/></text:span><text:span text:style-name="T192_31">loro</text:span><text:span text:style-name="T192_32"><text:s/></text:span><text:span text:style-name="T192_33">attraverso</text:span><text:span text:style-name="T192_34"><text:s/></text:span><text:span text:style-name="T192_35">link</text:span><text:span text:style-name="T192_36"><text:s/></text:span><text:span text:style-name="T192_37">planetari</text:span><text:span text:style-name="T192_38">.<text:s/></text:span><text:span text:style-name="T192_39">Per</text:span><text:span text:style-name="T192_40"><text:s/></text:span><text:span text:style-name="T192_41">farlo</text:span><text:span text:style-name="T192_42"><text:s/></text:span><text:span text:style-name="T192_43">usate</text:span><text:span text:style-name="T192_44"><text:s/></text:span><text:span text:style-name="T192_45">l</text:span><text:span text:style-name="T192_46">’</text:span><text:span text:style-name="T192_47">apposita</text:span><text:span text:style-name="T192_48"><text:s/></text:span><text:span text:style-name="T192_49">opzione</text:span><text:span text:style-name="T192_50"><text:s/></text:span><text:span text:style-name="T192_51">sotto</text:span><text:span text:style-name="T192_52"><text:s/></text:span><text:span text:style-name="T192_53">il</text:span><text:span text:style-name="T192_54"><text:s/></text:span><text:span text:style-name="T192_55">tab</text:span><text:span text:style-name="T192_56"><text:s/></text:span><text:span text:style-name="T192_57">Build</text:span><text:span text:style-name="T192_58"><text:s/></text:span><text:span text:style-name="T192_59">della</text:span><text:span text:style-name="T192_60"><text:s/></text:span><text:span text:style-name="T192_61">PI</text:span><text:span text:style-name="T192_62"><text:s/></text:span><text:span text:style-name="T192_63">interface</text:span><text:span text:style-name="T192_64">.</text:span></text:p>
      <text:p text:style-name="P193"><text:span text:style-name="T193_1">Un</text:span><text:span text:style-name="T193_2"><text:s/></text:span><text:span text:style-name="T193_3">link</text:span><text:span text:style-name="T193_4"><text:s/></text:span><text:span text:style-name="T193_5">ha</text:span><text:span text:style-name="T193_6"><text:s/></text:span><text:span text:style-name="T193_7">un</text:span><text:span text:style-name="T193_8"><text:s/></text:span><text:span text:style-name="T193_9">costo</text:span><text:span text:style-name="T193_10"><text:s/></text:span><text:span text:style-name="T193_11">in</text:span><text:span text:style-name="T193_12"><text:s/></text:span><text:span text:style-name="T193_13">CPU</text:span><text:span text:style-name="T193_14">/</text:span><text:span text:style-name="T193_15">Power</text:span><text:span text:style-name="T193_16"><text:s/></text:span><text:span text:style-name="T193_17">che</text:span><text:span text:style-name="T193_18"><text:s/></text:span><text:span text:style-name="T193_19">dipende</text:span><text:span text:style-name="T193_20"><text:s/></text:span><text:span text:style-name="T193_21">dalla</text:span><text:span text:style-name="T193_22"><text:s/></text:span><text:span text:style-name="T193_23">distanza</text:span><text:span text:style-name="T193_24"><text:s/></text:span><text:span text:style-name="T193_25">tra</text:span><text:span text:style-name="T193_26"><text:s/></text:span><text:span text:style-name="T193_27">le</text:span><text:span text:style-name="T193_28"><text:s/></text:span><text:span text:style-name="T193_29">strutture</text:span><text:span text:style-name="T193_30">.<text:s/></text:span><text:span text:style-name="T193_31">La</text:span><text:span text:style-name="T193_32"><text:s/></text:span><text:span text:style-name="T193_33">distanza</text:span><text:span text:style-name="T193_34"><text:s/></text:span><text:span text:style-name="T193_35">a</text:span><text:span text:style-name="T193_36"><text:s/></text:span><text:span text:style-name="T193_37">sua</text:span><text:span text:style-name="T193_38"><text:s/></text:span><text:span text:style-name="T193_39">volta</text:span><text:span text:style-name="T193_40"><text:s/></text:span><text:span text:style-name="T193_41">dipende</text:span><text:span text:style-name="T193_42"><text:s/></text:span><text:span text:style-name="T193_43">da</text:span><text:span text:style-name="T193_44"><text:s/></text:span><text:span text:style-name="T193_45">quanto</text:span><text:span text:style-name="T193_46"><text:s/></text:span><text:span text:style-name="T193_47">fisicamente</text:span><text:span text:style-name="T193_48"><text:s/></text:span><text:span text:style-name="T193_49">lontane</text:span><text:span text:style-name="T193_50"><text:s/></text:span><text:span text:style-name="T193_51">avete</text:span><text:span text:style-name="T193_52"><text:s/></text:span><text:span text:style-name="T193_53">messo</text:span><text:span text:style-name="T193_54"><text:s/></text:span><text:span text:style-name="T193_55">le</text:span><text:span text:style-name="T193_56"><text:s/></text:span><text:span text:style-name="T193_57">strutture</text:span><text:span text:style-name="T193_58"><text:s/></text:span><text:span text:style-name="T193_59">e</text:span><text:span text:style-name="T193_60"><text:s/></text:span><text:span text:style-name="T193_61">dal</text:span><text:span text:style-name="T193_62"><text:s/></text:span><text:span text:style-name="T193_63">raggio</text:span><text:span text:style-name="T193_64"><text:s/></text:span><text:span text:style-name="T193_65">del</text:span><text:span text:style-name="T193_66"><text:s/></text:span><text:span text:style-name="T193_67">pianeta</text:span><text:span text:style-name="T193_68">.<text:s/></text:span><text:span text:style-name="T193_69">Due</text:span><text:span text:style-name="T193_70"><text:s/></text:span><text:span text:style-name="T193_71">strutture</text:span><text:span text:style-name="T193_72"><text:s/></text:span><text:span text:style-name="T193_73">messe</text:span><text:span text:style-name="T193_74"><text:s/></text:span><text:span text:style-name="T193_75">fisicamente</text:span><text:span text:style-name="T193_76"><text:s/></text:span><text:span text:style-name="T193_77">a</text:span><text:span text:style-name="T193_78"><text:s/></text:span><text:span text:style-name="T193_79">contatto</text:span><text:span text:style-name="T193_80"><text:s/></text:span><text:span text:style-name="T193_81">su</text:span><text:span text:style-name="T193_82"><text:s/></text:span><text:span text:style-name="T193_83">due</text:span><text:span text:style-name="T193_84"><text:s/></text:span><text:span text:style-name="T193_85">pianeti</text:span><text:span text:style-name="T193_86"><text:s/></text:span><text:span text:style-name="T193_87">con</text:span><text:span text:style-name="T193_88"><text:s/></text:span><text:span text:style-name="T193_89">raggio</text:span><text:span text:style-name="T193_90"><text:s/></text:span><text:span text:style-name="T193_91">molto</text:span><text:span text:style-name="T193_92"><text:s/></text:span><text:span text:style-name="T193_93">diverso</text:span><text:span text:style-name="T193_94"><text:s/>(</text:span><text:span text:style-name="T193_95">es</text:span><text:span text:style-name="T193_96">.<text:s/></text:span><text:span text:style-name="T193_97">un</text:span><text:span text:style-name="T193_98"><text:s/></text:span><text:span text:style-name="T193_99">barren</text:span><text:span text:style-name="T193_100">,<text:s/></text:span><text:span text:style-name="T193_101">piccolo</text:span><text:span text:style-name="T193_102"><text:s/></text:span><text:span text:style-name="T193_103">raggio</text:span><text:span text:style-name="T193_104"><text:s/></text:span><text:span text:style-name="T193_105">e</text:span><text:span text:style-name="T193_106"><text:s/></text:span><text:span text:style-name="T193_107">un</text:span><text:span text:style-name="T193_108"><text:s/></text:span><text:span text:style-name="T193_109">gas</text:span><text:span text:style-name="T193_110">,<text:s/></text:span><text:span text:style-name="T193_111">grande</text:span><text:span text:style-name="T193_112"><text:s/></text:span><text:span text:style-name="T193_113">raggio</text:span><text:span text:style-name="T193_114">)<text:s/></text:span><text:span text:style-name="T193_115">hanno</text:span><text:span text:style-name="T193_116"><text:s/></text:span><text:span text:style-name="T193_117">costi</text:span><text:span text:style-name="T193_118"><text:s/></text:span><text:span text:style-name="T193_119">CPU</text:span><text:span text:style-name="T193_120">/</text:span><text:span text:style-name="T193_121">Power</text:span><text:span text:style-name="T193_122"><text:s/></text:span><text:span text:style-name="T193_123">diversi</text:span><text:span text:style-name="T193_124">,<text:s/></text:span><text:span text:style-name="T193_125">anche</text:span><text:span text:style-name="T193_126"><text:s/></text:span><text:span text:style-name="T193_127">di</text:span><text:span text:style-name="T193_128"><text:s/>2-3<text:s/></text:span><text:span text:style-name="T193_129">volte</text:span><text:span text:style-name="T193_130">.<text:s/></text:span><text:span text:style-name="T193_131">Questo</text:span><text:span text:style-name="T193_132"><text:s/></text:span><text:span text:style-name="T193_133">significa</text:span><text:span text:style-name="T193_134"><text:s/></text:span><text:span text:style-name="T193_135">che</text:span><text:span text:style-name="T193_136"><text:s/></text:span><text:span text:style-name="T193_137">su</text:span><text:span text:style-name="T193_138"><text:s/></text:span><text:span text:style-name="T193_139">un</text:span><text:span text:style-name="T193_140"><text:s/></text:span><text:span text:style-name="T193_141">pianeta</text:span><text:span text:style-name="T193_142"><text:s/></text:span><text:span text:style-name="T193_143">con</text:span><text:span text:style-name="T193_144"><text:s/></text:span><text:span text:style-name="T193_145">raggio</text:span><text:span text:style-name="T193_146"><text:s/></text:span><text:span text:style-name="T193_147">grande</text:span><text:span text:style-name="T193_148"><text:s/></text:span><text:span text:style-name="T193_149">spenderete</text:span><text:span text:style-name="T193_150"><text:s/></text:span><text:span text:style-name="T193_151">più</text:span><text:span text:style-name="T193_152"><text:s/></text:span><text:span text:style-name="T193_153">CPU</text:span><text:span text:style-name="T193_154">/</text:span><text:span text:style-name="T193_155">Power</text:span><text:span text:style-name="T193_156"><text:s/></text:span><text:span text:style-name="T193_157">per</text:span><text:span text:style-name="T193_158"><text:s/></text:span><text:span text:style-name="T193_159">l</text:span><text:span text:style-name="T193_160">’</text:span><text:span text:style-name="T193_161">infrastruttura</text:span><text:span text:style-name="T193_162"><text:s/></text:span><text:span text:style-name="T193_163">di</text:span><text:span text:style-name="T193_164"><text:s/></text:span><text:span text:style-name="T193_165">connessione</text:span><text:span text:style-name="T193_166"><text:s/></text:span><text:span text:style-name="T193_167">a</text:span><text:span text:style-name="T193_168"><text:s/></text:span><text:span text:style-name="T193_169">scapito</text:span><text:span text:style-name="T193_170"><text:s/></text:span><text:span text:style-name="T193_171">delle</text:span><text:span text:style-name="T193_172"><text:s/></text:span><text:span text:style-name="T193_173">strutture</text:span><text:span text:style-name="T193_174"><text:s/></text:span><text:span text:style-name="T193_175">stesse</text:span><text:span text:style-name="T193_176"><text:s/>(</text:span><text:span text:style-name="T193_177">potreste</text:span><text:span text:style-name="T193_178"><text:s/></text:span><text:span text:style-name="T193_179">dover</text:span><text:span text:style-name="T193_180"><text:s/></text:span><text:span text:style-name="T193_181">sacrificare</text:span><text:span text:style-name="T193_182"><text:s/></text:span><text:span text:style-name="T193_183">una</text:span><text:span text:style-name="T193_184"><text:s/></text:span><text:span text:style-name="T193_185">o</text:span><text:span text:style-name="T193_186"><text:s/></text:span><text:span text:style-name="T193_187">due</text:span><text:span text:style-name="T193_188"><text:s/></text:span><text:span text:style-name="T193_189">strutture</text:span><text:span text:style-name="T193_190"><text:s/></text:span><text:span text:style-name="T193_191">per</text:span><text:span text:style-name="T193_192"><text:s/></text:span><text:span text:style-name="T193_193">questo</text:span><text:span text:style-name="T193_194"><text:s/></text:span><text:span text:style-name="T193_195">e</text:span><text:span text:style-name="T193_196"><text:s/></text:span><text:span text:style-name="T193_197">quindi</text:span><text:span text:style-name="T193_198"><text:s/></text:span><text:span text:style-name="T193_199">produrre</text:span><text:span text:style-name="T193_200"><text:s/></text:span><text:span text:style-name="T193_201">di</text:span><text:span text:style-name="T193_202"><text:s/></text:span><text:span text:style-name="T193_203">meno</text:span><text:span text:style-name="T193_204">).</text:span></text:p>
      <text:p text:style-name="P194"><text:span text:style-name="T194_1">Se</text:span><text:span text:style-name="T194_2"><text:s/></text:span><text:span text:style-name="T194_3">non</text:span><text:span text:style-name="T194_4"><text:s/></text:span><text:span text:style-name="T194_5">avete</text:span><text:span text:style-name="T194_6"><text:s/></text:span><text:span text:style-name="T194_7">altri</text:span><text:span text:style-name="T194_8"><text:s/></text:span><text:span text:style-name="T194_9">motivi</text:span><text:span text:style-name="T194_10"><text:s/></text:span><text:span text:style-name="T194_11">validi</text:span><text:span text:style-name="T194_12"><text:s/></text:span><text:span text:style-name="T194_13">per</text:span><text:span text:style-name="T194_14"><text:s/></text:span><text:span text:style-name="T194_15">scegliere</text:span><text:span text:style-name="T194_16"><text:s/></text:span><text:span text:style-name="T194_17">un</text:span><text:span text:style-name="T194_18"><text:s/></text:span><text:span text:style-name="T194_19">pianeta</text:span><text:span text:style-name="T194_20"><text:s/>(</text:span><text:span text:style-name="T194_21">il</text:span><text:span text:style-name="T194_22"><text:s/></text:span><text:span text:style-name="T194_23">tipo</text:span><text:span text:style-name="T194_24"><text:s/></text:span><text:span text:style-name="T194_25">la</text:span><text:span text:style-name="T194_26"><text:s/></text:span><text:span text:style-name="T194_27">maggiore</text:span><text:span text:style-name="T194_28"><text:s/></text:span><text:span text:style-name="T194_29">abbondanza</text:span><text:span text:style-name="T194_30"><text:s/></text:span><text:span text:style-name="T194_31">di</text:span><text:span text:style-name="T194_32"><text:s/></text:span><text:span text:style-name="T194_33">risorse</text:span><text:span text:style-name="T194_34"><text:s/></text:span><text:span text:style-name="T194_35">sono</text:span><text:span text:style-name="T194_36"><text:s/></text:span><text:span text:style-name="T194_37">motivi</text:span><text:span text:style-name="T194_38"><text:s/></text:span><text:span text:style-name="T194_39">molto</text:span><text:span text:style-name="T194_40"><text:s/></text:span><text:span text:style-name="T194_41">validi</text:span><text:span text:style-name="T194_42">,<text:s/></text:span><text:span text:style-name="T194_43">superiori</text:span><text:span text:style-name="T194_44"><text:s/></text:span><text:span text:style-name="T194_45">alla</text:span><text:span text:style-name="T194_46"><text:s/></text:span><text:span text:style-name="T194_47">perdita</text:span><text:span text:style-name="T194_48"><text:s/></text:span><text:span text:style-name="T194_49">di</text:span><text:span text:style-name="T194_50"><text:s/></text:span><text:span text:style-name="T194_51">un</text:span><text:span text:style-name="T194_52"><text:s/></text:span><text:span text:style-name="T194_53">pò</text:span><text:span text:style-name="T194_54"><text:s/></text:span><text:span text:style-name="T194_55">di</text:span><text:span text:style-name="T194_56"><text:s/></text:span><text:span text:style-name="T194_57">CPU</text:span><text:span text:style-name="T194_58"><text:s/></text:span><text:span text:style-name="T194_59">e</text:span><text:span text:style-name="T194_60"><text:s/></text:span><text:span text:style-name="T194_61">Power</text:span><text:span text:style-name="T194_62">)<text:s/></text:span><text:span text:style-name="T194_63">si</text:span><text:span text:style-name="T194_64"><text:s/></text:span><text:span text:style-name="T194_65">preferiscono</text:span><text:span text:style-name="T194_66"><text:s/></text:span><text:span text:style-name="T194_67">pianeti</text:span></text:p>
      <text:p text:style-name="P195"><text:span text:style-name="T195_1">con</text:span><text:span text:style-name="T195_2"><text:s/></text:span><text:span text:style-name="T195_3">piccolo</text:span><text:span text:style-name="T195_4"><text:s/></text:span><text:span text:style-name="T195_5">raggio</text:span><text:span text:style-name="T195_6">.</text:span></text:p>
      <text:p text:style-name="P196"><text:span text:style-name="T196_1">Non</text:span><text:span text:style-name="T196_2"><text:s/></text:span><text:span text:style-name="T196_3">è</text:span><text:span text:style-name="T196_4"><text:s/></text:span><text:span text:style-name="T196_5">necessario</text:span><text:span text:style-name="T196_6"><text:s/></text:span><text:span text:style-name="T196_7">linkare</text:span><text:span text:style-name="T196_8"><text:s/></text:span><text:span text:style-name="T196_9">direttamente</text:span><text:span text:style-name="T196_10"><text:s/></text:span><text:span text:style-name="T196_11">tutte</text:span><text:span text:style-name="T196_12"><text:s/></text:span><text:span text:style-name="T196_13">le</text:span><text:span text:style-name="T196_14"><text:s/></text:span><text:span text:style-name="T196_15">strutture</text:span><text:span text:style-name="T196_16">:<text:s/></text:span><text:span text:style-name="T196_17">una</text:span><text:span text:style-name="T196_18"><text:s/></text:span><text:span text:style-name="T196_19">rete</text:span><text:span text:style-name="T196_20"><text:s/></text:span><text:span text:style-name="T196_21">di</text:span><text:span text:style-name="T196_22"><text:s/></text:span><text:span text:style-name="T196_23">link</text:span><text:span text:style-name="T196_24"><text:s/></text:span><text:span text:style-name="T196_25">è</text:span><text:span text:style-name="T196_26"><text:s/></text:span><text:span text:style-name="T196_27">come</text:span><text:span text:style-name="T196_28"><text:s/></text:span><text:span text:style-name="T196_29">una</text:span><text:span text:style-name="T196_30"><text:s/></text:span><text:span text:style-name="T196_31">rete</text:span><text:span text:style-name="T196_32"><text:s/></text:span><text:span text:style-name="T196_33">stradale</text:span><text:span text:style-name="T196_34">,<text:s/></text:span><text:span text:style-name="T196_35">se</text:span><text:span text:style-name="T196_36"><text:s/></text:span><text:span text:style-name="T196_37">A</text:span><text:span text:style-name="T196_38"><text:s/></text:span><text:span text:style-name="T196_39">è</text:span><text:span text:style-name="T196_40"><text:s/></text:span><text:span text:style-name="T196_41">connesso</text:span><text:span text:style-name="T196_42"><text:s/></text:span><text:span text:style-name="T196_43">con</text:span><text:span text:style-name="T196_44"><text:s/></text:span><text:span text:style-name="T196_45">B</text:span><text:span text:style-name="T196_46"><text:s/></text:span><text:span text:style-name="T196_47">e</text:span><text:span text:style-name="T196_48"><text:s/></text:span><text:span text:style-name="T196_49">B</text:span><text:span text:style-name="T196_50"><text:s/></text:span><text:span text:style-name="T196_51">è</text:span><text:span text:style-name="T196_52"><text:s/></text:span><text:span text:style-name="T196_53">connesso</text:span><text:span text:style-name="T196_54"><text:s/></text:span><text:span text:style-name="T196_55">con</text:span><text:span text:style-name="T196_56"><text:s/></text:span><text:span text:style-name="T196_57">C</text:span><text:span text:style-name="T196_58"><text:s/></text:span><text:span text:style-name="T196_59">allora</text:span><text:span text:style-name="T196_60"><text:s/></text:span><text:span text:style-name="T196_61">anche</text:span><text:span text:style-name="T196_62"><text:s/></text:span><text:span text:style-name="T196_63">A</text:span><text:span text:style-name="T196_64"><text:s/></text:span><text:span text:style-name="T196_65">e</text:span><text:span text:style-name="T196_66"><text:s/></text:span><text:span text:style-name="T196_67">C</text:span><text:span text:style-name="T196_68"><text:s/></text:span><text:span text:style-name="T196_69">sono</text:span><text:span text:style-name="T196_70"><text:s/></text:span><text:span text:style-name="T196_71">connessi</text:span><text:span text:style-name="T196_72">.<text:s/></text:span><text:span text:style-name="T196_73">Significa</text:span><text:span text:style-name="T196_74"><text:s/></text:span><text:span text:style-name="T196_75">che</text:span><text:span text:style-name="T196_76"><text:s/></text:span><text:span text:style-name="T196_77">conviene</text:span><text:span text:style-name="T196_78"><text:s/></text:span><text:span text:style-name="T196_79">linkare</text:span><text:span text:style-name="T196_80"><text:s/></text:span><text:span text:style-name="T196_81">la</text:span><text:span text:style-name="T196_82"><text:s/></text:span><text:span text:style-name="T196_83">struttura</text:span><text:span text:style-name="T196_84"><text:s/></text:span><text:span text:style-name="T196_85">ad</text:span><text:span text:style-name="T196_86"><text:s/></text:span><text:span text:style-name="T196_87">un</text:span><text:span text:style-name="T196_88">’</text:span><text:span text:style-name="T196_89">unica</text:span><text:span text:style-name="T196_90"><text:s/></text:span><text:span text:style-name="T196_91">struttura</text:span><text:span text:style-name="T196_92"><text:s/></text:span><text:span text:style-name="T196_93">adiacente</text:span><text:span text:style-name="T196_94">,<text:s/></text:span><text:span text:style-name="T196_95">la</text:span><text:span text:style-name="T196_96"><text:s/></text:span><text:span text:style-name="T196_97">più</text:span><text:span text:style-name="T196_98"><text:s/></text:span><text:span text:style-name="T196_99">vicina</text:span><text:span text:style-name="T196_100">.</text:span></text:p>
      <text:p text:style-name="P197"><text:span text:style-name="T197_1">Il</text:span><text:span text:style-name="T197_2"><text:s/></text:span><text:span text:style-name="T197_3">link</text:span><text:span text:style-name="T197_4"><text:s/></text:span><text:span text:style-name="T197_5">ha</text:span><text:span text:style-name="T197_6"><text:s/></text:span><text:span text:style-name="T197_7">ha</text:span><text:span text:style-name="T197_8"><text:s/></text:span><text:span text:style-name="T197_9">una</text:span><text:span text:style-name="T197_10"><text:s/></text:span><text:span text:style-name="T197_11">capacità</text:span><text:span text:style-name="T197_12">,<text:s/></text:span><text:span text:style-name="T197_13">ovvero</text:span><text:span text:style-name="T197_14"><text:s/></text:span><text:span text:style-name="T197_15">la</text:span><text:span text:style-name="T197_16"><text:s/></text:span><text:span text:style-name="T197_17">possibilità</text:span><text:span text:style-name="T197_18"><text:s/></text:span><text:span text:style-name="T197_19">di</text:span><text:span text:style-name="T197_20"><text:s/></text:span><text:span text:style-name="T197_21">far</text:span><text:span text:style-name="T197_22"><text:s/></text:span><text:span text:style-name="T197_23">passare</text:span><text:span text:style-name="T197_24"><text:s/></text:span><text:span text:style-name="T197_25">un</text:span><text:span text:style-name="T197_26"><text:s/></text:span><text:span text:style-name="T197_27">certo</text:span><text:span text:style-name="T197_28"><text:s/></text:span><text:span text:style-name="T197_29">numero</text:span><text:span text:style-name="T197_30"><text:s/></text:span><text:span text:style-name="T197_31">di</text:span><text:span text:style-name="T197_32"><text:s/></text:span><text:span text:style-name="T197_33">m</text:span><text:span text:style-name="T197_34">3/</text:span><text:span text:style-name="T197_35">ora</text:span><text:span text:style-name="T197_36">.<text:s/></text:span><text:span text:style-name="T197_37">Dopo</text:span><text:span text:style-name="T197_38"><text:s/></text:span><text:span text:style-name="T197_39">aver</text:span><text:span text:style-name="T197_40"><text:s/></text:span><text:span text:style-name="T197_41">fatto</text:span><text:span text:style-name="T197_42"><text:s/></text:span><text:span text:style-name="T197_43">le</text:span><text:span text:style-name="T197_44"><text:s/></text:span><text:span text:style-name="T197_45">rotte</text:span><text:span text:style-name="T197_46"><text:s/></text:span><text:span text:style-name="T197_47">passando</text:span><text:span text:style-name="T197_48"><text:s/></text:span><text:span text:style-name="T197_49">il</text:span><text:span text:style-name="T197_50"><text:s/></text:span><text:span text:style-name="T197_51">mouse</text:span><text:span text:style-name="T197_52"><text:s/></text:span><text:span text:style-name="T197_53">sopra</text:span><text:span text:style-name="T197_54"><text:s/></text:span><text:span text:style-name="T197_55">il</text:span><text:span text:style-name="T197_56"><text:s/></text:span><text:span text:style-name="T197_57">link</text:span><text:span text:style-name="T197_58"><text:s/></text:span><text:span text:style-name="T197_59">compare</text:span><text:span text:style-name="T197_60"><text:s/></text:span><text:span text:style-name="T197_61">una</text:span><text:span text:style-name="T197_62"><text:s/>%<text:s/></text:span><text:span text:style-name="T197_63">che</text:span><text:span text:style-name="T197_64"><text:s/></text:span><text:span text:style-name="T197_65">è</text:span><text:span text:style-name="T197_66"><text:s/></text:span><text:span text:style-name="T197_67">la</text:span><text:span text:style-name="T197_68"><text:s/>%<text:s/></text:span><text:span text:style-name="T197_69">di</text:span><text:span text:style-name="T197_70"><text:s/></text:span><text:span text:style-name="T197_71">occupazione</text:span><text:span text:style-name="T197_72"><text:s/></text:span><text:span text:style-name="T197_73">della</text:span><text:span text:style-name="T197_74"><text:s/></text:span><text:span text:style-name="T197_75">capacità</text:span><text:span text:style-name="T197_76"><text:s/></text:span><text:span text:style-name="T197_77">del</text:span><text:span text:style-name="T197_78"><text:s/></text:span><text:span text:style-name="T197_79">link</text:span><text:span text:style-name="T197_80">.<text:s/></text:span><text:span text:style-name="T197_81">La</text:span><text:span text:style-name="T197_82"><text:s/></text:span><text:span text:style-name="T197_83">rotta</text:span><text:span text:style-name="T197_84"><text:s/></text:span><text:span text:style-name="T197_85">stessa</text:span><text:span text:style-name="T197_86"><text:s/></text:span><text:span text:style-name="T197_87">viene</text:span><text:span text:style-name="T197_88"><text:s/></text:span><text:span text:style-name="T197_89">bloccata</text:span><text:span text:style-name="T197_90"><text:s/></text:span><text:span text:style-name="T197_91">in</text:span><text:span text:style-name="T197_92"><text:s/></text:span><text:span text:style-name="T197_93">creazione</text:span><text:span text:style-name="T197_94"><text:s/></text:span><text:span text:style-name="T197_95">se</text:span><text:span text:style-name="T197_96"><text:s/></text:span><text:span text:style-name="T197_97">la</text:span><text:span text:style-name="T197_98"><text:s/>%<text:s/></text:span><text:span text:style-name="T197_99">supera</text:span><text:span text:style-name="T197_100"><text:s/></text:span><text:span text:style-name="T197_101">certi</text:span><text:span text:style-name="T197_102"><text:s/></text:span><text:span text:style-name="T197_103">valori</text:span><text:span text:style-name="T197_104">.</text:span></text:p>
      <text:p text:style-name="P198"><text:span text:style-name="T198_1">In</text:span><text:span text:style-name="T198_2"><text:s/></text:span><text:span text:style-name="T198_3">questo</text:span><text:span text:style-name="T198_4"><text:s/></text:span><text:span text:style-name="T198_5">caso</text:span><text:span text:style-name="T198_6"><text:s/></text:span><text:span text:style-name="T198_7">il</text:span><text:span text:style-name="T198_8"><text:s/></text:span><text:span text:style-name="T198_9">link</text:span><text:span text:style-name="T198_10"><text:s/></text:span><text:span text:style-name="T198_11">va</text:span><text:span text:style-name="T198_12"><text:s/></text:span><text:span text:style-name="T198_13">upgradato</text:span><text:span text:style-name="T198_14">.</text:span></text:p>
      <text:p text:style-name="P199"><text:span text:style-name="T199_1">Il</text:span><text:span text:style-name="T199_2"><text:s/></text:span><text:span text:style-name="T199_3">link</text:span><text:span text:style-name="T199_4"><text:s/></text:span><text:span text:style-name="T199_5">ha</text:span><text:span text:style-name="T199_6"><text:s/></text:span><text:span text:style-name="T199_7">due</text:span><text:span text:style-name="T199_8"><text:s/></text:span><text:span text:style-name="T199_9">opzioni</text:span><text:span text:style-name="T199_10"><text:s/></text:span><text:span text:style-name="T199_11">importanti</text:span><text:span text:style-name="T199_12">:</text:span></text:p>
      <text:list text:style-name="LS11" xml:id="list38">
        <text:list-item>
          <text:p text:style-name="P200"><text:span text:style-name="T200_1">upgrade</text:span><text:span text:style-name="T200_2">,<text:s/></text:span><text:span text:style-name="T200_3">serve</text:span><text:span text:style-name="T200_4"><text:s/></text:span><text:span text:style-name="T200_5">per</text:span><text:span text:style-name="T200_6"><text:s/></text:span><text:span text:style-name="T200_7">aumentarne</text:span><text:span text:style-name="T200_8"><text:s/></text:span><text:span text:style-name="T200_9">la</text:span><text:span text:style-name="T200_10"><text:s/></text:span><text:span text:style-name="T200_11">capacità</text:span><text:span text:style-name="T200_12"><text:s/></text:span><text:span text:style-name="T200_13">aumentandone</text:span><text:span text:style-name="T200_14"><text:s/></text:span><text:span text:style-name="T200_15">il</text:span><text:span text:style-name="T200_16"><text:s/></text:span><text:span text:style-name="T200_17">costo</text:span><text:span text:style-name="T200_18"><text:s/></text:span><text:span text:style-name="T200_19">Pow</text:span><text:span text:style-name="T200_20">/</text:span><text:span text:style-name="T200_21">CPU</text:span><text:span text:style-name="T200_22">.<text:s/></text:span><text:span text:style-name="T200_23">Non</text:span><text:span text:style-name="T200_24"><text:s/></text:span><text:span text:style-name="T200_25">ho</text:span><text:span text:style-name="T200_26"><text:s/></text:span><text:span text:style-name="T200_27">mi</text:span><text:span text:style-name="T200_28"><text:s/></text:span><text:span text:style-name="T200_29">visto</text:span><text:span text:style-name="T200_30"><text:s/></text:span><text:span text:style-name="T200_31">situazioni</text:span><text:span text:style-name="T200_32"><text:s/></text:span><text:span text:style-name="T200_33">in</text:span><text:span text:style-name="T200_34"><text:s/></text:span><text:span text:style-name="T200_35">cui</text:span><text:span text:style-name="T200_36"><text:s/></text:span><text:span text:style-name="T200_37">il</text:span><text:span text:style-name="T200_38"><text:s/></text:span><text:span text:style-name="T200_39">link</text:span><text:span text:style-name="T200_40"><text:s/></text:span><text:span text:style-name="T200_41">necesitasse</text:span><text:span text:style-name="T200_42"><text:s/></text:span><text:span text:style-name="T200_43">upgrade</text:span><text:span text:style-name="T200_44"><text:s/></text:span><text:span text:style-name="T200_45">superiore</text:span><text:span text:style-name="T200_46"><text:s/></text:span><text:span text:style-name="T200_47">ad</text:span><text:span text:style-name="T200_48"><text:s/></text:span><text:span text:style-name="T200_49">un</text:span><text:span text:style-name="T200_50"><text:s/></text:span><text:span text:style-name="T200_51">grado</text:span><text:span text:style-name="T200_52"><text:s/>(</text:span><text:span text:style-name="T200_53">raddoppiandone</text:span><text:span text:style-name="T200_54"><text:s/></text:span><text:span text:style-name="T200_55">il</text:span><text:span text:style-name="T200_56"><text:s/></text:span><text:span text:style-name="T200_57">costo</text:span><text:span text:style-name="T200_58">)</text:span></text:p>
        </text:list-item>
        <text:list-item>
          <text:p text:style-name="P201"><text:span text:style-name="T201_1">stats</text:span><text:span text:style-name="T201_2"><text:s/>(</text:span><text:span text:style-name="T201_3">l</text:span><text:span text:style-name="T201_4">’</text:span><text:span text:style-name="T201_5">icona</text:span><text:span text:style-name="T201_6"><text:s/>“</text:span><text:span text:style-name="T201_7">i</text:span><text:span text:style-name="T201_8">”<text:s/></text:span><text:span text:style-name="T201_9">di</text:span><text:span text:style-name="T201_10"><text:s/></text:span><text:span text:style-name="T201_11">info</text:span><text:span text:style-name="T201_12">):<text:s/></text:span><text:span text:style-name="T201_13">serve</text:span><text:span text:style-name="T201_14"><text:s/></text:span><text:span text:style-name="T201_15">per</text:span><text:span text:style-name="T201_16"><text:s/></text:span><text:span text:style-name="T201_17">visualizzare</text:span><text:span text:style-name="T201_18"><text:s/></text:span><text:span text:style-name="T201_19">il</text:span><text:span text:style-name="T201_20"><text:s/></text:span><text:span text:style-name="T201_21">costo</text:span><text:span text:style-name="T201_22"><text:s/></text:span><text:span text:style-name="T201_23">in</text:span><text:span text:style-name="T201_24"><text:s/></text:span><text:span text:style-name="T201_25">Pow</text:span><text:span text:style-name="T201_26"><text:s/></text:span><text:span text:style-name="T201_27">e</text:span><text:span text:style-name="T201_28"><text:s/></text:span><text:span text:style-name="T201_29">CPU</text:span></text:p>
        </text:list-item>
      </text:list>
      <text:p text:style-name="P202"><text:span text:style-name="T202_1">Esiste</text:span><text:span text:style-name="T202_2"><text:s/></text:span><text:span text:style-name="T202_3">praticamente</text:span><text:span text:style-name="T202_4"><text:s/></text:span><text:span text:style-name="T202_5">solo</text:span><text:span text:style-name="T202_6"><text:s/></text:span><text:span text:style-name="T202_7">un</text:span><text:span text:style-name="T202_8"><text:s/></text:span><text:span text:style-name="T202_9">caso</text:span><text:span text:style-name="T202_10"><text:s/></text:span><text:span text:style-name="T202_11">che</text:span><text:span text:style-name="T202_12"><text:s/></text:span><text:span text:style-name="T202_13">necessiti</text:span><text:span text:style-name="T202_14"><text:s/></text:span><text:span text:style-name="T202_15">dell</text:span><text:span text:style-name="T202_16">’</text:span><text:span text:style-name="T202_17">upgrade</text:span><text:span text:style-name="T202_18"><text:s/></text:span><text:span text:style-name="T202_19">del</text:span><text:span text:style-name="T202_20"><text:s/></text:span><text:span text:style-name="T202_21">link</text:span><text:span text:style-name="T202_22"><text:s/></text:span><text:span text:style-name="T202_23">in</text:span><text:span text:style-name="T202_24"><text:s/></text:span><text:span text:style-name="T202_25">maniera</text:span><text:span text:style-name="T202_26"><text:s/></text:span><text:span text:style-name="T202_27">inevitabile</text:span><text:span text:style-name="T202_28">:<text:s/></text:span><text:span text:style-name="T202_29">il</text:span><text:span text:style-name="T202_30"><text:s/></text:span><text:span text:style-name="T202_31">trasporto</text:span><text:span text:style-name="T202_32"><text:s/></text:span><text:span text:style-name="T202_33">di</text:span><text:span text:style-name="T202_34"><text:s/></text:span><text:span text:style-name="T202_35">materiale</text:span><text:span text:style-name="T202_36"><text:s/></text:span><text:span text:style-name="T202_37">tramite</text:span><text:span text:style-name="T202_38"><text:s/></text:span><text:span text:style-name="T202_39">rotta</text:span><text:span text:style-name="T202_40"><text:s/></text:span><text:span text:style-name="T202_41">tra</text:span><text:span text:style-name="T202_42"><text:s/></text:span><text:span text:style-name="T202_43">ECU</text:span><text:span text:style-name="T202_44"><text:s/></text:span><text:span text:style-name="T202_45">e</text:span><text:span text:style-name="T202_46"><text:s/></text:span><text:span text:style-name="T202_47">magazzino</text:span><text:span text:style-name="T202_48"><text:s/>(</text:span><text:span text:style-name="T202_49">es</text:span><text:span text:style-name="T202_50">.<text:s/></text:span><text:span text:style-name="T202_51">LP</text:span><text:span text:style-name="T202_52">)<text:s/></text:span><text:span text:style-name="T202_53">ove</text:span><text:span text:style-name="T202_54"><text:s/></text:span><text:span text:style-name="T202_55">la</text:span><text:span text:style-name="T202_56"><text:s/></text:span><text:span text:style-name="T202_57">produzione</text:span><text:span text:style-name="T202_58"><text:s/></text:span><text:span text:style-name="T202_59">di</text:span><text:span text:style-name="T202_60"><text:s/></text:span><text:span text:style-name="T202_61">materiale</text:span><text:span text:style-name="T202_62"><text:s/></text:span><text:span text:style-name="T202_63">sia</text:span><text:span text:style-name="T202_64"><text:s/></text:span><text:span text:style-name="T202_65">superiore</text:span><text:span text:style-name="T202_66"><text:s/></text:span><text:span text:style-name="T202_67">a</text:span><text:span text:style-name="T202_68"><text:s/></text:span><text:span text:style-name="T202_69">circa</text:span><text:span text:style-name="T202_70"><text:s/>41.000<text:s/></text:span><text:span text:style-name="T202_71">unità</text:span><text:span text:style-name="T202_72">/</text:span><text:span text:style-name="T202_73">ora</text:span><text:span text:style-name="T202_74">.<text:s/></text:span><text:span text:style-name="T202_75">L</text:span><text:span text:style-name="T202_76">’</text:span><text:span text:style-name="T202_77">interfaccia</text:span><text:span text:style-name="T202_78"><text:s/></text:span><text:span text:style-name="T202_79">stessa</text:span><text:span text:style-name="T202_80"><text:s/></text:span><text:span text:style-name="T202_81">vi</text:span><text:span text:style-name="T202_82"><text:s/></text:span><text:span text:style-name="T202_83">avverte</text:span><text:span text:style-name="T202_84"><text:s/></text:span><text:span text:style-name="T202_85">della</text:span><text:span text:style-name="T202_86"><text:s/></text:span><text:span text:style-name="T202_87">necessità</text:span><text:span text:style-name="T202_88"><text:s/></text:span><text:span text:style-name="T202_89">di</text:span><text:span text:style-name="T202_90"><text:s/></text:span><text:span text:style-name="T202_91">upgrade</text:span><text:span text:style-name="T202_92">.</text:span></text:p>
      <text:p text:style-name="P203"><text:span text:style-name="T203_1">Altri</text:span><text:span text:style-name="T203_2"><text:s/></text:span><text:span text:style-name="T203_3">rari</text:span><text:span text:style-name="T203_4"><text:s/></text:span><text:span text:style-name="T203_5">casi</text:span><text:span text:style-name="T203_6"><text:s/></text:span><text:span text:style-name="T203_7">evitabili</text:span><text:span text:style-name="T203_8"><text:s/></text:span><text:span text:style-name="T203_9">sono</text:span><text:span text:style-name="T203_10"><text:s/></text:span><text:span text:style-name="T203_11">dovute</text:span><text:span text:style-name="T203_12"><text:s/></text:span><text:span text:style-name="T203_13">a</text:span><text:span text:style-name="T203_14"><text:s/></text:span><text:span text:style-name="T203_15">cattive</text:span><text:span text:style-name="T203_16"><text:s/></text:span><text:span text:style-name="T203_17">configurazioni</text:span><text:span text:style-name="T203_18"><text:s/></text:span><text:span text:style-name="T203_19">di</text:span><text:span text:style-name="T203_20"><text:s/></text:span><text:span text:style-name="T203_21">link</text:span><text:span text:style-name="T203_22"><text:s/>(</text:span><text:span text:style-name="T203_23">colli</text:span><text:span text:style-name="T203_24"><text:s/></text:span><text:span text:style-name="T203_25">di</text:span><text:span text:style-name="T203_26"><text:s/></text:span><text:span text:style-name="T203_27">bottiglia</text:span><text:span text:style-name="T203_28"><text:s/></text:span><text:span text:style-name="T203_29">evitabili</text:span><text:span text:style-name="T203_30">),<text:s/></text:span><text:span text:style-name="T203_31">sopratutto</text:span><text:span text:style-name="T203_32"><text:s/></text:span><text:span text:style-name="T203_33">in</text:span><text:span text:style-name="T203_34"><text:s/></text:span><text:span text:style-name="T203_35">fabbriche</text:span><text:span text:style-name="T203_36"><text:s/></text:span><text:span text:style-name="T203_37">di</text:span><text:span text:style-name="T203_38"><text:s/></text:span><text:span text:style-name="T203_39">P</text:span><text:span text:style-name="T203_40">4.</text:span></text:p>
      <text:p text:style-name="P204"><text:span text:style-name="T204_1">E</text:span><text:span text:style-name="T204_2">’<text:s/></text:span><text:span text:style-name="T204_3">buona</text:span><text:span text:style-name="T204_4"><text:s/></text:span><text:span text:style-name="T204_5">norma</text:span><text:span text:style-name="T204_6"><text:s/></text:span><text:span text:style-name="T204_7">comunque</text:span><text:span text:style-name="T204_8"><text:s/></text:span><text:span text:style-name="T204_9">non</text:span><text:span text:style-name="T204_10"><text:s/></text:span><text:span text:style-name="T204_11">collegare</text:span><text:span text:style-name="T204_12"><text:s/></text:span><text:span text:style-name="T204_13">una</text:span><text:span text:style-name="T204_14"><text:s/></text:span><text:span text:style-name="T204_15">struttura</text:span><text:span text:style-name="T204_16"><text:s/>“</text:span><text:span text:style-name="T204_17">centrale</text:span><text:span text:style-name="T204_18">”<text:s/></text:span><text:span text:style-name="T204_19">da</text:span><text:span text:style-name="T204_20"><text:s/></text:span><text:span text:style-name="T204_21">dove</text:span><text:span text:style-name="T204_22"><text:s/></text:span><text:span text:style-name="T204_23">partono</text:span><text:span text:style-name="T204_24"><text:s/></text:span><text:span text:style-name="T204_25">e</text:span><text:span text:style-name="T204_26"><text:s/></text:span><text:span text:style-name="T204_27">arrivano</text:span><text:span text:style-name="T204_28"><text:s/></text:span><text:span text:style-name="T204_29">molte</text:span><text:span text:style-name="T204_30"><text:s/></text:span><text:span text:style-name="T204_31">rotte</text:span><text:span text:style-name="T204_32"><text:s/></text:span><text:span text:style-name="T204_33">ad</text:span><text:span text:style-name="T204_34"><text:s/></text:span><text:span text:style-name="T204_35">una</text:span><text:span text:style-name="T204_36"><text:s/></text:span><text:span text:style-name="T204_37">sola</text:span><text:span text:style-name="T204_38"><text:s/></text:span><text:span text:style-name="T204_39">struttura</text:span><text:span text:style-name="T204_40">,<text:s/></text:span><text:span text:style-name="T204_41">per</text:span><text:span text:style-name="T204_42"><text:s/></text:span><text:span text:style-name="T204_43">non</text:span><text:span text:style-name="T204_44"><text:s/></text:span><text:span text:style-name="T204_45">sovraccaricare</text:span><text:span text:style-name="T204_46"><text:s/></text:span><text:span text:style-name="T204_47">quest</text:span><text:span text:style-name="T204_48">’</text:span><text:span text:style-name="T204_49">unico</text:span><text:span text:style-name="T204_50"><text:s/></text:span><text:span text:style-name="T204_51">eventuale</text:span><text:span text:style-name="T204_52"><text:s/></text:span><text:span text:style-name="T204_53">link</text:span><text:span text:style-name="T204_54">.<text:s/></text:span><text:span text:style-name="T204_55">Meglio</text:span><text:span text:style-name="T204_56"><text:s/></text:span><text:span text:style-name="T204_57">una</text:span><text:span text:style-name="T204_58"><text:s/></text:span><text:span text:style-name="T204_59">configurazione</text:span><text:span text:style-name="T204_60"><text:s/></text:span><text:span text:style-name="T204_61">di</text:span><text:span text:style-name="T204_62"><text:s/></text:span><text:span text:style-name="T204_63">link</text:span><text:span text:style-name="T204_64"><text:s/></text:span><text:span text:style-name="T204_65">a</text:span><text:span text:style-name="T204_66"><text:s/></text:span><text:span text:style-name="T204_67">stella</text:span><text:span text:style-name="T204_68"><text:s/></text:span><text:span text:style-name="T204_69">da</text:span><text:span text:style-name="T204_70"><text:s/></text:span><text:span text:style-name="T204_71">questi</text:span><text:span text:style-name="T204_72"><text:s/></text:span><text:span text:style-name="T204_73">punti</text:span><text:span text:style-name="T204_74"><text:s/></text:span><text:span text:style-name="T204_75">centrali</text:span><text:span text:style-name="T204_76"><text:s/></text:span><text:span text:style-name="T204_77">o</text:span><text:span text:style-name="T204_78"><text:s/></text:span><text:span text:style-name="T204_79">comunque</text:span><text:span text:style-name="T204_80"><text:s/></text:span><text:span text:style-name="T204_81">collegateli</text:span><text:span text:style-name="T204_82"><text:s/></text:span><text:span text:style-name="T204_83">a</text:span><text:span text:style-name="T204_84"><text:s/></text:span><text:span text:style-name="T204_85">più</text:span><text:span text:style-name="T204_86"><text:s/></text:span><text:span text:style-name="T204_87">di</text:span><text:span text:style-name="T204_88"><text:s/></text:span><text:span text:style-name="T204_89">una</text:span><text:span text:style-name="T204_90"><text:s/></text:span><text:span text:style-name="T204_91">struttura</text:span><text:span text:style-name="T204_92"><text:s/>(</text:span><text:span text:style-name="T204_93">niente</text:span><text:span text:style-name="T204_94"><text:s/></text:span><text:span text:style-name="T204_95">configurazioni</text:span><text:span text:style-name="T204_96"><text:s/></text:span><text:span text:style-name="T204_97">lineari</text:span><text:span text:style-name="T204_98"><text:s/></text:span><text:span text:style-name="T204_99">uniche</text:span><text:span text:style-name="T204_100">).</text:span></text:p>
      <text:p text:style-name="P205"/>
      <text:h text:style-name="P206" text:outline-level="10"><text:bookmark-start text:name="h.a2qdf2uii0n6"/><text:bookmark-end text:name="h.a2qdf2uii0n6"/><text:span text:style-name="T206_1">Routes</text:span></text:h>
      <text:p text:style-name="P207"><text:span text:style-name="T207_1">Una</text:span><text:span text:style-name="T207_2"><text:s/></text:span><text:span text:style-name="T207_3">rotta</text:span><text:span text:style-name="T207_4"><text:s/></text:span><text:span text:style-name="T207_5">è</text:span><text:span text:style-name="T207_6"><text:s/></text:span><text:span text:style-name="T207_7">un</text:span><text:span text:style-name="T207_8"><text:s/></text:span><text:span text:style-name="T207_9">ordine</text:span><text:span text:style-name="T207_10"><text:s/></text:span><text:span text:style-name="T207_11">alla</text:span><text:span text:style-name="T207_12"><text:s/></text:span><text:span text:style-name="T207_13">struttura</text:span><text:span text:style-name="T207_14"><text:s/></text:span><text:span text:style-name="T207_15">di</text:span><text:span text:style-name="T207_16"><text:s/></text:span><text:span text:style-name="T207_17">consegnare</text:span><text:span text:style-name="T207_18"><text:s/></text:span><text:span text:style-name="T207_19">il</text:span><text:span text:style-name="T207_20"><text:s/></text:span><text:span text:style-name="T207_21">materiale</text:span><text:span text:style-name="T207_22"><text:s/></text:span><text:span text:style-name="T207_23">periodicamente</text:span><text:span text:style-name="T207_24"><text:s/>(</text:span><text:span text:style-name="T207_25">appena</text:span><text:span text:style-name="T207_26"><text:s/></text:span><text:span text:style-name="T207_27">prodotto</text:span><text:span text:style-name="T207_28"><text:s/></text:span><text:span text:style-name="T207_29">per</text:span><text:span text:style-name="T207_30"><text:s/></text:span><text:span text:style-name="T207_31">una</text:span><text:span text:style-name="T207_32"><text:s/></text:span><text:span text:style-name="T207_33">fabbrica</text:span><text:span text:style-name="T207_34">/</text:span><text:span text:style-name="T207_35">ECU</text:span><text:span text:style-name="T207_36"><text:s/></text:span><text:span text:style-name="T207_37">o</text:span><text:span text:style-name="T207_38"><text:s/></text:span><text:span text:style-name="T207_39">appena</text:span><text:span text:style-name="T207_40"><text:s/></text:span><text:span text:style-name="T207_41">richiesto</text:span><text:span text:style-name="T207_42"><text:s/></text:span><text:span text:style-name="T207_43">dall</text:span><text:span text:style-name="T207_44">’</text:span><text:span text:style-name="T207_45">altro</text:span><text:span text:style-name="T207_46"><text:s/></text:span><text:span text:style-name="T207_47">lato</text:span><text:span text:style-name="T207_48"><text:s/></text:span><text:span text:style-name="T207_49">rotta</text:span><text:span text:style-name="T207_50"><text:s/></text:span><text:span text:style-name="T207_51">in</text:span><text:span text:style-name="T207_52"><text:s/></text:span><text:span text:style-name="T207_53">caso</text:span><text:span text:style-name="T207_54"><text:s/></text:span><text:span text:style-name="T207_55">di</text:span><text:span text:style-name="T207_56"><text:s/></text:span><text:span text:style-name="T207_57">magazzino</text:span><text:span text:style-name="T207_58">)<text:s/></text:span><text:span text:style-name="T207_59">verso</text:span><text:span text:style-name="T207_60"><text:s/></text:span><text:span text:style-name="T207_61">una</text:span><text:span text:style-name="T207_62"><text:s/></text:span><text:span text:style-name="T207_63">struttura</text:span><text:span text:style-name="T207_64">.<text:s/></text:span><text:span text:style-name="T207_65">Una</text:span><text:span text:style-name="T207_66"><text:s/></text:span><text:span text:style-name="T207_67">rotta</text:span><text:span text:style-name="T207_68"><text:s/></text:span><text:span text:style-name="T207_69">necessita</text:span><text:span text:style-name="T207_70"><text:s/></text:span><text:span text:style-name="T207_71">link</text:span><text:span text:style-name="T207_72">,<text:s/></text:span><text:span text:style-name="T207_73">anche</text:span><text:span text:style-name="T207_74"><text:s/></text:span><text:span text:style-name="T207_75">indiretto</text:span><text:span text:style-name="T207_76">,<text:s/></text:span><text:span text:style-name="T207_77">tra</text:span><text:span text:style-name="T207_78"><text:s/></text:span><text:span text:style-name="T207_79">le</text:span><text:span text:style-name="T207_80"><text:s/></text:span><text:span text:style-name="T207_81">strutture</text:span><text:span text:style-name="T207_82"><text:s/></text:span><text:span text:style-name="T207_83">di</text:span><text:span text:style-name="T207_84"><text:s/></text:span><text:span text:style-name="T207_85">origine</text:span><text:span text:style-name="T207_86"><text:s/></text:span><text:span text:style-name="T207_87">e</text:span><text:span text:style-name="T207_88"><text:s/></text:span><text:span text:style-name="T207_89">destinazione</text:span><text:span text:style-name="T207_90">.<text:s/></text:span><text:span text:style-name="T207_91">Una</text:span><text:span text:style-name="T207_92"><text:s/></text:span><text:span text:style-name="T207_93">rotta</text:span><text:span text:style-name="T207_94"><text:s/></text:span><text:span text:style-name="T207_95">non</text:span><text:span text:style-name="T207_96"><text:s/></text:span><text:span text:style-name="T207_97">è</text:span><text:span text:style-name="T207_98"><text:s/></text:span><text:span text:style-name="T207_99">un</text:span><text:span text:style-name="T207_100"><text:s/></text:span><text:span text:style-name="T207_101">link</text:span><text:span text:style-name="T207_102">.<text:s/>(</text:span><text:span text:style-name="T207_103">rotta</text:span><text:span text:style-name="T207_104"><text:s/>=<text:s/></text:span><text:span text:style-name="T207_105">ordine</text:span><text:span text:style-name="T207_106"><text:s/></text:span><text:span text:style-name="T207_107">di</text:span><text:span text:style-name="T207_108"><text:s/></text:span><text:span text:style-name="T207_109">consegna</text:span><text:span text:style-name="T207_110">;<text:s/></text:span><text:span text:style-name="T207_111">link</text:span><text:span text:style-name="T207_112"><text:s/>=<text:s/></text:span><text:span text:style-name="T207_113">strada</text:span><text:span text:style-name="T207_114"><text:s/></text:span><text:span text:style-name="T207_115">fisica</text:span><text:span text:style-name="T207_116"><text:s/></text:span><text:span text:style-name="T207_117">di</text:span><text:span text:style-name="T207_118"><text:s/></text:span><text:span text:style-name="T207_119">collegamento</text:span><text:span text:style-name="T207_120">).<text:s/></text:span><text:span text:style-name="T207_121">Se</text:span><text:span text:style-name="T207_122"><text:s/></text:span><text:span text:style-name="T207_123">pensate</text:span><text:span text:style-name="T207_124"><text:s/></text:span><text:span text:style-name="T207_125">che</text:span><text:span text:style-name="T207_126"><text:s/></text:span><text:span text:style-name="T207_127">linkando</text:span><text:span text:style-name="T207_128"><text:s/></text:span><text:span text:style-name="T207_129">le</text:span><text:span text:style-name="T207_130"><text:s/></text:span><text:span text:style-name="T207_131">strutture</text:span><text:span text:style-name="T207_132"><text:s/></text:span><text:span text:style-name="T207_133">la</text:span><text:span text:style-name="T207_134"><text:s/></text:span><text:span text:style-name="T207_135">merce</text:span><text:span text:style-name="T207_136"><text:s/></text:span><text:span text:style-name="T207_137">si</text:span><text:span text:style-name="T207_138"><text:s/></text:span><text:span text:style-name="T207_139">sposti</text:span><text:span text:style-name="T207_140"><text:s/></text:span><text:span text:style-name="T207_141">da</text:span><text:span text:style-name="T207_142"><text:s/></text:span><text:span text:style-name="T207_143">sola</text:span><text:span text:style-name="T207_144"><text:s/></text:span><text:span text:style-name="T207_145">state</text:span><text:span text:style-name="T207_146"><text:s/></text:span><text:span text:style-name="T207_147">sbagliando</text:span><text:span text:style-name="T207_148">.<text:s/></text:span><text:span text:style-name="T207_149">E</text:span><text:span text:style-name="T207_150">’<text:s/></text:span><text:span text:style-name="T207_151">necessario</text:span><text:span text:style-name="T207_152"><text:s/></text:span><text:span text:style-name="T207_153">creare</text:span><text:span text:style-name="T207_154"><text:s/></text:span><text:span text:style-name="T207_155">rotte</text:span><text:span text:style-name="T207_156"><text:s/></text:span><text:span text:style-name="T207_157">per</text:span><text:span text:style-name="T207_158"><text:s/></text:span><text:span text:style-name="T207_159">spostare</text:span><text:span text:style-name="T207_160"><text:s/></text:span><text:span text:style-name="T207_161">periodicamente</text:span><text:span text:style-name="T207_162"><text:s/></text:span><text:span text:style-name="T207_163">materiali</text:span><text:span text:style-name="T207_164">.</text:span></text:p>
      <text:p text:style-name="P208"><text:span text:style-name="T208_1">Una</text:span><text:span text:style-name="T208_2"><text:s/></text:span><text:span text:style-name="T208_3">rotta</text:span><text:span text:style-name="T208_4"><text:s/></text:span><text:span text:style-name="T208_5">può</text:span><text:span text:style-name="T208_6"><text:s/></text:span><text:span text:style-name="T208_7">essere</text:span><text:span text:style-name="T208_8"><text:s/></text:span><text:span text:style-name="T208_9">fatta</text:span><text:span text:style-name="T208_10"><text:s/></text:span><text:span text:style-name="T208_11">per</text:span><text:span text:style-name="T208_12">:</text:span></text:p>
      <text:list text:style-name="LS12" xml:id="list40">
        <text:list-item>
          <text:p text:style-name="P209"><text:span text:style-name="T209_1">depositare</text:span><text:span text:style-name="T209_2"><text:s/></text:span><text:span text:style-name="T209_3">materiale</text:span><text:span text:style-name="T209_4"><text:s/></text:span><text:span text:style-name="T209_5">estratto</text:span><text:span text:style-name="T209_6"><text:s/></text:span><text:span text:style-name="T209_7">da</text:span><text:span text:style-name="T209_8"><text:s/></text:span><text:span text:style-name="T209_9">ECU</text:span><text:span text:style-name="T209_10"><text:s/></text:span><text:span text:style-name="T209_11">in</text:span><text:span text:style-name="T209_12"><text:s/></text:span><text:span text:style-name="T209_13">un</text:span><text:span text:style-name="T209_14"><text:s/></text:span><text:span text:style-name="T209_15">magazzino</text:span><text:span text:style-name="T209_16"><text:s/>(</text:span><text:span text:style-name="T209_17">una</text:span><text:span text:style-name="T209_18"><text:s/></text:span><text:span text:style-name="T209_19">sola</text:span><text:span text:style-name="T209_20"><text:s/></text:span><text:span text:style-name="T209_21">rotta</text:span><text:span text:style-name="T209_22"><text:s/></text:span><text:span text:style-name="T209_23">possibile</text:span><text:span text:style-name="T209_24"><text:s/></text:span><text:span text:style-name="T209_25">per</text:span><text:span text:style-name="T209_26"><text:s/></text:span><text:span text:style-name="T209_27">ogni</text:span><text:span text:style-name="T209_28"><text:s/></text:span><text:span text:style-name="T209_29">ECU</text:span><text:span text:style-name="T209_30">).<text:s/></text:span></text:p>
        </text:list-item>
        <text:list-item>
          <text:p text:style-name="P210"><text:span text:style-name="T210_1">Inviare</text:span><text:span text:style-name="T210_2"><text:s/></text:span><text:span text:style-name="T210_3">materiale</text:span><text:span text:style-name="T210_4"><text:s/></text:span><text:span text:style-name="T210_5">estratto</text:span><text:span text:style-name="T210_6"><text:s/></text:span><text:span text:style-name="T210_7">da</text:span><text:span text:style-name="T210_8"><text:s/></text:span><text:span text:style-name="T210_9">ECU</text:span><text:span text:style-name="T210_10"><text:s/></text:span><text:span text:style-name="T210_11">verso</text:span><text:span text:style-name="T210_12"><text:s/></text:span><text:span text:style-name="T210_13">una</text:span><text:span text:style-name="T210_14"><text:s/></text:span><text:span text:style-name="T210_15">ed</text:span><text:span text:style-name="T210_16"><text:s/></text:span><text:span text:style-name="T210_17">una</text:span><text:span text:style-name="T210_18"><text:s/></text:span><text:span text:style-name="T210_19">sola</text:span><text:span text:style-name="T210_20"><text:s/></text:span><text:span text:style-name="T210_21">fabbrica</text:span><text:span text:style-name="T210_22"><text:s/>(</text:span><text:span text:style-name="T210_23">rarissimo</text:span><text:span text:style-name="T210_24"><text:s/></text:span><text:span text:style-name="T210_25">visto</text:span><text:span text:style-name="T210_26"><text:s/></text:span><text:span text:style-name="T210_27">che</text:span><text:span text:style-name="T210_28"><text:s/></text:span><text:span text:style-name="T210_29">di</text:span><text:span text:style-name="T210_30"><text:s/></text:span><text:span text:style-name="T210_31">solito</text:span><text:span text:style-name="T210_32"><text:s/></text:span><text:span text:style-name="T210_33">si</text:span><text:span text:style-name="T210_34"><text:s/></text:span><text:span text:style-name="T210_35">estrae</text:span><text:span text:style-name="T210_36"><text:s/></text:span><text:span text:style-name="T210_37">ben</text:span><text:span text:style-name="T210_38"><text:s/></text:span><text:span text:style-name="T210_39">più</text:span><text:span text:style-name="T210_40"><text:s/></text:span><text:span text:style-name="T210_41">del</text:span><text:span text:style-name="T210_42"><text:s/></text:span><text:span text:style-name="T210_43">materiale</text:span><text:span text:style-name="T210_44"><text:s/></text:span><text:span text:style-name="T210_45">necessario</text:span><text:span text:style-name="T210_46"><text:s/></text:span><text:span text:style-name="T210_47">ad</text:span><text:span text:style-name="T210_48"><text:s/></text:span><text:span text:style-name="T210_49">una</text:span><text:span text:style-name="T210_50"><text:s/></text:span><text:span text:style-name="T210_51">sola</text:span><text:span text:style-name="T210_52"><text:s/></text:span><text:span text:style-name="T210_53">fabbrica</text:span><text:span text:style-name="T210_54">)</text:span></text:p>
        </text:list-item>
        <text:list-item>
          <text:p text:style-name="P211"><text:span text:style-name="T211_1">Inviare</text:span><text:span text:style-name="T211_2"><text:s/></text:span><text:span text:style-name="T211_3">il</text:span><text:span text:style-name="T211_4"><text:s/></text:span><text:span text:style-name="T211_5">materiale</text:span><text:span text:style-name="T211_6"><text:s/></text:span><text:span text:style-name="T211_7">di</text:span><text:span text:style-name="T211_8"><text:s/></text:span><text:span text:style-name="T211_9">consumo</text:span><text:span text:style-name="T211_10"><text:s/></text:span><text:span text:style-name="T211_11">della</text:span><text:span text:style-name="T211_12"><text:s/></text:span><text:span text:style-name="T211_13">fabbrica</text:span><text:span text:style-name="T211_14"><text:s/></text:span><text:span text:style-name="T211_15">da</text:span><text:span text:style-name="T211_16"><text:s/></text:span><text:span text:style-name="T211_17">un</text:span><text:span text:style-name="T211_18"><text:s/></text:span><text:span text:style-name="T211_19">magazzino</text:span><text:span text:style-name="T211_20"><text:s/></text:span><text:span text:style-name="T211_21">alla</text:span><text:span text:style-name="T211_22"><text:s/></text:span><text:span text:style-name="T211_23">fabbrica</text:span><text:span text:style-name="T211_24"><text:s/></text:span><text:span text:style-name="T211_25">stessa</text:span><text:span text:style-name="T211_26">.<text:s/></text:span><text:span text:style-name="T211_27">Più</text:span><text:span text:style-name="T211_28"><text:s/></text:span><text:span text:style-name="T211_29">rotte</text:span><text:span text:style-name="T211_30"><text:s/></text:span><text:span text:style-name="T211_31">di</text:span><text:span text:style-name="T211_32"><text:s/></text:span><text:span text:style-name="T211_33">questo</text:span><text:span text:style-name="T211_34"><text:s/></text:span><text:span text:style-name="T211_35">tipo</text:span><text:span text:style-name="T211_36"><text:s/></text:span><text:span text:style-name="T211_37">possono</text:span><text:span text:style-name="T211_38"><text:s/></text:span><text:span text:style-name="T211_39">essere</text:span><text:span text:style-name="T211_40"><text:s/></text:span><text:span text:style-name="T211_41">fatte</text:span><text:span text:style-name="T211_42"><text:s/></text:span><text:span text:style-name="T211_43">dallo</text:span><text:span text:style-name="T211_44"><text:s/></text:span><text:span text:style-name="T211_45">stesso</text:span><text:span text:style-name="T211_46"><text:s/></text:span><text:span text:style-name="T211_47">magazzino</text:span><text:span text:style-name="T211_48"><text:s/></text:span><text:span text:style-name="T211_49">verso</text:span><text:span text:style-name="T211_50"><text:s/></text:span><text:span text:style-name="T211_51">fabbriche</text:span><text:span text:style-name="T211_52"><text:s/></text:span><text:span text:style-name="T211_53">diverse</text:span><text:span text:style-name="T211_54"><text:s/>(</text:span><text:span text:style-name="T211_55">anche</text:span><text:span text:style-name="T211_56"><text:s/></text:span><text:span text:style-name="T211_57">verso</text:span><text:span text:style-name="T211_58"><text:s/></text:span><text:span text:style-name="T211_59">la</text:span><text:span text:style-name="T211_60"><text:s/></text:span><text:span text:style-name="T211_61">stessa</text:span><text:span text:style-name="T211_62"><text:s/></text:span><text:span text:style-name="T211_63">fabbrica</text:span><text:span text:style-name="T211_64">,<text:s/></text:span><text:span text:style-name="T211_65">cosa</text:span><text:span text:style-name="T211_66"><text:s/></text:span><text:span text:style-name="T211_67">inutile</text:span><text:span text:style-name="T211_68">,<text:s/></text:span><text:span text:style-name="T211_69">ma</text:span><text:span text:style-name="T211_70"><text:s/></text:span><text:span text:style-name="T211_71">che</text:span><text:span text:style-name="T211_72"><text:s/></text:span><text:span text:style-name="T211_73">consuma</text:span><text:span text:style-name="T211_74"><text:s/></text:span><text:span text:style-name="T211_75">comunque</text:span><text:span text:style-name="T211_76"><text:s/></text:span><text:span text:style-name="T211_77">solo</text:span><text:span text:style-name="T211_78"><text:s/></text:span><text:span text:style-name="T211_79">le</text:span><text:span text:style-name="T211_80"><text:s/></text:span><text:span text:style-name="T211_81">normali</text:span><text:span text:style-name="T211_82"><text:s/></text:span><text:span text:style-name="T211_83">risorse</text:span><text:span text:style-name="T211_84">,<text:s/></text:span><text:span text:style-name="T211_85">non</text:span><text:span text:style-name="T211_86"><text:s/></text:span><text:span text:style-name="T211_87">il</text:span><text:span text:style-name="T211_88"><text:s/></text:span><text:span text:style-name="T211_89">doppio</text:span><text:span text:style-name="T211_90">).</text:span></text:p>
        </text:list-item>
        <text:list-item>
          <text:p text:style-name="P212"><text:span text:style-name="T212_1">Inviare</text:span><text:span text:style-name="T212_2"><text:s/></text:span><text:span text:style-name="T212_3">il</text:span><text:span text:style-name="T212_4"><text:s/></text:span><text:span text:style-name="T212_5">materiale</text:span><text:span text:style-name="T212_6"><text:s/></text:span><text:span text:style-name="T212_7">di</text:span><text:span text:style-name="T212_8"><text:s/></text:span><text:span text:style-name="T212_9">uscita</text:span><text:span text:style-name="T212_10"><text:s/></text:span><text:span text:style-name="T212_11">di</text:span><text:span text:style-name="T212_12"><text:s/></text:span><text:span text:style-name="T212_13">un</text:span><text:span text:style-name="T212_14"><text:s/></text:span><text:span text:style-name="T212_15">fabbrica</text:span><text:span text:style-name="T212_16"><text:s/></text:span><text:span text:style-name="T212_17">verso</text:span><text:span text:style-name="T212_18"><text:s/></text:span><text:span text:style-name="T212_19">un</text:span><text:span text:style-name="T212_20"><text:s/></text:span><text:span text:style-name="T212_21">magazzino</text:span></text:p>
        </text:list-item>
        <text:list-item>
          <text:p text:style-name="P213"><text:span text:style-name="T213_1">Inviare</text:span><text:span text:style-name="T213_2"><text:s/></text:span><text:span text:style-name="T213_3">il</text:span><text:span text:style-name="T213_4"><text:s/></text:span><text:span text:style-name="T213_5">materiale</text:span><text:span text:style-name="T213_6"><text:s/></text:span><text:span text:style-name="T213_7">di</text:span><text:span text:style-name="T213_8"><text:s/></text:span><text:span text:style-name="T213_9">uscita</text:span><text:span text:style-name="T213_10"><text:s/></text:span><text:span text:style-name="T213_11">di</text:span><text:span text:style-name="T213_12"><text:s/></text:span><text:span text:style-name="T213_13">una</text:span><text:span text:style-name="T213_14"><text:s/></text:span><text:span text:style-name="T213_15">fabbrica</text:span><text:span text:style-name="T213_16"><text:s/></text:span><text:span text:style-name="T213_17">verso</text:span><text:span text:style-name="T213_18"><text:s/></text:span><text:span text:style-name="T213_19">un</text:span><text:span text:style-name="T213_20">’</text:span><text:span text:style-name="T213_21">altra</text:span><text:span text:style-name="T213_22"><text:s/></text:span><text:span text:style-name="T213_23">fabbrica</text:span><text:span text:style-name="T213_24"><text:s/></text:span><text:span text:style-name="T213_25">che</text:span><text:span text:style-name="T213_26"><text:s/></text:span><text:span text:style-name="T213_27">usi</text:span><text:span text:style-name="T213_28"><text:s/></text:span><text:span text:style-name="T213_29">questo</text:span><text:span text:style-name="T213_30"><text:s/></text:span><text:span text:style-name="T213_31">materiale</text:span><text:span text:style-name="T213_32"><text:s/>(</text:span><text:span text:style-name="T213_33">sconsigliato</text:span><text:span text:style-name="T213_34">)</text:span></text:p>
        </text:list-item>
      </text:list>
      <text:p text:style-name="P214"><text:span text:style-name="T214_1">Gli</text:span><text:span text:style-name="T214_2"><text:s/></text:span><text:span text:style-name="T214_3">usi</text:span><text:span text:style-name="T214_4"><text:s/>1,3<text:s/></text:span><text:span text:style-name="T214_5">e</text:span><text:span text:style-name="T214_6"><text:s/>4<text:s/></text:span><text:span text:style-name="T214_7">sono</text:span><text:span text:style-name="T214_8"><text:s/></text:span><text:span text:style-name="T214_9">comunissimi</text:span><text:span text:style-name="T214_10">,<text:s/></text:span><text:span text:style-name="T214_11">il</text:span><text:span text:style-name="T214_12"><text:s/>2<text:s/></text:span><text:span text:style-name="T214_13">ed</text:span><text:span text:style-name="T214_14"><text:s/></text:span><text:span text:style-name="T214_15">il</text:span><text:span text:style-name="T214_16"><text:s/>5<text:s/></text:span><text:span text:style-name="T214_17">sono</text:span><text:span text:style-name="T214_18"><text:s/></text:span><text:span text:style-name="T214_19">sconsigliati</text:span><text:span text:style-name="T214_20"><text:s/></text:span><text:span text:style-name="T214_21">ed</text:span><text:span text:style-name="T214_22"><text:s/></text:span><text:span text:style-name="T214_23">usati</text:span><text:span text:style-name="T214_24"><text:s/></text:span><text:span text:style-name="T214_25">in</text:span><text:span text:style-name="T214_26"><text:s/></text:span><text:span text:style-name="T214_27">rari</text:span><text:span text:style-name="T214_28"><text:s/></text:span><text:span text:style-name="T214_29">casi</text:span><text:span text:style-name="T214_30">.</text:span></text:p>
      <text:p text:style-name="P215"><text:span text:style-name="T215_1">Una</text:span><text:span text:style-name="T215_2"><text:s/></text:span><text:span text:style-name="T215_3">rotta</text:span><text:span text:style-name="T215_4"><text:s/></text:span><text:span text:style-name="T215_5">può</text:span><text:span text:style-name="T215_6"><text:s/></text:span><text:span text:style-name="T215_7">essere</text:span><text:span text:style-name="T215_8"><text:s/></text:span><text:span text:style-name="T215_9">fatta</text:span><text:span text:style-name="T215_10"><text:s/></text:span><text:span text:style-name="T215_11">tra</text:span><text:span text:style-name="T215_12">:</text:span></text:p>
      <text:list text:style-name="LS13" xml:id="list45">
        <text:list-item>
          <text:p text:style-name="P216"><text:span text:style-name="T216_1">una</text:span><text:span text:style-name="T216_2"><text:s/></text:span><text:span text:style-name="T216_3">struttura</text:span><text:span text:style-name="T216_4"><text:s/></text:span><text:span text:style-name="T216_5">produttiva</text:span><text:span text:style-name="T216_6"><text:s/>(</text:span><text:span text:style-name="T216_7">ECU</text:span><text:span text:style-name="T216_8">/</text:span><text:span text:style-name="T216_9">fabbrica</text:span><text:span text:style-name="T216_10">)<text:s/></text:span><text:span text:style-name="T216_11">verso</text:span><text:span text:style-name="T216_12"><text:s/></text:span><text:span text:style-name="T216_13">un</text:span><text:span text:style-name="T216_14"><text:s/></text:span><text:span text:style-name="T216_15">magazzino</text:span><text:span text:style-name="T216_16"><text:s/>(</text:span><text:span text:style-name="T216_17">LP</text:span><text:span text:style-name="T216_18">/</text:span><text:span text:style-name="T216_19">SF</text:span><text:span text:style-name="T216_20">),<text:s/></text:span><text:span text:style-name="T216_21">con</text:span><text:span text:style-name="T216_22"><text:s/></text:span><text:span text:style-name="T216_23">l</text:span><text:span text:style-name="T216_24">’</text:span><text:span text:style-name="T216_25">effetto</text:span><text:span text:style-name="T216_26"><text:s/></text:span><text:span text:style-name="T216_27">di</text:span><text:span text:style-name="T216_28"><text:s/></text:span><text:span text:style-name="T216_29">depositare</text:span><text:span text:style-name="T216_30"><text:s/></text:span><text:span text:style-name="T216_31">il</text:span><text:span text:style-name="T216_32"><text:s/></text:span><text:span text:style-name="T216_33">materiale</text:span><text:span text:style-name="T216_34"><text:s/></text:span><text:span text:style-name="T216_35">nel</text:span><text:span text:style-name="T216_36"><text:s/></text:span><text:span text:style-name="T216_37">magazzino</text:span><text:span text:style-name="T216_38"><text:s/></text:span><text:span text:style-name="T216_39">stesso</text:span></text:p>
        </text:list-item>
        <text:list-item>
          <text:p text:style-name="P217"><text:span text:style-name="T217_1">un</text:span><text:span text:style-name="T217_2"><text:s/></text:span><text:span text:style-name="T217_3">magazzino</text:span><text:span text:style-name="T217_4"><text:s/>(</text:span><text:span text:style-name="T217_5">LP</text:span><text:span text:style-name="T217_6">/</text:span><text:span text:style-name="T217_7">SF</text:span><text:span text:style-name="T217_8">)<text:s/></text:span><text:span text:style-name="T217_9">e</text:span><text:span text:style-name="T217_10"><text:s/></text:span><text:span text:style-name="T217_11">una</text:span><text:span text:style-name="T217_12"><text:s/></text:span><text:span text:style-name="T217_13">fabbrica</text:span><text:span text:style-name="T217_14">,<text:s/></text:span><text:span text:style-name="T217_15">relativamente</text:span><text:span text:style-name="T217_16"><text:s/></text:span><text:span text:style-name="T217_17">ad</text:span><text:span text:style-name="T217_18"><text:s/></text:span><text:span text:style-name="T217_19">un</text:span><text:span text:style-name="T217_20"><text:s/></text:span><text:span text:style-name="T217_21">prodotto</text:span><text:span text:style-name="T217_22"><text:s/></text:span><text:span text:style-name="T217_23">accettato</text:span><text:span text:style-name="T217_24"><text:s/></text:span><text:span text:style-name="T217_25">dalla</text:span><text:span text:style-name="T217_26"><text:s/></text:span><text:span text:style-name="T217_27">fabbrica</text:span><text:span text:style-name="T217_28">.<text:s/></text:span><text:span text:style-name="T217_29">Quando</text:span><text:span text:style-name="T217_30"><text:s/></text:span><text:span text:style-name="T217_31">la</text:span><text:span text:style-name="T217_32"><text:s/></text:span><text:span text:style-name="T217_33">fabbrica</text:span><text:span text:style-name="T217_34"><text:s/></text:span><text:span text:style-name="T217_35">finisce</text:span><text:span text:style-name="T217_36"><text:s/></text:span><text:span text:style-name="T217_37">la</text:span><text:span text:style-name="T217_38"><text:s/></text:span><text:span text:style-name="T217_39">produzione</text:span><text:span text:style-name="T217_40"><text:s/></text:span><text:span text:style-name="T217_41">richiede</text:span><text:span text:style-name="T217_42"><text:s/></text:span><text:span text:style-name="T217_43">automaticamente</text:span><text:span text:style-name="T217_44"><text:s/></text:span><text:span text:style-name="T217_45">altro</text:span><text:span text:style-name="T217_46"><text:s/></text:span><text:span text:style-name="T217_47">materiale</text:span><text:span text:style-name="T217_48"><text:s/></text:span><text:span text:style-name="T217_49">in</text:span><text:span text:style-name="T217_50"><text:s/></text:span><text:span text:style-name="T217_51">ingresso</text:span><text:span text:style-name="T217_52"><text:s/></text:span><text:span text:style-name="T217_53">che</text:span><text:span text:style-name="T217_54"><text:s/></text:span><text:span text:style-name="T217_55">verrà</text:span><text:span text:style-name="T217_56"><text:s/></text:span><text:span text:style-name="T217_57">prelevato</text:span><text:span text:style-name="T217_58"><text:s/></text:span><text:span text:style-name="T217_59">dal</text:span><text:span text:style-name="T217_60"><text:s/></text:span><text:span text:style-name="T217_61">magazzino</text:span><text:span text:style-name="T217_62"><text:s/></text:span><text:span text:style-name="T217_63">se</text:span><text:span text:style-name="T217_64"><text:s/></text:span><text:span text:style-name="T217_65">c</text:span><text:span text:style-name="T217_66">’</text:span><text:span text:style-name="T217_67">è</text:span><text:span text:style-name="T217_68"><text:s/></text:span><text:span text:style-name="T217_69">la</text:span><text:span text:style-name="T217_70"><text:s/></text:span><text:span text:style-name="T217_71">relativa</text:span><text:span text:style-name="T217_72"><text:s/></text:span><text:span text:style-name="T217_73">rotta</text:span><text:span text:style-name="T217_74"><text:s/></text:span><text:span text:style-name="T217_75">tra</text:span><text:span text:style-name="T217_76"><text:s/></text:span><text:span text:style-name="T217_77">i</text:span><text:span text:style-name="T217_78"><text:s/></text:span><text:span text:style-name="T217_79">due</text:span><text:span text:style-name="T217_80"><text:s/>(</text:span><text:span text:style-name="T217_81">e</text:span><text:span text:style-name="T217_82"><text:s/></text:span><text:span text:style-name="T217_83">se</text:span><text:span text:style-name="T217_84"><text:s/></text:span><text:span text:style-name="T217_85">c</text:span><text:span text:style-name="T217_86">’</text:span><text:span text:style-name="T217_87">è</text:span><text:span text:style-name="T217_88"><text:s/></text:span><text:span text:style-name="T217_89">il</text:span><text:span text:style-name="T217_90"><text:s/></text:span><text:span text:style-name="T217_91">materiale</text:span><text:span text:style-name="T217_92"><text:s/></text:span><text:span text:style-name="T217_93">nel</text:span><text:span text:style-name="T217_94"><text:s/></text:span><text:span text:style-name="T217_95">magazzino</text:span><text:span text:style-name="T217_96">).</text:span></text:p>
        </text:list-item>
        <text:list-item>
          <text:p text:style-name="P218"><text:span text:style-name="T218_1">una</text:span><text:span text:style-name="T218_2"><text:s/></text:span><text:span text:style-name="T218_3">struttura</text:span><text:span text:style-name="T218_4"><text:s/></text:span><text:span text:style-name="T218_5">produttiva</text:span><text:span text:style-name="T218_6"><text:s/>(</text:span><text:span text:style-name="T218_7">ECU</text:span><text:span text:style-name="T218_8">/</text:span><text:span text:style-name="T218_9">fabbrica</text:span><text:span text:style-name="T218_10">)<text:s/></text:span><text:span text:style-name="T218_11">verso</text:span><text:span text:style-name="T218_12"><text:s/></text:span><text:span text:style-name="T218_13">una</text:span><text:span text:style-name="T218_14"><text:s/></text:span><text:span text:style-name="T218_15">fabbrica</text:span><text:span text:style-name="T218_16"><text:s/></text:span><text:span text:style-name="T218_17">relativamente</text:span><text:span text:style-name="T218_18"><text:s/></text:span><text:span text:style-name="T218_19">ad</text:span><text:span text:style-name="T218_20"><text:s/></text:span><text:span text:style-name="T218_21">un</text:span><text:span text:style-name="T218_22"><text:s/></text:span><text:span text:style-name="T218_23">prodotto</text:span><text:span text:style-name="T218_24"><text:s/></text:span><text:span text:style-name="T218_25">accettato</text:span><text:span text:style-name="T218_26"><text:s/></text:span><text:span text:style-name="T218_27">dalla</text:span><text:span text:style-name="T218_28"><text:s/></text:span><text:span text:style-name="T218_29">fabbrica</text:span><text:span text:style-name="T218_30">.<text:s/></text:span><text:span text:style-name="T218_31">E</text:span><text:span text:style-name="T218_32">’<text:s/></text:span><text:span text:style-name="T218_33">un</text:span><text:span text:style-name="T218_34">’</text:span><text:span text:style-name="T218_35">opzione</text:span><text:span text:style-name="T218_36"><text:s/></text:span><text:span text:style-name="T218_37">che</text:span><text:span text:style-name="T218_38"><text:s/></text:span><text:span text:style-name="T218_39">personalmente</text:span><text:span text:style-name="T218_40"><text:s/></text:span><text:span text:style-name="T218_41">sconsiglio</text:span><text:span text:style-name="T218_42">;<text:s/></text:span><text:span text:style-name="T218_43">consiglio</text:span><text:span text:style-name="T218_44"><text:s/></text:span><text:span text:style-name="T218_45">di</text:span><text:span text:style-name="T218_46"><text:s/></text:span><text:span text:style-name="T218_47">depositare</text:span><text:span text:style-name="T218_48"><text:s/></text:span><text:span text:style-name="T218_49">comunque</text:span><text:span text:style-name="T218_50"><text:s/></text:span><text:span text:style-name="T218_51">il</text:span><text:span text:style-name="T218_52"><text:s/></text:span><text:span text:style-name="T218_53">materiale</text:span><text:span text:style-name="T218_54"><text:s/></text:span><text:span text:style-name="T218_55">in</text:span><text:span text:style-name="T218_56"><text:s/></text:span><text:span text:style-name="T218_57">un</text:span><text:span text:style-name="T218_58"><text:s/></text:span><text:span text:style-name="T218_59">magazzino</text:span><text:span text:style-name="T218_60"><text:s/></text:span><text:span text:style-name="T218_61">intermedio</text:span><text:span text:style-name="T218_62"><text:s/></text:span><text:span text:style-name="T218_63">e</text:span><text:span text:style-name="T218_64"><text:s/></text:span><text:span text:style-name="T218_65">poi</text:span><text:span text:style-name="T218_66"><text:s/></text:span><text:span text:style-name="T218_67">da</text:span><text:span text:style-name="T218_68"><text:s/></text:span><text:span text:style-name="T218_69">li</text:span><text:span text:style-name="T218_70"><text:s/></text:span><text:span text:style-name="T218_71">inviare</text:span><text:span text:style-name="T218_72"><text:s/></text:span><text:span text:style-name="T218_73">a</text:span><text:span text:style-name="T218_74"><text:s/></text:span><text:span text:style-name="T218_75">fabbriche</text:span><text:span text:style-name="T218_76"><text:s/>(</text:span><text:span text:style-name="T218_77">argomenterò</text:span><text:span text:style-name="T218_78"><text:s/></text:span><text:span text:style-name="T218_79">in</text:span><text:span text:style-name="T218_80"><text:s/></text:span><text:span text:style-name="T218_81">seguito</text:span><text:span text:style-name="T218_82">)</text:span></text:p>
        </text:list-item>
      </text:list>
      <text:p text:style-name="P219"><text:span text:style-name="T219_1">Cosa</text:span><text:span text:style-name="T219_2"><text:s/></text:span><text:span text:style-name="T219_3">succede</text:span><text:span text:style-name="T219_4"><text:s/></text:span><text:span text:style-name="T219_5">se</text:span><text:span text:style-name="T219_6"><text:s/></text:span><text:span text:style-name="T219_7">un</text:span><text:span text:style-name="T219_8"><text:s/></text:span><text:span text:style-name="T219_9">materiale</text:span><text:span text:style-name="T219_10"><text:s/></text:span><text:span text:style-name="T219_11">prodotto</text:span><text:span text:style-name="T219_12">/</text:span><text:span text:style-name="T219_13">estratto</text:span><text:span text:style-name="T219_14"><text:s/></text:span><text:span text:style-name="T219_15">non</text:span><text:span text:style-name="T219_16"><text:s/></text:span><text:span text:style-name="T219_17">è</text:span><text:span text:style-name="T219_18"><text:s/></text:span><text:span text:style-name="T219_19">instradato</text:span><text:span text:style-name="T219_20">?<text:s/></text:span><text:span text:style-name="T219_21">Visto</text:span><text:span text:style-name="T219_22"><text:s/></text:span><text:span text:style-name="T219_23">che</text:span><text:span text:style-name="T219_24"><text:s/></text:span><text:span text:style-name="T219_25">ne</text:span><text:span text:style-name="T219_26"><text:s/></text:span><text:span text:style-name="T219_27">ECU</text:span><text:span text:style-name="T219_28"><text:s/></text:span><text:span text:style-name="T219_29">ne</text:span><text:span text:style-name="T219_30"><text:s/></text:span><text:span text:style-name="T219_31">fabbriche</text:span><text:span text:style-name="T219_32"><text:s/></text:span><text:span text:style-name="T219_33">hanno</text:span><text:span text:style-name="T219_34"><text:s/></text:span><text:span text:style-name="T219_35">magazzino</text:span><text:span text:style-name="T219_36"><text:s/></text:span><text:span text:style-name="T219_37">in</text:span><text:span text:style-name="T219_38"><text:s/></text:span><text:span text:style-name="T219_39">uscita</text:span><text:span text:style-name="T219_40">,<text:s/></text:span><text:span text:style-name="T219_41">il</text:span><text:span text:style-name="T219_42"><text:s/></text:span><text:span text:style-name="T219_43">materiale</text:span><text:span text:style-name="T219_44"><text:s/></text:span><text:span text:style-name="T219_45">andrà</text:span><text:span text:style-name="T219_46"><text:s/></text:span><text:span text:style-name="T219_47">perso</text:span><text:span text:style-name="T219_48">.<text:s/></text:span><text:span text:style-name="T219_49">Non</text:span><text:span text:style-name="T219_50"><text:s/></text:span><text:span text:style-name="T219_51">riceverete</text:span><text:span text:style-name="T219_52"><text:s/></text:span><text:span text:style-name="T219_53">nessun</text:span><text:span text:style-name="T219_54"><text:s/></text:span><text:span text:style-name="T219_55">avvertimento</text:span><text:span text:style-name="T219_56"><text:s/></text:span><text:span text:style-name="T219_57">dall</text:span><text:span text:style-name="T219_58">’</text:span><text:span text:style-name="T219_59">interfaccia</text:span><text:span text:style-name="T219_60"><text:s/></text:span><text:span text:style-name="T219_61">PI</text:span><text:span text:style-name="T219_62">,<text:s/></text:span><text:span text:style-name="T219_63">semplicemente</text:span><text:span text:style-name="T219_64"><text:s/></text:span><text:span text:style-name="T219_65">nel</text:span><text:span text:style-name="T219_66"><text:s/></text:span><text:span text:style-name="T219_67">caso</text:span><text:span text:style-name="T219_68"><text:s/></text:span><text:span text:style-name="T219_69">di</text:span><text:span text:style-name="T219_70"><text:s/></text:span><text:span text:style-name="T219_71">una</text:span><text:span text:style-name="T219_72"><text:s/></text:span><text:span text:style-name="T219_73">fabbrica</text:span><text:span text:style-name="T219_74">,<text:s/></text:span><text:span text:style-name="T219_75">i</text:span><text:span text:style-name="T219_76"><text:s/></text:span><text:span text:style-name="T219_77">materiali</text:span><text:span text:style-name="T219_78"><text:s/></text:span><text:span text:style-name="T219_79">in</text:span><text:span text:style-name="T219_80"><text:s/></text:span><text:span text:style-name="T219_81">ingresso</text:span><text:span text:style-name="T219_82"><text:s/></text:span><text:span text:style-name="T219_83">verranno</text:span><text:span text:style-name="T219_84"><text:s/></text:span><text:span text:style-name="T219_85">consumati</text:span><text:span text:style-name="T219_86">,</text:span><text:span text:style-name="T219_87">verrà</text:span><text:span text:style-name="T219_88"><text:s/></text:span><text:span text:style-name="T219_89">prodotto</text:span><text:span text:style-name="T219_90"><text:s/></text:span><text:span text:style-name="T219_91">il</text:span><text:span text:style-name="T219_92"><text:s/></text:span><text:span text:style-name="T219_93">materiale</text:span><text:span text:style-name="T219_94"><text:s/></text:span><text:span text:style-name="T219_95">di</text:span><text:span text:style-name="T219_96"><text:s/></text:span><text:span text:style-name="T219_97">uscita</text:span><text:span text:style-name="T219_98"><text:s/></text:span><text:span text:style-name="T219_99">e</text:span><text:span text:style-name="T219_100"><text:s/></text:span><text:span text:style-name="T219_101">non</text:span><text:span text:style-name="T219_102"><text:s/></text:span><text:span text:style-name="T219_103">trovando</text:span><text:span text:style-name="T219_104"><text:s/></text:span><text:span text:style-name="T219_105">rotto</text:span><text:span text:style-name="T219_106">,<text:s/></text:span><text:span text:style-name="T219_107">verrà</text:span><text:span text:style-name="T219_108"><text:s/></text:span><text:span text:style-name="T219_109">buttato</text:span><text:span text:style-name="T219_110"><text:s/></text:span><text:span text:style-name="T219_111">via</text:span><text:span text:style-name="T219_112">.</text:span></text:p>
      <text:p text:style-name="P220"><text:span text:style-name="T220_1">Come</text:span><text:span text:style-name="T220_2"><text:s/></text:span><text:span text:style-name="T220_3">fare</text:span><text:span text:style-name="T220_4"><text:s/></text:span><text:span text:style-name="T220_5">una</text:span><text:span text:style-name="T220_6"><text:s/></text:span><text:span text:style-name="T220_7">rotta</text:span><text:span text:style-name="T220_8">?</text:span></text:p>
      <text:list text:style-name="LS14" xml:id="list48">
        <text:list-item>
          <text:p text:style-name="P221"><text:span text:style-name="T221_1">Da</text:span><text:span text:style-name="T221_2"><text:s/></text:span><text:span text:style-name="T221_3">ECU</text:span><text:span text:style-name="T221_4"><text:s/></text:span><text:span text:style-name="T221_5">sotto</text:span><text:span text:style-name="T221_6"><text:s/></text:span><text:span text:style-name="T221_7">products</text:span><text:span text:style-name="T221_8"><text:s/>(</text:span><text:span text:style-name="T221_9">troverete</text:span><text:span text:style-name="T221_10"><text:s/></text:span><text:span text:style-name="T221_11">il</text:span><text:span text:style-name="T221_12"><text:s/></text:span><text:span text:style-name="T221_13">nome</text:span><text:span text:style-name="T221_14"><text:s/></text:span><text:span text:style-name="T221_15">del</text:span><text:span text:style-name="T221_16"><text:s/></text:span><text:span text:style-name="T221_17">materiale</text:span><text:span text:style-name="T221_18"><text:s/></text:span><text:span text:style-name="T221_19">estratto</text:span><text:span text:style-name="T221_20"><text:s/></text:span><text:span text:style-name="T221_21">ed</text:span><text:span text:style-name="T221_22"><text:s/></text:span><text:span text:style-name="T221_23">in</text:span><text:span text:style-name="T221_24"><text:s/></text:span><text:span text:style-name="T221_25">rosso</text:span><text:span text:style-name="T221_26"><text:s/>“</text:span><text:span text:style-name="T221_27">not</text:span><text:span text:style-name="T221_28"><text:s/></text:span><text:span text:style-name="T221_29">routed</text:span><text:span text:style-name="T221_30">”<text:s/></text:span><text:span text:style-name="T221_31">prima</text:span><text:span text:style-name="T221_32"><text:s/></text:span><text:span text:style-name="T221_33">dell</text:span><text:span text:style-name="T221_34">’</text:span><text:span text:style-name="T221_35">instradamento</text:span><text:span text:style-name="T221_36">).<text:s/></text:span><text:span text:style-name="T221_37">Clilccate</text:span><text:span text:style-name="T221_38"><text:s/></text:span><text:span text:style-name="T221_39">qui</text:span><text:span text:style-name="T221_40">,<text:s/></text:span><text:span text:style-name="T221_41">create</text:span><text:span text:style-name="T221_42"><text:s/></text:span><text:span text:style-name="T221_43">route</text:span><text:span text:style-name="T221_44"><text:s/></text:span><text:span text:style-name="T221_45">e</text:span><text:span text:style-name="T221_46"><text:s/></text:span><text:span text:style-name="T221_47">verso</text:span><text:span text:style-name="T221_48"><text:s/></text:span><text:span text:style-name="T221_49">la</text:span><text:span text:style-name="T221_50"><text:s/></text:span><text:span text:style-name="T221_51">destinazione</text:span><text:span text:style-name="T221_52"><text:s/></text:span><text:span text:style-name="T221_53">voluta</text:span></text:p>
        </text:list-item>
        <text:list-item>
          <text:p text:style-name="P222"><text:span text:style-name="T222_1">Da</text:span><text:span text:style-name="T222_2"><text:s/></text:span><text:span text:style-name="T222_3">storage</text:span><text:span text:style-name="T222_4"><text:s/></text:span><text:span text:style-name="T222_5">di</text:span><text:span text:style-name="T222_6"><text:s/></text:span><text:span text:style-name="T222_7">LP</text:span><text:span text:style-name="T222_8"><text:s/></text:span><text:span text:style-name="T222_9">o</text:span><text:span text:style-name="T222_10"><text:s/></text:span><text:span text:style-name="T222_11">SF</text:span><text:span text:style-name="T222_12"><text:s/></text:span><text:span text:style-name="T222_13">cliccate</text:span><text:span text:style-name="T222_14"><text:s/></text:span><text:span text:style-name="T222_15">sul</text:span><text:span text:style-name="T222_16"><text:s/></text:span><text:span text:style-name="T222_17">materiale</text:span><text:span text:style-name="T222_18"><text:s/></text:span><text:span text:style-name="T222_19">presente</text:span><text:span text:style-name="T222_20"><text:s/></text:span><text:span text:style-name="T222_21">e</text:span><text:span text:style-name="T222_22"><text:s/></text:span><text:span text:style-name="T222_23">selezionate</text:span><text:span text:style-name="T222_24"><text:s/></text:span><text:span text:style-name="T222_25">create</text:span><text:span text:style-name="T222_26"><text:s/></text:span><text:span text:style-name="T222_27">route</text:span><text:span text:style-name="T222_28"><text:s/></text:span><text:span text:style-name="T222_29">verso</text:span><text:span text:style-name="T222_30"><text:s/></text:span><text:span text:style-name="T222_31">la</text:span><text:span text:style-name="T222_32"><text:s/></text:span><text:span text:style-name="T222_33">destinazione</text:span></text:p>
        </text:list-item>
        <text:list-item>
          <text:p text:style-name="P223"><text:span text:style-name="T223_1">Da</text:span><text:span text:style-name="T223_2"><text:s/></text:span><text:span text:style-name="T223_3">routes</text:span><text:span text:style-name="T223_4"><text:s/></text:span><text:span text:style-name="T223_5">di</text:span><text:span text:style-name="T223_6"><text:s/></text:span><text:span text:style-name="T223_7">un</text:span><text:span text:style-name="T223_8"><text:s/></text:span><text:span text:style-name="T223_9">magazzino</text:span><text:span text:style-name="T223_10"><text:s/>(</text:span><text:span text:style-name="T223_11">LP</text:span><text:span text:style-name="T223_12">/</text:span><text:span text:style-name="T223_13">SF</text:span><text:span text:style-name="T223_14">)<text:s/></text:span><text:span text:style-name="T223_15">clicckate</text:span><text:span text:style-name="T223_16"><text:s/></text:span><text:span text:style-name="T223_17">su</text:span><text:span text:style-name="T223_18"><text:s/></text:span><text:span text:style-name="T223_19">una</text:span><text:span text:style-name="T223_20"><text:s/></text:span><text:span text:style-name="T223_21">rotta</text:span><text:span text:style-name="T223_22"><text:s/></text:span><text:span text:style-name="T223_23">incoming</text:span><text:span text:style-name="T223_24">,<text:s/></text:span><text:span text:style-name="T223_25">comparirà</text:span><text:span text:style-name="T223_26"><text:s/></text:span><text:span text:style-name="T223_27">sotto</text:span><text:span text:style-name="T223_28"><text:s/></text:span><text:span text:style-name="T223_29">l</text:span><text:span text:style-name="T223_30">’</text:span><text:span text:style-name="T223_31">opzione</text:span><text:span text:style-name="T223_32"><text:s/></text:span><text:span text:style-name="T223_33">create</text:span><text:span text:style-name="T223_34"><text:s/></text:span><text:span text:style-name="T223_35">routes</text:span><text:span text:style-name="T223_36"><text:s/></text:span><text:span text:style-name="T223_37">verso</text:span><text:span text:style-name="T223_38"><text:s/></text:span><text:span text:style-name="T223_39">la</text:span><text:span text:style-name="T223_40"><text:s/></text:span><text:span text:style-name="T223_41">destinazione</text:span><text:span text:style-name="T223_42">.<text:s/></text:span><text:span text:style-name="T223_43">Questa</text:span><text:span text:style-name="T223_44"><text:s/></text:span><text:span text:style-name="T223_45">opzione</text:span><text:span text:style-name="T223_46"><text:s/></text:span><text:span text:style-name="T223_47">si</text:span><text:span text:style-name="T223_48"><text:s/></text:span><text:span text:style-name="T223_49">può</text:span><text:span text:style-name="T223_50"><text:s/></text:span><text:span text:style-name="T223_51">fare</text:span><text:span text:style-name="T223_52"><text:s/></text:span><text:span text:style-name="T223_53">anche</text:span><text:span text:style-name="T223_54"><text:s/></text:span><text:span text:style-name="T223_55">quando</text:span><text:span text:style-name="T223_56"><text:s/></text:span><text:span text:style-name="T223_57">la</text:span><text:span text:style-name="T223_58"><text:s/></text:span><text:span text:style-name="T223_59">merce</text:span><text:span text:style-name="T223_60"><text:s/></text:span><text:span text:style-name="T223_61">non</text:span><text:span text:style-name="T223_62"><text:s/></text:span><text:span text:style-name="T223_63">sia</text:span><text:span text:style-name="T223_64"><text:s/></text:span><text:span text:style-name="T223_65">presente</text:span><text:span text:style-name="T223_66"><text:s/></text:span><text:span text:style-name="T223_67">nel</text:span><text:span text:style-name="T223_68"><text:s/></text:span><text:span text:style-name="T223_69">magazzino</text:span><text:span text:style-name="T223_70">,<text:s/></text:span><text:span text:style-name="T223_71">ma</text:span><text:span text:style-name="T223_72"><text:s/></text:span><text:span text:style-name="T223_73">ci</text:span><text:span text:style-name="T223_74"><text:s/></text:span><text:span text:style-name="T223_75">sia</text:span><text:span text:style-name="T223_76"><text:s/></text:span><text:span text:style-name="T223_77">solo</text:span><text:span text:style-name="T223_78"><text:s/></text:span><text:span text:style-name="T223_79">la</text:span><text:span text:style-name="T223_80"><text:s/></text:span><text:span text:style-name="T223_81">rotta</text:span><text:span text:style-name="T223_82">.</text:span></text:p>
        </text:list-item>
      </text:list>
      <text:p text:style-name="P224"><text:span text:style-name="T224_1">Esistono</text:span><text:span text:style-name="T224_2"><text:s/>3<text:s/></text:span><text:span text:style-name="T224_3">tipi</text:span><text:span text:style-name="T224_4"><text:s/></text:span><text:span text:style-name="T224_5">di</text:span><text:span text:style-name="T224_6"><text:s/></text:span><text:span text:style-name="T224_7">rotte</text:span><text:span text:style-name="T224_8">:</text:span></text:p>
      <text:list text:style-name="LS15" xml:id="list51">
        <text:list-item>
          <text:p text:style-name="P225"><text:span text:style-name="T225_1">Incoming</text:span><text:span text:style-name="T225_2"><text:s/>(</text:span><text:span text:style-name="T225_3">di</text:span><text:span text:style-name="T225_4"><text:s/></text:span><text:span text:style-name="T225_5">ingresso</text:span><text:span text:style-name="T225_6">)</text:span></text:p>
        </text:list-item>
        <text:list-item>
          <text:p text:style-name="P226"><text:span text:style-name="T226_1">Outgoing</text:span><text:span text:style-name="T226_2"><text:s/>(</text:span><text:span text:style-name="T226_3">in</text:span><text:span text:style-name="T226_4"><text:s/></text:span><text:span text:style-name="T226_5">uscita</text:span><text:span text:style-name="T226_6">)</text:span></text:p>
        </text:list-item>
        <text:list-item>
          <text:p text:style-name="P227"><text:span text:style-name="T227_1">Transiting</text:span><text:span text:style-name="T227_2"><text:s/>(</text:span><text:span text:style-name="T227_3">in</text:span><text:span text:style-name="T227_4"><text:s/></text:span><text:span text:style-name="T227_5">transito</text:span><text:span text:style-name="T227_6">).<text:s/></text:span><text:span text:style-name="T227_7">Indica</text:span><text:span text:style-name="T227_8"><text:s/></text:span><text:span text:style-name="T227_9">solo</text:span><text:span text:style-name="T227_10"><text:s/></text:span><text:span text:style-name="T227_11">che</text:span><text:span text:style-name="T227_12"><text:s/></text:span><text:span text:style-name="T227_13">il</text:span><text:span text:style-name="T227_14"><text:s/></text:span><text:span text:style-name="T227_15">materiale</text:span><text:span text:style-name="T227_16"><text:s/></text:span><text:span text:style-name="T227_17">passa</text:span><text:span text:style-name="T227_18"><text:s/></text:span><text:span text:style-name="T227_19">di</text:span><text:span text:style-name="T227_20"><text:s/></text:span><text:span text:style-name="T227_21">qua</text:span><text:span text:style-name="T227_22">,<text:s/></text:span><text:span text:style-name="T227_23">ignoratelo</text:span><text:span text:style-name="T227_24"><text:s/>(</text:span><text:span text:style-name="T227_25">serve</text:span><text:span text:style-name="T227_26"><text:s/></text:span><text:span text:style-name="T227_27">solo</text:span><text:span text:style-name="T227_28"><text:s/></text:span><text:span text:style-name="T227_29">per</text:span><text:span text:style-name="T227_30"><text:s/></text:span><text:span text:style-name="T227_31">la</text:span><text:span text:style-name="T227_32"><text:s/></text:span><text:span text:style-name="T227_33">capacità</text:span><text:span text:style-name="T227_34"><text:s/></text:span><text:span text:style-name="T227_35">di</text:span><text:span text:style-name="T227_36"><text:s/></text:span><text:span text:style-name="T227_37">link</text:span><text:span text:style-name="T227_38">).</text:span></text:p>
        </text:list-item>
      </text:list>
      <text:p text:style-name="P228"><text:span text:style-name="T228_1">Es</text:span><text:span text:style-name="T228_2">.<text:s/></text:span><text:span text:style-name="T228_3">fate</text:span><text:span text:style-name="T228_4"><text:s/></text:span><text:span text:style-name="T228_5">la</text:span><text:span text:style-name="T228_6"><text:s/></text:span><text:span text:style-name="T228_7">rotta</text:span><text:span text:style-name="T228_8"><text:s/></text:span><text:span text:style-name="T228_9">del</text:span><text:span text:style-name="T228_10"><text:s/></text:span><text:span text:style-name="T228_11">materiale</text:span><text:span text:style-name="T228_12"><text:s/></text:span><text:span text:style-name="T228_13">estratto</text:span><text:span text:style-name="T228_14"><text:s/></text:span><text:span text:style-name="T228_15">dall</text:span><text:span text:style-name="T228_16">’</text:span><text:span text:style-name="T228_17">ECU</text:span><text:span text:style-name="T228_18"><text:s/></text:span><text:span text:style-name="T228_19">installato</text:span><text:span text:style-name="T228_20"><text:s/></text:span><text:span text:style-name="T228_21">al</text:span><text:span text:style-name="T228_22"><text:s/></text:span><text:span text:style-name="T228_23">LP</text:span><text:span text:style-name="T228_24">.<text:s/></text:span><text:span text:style-name="T228_25">Ora</text:span><text:span text:style-name="T228_26"><text:s/></text:span><text:span text:style-name="T228_27">non</text:span><text:span text:style-name="T228_28"><text:s/></text:span><text:span text:style-name="T228_29">perderete</text:span><text:span text:style-name="T228_30"><text:s/></text:span><text:span text:style-name="T228_31">più</text:span><text:span text:style-name="T228_32"><text:s/></text:span><text:span text:style-name="T228_33">nulla</text:span><text:span text:style-name="T228_34"><text:s/></text:span><text:span text:style-name="T228_35">e</text:span><text:span text:style-name="T228_36"><text:s/></text:span><text:span text:style-name="T228_37">il</text:span><text:span text:style-name="T228_38"><text:s/></text:span><text:span text:style-name="T228_39">materiale</text:span><text:span text:style-name="T228_40"><text:s/></text:span><text:span text:style-name="T228_41">sarà</text:span><text:span text:style-name="T228_42"><text:s/></text:span><text:span text:style-name="T228_43">depositato</text:span><text:span text:style-name="T228_44"><text:s/></text:span><text:span text:style-name="T228_45">nel</text:span><text:span text:style-name="T228_46"><text:s/></text:span><text:span text:style-name="T228_47">LP</text:span><text:span text:style-name="T228_48">.</text:span></text:p>
      <text:p text:style-name="P229"><text:span text:style-name="T229_1">Teoricamente</text:span><text:span text:style-name="T229_2"><text:s/></text:span><text:span text:style-name="T229_3">potremmo</text:span><text:span text:style-name="T229_4"><text:s/></text:span><text:span text:style-name="T229_5">esportare</text:span><text:span text:style-name="T229_6"><text:s/></text:span><text:span text:style-name="T229_7">verso</text:span><text:span text:style-name="T229_8"><text:s/></text:span><text:span text:style-name="T229_9">il</text:span><text:span text:style-name="T229_10"><text:s/></text:span><text:span text:style-name="T229_11">CO</text:span><text:span text:style-name="T229_12"><text:s/></text:span><text:span text:style-name="T229_13">la</text:span><text:span text:style-name="T229_14"><text:s/></text:span><text:span text:style-name="T229_15">P</text:span><text:span text:style-name="T229_16">0<text:s/></text:span><text:span text:style-name="T229_17">prodotta</text:span><text:span text:style-name="T229_18"><text:s/></text:span><text:span text:style-name="T229_19">e</text:span><text:span text:style-name="T229_20"><text:s/></text:span><text:span text:style-name="T229_21">venderla</text:span><text:span text:style-name="T229_22">.<text:s/></text:span><text:span text:style-name="T229_23">In</text:span><text:span text:style-name="T229_24"><text:s/></text:span><text:span text:style-name="T229_25">pratica</text:span><text:span text:style-name="T229_26"><text:s/></text:span><text:span text:style-name="T229_27">questo</text:span><text:span text:style-name="T229_28"><text:s/></text:span><text:span text:style-name="T229_29">non</text:span><text:span text:style-name="T229_30"><text:s/></text:span><text:span text:style-name="T229_31">si</text:span><text:span text:style-name="T229_32"><text:s/></text:span><text:span text:style-name="T229_33">fa</text:span><text:span text:style-name="T229_34"><text:s/></text:span><text:span text:style-name="T229_35">mai</text:span><text:span text:style-name="T229_36"><text:s/></text:span><text:span text:style-name="T229_37">perchè</text:span><text:span text:style-name="T229_38"><text:s/></text:span><text:span text:style-name="T229_39">la</text:span><text:span text:style-name="T229_40"><text:s/></text:span><text:span text:style-name="T229_41">P</text:span><text:span text:style-name="T229_42">0<text:s/></text:span><text:span text:style-name="T229_43">è</text:span><text:span text:style-name="T229_44"><text:s/></text:span><text:span text:style-name="T229_45">molto</text:span><text:span text:style-name="T229_46"><text:s/></text:span><text:span text:style-name="T229_47">ingombrante</text:span><text:span text:style-name="T229_48"><text:s/></text:span><text:span text:style-name="T229_49">per</text:span><text:span text:style-name="T229_50"><text:s/></text:span><text:span text:style-name="T229_51">il</text:span><text:span text:style-name="T229_52"><text:s/></text:span><text:span text:style-name="T229_53">valore</text:span><text:span text:style-name="T229_54"><text:s/></text:span><text:span text:style-name="T229_55">che</text:span><text:span text:style-name="T229_56"><text:s/></text:span><text:span text:style-name="T229_57">ha</text:span><text:span text:style-name="T229_58"><text:s/></text:span><text:span text:style-name="T229_59">rendendo</text:span><text:span text:style-name="T229_60"><text:s/></text:span><text:span text:style-name="T229_61">inefficiente</text:span><text:span text:style-name="T229_62"><text:s/></text:span><text:span text:style-name="T229_63">il</text:span><text:span text:style-name="T229_64"><text:s/></text:span><text:span text:style-name="T229_65">trasporto</text:span><text:span text:style-name="T229_66">;<text:s/></text:span><text:span text:style-name="T229_67">inoltre</text:span><text:span text:style-name="T229_68"><text:s/></text:span><text:span text:style-name="T229_69">ci</text:span><text:span text:style-name="T229_70"><text:s/></text:span><text:span text:style-name="T229_71">costringerebbe</text:span><text:span text:style-name="T229_72"><text:s/></text:span><text:span text:style-name="T229_73">a</text:span><text:span text:style-name="T229_74"><text:s/></text:span><text:span text:style-name="T229_75">frequenti</text:span><text:span text:style-name="T229_76"><text:s/></text:span><text:span text:style-name="T229_77">viaggi</text:span><text:span text:style-name="T229_78"><text:s/></text:span><text:span text:style-name="T229_79">verso</text:span><text:span text:style-name="T229_80"><text:s/></text:span><text:span text:style-name="T229_81">la</text:span><text:span text:style-name="T229_82"><text:s/></text:span><text:span text:style-name="T229_83">CO</text:span><text:span text:style-name="T229_84"><text:s/></text:span><text:span text:style-name="T229_85">in</text:span><text:span text:style-name="T229_86"><text:s/></text:span><text:span text:style-name="T229_87">quanto</text:span><text:span text:style-name="T229_88"><text:s/></text:span><text:span text:style-name="T229_89">il</text:span><text:span text:style-name="T229_90"><text:s/></text:span><text:span text:style-name="T229_91">magazzino</text:span><text:span text:style-name="T229_92"><text:s/></text:span><text:span text:style-name="T229_93">si</text:span><text:span text:style-name="T229_94"><text:s/></text:span><text:span text:style-name="T229_95">riempirebbe</text:span><text:span text:style-name="T229_96"><text:s/></text:span><text:span text:style-name="T229_97">in</text:span><text:span text:style-name="T229_98"><text:s/></text:span><text:span text:style-name="T229_99">fretta</text:span><text:span text:style-name="T229_100">.<text:s/></text:span><text:span text:style-name="T229_101">Da</text:span><text:span text:style-name="T229_102"><text:s/></text:span><text:span text:style-name="T229_103">evitare</text:span><text:span text:style-name="T229_104">.<text:s/></text:span><text:span text:style-name="T229_105">Quello</text:span><text:span text:style-name="T229_106"><text:s/></text:span><text:span text:style-name="T229_107">che</text:span><text:span text:style-name="T229_108"><text:s/></text:span><text:span text:style-name="T229_109">si</text:span><text:span text:style-name="T229_110"><text:s/></text:span><text:span text:style-name="T229_111">fa</text:span><text:span text:style-name="T229_112"><text:s/></text:span><text:span text:style-name="T229_113">è</text:span><text:span text:style-name="T229_114"><text:s/></text:span><text:span text:style-name="T229_115">processare</text:span><text:span text:style-name="T229_116"><text:s/></text:span><text:span text:style-name="T229_117">la</text:span><text:span text:style-name="T229_118"><text:s/></text:span><text:span text:style-name="T229_119">P</text:span><text:span text:style-name="T229_120">0<text:s/></text:span><text:span text:style-name="T229_121">in</text:span><text:span text:style-name="T229_122"><text:s/></text:span><text:span text:style-name="T229_123">P</text:span><text:span text:style-name="T229_124">1<text:s/></text:span><text:span text:style-name="T229_125">attraverso</text:span><text:span text:style-name="T229_126"><text:s/></text:span><text:span text:style-name="T229_127">fabbriche</text:span><text:span text:style-name="T229_128"><text:s/></text:span><text:span text:style-name="T229_129">Basic</text:span><text:span text:style-name="T229_130"><text:s/></text:span><text:span text:style-name="T229_131">direttamente</text:span><text:span text:style-name="T229_132"><text:s/></text:span><text:span text:style-name="T229_133">sul</text:span><text:span text:style-name="T229_134"><text:s/></text:span><text:span text:style-name="T229_135">pianeta</text:span><text:span text:style-name="T229_136"><text:s/></text:span><text:span text:style-name="T229_137">dove</text:span><text:span text:style-name="T229_138"><text:s/></text:span><text:span text:style-name="T229_139">si</text:span><text:span text:style-name="T229_140"><text:s/></text:span><text:span text:style-name="T229_141">estraggono</text:span><text:span text:style-name="T229_142">.</text:span></text:p>
      <text:h text:style-name="P230" text:outline-level="10"><text:bookmark-start text:name="h.uw94ew7vwf21"/><text:bookmark-end text:name="h.uw94ew7vwf21"/><text:span text:style-name="T230_1">Basic</text:span><text:span text:style-name="T230_2"><text:s/></text:span><text:span text:style-name="T230_3">Industry</text:span><text:span text:style-name="T230_4"><text:s/></text:span><text:span text:style-name="T230_5">Facility</text:span><text:span text:style-name="T230_6"><text:s/>(</text:span><text:span text:style-name="T230_7">BIF</text:span><text:span text:style-name="T230_8">)</text:span></text:h>
      <text:p text:style-name="P231"/>
      <text:p text:style-name="P232"><text:span text:style-name="T232_1">Per</text:span><text:span text:style-name="T232_2"><text:s/></text:span><text:span text:style-name="T232_3">piazzare</text:span><text:span text:style-name="T232_4"><text:s/></text:span><text:span text:style-name="T232_5">una</text:span><text:span text:style-name="T232_6"><text:s/></text:span><text:span text:style-name="T232_7">BIF</text:span><text:span text:style-name="T232_8"><text:s/>(800<text:s/></text:span><text:span text:style-name="T232_9">Power</text:span><text:span text:style-name="T232_10">)<text:s/></text:span><text:span text:style-name="T232_11">si</text:span><text:span text:style-name="T232_12"><text:s/></text:span><text:span text:style-name="T232_13">usa</text:span><text:span text:style-name="T232_14"><text:s/></text:span><text:span text:style-name="T232_15">l</text:span><text:span text:style-name="T232_16">’</text:span><text:span text:style-name="T232_17">interfaccia</text:span><text:span text:style-name="T232_18"><text:s/></text:span><text:span text:style-name="T232_19">Build</text:span><text:span text:style-name="T232_20">.</text:span></text:p>
      <text:p text:style-name="P233"><text:span text:style-name="T233_1">Quante</text:span><text:span text:style-name="T233_2"><text:s/></text:span><text:span text:style-name="T233_3">fabbriche</text:span><text:span text:style-name="T233_4"><text:s/></text:span><text:span text:style-name="T233_5">piazzare</text:span><text:span text:style-name="T233_6">?<text:s/></text:span><text:span text:style-name="T233_7">Riprendete</text:span><text:span text:style-name="T233_8"><text:s/></text:span><text:span text:style-name="T233_9">il</text:span><text:span text:style-name="T233_10"><text:s/></text:span><text:span text:style-name="T233_11">valore</text:span><text:span text:style-name="T233_12"><text:s/></text:span><text:span text:style-name="T233_13">annotato</text:span><text:span text:style-name="T233_14"><text:s/></text:span><text:span text:style-name="T233_15">in</text:span><text:span text:style-name="T233_16"><text:s/></text:span><text:span text:style-name="T233_17">precedenza</text:span><text:span text:style-name="T233_18"><text:s/></text:span><text:span text:style-name="T233_19">di</text:span><text:span text:style-name="T233_20"><text:s/></text:span><text:span text:style-name="T233_21">Program</text:span><text:span text:style-name="T233_22"><text:s/></text:span><text:span text:style-name="T233_23">Output</text:span><text:span text:style-name="T233_24"><text:s/></text:span><text:span text:style-name="T233_25">per</text:span><text:span text:style-name="T233_26"><text:s/></text:span><text:span text:style-name="T233_27">hour</text:span><text:span text:style-name="T233_28"><text:s/></text:span><text:span text:style-name="T233_29">del</text:span><text:span text:style-name="T233_30"><text:s/></text:span><text:span text:style-name="T233_31">programma</text:span><text:span text:style-name="T233_32"><text:s/></text:span><text:span text:style-name="T233_33">di</text:span><text:span text:style-name="T233_34"><text:s/></text:span><text:span text:style-name="T233_35">estrazione</text:span><text:span text:style-name="T233_36">.<text:s/></text:span><text:span text:style-name="T233_37">Dividete</text:span><text:span text:style-name="T233_38"><text:s/></text:span><text:span text:style-name="T233_39">questo</text:span><text:span text:style-name="T233_40"><text:s/></text:span><text:span text:style-name="T233_41">numero</text:span><text:span text:style-name="T233_42"><text:s/></text:span><text:span text:style-name="T233_43">per</text:span><text:span text:style-name="T233_44"><text:s/>6000<text:s/>(</text:span><text:span text:style-name="T233_45">che</text:span><text:span text:style-name="T233_46"><text:s/></text:span><text:span text:style-name="T233_47">è</text:span><text:span text:style-name="T233_48"><text:s/></text:span><text:span text:style-name="T233_49">la</text:span><text:span text:style-name="T233_50"><text:s/></text:span><text:span text:style-name="T233_51">P</text:span><text:span text:style-name="T233_52">0<text:s/></text:span><text:span text:style-name="T233_53">che</text:span><text:span text:style-name="T233_54"><text:s/></text:span><text:span text:style-name="T233_55">una</text:span><text:span text:style-name="T233_56"><text:s/></text:span><text:span text:style-name="T233_57">fabbrica</text:span><text:span text:style-name="T233_58"><text:s/></text:span><text:span text:style-name="T233_59">base</text:span><text:span text:style-name="T233_60"><text:s/></text:span><text:span text:style-name="T233_61">consuma</text:span><text:span text:style-name="T233_62"><text:s/></text:span><text:span text:style-name="T233_63">in</text:span><text:span text:style-name="T233_64"><text:s/></text:span><text:span text:style-name="T233_65">un</text:span><text:span text:style-name="T233_66">’</text:span><text:span text:style-name="T233_67">ora</text:span><text:span text:style-name="T233_68">)<text:s/></text:span><text:span text:style-name="T233_69">e</text:span><text:span text:style-name="T233_70"><text:s/></text:span><text:span text:style-name="T233_71">otterrete</text:span><text:span text:style-name="T233_72"><text:s/></text:span><text:span text:style-name="T233_73">un</text:span><text:span text:style-name="T233_74"><text:s/></text:span><text:span text:style-name="T233_75">numero</text:span><text:span text:style-name="T233_76"><text:s/></text:span><text:span text:style-name="T233_77">decimale</text:span><text:span text:style-name="T233_78">.</text:span></text:p>
      <text:p text:style-name="P234"><text:span text:style-name="T234_1">Con</text:span><text:span text:style-name="T234_2"><text:s/></text:span><text:span text:style-name="T234_3">tutta</text:span><text:span text:style-name="T234_4"><text:s/></text:span><text:span text:style-name="T234_5">probabilità</text:span><text:span text:style-name="T234_6"><text:s/></text:span><text:span text:style-name="T234_7">la</text:span><text:span text:style-name="T234_8"><text:s/></text:span><text:span text:style-name="T234_9">zona</text:span><text:span text:style-name="T234_10"><text:s/></text:span><text:span text:style-name="T234_11">di</text:span><text:span text:style-name="T234_12"><text:s/></text:span><text:span text:style-name="T234_13">estrazione</text:span><text:span text:style-name="T234_14"><text:s/></text:span><text:span text:style-name="T234_15">peggiorerà</text:span><text:span text:style-name="T234_16"><text:s/></text:span><text:span text:style-name="T234_17">un</text:span><text:span text:style-name="T234_18"><text:s/></text:span><text:span text:style-name="T234_19">pò</text:span><text:span text:style-name="T234_20"><text:s/></text:span><text:span text:style-name="T234_21">nel</text:span><text:span text:style-name="T234_22"><text:s/></text:span><text:span text:style-name="T234_23">tempo</text:span><text:span text:style-name="T234_24">,<text:s/></text:span><text:span text:style-name="T234_25">quindi</text:span><text:span text:style-name="T234_26"><text:s/></text:span><text:span text:style-name="T234_27">se</text:span><text:span text:style-name="T234_28"><text:s/></text:span><text:span text:style-name="T234_29">lo</text:span><text:span text:style-name="T234_30"><text:s/></text:span><text:span text:style-name="T234_31">scarto</text:span><text:span text:style-name="T234_32"><text:s/></text:span><text:span text:style-name="T234_33">dall</text:span><text:span text:style-name="T234_34">’</text:span><text:span text:style-name="T234_35">intero</text:span><text:span text:style-name="T234_36"><text:s/></text:span><text:span text:style-name="T234_37">è</text:span><text:span text:style-name="T234_38"><text:s/></text:span><text:span text:style-name="T234_39">un</text:span><text:span text:style-name="T234_40"><text:s/></text:span><text:span text:style-name="T234_41">numero</text:span><text:span text:style-name="T234_42"><text:s/></text:span><text:span text:style-name="T234_43">basso</text:span><text:span text:style-name="T234_44"><text:s/>(</text:span><text:span text:style-name="T234_45">tipo</text:span><text:span text:style-name="T234_46"><text:s/>0,01-0,3)<text:s/></text:span><text:span text:style-name="T234_47">possiamo</text:span><text:span text:style-name="T234_48"><text:s/></text:span><text:span text:style-name="T234_49">pensare</text:span><text:span text:style-name="T234_50"><text:s/></text:span><text:span text:style-name="T234_51">di</text:span><text:span text:style-name="T234_52"><text:s/></text:span><text:span text:style-name="T234_53">arrotondare</text:span><text:span text:style-name="T234_54"><text:s/></text:span><text:span text:style-name="T234_55">per</text:span><text:span text:style-name="T234_56"><text:s/></text:span><text:span text:style-name="T234_57">difetto</text:span><text:span text:style-name="T234_58"><text:s/></text:span><text:span text:style-name="T234_59">e</text:span><text:span text:style-name="T234_60"><text:s/></text:span><text:span text:style-name="T234_61">gestire</text:span><text:span text:style-name="T234_62"><text:s/></text:span><text:span text:style-name="T234_63">l</text:span><text:span text:style-name="T234_64">’</text:span><text:span text:style-name="T234_65">avanzo</text:span><text:span text:style-name="T234_66"><text:s/></text:span><text:span text:style-name="T234_67">di</text:span><text:span text:style-name="T234_68"><text:s/></text:span><text:span text:style-name="T234_69">P</text:span><text:span text:style-name="T234_70">0.<text:s/></text:span><text:span text:style-name="T234_71">Se</text:span><text:span text:style-name="T234_72"><text:s/></text:span><text:span text:style-name="T234_73">lo</text:span><text:span text:style-name="T234_74"><text:s/></text:span><text:span text:style-name="T234_75">scarto</text:span><text:span text:style-name="T234_76"><text:s/></text:span><text:span text:style-name="T234_77">è</text:span><text:span text:style-name="T234_78"><text:s/></text:span><text:span text:style-name="T234_79">invece</text:span><text:span text:style-name="T234_80"><text:s/></text:span><text:span text:style-name="T234_81">alto</text:span><text:span text:style-name="T234_82"><text:s/>(0,7-0,99)<text:s/></text:span><text:span text:style-name="T234_83">conviene</text:span><text:span text:style-name="T234_84"><text:s/></text:span><text:span text:style-name="T234_85">arrotondare</text:span><text:span text:style-name="T234_86"><text:s/></text:span><text:span text:style-name="T234_87">per</text:span><text:span text:style-name="T234_88"><text:s/></text:span><text:span text:style-name="T234_89">eccesso</text:span><text:span text:style-name="T234_90"><text:s/></text:span><text:span text:style-name="T234_91">il</text:span><text:span text:style-name="T234_92"><text:s/></text:span><text:span text:style-name="T234_93">numero</text:span><text:span text:style-name="T234_94"><text:s/></text:span><text:span text:style-name="T234_95">di</text:span><text:span text:style-name="T234_96"><text:s/></text:span><text:span text:style-name="T234_97">fabbriche</text:span><text:span text:style-name="T234_98">.</text:span></text:p>
      <text:p text:style-name="P235"><text:span text:style-name="T235_1">Dove</text:span><text:span text:style-name="T235_2"><text:s/></text:span><text:span text:style-name="T235_3">piazzare</text:span><text:span text:style-name="T235_4"><text:s/></text:span><text:span text:style-name="T235_5">le</text:span><text:span text:style-name="T235_6"><text:s/></text:span><text:span text:style-name="T235_7">fabbriche</text:span><text:span text:style-name="T235_8">?<text:s/></text:span><text:span text:style-name="T235_9">Un</text:span><text:span text:style-name="T235_10"><text:s/></text:span><text:span text:style-name="T235_11">ottimo</text:span><text:span text:style-name="T235_12"><text:s/></text:span><text:span text:style-name="T235_13">posto</text:span><text:span text:style-name="T235_14"><text:s/></text:span><text:span text:style-name="T235_15">è</text:span><text:span text:style-name="T235_16"><text:s/></text:span><text:span text:style-name="T235_17">a</text:span><text:span text:style-name="T235_18"><text:s/></text:span><text:span text:style-name="T235_19">contatto</text:span><text:span text:style-name="T235_20"><text:s/></text:span><text:span text:style-name="T235_21">con</text:span><text:span text:style-name="T235_22"><text:s/></text:span><text:span text:style-name="T235_23">LP</text:span><text:span text:style-name="T235_24"><text:s/></text:span><text:span text:style-name="T235_25">nella</text:span><text:span text:style-name="T235_26"><text:s/></text:span><text:span text:style-name="T235_27">maniera</text:span><text:span text:style-name="T235_28"><text:s/></text:span><text:span text:style-name="T235_29">più</text:span><text:span text:style-name="T235_30"><text:s/></text:span><text:span text:style-name="T235_31">compatta</text:span><text:span text:style-name="T235_32"><text:s/></text:span><text:span text:style-name="T235_33">possibile</text:span><text:span text:style-name="T235_34">.<text:s/></text:span><text:span text:style-name="T235_35">Si</text:span><text:span text:style-name="T235_36"><text:s/></text:span><text:span text:style-name="T235_37">possono</text:span><text:span text:style-name="T235_38"><text:s/></text:span><text:span text:style-name="T235_39">piazzare</text:span><text:span text:style-name="T235_40"><text:s/></text:span><text:span text:style-name="T235_41">fino</text:span><text:span text:style-name="T235_42"><text:s/></text:span><text:span text:style-name="T235_43">a</text:span><text:span text:style-name="T235_44"><text:s/>6<text:s/></text:span><text:span text:style-name="T235_45">fabbriche</text:span><text:span text:style-name="T235_46"><text:s/></text:span><text:span text:style-name="T235_47">intorno</text:span><text:span text:style-name="T235_48"><text:s/></text:span><text:span text:style-name="T235_49">allo</text:span><text:span text:style-name="T235_50"><text:s/></text:span><text:span text:style-name="T235_51">LP</text:span><text:span text:style-name="T235_52">,<text:s/></text:span><text:span text:style-name="T235_53">formando</text:span><text:span text:style-name="T235_54"><text:s/></text:span><text:span text:style-name="T235_55">un</text:span><text:span text:style-name="T235_56"><text:s/></text:span><text:span text:style-name="T235_57">primo</text:span><text:span text:style-name="T235_58"><text:s/></text:span><text:span text:style-name="T235_59">anello</text:span><text:span text:style-name="T235_60"><text:s/></text:span><text:span text:style-name="T235_61">intorno</text:span><text:span text:style-name="T235_62"><text:s/></text:span><text:span text:style-name="T235_63">ad</text:span><text:span text:style-name="T235_64"><text:s/></text:span><text:span text:style-name="T235_65">esso</text:span><text:span text:style-name="T235_66">.<text:s/></text:span><text:span text:style-name="T235_67">Se</text:span><text:span text:style-name="T235_68"><text:s/></text:span><text:span text:style-name="T235_69">le</text:span><text:span text:style-name="T235_70"><text:s/></text:span><text:span text:style-name="T235_71">fabbriche</text:span><text:span text:style-name="T235_72"><text:s/></text:span><text:span text:style-name="T235_73">fossero</text:span><text:span text:style-name="T235_74"><text:s/></text:span><text:span text:style-name="T235_75">più</text:span><text:span text:style-name="T235_76"><text:s/></text:span><text:span text:style-name="T235_77">di</text:span><text:span text:style-name="T235_78"><text:s/></text:span><text:span text:style-name="T235_79">sei</text:span><text:span text:style-name="T235_80"><text:s/>(</text:span><text:span text:style-name="T235_81">e</text:span><text:span text:style-name="T235_82"><text:s/></text:span><text:span text:style-name="T235_83">normalmente</text:span><text:span text:style-name="T235_84"><text:s/></text:span><text:span text:style-name="T235_85">lo</text:span><text:span text:style-name="T235_86"><text:s/></text:span><text:span text:style-name="T235_87">sono</text:span><text:span text:style-name="T235_88">)<text:s/></text:span><text:span text:style-name="T235_89">si</text:span><text:span text:style-name="T235_90"><text:s/></text:span><text:span text:style-name="T235_91">può</text:span><text:span text:style-name="T235_92"><text:s/></text:span><text:span text:style-name="T235_93">iniziare</text:span><text:span text:style-name="T235_94"><text:s/></text:span><text:span text:style-name="T235_95">un</text:span><text:span text:style-name="T235_96"><text:s/></text:span><text:span text:style-name="T235_97">secondo</text:span><text:span text:style-name="T235_98"><text:s/></text:span><text:span text:style-name="T235_99">anello</text:span><text:span text:style-name="T235_100"><text:s/></text:span><text:span text:style-name="T235_101">attorno</text:span><text:span text:style-name="T235_102"><text:s/></text:span><text:span text:style-name="T235_103">al</text:span><text:span text:style-name="T235_104"><text:s/></text:span><text:span text:style-name="T235_105">primo</text:span><text:span text:style-name="T235_106"><text:s/></text:span><text:span text:style-name="T235_107">anello</text:span><text:span text:style-name="T235_108">.</text:span></text:p>
      <text:p text:style-name="P236"><text:span text:style-name="T236_1">Come</text:span><text:span text:style-name="T236_2"><text:s/></text:span><text:span text:style-name="T236_3">linkarle</text:span><text:span text:style-name="T236_4">?<text:s/></text:span><text:span text:style-name="T236_5">Linkate</text:span><text:span text:style-name="T236_6"><text:s/></text:span><text:span text:style-name="T236_7">il</text:span><text:span text:style-name="T236_8"><text:s/></text:span><text:span text:style-name="T236_9">primo</text:span><text:span text:style-name="T236_10"><text:s/></text:span><text:span text:style-name="T236_11">anello</text:span><text:span text:style-name="T236_12"><text:s/></text:span><text:span text:style-name="T236_13">di</text:span><text:span text:style-name="T236_14"><text:s/></text:span><text:span text:style-name="T236_15">fabbriche</text:span><text:span text:style-name="T236_16"><text:s/></text:span><text:span text:style-name="T236_17">al</text:span><text:span text:style-name="T236_18"><text:s/></text:span><text:span text:style-name="T236_19">centro</text:span><text:span text:style-name="T236_20"><text:s/>(</text:span><text:span text:style-name="T236_21">il</text:span><text:span text:style-name="T236_22"><text:s/></text:span><text:span text:style-name="T236_23">LP</text:span><text:span text:style-name="T236_24">)<text:s/></text:span><text:span text:style-name="T236_25">e</text:span><text:span text:style-name="T236_26"><text:s/></text:span><text:span text:style-name="T236_27">linkate</text:span><text:span text:style-name="T236_28"><text:s/></text:span><text:span text:style-name="T236_29">ogni</text:span><text:span text:style-name="T236_30"><text:s/></text:span><text:span text:style-name="T236_31">fabbrica</text:span><text:span text:style-name="T236_32"><text:s/></text:span><text:span text:style-name="T236_33">del</text:span><text:span text:style-name="T236_34"><text:s/></text:span><text:span text:style-name="T236_35">secondo</text:span><text:span text:style-name="T236_36"><text:s/></text:span><text:span text:style-name="T236_37">anello</text:span><text:span text:style-name="T236_38"><text:s/></text:span><text:span text:style-name="T236_39">con</text:span><text:span text:style-name="T236_40"><text:s/></text:span><text:span text:style-name="T236_41">la</text:span><text:span text:style-name="T236_42"><text:s/></text:span><text:span text:style-name="T236_43">più</text:span><text:span text:style-name="T236_44"><text:s/>(</text:span><text:span text:style-name="T236_45">solo</text:span><text:span text:style-name="T236_46"><text:s/></text:span><text:span text:style-name="T236_47">una</text:span><text:span text:style-name="T236_48">!)<text:s/></text:span><text:span text:style-name="T236_49">vicina</text:span><text:span text:style-name="T236_50"><text:s/></text:span><text:span text:style-name="T236_51">fabbrica</text:span><text:span text:style-name="T236_52"><text:s/></text:span><text:span text:style-name="T236_53">del</text:span><text:span text:style-name="T236_54"><text:s/></text:span><text:span text:style-name="T236_55">primo</text:span><text:span text:style-name="T236_56"><text:s/></text:span><text:span text:style-name="T236_57">anello</text:span><text:span text:style-name="T236_58">.</text:span></text:p>
      <text:p text:style-name="P237"><text:span text:style-name="T237_1">Scegliete</text:span><text:span text:style-name="T237_2"><text:s/></text:span><text:span text:style-name="T237_3">lo</text:span><text:span text:style-name="T237_4"><text:s/></text:span><text:span text:style-name="T237_5">schematic</text:span><text:span text:style-name="T237_6"><text:s/></text:span><text:span text:style-name="T237_7">opportuno</text:span><text:span text:style-name="T237_8"><text:s/>(</text:span><text:span text:style-name="T237_9">consultate</text:span><text:span text:style-name="T237_10"><text:s/></text:span><text:span text:style-name="T237_11">il</text:span><text:span text:style-name="T237_12"><text:s/></text:span><text:span text:style-name="T237_13">sito</text:span><text:span text:style-name="T237_14"><text:s/></text:span><text:span text:style-name="T237_15">di</text:span><text:span text:style-name="T237_16"><text:s/></text:span><text:span text:style-name="T237_17">vostro</text:span><text:span text:style-name="T237_18"><text:s/></text:span><text:span text:style-name="T237_19">riferimento</text:span><text:span text:style-name="T237_20">),<text:s/></text:span><text:span text:style-name="T237_21">ovvero</text:span><text:span text:style-name="T237_22"><text:s/></text:span><text:span text:style-name="T237_23">quello</text:span><text:span text:style-name="T237_24"><text:s/></text:span><text:span text:style-name="T237_25">che</text:span><text:span text:style-name="T237_26"><text:s/></text:span><text:span text:style-name="T237_27">processi</text:span><text:span text:style-name="T237_28"><text:s/></text:span><text:span text:style-name="T237_29">la</text:span><text:span text:style-name="T237_30"><text:s/></text:span><text:span text:style-name="T237_31">P</text:span><text:span text:style-name="T237_32">0<text:s/></text:span><text:span text:style-name="T237_33">da</text:span><text:span text:style-name="T237_34"><text:s/></text:span><text:span text:style-name="T237_35">voi</text:span><text:span text:style-name="T237_36"><text:s/></text:span><text:span text:style-name="T237_37">estratta</text:span><text:span text:style-name="T237_38"><text:s/></text:span><text:span text:style-name="T237_39">in</text:span><text:span text:style-name="T237_40"><text:s/></text:span><text:span text:style-name="T237_41">P</text:span><text:span text:style-name="T237_42">1<text:s/>(</text:span><text:span text:style-name="T237_43">ogni</text:span><text:span text:style-name="T237_44"><text:s/></text:span><text:span text:style-name="T237_45">tipo</text:span><text:span text:style-name="T237_46"><text:s/></text:span><text:span text:style-name="T237_47">di</text:span><text:span text:style-name="T237_48"><text:s/></text:span><text:span text:style-name="T237_49">P</text:span><text:span text:style-name="T237_50">1<text:s/></text:span><text:span text:style-name="T237_51">deriva</text:span><text:span text:style-name="T237_52"><text:s/></text:span><text:span text:style-name="T237_53">da</text:span><text:span text:style-name="T237_54"><text:s/></text:span><text:span text:style-name="T237_55">un</text:span><text:span text:style-name="T237_56"><text:s/></text:span><text:span text:style-name="T237_57">solo</text:span><text:span text:style-name="T237_58"><text:s/></text:span><text:span text:style-name="T237_59">tipo</text:span><text:span text:style-name="T237_60"><text:s/></text:span><text:span text:style-name="T237_61">di</text:span><text:span text:style-name="T237_62"><text:s/></text:span><text:span text:style-name="T237_63">P</text:span><text:span text:style-name="T237_64">0).</text:span></text:p>
      <text:p text:style-name="P238"><text:span text:style-name="T238_1">Per</text:span><text:span text:style-name="T238_2"><text:s/></text:span><text:span text:style-name="T238_3">ogni</text:span><text:span text:style-name="T238_4"><text:s/></text:span><text:span text:style-name="T238_5">fabbrica</text:span><text:span text:style-name="T238_6"><text:s/></text:span><text:span text:style-name="T238_7">selezionate</text:span><text:span text:style-name="T238_8"><text:s/></text:span><text:span text:style-name="T238_9">la</text:span><text:span text:style-name="T238_10"><text:s/></text:span><text:span text:style-name="T238_11">rotta</text:span><text:span text:style-name="T238_12"><text:s/></text:span><text:span text:style-name="T238_13">di</text:span><text:span text:style-name="T238_14"><text:s/></text:span><text:span text:style-name="T238_15">uscita</text:span><text:span text:style-name="T238_16">,<text:s/></text:span><text:span text:style-name="T238_17">in</text:span><text:span text:style-name="T238_18"><text:s/></text:span><text:span text:style-name="T238_19">questo</text:span><text:span text:style-name="T238_20"><text:s/></text:span><text:span text:style-name="T238_21">caso</text:span><text:span text:style-name="T238_22"><text:s/></text:span><text:span text:style-name="T238_23">verso</text:span><text:span text:style-name="T238_24"><text:s/></text:span><text:span text:style-name="T238_25">LP</text:span><text:span text:style-name="T238_26">,<text:s/></text:span><text:span text:style-name="T238_27">unico</text:span><text:span text:style-name="T238_28"><text:s/></text:span><text:span text:style-name="T238_29">magazzino</text:span><text:span text:style-name="T238_30">.</text:span></text:p>
      <text:p text:style-name="P239"><text:span text:style-name="T239_1">Create</text:span><text:span text:style-name="T239_2"><text:s/></text:span><text:span text:style-name="T239_3">la</text:span><text:span text:style-name="T239_4"><text:s/></text:span><text:span text:style-name="T239_5">rotta</text:span><text:span text:style-name="T239_6"><text:s/></text:span><text:span text:style-name="T239_7">di</text:span><text:span text:style-name="T239_8"><text:s/></text:span><text:span text:style-name="T239_9">ingresso</text:span><text:span text:style-name="T239_10"><text:s/></text:span><text:span text:style-name="T239_11">per</text:span><text:span text:style-name="T239_12"><text:s/></text:span><text:span text:style-name="T239_13">ogni</text:span><text:span text:style-name="T239_14"><text:s/></text:span><text:span text:style-name="T239_15">fabbrica</text:span><text:span text:style-name="T239_16">,<text:s/></text:span><text:span text:style-name="T239_17">dalle</text:span><text:span text:style-name="T239_18"><text:s/></text:span><text:span text:style-name="T239_19">routes</text:span><text:span text:style-name="T239_20"><text:s/></text:span><text:span text:style-name="T239_21">del</text:span><text:span text:style-name="T239_22"><text:s/></text:span><text:span text:style-name="T239_23">LP</text:span><text:span text:style-name="T239_24"><text:s/></text:span><text:span text:style-name="T239_25">se</text:span><text:span text:style-name="T239_26"><text:s/></text:span><text:span text:style-name="T239_27">il</text:span><text:span text:style-name="T239_28"><text:s/></text:span><text:span text:style-name="T239_29">materiale</text:span><text:span text:style-name="T239_30"><text:s/></text:span><text:span text:style-name="T239_31">P</text:span><text:span text:style-name="T239_32">0<text:s/></text:span><text:span text:style-name="T239_33">non</text:span><text:span text:style-name="T239_34"><text:s/></text:span><text:span text:style-name="T239_35">fosse</text:span><text:span text:style-name="T239_36"><text:s/></text:span><text:span text:style-name="T239_37">ancora</text:span><text:span text:style-name="T239_38"><text:s/></text:span><text:span text:style-name="T239_39">arrivato</text:span><text:span text:style-name="T239_40">.<text:s/></text:span></text:p>
      <text:p text:style-name="P240"><text:span text:style-name="T240_1">Come</text:span><text:span text:style-name="T240_2"><text:s/></text:span><text:span text:style-name="T240_3">controllare</text:span><text:span text:style-name="T240_4"><text:s/></text:span><text:span text:style-name="T240_5">che</text:span><text:span text:style-name="T240_6"><text:s/></text:span><text:span text:style-name="T240_7">le</text:span><text:span text:style-name="T240_8"><text:s/></text:span><text:span text:style-name="T240_9">rotte</text:span><text:span text:style-name="T240_10"><text:s/></text:span><text:span text:style-name="T240_11">siano</text:span><text:span text:style-name="T240_12"><text:s/></text:span><text:span text:style-name="T240_13">giuste</text:span><text:span text:style-name="T240_14">?</text:span></text:p>
      <text:list text:style-name="LS16" xml:id="list54">
        <text:list-item>
          <text:p text:style-name="P241"><text:span text:style-name="T241_1">Importante</text:span><text:span text:style-name="T241_2"><text:s/></text:span><text:span text:style-name="T241_3">è</text:span><text:span text:style-name="T241_4"><text:s/></text:span><text:span text:style-name="T241_5">controllare</text:span><text:span text:style-name="T241_6"><text:s/></text:span><text:span text:style-name="T241_7">le</text:span><text:span text:style-name="T241_8"><text:s/></text:span><text:span text:style-name="T241_9">rotte</text:span><text:span text:style-name="T241_10"><text:s/></text:span><text:span text:style-name="T241_11">in</text:span><text:span text:style-name="T241_12"><text:s/></text:span><text:span text:style-name="T241_13">uscita</text:span><text:span text:style-name="T241_14"><text:s/></text:span><text:span text:style-name="T241_15">da</text:span><text:span text:style-name="T241_16"><text:s/></text:span><text:span text:style-name="T241_17">strutture</text:span><text:span text:style-name="T241_18"><text:s/></text:span><text:span text:style-name="T241_19">di</text:span><text:span text:style-name="T241_20"><text:s/></text:span><text:span text:style-name="T241_21">produzione</text:span><text:span text:style-name="T241_22"><text:s/></text:span><text:span text:style-name="T241_23">per</text:span><text:span text:style-name="T241_24"><text:s/></text:span><text:span text:style-name="T241_25">evitare</text:span><text:span text:style-name="T241_26"><text:s/></text:span><text:span text:style-name="T241_27">perdite</text:span><text:span text:style-name="T241_28">.<text:s/></text:span><text:span text:style-name="T241_29">Il</text:span><text:span text:style-name="T241_30"><text:s/></text:span><text:span text:style-name="T241_31">controllo</text:span><text:span text:style-name="T241_32"><text:s/></text:span><text:span text:style-name="T241_33">va</text:span><text:span text:style-name="T241_34"><text:s/></text:span><text:span text:style-name="T241_35">fatto</text:span><text:span text:style-name="T241_36"><text:s/></text:span><text:span text:style-name="T241_37">a</text:span><text:span text:style-name="T241_38"><text:s/></text:span><text:span text:style-name="T241_39">valle</text:span><text:span text:style-name="T241_40">,<text:s/></text:span><text:span text:style-name="T241_41">ovvero</text:span><text:span text:style-name="T241_42"><text:s/></text:span><text:span text:style-name="T241_43">nel</text:span><text:span text:style-name="T241_44"><text:s/></text:span><text:span text:style-name="T241_45">punto</text:span><text:span text:style-name="T241_46"><text:s/></text:span><text:span text:style-name="T241_47">di</text:span><text:span text:style-name="T241_48"><text:s/></text:span><text:span text:style-name="T241_49">arrivo</text:span><text:span text:style-name="T241_50"><text:s/></text:span><text:span text:style-name="T241_51">della</text:span><text:span text:style-name="T241_52"><text:s/></text:span><text:span text:style-name="T241_53">rotta</text:span><text:span text:style-name="T241_54">.<text:s/></text:span><text:span text:style-name="T241_55">Guardate</text:span><text:span text:style-name="T241_56"><text:s/></text:span><text:span text:style-name="T241_57">in</text:span><text:span text:style-name="T241_58"><text:s/></text:span><text:span text:style-name="T241_59">routes</text:span><text:span text:style-name="T241_60"><text:s/></text:span><text:span text:style-name="T241_61">dello</text:span><text:span text:style-name="T241_62"><text:s/></text:span><text:span text:style-name="T241_63">spazioporto</text:span><text:span text:style-name="T241_64"><text:s/></text:span><text:span text:style-name="T241_65">se</text:span><text:span text:style-name="T241_66"><text:s/></text:span><text:span text:style-name="T241_67">c</text:span><text:span text:style-name="T241_68">’</text:span><text:span text:style-name="T241_69">è</text:span><text:span text:style-name="T241_70"><text:s/></text:span><text:span text:style-name="T241_71">la</text:span><text:span text:style-name="T241_72"><text:s/></text:span><text:span text:style-name="T241_73">rotta</text:span><text:span text:style-name="T241_74"><text:s/></text:span><text:span text:style-name="T241_75">incoming</text:span><text:span text:style-name="T241_76"><text:s/></text:span><text:span text:style-name="T241_77">di</text:span><text:span text:style-name="T241_78"><text:s/></text:span><text:span text:style-name="T241_79">P</text:span><text:span text:style-name="T241_80">0<text:s/>(</text:span><text:span text:style-name="T241_81">dall</text:span><text:span text:style-name="T241_82">’</text:span><text:span text:style-name="T241_83">ECU</text:span><text:span text:style-name="T241_84">),<text:s/></text:span><text:span text:style-name="T241_85">contate</text:span><text:span text:style-name="T241_86"><text:s/></text:span><text:span text:style-name="T241_87">il</text:span><text:span text:style-name="T241_88"><text:s/></text:span><text:span text:style-name="T241_89">numero</text:span><text:span text:style-name="T241_90"><text:s/></text:span><text:span text:style-name="T241_91">di</text:span><text:span text:style-name="T241_92"><text:s/></text:span><text:span text:style-name="T241_93">routes</text:span><text:span text:style-name="T241_94"><text:s/></text:span><text:span text:style-name="T241_95">incoming</text:span><text:span text:style-name="T241_96"><text:s/></text:span><text:span text:style-name="T241_97">di</text:span><text:span text:style-name="T241_98"><text:s/></text:span><text:span text:style-name="T241_99">P</text:span><text:span text:style-name="T241_100">1<text:s/></text:span><text:span text:style-name="T241_101">dalle</text:span><text:span text:style-name="T241_102"><text:s/></text:span><text:span text:style-name="T241_103">fabbriche</text:span><text:span text:style-name="T241_104">.<text:s/></text:span><text:span text:style-name="T241_105">Questo</text:span><text:span text:style-name="T241_106"><text:s/></text:span><text:span text:style-name="T241_107">numero</text:span><text:span text:style-name="T241_108"><text:s/></text:span><text:span text:style-name="T241_109">in</text:span><text:span text:style-name="T241_110"><text:s/></text:span><text:span text:style-name="T241_111">questo</text:span><text:span text:style-name="T241_112"><text:s/></text:span><text:span text:style-name="T241_113">caso</text:span><text:span text:style-name="T241_114"><text:s/></text:span><text:span text:style-name="T241_115">deve</text:span><text:span text:style-name="T241_116"><text:s/></text:span><text:span text:style-name="T241_117">essere</text:span><text:span text:style-name="T241_118"><text:s/></text:span><text:span text:style-name="T241_119">uguale</text:span><text:span text:style-name="T241_120"><text:s/></text:span><text:span text:style-name="T241_121">al</text:span><text:span text:style-name="T241_122"><text:s/></text:span><text:span text:style-name="T241_123">numero</text:span><text:span text:style-name="T241_124"><text:s/></text:span><text:span text:style-name="T241_125">delle</text:span><text:span text:style-name="T241_126"><text:s/></text:span><text:span text:style-name="T241_127">fabbriche</text:span><text:span text:style-name="T241_128">.<text:s/></text:span><text:span text:style-name="T241_129">Maggiore</text:span><text:span text:style-name="T241_130"><text:s/></text:span><text:span text:style-name="T241_131">non</text:span><text:span text:style-name="T241_132"><text:s/></text:span><text:span text:style-name="T241_133">lo</text:span><text:span text:style-name="T241_134"><text:s/></text:span><text:span text:style-name="T241_135">sarà</text:span><text:span text:style-name="T241_136"><text:s/></text:span><text:span text:style-name="T241_137">mai</text:span><text:span text:style-name="T241_138"><text:s/>(</text:span><text:span text:style-name="T241_139">una</text:span><text:span text:style-name="T241_140"><text:s/></text:span><text:span text:style-name="T241_141">sola</text:span><text:span text:style-name="T241_142"><text:s/></text:span><text:span text:style-name="T241_143">rotta</text:span><text:span text:style-name="T241_144"><text:s/></text:span><text:span text:style-name="T241_145">di</text:span><text:span text:style-name="T241_146"><text:s/></text:span><text:span text:style-name="T241_147">uscita</text:span><text:span text:style-name="T241_148"><text:s/></text:span><text:span text:style-name="T241_149">da</text:span><text:span text:style-name="T241_150"><text:s/></text:span><text:span text:style-name="T241_151">strutture</text:span><text:span text:style-name="T241_152"><text:s/></text:span><text:span text:style-name="T241_153">produttive</text:span><text:span text:style-name="T241_154">,<text:s/></text:span><text:span text:style-name="T241_155">ricordate</text:span><text:span text:style-name="T241_156">?),<text:s/></text:span><text:span text:style-name="T241_157">se</text:span><text:span text:style-name="T241_158"><text:s/></text:span><text:span text:style-name="T241_159">è</text:span><text:span text:style-name="T241_160"><text:s/></text:span><text:span text:style-name="T241_161">minore</text:span><text:span text:style-name="T241_162"><text:s/></text:span><text:span text:style-name="T241_163">significa</text:span><text:span text:style-name="T241_164"><text:s/></text:span><text:span text:style-name="T241_165">che</text:span><text:span text:style-name="T241_166"><text:s/></text:span><text:span text:style-name="T241_167">una</text:span><text:span text:style-name="T241_168"><text:s/></text:span><text:span text:style-name="T241_169">o</text:span><text:span text:style-name="T241_170"><text:s/></text:span><text:span text:style-name="T241_171">più</text:span><text:span text:style-name="T241_172"><text:s/></text:span><text:span text:style-name="T241_173">fabbriche</text:span><text:span text:style-name="T241_174"><text:s/></text:span><text:span text:style-name="T241_175">non</text:span><text:span text:style-name="T241_176"><text:s/></text:span><text:span text:style-name="T241_177">hanno</text:span><text:span text:style-name="T241_178"><text:s/></text:span><text:span text:style-name="T241_179">instradamento</text:span><text:span text:style-name="T241_180"><text:s/></text:span><text:span text:style-name="T241_181">in</text:span><text:span text:style-name="T241_182"><text:s/></text:span><text:span text:style-name="T241_183">uscita</text:span><text:span text:style-name="T241_184"><text:s/>(</text:span><text:span text:style-name="T241_185">e</text:span><text:span text:style-name="T241_186"><text:s/></text:span><text:span text:style-name="T241_187">stanno</text:span><text:span text:style-name="T241_188"><text:s/></text:span><text:span text:style-name="T241_189">per</text:span><text:span text:style-name="T241_190"><text:s/></text:span><text:span text:style-name="T241_191">buttare</text:span><text:span text:style-name="T241_192"><text:s/></text:span><text:span text:style-name="T241_193">via</text:span><text:span text:style-name="T241_194"><text:s/></text:span><text:span text:style-name="T241_195">tutto</text:span><text:span text:style-name="T241_196">).</text:span></text:p>
        </text:list-item>
        <text:list-item>
          <text:p text:style-name="P242"><text:span text:style-name="T242_1">Le</text:span><text:span text:style-name="T242_2"><text:s/></text:span><text:span text:style-name="T242_3">rotte</text:span><text:span text:style-name="T242_4"><text:s/></text:span><text:span text:style-name="T242_5">in</text:span><text:span text:style-name="T242_6"><text:s/></text:span><text:span text:style-name="T242_7">ingresso</text:span><text:span text:style-name="T242_8"><text:s/></text:span><text:span text:style-name="T242_9">alle</text:span><text:span text:style-name="T242_10"><text:s/></text:span><text:span text:style-name="T242_11">fabbriche</text:span><text:span text:style-name="T242_12"><text:s/></text:span><text:span text:style-name="T242_13">possono</text:span><text:span text:style-name="T242_14"><text:s/></text:span><text:span text:style-name="T242_15">essere</text:span><text:span text:style-name="T242_16"><text:s/></text:span><text:span text:style-name="T242_17">controllate</text:span><text:span text:style-name="T242_18"><text:s/></text:span><text:span text:style-name="T242_19">in</text:span><text:span text:style-name="T242_20"><text:s/></text:span><text:span text:style-name="T242_21">due</text:span><text:span text:style-name="T242_22"><text:s/></text:span><text:span text:style-name="T242_23">modi</text:span><text:span text:style-name="T242_24">:<text:s/></text:span><text:span text:style-name="T242_25">o</text:span><text:span text:style-name="T242_26"><text:s/></text:span><text:span text:style-name="T242_27">controllando</text:span><text:span text:style-name="T242_28"><text:s/></text:span><text:span text:style-name="T242_29">una</text:span><text:span text:style-name="T242_30"><text:s/></text:span><text:span text:style-name="T242_31">per</text:span><text:span text:style-name="T242_32"><text:s/></text:span><text:span text:style-name="T242_33">una</text:span><text:span text:style-name="T242_34"><text:s/></text:span><text:span text:style-name="T242_35">la</text:span><text:span text:style-name="T242_36"><text:s/></text:span><text:span text:style-name="T242_37">incoming</text:span><text:span text:style-name="T242_38"><text:s/></text:span><text:span text:style-name="T242_39">del</text:span><text:span text:style-name="T242_40">/</text:span><text:span text:style-name="T242_41">i</text:span><text:span text:style-name="T242_42"><text:s/></text:span><text:span text:style-name="T242_43">materiali</text:span><text:span text:style-name="T242_44"><text:s/></text:span><text:span text:style-name="T242_45">richiesti</text:span><text:span text:style-name="T242_46"><text:s/></text:span><text:span text:style-name="T242_47">oppure</text:span><text:span text:style-name="T242_48"><text:s/></text:span><text:span text:style-name="T242_49">si</text:span><text:span text:style-name="T242_50"><text:s/></text:span><text:span text:style-name="T242_51">può</text:span><text:span text:style-name="T242_52"><text:s/></text:span><text:span text:style-name="T242_53">aspettare</text:span><text:span text:style-name="T242_54"><text:s/></text:span><text:span text:style-name="T242_55">che</text:span><text:span text:style-name="T242_56"><text:s/></text:span><text:span text:style-name="T242_57">i</text:span><text:span text:style-name="T242_58"><text:s/></text:span><text:span text:style-name="T242_59">materiali</text:span><text:span text:style-name="T242_60"><text:s/></text:span><text:span text:style-name="T242_61">arrivino</text:span><text:span text:style-name="T242_62"><text:s/></text:span><text:span text:style-name="T242_63">alle</text:span><text:span text:style-name="T242_64"><text:s/></text:span><text:span text:style-name="T242_65">fabbriche</text:span><text:span text:style-name="T242_66"><text:s/></text:span><text:span text:style-name="T242_67">e</text:span><text:span text:style-name="T242_68"><text:s/></text:span><text:span text:style-name="T242_69">controllare</text:span><text:span text:style-name="T242_70"><text:s/></text:span><text:span text:style-name="T242_71">solo</text:span><text:span text:style-name="T242_72"><text:s/></text:span><text:span text:style-name="T242_73">le</text:span><text:span text:style-name="T242_74"><text:s/></text:span><text:span text:style-name="T242_75">fabbriche</text:span><text:span text:style-name="T242_76"><text:s/></text:span><text:span text:style-name="T242_77">che</text:span><text:span text:style-name="T242_78"><text:s/></text:span><text:span text:style-name="T242_79">non</text:span><text:span text:style-name="T242_80"><text:s/></text:span><text:span text:style-name="T242_81">sono</text:span><text:span text:style-name="T242_82"><text:s/></text:span><text:span text:style-name="T242_83">partite</text:span><text:span text:style-name="T242_84"><text:s/>(</text:span><text:span text:style-name="T242_85">potrebbero</text:span><text:span text:style-name="T242_86"><text:s/></text:span><text:span text:style-name="T242_87">anche</text:span><text:span text:style-name="T242_88"><text:s/></text:span><text:span text:style-name="T242_89">avere</text:span><text:span text:style-name="T242_90"><text:s/></text:span><text:span text:style-name="T242_91">la</text:span><text:span text:style-name="T242_92"><text:s/></text:span><text:span text:style-name="T242_93">rotta</text:span><text:span text:style-name="T242_94"><text:s/></text:span><text:span text:style-name="T242_95">corretta</text:span><text:span text:style-name="T242_96">,<text:s/></text:span><text:span text:style-name="T242_97">ma</text:span><text:span text:style-name="T242_98"><text:s/></text:span><text:span text:style-name="T242_99">il</text:span><text:span text:style-name="T242_100"><text:s/></text:span><text:span text:style-name="T242_101">materiale</text:span><text:span text:style-name="T242_102"><text:s/></text:span><text:span text:style-name="T242_103">in</text:span><text:span text:style-name="T242_104"><text:s/></text:span><text:span text:style-name="T242_105">ingresso</text:span><text:span text:style-name="T242_106"><text:s/></text:span><text:span text:style-name="T242_107">potrebbe</text:span><text:span text:style-name="T242_108"><text:s/></text:span><text:span text:style-name="T242_109">non</text:span><text:span text:style-name="T242_110"><text:s/></text:span><text:span text:style-name="T242_111">essere</text:span><text:span text:style-name="T242_112"><text:s/></text:span><text:span text:style-name="T242_113">sufficente</text:span><text:span text:style-name="T242_114"><text:s/></text:span><text:span text:style-name="T242_115">per</text:span><text:span text:style-name="T242_116"><text:s/></text:span><text:span text:style-name="T242_117">tutte</text:span><text:span text:style-name="T242_118"><text:s/></text:span><text:span text:style-name="T242_119">le</text:span><text:span text:style-name="T242_120"><text:s/></text:span><text:span text:style-name="T242_121">fabbriche</text:span><text:span text:style-name="T242_122">)</text:span></text:p>
        </text:list-item>
      </text:list>
      <text:p text:style-name="P243"><text:span text:style-name="T243_1">A</text:span><text:span text:style-name="T243_2"><text:s/></text:span><text:span text:style-name="T243_3">questo</text:span><text:span text:style-name="T243_4"><text:s/></text:span><text:span text:style-name="T243_5">punto</text:span><text:span text:style-name="T243_6"><text:s/></text:span><text:span text:style-name="T243_7">il</text:span><text:span text:style-name="T243_8"><text:s/></text:span><text:span text:style-name="T243_9">LP</text:span><text:span text:style-name="T243_10"><text:s/></text:span><text:span text:style-name="T243_11">si</text:span><text:span text:style-name="T243_12"><text:s/></text:span><text:span text:style-name="T243_13">inizierà</text:span><text:span text:style-name="T243_14"><text:s/></text:span><text:span text:style-name="T243_15">a</text:span><text:span text:style-name="T243_16"><text:s/></text:span><text:span text:style-name="T243_17">riempire</text:span><text:span text:style-name="T243_18"><text:s/></text:span><text:span text:style-name="T243_19">di</text:span><text:span text:style-name="T243_20"><text:s/></text:span><text:span text:style-name="T243_21">P</text:span><text:span text:style-name="T243_22">1<text:s/></text:span><text:span text:style-name="T243_23">e</text:span><text:span text:style-name="T243_24"><text:s/></text:span><text:span text:style-name="T243_25">dopo</text:span><text:span text:style-name="T243_26"><text:s/></text:span><text:span text:style-name="T243_27">un</text:span><text:span text:style-name="T243_28"><text:s/></text:span><text:span text:style-name="T243_29">certo</text:span><text:span text:style-name="T243_30"><text:s/></text:span><text:span text:style-name="T243_31">tempo</text:span><text:span text:style-name="T243_32"><text:s/>(</text:span><text:span text:style-name="T243_33">alla</text:span><text:span text:style-name="T243_34"><text:s/></text:span><text:span text:style-name="T243_35">fine</text:span><text:span text:style-name="T243_36"><text:s/></text:span><text:span text:style-name="T243_37">del</text:span><text:span text:style-name="T243_38"><text:s/></text:span><text:span text:style-name="T243_39">programma</text:span><text:span text:style-name="T243_40"><text:s/></text:span><text:span text:style-name="T243_41">se</text:span><text:span text:style-name="T243_42"><text:s/></text:span><text:span text:style-name="T243_43">volete</text:span><text:span text:style-name="T243_44">)<text:s/></text:span><text:span text:style-name="T243_45">si</text:span><text:span text:style-name="T243_46"><text:s/></text:span><text:span text:style-name="T243_47">può</text:span><text:span text:style-name="T243_48"><text:s/></text:span><text:span text:style-name="T243_49">ritirare</text:span><text:span text:style-name="T243_50"><text:s/></text:span><text:span text:style-name="T243_51">la</text:span><text:span text:style-name="T243_52"><text:s/></text:span><text:span text:style-name="T243_53">P</text:span><text:span text:style-name="T243_54">1<text:s/></text:span><text:span text:style-name="T243_55">per</text:span><text:span text:style-name="T243_56"><text:s/></text:span><text:span text:style-name="T243_57">venderla</text:span><text:span text:style-name="T243_58"><text:s/></text:span><text:span text:style-name="T243_59">o</text:span><text:span text:style-name="T243_60"><text:s/></text:span><text:span text:style-name="T243_61">farne</text:span><text:span text:style-name="T243_62"><text:s/></text:span><text:span text:style-name="T243_63">altri</text:span><text:span text:style-name="T243_64"><text:s/></text:span><text:span text:style-name="T243_65">usi</text:span><text:span text:style-name="T243_66">.</text:span></text:p>
      <text:p text:style-name="P244"><text:span text:style-name="T244_1">Si</text:span><text:span text:style-name="T244_2"><text:s/></text:span><text:span text:style-name="T244_3">può</text:span><text:span text:style-name="T244_4"><text:s/></text:span><text:span text:style-name="T244_5">per</text:span><text:span text:style-name="T244_6"><text:s/></text:span><text:span text:style-name="T244_7">esempio</text:span><text:span text:style-name="T244_8"><text:s/></text:span><text:span text:style-name="T244_9">fare</text:span><text:span text:style-name="T244_10"><text:s/></text:span><text:span text:style-name="T244_11">P</text:span><text:span text:style-name="T244_12">2<text:s/></text:span><text:span text:style-name="T244_13">con</text:span><text:span text:style-name="T244_14"><text:s/></text:span><text:span text:style-name="T244_15">le</text:span><text:span text:style-name="T244_16"><text:s/></text:span><text:span text:style-name="T244_17">Advanced</text:span><text:span text:style-name="T244_18"><text:s/></text:span><text:span text:style-name="T244_19">Factory</text:span></text:p>
      <text:p text:style-name="P245"/>
      <text:p text:style-name="P246"><text:span text:style-name="T246_1">Nota</text:span><text:span text:style-name="T246_2">:<text:s/></text:span><text:span text:style-name="T246_3">tranne</text:span><text:span text:style-name="T246_4"><text:s/></text:span><text:span text:style-name="T246_5">in</text:span><text:span text:style-name="T246_6"><text:s/></text:span><text:span text:style-name="T246_7">rari</text:span><text:span text:style-name="T246_8"><text:s/></text:span><text:span text:style-name="T246_9">casi</text:span><text:span text:style-name="T246_10"><text:s/>(</text:span><text:span text:style-name="T246_11">P</text:span><text:span text:style-name="T246_12">3<text:s/></text:span><text:span text:style-name="T246_13">da</text:span><text:span text:style-name="T246_14"><text:s/>3<text:s/></text:span><text:span text:style-name="T246_15">P</text:span><text:span text:style-name="T246_16">2)<text:s/></text:span><text:span text:style-name="T246_17">il</text:span><text:span text:style-name="T246_18"><text:s/></text:span><text:span text:style-name="T246_19">processamento</text:span><text:span text:style-name="T246_20"><text:s/></text:span><text:span text:style-name="T246_21">di</text:span><text:span text:style-name="T246_22"><text:s/></text:span><text:span text:style-name="T246_23">un</text:span><text:span text:style-name="T246_24"><text:s/></text:span><text:span text:style-name="T246_25">tier</text:span><text:span text:style-name="T246_26"><text:s/></text:span><text:span text:style-name="T246_27">nel</text:span><text:span text:style-name="T246_28"><text:s/></text:span><text:span text:style-name="T246_29">tier</text:span><text:span text:style-name="T246_30"><text:s/></text:span><text:span text:style-name="T246_31">successivo</text:span><text:span text:style-name="T246_32"><text:s/></text:span><text:span text:style-name="T246_33">fa</text:span><text:span text:style-name="T246_34"><text:s/></text:span><text:span text:style-name="T246_35">risparmiare</text:span><text:span text:style-name="T246_36"><text:s/></text:span><text:span text:style-name="T246_37">m</text:span><text:span text:style-name="T246_38">3<text:s/></text:span><text:span text:style-name="T246_39">di</text:span><text:span text:style-name="T246_40"><text:s/></text:span><text:span text:style-name="T246_41">occupazione</text:span><text:span text:style-name="T246_42"><text:s/></text:span><text:span text:style-name="T246_43">risorse</text:span><text:span text:style-name="T246_44">,<text:s/></text:span><text:span text:style-name="T246_45">ovvero</text:span><text:span text:style-name="T246_46"><text:s/></text:span><text:span text:style-name="T246_47">la</text:span><text:span text:style-name="T246_48"><text:s/></text:span><text:span text:style-name="T246_49">somma</text:span><text:span text:style-name="T246_50"><text:s/></text:span><text:span text:style-name="T246_51">dei</text:span><text:span text:style-name="T246_52"><text:s/></text:span><text:span text:style-name="T246_53">m</text:span><text:span text:style-name="T246_54">3<text:s/></text:span><text:span text:style-name="T246_55">di</text:span><text:span text:style-name="T246_56"><text:s/></text:span><text:span text:style-name="T246_57">tutti</text:span><text:span text:style-name="T246_58"><text:s/></text:span><text:span text:style-name="T246_59">gli</text:span><text:span text:style-name="T246_60"><text:s/></text:span><text:span text:style-name="T246_61">input</text:span><text:span text:style-name="T246_62"><text:s/></text:span><text:span text:style-name="T246_63">è</text:span><text:span text:style-name="T246_64"><text:s/></text:span><text:span text:style-name="T246_65">praticamente</text:span><text:span text:style-name="T246_66"><text:s/></text:span><text:span text:style-name="T246_67">sempre</text:span><text:span text:style-name="T246_68"><text:s/></text:span><text:span text:style-name="T246_69">superiore</text:span><text:span text:style-name="T246_70"><text:s/>(</text:span><text:span text:style-name="T246_71">anche</text:span><text:span text:style-name="T246_72"><text:s/></text:span><text:span text:style-name="T246_73">di</text:span><text:span text:style-name="T246_74"><text:s/></text:span><text:span text:style-name="T246_75">tanto</text:span><text:span text:style-name="T246_76"><text:s/></text:span><text:span text:style-name="T246_77">in</text:span><text:span text:style-name="T246_78"><text:s/></text:span><text:span text:style-name="T246_79">caso</text:span><text:span text:style-name="T246_80"><text:s/></text:span><text:span text:style-name="T246_81">P</text:span><text:span text:style-name="T246_82">0-&gt;</text:span><text:span text:style-name="T246_83">P</text:span><text:span text:style-name="T246_84">1)<text:s/></text:span><text:span text:style-name="T246_85">all</text:span><text:span text:style-name="T246_86">’</text:span><text:span text:style-name="T246_87">output</text:span><text:span text:style-name="T246_88">.<text:s/></text:span><text:span text:style-name="T246_89">Producendo</text:span><text:span text:style-name="T246_90"><text:s/></text:span><text:span text:style-name="T246_91">si</text:span><text:span text:style-name="T246_92"><text:s/></text:span><text:span text:style-name="T246_93">comprime</text:span><text:span text:style-name="T246_94">.</text:span></text:p>
      <text:p text:style-name="P247"/>
      <text:h text:style-name="P248" text:outline-level="10"><text:bookmark-start text:name="h.kjzd3v1umu2q"/><text:bookmark-end text:name="h.kjzd3v1umu2q"/><text:span text:style-name="T248_1">Advanced</text:span><text:span text:style-name="T248_2"><text:s/></text:span><text:span text:style-name="T248_3">Industry</text:span><text:span text:style-name="T248_4"><text:s/></text:span><text:span text:style-name="T248_5">Facility</text:span><text:span text:style-name="T248_6"><text:s/>(</text:span><text:span text:style-name="T248_7">AIF</text:span><text:span text:style-name="T248_8">)</text:span></text:h>
      <text:p text:style-name="P249"><text:span text:style-name="T249_1">Un</text:span><text:span text:style-name="T249_2"><text:s/></text:span><text:span text:style-name="T249_3">secondo</text:span><text:span text:style-name="T249_4"><text:s/></text:span><text:span text:style-name="T249_5">tipo</text:span><text:span text:style-name="T249_6"><text:s/></text:span><text:span text:style-name="T249_7">di</text:span><text:span text:style-name="T249_8"><text:s/></text:span><text:span text:style-name="T249_9">fabbrica</text:span><text:span text:style-name="T249_10"><text:s/></text:span><text:span text:style-name="T249_11">è</text:span><text:span text:style-name="T249_12"><text:s/></text:span><text:span text:style-name="T249_13">l</text:span><text:span text:style-name="T249_14">’</text:span><text:span text:style-name="T249_15">AIF</text:span><text:span text:style-name="T249_16">.</text:span></text:p>
      <text:p text:style-name="P250"><text:span text:style-name="T250_1">Si</text:span><text:span text:style-name="T250_2"><text:s/></text:span><text:span text:style-name="T250_3">costruisce</text:span><text:span text:style-name="T250_4"><text:s/></text:span><text:span text:style-name="T250_5">dall</text:span><text:span text:style-name="T250_6">’<text:s/></text:span><text:span text:style-name="T250_7">interfaccia</text:span><text:span text:style-name="T250_8"><text:s/></text:span><text:span text:style-name="T250_9">Build</text:span><text:span text:style-name="T250_10"><text:s/></text:span><text:span text:style-name="T250_11">ed</text:span><text:span text:style-name="T250_12"><text:s/></text:span><text:span text:style-name="T250_13">in</text:span><text:span text:style-name="T250_14"><text:s/></text:span><text:span text:style-name="T250_15">generale</text:span><text:span text:style-name="T250_16"><text:s/></text:span><text:span text:style-name="T250_17">si</text:span><text:span text:style-name="T250_18"><text:s/></text:span><text:span text:style-name="T250_19">comporta</text:span><text:span text:style-name="T250_20"><text:s/></text:span><text:span text:style-name="T250_21">come</text:span><text:span text:style-name="T250_22"><text:s/></text:span><text:span text:style-name="T250_23">una</text:span><text:span text:style-name="T250_24"><text:s/></text:span><text:span text:style-name="T250_25">BIF</text:span><text:span text:style-name="T250_26">,<text:s/></text:span><text:span text:style-name="T250_27">richiede</text:span><text:span text:style-name="T250_28"><text:s/>500<text:s/></text:span><text:span text:style-name="T250_29">CPU</text:span><text:span text:style-name="T250_30"><text:s/></text:span><text:span text:style-name="T250_31">e</text:span><text:span text:style-name="T250_32"><text:s/>700<text:s/></text:span><text:span text:style-name="T250_33">Power</text:span><text:span text:style-name="T250_34">.<text:s/></text:span><text:span text:style-name="T250_35">Va</text:span><text:span text:style-name="T250_36"><text:s/></text:span><text:span text:style-name="T250_37">linkata</text:span><text:span text:style-name="T250_38"><text:s/></text:span><text:span text:style-name="T250_39">alle</text:span><text:span text:style-name="T250_40"><text:s/></text:span><text:span text:style-name="T250_41">altre</text:span><text:span text:style-name="T250_42"><text:s/></text:span><text:span text:style-name="T250_43">strutture</text:span><text:span text:style-name="T250_44"><text:s/></text:span><text:span text:style-name="T250_45">analogamente</text:span><text:span text:style-name="T250_46"><text:s/></text:span><text:span text:style-name="T250_47">alla</text:span><text:span text:style-name="T250_48"><text:s/></text:span><text:span text:style-name="T250_49">BIF</text:span><text:span text:style-name="T250_50"><text:s/></text:span><text:span text:style-name="T250_51">ed</text:span><text:span text:style-name="T250_52"><text:s/></text:span><text:span text:style-name="T250_53">occorre</text:span><text:span text:style-name="T250_54"><text:s/></text:span><text:span text:style-name="T250_55">fare</text:span><text:span text:style-name="T250_56"><text:s/></text:span><text:span text:style-name="T250_57">rotte</text:span><text:span text:style-name="T250_58"><text:s/></text:span><text:span text:style-name="T250_59">per</text:span><text:span text:style-name="T250_60"><text:s/></text:span><text:span text:style-name="T250_61">il</text:span><text:span text:style-name="T250_62"><text:s/></text:span><text:span text:style-name="T250_63">prodotto</text:span><text:span text:style-name="T250_64"><text:s/></text:span><text:span text:style-name="T250_65">di</text:span><text:span text:style-name="T250_66"><text:s/></text:span><text:span text:style-name="T250_67">uscita</text:span><text:span text:style-name="T250_68"><text:s/></text:span><text:span text:style-name="T250_69">e</text:span><text:span text:style-name="T250_70"><text:s/></text:span><text:span text:style-name="T250_71">per</text:span><text:span text:style-name="T250_72"><text:s/></text:span><text:span text:style-name="T250_73">i</text:span><text:span text:style-name="T250_74"><text:s/></text:span><text:span text:style-name="T250_75">prodotti</text:span><text:span text:style-name="T250_76"><text:s/>(</text:span><text:span text:style-name="T250_77">che</text:span><text:span text:style-name="T250_78"><text:s/></text:span><text:span text:style-name="T250_79">sono</text:span><text:span text:style-name="T250_80"><text:s/></text:span><text:span text:style-name="T250_81">sempre</text:span><text:span text:style-name="T250_82"><text:s/></text:span><text:span text:style-name="T250_83">o</text:span><text:span text:style-name="T250_84"><text:s/></text:span><text:span text:style-name="T250_85">due</text:span><text:span text:style-name="T250_86"><text:s/></text:span><text:span text:style-name="T250_87">o</text:span><text:span text:style-name="T250_88"><text:s/></text:span><text:span text:style-name="T250_89">tre</text:span><text:span text:style-name="T250_90">)<text:s/></text:span><text:span text:style-name="T250_91">in</text:span><text:span text:style-name="T250_92"><text:s/></text:span><text:span text:style-name="T250_93">ingresso</text:span><text:span text:style-name="T250_94">.</text:span></text:p>
      <text:p text:style-name="P251"><text:span text:style-name="T251_1">AIF</text:span><text:span text:style-name="T251_2"><text:s/></text:span><text:span text:style-name="T251_3">è</text:span><text:span text:style-name="T251_4"><text:s/></text:span><text:span text:style-name="T251_5">usata</text:span><text:span text:style-name="T251_6"><text:s/></text:span><text:span text:style-name="T251_7">per</text:span><text:span text:style-name="T251_8"><text:s/></text:span><text:span text:style-name="T251_9">produrre</text:span><text:span text:style-name="T251_10"><text:s/></text:span><text:span text:style-name="T251_11">P</text:span><text:span text:style-name="T251_12">2<text:s/></text:span><text:span text:style-name="T251_13">da</text:span><text:span text:style-name="T251_14"><text:s/></text:span><text:span text:style-name="T251_15">due</text:span><text:span text:style-name="T251_16"><text:s/></text:span><text:span text:style-name="T251_17">tipi</text:span><text:span text:style-name="T251_18"><text:s/></text:span><text:span text:style-name="T251_19">di</text:span><text:span text:style-name="T251_20"><text:s/></text:span><text:span text:style-name="T251_21">P</text:span><text:span text:style-name="T251_22">1<text:s/>(</text:span><text:span text:style-name="T251_23">vedi</text:span><text:span text:style-name="T251_24"><text:s/></text:span><text:span text:style-name="T251_25">la</text:span><text:span text:style-name="T251_26"><text:s/></text:span><text:span text:style-name="T251_27">tabella</text:span><text:span text:style-name="T251_28"><text:s/></text:span><text:span text:style-name="T251_29">nel</text:span><text:span text:style-name="T251_30"><text:s/></text:span><text:span text:style-name="T251_31">sito</text:span><text:span text:style-name="T251_32"><text:s/></text:span><text:span text:style-name="T251_33">di</text:span><text:span text:style-name="T251_34"><text:s/></text:span><text:span text:style-name="T251_35">riferimento</text:span><text:span text:style-name="T251_36">)<text:s/></text:span><text:span text:style-name="T251_37">o</text:span><text:span text:style-name="T251_38"><text:s/></text:span><text:span text:style-name="T251_39">P</text:span><text:span text:style-name="T251_40">3<text:s/></text:span><text:span text:style-name="T251_41">da</text:span><text:span text:style-name="T251_42"><text:s/></text:span><text:span text:style-name="T251_43">due</text:span><text:span text:style-name="T251_44"><text:s/></text:span><text:span text:style-name="T251_45">o</text:span><text:span text:style-name="T251_46"><text:s/></text:span><text:span text:style-name="T251_47">tre</text:span><text:span text:style-name="T251_48"><text:s/></text:span><text:span text:style-name="T251_49">tipi</text:span><text:span text:style-name="T251_50"><text:s/></text:span><text:span text:style-name="T251_51">diversi</text:span><text:span text:style-name="T251_52"><text:s/></text:span><text:span text:style-name="T251_53">di</text:span><text:span text:style-name="T251_54"><text:s/></text:span><text:span text:style-name="T251_55">P</text:span><text:span text:style-name="T251_56">2.</text:span></text:p>
      <text:p text:style-name="P252"><text:span text:style-name="T252_1">Dove</text:span><text:span text:style-name="T252_2"><text:s/></text:span><text:span text:style-name="T252_3">piazzare</text:span><text:span text:style-name="T252_4"><text:s/></text:span><text:span text:style-name="T252_5">le</text:span><text:span text:style-name="T252_6"><text:s/></text:span><text:span text:style-name="T252_7">AIF</text:span><text:span text:style-name="T252_8">?<text:s/></text:span><text:span text:style-name="T252_9">Dipende</text:span><text:span text:style-name="T252_10"><text:s/></text:span><text:span text:style-name="T252_11">dalla</text:span><text:span text:style-name="T252_12"><text:s/></text:span><text:span text:style-name="T252_13">configurazione</text:span><text:span text:style-name="T252_14">,<text:s/></text:span><text:span text:style-name="T252_15">vedi</text:span><text:span text:style-name="T252_16"><text:s/></text:span><text:span text:style-name="T252_17">sezioni</text:span><text:span text:style-name="T252_18"><text:s/></text:span><text:span text:style-name="T252_19">più</text:span><text:span text:style-name="T252_20"><text:s/></text:span><text:span text:style-name="T252_21">avanti</text:span><text:span text:style-name="T252_22">,<text:s/></text:span><text:span text:style-name="T252_23">comunque</text:span><text:span text:style-name="T252_24"><text:s/></text:span><text:span text:style-name="T252_25">in</text:span><text:span text:style-name="T252_26"><text:s/></text:span><text:span text:style-name="T252_27">modo</text:span><text:span text:style-name="T252_28"><text:s/></text:span><text:span text:style-name="T252_29">compatto</text:span><text:span text:style-name="T252_30"><text:s/></text:span><text:span text:style-name="T252_31">intorno</text:span><text:span text:style-name="T252_32"><text:s/></text:span><text:span text:style-name="T252_33">ai</text:span><text:span text:style-name="T252_34"><text:s/></text:span><text:span text:style-name="T252_35">magazzini</text:span><text:span text:style-name="T252_36">.</text:span></text:p>
      <text:p text:style-name="P253"><text:span text:style-name="T253_1">Quante</text:span><text:span text:style-name="T253_2"><text:s/></text:span><text:span text:style-name="T253_3">AIF</text:span><text:span text:style-name="T253_4"><text:s/></text:span><text:span text:style-name="T253_5">piazzare</text:span><text:span text:style-name="T253_6">?<text:s/></text:span><text:span text:style-name="T253_7">Anche</text:span><text:span text:style-name="T253_8"><text:s/></text:span><text:span text:style-name="T253_9">qui</text:span><text:span text:style-name="T253_10"><text:s/></text:span><text:span text:style-name="T253_11">dipende</text:span><text:span text:style-name="T253_12"><text:s/></text:span><text:span text:style-name="T253_13">dalla</text:span><text:span text:style-name="T253_14"><text:s/></text:span><text:span text:style-name="T253_15">configurazione</text:span><text:span text:style-name="T253_16"><text:s/></text:span><text:span text:style-name="T253_17">sul</text:span><text:span text:style-name="T253_18"><text:s/></text:span><text:span text:style-name="T253_19">pianeta</text:span><text:span text:style-name="T253_20"><text:s/></text:span><text:span text:style-name="T253_21">e</text:span><text:span text:style-name="T253_22"><text:s/></text:span><text:span text:style-name="T253_23">degli</text:span><text:span text:style-name="T253_24"><text:s/></text:span><text:span text:style-name="T253_25">altri</text:span><text:span text:style-name="T253_26"><text:s/></text:span><text:span text:style-name="T253_27">pianeti</text:span><text:span text:style-name="T253_28">.</text:span></text:p>
      <text:p text:style-name="P254"><text:span text:style-name="T254_1">In</text:span><text:span text:style-name="T254_2"><text:s/></text:span><text:span text:style-name="T254_3">generale</text:span><text:span text:style-name="T254_4"><text:s/></text:span><text:span text:style-name="T254_5">si</text:span><text:span text:style-name="T254_6"><text:s/></text:span><text:span text:style-name="T254_7">può</text:span><text:span text:style-name="T254_8"><text:s/></text:span><text:span text:style-name="T254_9">dire</text:span><text:span text:style-name="T254_10"><text:s/></text:span><text:span text:style-name="T254_11">che</text:span><text:span text:style-name="T254_12">.</text:span></text:p>
      <text:list text:style-name="LS17" xml:id="list56">
        <text:list-item>
          <text:p text:style-name="P255"><text:span text:style-name="T255_1">Per</text:span><text:span text:style-name="T255_2"><text:s/></text:span><text:span text:style-name="T255_3">le</text:span><text:span text:style-name="T255_4"><text:s/></text:span><text:span text:style-name="T255_5">AIF</text:span><text:span text:style-name="T255_6"><text:s/></text:span><text:span text:style-name="T255_7">usate</text:span><text:span text:style-name="T255_8"><text:s/></text:span><text:span text:style-name="T255_9">per</text:span><text:span text:style-name="T255_10"><text:s/></text:span><text:span text:style-name="T255_11">fare</text:span><text:span text:style-name="T255_12"><text:s/></text:span><text:span text:style-name="T255_13">P</text:span><text:span text:style-name="T255_14">2:<text:s/></text:span><text:span text:style-name="T255_15">si</text:span><text:span text:style-name="T255_16"><text:s/></text:span><text:span text:style-name="T255_17">hanno</text:span><text:span text:style-name="T255_18"><text:s/></text:span><text:span text:style-name="T255_19">due</text:span><text:span text:style-name="T255_20"><text:s/></text:span><text:span text:style-name="T255_21">prodotti</text:span><text:span text:style-name="T255_22"><text:s/></text:span><text:span text:style-name="T255_23">P</text:span><text:span text:style-name="T255_24">1<text:s/></text:span><text:span text:style-name="T255_25">in</text:span><text:span text:style-name="T255_26"><text:s/></text:span><text:span text:style-name="T255_27">ingresso</text:span><text:span text:style-name="T255_28">.<text:s/></text:span><text:span text:style-name="T255_29">Si</text:span><text:span text:style-name="T255_30"><text:s/></text:span><text:span text:style-name="T255_31">calcolano</text:span><text:span text:style-name="T255_32"><text:s/></text:span><text:span text:style-name="T255_33">le</text:span><text:span text:style-name="T255_34"><text:s/></text:span><text:span text:style-name="T255_35">fabbriche</text:span><text:span text:style-name="T255_36"><text:s/></text:span><text:span text:style-name="T255_37">P</text:span><text:span text:style-name="T255_38">1<text:s/></text:span><text:span text:style-name="T255_39">per</text:span><text:span text:style-name="T255_40"><text:s/></text:span><text:span text:style-name="T255_41">ogni</text:span><text:span text:style-name="T255_42"><text:s/></text:span><text:span text:style-name="T255_43">tipo</text:span><text:span text:style-name="T255_44"><text:s/></text:span><text:span text:style-name="T255_45">che</text:span><text:span text:style-name="T255_46"><text:s/></text:span><text:span text:style-name="T255_47">riforniscono</text:span><text:span text:style-name="T255_48"><text:s/>(</text:span><text:span text:style-name="T255_49">anche</text:span><text:span text:style-name="T255_50"><text:s/></text:span><text:span text:style-name="T255_51">su</text:span><text:span text:style-name="T255_52"><text:s/></text:span><text:span text:style-name="T255_53">altri</text:span><text:span text:style-name="T255_54"><text:s/></text:span><text:span text:style-name="T255_55">pianeti</text:span><text:span text:style-name="T255_56"><text:s/></text:span><text:span text:style-name="T255_57">se</text:span><text:span text:style-name="T255_58"><text:s/></text:span><text:span text:style-name="T255_59">importate</text:span><text:span text:style-name="T255_60">)<text:s/></text:span><text:span text:style-name="T255_61">le</text:span><text:span text:style-name="T255_62"><text:s/></text:span><text:span text:style-name="T255_63">fabbriche</text:span><text:span text:style-name="T255_64"><text:s/></text:span><text:span text:style-name="T255_65">P</text:span><text:span text:style-name="T255_66">2,<text:s/></text:span><text:span text:style-name="T255_67">si</text:span><text:span text:style-name="T255_68"><text:s/></text:span><text:span text:style-name="T255_69">considera</text:span><text:span text:style-name="T255_70"><text:s/></text:span><text:span text:style-name="T255_71">il</text:span><text:span text:style-name="T255_72"><text:s/></text:span><text:span text:style-name="T255_73">minore</text:span><text:span text:style-name="T255_74"><text:s/></text:span><text:span text:style-name="T255_75">dei</text:span><text:span text:style-name="T255_76"><text:s/></text:span><text:span text:style-name="T255_77">due</text:span><text:span text:style-name="T255_78"><text:s/></text:span><text:span text:style-name="T255_79">numeri</text:span><text:span text:style-name="T255_80"><text:s/>(</text:span><text:span text:style-name="T255_81">P</text:span><text:span text:style-name="T255_82">1</text:span><text:span text:style-name="T255_83">a</text:span><text:span text:style-name="T255_84"><text:s/></text:span><text:span text:style-name="T255_85">e</text:span><text:span text:style-name="T255_86"><text:s/></text:span><text:span text:style-name="T255_87">P</text:span><text:span text:style-name="T255_88">1</text:span><text:span text:style-name="T255_89">b</text:span><text:span text:style-name="T255_90">)<text:s/></text:span><text:span text:style-name="T255_91">e</text:span><text:span text:style-name="T255_92"><text:s/></text:span><text:span text:style-name="T255_93">quello</text:span><text:span text:style-name="T255_94"><text:s/></text:span><text:span text:style-name="T255_95">sarà</text:span><text:span text:style-name="T255_96"><text:s/></text:span><text:span text:style-name="T255_97">il</text:span><text:span text:style-name="T255_98"><text:s/></text:span><text:span text:style-name="T255_99">numero</text:span><text:span text:style-name="T255_100"><text:s/></text:span><text:span text:style-name="T255_101">di</text:span><text:span text:style-name="T255_102"><text:s/></text:span><text:span text:style-name="T255_103">fabbriche</text:span><text:span text:style-name="T255_104"><text:s/></text:span><text:span text:style-name="T255_105">AIF</text:span><text:span text:style-name="T255_106"><text:s/></text:span><text:span text:style-name="T255_107">P</text:span><text:span text:style-name="T255_108">2<text:s/></text:span><text:span text:style-name="T255_109">da</text:span><text:span text:style-name="T255_110"><text:s/></text:span><text:span text:style-name="T255_111">installare</text:span><text:span text:style-name="T255_112">.<text:s/></text:span><text:span text:style-name="T255_113">Occorre</text:span><text:span text:style-name="T255_114"><text:s/></text:span><text:span text:style-name="T255_115">poi</text:span><text:span text:style-name="T255_116"><text:s/></text:span><text:span text:style-name="T255_117">vedere</text:span><text:span text:style-name="T255_118"><text:s/></text:span><text:span text:style-name="T255_119">se</text:span><text:span text:style-name="T255_120"><text:s/></text:span><text:span text:style-name="T255_121">volete</text:span><text:span text:style-name="T255_122"><text:s/></text:span><text:span text:style-name="T255_123">installarle</text:span><text:span text:style-name="T255_124"><text:s/></text:span><text:span text:style-name="T255_125">su</text:span><text:span text:style-name="T255_126"><text:s/></text:span><text:span text:style-name="T255_127">questo</text:span><text:span text:style-name="T255_128"><text:s/></text:span><text:span text:style-name="T255_129">pianeta</text:span><text:span text:style-name="T255_130">,<text:s/></text:span><text:span text:style-name="T255_131">su</text:span><text:span text:style-name="T255_132"><text:s/></text:span><text:span text:style-name="T255_133">un</text:span><text:span text:style-name="T255_134"><text:s/></text:span><text:span text:style-name="T255_135">altro</text:span><text:span text:style-name="T255_136"><text:s/></text:span><text:span text:style-name="T255_137">o</text:span><text:span text:style-name="T255_138"><text:s/></text:span><text:span text:style-name="T255_139">in</text:span><text:span text:style-name="T255_140"><text:s/></text:span><text:span text:style-name="T255_141">modo</text:span><text:span text:style-name="T255_142"><text:s/></text:span><text:span text:style-name="T255_143">condiviso</text:span><text:span text:style-name="T255_144"><text:s/>(</text:span><text:span text:style-name="T255_145">vedi</text:span><text:span text:style-name="T255_146"><text:s/></text:span><text:span text:style-name="T255_147">installazione</text:span><text:span text:style-name="T255_148"><text:s/></text:span><text:span text:style-name="T255_149">per</text:span><text:span text:style-name="T255_150"><text:s/></text:span><text:span text:style-name="T255_151">comprendere</text:span><text:span text:style-name="T255_152"><text:s/></text:span><text:span text:style-name="T255_153">meglio</text:span><text:span text:style-name="T255_154"><text:s/></text:span><text:span text:style-name="T255_155">questa</text:span><text:span text:style-name="T255_156"><text:s/></text:span><text:span text:style-name="T255_157">affermazione</text:span><text:span text:style-name="T255_158">)</text:span></text:p>
        </text:list-item>
        <text:list-item>
          <text:p text:style-name="P256"><text:span text:style-name="T256_1">Per</text:span><text:span text:style-name="T256_2"><text:s/></text:span><text:span text:style-name="T256_3">le</text:span><text:span text:style-name="T256_4"><text:s/></text:span><text:span text:style-name="T256_5">AIF</text:span><text:span text:style-name="T256_6"><text:s/></text:span><text:span text:style-name="T256_7">usate</text:span><text:span text:style-name="T256_8"><text:s/></text:span><text:span text:style-name="T256_9">per</text:span><text:span text:style-name="T256_10"><text:s/></text:span><text:span text:style-name="T256_11">fare</text:span><text:span text:style-name="T256_12"><text:s/></text:span><text:span text:style-name="T256_13">P</text:span><text:span text:style-name="T256_14">3:<text:s/></text:span><text:span text:style-name="T256_15">analogamente</text:span><text:span text:style-name="T256_16"><text:s/></text:span><text:span text:style-name="T256_17">al</text:span><text:span text:style-name="T256_18"><text:s/></text:span><text:span text:style-name="T256_19">caso</text:span><text:span text:style-name="T256_20"><text:s/></text:span><text:span text:style-name="T256_21">precedente</text:span><text:span text:style-name="T256_22"><text:s/></text:span><text:span text:style-name="T256_23">contate</text:span><text:span text:style-name="T256_24"><text:s/></text:span><text:span text:style-name="T256_25">le</text:span><text:span text:style-name="T256_26"><text:s/></text:span><text:span text:style-name="T256_27">fabbriche</text:span><text:span text:style-name="T256_28"><text:s/></text:span><text:span text:style-name="T256_29">P</text:span><text:span text:style-name="T256_30">2<text:s/></text:span><text:span text:style-name="T256_31">che</text:span><text:span text:style-name="T256_32"><text:s/></text:span><text:span text:style-name="T256_33">sullo</text:span><text:span text:style-name="T256_34"><text:s/></text:span><text:span text:style-name="T256_35">stesso</text:span><text:span text:style-name="T256_36"><text:s/></text:span><text:span text:style-name="T256_37">pianeta</text:span><text:span text:style-name="T256_38"><text:s/></text:span><text:span text:style-name="T256_39">o</text:span><text:span text:style-name="T256_40"><text:s/></text:span><text:span text:style-name="T256_41">meno</text:span><text:span text:style-name="T256_42">,<text:s/></text:span><text:span text:style-name="T256_43">riforniscono</text:span><text:span text:style-name="T256_44"><text:s/></text:span><text:span text:style-name="T256_45">le</text:span><text:span text:style-name="T256_46"><text:s/></text:span><text:span text:style-name="T256_47">fabbriche</text:span><text:span text:style-name="T256_48"><text:s/></text:span><text:span text:style-name="T256_49">P</text:span><text:span text:style-name="T256_50">3,<text:s/></text:span><text:span text:style-name="T256_51">scegliete</text:span><text:span text:style-name="T256_52"><text:s/></text:span><text:span text:style-name="T256_53">il</text:span><text:span text:style-name="T256_54"><text:s/></text:span><text:span text:style-name="T256_55">numero</text:span><text:span text:style-name="T256_56"><text:s/></text:span><text:span text:style-name="T256_57">minore</text:span><text:span text:style-name="T256_58"><text:s/></text:span><text:span text:style-name="T256_59">e</text:span><text:span text:style-name="T256_60"><text:s/></text:span><text:span text:style-name="T256_61">dividete</text:span><text:span text:style-name="T256_62"><text:s/></text:span><text:span text:style-name="T256_63">per</text:span><text:span text:style-name="T256_64"><text:s/>2<text:s/></text:span><text:span text:style-name="T256_65">arrotondando</text:span><text:span text:style-name="T256_66"><text:s/></text:span><text:span text:style-name="T256_67">per</text:span><text:span text:style-name="T256_68"><text:s/></text:span><text:span text:style-name="T256_69">eccesso</text:span><text:span text:style-name="T256_70">.<text:s/></text:span><text:span text:style-name="T256_71">Questo</text:span><text:span text:style-name="T256_72"><text:s/></text:span><text:span text:style-name="T256_73">è</text:span><text:span text:style-name="T256_74"><text:s/></text:span><text:span text:style-name="T256_75">il</text:span><text:span text:style-name="T256_76"><text:s/></text:span><text:span text:style-name="T256_77">numero</text:span><text:span text:style-name="T256_78"><text:s/></text:span><text:span text:style-name="T256_79">di</text:span><text:span text:style-name="T256_80"><text:s/></text:span><text:span text:style-name="T256_81">fabbriche</text:span><text:span text:style-name="T256_82"><text:s/></text:span><text:span text:style-name="T256_83">P</text:span><text:span text:style-name="T256_84">3.</text:span></text:p>
        </text:list-item>
      </text:list>
      <text:p text:style-name="P257"><text:span text:style-name="T257_1">Note</text:span><text:span text:style-name="T257_2">:</text:span></text:p>
      <text:list text:style-name="LS18" xml:id="list58">
        <text:list-item>
          <text:p text:style-name="P258"><text:span text:style-name="T258_1">Potete</text:span><text:span text:style-name="T258_2"><text:s/></text:span><text:span text:style-name="T258_3">anche</text:span><text:span text:style-name="T258_4"><text:s/></text:span><text:span text:style-name="T258_5">usare</text:span><text:span text:style-name="T258_6"><text:s/></text:span><text:span text:style-name="T258_7">il</text:span><text:span text:style-name="T258_8"><text:s/></text:span><text:span text:style-name="T258_9">maggiore</text:span><text:span text:style-name="T258_10"><text:s/></text:span><text:span text:style-name="T258_11">dei</text:span><text:span text:style-name="T258_12"><text:s/></text:span><text:span text:style-name="T258_13">due</text:span><text:span text:style-name="T258_14"><text:s/></text:span><text:span text:style-name="T258_15">valori</text:span><text:span text:style-name="T258_16"><text:s/></text:span><text:span text:style-name="T258_17">ottenuti</text:span><text:span text:style-name="T258_18"><text:s/></text:span><text:span text:style-name="T258_19">questo</text:span><text:span text:style-name="T258_20"><text:s/></text:span><text:span text:style-name="T258_21">comporta</text:span><text:span text:style-name="T258_22"><text:s/></text:span><text:span text:style-name="T258_23">il</text:span><text:span text:style-name="T258_24"><text:s/></text:span><text:span text:style-name="T258_25">fatto</text:span><text:span text:style-name="T258_26"><text:s/></text:span><text:span text:style-name="T258_27">che</text:span><text:span text:style-name="T258_28"><text:s/></text:span><text:span text:style-name="T258_29">dovrete</text:span><text:span text:style-name="T258_30"><text:s/></text:span><text:span text:style-name="T258_31">importare</text:span><text:span text:style-name="T258_32"><text:s/></text:span><text:span text:style-name="T258_33">in</text:span><text:span text:style-name="T258_34"><text:s/></text:span><text:span text:style-name="T258_35">qualche</text:span><text:span text:style-name="T258_36"><text:s/></text:span><text:span text:style-name="T258_37">modo</text:span><text:span text:style-name="T258_38"><text:s/></text:span><text:span text:style-name="T258_39">il</text:span><text:span text:style-name="T258_40"><text:s/></text:span><text:span text:style-name="T258_41">materiale</text:span><text:span text:style-name="T258_42"><text:s/></text:span><text:span text:style-name="T258_43">mancante</text:span><text:span text:style-name="T258_44"><text:s/></text:span><text:span text:style-name="T258_45">anzichè</text:span><text:span text:style-name="T258_46"><text:s/></text:span><text:span text:style-name="T258_47">avere</text:span><text:span text:style-name="T258_48"><text:s/></text:span><text:span text:style-name="T258_49">un</text:span><text:span text:style-name="T258_50"><text:s/></text:span><text:span text:style-name="T258_51">avanzo</text:span><text:span text:style-name="T258_52"><text:s/></text:span><text:span text:style-name="T258_53">del</text:span><text:span text:style-name="T258_54"><text:s/></text:span><text:span text:style-name="T258_55">materiale</text:span><text:span text:style-name="T258_56"><text:s/></text:span><text:span text:style-name="T258_57">in</text:span><text:span text:style-name="T258_58"><text:s/></text:span><text:span text:style-name="T258_59">eccesso</text:span><text:span text:style-name="T258_60">.</text:span></text:p>
        </text:list-item>
        <text:list-item>
          <text:p text:style-name="P259"><text:span text:style-name="T259_1">Alcuni</text:span><text:span text:style-name="T259_2"><text:s/></text:span><text:span text:style-name="T259_3">P</text:span><text:span text:style-name="T259_4">2<text:s/>(</text:span><text:span text:style-name="T259_5">e</text:span><text:span text:style-name="T259_6"><text:s/></text:span><text:span text:style-name="T259_7">P</text:span><text:span text:style-name="T259_8">3)<text:s/></text:span><text:span text:style-name="T259_9">possono</text:span><text:span text:style-name="T259_10"><text:s/></text:span><text:span text:style-name="T259_11">essere</text:span><text:span text:style-name="T259_12"><text:s/></text:span><text:span text:style-name="T259_13">fatti</text:span><text:span text:style-name="T259_14"><text:s/></text:span><text:span text:style-name="T259_15">su</text:span><text:span text:style-name="T259_16"><text:s/></text:span><text:span text:style-name="T259_17">un</text:span><text:span text:style-name="T259_18"><text:s/></text:span><text:span text:style-name="T259_19">unico</text:span><text:span text:style-name="T259_20"><text:s/></text:span><text:span text:style-name="T259_21">pianeta</text:span><text:span text:style-name="T259_22">,<text:s/></text:span><text:span text:style-name="T259_23">piazzando</text:span><text:span text:style-name="T259_24"><text:s/></text:span><text:span text:style-name="T259_25">più</text:span><text:span text:style-name="T259_26"><text:s/></text:span><text:span text:style-name="T259_27">ECU</text:span><text:span text:style-name="T259_28"><text:s/></text:span><text:span text:style-name="T259_29">per</text:span><text:span text:style-name="T259_30"><text:s/></text:span><text:span text:style-name="T259_31">estrarre</text:span><text:span text:style-name="T259_32"><text:s/></text:span><text:span text:style-name="T259_33">diversi</text:span><text:span text:style-name="T259_34"><text:s/></text:span><text:span text:style-name="T259_35">P</text:span><text:span text:style-name="T259_36">0.<text:s/></text:span><text:span text:style-name="T259_37">Spesso</text:span><text:span text:style-name="T259_38"><text:s/></text:span><text:span text:style-name="T259_39">questo</text:span><text:span text:style-name="T259_40"><text:s/></text:span><text:span text:style-name="T259_41">non</text:span><text:span text:style-name="T259_42"><text:s/></text:span><text:span text:style-name="T259_43">è</text:span><text:span text:style-name="T259_44"><text:s/></text:span><text:span text:style-name="T259_45">conveniente</text:span><text:span text:style-name="T259_46"><text:s/>(</text:span><text:span text:style-name="T259_47">vedi</text:span><text:span text:style-name="T259_48"><text:s/></text:span><text:span text:style-name="T259_49">installazioni</text:span><text:span text:style-name="T259_50">)</text:span></text:p>
        </text:list-item>
        <text:list-item>
          <text:p text:style-name="P260"><text:span text:style-name="T260_1">Ogni</text:span><text:span text:style-name="T260_2"><text:s/></text:span><text:span text:style-name="T260_3">tipo</text:span><text:span text:style-name="T260_4"><text:s/></text:span><text:span text:style-name="T260_5">di</text:span><text:span text:style-name="T260_6"><text:s/></text:span><text:span text:style-name="T260_7">fabbrica</text:span><text:span text:style-name="T260_8"><text:s/></text:span><text:span text:style-name="T260_9">ha</text:span><text:span text:style-name="T260_10"><text:s/></text:span><text:span text:style-name="T260_11">un</text:span><text:span text:style-name="T260_12"><text:s/></text:span><text:span text:style-name="T260_13">mini</text:span><text:span text:style-name="T260_14"><text:s/></text:span><text:span text:style-name="T260_15">magazzino</text:span><text:span text:style-name="T260_16"><text:s/></text:span><text:span text:style-name="T260_17">solo</text:span><text:span text:style-name="T260_18"><text:s/></text:span><text:span text:style-name="T260_19">in</text:span><text:span text:style-name="T260_20"><text:s/></text:span><text:span text:style-name="T260_21">ingresso</text:span><text:span text:style-name="T260_22"><text:s/></text:span><text:span text:style-name="T260_23">di</text:span><text:span text:style-name="T260_24"><text:s/>1<text:s/></text:span><text:span text:style-name="T260_25">ciclo</text:span><text:span text:style-name="T260_26"><text:s/></text:span><text:span text:style-name="T260_27">di</text:span><text:span text:style-name="T260_28"><text:s/></text:span><text:span text:style-name="T260_29">materiale</text:span><text:span text:style-name="T260_30"><text:s/></text:span><text:span text:style-name="T260_31">di</text:span><text:span text:style-name="T260_32"><text:s/></text:span><text:span text:style-name="T260_33">produzione</text:span><text:span text:style-name="T260_34">.<text:s/></text:span><text:span text:style-name="T260_35">Quindi</text:span><text:span text:style-name="T260_36"><text:s/></text:span><text:span text:style-name="T260_37">può</text:span><text:span text:style-name="T260_38"><text:s/></text:span><text:span text:style-name="T260_39">avere</text:span><text:span text:style-name="T260_40"><text:s/></text:span><text:span text:style-name="T260_41">contemporaneamente</text:span><text:span text:style-name="T260_42"><text:s/></text:span><text:span text:style-name="T260_43">il</text:span><text:span text:style-name="T260_44"><text:s/></text:span><text:span text:style-name="T260_45">materiale</text:span><text:span text:style-name="T260_46"><text:s/></text:span><text:span text:style-name="T260_47">in</text:span><text:span text:style-name="T260_48"><text:s/></text:span><text:span text:style-name="T260_49">ingresso</text:span><text:span text:style-name="T260_50"><text:s/></text:span><text:span text:style-name="T260_51">in</text:span><text:span text:style-name="T260_52"><text:s/></text:span><text:span text:style-name="T260_53">lavorazione</text:span><text:span text:style-name="T260_54"><text:s/></text:span><text:span text:style-name="T260_55">più</text:span><text:span text:style-name="T260_56"><text:s/></text:span><text:span text:style-name="T260_57">un</text:span><text:span text:style-name="T260_58"><text:s/></text:span><text:span text:style-name="T260_59">ciclo</text:span><text:span text:style-name="T260_60"><text:s/>(1<text:s/></text:span><text:span text:style-name="T260_61">ora</text:span><text:span text:style-name="T260_62"><text:s/></text:span><text:span text:style-name="T260_63">in</text:span><text:span text:style-name="T260_64"><text:s/></text:span><text:span text:style-name="T260_65">tutti</text:span><text:span text:style-name="T260_66"><text:s/></text:span><text:span text:style-name="T260_67">i</text:span><text:span text:style-name="T260_68"><text:s/></text:span><text:span text:style-name="T260_69">casi</text:span><text:span text:style-name="T260_70"><text:s/></text:span><text:span text:style-name="T260_71">tranne</text:span><text:span text:style-name="T260_72"><text:s/>30<text:s/></text:span><text:span text:style-name="T260_73">minuti</text:span><text:span text:style-name="T260_74"><text:s/></text:span><text:span text:style-name="T260_75">per</text:span><text:span text:style-name="T260_76"><text:s/></text:span><text:span text:style-name="T260_77">le</text:span><text:span text:style-name="T260_78"><text:s/></text:span><text:span text:style-name="T260_79">fabbriche</text:span><text:span text:style-name="T260_80"><text:s/></text:span><text:span text:style-name="T260_81">basic</text:span><text:span text:style-name="T260_82">,<text:s/></text:span><text:span text:style-name="T260_83">che</text:span><text:span text:style-name="T260_84"><text:s/></text:span><text:span text:style-name="T260_85">immagazzinano</text:span><text:span text:style-name="T260_86"><text:s/>3000<text:s/></text:span><text:span text:style-name="T260_87">P</text:span><text:span text:style-name="T260_88">0<text:s/></text:span><text:span text:style-name="T260_89">oltre</text:span><text:span text:style-name="T260_90"><text:s/></text:span><text:span text:style-name="T260_91">ai</text:span><text:span text:style-name="T260_92"><text:s/>3000<text:s/></text:span><text:span text:style-name="T260_93">in</text:span><text:span text:style-name="T260_94"><text:s/></text:span><text:span text:style-name="T260_95">lavorazione</text:span><text:span text:style-name="T260_96"><text:s/></text:span><text:span text:style-name="T260_97">ogni</text:span><text:span text:style-name="T260_98"><text:s/>30<text:s/></text:span><text:span text:style-name="T260_99">min</text:span><text:span text:style-name="T260_100">)<text:s/></text:span><text:span text:style-name="T260_101">di</text:span><text:span text:style-name="T260_102"><text:s/></text:span><text:span text:style-name="T260_103">materiale</text:span><text:span text:style-name="T260_104"><text:s/></text:span><text:span text:style-name="T260_105">in</text:span><text:span text:style-name="T260_106"><text:s/></text:span><text:span text:style-name="T260_107">ingresso</text:span><text:span text:style-name="T260_108">.</text:span></text:p>
        </text:list-item>
        <text:list-item>
          <text:p text:style-name="P261"><text:span text:style-name="T261_1">Ove</text:span><text:span text:style-name="T261_2"><text:s/></text:span><text:span text:style-name="T261_3">si</text:span><text:span text:style-name="T261_4"><text:s/></text:span><text:span text:style-name="T261_5">piazzino</text:span><text:span text:style-name="T261_6"><text:s/></text:span><text:span text:style-name="T261_7">fabbriche</text:span><text:span text:style-name="T261_8"><text:s/></text:span><text:span text:style-name="T261_9">P</text:span><text:span text:style-name="T261_10">3<text:s/></text:span><text:span text:style-name="T261_11">insieme</text:span><text:span text:style-name="T261_12"><text:s/></text:span><text:span text:style-name="T261_13">a</text:span><text:span text:style-name="T261_14"><text:s/></text:span><text:span text:style-name="T261_15">fabbriche</text:span><text:span text:style-name="T261_16"><text:s/></text:span><text:span text:style-name="T261_17">P</text:span><text:span text:style-name="T261_18">2<text:s/></text:span><text:span text:style-name="T261_19">non</text:span><text:span text:style-name="T261_20"><text:s/></text:span><text:span text:style-name="T261_21">conviene</text:span><text:span text:style-name="T261_22"><text:s/></text:span><text:span text:style-name="T261_23">come</text:span><text:span text:style-name="T261_24"><text:s/></text:span><text:span text:style-name="T261_25">detto</text:span><text:span text:style-name="T261_26"><text:s/></text:span><text:span text:style-name="T261_27">in</text:span><text:span text:style-name="T261_28"><text:s/></text:span><text:span text:style-name="T261_29">precedenza</text:span><text:span text:style-name="T261_30"><text:s/></text:span><text:span text:style-name="T261_31">fare</text:span><text:span text:style-name="T261_32"><text:s/></text:span><text:span text:style-name="T261_33">il</text:span><text:span text:style-name="T261_34"><text:s/></text:span><text:span text:style-name="T261_35">link</text:span><text:span text:style-name="T261_36"><text:s/></text:span><text:span text:style-name="T261_37">di</text:span><text:span text:style-name="T261_38"><text:s/></text:span><text:span text:style-name="T261_39">uscita</text:span><text:span text:style-name="T261_40"><text:s/></text:span><text:span text:style-name="T261_41">di</text:span><text:span text:style-name="T261_42"><text:s/></text:span><text:span text:style-name="T261_43">una</text:span><text:span text:style-name="T261_44"><text:s/></text:span><text:span text:style-name="T261_45">fabbrica</text:span><text:span text:style-name="T261_46"><text:s/></text:span><text:span text:style-name="T261_47">P</text:span><text:span text:style-name="T261_48">2<text:s/></text:span><text:span text:style-name="T261_49">direttamente</text:span><text:span text:style-name="T261_50"><text:s/></text:span><text:span text:style-name="T261_51">sulla</text:span><text:span text:style-name="T261_52"><text:s/></text:span><text:span text:style-name="T261_53">fabbrica</text:span><text:span text:style-name="T261_54"><text:s/></text:span><text:span text:style-name="T261_55">P</text:span><text:span text:style-name="T261_56">3<text:s/></text:span><text:span text:style-name="T261_57">che</text:span><text:span text:style-name="T261_58"><text:s/></text:span><text:span text:style-name="T261_59">usa</text:span><text:span text:style-name="T261_60"><text:s/></text:span><text:span text:style-name="T261_61">il</text:span><text:span text:style-name="T261_62"><text:s/></text:span><text:span text:style-name="T261_63">suo</text:span><text:span text:style-name="T261_64"><text:s/></text:span><text:span text:style-name="T261_65">materiale</text:span><text:span text:style-name="T261_66"><text:s/></text:span><text:span text:style-name="T261_67">perchè</text:span><text:span text:style-name="T261_68"><text:s/></text:span><text:span text:style-name="T261_69">nel</text:span><text:span text:style-name="T261_70"><text:s/></text:span><text:span text:style-name="T261_71">caso</text:span><text:span text:style-name="T261_72"><text:s/></text:span><text:span text:style-name="T261_73">l</text:span><text:span text:style-name="T261_74">’</text:span><text:span text:style-name="T261_75">altro</text:span><text:span text:style-name="T261_76"><text:s/></text:span><text:span text:style-name="T261_77">materiale</text:span><text:span text:style-name="T261_78"><text:s/></text:span><text:span text:style-name="T261_79">in</text:span><text:span text:style-name="T261_80"><text:s/></text:span><text:span text:style-name="T261_81">ingresso</text:span><text:span text:style-name="T261_82"><text:s/></text:span><text:span text:style-name="T261_83">non</text:span><text:span text:style-name="T261_84"><text:s/></text:span><text:span text:style-name="T261_85">sia</text:span><text:span text:style-name="T261_86"><text:s/></text:span><text:span text:style-name="T261_87">disponibile</text:span><text:span text:style-name="T261_88"><text:s/>(</text:span><text:span text:style-name="T261_89">prodotto</text:span><text:span text:style-name="T261_90"><text:s/></text:span><text:span text:style-name="T261_91">finito</text:span><text:span text:style-name="T261_92"><text:s/></text:span><text:span text:style-name="T261_93">per</text:span><text:span text:style-name="T261_94"><text:s/></text:span><text:span text:style-name="T261_95">esempio</text:span><text:span text:style-name="T261_96"><text:s/></text:span><text:span text:style-name="T261_97">o</text:span><text:span text:style-name="T261_98"><text:s/></text:span><text:span text:style-name="T261_99">altri</text:span><text:span text:style-name="T261_100"><text:s/></text:span><text:span text:style-name="T261_101">motivi</text:span><text:span text:style-name="T261_102">)<text:s/></text:span><text:span text:style-name="T261_103">la</text:span><text:span text:style-name="T261_104"><text:s/></text:span><text:span text:style-name="T261_105">fabbrica</text:span><text:span text:style-name="T261_106"><text:s/></text:span><text:span text:style-name="T261_107">P</text:span><text:span text:style-name="T261_108">3<text:s/></text:span><text:span text:style-name="T261_109">si</text:span><text:span text:style-name="T261_110"><text:s/></text:span><text:span text:style-name="T261_111">bloccherebbe</text:span><text:span text:style-name="T261_112"><text:s/></text:span><text:span text:style-name="T261_113">e</text:span><text:span text:style-name="T261_114"><text:s/></text:span><text:span text:style-name="T261_115">non</text:span><text:span text:style-name="T261_116"><text:s/></text:span><text:span text:style-name="T261_117">userebbe</text:span><text:span text:style-name="T261_118"><text:s/></text:span><text:span text:style-name="T261_119">le</text:span><text:span text:style-name="T261_120"><text:s/></text:span><text:span text:style-name="T261_121">risorse</text:span><text:span text:style-name="T261_122"><text:s/></text:span><text:span text:style-name="T261_123">sul</text:span><text:span text:style-name="T261_124"><text:s/></text:span><text:span text:style-name="T261_125">suo</text:span><text:span text:style-name="T261_126"><text:s/></text:span><text:span text:style-name="T261_127">mini</text:span><text:span text:style-name="T261_128"><text:s/></text:span><text:span text:style-name="T261_129">magazzino</text:span><text:span text:style-name="T261_130"><text:s/></text:span><text:span text:style-name="T261_131">in</text:span><text:span text:style-name="T261_132"><text:s/></text:span><text:span text:style-name="T261_133">entrata</text:span><text:span text:style-name="T261_134">.<text:s/></text:span><text:span text:style-name="T261_135">La</text:span><text:span text:style-name="T261_136"><text:s/></text:span><text:span text:style-name="T261_137">fabbrica</text:span><text:span text:style-name="T261_138"><text:s/></text:span><text:span text:style-name="T261_139">P</text:span><text:span text:style-name="T261_140">2<text:s/></text:span><text:span text:style-name="T261_141">non</text:span><text:span text:style-name="T261_142"><text:s/></text:span><text:span text:style-name="T261_143">potrebbe</text:span><text:span text:style-name="T261_144"><text:s/></text:span><text:span text:style-name="T261_145">quindi</text:span><text:span text:style-name="T261_146"><text:s/></text:span><text:span text:style-name="T261_147">depositare</text:span><text:span text:style-name="T261_148"><text:s/></text:span><text:span text:style-name="T261_149">il</text:span><text:span text:style-name="T261_150"><text:s/></text:span><text:span text:style-name="T261_151">suo</text:span><text:span text:style-name="T261_152"><text:s/></text:span><text:span text:style-name="T261_153">materiale</text:span><text:span text:style-name="T261_154"><text:s/></text:span><text:span text:style-name="T261_155">nel</text:span><text:span text:style-name="T261_156"><text:s/></text:span><text:span text:style-name="T261_157">mini</text:span><text:span text:style-name="T261_158"><text:s/></text:span><text:span text:style-name="T261_159">magazzino</text:span><text:span text:style-name="T261_160"><text:s/></text:span><text:span text:style-name="T261_161">della</text:span><text:span text:style-name="T261_162"><text:s/></text:span><text:span text:style-name="T261_163">fabbrica</text:span><text:span text:style-name="T261_164"><text:s/>(</text:span><text:span text:style-name="T261_165">pieno</text:span><text:span text:style-name="T261_166">)<text:s/></text:span><text:span text:style-name="T261_167">e</text:span><text:span text:style-name="T261_168"><text:s/></text:span><text:span text:style-name="T261_169">butterebbe</text:span><text:span text:style-name="T261_170"><text:s/></text:span><text:span text:style-name="T261_171">via</text:span><text:span text:style-name="T261_172"><text:s/></text:span><text:span text:style-name="T261_173">tutto</text:span><text:span text:style-name="T261_174"><text:s/></text:span><text:span text:style-name="T261_175">continuamente</text:span><text:span text:style-name="T261_176">.</text:span></text:p>
        </text:list-item>
      </text:list>
      <text:p text:style-name="P262"><text:span text:style-name="T262_1"><text:s/><text:tab/></text:span><text:span text:style-name="T262_2">Questo</text:span><text:span text:style-name="T262_3"><text:s/></text:span><text:span text:style-name="T262_4">vale</text:span><text:span text:style-name="T262_5"><text:s/></text:span><text:span text:style-name="T262_6">anche</text:span><text:span text:style-name="T262_7"><text:s/></text:span><text:span text:style-name="T262_8">per</text:span><text:span text:style-name="T262_9"><text:s/></text:span><text:span text:style-name="T262_10">BIF</text:span><text:span text:style-name="T262_11"><text:s/></text:span><text:span text:style-name="T262_12">su</text:span><text:span text:style-name="T262_13"><text:s/></text:span><text:span text:style-name="T262_14">AIF</text:span><text:span text:style-name="T262_15"><text:s/></text:span><text:span text:style-name="T262_16">e</text:span><text:span text:style-name="T262_17"><text:s/></text:span><text:span text:style-name="T262_18">AIF</text:span><text:span text:style-name="T262_19"><text:s/></text:span><text:span text:style-name="T262_20">P</text:span><text:span text:style-name="T262_21">3<text:s/></text:span><text:span text:style-name="T262_22">su</text:span><text:span text:style-name="T262_23"><text:s/></text:span><text:span text:style-name="T262_24">HTPP</text:span><text:span text:style-name="T262_25"><text:s/>(</text:span><text:span text:style-name="T262_26">High</text:span><text:span text:style-name="T262_27">-</text:span><text:span text:style-name="T262_28">Tech</text:span><text:span text:style-name="T262_29"><text:s/></text:span><text:span text:style-name="T262_30">Production</text:span><text:span text:style-name="T262_31"><text:s/></text:span><text:span text:style-name="T262_32">Plant</text:span><text:span text:style-name="T262_33">)<text:s/></text:span><text:span text:style-name="T262_34">P</text:span><text:span text:style-name="T262_35">4.</text:span></text:p>
      <text:p text:style-name="P263"><text:span text:style-name="T263_1">Se</text:span><text:span text:style-name="T263_2"><text:s/></text:span><text:span text:style-name="T263_3">volete</text:span><text:span text:style-name="T263_4"><text:s/></text:span><text:span text:style-name="T263_5">fare</text:span><text:span text:style-name="T263_6"><text:s/></text:span><text:span text:style-name="T263_7">esercizi</text:span><text:span text:style-name="T263_8"><text:s/></text:span><text:span text:style-name="T263_9">su</text:span><text:span text:style-name="T263_10"><text:s/></text:span><text:span text:style-name="T263_11">P</text:span><text:span text:style-name="T263_12">2<text:s/></text:span><text:span text:style-name="T263_13">avete</text:span><text:span text:style-name="T263_14"><text:s/></text:span><text:span text:style-name="T263_15">due</text:span><text:span text:style-name="T263_16"><text:s/></text:span><text:span text:style-name="T263_17">modi</text:span><text:span text:style-name="T263_18">:</text:span></text:p>
      <text:list text:style-name="LS19" xml:id="list62">
        <text:list-item>
          <text:p text:style-name="P264"><text:span text:style-name="T264_1">alzate</text:span><text:span text:style-name="T264_2"><text:s/></text:span><text:span text:style-name="T264_3">un</text:span><text:span text:style-name="T264_4"><text:s/></text:span><text:span text:style-name="T264_5">pò</text:span><text:span text:style-name="T264_6"><text:s/></text:span><text:span text:style-name="T264_7">la</text:span><text:span text:style-name="T264_8"><text:s/></text:span><text:span text:style-name="T264_9">skill</text:span><text:span text:style-name="T264_10"><text:s/></text:span><text:span text:style-name="T264_11">Command</text:span><text:span text:style-name="T264_12"><text:s/></text:span><text:span text:style-name="T264_13">Center</text:span><text:span text:style-name="T264_14"><text:s/></text:span><text:span text:style-name="T264_15">Upgrades</text:span><text:span text:style-name="T264_16"><text:s/></text:span><text:span text:style-name="T264_17">in</text:span><text:span text:style-name="T264_18"><text:s/></text:span><text:span text:style-name="T264_19">modo</text:span><text:span text:style-name="T264_20"><text:s/></text:span><text:span text:style-name="T264_21">da</text:span><text:span text:style-name="T264_22"><text:s/></text:span><text:span text:style-name="T264_23">poter</text:span><text:span text:style-name="T264_24"><text:s/></text:span><text:span text:style-name="T264_25">piazzare</text:span><text:span text:style-name="T264_26"><text:s/></text:span><text:span text:style-name="T264_27">un</text:span><text:span text:style-name="T264_28"><text:s/></text:span><text:span text:style-name="T264_29">secondo</text:span><text:span text:style-name="T264_30"><text:s/></text:span><text:span text:style-name="T264_31">ECU</text:span><text:span text:style-name="T264_32"><text:s/></text:span><text:span text:style-name="T264_33">e</text:span><text:span text:style-name="T264_34"><text:s/></text:span><text:span text:style-name="T264_35">fare</text:span><text:span text:style-name="T264_36"><text:s/></text:span><text:span text:style-name="T264_37">un</text:span><text:span text:style-name="T264_38"><text:s/></text:span><text:span text:style-name="T264_39">secondo</text:span><text:span text:style-name="T264_40"><text:s/></text:span><text:span text:style-name="T264_41">tipo</text:span><text:span text:style-name="T264_42"><text:s/></text:span><text:span text:style-name="T264_43">di</text:span><text:span text:style-name="T264_44"><text:s/></text:span><text:span text:style-name="T264_45">estrazione</text:span><text:span text:style-name="T264_46">.<text:s/></text:span><text:span text:style-name="T264_47">Guardate</text:span><text:span text:style-name="T264_48"><text:s/></text:span><text:span text:style-name="T264_49">dalla</text:span><text:span text:style-name="T264_50"><text:s/></text:span><text:span text:style-name="T264_51">tabella</text:span><text:span text:style-name="T264_52"><text:s/></text:span><text:span text:style-name="T264_53">del</text:span><text:span text:style-name="T264_54"><text:s/></text:span><text:span text:style-name="T264_55">sito</text:span><text:span text:style-name="T264_56"><text:s/></text:span><text:span text:style-name="T264_57">di</text:span><text:span text:style-name="T264_58"><text:s/></text:span><text:span text:style-name="T264_59">riferimento</text:span><text:span text:style-name="T264_60"><text:s/></text:span><text:span text:style-name="T264_61">quali</text:span><text:span text:style-name="T264_62"><text:s/></text:span><text:span text:style-name="T264_63">P</text:span><text:span text:style-name="T264_64">2<text:s/></text:span><text:span text:style-name="T264_65">si</text:span><text:span text:style-name="T264_66"><text:s/></text:span><text:span text:style-name="T264_67">possono</text:span><text:span text:style-name="T264_68"><text:s/></text:span><text:span text:style-name="T264_69">fare</text:span><text:span text:style-name="T264_70"><text:s/></text:span><text:span text:style-name="T264_71">su</text:span><text:span text:style-name="T264_72"><text:s/></text:span><text:span text:style-name="T264_73">un</text:span><text:span text:style-name="T264_74"><text:s/></text:span><text:span text:style-name="T264_75">particolare</text:span><text:span text:style-name="T264_76"><text:s/></text:span><text:span text:style-name="T264_77">tipo</text:span><text:span text:style-name="T264_78"><text:s/></text:span><text:span text:style-name="T264_79">di</text:span><text:span text:style-name="T264_80"><text:s/></text:span><text:span text:style-name="T264_81">pianeta</text:span><text:span text:style-name="T264_82"><text:s/>(</text:span><text:span text:style-name="T264_83">andare</text:span><text:span text:style-name="T264_84"><text:s/></text:span><text:span text:style-name="T264_85">a</text:span><text:span text:style-name="T264_86"><text:s/></text:span><text:span text:style-name="T264_87">ritroso</text:span><text:span text:style-name="T264_88"><text:s/></text:span><text:span text:style-name="T264_89">sui</text:span><text:span text:style-name="T264_90"><text:s/></text:span><text:span text:style-name="T264_91">P</text:span><text:span text:style-name="T264_92">1<text:s/></text:span><text:span text:style-name="T264_93">necessari</text:span><text:span text:style-name="T264_94"><text:s/></text:span><text:span text:style-name="T264_95">alla</text:span><text:span text:style-name="T264_96"><text:s/></text:span><text:span text:style-name="T264_97">P</text:span><text:span text:style-name="T264_98">2,<text:s/></text:span><text:span text:style-name="T264_99">poi</text:span><text:span text:style-name="T264_100"><text:s/></text:span><text:span text:style-name="T264_101">P</text:span><text:span text:style-name="T264_102">0<text:s/></text:span><text:span text:style-name="T264_103">e</text:span><text:span text:style-name="T264_104"><text:s/></text:span><text:span text:style-name="T264_105">guardate</text:span><text:span text:style-name="T264_106"><text:s/></text:span><text:span text:style-name="T264_107">i</text:span><text:span text:style-name="T264_108"><text:s/></text:span><text:span text:style-name="T264_109">pianeti</text:span><text:span text:style-name="T264_110">,<text:s/></text:span><text:span text:style-name="T264_111">se</text:span><text:span text:style-name="T264_112"><text:s/></text:span><text:span text:style-name="T264_113">ce</text:span><text:span text:style-name="T264_114"><text:s/></text:span><text:span text:style-name="T264_115">ne</text:span><text:span text:style-name="T264_116"><text:s/></text:span><text:span text:style-name="T264_117">sono</text:span><text:span text:style-name="T264_118"><text:s/></text:span><text:span text:style-name="T264_119">di</text:span><text:span text:style-name="T264_120"><text:s/></text:span><text:span text:style-name="T264_121">comuni</text:span><text:span text:style-name="T264_122"><text:s/></text:span><text:span text:style-name="T264_123">con</text:span><text:span text:style-name="T264_124"><text:s/></text:span><text:span text:style-name="T264_125">l</text:span><text:span text:style-name="T264_126">’</text:span><text:span text:style-name="T264_127">altra</text:span><text:span text:style-name="T264_128"><text:s/></text:span><text:span text:style-name="T264_129">P</text:span><text:span text:style-name="T264_130">0<text:s/></text:span><text:span text:style-name="T264_131">li</text:span><text:span text:style-name="T264_132"><text:s/></text:span><text:span text:style-name="T264_133">è</text:span><text:span text:style-name="T264_134"><text:s/></text:span><text:span text:style-name="T264_135">possibile</text:span><text:span text:style-name="T264_136"><text:s/></text:span><text:span text:style-name="T264_137">fare</text:span><text:span text:style-name="T264_138"><text:s/></text:span><text:span text:style-name="T264_139">P</text:span><text:span text:style-name="T264_140">2<text:s/></text:span><text:span text:style-name="T264_141">sullo</text:span><text:span text:style-name="T264_142"><text:s/></text:span><text:span text:style-name="T264_143">stesso</text:span><text:span text:style-name="T264_144"><text:s/></text:span><text:span text:style-name="T264_145">pianeta</text:span><text:span text:style-name="T264_146">).<text:s/></text:span><text:span text:style-name="T264_147">Estraete</text:span><text:span text:style-name="T264_148"><text:s/></text:span><text:span text:style-name="T264_149">quindi</text:span><text:span text:style-name="T264_150"><text:s/></text:span><text:span text:style-name="T264_151">i</text:span><text:span text:style-name="T264_152"><text:s/></text:span><text:span text:style-name="T264_153">due</text:span><text:span text:style-name="T264_154"><text:s/></text:span><text:span text:style-name="T264_155">tipi</text:span><text:span text:style-name="T264_156"><text:s/></text:span><text:span text:style-name="T264_157">di</text:span><text:span text:style-name="T264_158"><text:s/></text:span><text:span text:style-name="T264_159">risorsa</text:span><text:span text:style-name="T264_160">,<text:s/></text:span><text:span text:style-name="T264_161">processateli</text:span><text:span text:style-name="T264_162"><text:s/></text:span><text:span text:style-name="T264_163">con</text:span><text:span text:style-name="T264_164"><text:s/></text:span><text:span text:style-name="T264_165">BIF</text:span><text:span text:style-name="T264_166"><text:s/></text:span><text:span text:style-name="T264_167">inviando</text:span><text:span text:style-name="T264_168"><text:s/></text:span><text:span text:style-name="T264_169">il</text:span><text:span text:style-name="T264_170"><text:s/></text:span><text:span text:style-name="T264_171">risultato</text:span><text:span text:style-name="T264_172"><text:s/></text:span><text:span text:style-name="T264_173">in</text:span><text:span text:style-name="T264_174"><text:s/></text:span><text:span text:style-name="T264_175">LP</text:span><text:span text:style-name="T264_176"><text:s/></text:span><text:span text:style-name="T264_177">e</text:span><text:span text:style-name="T264_178"><text:s/></text:span><text:span text:style-name="T264_179">da</text:span><text:span text:style-name="T264_180"><text:s/></text:span><text:span text:style-name="T264_181">li</text:span><text:span text:style-name="T264_182"><text:s/></text:span><text:span text:style-name="T264_183">alimentate</text:span><text:span text:style-name="T264_184"><text:s/></text:span><text:span text:style-name="T264_185">una</text:span><text:span text:style-name="T264_186"><text:s/>(</text:span><text:span text:style-name="T264_187">direi</text:span><text:span text:style-name="T264_188"><text:s/></text:span><text:span text:style-name="T264_189">di</text:span><text:span text:style-name="T264_190"><text:s/></text:span><text:span text:style-name="T264_191">limitarsi</text:span><text:span text:style-name="T264_192"><text:s/></text:span><text:span text:style-name="T264_193">ad</text:span><text:span text:style-name="T264_194"><text:s/></text:span><text:span text:style-name="T264_195">una</text:span><text:span text:style-name="T264_196"><text:s/></text:span><text:span text:style-name="T264_197">per</text:span><text:span text:style-name="T264_198"><text:s/></text:span><text:span text:style-name="T264_199">ora</text:span><text:span text:style-name="T264_200">)<text:s/></text:span><text:span text:style-name="T264_201">fabbrica</text:span><text:span text:style-name="T264_202"><text:s/></text:span><text:span text:style-name="T264_203">AIF</text:span><text:span text:style-name="T264_204"><text:s/></text:span><text:span text:style-name="T264_205">di</text:span><text:span text:style-name="T264_206"><text:s/></text:span><text:span text:style-name="T264_207">P</text:span><text:span text:style-name="T264_208">2.</text:span></text:p>
        </text:list-item>
        <text:list-item>
          <text:p text:style-name="P265"><text:span text:style-name="T265_1">Alzate</text:span><text:span text:style-name="T265_2"><text:s/></text:span><text:span text:style-name="T265_3">a</text:span><text:span text:style-name="T265_4"><text:s/>1<text:s/></text:span><text:span text:style-name="T265_5">la</text:span><text:span text:style-name="T265_6"><text:s/></text:span><text:span text:style-name="T265_7">skill</text:span><text:span text:style-name="T265_8"><text:s/></text:span><text:span text:style-name="T265_9">Interplanetary</text:span><text:span text:style-name="T265_10"><text:s/></text:span><text:span text:style-name="T265_11">Consolidation</text:span><text:span text:style-name="T265_12"><text:s/></text:span><text:span text:style-name="T265_13">in</text:span><text:span text:style-name="T265_14"><text:s/></text:span><text:span text:style-name="T265_15">modo</text:span><text:span text:style-name="T265_16"><text:s/></text:span><text:span text:style-name="T265_17">da</text:span><text:span text:style-name="T265_18"><text:s/></text:span><text:span text:style-name="T265_19">usare</text:span><text:span text:style-name="T265_20"><text:s/></text:span><text:span text:style-name="T265_21">un</text:span><text:span text:style-name="T265_22"><text:s/></text:span><text:span text:style-name="T265_23">secondo</text:span><text:span text:style-name="T265_24"><text:s/></text:span><text:span text:style-name="T265_25">pianeta</text:span><text:span text:style-name="T265_26">.<text:s/></text:span><text:span text:style-name="T265_27">Estrate</text:span><text:span text:style-name="T265_28"><text:s/></text:span><text:span text:style-name="T265_29">li</text:span><text:span text:style-name="T265_30"><text:s/></text:span><text:span text:style-name="T265_31">la</text:span><text:span text:style-name="T265_32"><text:s/></text:span><text:span text:style-name="T265_33">seconda</text:span><text:span text:style-name="T265_34"><text:s/></text:span><text:span text:style-name="T265_35">P</text:span><text:span text:style-name="T265_36">0<text:s/></text:span><text:span text:style-name="T265_37">necessaria</text:span><text:span text:style-name="T265_38"><text:s/></text:span><text:span text:style-name="T265_39">per</text:span><text:span text:style-name="T265_40"><text:s/></text:span><text:span text:style-name="T265_41">fare</text:span><text:span text:style-name="T265_42"><text:s/></text:span><text:span text:style-name="T265_43">la</text:span><text:span text:style-name="T265_44"><text:s/></text:span><text:span text:style-name="T265_45">P</text:span><text:span text:style-name="T265_46">1<text:s/></text:span><text:span text:style-name="T265_47">mancante</text:span><text:span text:style-name="T265_48"><text:s/></text:span><text:span text:style-name="T265_49">per</text:span><text:span text:style-name="T265_50"><text:s/></text:span><text:span text:style-name="T265_51">la</text:span><text:span text:style-name="T265_52"><text:s/></text:span><text:span text:style-name="T265_53">P</text:span><text:span text:style-name="T265_54">2<text:s/></text:span><text:span text:style-name="T265_55">scelta</text:span><text:span text:style-name="T265_56">.<text:s/></text:span><text:span text:style-name="T265_57">Esportate</text:span><text:span text:style-name="T265_58"><text:s/></text:span><text:span text:style-name="T265_59">da</text:span><text:span text:style-name="T265_60"><text:s/></text:span><text:span text:style-name="T265_61">uno</text:span><text:span text:style-name="T265_62"><text:s/></text:span><text:span text:style-name="T265_63">dei</text:span><text:span text:style-name="T265_64"><text:s/></text:span><text:span text:style-name="T265_65">due</text:span><text:span text:style-name="T265_66"><text:s/></text:span><text:span text:style-name="T265_67">pianeti</text:span><text:span text:style-name="T265_68"><text:s/></text:span><text:span text:style-name="T265_69">la</text:span><text:span text:style-name="T265_70"><text:s/></text:span><text:span text:style-name="T265_71">P</text:span><text:span text:style-name="T265_72">1,<text:s/></text:span><text:span text:style-name="T265_73">importatela</text:span><text:span text:style-name="T265_74"><text:s/></text:span><text:span text:style-name="T265_75">nell</text:span><text:span text:style-name="T265_76">’</text:span><text:span text:style-name="T265_77">altro</text:span><text:span text:style-name="T265_78"><text:s/></text:span><text:span text:style-name="T265_79">e</text:span><text:span text:style-name="T265_80"><text:s/></text:span><text:span text:style-name="T265_81">fate</text:span><text:span text:style-name="T265_82"><text:s/></text:span><text:span text:style-name="T265_83">li</text:span><text:span text:style-name="T265_84"><text:s/></text:span><text:span text:style-name="T265_85">la</text:span><text:span text:style-name="T265_86"><text:s/></text:span><text:span text:style-name="T265_87">P</text:span><text:span text:style-name="T265_88">2<text:s/></text:span><text:span text:style-name="T265_89">con</text:span><text:span text:style-name="T265_90"><text:s/></text:span><text:span text:style-name="T265_91">le</text:span><text:span text:style-name="T265_92"><text:s/></text:span><text:span text:style-name="T265_93">AIF</text:span><text:span text:style-name="T265_94">.<text:s/></text:span><text:span text:style-name="T265_95">Questo</text:span><text:span text:style-name="T265_96"><text:s/></text:span><text:span text:style-name="T265_97">sistema</text:span><text:span text:style-name="T265_98"><text:s/></text:span><text:span text:style-name="T265_99">si</text:span><text:span text:style-name="T265_100"><text:s/></text:span><text:span text:style-name="T265_101">può</text:span><text:span text:style-name="T265_102"><text:s/></text:span><text:span text:style-name="T265_103">fare</text:span><text:span text:style-name="T265_104"><text:s/></text:span><text:span text:style-name="T265_105">per</text:span><text:span text:style-name="T265_106"><text:s/></text:span><text:span text:style-name="T265_107">tutte</text:span><text:span text:style-name="T265_108"><text:s/></text:span><text:span text:style-name="T265_109">le</text:span><text:span text:style-name="T265_110"><text:s/></text:span><text:span text:style-name="T265_111">P</text:span><text:span text:style-name="T265_112">2</text:span></text:p>
        </text:list-item>
      </text:list>
      <text:h text:style-name="P266" text:outline-level="10"><text:bookmark-start text:name="h.kt3v7v58vce4"/><text:bookmark-end text:name="h.kt3v7v58vce4"/><text:span text:style-name="T266_1">High</text:span><text:span text:style-name="T266_2">-</text:span><text:span text:style-name="T266_3">Tech</text:span><text:span text:style-name="T266_4"><text:s/></text:span><text:span text:style-name="T266_5">Production</text:span><text:span text:style-name="T266_6"><text:s/></text:span><text:span text:style-name="T266_7">Plant</text:span><text:span text:style-name="T266_8"><text:s/>(</text:span><text:span text:style-name="T266_9">HTPP</text:span><text:span text:style-name="T266_10">)</text:span></text:h>
      <text:p text:style-name="P267"><text:span text:style-name="T267_1">Sono</text:span><text:span text:style-name="T267_2"><text:s/></text:span><text:span text:style-name="T267_3">l</text:span><text:span text:style-name="T267_4">’</text:span><text:span text:style-name="T267_5">analogo</text:span><text:span text:style-name="T267_6"><text:s/></text:span><text:span text:style-name="T267_7">P</text:span><text:span text:style-name="T267_8">4<text:s/></text:span><text:span text:style-name="T267_9">della</text:span><text:span text:style-name="T267_10"><text:s/></text:span><text:span text:style-name="T267_11">AIF</text:span><text:span text:style-name="T267_12"><text:s/></text:span><text:span text:style-name="T267_13">e</text:span><text:span text:style-name="T267_14"><text:s/></text:span><text:span text:style-name="T267_15">si</text:span><text:span text:style-name="T267_16"><text:s/></text:span><text:span text:style-name="T267_17">comportano</text:span><text:span text:style-name="T267_18"><text:s/></text:span><text:span text:style-name="T267_19">come</text:span><text:span text:style-name="T267_20"><text:s/></text:span><text:span text:style-name="T267_21">fabbriche</text:span><text:span text:style-name="T267_22"><text:s/></text:span><text:span text:style-name="T267_23">AIF</text:span><text:span text:style-name="T267_24"><text:s/></text:span><text:span text:style-name="T267_25">salvo</text:span><text:span text:style-name="T267_26"><text:s/></text:span><text:span text:style-name="T267_27">che</text:span><text:span text:style-name="T267_28">:</text:span></text:p>
      <text:list text:style-name="LS20" xml:id="list64">
        <text:list-item>
          <text:p text:style-name="P268"><text:span text:style-name="T268_1">Possono</text:span><text:span text:style-name="T268_2"><text:s/></text:span><text:span text:style-name="T268_3">essere</text:span><text:span text:style-name="T268_4"><text:s/></text:span><text:span text:style-name="T268_5">costruite</text:span><text:span text:style-name="T268_6"><text:s/></text:span><text:span text:style-name="T268_7">solo</text:span><text:span text:style-name="T268_8"><text:s/></text:span><text:span text:style-name="T268_9">su</text:span><text:span text:style-name="T268_10"><text:s/></text:span><text:span text:style-name="T268_11">pianeti</text:span><text:span text:style-name="T268_12"><text:s/></text:span><text:span text:style-name="T268_13">Barren</text:span><text:span text:style-name="T268_14"><text:s/></text:span><text:span text:style-name="T268_15">e</text:span><text:span text:style-name="T268_16"><text:s/></text:span><text:span text:style-name="T268_17">Temperate</text:span></text:p>
        </text:list-item>
        <text:list-item>
          <text:p text:style-name="P269"><text:span text:style-name="T269_1">Uso</text:span><text:span text:style-name="T269_2"><text:s/></text:span><text:span text:style-name="T269_3">di</text:span><text:span text:style-name="T269_4"><text:s/></text:span><text:span text:style-name="T269_5">risorse</text:span><text:span text:style-name="T269_6">:<text:s/>1.100<text:s/></text:span><text:span text:style-name="T269_7">CPU</text:span><text:span text:style-name="T269_8">,<text:s/>400<text:s/></text:span><text:span text:style-name="T269_9">Power</text:span><text:span text:style-name="T269_10">.<text:s/></text:span><text:span text:style-name="T269_11">Come</text:span><text:span text:style-name="T269_12"><text:s/></text:span><text:span text:style-name="T269_13">vedete</text:span><text:span text:style-name="T269_14"><text:s/></text:span><text:span text:style-name="T269_15">usa</text:span><text:span text:style-name="T269_16"><text:s/></text:span><text:span text:style-name="T269_17">molta</text:span><text:span text:style-name="T269_18"><text:s/></text:span><text:span text:style-name="T269_19">più</text:span><text:span text:style-name="T269_20"><text:s/></text:span><text:span text:style-name="T269_21">CPU</text:span><text:span text:style-name="T269_22">.<text:s/></text:span></text:p>
        </text:list-item>
      </text:list>
      <text:h text:style-name="P270" text:outline-level="10"><text:bookmark-start text:name="h.ea0jwabnsyjz"/><text:bookmark-end text:name="h.ea0jwabnsyjz"/><text:span text:style-name="T270_1">Storage</text:span><text:span text:style-name="T270_2"><text:s/></text:span><text:span text:style-name="T270_3">Facility</text:span><text:span text:style-name="T270_4"><text:s/>(</text:span><text:span text:style-name="T270_5">SF</text:span><text:span text:style-name="T270_6">)</text:span></text:h>
      <text:p text:style-name="P271"><text:span text:style-name="T271_1">L</text:span><text:span text:style-name="T271_2">’</text:span><text:span text:style-name="T271_3">ultima</text:span><text:span text:style-name="T271_4"><text:s/></text:span><text:span text:style-name="T271_5">struttura</text:span><text:span text:style-name="T271_6"><text:s/></text:span><text:span text:style-name="T271_7">da</text:span><text:span text:style-name="T271_8"><text:s/></text:span><text:span text:style-name="T271_9">prendere</text:span><text:span text:style-name="T271_10"><text:s/></text:span><text:span text:style-name="T271_11">in</text:span><text:span text:style-name="T271_12"><text:s/></text:span><text:span text:style-name="T271_13">esame</text:span><text:span text:style-name="T271_14"><text:s/></text:span><text:span text:style-name="T271_15">è</text:span><text:span text:style-name="T271_16"><text:s/></text:span><text:span text:style-name="T271_17">la</text:span><text:span text:style-name="T271_18"><text:s/></text:span><text:span text:style-name="T271_19">SF</text:span></text:p>
      <text:p text:style-name="P272"><text:span text:style-name="T272_1">Usa</text:span><text:span text:style-name="T272_2"><text:s/>500<text:s/></text:span><text:span text:style-name="T272_3">CPU</text:span><text:span text:style-name="T272_4"><text:s/></text:span><text:span text:style-name="T272_5">e</text:span><text:span text:style-name="T272_6"><text:s/>700<text:s/></text:span><text:span text:style-name="T272_7">Power</text:span><text:span text:style-name="T272_8"><text:s/></text:span><text:span text:style-name="T272_9">ed</text:span><text:span text:style-name="T272_10"><text:s/></text:span><text:span text:style-name="T272_11">ha</text:span><text:span text:style-name="T272_12"><text:s/></text:span><text:span text:style-name="T272_13">una</text:span><text:span text:style-name="T272_14"><text:s/></text:span><text:span text:style-name="T272_15">capienza</text:span><text:span text:style-name="T272_16"><text:s/></text:span><text:span text:style-name="T272_17">di</text:span><text:span text:style-name="T272_18"><text:s/>12.000<text:s/></text:span><text:span text:style-name="T272_19">m</text:span><text:span text:style-name="T272_20">3.</text:span></text:p>
      <text:p text:style-name="P273"><text:span text:style-name="T273_1">E</text:span><text:span text:style-name="T273_2">’<text:s/></text:span><text:span text:style-name="T273_3">un</text:span><text:span text:style-name="T273_4"><text:s/></text:span><text:span text:style-name="T273_5">magazzino</text:span><text:span text:style-name="T273_6"><text:s/></text:span><text:span text:style-name="T273_7">a</text:span><text:span text:style-name="T273_8"><text:s/></text:span><text:span text:style-name="T273_9">tutti</text:span><text:span text:style-name="T273_10"><text:s/></text:span><text:span text:style-name="T273_11">gli</text:span><text:span text:style-name="T273_12"><text:s/></text:span><text:span text:style-name="T273_13">effetti</text:span><text:span text:style-name="T273_14"><text:s/></text:span><text:span text:style-name="T273_15">ed</text:span><text:span text:style-name="T273_16"><text:s/></text:span><text:span text:style-name="T273_17">è</text:span><text:span text:style-name="T273_18"><text:s/></text:span><text:span text:style-name="T273_19">usato</text:span><text:span text:style-name="T273_20"><text:s/></text:span><text:span text:style-name="T273_21">per</text:span><text:span text:style-name="T273_22"><text:s/></text:span><text:span text:style-name="T273_23">ricevere</text:span><text:span text:style-name="T273_24"><text:s/></text:span><text:span text:style-name="T273_25">ed</text:span><text:span text:style-name="T273_26"><text:s/></text:span><text:span text:style-name="T273_27">accumulare</text:span><text:span text:style-name="T273_28"><text:s/></text:span><text:span text:style-name="T273_29">risorse</text:span><text:span text:style-name="T273_30"><text:s/></text:span><text:span text:style-name="T273_31">e</text:span><text:span text:style-name="T273_32">/</text:span><text:span text:style-name="T273_33">o</text:span><text:span text:style-name="T273_34"><text:s/></text:span><text:span text:style-name="T273_35">distribuirle</text:span><text:span text:style-name="T273_36"><text:s/></text:span><text:span text:style-name="T273_37">a</text:span><text:span text:style-name="T273_38"><text:s/></text:span><text:span text:style-name="T273_39">fabbriche</text:span><text:span text:style-name="T273_40"><text:s/></text:span><text:span text:style-name="T273_41">tramite</text:span><text:span text:style-name="T273_42"><text:s/></text:span><text:span text:style-name="T273_43">rotte</text:span><text:span text:style-name="T273_44"><text:s/></text:span><text:span text:style-name="T273_45">in</text:span><text:span text:style-name="T273_46"><text:s/></text:span><text:span text:style-name="T273_47">maniera</text:span><text:span text:style-name="T273_48"><text:s/></text:span><text:span text:style-name="T273_49">del</text:span><text:span text:style-name="T273_50"><text:s/></text:span><text:span text:style-name="T273_51">tutto</text:span><text:span text:style-name="T273_52"><text:s/></text:span><text:span text:style-name="T273_53">analoga</text:span><text:span text:style-name="T273_54"><text:s/></text:span><text:span text:style-name="T273_55">a</text:span><text:span text:style-name="T273_56"><text:s/></text:span><text:span text:style-name="T273_57">quanto</text:span><text:span text:style-name="T273_58"><text:s/></text:span><text:span text:style-name="T273_59">detto</text:span><text:span text:style-name="T273_60"><text:s/></text:span><text:span text:style-name="T273_61">nella</text:span><text:span text:style-name="T273_62"><text:s/></text:span><text:span text:style-name="T273_63">sezione</text:span><text:span text:style-name="T273_64"><text:s/></text:span><text:span text:style-name="T273_65">LP</text:span><text:span text:style-name="T273_66">.</text:span></text:p>
      <text:p text:style-name="P274"><text:span text:style-name="T274_1">Dove</text:span><text:span text:style-name="T274_2"><text:s/></text:span><text:span text:style-name="T274_3">piazzare</text:span><text:span text:style-name="T274_4"><text:s/></text:span><text:span text:style-name="T274_5">SF</text:span><text:span text:style-name="T274_6">?<text:s/></text:span><text:span text:style-name="T274_7">Dipende</text:span><text:span text:style-name="T274_8"><text:s/></text:span><text:span text:style-name="T274_9">dall</text:span><text:span text:style-name="T274_10">’</text:span><text:span text:style-name="T274_11">uso</text:span><text:span text:style-name="T274_12"><text:s/></text:span><text:span text:style-name="T274_13">che</text:span><text:span text:style-name="T274_14"><text:s/></text:span><text:span text:style-name="T274_15">se</text:span><text:span text:style-name="T274_16"><text:s/></text:span><text:span text:style-name="T274_17">ne</text:span><text:span text:style-name="T274_18"><text:s/></text:span><text:span text:style-name="T274_19">vuole</text:span><text:span text:style-name="T274_20"><text:s/></text:span><text:span text:style-name="T274_21">fare</text:span><text:span text:style-name="T274_22"><text:s/></text:span><text:span text:style-name="T274_23">e</text:span><text:span text:style-name="T274_24"><text:s/></text:span><text:span text:style-name="T274_25">dalla</text:span><text:span text:style-name="T274_26"><text:s/></text:span><text:span text:style-name="T274_27">configurazione</text:span><text:span text:style-name="T274_28"><text:s/>(</text:span><text:span text:style-name="T274_29">vedi</text:span><text:span text:style-name="T274_30"><text:s/></text:span><text:span text:style-name="T274_31">seguito</text:span><text:span text:style-name="T274_32">).</text:span></text:p>
      <text:p text:style-name="P275"><text:span text:style-name="T275_1">In</text:span><text:span text:style-name="T275_2"><text:s/></text:span><text:span text:style-name="T275_3">quali</text:span><text:span text:style-name="T275_4"><text:s/></text:span><text:span text:style-name="T275_5">casi</text:span><text:span text:style-name="T275_6"><text:s/></text:span><text:span text:style-name="T275_7">si</text:span><text:span text:style-name="T275_8"><text:s/></text:span><text:span text:style-name="T275_9">può</text:span><text:span text:style-name="T275_10">/</text:span><text:span text:style-name="T275_11">deve</text:span><text:span text:style-name="T275_12"><text:s/></text:span><text:span text:style-name="T275_13">utilizzare</text:span><text:span text:style-name="T275_14"><text:s/></text:span><text:span text:style-name="T275_15">un</text:span><text:span text:style-name="T275_16"><text:s/></text:span><text:span text:style-name="T275_17">magazzino</text:span><text:span text:style-name="T275_18">?</text:span></text:p>
      <text:list text:style-name="LS21" xml:id="list66">
        <text:list-item>
          <text:p text:style-name="P276"><text:span text:style-name="T276_1">Si</text:span><text:span text:style-name="T276_2"><text:s/></text:span><text:span text:style-name="T276_3">può</text:span><text:span text:style-name="T276_4"><text:s/></text:span><text:span text:style-name="T276_5">utilizzare</text:span><text:span text:style-name="T276_6"><text:s/></text:span><text:span text:style-name="T276_7">come</text:span><text:span text:style-name="T276_8"><text:s/></text:span><text:span text:style-name="T276_9">magazzino</text:span><text:span text:style-name="T276_10"><text:s/></text:span><text:span text:style-name="T276_11">di</text:span><text:span text:style-name="T276_12"><text:s/>“</text:span><text:span text:style-name="T276_13">decompressione</text:span><text:span text:style-name="T276_14">”<text:s/></text:span><text:span text:style-name="T276_15">tra</text:span><text:span text:style-name="T276_16"><text:s/></text:span><text:span text:style-name="T276_17">ECU</text:span><text:span text:style-name="T276_18"><text:s/></text:span><text:span text:style-name="T276_19">e</text:span><text:span text:style-name="T276_20"><text:s/></text:span><text:span text:style-name="T276_21">fabbriche</text:span><text:span text:style-name="T276_22">.<text:s/></text:span><text:span text:style-name="T276_23">In</text:span><text:span text:style-name="T276_24"><text:s/></text:span><text:span text:style-name="T276_25">pratica</text:span><text:span text:style-name="T276_26"><text:s/></text:span><text:span text:style-name="T276_27">può</text:span><text:span text:style-name="T276_28"><text:s/></text:span><text:span text:style-name="T276_29">capitare</text:span><text:span text:style-name="T276_30">,<text:s/></text:span><text:span text:style-name="T276_31">a</text:span><text:span text:style-name="T276_32"><text:s/></text:span><text:span text:style-name="T276_33">causa</text:span><text:span text:style-name="T276_34"><text:s/></text:span><text:span text:style-name="T276_35">di</text:span><text:span text:style-name="T276_36"><text:s/></text:span><text:span text:style-name="T276_37">una</text:span><text:span text:style-name="T276_38"><text:s/></text:span><text:span text:style-name="T276_39">sovraproduzione</text:span><text:span text:style-name="T276_40"><text:s/></text:span><text:span text:style-name="T276_41">dovuta</text:span><text:span text:style-name="T276_42"><text:s/></text:span><text:span text:style-name="T276_43">al</text:span><text:span text:style-name="T276_44"><text:s/></text:span><text:span text:style-name="T276_45">picco</text:span><text:span text:style-name="T276_46"><text:s/></text:span><text:span text:style-name="T276_47">di</text:span><text:span text:style-name="T276_48"><text:s/></text:span><text:span text:style-name="T276_49">produzione</text:span><text:span text:style-name="T276_50"><text:s/></text:span><text:span text:style-name="T276_51">iniziale</text:span><text:span text:style-name="T276_52"><text:s/></text:span><text:span text:style-name="T276_53">o</text:span><text:span text:style-name="T276_54"><text:s/></text:span><text:span text:style-name="T276_55">proprio</text:span><text:span text:style-name="T276_56"><text:s/></text:span><text:span text:style-name="T276_57">ad</text:span><text:span text:style-name="T276_58"><text:s/></text:span><text:span text:style-name="T276_59">una</text:span><text:span text:style-name="T276_60"><text:s/></text:span><text:span text:style-name="T276_61">sovraproduzione</text:span><text:span text:style-name="T276_62"><text:s/></text:span><text:span text:style-name="T276_63">sistematica</text:span><text:span text:style-name="T276_64">,<text:s/></text:span><text:span text:style-name="T276_65">che</text:span><text:span text:style-name="T276_66"><text:s/></text:span><text:span text:style-name="T276_67">la</text:span><text:span text:style-name="T276_68"><text:s/></text:span><text:span text:style-name="T276_69">P</text:span><text:span text:style-name="T276_70">0<text:s/></text:span><text:span text:style-name="T276_71">tenda</text:span><text:span text:style-name="T276_72"><text:s/></text:span><text:span text:style-name="T276_73">a</text:span><text:span text:style-name="T276_74"><text:s/></text:span><text:span text:style-name="T276_75">riempire</text:span><text:span text:style-name="T276_76"><text:s/></text:span><text:span text:style-name="T276_77">il</text:span><text:span text:style-name="T276_78"><text:s/></text:span><text:span text:style-name="T276_79">LP</text:span><text:span text:style-name="T276_80">.<text:s/></text:span><text:span text:style-name="T276_81">Il</text:span><text:span text:style-name="T276_82"><text:s/></text:span><text:span text:style-name="T276_83">rischio</text:span><text:span text:style-name="T276_84"><text:s/></text:span><text:span text:style-name="T276_85">che</text:span><text:span text:style-name="T276_86"><text:s/></text:span><text:span text:style-name="T276_87">si</text:span><text:span text:style-name="T276_88"><text:s/></text:span><text:span text:style-name="T276_89">ha</text:span><text:span text:style-name="T276_90"><text:s/></text:span><text:span text:style-name="T276_91">è</text:span><text:span text:style-name="T276_92"><text:s/></text:span><text:span text:style-name="T276_93">che</text:span><text:span text:style-name="T276_94"><text:s/></text:span><text:span text:style-name="T276_95">le</text:span><text:span text:style-name="T276_96"><text:s/></text:span><text:span text:style-name="T276_97">fabbriche</text:span><text:span text:style-name="T276_98"><text:s/></text:span><text:span text:style-name="T276_99">BIF</text:span><text:span text:style-name="T276_100"><text:s/>(</text:span><text:span text:style-name="T276_101">e</text:span><text:span text:style-name="T276_102"><text:s/></text:span><text:span text:style-name="T276_103">peggio</text:span><text:span text:style-name="T276_104"><text:s/></text:span><text:span text:style-name="T276_105">le</text:span><text:span text:style-name="T276_106"><text:s/></text:span><text:span text:style-name="T276_107">AIF</text:span><text:span text:style-name="T276_108">)<text:s/></text:span><text:span text:style-name="T276_109">potrebbero</text:span><text:span text:style-name="T276_110"><text:s/></text:span><text:span text:style-name="T276_111">trovare</text:span><text:span text:style-name="T276_112"><text:s/></text:span><text:span text:style-name="T276_113">il</text:span><text:span text:style-name="T276_114"><text:s/></text:span><text:span text:style-name="T276_115">LP</text:span><text:span text:style-name="T276_116"><text:s/></text:span><text:span text:style-name="T276_117">pieno</text:span><text:span text:style-name="T276_118"><text:s/></text:span><text:span text:style-name="T276_119">di</text:span><text:span text:style-name="T276_120"><text:s/></text:span><text:span text:style-name="T276_121">P</text:span><text:span text:style-name="T276_122">0<text:s/></text:span><text:span text:style-name="T276_123">e</text:span><text:span text:style-name="T276_124"><text:s/></text:span><text:span text:style-name="T276_125">buttar</text:span><text:span text:style-name="T276_126"><text:s/></text:span><text:span text:style-name="T276_127">via</text:span><text:span text:style-name="T276_128"><text:s/></text:span><text:span text:style-name="T276_129">un</text:span><text:span text:style-name="T276_130"><text:s/></text:span><text:span text:style-name="T276_131">prodotto</text:span><text:span text:style-name="T276_132"><text:s/></text:span><text:span text:style-name="T276_133">superiore</text:span><text:span text:style-name="T276_134"><text:s/></text:span><text:span text:style-name="T276_135">P</text:span><text:span text:style-name="T276_136">1/2/…<text:s/></text:span><text:span text:style-name="T276_137">Per</text:span><text:span text:style-name="T276_138"><text:s/></text:span><text:span text:style-name="T276_139">garantirsi</text:span><text:span text:style-name="T276_140"><text:s/></text:span><text:span text:style-name="T276_141">in</text:span><text:span text:style-name="T276_142"><text:s/></text:span><text:span text:style-name="T276_143">situazioni</text:span><text:span text:style-name="T276_144"><text:s/></text:span><text:span text:style-name="T276_145">di</text:span><text:span text:style-name="T276_146"><text:s/></text:span><text:span text:style-name="T276_147">rischio</text:span><text:span text:style-name="T276_148"><text:s/>(</text:span><text:span text:style-name="T276_149">product</text:span><text:span text:style-name="T276_150"><text:s/></text:span><text:span text:style-name="T276_151">output</text:span><text:span text:style-name="T276_152"><text:s/></text:span><text:span text:style-name="T276_153">per</text:span><text:span text:style-name="T276_154"><text:s/></text:span><text:span text:style-name="T276_155">hour</text:span><text:span text:style-name="T276_156"><text:s/></text:span><text:span text:style-name="T276_157">nettamente</text:span><text:span text:style-name="T276_158"><text:s/></text:span><text:span text:style-name="T276_159">superiore</text:span><text:span text:style-name="T276_160"><text:s/></text:span><text:span text:style-name="T276_161">alla</text:span><text:span text:style-name="T276_162"><text:s/></text:span><text:span text:style-name="T276_163">quantità</text:span><text:span text:style-name="T276_164"><text:s/></text:span><text:span text:style-name="T276_165">smaltita</text:span><text:span text:style-name="T276_166"><text:s/></text:span><text:span text:style-name="T276_167">dalle</text:span><text:span text:style-name="T276_168"><text:s/></text:span><text:span text:style-name="T276_169">fabbriche</text:span><text:span text:style-name="T276_170">)<text:s/></text:span><text:span text:style-name="T276_171">si</text:span><text:span text:style-name="T276_172"><text:s/></text:span><text:span text:style-name="T276_173">può</text:span><text:span text:style-name="T276_174"><text:s/></text:span><text:span text:style-name="T276_175">usare</text:span><text:span text:style-name="T276_176"><text:s/></text:span><text:span text:style-name="T276_177">un</text:span><text:span text:style-name="T276_178"><text:s/></text:span><text:span text:style-name="T276_179">magazzino</text:span><text:span text:style-name="T276_180"><text:s/></text:span><text:span text:style-name="T276_181">dove</text:span><text:span text:style-name="T276_182"><text:s/></text:span><text:span text:style-name="T276_183">la</text:span><text:span text:style-name="T276_184"><text:s/></text:span><text:span text:style-name="T276_185">ECU</text:span><text:span text:style-name="T276_186"><text:s/></text:span><text:span text:style-name="T276_187">invia</text:span><text:span text:style-name="T276_188"><text:s/></text:span><text:span text:style-name="T276_189">la</text:span><text:span text:style-name="T276_190"><text:s/></text:span><text:span text:style-name="T276_191">P</text:span><text:span text:style-name="T276_192">0<text:s/></text:span><text:span text:style-name="T276_193">e</text:span><text:span text:style-name="T276_194"><text:s/></text:span><text:span text:style-name="T276_195">da</text:span><text:span text:style-name="T276_196"><text:s/></text:span><text:span text:style-name="T276_197">dove</text:span><text:span text:style-name="T276_198"><text:s/></text:span><text:span text:style-name="T276_199">le</text:span><text:span text:style-name="T276_200"><text:s/></text:span><text:span text:style-name="T276_201">BIF</text:span><text:span text:style-name="T276_202"><text:s/></text:span><text:span text:style-name="T276_203">prelevano</text:span><text:span text:style-name="T276_204"><text:s/></text:span><text:span text:style-name="T276_205">la</text:span><text:span text:style-name="T276_206"><text:s/></text:span><text:span text:style-name="T276_207">P</text:span><text:span text:style-name="T276_208">0,<text:s/></text:span><text:span text:style-name="T276_209">lasciando</text:span><text:span text:style-name="T276_210"><text:s/></text:span><text:span text:style-name="T276_211">il</text:span><text:span text:style-name="T276_212"><text:s/></text:span><text:span text:style-name="T276_213">LP</text:span><text:span text:style-name="T276_214"><text:s/></text:span><text:span text:style-name="T276_215">solo</text:span><text:span text:style-name="T276_216"><text:s/></text:span><text:span text:style-name="T276_217">per</text:span><text:span text:style-name="T276_218"><text:s/></text:span><text:span text:style-name="T276_219">ricevere</text:span><text:span text:style-name="T276_220"><text:s/></text:span><text:span text:style-name="T276_221">e</text:span><text:span text:style-name="T276_222"><text:s/></text:span><text:span text:style-name="T276_223">prelevare</text:span><text:span text:style-name="T276_224"><text:s/></text:span><text:span text:style-name="T276_225">materiale</text:span><text:span text:style-name="T276_226"><text:s/></text:span><text:span text:style-name="T276_227">P</text:span><text:span text:style-name="T276_228">1/2.</text:span></text:p>
        </text:list-item>
        <text:list-item>
          <text:p text:style-name="P277"><text:span text:style-name="T277_1">Si</text:span><text:span text:style-name="T277_2"><text:s/></text:span><text:span text:style-name="T277_3">può</text:span><text:span text:style-name="T277_4">/</text:span><text:span text:style-name="T277_5">deve</text:span><text:span text:style-name="T277_6"><text:s/></text:span><text:span text:style-name="T277_7">utilizzare</text:span><text:span text:style-name="T277_8"><text:s/></text:span><text:span text:style-name="T277_9">in</text:span><text:span text:style-name="T277_10"><text:s/></text:span><text:span text:style-name="T277_11">configurazioni</text:span><text:span text:style-name="T277_12"><text:s/></text:span><text:span text:style-name="T277_13">da</text:span><text:span text:style-name="T277_14"><text:s/></text:span><text:span text:style-name="T277_15">PI</text:span><text:span text:style-name="T277_16"><text:s/></text:span><text:span text:style-name="T277_17">produttiva</text:span><text:span text:style-name="T277_18"><text:s/></text:span><text:span text:style-name="T277_19">dove</text:span><text:span text:style-name="T277_20"><text:s/></text:span><text:span text:style-name="T277_21">si</text:span><text:span text:style-name="T277_22"><text:s/></text:span><text:span text:style-name="T277_23">deve</text:span><text:span text:style-name="T277_24"><text:s/></text:span><text:span text:style-name="T277_25">importare</text:span><text:span text:style-name="T277_26"><text:s/></text:span><text:span text:style-name="T277_27">e</text:span><text:span text:style-name="T277_28"><text:s/></text:span><text:span text:style-name="T277_29">immagazzinare</text:span><text:span text:style-name="T277_30"><text:s/></text:span><text:span text:style-name="T277_31">una</text:span><text:span text:style-name="T277_32"><text:s/></text:span><text:span text:style-name="T277_33">grande</text:span><text:span text:style-name="T277_34"><text:s/></text:span><text:span text:style-name="T277_35">quantità</text:span><text:span text:style-name="T277_36"><text:s/></text:span><text:span text:style-name="T277_37">di</text:span><text:span text:style-name="T277_38"><text:s/></text:span><text:span text:style-name="T277_39">materiale</text:span><text:span text:style-name="T277_40"><text:s/>(</text:span><text:span text:style-name="T277_41">senza</text:span><text:span text:style-name="T277_42"><text:s/></text:span><text:span text:style-name="T277_43">produrlo</text:span><text:span text:style-name="T277_44"><text:s/></text:span><text:span text:style-name="T277_45">in</text:span><text:span text:style-name="T277_46"><text:s/></text:span><text:span text:style-name="T277_47">loco</text:span><text:span text:style-name="T277_48">)<text:s/></text:span><text:span text:style-name="T277_49">e</text:span><text:span text:style-name="T277_50"><text:s/></text:span><text:span text:style-name="T277_51">la</text:span><text:span text:style-name="T277_52"><text:s/></text:span><text:span text:style-name="T277_53">maggiore</text:span><text:span text:style-name="T277_54"><text:s/></text:span><text:span text:style-name="T277_55">capienza</text:span><text:span text:style-name="T277_56"><text:s/></text:span><text:span text:style-name="T277_57">e</text:span><text:span text:style-name="T277_58"><text:s/></text:span><text:span text:style-name="T277_59">minor</text:span><text:span text:style-name="T277_60"><text:s/></text:span><text:span text:style-name="T277_61">costo</text:span><text:span text:style-name="T277_62"><text:s/></text:span><text:span text:style-name="T277_63">in</text:span><text:span text:style-name="T277_64"><text:s/></text:span><text:span text:style-name="T277_65">CPU</text:span><text:span text:style-name="T277_66"><text:s/>(</text:span><text:span text:style-name="T277_67">importante</text:span><text:span text:style-name="T277_68"><text:s/></text:span><text:span text:style-name="T277_69">in</text:span><text:span text:style-name="T277_70"><text:s/></text:span><text:span text:style-name="T277_71">configurazioni</text:span><text:span text:style-name="T277_72"><text:s/></text:span><text:span text:style-name="T277_73">produttive</text:span><text:span text:style-name="T277_74">)<text:s/></text:span><text:span text:style-name="T277_75">fanno</text:span><text:span text:style-name="T277_76"><text:s/></text:span><text:span text:style-name="T277_77">preferire</text:span><text:span text:style-name="T277_78"><text:s/></text:span><text:span text:style-name="T277_79">l</text:span><text:span text:style-name="T277_80">’</text:span><text:span text:style-name="T277_81">uso</text:span><text:span text:style-name="T277_82"><text:s/></text:span><text:span text:style-name="T277_83">di</text:span><text:span text:style-name="T277_84"><text:s/></text:span><text:span text:style-name="T277_85">un</text:span><text:span text:style-name="T277_86"><text:s/></text:span><text:span text:style-name="T277_87">magazzino</text:span><text:span text:style-name="T277_88">.<text:s/>(</text:span><text:span text:style-name="T277_89">vedi</text:span><text:span text:style-name="T277_90"><text:s/></text:span><text:span text:style-name="T277_91">però</text:span><text:span text:style-name="T277_92"><text:s/></text:span><text:span text:style-name="T277_93">note</text:span><text:span text:style-name="T277_94"><text:s/></text:span><text:span text:style-name="T277_95">sotto</text:span><text:span text:style-name="T277_96"><text:s/></text:span><text:span text:style-name="T277_97">expedited</text:span><text:span text:style-name="T277_98"><text:s/></text:span><text:span text:style-name="T277_99">transfer</text:span><text:span text:style-name="T277_100">)</text:span></text:p>
        </text:list-item>
        <text:list-item>
          <text:p text:style-name="P278"><text:span text:style-name="T278_1">In</text:span><text:span text:style-name="T278_2"><text:s/></text:span><text:span text:style-name="T278_3">caso</text:span><text:span text:style-name="T278_4"><text:s/></text:span><text:span text:style-name="T278_5">si</text:span><text:span text:style-name="T278_6"><text:s/></text:span><text:span text:style-name="T278_7">voglia</text:span><text:span text:style-name="T278_8"><text:s/></text:span><text:span text:style-name="T278_9">allungare</text:span><text:span text:style-name="T278_10"><text:s/></text:span><text:span text:style-name="T278_11">il</text:span><text:span text:style-name="T278_12"><text:s/></text:span><text:span text:style-name="T278_13">periodo</text:span><text:span text:style-name="T278_14"><text:s/></text:span><text:span text:style-name="T278_15">di</text:span><text:span text:style-name="T278_16"><text:s/></text:span><text:span text:style-name="T278_17">visita</text:span><text:span text:style-name="T278_18"><text:s/></text:span><text:span text:style-name="T278_19">con</text:span><text:span text:style-name="T278_20"><text:s/></text:span><text:span text:style-name="T278_21">la</text:span><text:span text:style-name="T278_22"><text:s/></text:span><text:span text:style-name="T278_23">nave</text:span><text:span text:style-name="T278_24"><text:s/></text:span><text:span text:style-name="T278_25">per</text:span><text:span text:style-name="T278_26"><text:s/></text:span><text:span text:style-name="T278_27">prelevare</text:span><text:span text:style-name="T278_28"><text:s/></text:span><text:span text:style-name="T278_29">il</text:span><text:span text:style-name="T278_30"><text:s/></text:span><text:span text:style-name="T278_31">materiale</text:span><text:span text:style-name="T278_32">.</text:span></text:p>
        </text:list-item>
        <text:list-item>
          <text:p text:style-name="P279"><text:span text:style-name="T279_1">Altri</text:span><text:span text:style-name="T279_2"><text:s/></text:span><text:span text:style-name="T279_3">casi</text:span><text:span text:style-name="T279_4"><text:s/></text:span><text:span text:style-name="T279_5">ad</text:span><text:span text:style-name="T279_6"><text:s/></text:span><text:span text:style-name="T279_7">hoc</text:span></text:p>
        </text:list-item>
      </text:list>
      <text:h text:style-name="P280" text:outline-level="10"><text:bookmark-start text:name="h.e5mojae3w1qc"/><text:bookmark-end text:name="h.e5mojae3w1qc"/><text:span text:style-name="T280_1">Expedited</text:span><text:span text:style-name="T280_2"><text:s/></text:span><text:span text:style-name="T280_3">Transfer</text:span></text:h>
      <text:p text:style-name="P281"><text:span text:style-name="T281_1">Un</text:span><text:span text:style-name="T281_2">’</text:span><text:span text:style-name="T281_3">opzione</text:span><text:span text:style-name="T281_4"><text:s/></text:span><text:span text:style-name="T281_5">presente</text:span><text:span text:style-name="T281_6"><text:s/></text:span><text:span text:style-name="T281_7">nell</text:span><text:span text:style-name="T281_8">’</text:span><text:span text:style-name="T281_9">interfaccia</text:span><text:span text:style-name="T281_10"><text:s/></text:span><text:span text:style-name="T281_11">storage</text:span><text:span text:style-name="T281_12"><text:s/></text:span><text:span text:style-name="T281_13">di</text:span><text:span text:style-name="T281_14"><text:s/></text:span><text:span text:style-name="T281_15">un</text:span><text:span text:style-name="T281_16"><text:s/></text:span><text:span text:style-name="T281_17">magazzino</text:span><text:span text:style-name="T281_18"><text:s/>(</text:span><text:span text:style-name="T281_19">LP</text:span><text:span text:style-name="T281_20">/</text:span><text:span text:style-name="T281_21">SF</text:span><text:span text:style-name="T281_22">)<text:s/></text:span><text:span text:style-name="T281_23">è</text:span><text:span text:style-name="T281_24"><text:s/></text:span><text:span text:style-name="T281_25">l</text:span><text:span text:style-name="T281_26">’</text:span><text:span text:style-name="T281_27">expedited</text:span><text:span text:style-name="T281_28"><text:s/></text:span><text:span text:style-name="T281_29">transfer</text:span><text:span text:style-name="T281_30">.</text:span></text:p>
      <text:p text:style-name="P282"><text:span text:style-name="T282_1">Si</text:span><text:span text:style-name="T282_2"><text:s/></text:span><text:span text:style-name="T282_3">può</text:span><text:span text:style-name="T282_4"><text:s/></text:span><text:span text:style-name="T282_5">fare</text:span><text:span text:style-name="T282_6"><text:s/></text:span><text:span text:style-name="T282_7">solo</text:span><text:span text:style-name="T282_8"><text:s/></text:span><text:span text:style-name="T282_9">tra</text:span><text:span text:style-name="T282_10"><text:s/></text:span><text:span text:style-name="T282_11">due</text:span><text:span text:style-name="T282_12"><text:s/></text:span><text:span text:style-name="T282_13">magazzini</text:span><text:span text:style-name="T282_14"><text:s/></text:span><text:span text:style-name="T282_15">e</text:span><text:span text:style-name="T282_16"><text:s/></text:span><text:span text:style-name="T282_17">consiste</text:span><text:span text:style-name="T282_18"><text:s/></text:span><text:span text:style-name="T282_19">nello</text:span><text:span text:style-name="T282_20"><text:s/></text:span><text:span text:style-name="T282_21">spostare</text:span><text:span text:style-name="T282_22"><text:s/></text:span><text:span text:style-name="T282_23">una</text:span><text:span text:style-name="T282_24"><text:s/></text:span><text:span text:style-name="T282_25">certa</text:span><text:span text:style-name="T282_26"><text:s/></text:span><text:span text:style-name="T282_27">quantità</text:span><text:span text:style-name="T282_28"><text:s/></text:span><text:span text:style-name="T282_29">di</text:span><text:span text:style-name="T282_30"><text:s/></text:span><text:span text:style-name="T282_31">materiale</text:span><text:span text:style-name="T282_32"><text:s/></text:span><text:span text:style-name="T282_33">in</text:span><text:span text:style-name="T282_34"><text:s/></text:span><text:span text:style-name="T282_35">modo</text:span><text:span text:style-name="T282_36"><text:s/></text:span><text:span text:style-name="T282_37">immediato</text:span><text:span text:style-name="T282_38"><text:s/></text:span><text:span text:style-name="T282_39">tra</text:span><text:span text:style-name="T282_40"><text:s/></text:span><text:span text:style-name="T282_41">i</text:span><text:span text:style-name="T282_42"><text:s/></text:span><text:span text:style-name="T282_43">due</text:span><text:span text:style-name="T282_44"><text:s/></text:span><text:span text:style-name="T282_45">magazzini</text:span><text:span text:style-name="T282_46">.<text:s/></text:span><text:span text:style-name="T282_47">Non</text:span><text:span text:style-name="T282_48"><text:s/></text:span><text:span text:style-name="T282_49">è</text:span><text:span text:style-name="T282_50"><text:s/></text:span><text:span text:style-name="T282_51">una</text:span><text:span text:style-name="T282_52"><text:s/></text:span><text:span text:style-name="T282_53">rotta</text:span><text:span text:style-name="T282_54">.<text:s/></text:span><text:span text:style-name="T282_55">La</text:span><text:span text:style-name="T282_56"><text:s/></text:span><text:span text:style-name="T282_57">rotta</text:span><text:span text:style-name="T282_58"><text:s/></text:span><text:span text:style-name="T282_59">è</text:span><text:span text:style-name="T282_60"><text:s/></text:span><text:span text:style-name="T282_61">un</text:span><text:span text:style-name="T282_62">’</text:span><text:span text:style-name="T282_63">instradamento</text:span><text:span text:style-name="T282_64"><text:s/></text:span><text:span text:style-name="T282_65">periodico</text:span><text:span text:style-name="T282_66"><text:s/></text:span><text:span text:style-name="T282_67">di</text:span><text:span text:style-name="T282_68"><text:s/></text:span><text:span text:style-name="T282_69">cui</text:span><text:span text:style-name="T282_70"><text:s/></text:span><text:span text:style-name="T282_71">almeno</text:span><text:span text:style-name="T282_72"><text:s/></text:span><text:span text:style-name="T282_73">uno</text:span><text:span text:style-name="T282_74"><text:s/></text:span><text:span text:style-name="T282_75">tra</text:span><text:span text:style-name="T282_76"><text:s/></text:span><text:span text:style-name="T282_77">origine</text:span><text:span text:style-name="T282_78"><text:s/></text:span><text:span text:style-name="T282_79">e</text:span><text:span text:style-name="T282_80"><text:s/></text:span><text:span text:style-name="T282_81">destinazione</text:span><text:span text:style-name="T282_82"><text:s/></text:span><text:span text:style-name="T282_83">è</text:span><text:span text:style-name="T282_84"><text:s/></text:span><text:span text:style-name="T282_85">un</text:span><text:span text:style-name="T282_86"><text:s/></text:span><text:span text:style-name="T282_87">produttore</text:span><text:span text:style-name="T282_88"><text:s/></text:span><text:span text:style-name="T282_89">o</text:span><text:span text:style-name="T282_90"><text:s/></text:span><text:span text:style-name="T282_91">un</text:span><text:span text:style-name="T282_92"><text:s/></text:span><text:span text:style-name="T282_93">consumatore</text:span><text:span text:style-name="T282_94"><text:s/></text:span><text:span text:style-name="T282_95">ed</text:span><text:span text:style-name="T282_96"><text:s/></text:span><text:span text:style-name="T282_97">ha</text:span><text:span text:style-name="T282_98"><text:s/></text:span><text:span text:style-name="T282_99">carattere</text:span><text:span text:style-name="T282_100"><text:s/></text:span><text:span text:style-name="T282_101">automatico</text:span><text:span text:style-name="T282_102"><text:s/></text:span><text:span text:style-name="T282_103">e</text:span><text:span text:style-name="T282_104"><text:s/></text:span><text:span text:style-name="T282_105">periodico</text:span><text:span text:style-name="T282_106">.<text:s/></text:span><text:span text:style-name="T282_107">L</text:span><text:span text:style-name="T282_108">’</text:span><text:span text:style-name="T282_109">expedited</text:span><text:span text:style-name="T282_110"><text:s/></text:span><text:span text:style-name="T282_111">transfer</text:span><text:span text:style-name="T282_112"><text:s/></text:span><text:span text:style-name="T282_113">è</text:span><text:span text:style-name="T282_114"><text:s/></text:span><text:span text:style-name="T282_115">un</text:span><text:span text:style-name="T282_116"><text:s/></text:span><text:span text:style-name="T282_117">invio</text:span><text:span text:style-name="T282_118"><text:s/>“</text:span><text:span text:style-name="T282_119">una</text:span><text:span text:style-name="T282_120"><text:s/></text:span><text:span text:style-name="T282_121">tantum</text:span><text:span text:style-name="T282_122">”<text:s/></text:span><text:span text:style-name="T282_123">immediato</text:span><text:span text:style-name="T282_124"><text:s/></text:span><text:span text:style-name="T282_125">e</text:span><text:span text:style-name="T282_126"><text:s/></text:span><text:span text:style-name="T282_127">manuale</text:span><text:span text:style-name="T282_128"><text:s/></text:span><text:span text:style-name="T282_129">tra</text:span><text:span text:style-name="T282_130"><text:s/></text:span><text:span text:style-name="T282_131">due</text:span><text:span text:style-name="T282_132"><text:s/></text:span><text:span text:style-name="T282_133">magazzini</text:span><text:span text:style-name="T282_134">.</text:span></text:p>
      <text:p text:style-name="P283"><text:span text:style-name="T283_1">Se</text:span><text:span text:style-name="T283_2"><text:s/></text:span><text:span text:style-name="T283_3">si</text:span><text:span text:style-name="T283_4"><text:s/></text:span><text:span text:style-name="T283_5">cliccka</text:span><text:span text:style-name="T283_6"><text:s/></text:span><text:span text:style-name="T283_7">su</text:span><text:span text:style-name="T283_8"><text:s/></text:span><text:span text:style-name="T283_9">expedited</text:span><text:span text:style-name="T283_10"><text:s/></text:span><text:span text:style-name="T283_11">transfer</text:span><text:span text:style-name="T283_12"><text:s/></text:span><text:span text:style-name="T283_13">si</text:span><text:span text:style-name="T283_14"><text:s/></text:span><text:span text:style-name="T283_15">apre</text:span><text:span text:style-name="T283_16"><text:s/></text:span><text:span text:style-name="T283_17">una</text:span><text:span text:style-name="T283_18"><text:s/></text:span><text:span text:style-name="T283_19">finestra</text:span><text:span text:style-name="T283_20"><text:s/></text:span><text:span text:style-name="T283_21">con</text:span><text:span text:style-name="T283_22"><text:s/>3<text:s/></text:span><text:span text:style-name="T283_23">zone</text:span><text:span text:style-name="T283_24">,<text:s/></text:span><text:span text:style-name="T283_25">origine</text:span><text:span text:style-name="T283_26"><text:s/></text:span><text:span text:style-name="T283_27">a</text:span><text:span text:style-name="T283_28"><text:s/></text:span><text:span text:style-name="T283_29">sinistra</text:span><text:span text:style-name="T283_30">,<text:s/></text:span><text:span text:style-name="T283_31">destinazione</text:span><text:span text:style-name="T283_32"><text:s/></text:span><text:span text:style-name="T283_33">a</text:span><text:span text:style-name="T283_34"><text:s/></text:span><text:span text:style-name="T283_35">destra</text:span><text:span text:style-name="T283_36"><text:s/></text:span><text:span text:style-name="T283_37">con</text:span><text:span text:style-name="T283_38"><text:s/></text:span><text:span text:style-name="T283_39">indicati</text:span><text:span text:style-name="T283_40"><text:s/></text:span><text:span text:style-name="T283_41">i</text:span><text:span text:style-name="T283_42"><text:s/></text:span><text:span text:style-name="T283_43">materiali</text:span><text:span text:style-name="T283_44"><text:s/></text:span><text:span text:style-name="T283_45">presenti</text:span><text:span text:style-name="T283_46"><text:s/></text:span><text:span text:style-name="T283_47">nel</text:span><text:span text:style-name="T283_48"><text:s/></text:span><text:span text:style-name="T283_49">magazzino</text:span><text:span text:style-name="T283_50"><text:s/></text:span><text:span text:style-name="T283_51">e</text:span><text:span text:style-name="T283_52"><text:s/></text:span><text:span text:style-name="T283_53">al</text:span><text:span text:style-name="T283_54"><text:s/></text:span><text:span text:style-name="T283_55">centro</text:span><text:span text:style-name="T283_56"><text:s/></text:span><text:span text:style-name="T283_57">una</text:span><text:span text:style-name="T283_58"><text:s/></text:span><text:span text:style-name="T283_59">finestra</text:span><text:span text:style-name="T283_60"><text:s/></text:span><text:span text:style-name="T283_61">per</text:span><text:span text:style-name="T283_62"><text:s/></text:span><text:span text:style-name="T283_63">spostare</text:span><text:span text:style-name="T283_64"><text:s/></text:span><text:span text:style-name="T283_65">ed</text:span><text:span text:style-name="T283_66"><text:s/></text:span><text:span text:style-name="T283_67">evidenziare</text:span><text:span text:style-name="T283_68"><text:s/></text:span><text:span text:style-name="T283_69">la</text:span><text:span text:style-name="T283_70"><text:s/></text:span><text:span text:style-name="T283_71">merce</text:span><text:span text:style-name="T283_72"><text:s/></text:span><text:span text:style-name="T283_73">che</text:span><text:span text:style-name="T283_74"><text:s/></text:span><text:span text:style-name="T283_75">si</text:span><text:span text:style-name="T283_76"><text:s/></text:span><text:span text:style-name="T283_77">intende</text:span><text:span text:style-name="T283_78"><text:s/></text:span><text:span text:style-name="T283_79">spostare</text:span><text:span text:style-name="T283_80"><text:s/>(</text:span><text:span text:style-name="T283_81">ci</text:span><text:span text:style-name="T283_82"><text:s/></text:span><text:span text:style-name="T283_83">deve</text:span><text:span text:style-name="T283_84"><text:s/></text:span><text:span text:style-name="T283_85">essere</text:span><text:span text:style-name="T283_86"><text:s/></text:span><text:span text:style-name="T283_87">spazio</text:span><text:span text:style-name="T283_88"><text:s/></text:span><text:span text:style-name="T283_89">nel</text:span><text:span text:style-name="T283_90"><text:s/></text:span><text:span text:style-name="T283_91">magazzino</text:span><text:span text:style-name="T283_92"><text:s/></text:span><text:span text:style-name="T283_93">di</text:span><text:span text:style-name="T283_94"><text:s/></text:span><text:span text:style-name="T283_95">arrivo</text:span><text:span text:style-name="T283_96">).</text:span></text:p>
      <text:p text:style-name="P284"><text:span text:style-name="T284_1">Una</text:span><text:span text:style-name="T284_2"><text:s/></text:span><text:span text:style-name="T284_3">volta</text:span><text:span text:style-name="T284_4"><text:s/></text:span><text:span text:style-name="T284_5">confermato</text:span><text:span text:style-name="T284_6"><text:s/></text:span><text:span text:style-name="T284_7">la</text:span><text:span text:style-name="T284_8"><text:s/></text:span><text:span text:style-name="T284_9">merce</text:span><text:span text:style-name="T284_10"><text:s/></text:span><text:span text:style-name="T284_11">sarà</text:span><text:span text:style-name="T284_12"><text:s/></text:span><text:span text:style-name="T284_13">spostata</text:span><text:span text:style-name="T284_14"><text:s/></text:span><text:span text:style-name="T284_15">istantaneamente</text:span><text:span text:style-name="T284_16"><text:s/></text:span><text:span text:style-name="T284_17">sul</text:span><text:span text:style-name="T284_18"><text:s/></text:span><text:span text:style-name="T284_19">magazzino</text:span><text:span text:style-name="T284_20"><text:s/></text:span><text:span text:style-name="T284_21">di</text:span><text:span text:style-name="T284_22"><text:s/></text:span><text:span text:style-name="T284_23">arrivo</text:span><text:span text:style-name="T284_24"><text:s/></text:span><text:span text:style-name="T284_25">e</text:span><text:span text:style-name="T284_26"><text:s/></text:span><text:span text:style-name="T284_27">nel</text:span><text:span text:style-name="T284_28"><text:s/></text:span><text:span text:style-name="T284_29">magazzino</text:span><text:span text:style-name="T284_30"><text:s/></text:span><text:span text:style-name="T284_31">di</text:span><text:span text:style-name="T284_32"><text:s/></text:span><text:span text:style-name="T284_33">partenza</text:span><text:span text:style-name="T284_34"><text:s/>(</text:span><text:span text:style-name="T284_35">ma</text:span><text:span text:style-name="T284_36"><text:s/></text:span><text:span text:style-name="T284_37">non</text:span><text:span text:style-name="T284_38"><text:s/></text:span><text:span text:style-name="T284_39">in</text:span><text:span text:style-name="T284_40"><text:s/></text:span><text:span text:style-name="T284_41">quello</text:span><text:span text:style-name="T284_42"><text:s/></text:span><text:span text:style-name="T284_43">di</text:span><text:span text:style-name="T284_44"><text:s/></text:span><text:span text:style-name="T284_45">arrivo</text:span><text:span text:style-name="T284_46">)<text:s/></text:span><text:span text:style-name="T284_47">partirà</text:span><text:span text:style-name="T284_48"><text:s/></text:span><text:span text:style-name="T284_49">un</text:span><text:span text:style-name="T284_50"><text:s/></text:span><text:span text:style-name="T284_51">cooldown</text:span><text:span text:style-name="T284_52"><text:s/></text:span><text:span text:style-name="T284_53">timer</text:span><text:span text:style-name="T284_54"><text:s/></text:span><text:span text:style-name="T284_55">che</text:span><text:span text:style-name="T284_56"><text:s/></text:span><text:span text:style-name="T284_57">vi</text:span><text:span text:style-name="T284_58"><text:s/></text:span><text:span text:style-name="T284_59">impedisce</text:span><text:span text:style-name="T284_60"><text:s/></text:span><text:span text:style-name="T284_61">di</text:span><text:span text:style-name="T284_62"><text:s/></text:span><text:span text:style-name="T284_63">fare</text:span><text:span text:style-name="T284_64"><text:s/></text:span><text:span text:style-name="T284_65">expedited</text:span><text:span text:style-name="T284_66"><text:s/></text:span><text:span text:style-name="T284_67">transfer</text:span><text:span text:style-name="T284_68"><text:s/></text:span><text:span text:style-name="T284_69">prima</text:span><text:span text:style-name="T284_70"><text:s/></text:span><text:span text:style-name="T284_71">del</text:span><text:span text:style-name="T284_72"><text:s/></text:span><text:span text:style-name="T284_73">suo</text:span><text:span text:style-name="T284_74"><text:s/></text:span><text:span text:style-name="T284_75">scadere</text:span><text:span text:style-name="T284_76">.<text:s/></text:span><text:span text:style-name="T284_77">Il</text:span><text:span text:style-name="T284_78"><text:s/></text:span><text:span text:style-name="T284_79">timer</text:span><text:span text:style-name="T284_80"><text:s/></text:span><text:span text:style-name="T284_81">è</text:span><text:span text:style-name="T284_82"><text:s/></text:span><text:span text:style-name="T284_83">direttamente</text:span><text:span text:style-name="T284_84"><text:s/></text:span><text:span text:style-name="T284_85">proporzionale</text:span><text:span text:style-name="T284_86"><text:s/></text:span><text:span text:style-name="T284_87">alla</text:span><text:span text:style-name="T284_88"><text:s/></text:span><text:span text:style-name="T284_89">quantità</text:span><text:span text:style-name="T284_90"><text:s/></text:span><text:span text:style-name="T284_91">di</text:span><text:span text:style-name="T284_92"><text:s/></text:span><text:span text:style-name="T284_93">merce</text:span><text:span text:style-name="T284_94"><text:s/></text:span><text:span text:style-name="T284_95">spostata</text:span><text:span text:style-name="T284_96"><text:s/>(</text:span><text:span text:style-name="T284_97">ed</text:span><text:span text:style-name="T284_98"><text:s/></text:span><text:span text:style-name="T284_99">inversamente</text:span><text:span text:style-name="T284_100"><text:s/></text:span><text:span text:style-name="T284_101">alla</text:span><text:span text:style-name="T284_102"><text:s/></text:span><text:span text:style-name="T284_103">capacità</text:span><text:span text:style-name="T284_104"><text:s/></text:span><text:span text:style-name="T284_105">del</text:span><text:span text:style-name="T284_106"><text:s/></text:span><text:span text:style-name="T284_107">link</text:span><text:span text:style-name="T284_108">).<text:s/></text:span><text:span text:style-name="T284_109">Se</text:span><text:span text:style-name="T284_110"><text:s/></text:span><text:span text:style-name="T284_111">si</text:span><text:span text:style-name="T284_112"><text:s/></text:span><text:span text:style-name="T284_113">spostano</text:span><text:span text:style-name="T284_114"><text:s/>10.000<text:s/></text:span><text:span text:style-name="T284_115">m</text:span><text:span text:style-name="T284_116">3<text:s/></text:span><text:span text:style-name="T284_117">di</text:span><text:span text:style-name="T284_118"><text:s/></text:span><text:span text:style-name="T284_119">merce</text:span><text:span text:style-name="T284_120"><text:s/></text:span><text:span text:style-name="T284_121">il</text:span><text:span text:style-name="T284_122"><text:s/></text:span><text:span text:style-name="T284_123">timer</text:span><text:span text:style-name="T284_124"><text:s/></text:span><text:span text:style-name="T284_125">è</text:span><text:span text:style-name="T284_126"><text:s/></text:span><text:span text:style-name="T284_127">di</text:span><text:span text:style-name="T284_128"><text:s/></text:span><text:span text:style-name="T284_129">diverse</text:span><text:span text:style-name="T284_130"><text:s/></text:span><text:span text:style-name="T284_131">ore</text:span><text:span text:style-name="T284_132">.</text:span></text:p>
      <text:p text:style-name="P285"><text:span text:style-name="T285_1">Per</text:span><text:span text:style-name="T285_2"><text:s/></text:span><text:span text:style-name="T285_3">questo</text:span><text:span text:style-name="T285_4"><text:s/></text:span><text:span text:style-name="T285_5">motivo</text:span><text:span text:style-name="T285_6"><text:s/></text:span><text:span text:style-name="T285_7">in</text:span><text:span text:style-name="T285_8"><text:s/></text:span><text:span text:style-name="T285_9">configurazioni</text:span><text:span text:style-name="T285_10"><text:s/></text:span><text:span text:style-name="T285_11">produttive</text:span><text:span text:style-name="T285_12"><text:s/></text:span><text:span text:style-name="T285_13">con</text:span><text:span text:style-name="T285_14"><text:s/></text:span><text:span text:style-name="T285_15">necessità</text:span><text:span text:style-name="T285_16"><text:s/></text:span><text:span text:style-name="T285_17">di</text:span><text:span text:style-name="T285_18"><text:s/></text:span><text:span text:style-name="T285_19">importare</text:span><text:span text:style-name="T285_20"><text:s/></text:span><text:span text:style-name="T285_21">una</text:span><text:span text:style-name="T285_22"><text:s/></text:span><text:span text:style-name="T285_23">grande</text:span><text:span text:style-name="T285_24"><text:s/></text:span><text:span text:style-name="T285_25">quantità</text:span><text:span text:style-name="T285_26"><text:s/></text:span><text:span text:style-name="T285_27">di</text:span><text:span text:style-name="T285_28"><text:s/></text:span><text:span text:style-name="T285_29">materiale</text:span><text:span text:style-name="T285_30">,<text:s/></text:span><text:span text:style-name="T285_31">non</text:span><text:span text:style-name="T285_32"><text:s/></text:span><text:span text:style-name="T285_33">si</text:span><text:span text:style-name="T285_34"><text:s/></text:span><text:span text:style-name="T285_35">può</text:span><text:span text:style-name="T285_36"><text:s/></text:span><text:span text:style-name="T285_37">usare</text:span><text:span text:style-name="T285_38"><text:s/></text:span><text:span text:style-name="T285_39">un</text:span><text:span text:style-name="T285_40"><text:s/></text:span><text:span text:style-name="T285_41">solo</text:span><text:span text:style-name="T285_42"><text:s/></text:span><text:span text:style-name="T285_43">LP</text:span><text:span text:style-name="T285_44"><text:s/></text:span><text:span text:style-name="T285_45">ed</text:span><text:span text:style-name="T285_46"><text:s/></text:span><text:span text:style-name="T285_47">una</text:span><text:span text:style-name="T285_48"><text:s/></text:span><text:span text:style-name="T285_49">serie</text:span><text:span text:style-name="T285_50"><text:s/></text:span><text:span text:style-name="T285_51">di</text:span><text:span text:style-name="T285_52"><text:s/></text:span><text:span text:style-name="T285_53">magazzini</text:span><text:span text:style-name="T285_54"><text:s/>(</text:span><text:span text:style-name="T285_55">risparmiando</text:span><text:span text:style-name="T285_56"><text:s/></text:span><text:span text:style-name="T285_57">quindi</text:span><text:span text:style-name="T285_58"><text:s/></text:span><text:span text:style-name="T285_59">CPU</text:span><text:span text:style-name="T285_60">)<text:s/></text:span><text:span text:style-name="T285_61">anzichè</text:span><text:span text:style-name="T285_62"><text:s/></text:span><text:span text:style-name="T285_63">N</text:span><text:span text:style-name="T285_64"><text:s/></text:span><text:span text:style-name="T285_65">Spazioporti</text:span><text:span text:style-name="T285_66"><text:s/>(</text:span><text:span text:style-name="T285_67">LP</text:span><text:span text:style-name="T285_68">),<text:s/></text:span><text:span text:style-name="T285_69">ma</text:span><text:span text:style-name="T285_70"><text:s/></text:span><text:span text:style-name="T285_71">non</text:span><text:span text:style-name="T285_72"><text:s/></text:span><text:span text:style-name="T285_73">si</text:span><text:span text:style-name="T285_74"><text:s/></text:span><text:span text:style-name="T285_75">può</text:span><text:span text:style-name="T285_76"><text:s/></text:span><text:span text:style-name="T285_77">mettere</text:span><text:span text:style-name="T285_78"><text:s/></text:span><text:span text:style-name="T285_79">più</text:span><text:span text:style-name="T285_80"><text:s/></text:span><text:span text:style-name="T285_81">di</text:span><text:span text:style-name="T285_82"><text:s/></text:span><text:span text:style-name="T285_83">un</text:span><text:span text:style-name="T285_84"><text:s/></text:span><text:span text:style-name="T285_85">SF</text:span><text:span text:style-name="T285_86"><text:s/></text:span><text:span text:style-name="T285_87">per</text:span><text:span text:style-name="T285_88"><text:s/></text:span><text:span text:style-name="T285_89">ogni</text:span><text:span text:style-name="T285_90"><text:s/></text:span><text:span text:style-name="T285_91">LP</text:span><text:span text:style-name="T285_92"><text:s/>(</text:span><text:span text:style-name="T285_93">se</text:span><text:span text:style-name="T285_94"><text:s/></text:span><text:span text:style-name="T285_95">lo</text:span><text:span text:style-name="T285_96"><text:s/></text:span><text:span text:style-name="T285_97">si</text:span><text:span text:style-name="T285_98"><text:s/></text:span><text:span text:style-name="T285_99">usa</text:span><text:span text:style-name="T285_100"><text:s/></text:span><text:span text:style-name="T285_101">per</text:span><text:span text:style-name="T285_102"><text:s/></text:span><text:span text:style-name="T285_103">questo</text:span><text:span text:style-name="T285_104"><text:s/></text:span><text:span text:style-name="T285_105">scopo</text:span><text:span text:style-name="T285_106">).<text:s/></text:span><text:span text:style-name="T285_107">In</text:span><text:span text:style-name="T285_108"><text:s/></text:span><text:span text:style-name="T285_109">pratica</text:span><text:span text:style-name="T285_110"><text:s/></text:span><text:span text:style-name="T285_111">una</text:span><text:span text:style-name="T285_112"><text:s/></text:span><text:span text:style-name="T285_113">coppia</text:span><text:span text:style-name="T285_114"><text:s/></text:span><text:span text:style-name="T285_115">LP</text:span><text:span text:style-name="T285_116">-</text:span><text:span text:style-name="T285_117">SF</text:span><text:span text:style-name="T285_118"><text:s/></text:span><text:span text:style-name="T285_119">ogni</text:span><text:span text:style-name="T285_120"><text:s/>20.000<text:s/></text:span><text:span text:style-name="T285_121">m</text:span><text:span text:style-name="T285_122">3<text:s/>(</text:span><text:span text:style-name="T285_123">non</text:span><text:span text:style-name="T285_124"><text:s/>22.000<text:s/></text:span><text:span text:style-name="T285_125">perchè</text:span><text:span text:style-name="T285_126"><text:s/></text:span><text:span text:style-name="T285_127">dopo</text:span><text:span text:style-name="T285_128"><text:s/></text:span><text:span text:style-name="T285_129">i</text:span><text:span text:style-name="T285_130"><text:s/></text:span><text:span text:style-name="T285_131">primi</text:span><text:span text:style-name="T285_132"><text:s/>10.000<text:s/></text:span><text:span text:style-name="T285_133">che</text:span><text:span text:style-name="T285_134"><text:s/></text:span><text:span text:style-name="T285_135">sposto</text:span><text:span text:style-name="T285_136"><text:s/></text:span><text:span text:style-name="T285_137">tra</text:span><text:span text:style-name="T285_138"><text:s/></text:span><text:span text:style-name="T285_139">LP</text:span><text:span text:style-name="T285_140"><text:s/></text:span><text:span text:style-name="T285_141">e</text:span><text:span text:style-name="T285_142"><text:s/></text:span><text:span text:style-name="T285_143">SF</text:span><text:span text:style-name="T285_144"><text:s/></text:span><text:span text:style-name="T285_145">parte</text:span><text:span text:style-name="T285_146"><text:s/></text:span><text:span text:style-name="T285_147">il</text:span><text:span text:style-name="T285_148"><text:s/></text:span><text:span text:style-name="T285_149">CD</text:span><text:span text:style-name="T285_150"><text:s/></text:span><text:span text:style-name="T285_151">e</text:span><text:span text:style-name="T285_152"><text:s/></text:span><text:span text:style-name="T285_153">posso</text:span><text:span text:style-name="T285_154"><text:s/></text:span><text:span text:style-name="T285_155">solo</text:span><text:span text:style-name="T285_156"><text:s/></text:span><text:span text:style-name="T285_157">importare</text:span><text:span text:style-name="T285_158"><text:s/></text:span><text:span text:style-name="T285_159">altri</text:span><text:span text:style-name="T285_160"><text:s/>10,000<text:s/></text:span><text:span text:style-name="T285_161">dentro</text:span><text:span text:style-name="T285_162"><text:s/></text:span><text:span text:style-name="T285_163">LP</text:span><text:span text:style-name="T285_164">,<text:s/></text:span><text:span text:style-name="T285_165">totale</text:span><text:span text:style-name="T285_166"><text:s/>20.000).</text:span></text:p>
      <text:p text:style-name="P286"/>
      <text:h text:style-name="P287" text:outline-level="10"><text:bookmark-start text:name="h.vrx5e3smhrsn"/><text:bookmark-end text:name="h.vrx5e3smhrsn"/></text:h>
      <text:h text:style-name="P288" text:outline-level="10"><text:bookmark-start text:name="h.428r7von0h3i"/><text:bookmark-end text:name="h.428r7von0h3i"/><text:bookmark-start text:name="h.bgcd09cusnfd"/><text:bookmark-end text:name="h.bgcd09cusnfd"/><text:span text:style-name="T288_1">Configurazioni</text:span><text:span text:style-name="T288_2"><text:s/></text:span></text:h>
      <text:p text:style-name="P289"><text:span text:style-name="T289_1">Le</text:span><text:span text:style-name="T289_2"><text:s/></text:span><text:span text:style-name="T289_3">configurazioni</text:span><text:span text:style-name="T289_4"><text:s/></text:span><text:span text:style-name="T289_5">variano</text:span><text:span text:style-name="T289_6"><text:s/></text:span><text:span text:style-name="T289_7">e</text:span><text:span text:style-name="T289_8"><text:s/></text:span><text:span text:style-name="T289_9">vanno</text:span><text:span text:style-name="T289_10"><text:s/></text:span><text:span text:style-name="T289_11">adattare</text:span><text:span text:style-name="T289_12"><text:s/></text:span><text:span text:style-name="T289_13">in</text:span><text:span text:style-name="T289_14"><text:s/></text:span><text:span text:style-name="T289_15">relazione</text:span><text:span text:style-name="T289_16"><text:s/></text:span><text:span text:style-name="T289_17">alle</text:span><text:span text:style-name="T289_18"><text:s/></text:span><text:span text:style-name="T289_19">skill</text:span><text:span text:style-name="T289_20"><text:s/></text:span><text:span text:style-name="T289_21">CCU</text:span><text:span text:style-name="T289_22"><text:s/></text:span><text:span text:style-name="T289_23">e</text:span><text:span text:style-name="T289_24"><text:s/></text:span><text:span text:style-name="T289_25">IC</text:span><text:span text:style-name="T289_26">,<text:s/></text:span><text:span text:style-name="T289_27">alla</text:span><text:span text:style-name="T289_28"><text:s/></text:span><text:span text:style-name="T289_29">quantità</text:span><text:span text:style-name="T289_30"><text:s/></text:span><text:span text:style-name="T289_31">P</text:span><text:span text:style-name="T289_32">0<text:s/></text:span><text:span text:style-name="T289_33">estratta</text:span><text:span text:style-name="T289_34"><text:s/></text:span><text:span text:style-name="T289_35">e</text:span><text:span text:style-name="T289_36"><text:s/></text:span><text:span text:style-name="T289_37">al</text:span><text:span text:style-name="T289_38"><text:s/></text:span><text:span text:style-name="T289_39">costo</text:span><text:span text:style-name="T289_40"><text:s/></text:span><text:span text:style-name="T289_41">dei</text:span><text:span text:style-name="T289_42"><text:s/></text:span><text:span text:style-name="T289_43">link</text:span><text:span text:style-name="T289_44"><text:s/></text:span><text:span text:style-name="T289_45">sul</text:span><text:span text:style-name="T289_46"><text:s/></text:span><text:span text:style-name="T289_47">pianeta</text:span><text:span text:style-name="T289_48"><text:s/></text:span><text:span text:style-name="T289_49">e</text:span><text:span text:style-name="T289_50"><text:s/></text:span><text:span text:style-name="T289_51">alla</text:span><text:span text:style-name="T289_52"><text:s/></text:span><text:span text:style-name="T289_53">durata</text:span><text:span text:style-name="T289_54"><text:s/></text:span><text:span text:style-name="T289_55">del</text:span><text:span text:style-name="T289_56"><text:s/></text:span><text:span text:style-name="T289_57">ciclo</text:span><text:span text:style-name="T289_58"><text:s/></text:span><text:span text:style-name="T289_59">di</text:span><text:span text:style-name="T289_60"><text:s/></text:span><text:span text:style-name="T289_61">estrazione</text:span><text:span text:style-name="T289_62"><text:s/>(</text:span><text:span text:style-name="T289_63">o</text:span><text:span text:style-name="T289_64"><text:s/></text:span><text:span text:style-name="T289_65">del</text:span><text:span text:style-name="T289_66"><text:s/></text:span><text:span text:style-name="T289_67">refill</text:span><text:span text:style-name="T289_68"><text:s/></text:span><text:span text:style-name="T289_69">dei</text:span><text:span text:style-name="T289_70"><text:s/></text:span><text:span text:style-name="T289_71">materiali</text:span><text:span text:style-name="T289_72"><text:s/></text:span><text:span text:style-name="T289_73">in</text:span><text:span text:style-name="T289_74"><text:s/></text:span><text:span text:style-name="T289_75">caso</text:span><text:span text:style-name="T289_76"><text:s/></text:span><text:span text:style-name="T289_77">di</text:span><text:span text:style-name="T289_78"><text:s/></text:span><text:span text:style-name="T289_79">produzione</text:span><text:span text:style-name="T289_80">).<text:s/></text:span><text:span text:style-name="T289_81">Si</text:span><text:span text:style-name="T289_82"><text:s/></text:span><text:span text:style-name="T289_83">assumono</text:span><text:span text:style-name="T289_84"><text:s/></text:span><text:span text:style-name="T289_85">programmi</text:span><text:span text:style-name="T289_86"><text:s/></text:span><text:span text:style-name="T289_87">di</text:span><text:span text:style-name="T289_88"><text:s/>2<text:s/></text:span><text:span text:style-name="T289_89">giorni</text:span><text:span text:style-name="T289_90">.</text:span></text:p>
      <text:p text:style-name="P290"/>
      <text:h text:style-name="P291" text:outline-level="10"><text:bookmark-start text:name="h.kpfpvqvcmow7"/><text:bookmark-end text:name="h.kpfpvqvcmow7"/><text:span text:style-name="T291_1">Configurazione</text:span><text:span text:style-name="T291_2"><text:s/></text:span><text:span text:style-name="T291_3">Pianeti</text:span><text:span text:style-name="T291_4"><text:s/></text:span><text:span text:style-name="T291_5">estrazione</text:span><text:span text:style-name="T291_6"><text:s/></text:span><text:span text:style-name="T291_7">P</text:span><text:span text:style-name="T291_8">1</text:span></text:h>
      <text:p text:style-name="P292"/>
      <text:p text:style-name="P293"><text:span text:style-name="T293_1">Skill</text:span><text:span text:style-name="T293_2"><text:s/></text:span><text:span text:style-name="T293_3">CCU</text:span><text:span text:style-name="T293_4"><text:s/></text:span><text:span text:style-name="T293_5">a</text:span><text:span text:style-name="T293_6"><text:s/>4:</text:span></text:p>
      <text:list text:style-name="LS22" xml:id="list70">
        <text:list-item>
          <text:p text:style-name="P294"><text:span text:style-name="T294_1">1<text:s/></text:span><text:span text:style-name="T294_2">ECU</text:span><text:span text:style-name="T294_3"><text:s/></text:span><text:span text:style-name="T294_4">sulla</text:span><text:span text:style-name="T294_5"><text:s/></text:span><text:span text:style-name="T294_6">zona</text:span><text:span text:style-name="T294_7"><text:s/></text:span><text:span text:style-name="T294_8">di</text:span><text:span text:style-name="T294_9"><text:s/></text:span><text:span text:style-name="T294_10">estrazione</text:span><text:span text:style-name="T294_11"><text:s/></text:span><text:span text:style-name="T294_12">scelta</text:span></text:p>
        </text:list-item>
        <text:list-item>
          <text:p text:style-name="P295"><text:span text:style-name="T295_1">1<text:s/></text:span><text:span text:style-name="T295_2">LP</text:span><text:span text:style-name="T295_3"><text:s/></text:span><text:span text:style-name="T295_4">come</text:span><text:span text:style-name="T295_5"><text:s/></text:span><text:span text:style-name="T295_6">indicato</text:span><text:span text:style-name="T295_7"><text:s/></text:span><text:span text:style-name="T295_8">sopra</text:span><text:span text:style-name="T295_9"><text:s/>(</text:span><text:span text:style-name="T295_10">se</text:span><text:span text:style-name="T295_11"><text:s/></text:span><text:span text:style-name="T295_12">mettete</text:span><text:span text:style-name="T295_13"><text:s/></text:span><text:span text:style-name="T295_14">LP</text:span><text:span text:style-name="T295_15"><text:s/></text:span><text:span text:style-name="T295_16">ed</text:span><text:span text:style-name="T295_17"><text:s/></text:span><text:span text:style-name="T295_18">ECU</text:span><text:span text:style-name="T295_19"><text:s/></text:span><text:span text:style-name="T295_20">separati</text:span><text:span text:style-name="T295_21"><text:s/></text:span><text:span text:style-name="T295_22">cercate</text:span><text:span text:style-name="T295_23"><text:s/></text:span><text:span text:style-name="T295_24">di</text:span><text:span text:style-name="T295_25"><text:s/></text:span><text:span text:style-name="T295_26">non</text:span><text:span text:style-name="T295_27"><text:s/></text:span><text:span text:style-name="T295_28">superare</text:span><text:span text:style-name="T295_29"><text:s/></text:span><text:span text:style-name="T295_30">i</text:span><text:span text:style-name="T295_31"><text:s/>300<text:s/></text:span><text:span text:style-name="T295_32">sul</text:span><text:span text:style-name="T295_33"><text:s/></text:span><text:span text:style-name="T295_34">costo</text:span><text:span text:style-name="T295_35"><text:s/></text:span><text:span text:style-name="T295_36">del</text:span><text:span text:style-name="T295_37"><text:s/></text:span><text:span text:style-name="T295_38">link</text:span><text:span text:style-name="T295_39"><text:s/></text:span><text:span text:style-name="T295_40">prima</text:span><text:span text:style-name="T295_41"><text:s/></text:span><text:span text:style-name="T295_42">di</text:span><text:span text:style-name="T295_43"><text:s/></text:span><text:span text:style-name="T295_44">upgradarlo</text:span><text:span text:style-name="T295_45">)</text:span></text:p>
        </text:list-item>
        <text:list-item>
          <text:p text:style-name="P296"><text:span text:style-name="T296_1">Upgradate</text:span><text:span text:style-name="T296_2"><text:s/></text:span><text:span text:style-name="T296_3">il</text:span><text:span text:style-name="T296_4"><text:s/></text:span><text:span text:style-name="T296_5">link</text:span><text:span text:style-name="T296_6"><text:s/></text:span><text:span text:style-name="T296_7">LP</text:span><text:span text:style-name="T296_8">-</text:span><text:span text:style-name="T296_9">ECU</text:span></text:p>
        </text:list-item>
        <text:list-item>
          <text:p text:style-name="P297"><text:span text:style-name="T297_1">8<text:s/></text:span><text:span text:style-name="T297_2">BIF</text:span><text:span text:style-name="T297_3"><text:s/></text:span><text:span text:style-name="T297_4">come</text:span><text:span text:style-name="T297_5"><text:s/></text:span><text:span text:style-name="T297_6">indicato</text:span><text:span text:style-name="T297_7"><text:s/></text:span><text:span text:style-name="T297_8">sopra</text:span><text:span text:style-name="T297_9"><text:s/>(</text:span><text:span text:style-name="T297_10">per</text:span><text:span text:style-name="T297_11"><text:s/></text:span><text:span text:style-name="T297_12">adesso</text:span><text:span text:style-name="T297_13">)</text:span></text:p>
        </text:list-item>
        <text:list-item>
          <text:p text:style-name="P298"><text:span text:style-name="T298_1">Provate</text:span><text:span text:style-name="T298_2"><text:s/></text:span><text:span text:style-name="T298_3">a</text:span><text:span text:style-name="T298_4"><text:s/></text:span><text:span text:style-name="T298_5">vedere</text:span><text:span text:style-name="T298_6"><text:s/></text:span><text:span text:style-name="T298_7">il</text:span><text:span text:style-name="T298_8"><text:s/></text:span><text:span text:style-name="T298_9">program</text:span><text:span text:style-name="T298_10"><text:s/></text:span><text:span text:style-name="T298_11">output</text:span><text:span text:style-name="T298_12"><text:s/></text:span><text:span text:style-name="T298_13">per</text:span><text:span text:style-name="T298_14"><text:s/></text:span><text:span text:style-name="T298_15">hour</text:span><text:span text:style-name="T298_16"><text:s/>(</text:span><text:span text:style-name="T298_17">senza</text:span><text:span text:style-name="T298_18"><text:s/></text:span><text:span text:style-name="T298_19">confermare</text:span><text:span text:style-name="T298_20"><text:s/></text:span><text:span text:style-name="T298_21">il</text:span><text:span text:style-name="T298_22"><text:s/></text:span><text:span text:style-name="T298_23">programma</text:span><text:span text:style-name="T298_24">)<text:s/></text:span><text:span text:style-name="T298_25">con</text:span><text:span text:style-name="T298_26"><text:s/>9<text:s/></text:span><text:span text:style-name="T298_27">e</text:span><text:span text:style-name="T298_28"><text:s/>10<text:s/></text:span><text:span text:style-name="T298_29">estrattori</text:span><text:span text:style-name="T298_30">.</text:span></text:p>
        </text:list-item>
      </text:list>
      <text:p text:style-name="P299"/>
      <text:list text:style-name="LS22" xml:id="list75">
        <text:list-item>
          <text:p text:style-name="P300"><text:span text:style-name="T300_1">Se</text:span><text:span text:style-name="T300_2"><text:s/></text:span><text:span text:style-name="T300_3">con</text:span><text:span text:style-name="T300_4"><text:s/>9<text:s/></text:span><text:span text:style-name="T300_5">e</text:span><text:span text:style-name="T300_6"><text:s/>10<text:s/></text:span><text:span text:style-name="T300_7">estrattori</text:span><text:span text:style-name="T300_8"><text:s/></text:span><text:span text:style-name="T300_9">siete</text:span><text:span text:style-name="T300_10"><text:s/>&lt;48.000<text:s/></text:span><text:span text:style-name="T300_11">mettete</text:span><text:span text:style-name="T300_12"><text:s/>10<text:s/></text:span><text:span text:style-name="T300_13">estrattori</text:span><text:span text:style-name="T300_14"><text:s/></text:span><text:span text:style-name="T300_15">e</text:span><text:span text:style-name="T300_16"><text:s/></text:span><text:span text:style-name="T300_17">si</text:span><text:span text:style-name="T300_18"><text:s/></text:span><text:span text:style-name="T300_19">avanza</text:span><text:span text:style-name="T300_20"><text:s/></text:span><text:span text:style-name="T300_21">qualcosa</text:span><text:span text:style-name="T300_22"><text:s/></text:span><text:span text:style-name="T300_23">mettere</text:span><text:span text:style-name="T300_24"><text:s/></text:span><text:span text:style-name="T300_25">una</text:span><text:span text:style-name="T300_26"><text:s/></text:span><text:span text:style-name="T300_27">nona</text:span><text:span text:style-name="T300_28"><text:s/></text:span><text:span text:style-name="T300_29">BIF</text:span><text:span text:style-name="T300_30"><text:s/>(</text:span><text:span text:style-name="T300_31">non</text:span><text:span text:style-name="T300_32"><text:s/></text:span><text:span text:style-name="T300_33">fondamentale</text:span><text:span text:style-name="T300_34"><text:s/></text:span><text:span text:style-name="T300_35">ma</text:span><text:span text:style-name="T300_36"><text:s/></text:span><text:span text:style-name="T300_37">di</text:span><text:span text:style-name="T300_38"><text:s/></text:span><text:span text:style-name="T300_39">sicurezza</text:span><text:span text:style-name="T300_40">).</text:span></text:p>
        </text:list-item>
        <text:list-item>
          <text:p text:style-name="P301"><text:span text:style-name="T301_1">Se</text:span><text:span text:style-name="T301_2"><text:s/></text:span><text:span text:style-name="T301_3">con</text:span><text:span text:style-name="T301_4"><text:s/></text:span><text:span text:style-name="T301_5">nove</text:span><text:span text:style-name="T301_6"><text:s/></text:span><text:span text:style-name="T301_7">estrattori</text:span><text:span text:style-name="T301_8"><text:s/></text:span><text:span text:style-name="T301_9">siete</text:span><text:span text:style-name="T301_10"><text:s/>&lt;48000<text:s/></text:span><text:span text:style-name="T301_11">ma</text:span><text:span text:style-name="T301_12"><text:s/></text:span><text:span text:style-name="T301_13">con</text:span><text:span text:style-name="T301_14"><text:s/>10<text:s/></text:span><text:span text:style-name="T301_15">siete</text:span><text:span text:style-name="T301_16"><text:s/>&gt;48000<text:s/></text:span><text:span text:style-name="T301_17">ma</text:span><text:span text:style-name="T301_18"><text:s/>&lt;54000<text:s/></text:span><text:span text:style-name="T301_19">mettete</text:span><text:span text:style-name="T301_20"><text:s/></text:span><text:span text:style-name="T301_21">una</text:span><text:span text:style-name="T301_22"><text:s/></text:span><text:span text:style-name="T301_23">nona</text:span><text:span text:style-name="T301_24"><text:s/></text:span><text:span text:style-name="T301_25">fabbrica</text:span><text:span text:style-name="T301_26"><text:s/></text:span><text:span text:style-name="T301_27">e</text:span><text:span text:style-name="T301_28"><text:s/></text:span><text:span text:style-name="T301_29">se</text:span><text:span text:style-name="T301_30"><text:s/></text:span><text:span text:style-name="T301_31">ci</text:span><text:span text:style-name="T301_32"><text:s/></text:span><text:span text:style-name="T301_33">sta</text:span><text:span text:style-name="T301_34"><text:s/></text:span><text:span text:style-name="T301_35">il</text:span><text:span text:style-name="T301_36"><text:s/></text:span><text:span text:style-name="T301_37">decimo</text:span><text:span text:style-name="T301_38"><text:s/></text:span><text:span text:style-name="T301_39">estrattore</text:span><text:span text:style-name="T301_40">,<text:s/></text:span><text:span text:style-name="T301_41">se</text:span><text:span text:style-name="T301_42"><text:s/></text:span><text:span text:style-name="T301_43">non</text:span><text:span text:style-name="T301_44"><text:s/></text:span><text:span text:style-name="T301_45">si</text:span><text:span text:style-name="T301_46"><text:s/></text:span><text:span text:style-name="T301_47">superano</text:span><text:span text:style-name="T301_48"><text:s/></text:span><text:span text:style-name="T301_49">i</text:span><text:span text:style-name="T301_50"><text:s/>54000<text:s/>(</text:span><text:span text:style-name="T301_51">se</text:span><text:span text:style-name="T301_52"><text:s/></text:span><text:span text:style-name="T301_53">avanza</text:span><text:span text:style-name="T301_54"><text:s/></text:span><text:span text:style-name="T301_55">qualcosa</text:span><text:span text:style-name="T301_56">-&gt;</text:span><text:span text:style-name="T301_57">BIF</text:span><text:span text:style-name="T301_58">)</text:span></text:p>
        </text:list-item>
        <text:list-item>
          <text:p text:style-name="P302"><text:span text:style-name="T302_1">Se</text:span><text:span text:style-name="T302_2"><text:s/></text:span><text:span text:style-name="T302_3">con</text:span><text:span text:style-name="T302_4"><text:s/></text:span><text:span text:style-name="T302_5">nove</text:span><text:span text:style-name="T302_6"><text:s/></text:span><text:span text:style-name="T302_7">estrattori</text:span><text:span text:style-name="T302_8"><text:s/></text:span><text:span text:style-name="T302_9">siete</text:span><text:span text:style-name="T302_10"><text:s/>&gt;48000<text:s/></text:span><text:span text:style-name="T302_11">mettete</text:span><text:span text:style-name="T302_12"><text:s/></text:span><text:span text:style-name="T302_13">comunque</text:span><text:span text:style-name="T302_14"><text:s/></text:span><text:span text:style-name="T302_15">la</text:span><text:span text:style-name="T302_16"><text:s/></text:span><text:span text:style-name="T302_17">nona</text:span><text:span text:style-name="T302_18"><text:s/></text:span><text:span text:style-name="T302_19">BIF</text:span><text:span text:style-name="T302_20"><text:s/></text:span><text:span text:style-name="T302_21">e</text:span><text:span text:style-name="T302_22">:</text:span></text:p>
        </text:list-item>
        <text:list-item>
          <text:p text:style-name="P303"><text:span text:style-name="T303_1">Se</text:span><text:span text:style-name="T303_2"><text:s/></text:span><text:span text:style-name="T303_3">con</text:span><text:span text:style-name="T303_4"><text:s/></text:span><text:span text:style-name="T303_5">dieci</text:span><text:span text:style-name="T303_6"><text:s/></text:span><text:span text:style-name="T303_7">estrattori</text:span><text:span text:style-name="T303_8"><text:s/></text:span><text:span text:style-name="T303_9">siete</text:span><text:span text:style-name="T303_10"><text:s/>&lt;54000<text:s/></text:span><text:span text:style-name="T303_11">mettete</text:span><text:span text:style-name="T303_12"><text:s/></text:span><text:span text:style-name="T303_13">il</text:span><text:span text:style-name="T303_14"><text:s/></text:span><text:span text:style-name="T303_15">decimo</text:span><text:span text:style-name="T303_16"><text:s/></text:span><text:span text:style-name="T303_17">estrattore</text:span></text:p>
        </text:list-item>
        <text:list-item>
          <text:p text:style-name="P304"><text:span text:style-name="T304_1">Se</text:span><text:span text:style-name="T304_2"><text:s/></text:span><text:span text:style-name="T304_3">con</text:span><text:span text:style-name="T304_4"><text:s/></text:span><text:span text:style-name="T304_5">dieci</text:span><text:span text:style-name="T304_6"><text:s/></text:span><text:span text:style-name="T304_7">estrattori</text:span><text:span text:style-name="T304_8"><text:s/></text:span><text:span text:style-name="T304_9">siete</text:span><text:span text:style-name="T304_10"><text:s/>&gt;54000<text:s/></text:span><text:span text:style-name="T304_11">mettere</text:span><text:span text:style-name="T304_12"><text:s/></text:span><text:span text:style-name="T304_13">la</text:span><text:span text:style-name="T304_14"><text:s/></text:span><text:span text:style-name="T304_15">decima</text:span><text:span text:style-name="T304_16"><text:s/></text:span><text:span text:style-name="T304_17">BIF</text:span><text:span text:style-name="T304_18"><text:s/></text:span><text:span text:style-name="T304_19">e</text:span><text:span text:style-name="T304_20"><text:s/></text:span><text:span text:style-name="T304_21">poi</text:span><text:span text:style-name="T304_22"><text:s/></text:span><text:span text:style-name="T304_23">provate</text:span><text:span text:style-name="T304_24"><text:s/></text:span><text:span text:style-name="T304_25">a</text:span><text:span text:style-name="T304_26"><text:s/></text:span><text:span text:style-name="T304_27">mettere</text:span><text:span text:style-name="T304_28"><text:s/></text:span><text:span text:style-name="T304_29">il</text:span><text:span text:style-name="T304_30"><text:s/></text:span><text:span text:style-name="T304_31">decimo</text:span><text:span text:style-name="T304_32"><text:s/></text:span><text:span text:style-name="T304_33">estrattore</text:span><text:span text:style-name="T304_34"><text:s/>(</text:span><text:span text:style-name="T304_35">di</text:span><text:span text:style-name="T304_36"><text:s/></text:span><text:span text:style-name="T304_37">solito</text:span><text:span text:style-name="T304_38"><text:s/></text:span><text:span text:style-name="T304_39">non</text:span><text:span text:style-name="T304_40"><text:s/></text:span><text:span text:style-name="T304_41">ci</text:span><text:span text:style-name="T304_42"><text:s/></text:span><text:span text:style-name="T304_43">sta</text:span><text:span text:style-name="T304_44">)</text:span></text:p>
        </text:list-item>
        <text:list-item>
          <text:p text:style-name="P305"><text:span text:style-name="T305_1">Non</text:span><text:span text:style-name="T305_2"><text:s/></text:span><text:span text:style-name="T305_3">superate</text:span><text:span text:style-name="T305_4"><text:s/></text:span><text:span text:style-name="T305_5">i</text:span><text:span text:style-name="T305_6"><text:s/>60.000<text:s/></text:span><text:span text:style-name="T305_7">unità</text:span><text:span text:style-name="T305_8"><text:s/></text:span><text:span text:style-name="T305_9">a</text:span><text:span text:style-name="T305_10"><text:s/></text:span><text:span text:style-name="T305_11">meno</text:span><text:span text:style-name="T305_12"><text:s/></text:span><text:span text:style-name="T305_13">che</text:span><text:span text:style-name="T305_14"><text:s/></text:span><text:span text:style-name="T305_15">non</text:span><text:span text:style-name="T305_16"><text:s/></text:span><text:span text:style-name="T305_17">mettiate</text:span><text:span text:style-name="T305_18"><text:s/>9<text:s/></text:span><text:span text:style-name="T305_19">BIF</text:span><text:span text:style-name="T305_20"><text:s/></text:span><text:span text:style-name="T305_21">ed</text:span><text:span text:style-name="T305_22"><text:s/></text:span><text:span text:style-name="T305_23">un</text:span><text:span text:style-name="T305_24"><text:s/></text:span><text:span text:style-name="T305_25">magazzino</text:span><text:span text:style-name="T305_26"><text:s/></text:span><text:span text:style-name="T305_27">di</text:span><text:span text:style-name="T305_28"><text:s/></text:span><text:span text:style-name="T305_29">decompressione</text:span><text:span text:style-name="T305_30"><text:s/></text:span><text:span text:style-name="T305_31">come</text:span><text:span text:style-name="T305_32"><text:s/></text:span><text:span text:style-name="T305_33">indicato</text:span><text:span text:style-name="T305_34"><text:s/></text:span><text:span text:style-name="T305_35">sopra</text:span><text:span text:style-name="T305_36">.<text:s/>10<text:s/></text:span><text:span text:style-name="T305_37">BIF</text:span><text:span text:style-name="T305_38"><text:s/></text:span><text:span text:style-name="T305_39">di</text:span><text:span text:style-name="T305_40"><text:s/></text:span><text:span text:style-name="T305_41">solito</text:span><text:span text:style-name="T305_42"><text:s/></text:span><text:span text:style-name="T305_43">non</text:span><text:span text:style-name="T305_44"><text:s/></text:span><text:span text:style-name="T305_45">ci</text:span><text:span text:style-name="T305_46"><text:s/></text:span><text:span text:style-name="T305_47">stanno</text:span><text:span text:style-name="T305_48">,<text:s/></text:span><text:span text:style-name="T305_49">potrebbero</text:span><text:span text:style-name="T305_50"><text:s/></text:span><text:span text:style-name="T305_51">però</text:span><text:span text:style-name="T305_52"><text:s/></text:span><text:span text:style-name="T305_53">starci</text:span><text:span text:style-name="T305_54"><text:s/>9<text:s/></text:span><text:span text:style-name="T305_55">BIF</text:span><text:span text:style-name="T305_56"><text:s/>+<text:s/>1<text:s/></text:span><text:span text:style-name="T305_57">magazzino</text:span><text:span text:style-name="T305_58"><text:s/></text:span><text:span text:style-name="T305_59">se</text:span><text:span text:style-name="T305_60"><text:s/></text:span><text:span text:style-name="T305_61">avete</text:span><text:span text:style-name="T305_62"><text:s/></text:span><text:span text:style-name="T305_63">il</text:span><text:span text:style-name="T305_64"><text:s/></text:span><text:span text:style-name="T305_65">link</text:span><text:span text:style-name="T305_66"><text:s/></text:span><text:span text:style-name="T305_67">corto</text:span><text:span text:style-name="T305_68">.</text:span></text:p>
        </text:list-item>
      </text:list>
      <text:p text:style-name="P306"/>
      <text:p text:style-name="P307"><text:span text:style-name="T307_1">Skill</text:span><text:span text:style-name="T307_2"><text:s/></text:span><text:span text:style-name="T307_3">CCU</text:span><text:span text:style-name="T307_4"><text:s/></text:span><text:span text:style-name="T307_5">a</text:span><text:span text:style-name="T307_6"><text:s/>5:</text:span></text:p>
      <text:list text:style-name="LS23" xml:id="list81">
        <text:list-item>
          <text:p text:style-name="P308"><text:span text:style-name="T308_1">1<text:s/></text:span><text:span text:style-name="T308_2">ECU</text:span><text:span text:style-name="T308_3"><text:s/></text:span><text:span text:style-name="T308_4">sulla</text:span><text:span text:style-name="T308_5"><text:s/></text:span><text:span text:style-name="T308_6">zona</text:span><text:span text:style-name="T308_7"><text:s/></text:span><text:span text:style-name="T308_8">di</text:span><text:span text:style-name="T308_9"><text:s/></text:span><text:span text:style-name="T308_10">estrazione</text:span><text:span text:style-name="T308_11"><text:s/></text:span><text:span text:style-name="T308_12">scelta</text:span></text:p>
        </text:list-item>
        <text:list-item>
          <text:p text:style-name="P309"><text:span text:style-name="T309_1">1<text:s/></text:span><text:span text:style-name="T309_2">LP</text:span><text:span text:style-name="T309_3"><text:s/></text:span><text:span text:style-name="T309_4">come</text:span><text:span text:style-name="T309_5"><text:s/></text:span><text:span text:style-name="T309_6">indicato</text:span><text:span text:style-name="T309_7"><text:s/></text:span><text:span text:style-name="T309_8">sopra</text:span><text:span text:style-name="T309_9"><text:s/>(</text:span><text:span text:style-name="T309_10">se</text:span><text:span text:style-name="T309_11"><text:s/></text:span><text:span text:style-name="T309_12">mettete</text:span><text:span text:style-name="T309_13"><text:s/></text:span><text:span text:style-name="T309_14">LP</text:span><text:span text:style-name="T309_15"><text:s/></text:span><text:span text:style-name="T309_16">ed</text:span><text:span text:style-name="T309_17"><text:s/></text:span><text:span text:style-name="T309_18">ECU</text:span><text:span text:style-name="T309_19"><text:s/></text:span><text:span text:style-name="T309_20">separati</text:span><text:span text:style-name="T309_21"><text:s/></text:span><text:span text:style-name="T309_22">cercate</text:span><text:span text:style-name="T309_23"><text:s/></text:span><text:span text:style-name="T309_24">di</text:span><text:span text:style-name="T309_25"><text:s/></text:span><text:span text:style-name="T309_26">non</text:span><text:span text:style-name="T309_27"><text:s/></text:span><text:span text:style-name="T309_28">superare</text:span><text:span text:style-name="T309_29"><text:s/></text:span><text:span text:style-name="T309_30">i</text:span><text:span text:style-name="T309_31"><text:s/>300<text:s/></text:span><text:span text:style-name="T309_32">sul</text:span><text:span text:style-name="T309_33"><text:s/></text:span><text:span text:style-name="T309_34">costo</text:span><text:span text:style-name="T309_35"><text:s/></text:span><text:span text:style-name="T309_36">del</text:span><text:span text:style-name="T309_37"><text:s/></text:span><text:span text:style-name="T309_38">link</text:span><text:span text:style-name="T309_39"><text:s/></text:span><text:span text:style-name="T309_40">prima</text:span><text:span text:style-name="T309_41"><text:s/></text:span><text:span text:style-name="T309_42">di</text:span><text:span text:style-name="T309_43"><text:s/></text:span><text:span text:style-name="T309_44">upgradarlo</text:span><text:span text:style-name="T309_45">)</text:span></text:p>
        </text:list-item>
        <text:list-item>
          <text:p text:style-name="P310"><text:span text:style-name="T310_1">Upgradate</text:span><text:span text:style-name="T310_2"><text:s/></text:span><text:span text:style-name="T310_3">il</text:span><text:span text:style-name="T310_4"><text:s/></text:span><text:span text:style-name="T310_5">link</text:span><text:span text:style-name="T310_6"><text:s/></text:span><text:span text:style-name="T310_7">LP</text:span><text:span text:style-name="T310_8">-</text:span><text:span text:style-name="T310_9">ECU</text:span></text:p>
        </text:list-item>
        <text:list-item>
          <text:p text:style-name="P311"><text:span text:style-name="T311_1">10<text:s/></text:span><text:span text:style-name="T311_2">EHU</text:span></text:p>
        </text:list-item>
        <text:list-item>
          <text:p text:style-name="P312"><text:span text:style-name="T312_1">N</text:span><text:span text:style-name="T312_2"><text:s/></text:span><text:span text:style-name="T312_3">BIF</text:span><text:span text:style-name="T312_4"><text:s/>=<text:s/></text:span><text:span text:style-name="T312_5">Program</text:span><text:span text:style-name="T312_6"><text:s/></text:span><text:span text:style-name="T312_7">output</text:span><text:span text:style-name="T312_8">/6000<text:s/></text:span><text:span text:style-name="T312_9">per</text:span><text:span text:style-name="T312_10"><text:s/></text:span><text:span text:style-name="T312_11">eccesso</text:span></text:p>
        </text:list-item>
      </text:list>
      <text:p text:style-name="P313"><text:span text:style-name="T313_1">Rimarra</text:span><text:span text:style-name="T313_2"><text:s/></text:span><text:span text:style-name="T313_3">Power</text:span><text:span text:style-name="T313_4"><text:s/></text:span><text:span text:style-name="T313_5">libera</text:span><text:span text:style-name="T313_6">,<text:s/></text:span><text:span text:style-name="T313_7">potremmo</text:span><text:span text:style-name="T313_8"><text:s/></text:span><text:span text:style-name="T313_9">poi</text:span><text:span text:style-name="T313_10"><text:s/></text:span><text:span text:style-name="T313_11">usarla</text:span><text:span text:style-name="T313_12"><text:s/></text:span><text:span text:style-name="T313_13">per</text:span><text:span text:style-name="T313_14"><text:s/></text:span><text:span text:style-name="T313_15">fare</text:span><text:span text:style-name="T313_16"><text:s/></text:span><text:span text:style-name="T313_17">altro</text:span><text:span text:style-name="T313_18"><text:s/>(</text:span><text:span text:style-name="T313_19">P</text:span><text:span text:style-name="T313_20">2<text:s/></text:span><text:span text:style-name="T313_21">per</text:span><text:span text:style-name="T313_22"><text:s/></text:span><text:span text:style-name="T313_23">esempio</text:span><text:span text:style-name="T313_24">)</text:span></text:p>
      <text:p text:style-name="P314"/>
      <text:p text:style-name="P315"/>
      <text:p text:style-name="P316"/>
      <text:h text:style-name="P317" text:outline-level="10"><text:bookmark-start text:name="h.5x88ul6p591h"/><text:bookmark-end text:name="h.5x88ul6p591h"/><text:span text:style-name="T317_1">Configurazione</text:span><text:span text:style-name="T317_2"><text:s/></text:span><text:span text:style-name="T317_3">P</text:span><text:span text:style-name="T317_4">2<text:s/></text:span><text:span text:style-name="T317_5">a</text:span><text:span text:style-name="T317_6"><text:s/></text:span><text:span text:style-name="T317_7">singolo</text:span><text:span text:style-name="T317_8"><text:s/></text:span><text:span text:style-name="T317_9">pianeta</text:span></text:h>
      <text:p text:style-name="P318"><text:span text:style-name="T318_1">Possibile</text:span><text:span text:style-name="T318_2"><text:s/></text:span><text:span text:style-name="T318_3">solo</text:span><text:span text:style-name="T318_4"><text:s/></text:span><text:span text:style-name="T318_5">per</text:span><text:span text:style-name="T318_6"><text:s/></text:span><text:span text:style-name="T318_7">alcuni</text:span><text:span text:style-name="T318_8"><text:s/></text:span><text:span text:style-name="T318_9">P</text:span><text:span text:style-name="T318_10">2</text:span></text:p>
      <text:p text:style-name="P319"><text:span text:style-name="T319_1">Skill</text:span><text:span text:style-name="T319_2"><text:s/></text:span><text:span text:style-name="T319_3">a</text:span><text:span text:style-name="T319_4"><text:s/>4:</text:span></text:p>
      <text:list text:style-name="LS24" xml:id="list86">
        <text:list-item>
          <text:p text:style-name="P320"><text:span text:style-name="T320_1">2<text:s/></text:span><text:span text:style-name="T320_2">ECU</text:span></text:p>
        </text:list-item>
        <text:list-item>
          <text:p text:style-name="P321"><text:span text:style-name="T321_1">1<text:s/></text:span><text:span text:style-name="T321_2">LP</text:span><text:span text:style-name="T321_3">,<text:s/></text:span><text:span text:style-name="T321_4">fare</text:span><text:span text:style-name="T321_5"><text:s/></text:span><text:span text:style-name="T321_6">i</text:span><text:span text:style-name="T321_7"><text:s/></text:span><text:span text:style-name="T321_8">link</text:span><text:span text:style-name="T321_9"><text:s/></text:span><text:span text:style-name="T321_10">molto</text:span><text:span text:style-name="T321_11"><text:s/></text:span><text:span text:style-name="T321_12">corti</text:span><text:span text:style-name="T321_13">,<text:s/></text:span><text:span text:style-name="T321_14">o</text:span><text:span text:style-name="T321_15"><text:s/></text:span><text:span text:style-name="T321_16">LP</text:span><text:span text:style-name="T321_17"><text:s/></text:span><text:span text:style-name="T321_18">attaccato</text:span><text:span text:style-name="T321_19"><text:s/></text:span><text:span text:style-name="T321_20">ad</text:span><text:span text:style-name="T321_21"><text:s/></text:span><text:span text:style-name="T321_22">un</text:span><text:span text:style-name="T321_23"><text:s/></text:span><text:span text:style-name="T321_24">ECU</text:span><text:span text:style-name="T321_25"><text:s/></text:span><text:span text:style-name="T321_26">e</text:span><text:span text:style-name="T321_27"><text:s/></text:span><text:span text:style-name="T321_28">l</text:span><text:span text:style-name="T321_29">’</text:span><text:span text:style-name="T321_30">altro</text:span><text:span text:style-name="T321_31"><text:s/></text:span><text:span text:style-name="T321_32">a</text:span><text:span text:style-name="T321_33"><text:s/></text:span><text:span text:style-name="T321_34">media</text:span><text:span text:style-name="T321_35"><text:s/></text:span><text:span text:style-name="T321_36">distanza</text:span></text:p>
        </text:list-item>
        <text:list-item>
          <text:p text:style-name="P322"><text:span text:style-name="T322_1">6-7<text:s/></text:span><text:span text:style-name="T322_2">estrattori</text:span><text:span text:style-name="T322_3"><text:s/>(3<text:s/></text:span><text:span text:style-name="T322_4">o</text:span><text:span text:style-name="T322_5"><text:s/>4<text:s/></text:span><text:span text:style-name="T322_6">per</text:span><text:span text:style-name="T322_7"><text:s/></text:span><text:span text:style-name="T322_8">tipo</text:span><text:span text:style-name="T322_9">),<text:s/></text:span><text:span text:style-name="T322_10">tentando</text:span><text:span text:style-name="T322_11"><text:s/></text:span><text:span text:style-name="T322_12">di</text:span><text:span text:style-name="T322_13"><text:s/></text:span><text:span text:style-name="T322_14">bilanciare</text:span><text:span text:style-name="T322_15"><text:s/></text:span><text:span text:style-name="T322_16">le</text:span><text:span text:style-name="T322_17"><text:s/></text:span><text:span text:style-name="T322_18">due</text:span><text:span text:style-name="T322_19"><text:s/></text:span><text:span text:style-name="T322_20">produzioni</text:span><text:span text:style-name="T322_21"><text:s/></text:span><text:span text:style-name="T322_22">di</text:span><text:span text:style-name="T322_23"><text:s/></text:span><text:span text:style-name="T322_24">P</text:span><text:span text:style-name="T322_25">0.<text:s/></text:span><text:span text:style-name="T322_26">idealmente</text:span><text:span text:style-name="T322_27"><text:s/></text:span><text:span text:style-name="T322_28">l</text:span><text:span text:style-name="T322_29">’</text:span><text:span text:style-name="T322_30">estrazione</text:span><text:span text:style-name="T322_31"><text:s/></text:span><text:span text:style-name="T322_32">dovrebbe</text:span><text:span text:style-name="T322_33"><text:s/></text:span><text:span text:style-name="T322_34">essere</text:span><text:span text:style-name="T322_35"><text:s/></text:span><text:span text:style-name="T322_36">di</text:span><text:span text:style-name="T322_37"><text:s/>18.000<text:s/></text:span><text:span text:style-name="T322_38">unità</text:span><text:span text:style-name="T322_39"><text:s/></text:span><text:span text:style-name="T322_40">per</text:span><text:span text:style-name="T322_41"><text:s/></text:span><text:span text:style-name="T322_42">tipo</text:span><text:span text:style-name="T322_43">,<text:s/></text:span><text:span text:style-name="T322_44">non</text:span><text:span text:style-name="T322_45"><text:s/></text:span><text:span text:style-name="T322_46">salite</text:span><text:span text:style-name="T322_47"><text:s/></text:span><text:span text:style-name="T322_48">troppo</text:span><text:span text:style-name="T322_49"><text:s/></text:span><text:span text:style-name="T322_50">sopra</text:span><text:span text:style-name="T322_51"><text:s/>(</text:span><text:span text:style-name="T322_52">le</text:span><text:span text:style-name="T322_53"><text:s/></text:span><text:span text:style-name="T322_54">fabbriche</text:span><text:span text:style-name="T322_55"><text:s/></text:span><text:span text:style-name="T322_56">non</text:span><text:span text:style-name="T322_57"><text:s/></text:span><text:span text:style-name="T322_58">smaltirebbero</text:span><text:span text:style-name="T322_59"><text:s/></text:span><text:span text:style-name="T322_60">la</text:span><text:span text:style-name="T322_61"><text:s/></text:span><text:span text:style-name="T322_62">produzione</text:span><text:span text:style-name="T322_63">)</text:span></text:p>
        </text:list-item>
        <text:list-item>
          <text:p text:style-name="P323"><text:span text:style-name="T323_1">6<text:s/></text:span><text:span text:style-name="T323_2">BIF</text:span><text:span text:style-name="T323_3"><text:s/>(3<text:s/></text:span><text:span text:style-name="T323_4">per</text:span><text:span text:style-name="T323_5"><text:s/></text:span><text:span text:style-name="T323_6">tipo</text:span><text:span text:style-name="T323_7">)</text:span></text:p>
        </text:list-item>
        <text:list-item>
          <text:p text:style-name="P324"><text:span text:style-name="T324_1">3<text:s/></text:span><text:span text:style-name="T324_2">AIF</text:span></text:p>
        </text:list-item>
      </text:list>
      <text:p text:style-name="P325"><text:span text:style-name="T325_1">Skill</text:span><text:span text:style-name="T325_2"><text:s/></text:span><text:span text:style-name="T325_3">a</text:span><text:span text:style-name="T325_4"><text:s/>5</text:span></text:p>
      <text:list text:style-name="LS25" xml:id="list91">
        <text:list-item>
          <text:p text:style-name="P326"><text:span text:style-name="T326_1">2<text:s/></text:span><text:span text:style-name="T326_2">ECU</text:span></text:p>
        </text:list-item>
        <text:list-item>
          <text:p text:style-name="P327"><text:span text:style-name="T327_1">1<text:s/></text:span><text:span text:style-name="T327_2">LP</text:span><text:span text:style-name="T327_3"><text:s/></text:span><text:span text:style-name="T327_4">link</text:span><text:span text:style-name="T327_5"><text:s/></text:span><text:span text:style-name="T327_6">corti</text:span><text:span text:style-name="T327_7">,<text:s/></text:span><text:span text:style-name="T327_8">ma</text:span><text:span text:style-name="T327_9"><text:s/></text:span><text:span text:style-name="T327_10">non</text:span><text:span text:style-name="T327_11"><text:s/></text:span><text:span text:style-name="T327_12">troppo</text:span><text:span text:style-name="T327_13">,<text:s/></text:span><text:span text:style-name="T327_14">possiamo</text:span><text:span text:style-name="T327_15"><text:s/></text:span><text:span text:style-name="T327_16">anche</text:span><text:span text:style-name="T327_17"><text:s/></text:span><text:span text:style-name="T327_18">cercare</text:span><text:span text:style-name="T327_19"><text:s/></text:span><text:span text:style-name="T327_20">zone</text:span><text:span text:style-name="T327_21"><text:s/></text:span><text:span text:style-name="T327_22">migliori</text:span><text:span text:style-name="T327_23"><text:s/></text:span><text:span text:style-name="T327_24">con</text:span><text:span text:style-name="T327_25"><text:s/></text:span><text:span text:style-name="T327_26">link</text:span><text:span text:style-name="T327_27"><text:s/></text:span><text:span text:style-name="T327_28">più</text:span><text:span text:style-name="T327_29"><text:s/></text:span><text:span text:style-name="T327_30">lunghi</text:span></text:p>
        </text:list-item>
        <text:list-item>
          <text:p text:style-name="P328"><text:span text:style-name="T328_1">rispetto</text:span><text:span text:style-name="T328_2"><text:s/></text:span><text:span text:style-name="T328_3">al</text:span><text:span text:style-name="T328_4"><text:s/></text:span><text:span text:style-name="T328_5">caso</text:span><text:span text:style-name="T328_6"><text:s/></text:span><text:span text:style-name="T328_7">precedente</text:span><text:span text:style-name="T328_8">,<text:s/></text:span><text:span text:style-name="T328_9">se</text:span><text:span text:style-name="T328_10"><text:s/></text:span><text:span text:style-name="T328_11">l</text:span><text:span text:style-name="T328_12">’</text:span><text:span text:style-name="T328_13">estrazione</text:span><text:span text:style-name="T328_14"><text:s/></text:span><text:span text:style-name="T328_15">è</text:span><text:span text:style-name="T328_16"><text:s/></text:span><text:span text:style-name="T328_17">inferiore</text:span><text:span text:style-name="T328_18"><text:s/></text:span><text:span text:style-name="T328_19">ai</text:span><text:span text:style-name="T328_20"><text:s/>18.000<text:s/></text:span><text:span text:style-name="T328_21">per</text:span><text:span text:style-name="T328_22"><text:s/></text:span><text:span text:style-name="T328_23">tipo</text:span><text:span text:style-name="T328_24"><text:s/></text:span><text:span text:style-name="T328_25">aggiungere</text:span><text:span text:style-name="T328_26"><text:s/></text:span><text:span text:style-name="T328_27">estrattori</text:span><text:span text:style-name="T328_28">.<text:s/></text:span><text:span text:style-name="T328_29">Oltre</text:span><text:span text:style-name="T328_30"><text:s/></text:span><text:span text:style-name="T328_31">i</text:span><text:span text:style-name="T328_32"><text:s/>18-20</text:span><text:span text:style-name="T328_33">K</text:span><text:span text:style-name="T328_34"><text:s/></text:span><text:span text:style-name="T328_35">per</text:span><text:span text:style-name="T328_36"><text:s/></text:span><text:span text:style-name="T328_37">tipo</text:span><text:span text:style-name="T328_38"><text:s/></text:span><text:span text:style-name="T328_39">aggiungere</text:span><text:span text:style-name="T328_40"><text:s/>1-2<text:s/></text:span><text:span text:style-name="T328_41">BIF</text:span><text:span text:style-name="T328_42">(</text:span><text:span text:style-name="T328_43">una</text:span><text:span text:style-name="T328_44"><text:s/></text:span><text:span text:style-name="T328_45">per</text:span><text:span text:style-name="T328_46"><text:s/></text:span><text:span text:style-name="T328_47">tipo</text:span><text:span text:style-name="T328_48"><text:s/></text:span><text:span text:style-name="T328_49">al</text:span><text:span text:style-name="T328_50"><text:s/></text:span><text:span text:style-name="T328_51">massimo</text:span><text:span text:style-name="T328_52">).<text:s/></text:span></text:p>
        </text:list-item>
      </text:list>
      <text:p text:style-name="P329"><text:span text:style-name="T329_1">Esempio</text:span><text:span text:style-name="T329_2"><text:s/></text:span><text:span text:style-name="T329_3">di</text:span><text:span text:style-name="T329_4"><text:s/></text:span><text:span text:style-name="T329_5">prodotti</text:span><text:span text:style-name="T329_6">:</text:span></text:p>
      <text:p text:style-name="P330"><text:span text:style-name="T330_1">Biocells</text:span><text:span text:style-name="T330_2"><text:s/>(</text:span><text:span text:style-name="T330_3">P</text:span><text:span text:style-name="T330_4">2)<text:s/></text:span><text:span text:style-name="T330_5">si</text:span><text:span text:style-name="T330_6"><text:s/></text:span><text:span text:style-name="T330_7">può</text:span><text:span text:style-name="T330_8"><text:s/></text:span><text:span text:style-name="T330_9">fare</text:span><text:span text:style-name="T330_10"><text:s/></text:span><text:span text:style-name="T330_11">su</text:span><text:span text:style-name="T330_12"><text:s/></text:span><text:span text:style-name="T330_13">un</text:span><text:span text:style-name="T330_14"><text:s/></text:span><text:span text:style-name="T330_15">solo</text:span><text:span text:style-name="T330_16"><text:s/></text:span><text:span text:style-name="T330_17">pianeta</text:span><text:span text:style-name="T330_18"><text:s/></text:span><text:span text:style-name="T330_19">Barren</text:span><text:span text:style-name="T330_20">.</text:span></text:p>
      <text:p text:style-name="P331"><text:span text:style-name="T331_1">Biocells</text:span><text:span text:style-name="T331_2">(</text:span><text:span text:style-name="T331_3">P</text:span><text:span text:style-name="T331_4">2)<text:s/>=<text:s/></text:span><text:span text:style-name="T331_5">biofuels</text:span><text:span text:style-name="T331_6"><text:s/>(</text:span><text:span text:style-name="T331_7">P</text:span><text:span text:style-name="T331_8">1</text:span><text:span text:style-name="T331_9">a</text:span><text:span text:style-name="T331_10">)<text:s/>+<text:s/></text:span><text:span text:style-name="T331_11">precious</text:span><text:span text:style-name="T331_12"><text:s/></text:span><text:span text:style-name="T331_13">metals</text:span><text:span text:style-name="T331_14"><text:s/>(</text:span><text:span text:style-name="T331_15">P</text:span><text:span text:style-name="T331_16">1</text:span><text:span text:style-name="T331_17">b</text:span><text:span text:style-name="T331_18">)</text:span></text:p>
      <text:p text:style-name="P332"><text:span text:style-name="T332_1">biofuels</text:span><text:span text:style-name="T332_2">(</text:span><text:span text:style-name="T332_3">P</text:span><text:span text:style-name="T332_4">1</text:span><text:span text:style-name="T332_5">a</text:span><text:span text:style-name="T332_6">)<text:s/>=<text:s/></text:span><text:span text:style-name="T332_7">carbon</text:span><text:span text:style-name="T332_8"><text:s/></text:span><text:span text:style-name="T332_9">compound</text:span><text:span text:style-name="T332_10"><text:s/>(</text:span><text:span text:style-name="T332_11">P</text:span><text:span text:style-name="T332_12">0)</text:span></text:p>
      <text:p text:style-name="P333"><text:span text:style-name="T333_1">precious</text:span><text:span text:style-name="T333_2"><text:s/></text:span><text:span text:style-name="T333_3">metals</text:span><text:span text:style-name="T333_4">(</text:span><text:span text:style-name="T333_5">P</text:span><text:span text:style-name="T333_6">1</text:span><text:span text:style-name="T333_7">b</text:span><text:span text:style-name="T333_8">)<text:s/>=<text:s/></text:span><text:span text:style-name="T333_9">noble</text:span><text:span text:style-name="T333_10"><text:s/></text:span><text:span text:style-name="T333_11">metals</text:span><text:span text:style-name="T333_12"><text:s/>(</text:span><text:span text:style-name="T333_13">P</text:span><text:span text:style-name="T333_14">0)</text:span></text:p>
      <text:p text:style-name="P334"><text:span text:style-name="T334_1">si</text:span><text:span text:style-name="T334_2"><text:s/></text:span><text:span text:style-name="T334_3">cercherà</text:span><text:span text:style-name="T334_4"><text:s/></text:span><text:span text:style-name="T334_5">un</text:span><text:span text:style-name="T334_6"><text:s/></text:span><text:span text:style-name="T334_7">punto</text:span><text:span text:style-name="T334_8"><text:s/></text:span><text:span text:style-name="T334_9">buono</text:span><text:span text:style-name="T334_10"><text:s/></text:span><text:span text:style-name="T334_11">per</text:span><text:span text:style-name="T334_12"><text:s/></text:span><text:span text:style-name="T334_13">avere</text:span><text:span text:style-name="T334_14"><text:s/></text:span><text:span text:style-name="T334_15">estrazione</text:span><text:span text:style-name="T334_16"><text:s/></text:span><text:span text:style-name="T334_17">vicina</text:span><text:span text:style-name="T334_18"><text:s/></text:span><text:span text:style-name="T334_19">di</text:span><text:span text:style-name="T334_20"><text:s/></text:span><text:span text:style-name="T334_21">noble</text:span><text:span text:style-name="T334_22"><text:s/></text:span><text:span text:style-name="T334_23">metals</text:span><text:span text:style-name="T334_24"><text:s/></text:span><text:span text:style-name="T334_25">e</text:span><text:span text:style-name="T334_26"><text:s/></text:span><text:span text:style-name="T334_27">di</text:span><text:span text:style-name="T334_28"><text:s/></text:span><text:span text:style-name="T334_29">carbon</text:span><text:span text:style-name="T334_30"><text:s/></text:span><text:span text:style-name="T334_31">compound</text:span><text:span text:style-name="T334_32">,<text:s/></text:span><text:span text:style-name="T334_33">che</text:span><text:span text:style-name="T334_34"><text:s/></text:span><text:span text:style-name="T334_35">verranno</text:span><text:span text:style-name="T334_36"><text:s/></text:span><text:span text:style-name="T334_37">trasformati</text:span><text:span text:style-name="T334_38"><text:s/></text:span><text:span text:style-name="T334_39">con</text:span><text:span text:style-name="T334_40"><text:s/></text:span><text:span text:style-name="T334_41">BIF</text:span><text:span text:style-name="T334_42"><text:s/></text:span><text:span text:style-name="T334_43">in</text:span><text:span text:style-name="T334_44"><text:s/></text:span><text:span text:style-name="T334_45">precious</text:span><text:span text:style-name="T334_46"><text:s/></text:span><text:span text:style-name="T334_47">metals</text:span><text:span text:style-name="T334_48"><text:s/></text:span><text:span text:style-name="T334_49">e</text:span><text:span text:style-name="T334_50"><text:s/></text:span><text:span text:style-name="T334_51">biofuels</text:span><text:span text:style-name="T334_52"><text:s/></text:span><text:span text:style-name="T334_53">e</text:span><text:span text:style-name="T334_54"><text:s/></text:span><text:span text:style-name="T334_55">da</text:span><text:span text:style-name="T334_56"><text:s/></text:span><text:span text:style-name="T334_57">AIF</text:span><text:span text:style-name="T334_58"><text:s/></text:span><text:span text:style-name="T334_59">in</text:span><text:span text:style-name="T334_60"><text:s/></text:span><text:span text:style-name="T334_61">Biocells</text:span><text:span text:style-name="T334_62">.</text:span></text:p>
      <text:p text:style-name="P335"><text:span text:style-name="T335_1">Si</text:span><text:span text:style-name="T335_2"><text:s/></text:span><text:span text:style-name="T335_3">cercherà</text:span><text:span text:style-name="T335_4"><text:s/></text:span><text:span text:style-name="T335_5">di</text:span><text:span text:style-name="T335_6"><text:s/></text:span><text:span text:style-name="T335_7">bilanciare</text:span><text:span text:style-name="T335_8"><text:s/></text:span><text:span text:style-name="T335_9">l</text:span><text:span text:style-name="T335_10">’</text:span><text:span text:style-name="T335_11">estrazione</text:span><text:span text:style-name="T335_12"><text:s/></text:span><text:span text:style-name="T335_13">di</text:span><text:span text:style-name="T335_14"><text:s/></text:span><text:span text:style-name="T335_15">carbon</text:span><text:span text:style-name="T335_16"><text:s/></text:span><text:span text:style-name="T335_17">compound</text:span><text:span text:style-name="T335_18"><text:s/></text:span><text:span text:style-name="T335_19">e</text:span><text:span text:style-name="T335_20"><text:s/></text:span><text:span text:style-name="T335_21">di</text:span><text:span text:style-name="T335_22"><text:s/></text:span><text:span text:style-name="T335_23">noble</text:span><text:span text:style-name="T335_24"><text:s/></text:span><text:span text:style-name="T335_25">metals</text:span><text:span text:style-name="T335_26">,<text:s/></text:span><text:span text:style-name="T335_27">anche</text:span><text:span text:style-name="T335_28"><text:s/></text:span><text:span text:style-name="T335_29">spostando</text:span><text:span text:style-name="T335_30"><text:s/></text:span><text:span text:style-name="T335_31">estrattori</text:span><text:span text:style-name="T335_32"><text:s/></text:span><text:span text:style-name="T335_33">da</text:span><text:span text:style-name="T335_34"><text:s/></text:span><text:span text:style-name="T335_35">una</text:span><text:span text:style-name="T335_36"><text:s/></text:span><text:span text:style-name="T335_37">parte</text:span><text:span text:style-name="T335_38"><text:s/></text:span><text:span text:style-name="T335_39">all</text:span><text:span text:style-name="T335_40">’</text:span><text:span text:style-name="T335_41">altra</text:span><text:span text:style-name="T335_42"><text:s/></text:span><text:span text:style-name="T335_43">in</text:span><text:span text:style-name="T335_44"><text:s/></text:span><text:span text:style-name="T335_45">caso</text:span><text:span text:style-name="T335_46"><text:s/></text:span><text:span text:style-name="T335_47">di</text:span><text:span text:style-name="T335_48"><text:s/></text:span><text:span text:style-name="T335_49">eccessi</text:span><text:span text:style-name="T335_50"><text:s/></text:span><text:span text:style-name="T335_51">dell</text:span><text:span text:style-name="T335_52">’</text:span><text:span text:style-name="T335_53">uno</text:span><text:span text:style-name="T335_54">/</text:span><text:span text:style-name="T335_55">carenze</text:span><text:span text:style-name="T335_56"><text:s/></text:span><text:span text:style-name="T335_57">dell</text:span><text:span text:style-name="T335_58">’</text:span><text:span text:style-name="T335_59">altro</text:span><text:span text:style-name="T335_60">.</text:span></text:p>
      <text:p text:style-name="P336"/>
      <text:h text:style-name="P337" text:outline-level="10"><text:bookmark-start text:name="h.897n0i9bk4l"/><text:bookmark-end text:name="h.897n0i9bk4l"/><text:span text:style-name="T337_1">Configurazione</text:span><text:span text:style-name="T337_2"><text:s/></text:span><text:span text:style-name="T337_3">P</text:span><text:span text:style-name="T337_4">2<text:s/>(</text:span><text:span text:style-name="T337_5">o</text:span><text:span text:style-name="T337_6"><text:s/></text:span><text:span text:style-name="T337_7">P</text:span><text:span text:style-name="T337_8">3)<text:s/></text:span><text:span text:style-name="T337_9">a</text:span><text:span text:style-name="T337_10"><text:s/></text:span><text:span text:style-name="T337_11">produzione</text:span><text:span text:style-name="T337_12"><text:s/></text:span><text:span text:style-name="T337_13">separata</text:span></text:h>
      <text:p text:style-name="P338"><text:span text:style-name="T338_1">Pianeti</text:span><text:span text:style-name="T338_2"><text:s/>1-4:</text:span></text:p>
      <text:p text:style-name="P339"/>
      <text:p text:style-name="P340"><text:span text:style-name="T340_1">Se</text:span><text:span text:style-name="T340_2"><text:s/></text:span><text:span text:style-name="T340_3">si</text:span><text:span text:style-name="T340_4"><text:s/></text:span><text:span text:style-name="T340_5">fa</text:span><text:span text:style-name="T340_6"><text:s/></text:span><text:span text:style-name="T340_7">una</text:span><text:span text:style-name="T340_8"><text:s/></text:span><text:span text:style-name="T340_9">produzione</text:span><text:span text:style-name="T340_10"><text:s/></text:span><text:span text:style-name="T340_11">di</text:span><text:span text:style-name="T340_12"><text:s/></text:span><text:span text:style-name="T340_13">un</text:span><text:span text:style-name="T340_14"><text:s/></text:span><text:span text:style-name="T340_15">solo</text:span><text:span text:style-name="T340_16"><text:s/></text:span><text:span text:style-name="T340_17">tipo</text:span><text:span text:style-name="T340_18"><text:s/></text:span><text:span text:style-name="T340_19">di</text:span><text:span text:style-name="T340_20"><text:s/></text:span><text:span text:style-name="T340_21">P</text:span><text:span text:style-name="T340_22">2<text:s/></text:span><text:span text:style-name="T340_23">si</text:span><text:span text:style-name="T340_24"><text:s/></text:span><text:span text:style-name="T340_25">fanno</text:span><text:span text:style-name="T340_26"><text:s/></text:span><text:span text:style-name="T340_27">due</text:span><text:span text:style-name="T340_28"><text:s/></text:span><text:span text:style-name="T340_29">pianeti</text:span><text:span text:style-name="T340_30"><text:s/></text:span><text:span text:style-name="T340_31">per</text:span><text:span text:style-name="T340_32"><text:s/></text:span><text:span text:style-name="T340_33">la</text:span><text:span text:style-name="T340_34"><text:s/></text:span><text:span text:style-name="T340_35">P</text:span><text:span text:style-name="T340_36">1</text:span><text:span text:style-name="T340_37">a</text:span><text:span text:style-name="T340_38"><text:s/></text:span><text:span text:style-name="T340_39">e</text:span><text:span text:style-name="T340_40"><text:s/></text:span><text:span text:style-name="T340_41">due</text:span><text:span text:style-name="T340_42"><text:s/></text:span><text:span text:style-name="T340_43">pianeti</text:span><text:span text:style-name="T340_44"><text:s/></text:span><text:span text:style-name="T340_45">per</text:span><text:span text:style-name="T340_46"><text:s/></text:span><text:span text:style-name="T340_47">la</text:span><text:span text:style-name="T340_48"><text:s/></text:span><text:span text:style-name="T340_49">P</text:span><text:span text:style-name="T340_50">1</text:span><text:span text:style-name="T340_51">b</text:span><text:span text:style-name="T340_52"><text:s/></text:span><text:span text:style-name="T340_53">necessarie</text:span><text:span text:style-name="T340_54"><text:s/></text:span><text:span text:style-name="T340_55">per</text:span><text:span text:style-name="T340_56"><text:s/></text:span><text:span text:style-name="T340_57">la</text:span><text:span text:style-name="T340_58"><text:s/></text:span><text:span text:style-name="T340_59">combinazione</text:span><text:span text:style-name="T340_60"><text:s/></text:span><text:span text:style-name="T340_61">in</text:span><text:span text:style-name="T340_62"><text:s/></text:span><text:span text:style-name="T340_63">P</text:span><text:span text:style-name="T340_64">2<text:s/></text:span><text:span text:style-name="T340_65">come</text:span><text:span text:style-name="T340_66"><text:s/></text:span><text:span text:style-name="T340_67">da</text:span><text:span text:style-name="T340_68"><text:s/></text:span><text:span text:style-name="T340_69">tabella</text:span><text:span text:style-name="T340_70"><text:s/></text:span><text:span text:style-name="T340_71">del</text:span><text:span text:style-name="T340_72"><text:s/></text:span><text:span text:style-name="T340_73">sito</text:span><text:span text:style-name="T340_74"><text:s/></text:span><text:span text:style-name="T340_75">di</text:span><text:span text:style-name="T340_76"><text:s/></text:span><text:span text:style-name="T340_77">riferimento</text:span><text:span text:style-name="T340_78">.</text:span></text:p>
      <text:p text:style-name="P341"><text:span text:style-name="T341_1">Si</text:span><text:span text:style-name="T341_2"><text:s/></text:span><text:span text:style-name="T341_3">possono</text:span><text:span text:style-name="T341_4"><text:s/></text:span><text:span text:style-name="T341_5">anche</text:span><text:span text:style-name="T341_6"><text:s/></text:span><text:span text:style-name="T341_7">fare</text:span><text:span text:style-name="T341_8"><text:s/></text:span><text:span text:style-name="T341_9">due</text:span><text:span text:style-name="T341_10"><text:s/></text:span><text:span text:style-name="T341_11">tipi</text:span><text:span text:style-name="T341_12"><text:s/></text:span><text:span text:style-name="T341_13">diversi</text:span><text:span text:style-name="T341_14"><text:s/></text:span><text:span text:style-name="T341_15">di</text:span><text:span text:style-name="T341_16"><text:s/></text:span><text:span text:style-name="T341_17">P</text:span><text:span text:style-name="T341_18">2<text:s/>(</text:span><text:span text:style-name="T341_19">se</text:span><text:span text:style-name="T341_20"><text:s/></text:span><text:span text:style-name="T341_21">avete</text:span><text:span text:style-name="T341_22"><text:s/></text:span><text:span text:style-name="T341_23">necessità</text:span><text:span text:style-name="T341_24"><text:s/></text:span><text:span text:style-name="T341_25">particolari</text:span><text:span text:style-name="T341_26">)<text:s/></text:span><text:span text:style-name="T341_27">facendo</text:span><text:span text:style-name="T341_28"><text:s/></text:span><text:span text:style-name="T341_29">quindi</text:span><text:span text:style-name="T341_30"><text:s/>4<text:s/></text:span><text:span text:style-name="T341_31">tipi</text:span><text:span text:style-name="T341_32"><text:s/></text:span><text:span text:style-name="T341_33">diversi</text:span><text:span text:style-name="T341_34"><text:s/></text:span><text:span text:style-name="T341_35">di</text:span><text:span text:style-name="T341_36"><text:s/></text:span><text:span text:style-name="T341_37">P</text:span><text:span text:style-name="T341_38">1<text:s/></text:span><text:span text:style-name="T341_39">sui</text:span><text:span text:style-name="T341_40"><text:s/>4<text:s/></text:span><text:span text:style-name="T341_41">pianeti</text:span><text:span text:style-name="T341_42">.<text:s/></text:span><text:span text:style-name="T341_43">A</text:span><text:span text:style-name="T341_44"><text:s/></text:span><text:span text:style-name="T341_45">parte</text:span><text:span text:style-name="T341_46"><text:s/></text:span><text:span text:style-name="T341_47">la</text:span><text:span text:style-name="T341_48"><text:s/></text:span><text:span text:style-name="T341_49">scelta</text:span><text:span text:style-name="T341_50"><text:s/></text:span><text:span text:style-name="T341_51">della</text:span><text:span text:style-name="T341_52"><text:s/></text:span><text:span text:style-name="T341_53">P</text:span><text:span text:style-name="T341_54">1<text:s/></text:span><text:span text:style-name="T341_55">necessaria</text:span><text:span text:style-name="T341_56">,<text:s/></text:span><text:span text:style-name="T341_57">la</text:span><text:span text:style-name="T341_58"><text:s/></text:span><text:span text:style-name="T341_59">configurazione</text:span><text:span text:style-name="T341_60"><text:s/></text:span><text:span text:style-name="T341_61">dei</text:span><text:span text:style-name="T341_62"><text:s/></text:span><text:span text:style-name="T341_63">pianeti</text:span><text:span text:style-name="T341_64"><text:s/>1-4<text:s/></text:span><text:span text:style-name="T341_65">segue</text:span><text:span text:style-name="T341_66"><text:s/></text:span><text:span text:style-name="T341_67">la</text:span><text:span text:style-name="T341_68"><text:s/></text:span><text:span text:style-name="T341_69">configurazione</text:span><text:span text:style-name="T341_70"><text:s/></text:span><text:span text:style-name="T341_71">pianeti</text:span><text:span text:style-name="T341_72"><text:s/></text:span><text:span text:style-name="T341_73">per</text:span><text:span text:style-name="T341_74"><text:s/></text:span><text:span text:style-name="T341_75">estrazione</text:span><text:span text:style-name="T341_76"><text:s/></text:span><text:span text:style-name="T341_77">P</text:span><text:span text:style-name="T341_78">1<text:s/></text:span><text:span text:style-name="T341_79">vedi</text:span><text:span text:style-name="T341_80"><text:s/></text:span><text:span text:style-name="T341_81">sopra</text:span></text:p>
      <text:p text:style-name="P342"><text:span text:style-name="T342_1">Si</text:span><text:span text:style-name="T342_2"><text:s/></text:span><text:span text:style-name="T342_3">estrae</text:span><text:span text:style-name="T342_4"><text:s/></text:span><text:span text:style-name="T342_5">la</text:span><text:span text:style-name="T342_6"><text:s/></text:span><text:span text:style-name="T342_7">P</text:span><text:span text:style-name="T342_8">1<text:s/></text:span><text:span text:style-name="T342_9">da</text:span><text:span text:style-name="T342_10"><text:s/></text:span><text:span text:style-name="T342_11">questi</text:span><text:span text:style-name="T342_12"><text:s/></text:span><text:span text:style-name="T342_13">pianeti</text:span><text:span text:style-name="T342_14"><text:s/></text:span><text:span text:style-name="T342_15">e</text:span><text:span text:style-name="T342_16"><text:s/></text:span><text:span text:style-name="T342_17">la</text:span><text:span text:style-name="T342_18"><text:s/></text:span><text:span text:style-name="T342_19">si</text:span><text:span text:style-name="T342_20"><text:s/></text:span><text:span text:style-name="T342_21">porta</text:span><text:span text:style-name="T342_22"><text:s/></text:span><text:span text:style-name="T342_23">al</text:span><text:span text:style-name="T342_24"><text:s/></text:span><text:span text:style-name="T342_25">pianeta</text:span><text:span text:style-name="T342_26"><text:s/>5</text:span></text:p>
      <text:p text:style-name="P343"/>
      <text:p text:style-name="P344"><text:span text:style-name="T344_1">Pianeta</text:span><text:span text:style-name="T344_2"><text:s/>5</text:span></text:p>
      <text:p text:style-name="P345"><text:span text:style-name="T345_1">Il</text:span><text:span text:style-name="T345_2"><text:s/></text:span><text:span text:style-name="T345_3">pianeta</text:span><text:span text:style-name="T345_4"><text:s/></text:span><text:span text:style-name="T345_5">sarà</text:span><text:span text:style-name="T345_6"><text:s/></text:span><text:span text:style-name="T345_7">principalmente</text:span><text:span text:style-name="T345_8"><text:s/></text:span><text:span text:style-name="T345_9">o</text:span><text:span text:style-name="T345_10"><text:s/></text:span><text:span text:style-name="T345_11">essenzialmente</text:span><text:span text:style-name="T345_12"><text:s/></text:span><text:span text:style-name="T345_13">produttivo</text:span><text:span text:style-name="T345_14">.</text:span></text:p>
      <text:p text:style-name="P346"><text:span text:style-name="T346_1">Oltre</text:span><text:span text:style-name="T346_2"><text:s/></text:span><text:span text:style-name="T346_3">le</text:span><text:span text:style-name="T346_4"><text:s/>16<text:s/></text:span><text:span text:style-name="T346_5">AIF</text:span><text:span text:style-name="T346_6"><text:s/></text:span><text:span text:style-name="T346_7">per</text:span><text:span text:style-name="T346_8"><text:s/></text:span><text:span text:style-name="T346_9">la</text:span><text:span text:style-name="T346_10"><text:s/></text:span><text:span text:style-name="T346_11">P</text:span><text:span text:style-name="T346_12">2<text:s/></text:span><text:span text:style-name="T346_13">e</text:span><text:span text:style-name="T346_14"><text:s/></text:span><text:span text:style-name="T346_15">le</text:span><text:span text:style-name="T346_16"><text:s/></text:span><text:span text:style-name="T346_17">infrastrutture</text:span><text:span text:style-name="T346_18"><text:s/></text:span><text:span text:style-name="T346_19">di</text:span><text:span text:style-name="T346_20"><text:s/></text:span><text:span text:style-name="T346_21">link</text:span><text:span text:style-name="T346_22">,<text:s/></text:span><text:span text:style-name="T346_23">ingresso</text:span><text:span text:style-name="T346_24">/</text:span><text:span text:style-name="T346_25">uscita</text:span><text:span text:style-name="T346_26"><text:s/></text:span><text:span text:style-name="T346_27">e</text:span><text:span text:style-name="T346_28"><text:s/></text:span><text:span text:style-name="T346_29">immagazzinamento</text:span><text:span text:style-name="T346_30"><text:s/></text:span><text:span text:style-name="T346_31">avanzerà</text:span><text:span text:style-name="T346_32"><text:s/></text:span><text:span text:style-name="T346_33">della</text:span><text:span text:style-name="T346_34"><text:s/></text:span><text:span text:style-name="T346_35">Power</text:span><text:span text:style-name="T346_36">/</text:span><text:span text:style-name="T346_37">CPU</text:span><text:span text:style-name="T346_38">.</text:span></text:p>
      <text:p text:style-name="P347"><text:span text:style-name="T347_1">La</text:span><text:span text:style-name="T347_2"><text:s/></text:span><text:span text:style-name="T347_3">si</text:span><text:span text:style-name="T347_4"><text:s/></text:span><text:span text:style-name="T347_5">può</text:span><text:span text:style-name="T347_6"><text:s/></text:span><text:span text:style-name="T347_7">utilizzare</text:span><text:span text:style-name="T347_8"><text:s/></text:span><text:span text:style-name="T347_9">in</text:span><text:span text:style-name="T347_10"><text:s/></text:span><text:span text:style-name="T347_11">vari</text:span><text:span text:style-name="T347_12"><text:s/></text:span><text:span text:style-name="T347_13">modi</text:span><text:span text:style-name="T347_14">:</text:span></text:p>
      <text:list text:style-name="LS26" xml:id="list94">
        <text:list-item>
          <text:p text:style-name="P348"><text:span text:style-name="T348_1">Si</text:span><text:span text:style-name="T348_2"><text:s/></text:span><text:span text:style-name="T348_3">possono</text:span><text:span text:style-name="T348_4"><text:s/></text:span><text:span text:style-name="T348_5">aggiungere</text:span><text:span text:style-name="T348_6"><text:s/></text:span><text:span text:style-name="T348_7">fabbriche</text:span><text:span text:style-name="T348_8"><text:s/></text:span><text:span text:style-name="T348_9">AIF</text:span><text:span text:style-name="T348_10"><text:s/></text:span><text:span text:style-name="T348_11">per</text:span><text:span text:style-name="T348_12"><text:s/></text:span><text:span text:style-name="T348_13">fare</text:span><text:span text:style-name="T348_14"><text:s/></text:span><text:span text:style-name="T348_15">P</text:span><text:span text:style-name="T348_16">2<text:s/></text:span><text:span text:style-name="T348_17">aggiuntiva</text:span><text:span text:style-name="T348_18"><text:s/>(</text:span><text:span text:style-name="T348_19">importando</text:span><text:span text:style-name="T348_20"><text:s/></text:span><text:span text:style-name="T348_21">materiali</text:span><text:span text:style-name="T348_22">)</text:span></text:p>
        </text:list-item>
        <text:list-item>
          <text:p text:style-name="P349"><text:span text:style-name="T349_1">Si</text:span><text:span text:style-name="T349_2"><text:s/></text:span><text:span text:style-name="T349_3">possono</text:span><text:span text:style-name="T349_4"><text:s/></text:span><text:span text:style-name="T349_5">aggiungere</text:span><text:span text:style-name="T349_6"><text:s/></text:span><text:span text:style-name="T349_7">fabbriche</text:span><text:span text:style-name="T349_8"><text:s/></text:span><text:span text:style-name="T349_9">AIF</text:span><text:span text:style-name="T349_10"><text:s/></text:span><text:span text:style-name="T349_11">per</text:span><text:span text:style-name="T349_12"><text:s/></text:span><text:span text:style-name="T349_13">fare</text:span><text:span text:style-name="T349_14"><text:s/></text:span><text:span text:style-name="T349_15">P</text:span><text:span text:style-name="T349_16">3<text:s/></text:span><text:span text:style-name="T349_17">dalle</text:span><text:span text:style-name="T349_18"><text:s/></text:span><text:span text:style-name="T349_19">P</text:span><text:span text:style-name="T349_20">2<text:s/></text:span><text:span text:style-name="T349_21">prodotta</text:span><text:span text:style-name="T349_22"><text:s/>(</text:span><text:span text:style-name="T349_23">con</text:span><text:span text:style-name="T349_24"><text:s/></text:span><text:span text:style-name="T349_25">o</text:span><text:span text:style-name="T349_26"><text:s/></text:span><text:span text:style-name="T349_27">senza</text:span><text:span text:style-name="T349_28"><text:s/></text:span><text:span text:style-name="T349_29">materiale</text:span><text:span text:style-name="T349_30"><text:s/></text:span><text:span text:style-name="T349_31">aggiuntivo</text:span><text:span text:style-name="T349_32">,<text:s/></text:span><text:span text:style-name="T349_33">dipende</text:span><text:span text:style-name="T349_34"><text:s/></text:span><text:span text:style-name="T349_35">se</text:span><text:span text:style-name="T349_36"><text:s/></text:span><text:span text:style-name="T349_37">si</text:span><text:span text:style-name="T349_38"><text:s/></text:span><text:span text:style-name="T349_39">fa</text:span><text:span text:style-name="T349_40"><text:s/></text:span><text:span text:style-name="T349_41">un</text:span><text:span text:style-name="T349_42"><text:s/></text:span><text:span text:style-name="T349_43">tipo</text:span><text:span text:style-name="T349_44"><text:s/></text:span><text:span text:style-name="T349_45">di</text:span><text:span text:style-name="T349_46"><text:s/></text:span><text:span text:style-name="T349_47">P</text:span><text:span text:style-name="T349_48">2<text:s/></text:span><text:span text:style-name="T349_49">o</text:span><text:span text:style-name="T349_50"><text:s/></text:span><text:span text:style-name="T349_51">entrambi</text:span><text:span text:style-name="T349_52"><text:s/></text:span><text:span text:style-name="T349_53">i</text:span><text:span text:style-name="T349_54"><text:s/></text:span><text:span text:style-name="T349_55">tipi</text:span><text:span text:style-name="T349_56">)</text:span></text:p>
        </text:list-item>
        <text:list-item>
          <text:p text:style-name="P350"><text:span text:style-name="T350_1">Si</text:span><text:span text:style-name="T350_2"><text:s/></text:span><text:span text:style-name="T350_3">può</text:span><text:span text:style-name="T350_4"><text:s/></text:span><text:span text:style-name="T350_5">tentare</text:span><text:span text:style-name="T350_6"><text:s/></text:span><text:span text:style-name="T350_7">di</text:span><text:span text:style-name="T350_8"><text:s/></text:span><text:span text:style-name="T350_9">mettere</text:span><text:span text:style-name="T350_10"><text:s/></text:span><text:span text:style-name="T350_11">un</text:span><text:span text:style-name="T350_12"><text:s/></text:span><text:span text:style-name="T350_13">ECU</text:span><text:span text:style-name="T350_14"><text:s/></text:span><text:span text:style-name="T350_15">con</text:span><text:span text:style-name="T350_16"><text:s/></text:span><text:span text:style-name="T350_17">un</text:span><text:span text:style-name="T350_18"><text:s/></text:span><text:span text:style-name="T350_19">estrattore</text:span><text:span text:style-name="T350_20"><text:s/></text:span><text:span text:style-name="T350_21">e</text:span><text:span text:style-name="T350_22"><text:s/></text:span><text:span text:style-name="T350_23">una</text:span><text:span text:style-name="T350_24"><text:s/></text:span><text:span text:style-name="T350_25">BIF</text:span><text:span text:style-name="T350_26"><text:s/></text:span><text:span text:style-name="T350_27">per</text:span><text:span text:style-name="T350_28"><text:s/></text:span><text:span text:style-name="T350_29">incrementare</text:span><text:span text:style-name="T350_30"><text:s/></text:span><text:span text:style-name="T350_31">anche</text:span><text:span text:style-name="T350_32"><text:s/></text:span><text:span text:style-name="T350_33">se</text:span><text:span text:style-name="T350_34"><text:s/></text:span><text:span text:style-name="T350_35">di</text:span><text:span text:style-name="T350_36"><text:s/></text:span><text:span text:style-name="T350_37">poco</text:span><text:span text:style-name="T350_38"><text:s/></text:span><text:span text:style-name="T350_39">la</text:span><text:span text:style-name="T350_40"><text:s/></text:span><text:span text:style-name="T350_41">fornitura</text:span><text:span text:style-name="T350_42"><text:s/></text:span><text:span text:style-name="T350_43">della</text:span><text:span text:style-name="T350_44"><text:s/></text:span><text:span text:style-name="T350_45">P</text:span><text:span text:style-name="T350_46">1<text:s/></text:span><text:span text:style-name="T350_47">più</text:span><text:span text:style-name="T350_48"><text:s/></text:span><text:span text:style-name="T350_49">scarsa</text:span><text:span text:style-name="T350_50"><text:s/></text:span><text:span text:style-name="T350_51">delle</text:span><text:span text:style-name="T350_52"><text:s/></text:span><text:span text:style-name="T350_53">due</text:span><text:span text:style-name="T350_54"><text:s/></text:span></text:p>
        </text:list-item>
      </text:list>
      <text:p text:style-name="P351"/>
      <text:p text:style-name="P352"><text:span text:style-name="T352_1">Skilll</text:span><text:span text:style-name="T352_2"><text:s/></text:span><text:span text:style-name="T352_3">CCU</text:span><text:span text:style-name="T352_4"><text:s/></text:span><text:span text:style-name="T352_5">a</text:span><text:span text:style-name="T352_6"><text:s/>4</text:span></text:p>
      <text:list text:style-name="LS27" xml:id="list97">
        <text:list-item>
          <text:p text:style-name="P353"><text:span text:style-name="T353_1">2<text:s/></text:span><text:span text:style-name="T353_2">LP</text:span></text:p>
        </text:list-item>
        <text:list-item>
          <text:p text:style-name="P354"><text:span text:style-name="T354_1">1<text:s/></text:span><text:span text:style-name="T354_2">SF</text:span></text:p>
        </text:list-item>
        <text:list-item>
          <text:p text:style-name="P355"><text:span text:style-name="T355_1">16<text:s/></text:span><text:span text:style-name="T355_2">AIF</text:span><text:span text:style-name="T355_3"><text:s/>(</text:span><text:span text:style-name="T355_4">gestiscono</text:span><text:span text:style-name="T355_5"><text:s/></text:span><text:span text:style-name="T355_6">fino</text:span><text:span text:style-name="T355_7"><text:s/></text:span><text:span text:style-name="T355_8">a</text:span><text:span text:style-name="T355_9"><text:s/>96.000<text:s/></text:span><text:span text:style-name="T355_10">P</text:span><text:span text:style-name="T355_11">0<text:s/></text:span><text:span text:style-name="T355_12">di</text:span><text:span text:style-name="T355_13"><text:s/></text:span><text:span text:style-name="T355_14">estrazione</text:span><text:span text:style-name="T355_15"><text:s/></text:span><text:span text:style-name="T355_16">elaborate</text:span><text:span text:style-name="T355_17"><text:s/></text:span><text:span text:style-name="T355_18">in</text:span><text:span text:style-name="T355_19"><text:s/></text:span><text:span text:style-name="T355_20">P</text:span><text:span text:style-name="T355_21">1<text:s/></text:span><text:span text:style-name="T355_22">per</text:span><text:span text:style-name="T355_23"><text:s/></text:span><text:span text:style-name="T355_24">tipo</text:span><text:span text:style-name="T355_25">)</text:span></text:p>
        </text:list-item>
        <text:list-item>
          <text:p text:style-name="P356"><text:span text:style-name="T356_1">opzione</text:span><text:span text:style-name="T356_2"><text:s/>1:<text:s/>4<text:s/></text:span><text:span text:style-name="T356_3">AIF</text:span><text:span text:style-name="T356_4"><text:s/></text:span><text:span text:style-name="T356_5">per</text:span><text:span text:style-name="T356_6"><text:s/></text:span><text:span text:style-name="T356_7">P</text:span><text:span text:style-name="T356_8">3<text:s/></text:span><text:span text:style-name="T356_9">o</text:span><text:span text:style-name="T356_10"><text:s/></text:span><text:span text:style-name="T356_11">usate</text:span><text:span text:style-name="T356_12"><text:s/></text:span><text:span text:style-name="T356_13">per</text:span><text:span text:style-name="T356_14"><text:s/></text:span><text:span text:style-name="T356_15">P</text:span><text:span text:style-name="T356_16">2<text:s/></text:span><text:span text:style-name="T356_17">supplementare</text:span><text:span text:style-name="T356_18"><text:s/>(</text:span><text:span text:style-name="T356_19">nel</text:span><text:span text:style-name="T356_20"><text:s/></text:span><text:span text:style-name="T356_21">qual</text:span><text:span text:style-name="T356_22"><text:s/></text:span><text:span text:style-name="T356_23">caso</text:span><text:span text:style-name="T356_24"><text:s/></text:span><text:span text:style-name="T356_25">sarebbe</text:span><text:span text:style-name="T356_26"><text:s/></text:span><text:span text:style-name="T356_27">opportuno</text:span><text:span text:style-name="T356_28"><text:s/></text:span><text:span text:style-name="T356_29">un</text:span><text:span text:style-name="T356_30"><text:s/></text:span><text:span text:style-name="T356_31">secondo</text:span><text:span text:style-name="T356_32"><text:s/></text:span><text:span text:style-name="T356_33">SF</text:span><text:span text:style-name="T356_34">)</text:span></text:p>
        </text:list-item>
        <text:list-item>
          <text:p text:style-name="P357"><text:span text:style-name="T357_1">opzione</text:span><text:span text:style-name="T357_2"><text:s/>2:<text:s/>1<text:s/></text:span><text:span text:style-name="T357_3">ECU</text:span><text:span text:style-name="T357_4"><text:s/>1<text:s/></text:span><text:span text:style-name="T357_5">EHU</text:span><text:span text:style-name="T357_6"><text:s/>1<text:s/></text:span><text:span text:style-name="T357_7">BIF</text:span><text:span text:style-name="T357_8"><text:s/>(</text:span><text:span text:style-name="T357_9">si</text:span><text:span text:style-name="T357_10"><text:s/></text:span><text:span text:style-name="T357_11">può</text:span><text:span text:style-name="T357_12"><text:s/></text:span><text:span text:style-name="T357_13">anche</text:span><text:span text:style-name="T357_14"><text:s/></text:span><text:span text:style-name="T357_15">in</text:span><text:span text:style-name="T357_16"><text:s/></text:span><text:span text:style-name="T357_17">eccezione</text:span><text:span text:style-name="T357_18"><text:s/></text:span><text:span text:style-name="T357_19">mandare</text:span><text:span text:style-name="T357_20"><text:s/></text:span><text:span text:style-name="T357_21">direttamente</text:span><text:span text:style-name="T357_22"><text:s/></text:span><text:span text:style-name="T357_23">il</text:span><text:span text:style-name="T357_24"><text:s/></text:span><text:span text:style-name="T357_25">materiale</text:span><text:span text:style-name="T357_26"><text:s/></text:span><text:span text:style-name="T357_27">estratto</text:span><text:span text:style-name="T357_28"><text:s/></text:span><text:span text:style-name="T357_29">sulla</text:span><text:span text:style-name="T357_30"><text:s/></text:span><text:span text:style-name="T357_31">BIF</text:span><text:span text:style-name="T357_32"><text:s/></text:span><text:span text:style-name="T357_33">visto</text:span><text:span text:style-name="T357_34"><text:s/></text:span><text:span text:style-name="T357_35">che</text:span><text:span text:style-name="T357_36"><text:s/></text:span><text:span text:style-name="T357_37">è</text:span><text:span text:style-name="T357_38"><text:s/></text:span><text:span text:style-name="T357_39">solo</text:span><text:span text:style-name="T357_40"><text:s/></text:span><text:span text:style-name="T357_41">una</text:span><text:span text:style-name="T357_42">)</text:span></text:p>
        </text:list-item>
      </text:list>
      <text:p text:style-name="P358"><text:span text:style-name="T358_1">Skill</text:span><text:span text:style-name="T358_2"><text:s/></text:span><text:span text:style-name="T358_3">CCU</text:span><text:span text:style-name="T358_4"><text:s/></text:span><text:span text:style-name="T358_5">a</text:span><text:span text:style-name="T358_6"><text:s/>5</text:span></text:p>
      <text:list text:style-name="LS28" xml:id="list102">
        <text:list-item>
          <text:p text:style-name="P359"><text:span text:style-name="T359_1">2<text:s/></text:span><text:span text:style-name="T359_2">LP</text:span></text:p>
        </text:list-item>
        <text:list-item>
          <text:p text:style-name="P360"><text:span text:style-name="T360_1">2<text:s/></text:span><text:span text:style-name="T360_2">SF</text:span></text:p>
        </text:list-item>
        <text:list-item>
          <text:p text:style-name="P361"><text:span text:style-name="T361_1">16<text:s/></text:span><text:span text:style-name="T361_2">AIF</text:span></text:p>
        </text:list-item>
        <text:list-item>
          <text:p text:style-name="P362"><text:span text:style-name="T362_1">opzione</text:span><text:span text:style-name="T362_2"><text:s/>1:<text:s/>6<text:s/></text:span><text:span text:style-name="T362_3">AIF</text:span><text:span text:style-name="T362_4"><text:s/></text:span><text:span text:style-name="T362_5">per</text:span><text:span text:style-name="T362_6"><text:s/></text:span><text:span text:style-name="T362_7">P</text:span><text:span text:style-name="T362_8">3<text:s/></text:span><text:span text:style-name="T362_9">o</text:span><text:span text:style-name="T362_10"><text:s/></text:span><text:span text:style-name="T362_11">P</text:span><text:span text:style-name="T362_12">2</text:span></text:p>
        </text:list-item>
        <text:list-item>
          <text:p text:style-name="P363"><text:span text:style-name="T363_1">opzione</text:span><text:span text:style-name="T363_2"><text:s/>2:<text:s/>1<text:s/></text:span><text:span text:style-name="T363_3">ECU</text:span><text:span text:style-name="T363_4">,<text:s/>2<text:s/></text:span><text:span text:style-name="T363_5">EHU</text:span><text:span text:style-name="T363_6">,<text:s/>2<text:s/></text:span><text:span text:style-name="T363_7">BIF</text:span></text:p>
        </text:list-item>
      </text:list>
      <text:p text:style-name="P364"/>
      <text:p text:style-name="P365"><text:span text:style-name="T365_1">Configurazione</text:span><text:span text:style-name="T365_2"><text:s/></text:span><text:span text:style-name="T365_3">e</text:span><text:span text:style-name="T365_4"><text:s/></text:span><text:span text:style-name="T365_5">gestione</text:span><text:span text:style-name="T365_6">:<text:s/></text:span></text:p>
      <text:p text:style-name="P366"><text:span text:style-name="T366_1">si</text:span><text:span text:style-name="T366_2"><text:s/></text:span><text:span text:style-name="T366_3">mettono</text:span><text:span text:style-name="T366_4"><text:s/></text:span><text:span text:style-name="T366_5">i</text:span><text:span text:style-name="T366_6"><text:s/></text:span><text:span text:style-name="T366_7">due</text:span><text:span text:style-name="T366_8"><text:s/></text:span><text:span text:style-name="T366_9">spazioporti</text:span><text:span text:style-name="T366_10"><text:s/></text:span><text:span text:style-name="T366_11">affiancati</text:span><text:span text:style-name="T366_12"><text:s/></text:span><text:span text:style-name="T366_13">e</text:span><text:span text:style-name="T366_14"><text:s/></text:span><text:span text:style-name="T366_15">sotto</text:span><text:span text:style-name="T366_16"><text:s/></text:span><text:span text:style-name="T366_17">di</text:span><text:span text:style-name="T366_18"><text:s/></text:span><text:span text:style-name="T366_19">loro</text:span><text:span text:style-name="T366_20"><text:s/></text:span><text:span text:style-name="T366_21">in</text:span><text:span text:style-name="T366_22"><text:s/></text:span><text:span text:style-name="T366_23">mezzo</text:span><text:span text:style-name="T366_24">,<text:s/></text:span><text:span text:style-name="T366_25">l</text:span><text:span text:style-name="T366_26">’</text:span><text:span text:style-name="T366_27">SF</text:span><text:span text:style-name="T366_28">.</text:span></text:p>
      <text:p text:style-name="P367"><text:span text:style-name="T367_1">Si</text:span><text:span text:style-name="T367_2"><text:s/></text:span><text:span text:style-name="T367_3">linkano</text:span><text:span text:style-name="T367_4"><text:s/></text:span><text:span text:style-name="T367_5">i</text:span><text:span text:style-name="T367_6"><text:s/></text:span><text:span text:style-name="T367_7">due</text:span><text:span text:style-name="T367_8"><text:s/></text:span><text:span text:style-name="T367_9">spazioporti</text:span><text:span text:style-name="T367_10"><text:s/></text:span><text:span text:style-name="T367_11">al</text:span><text:span text:style-name="T367_12"><text:s/></text:span><text:span text:style-name="T367_13">magazzino</text:span><text:span text:style-name="T367_14">.</text:span></text:p>
      <text:p text:style-name="P368"><text:span text:style-name="T368_1">La</text:span><text:span text:style-name="T368_2"><text:s/></text:span><text:span text:style-name="T368_3">struttura</text:span><text:span text:style-name="T368_4"><text:s/></text:span><text:span text:style-name="T368_5">seguente</text:span><text:span text:style-name="T368_6"><text:s/></text:span><text:span text:style-name="T368_7">è</text:span><text:span text:style-name="T368_8"><text:s/></text:span><text:span text:style-name="T368_9">speculare</text:span><text:span text:style-name="T368_10"><text:s/></text:span><text:span text:style-name="T368_11">destra</text:span><text:span text:style-name="T368_12">/</text:span><text:span text:style-name="T368_13">sinistra</text:span><text:span text:style-name="T368_14">.</text:span></text:p>
      <text:p text:style-name="P369"><text:span text:style-name="T369_1">A</text:span><text:span text:style-name="T369_2"><text:s/></text:span><text:span text:style-name="T369_3">sinistra</text:span><text:span text:style-name="T369_4"><text:s/></text:span><text:span text:style-name="T369_5">si</text:span><text:span text:style-name="T369_6"><text:s/></text:span><text:span text:style-name="T369_7">mettono</text:span><text:span text:style-name="T369_8"><text:s/>2<text:s/></text:span><text:span text:style-name="T369_9">AIF</text:span><text:span text:style-name="T369_10"><text:s/></text:span><text:span text:style-name="T369_11">a</text:span><text:span text:style-name="T369_12"><text:s/></text:span><text:span text:style-name="T369_13">contatto</text:span><text:span text:style-name="T369_14"><text:s/></text:span><text:span text:style-name="T369_15">con</text:span><text:span text:style-name="T369_16"><text:s/></text:span><text:span text:style-name="T369_17">SF</text:span><text:span text:style-name="T369_18"><text:s/>(</text:span><text:span text:style-name="T369_19">una</text:span><text:span text:style-name="T369_20"><text:s/></text:span><text:span text:style-name="T369_21">in</text:span><text:span text:style-name="T369_22"><text:s/></text:span><text:span text:style-name="T369_23">mezzo</text:span><text:span text:style-name="T369_24"><text:s/></text:span><text:span text:style-name="T369_25">a</text:span><text:span text:style-name="T369_26"><text:s/></text:span><text:span text:style-name="T369_27">sin</text:span><text:span text:style-name="T369_28"><text:s/></text:span><text:span text:style-name="T369_29">tra</text:span><text:span text:style-name="T369_30"><text:s/></text:span><text:span text:style-name="T369_31">SF</text:span><text:span text:style-name="T369_32"><text:s/></text:span><text:span text:style-name="T369_33">e</text:span><text:span text:style-name="T369_34"><text:s/></text:span><text:span text:style-name="T369_35">LP</text:span><text:span text:style-name="T369_36">,<text:s/></text:span><text:span text:style-name="T369_37">l</text:span><text:span text:style-name="T369_38">’</text:span><text:span text:style-name="T369_39">altra</text:span><text:span text:style-name="T369_40"><text:s/></text:span><text:span text:style-name="T369_41">attaccata</text:span><text:span text:style-name="T369_42"><text:s/></text:span><text:span text:style-name="T369_43">a</text:span><text:span text:style-name="T369_44"><text:s/></text:span><text:span text:style-name="T369_45">questa</text:span><text:span text:style-name="T369_46"><text:s/></text:span><text:span text:style-name="T369_47">e</text:span><text:span text:style-name="T369_48"><text:s/></text:span><text:span text:style-name="T369_49">al</text:span><text:span text:style-name="T369_50"><text:s/></text:span><text:span text:style-name="T369_51">SF</text:span><text:span text:style-name="T369_52"><text:s/></text:span><text:span text:style-name="T369_53">più</text:span><text:span text:style-name="T369_54"><text:s/></text:span><text:span text:style-name="T369_55">sotto</text:span><text:span text:style-name="T369_56"><text:s/></text:span><text:span text:style-name="T369_57">e</text:span><text:span text:style-name="T369_58"><text:s/></text:span><text:span text:style-name="T369_59">si</text:span><text:span text:style-name="T369_60"><text:s/></text:span><text:span text:style-name="T369_61">tocca</text:span><text:span text:style-name="T369_62"><text:s/></text:span><text:span text:style-name="T369_63">con</text:span><text:span text:style-name="T369_64"><text:s/></text:span><text:span text:style-name="T369_65">la</text:span><text:span text:style-name="T369_66"><text:s/></text:span><text:span text:style-name="T369_67">speculare</text:span><text:span text:style-name="T369_68"><text:s/></text:span><text:span text:style-name="T369_69">di</text:span><text:span text:style-name="T369_70"><text:s/></text:span><text:span text:style-name="T369_71">dex</text:span><text:span text:style-name="T369_72">)<text:s/></text:span><text:span text:style-name="T369_73">e</text:span><text:span text:style-name="T369_74"><text:s/></text:span><text:span text:style-name="T369_75">le</text:span><text:span text:style-name="T369_76"><text:s/></text:span><text:span text:style-name="T369_77">si</text:span><text:span text:style-name="T369_78"><text:s/></text:span><text:span text:style-name="T369_79">linka</text:span><text:span text:style-name="T369_80"><text:s/></text:span><text:span text:style-name="T369_81">con</text:span><text:span text:style-name="T369_82"><text:s/></text:span><text:span text:style-name="T369_83">SF</text:span><text:span text:style-name="T369_84">.</text:span></text:p>
      <text:p text:style-name="P370"><text:span text:style-name="T370_1">Altre</text:span><text:span text:style-name="T370_2"><text:s/></text:span><text:span text:style-name="T370_3">due</text:span><text:span text:style-name="T370_4"><text:s/></text:span><text:span text:style-name="T370_5">BIF</text:span><text:span text:style-name="T370_6"><text:s/></text:span><text:span text:style-name="T370_7">a</text:span><text:span text:style-name="T370_8"><text:s/></text:span><text:span text:style-name="T370_9">sin</text:span><text:span text:style-name="T370_10"><text:s/></text:span><text:span text:style-name="T370_11">sono</text:span><text:span text:style-name="T370_12"><text:s/></text:span><text:span text:style-name="T370_13">sopra</text:span><text:span text:style-name="T370_14"><text:s/></text:span><text:span text:style-name="T370_15">queste</text:span><text:span text:style-name="T370_16"><text:s/>(</text:span><text:span text:style-name="T370_17">una</text:span><text:span text:style-name="T370_18"><text:s/></text:span><text:span text:style-name="T370_19">di</text:span><text:span text:style-name="T370_20"><text:s/></text:span><text:span text:style-name="T370_21">fianco</text:span><text:span text:style-name="T370_22"><text:s/></text:span><text:span text:style-name="T370_23">a</text:span><text:span text:style-name="T370_24"><text:s/></text:span><text:span text:style-name="T370_25">LP</text:span><text:span text:style-name="T370_26"><text:s/></text:span><text:span text:style-name="T370_27">e</text:span><text:span text:style-name="T370_28"><text:s/></text:span><text:span text:style-name="T370_29">l</text:span><text:span text:style-name="T370_30">’</text:span><text:span text:style-name="T370_31">altra</text:span><text:span text:style-name="T370_32"><text:s/></text:span><text:span text:style-name="T370_33">un</text:span><text:span text:style-name="T370_34"><text:s/></text:span><text:span text:style-name="T370_35">pò</text:span><text:span text:style-name="T370_36"><text:s/></text:span><text:span text:style-name="T370_37">sopra</text:span><text:span text:style-name="T370_38"><text:s/></text:span><text:span text:style-name="T370_39">sempre</text:span><text:span text:style-name="T370_40"><text:s/></text:span><text:span text:style-name="T370_41">a</text:span><text:span text:style-name="T370_42"><text:s/></text:span><text:span text:style-name="T370_43">contatto</text:span><text:span text:style-name="T370_44"><text:s/></text:span><text:span text:style-name="T370_45">con</text:span><text:span text:style-name="T370_46"><text:s/></text:span><text:span text:style-name="T370_47">LP</text:span><text:span text:style-name="T370_48">).<text:s/></text:span><text:span text:style-name="T370_49">Si</text:span><text:span text:style-name="T370_50"><text:s/></text:span><text:span text:style-name="T370_51">linkano</text:span><text:span text:style-name="T370_52"><text:s/></text:span><text:span text:style-name="T370_53">a</text:span><text:span text:style-name="T370_54"><text:s/></text:span><text:span text:style-name="T370_55">LP</text:span><text:span text:style-name="T370_56">.</text:span></text:p>
      <text:p text:style-name="P371"><text:span text:style-name="T371_1">Si</text:span><text:span text:style-name="T371_2"><text:s/></text:span><text:span text:style-name="T371_3">fanno</text:span><text:span text:style-name="T371_4"><text:s/></text:span><text:span text:style-name="T371_5">altre</text:span><text:span text:style-name="T371_6"><text:s/>4<text:s/></text:span><text:span text:style-name="T371_7">fabbriche</text:span><text:span text:style-name="T371_8"><text:s/></text:span><text:span text:style-name="T371_9">affiancate</text:span><text:span text:style-name="T371_10"><text:s/></text:span><text:span text:style-name="T371_11">a</text:span><text:span text:style-name="T371_12"><text:s/></text:span><text:span text:style-name="T371_13">queste</text:span><text:span text:style-name="T371_14"><text:s/></text:span><text:span text:style-name="T371_15">sulla</text:span><text:span text:style-name="T371_16"><text:s/></text:span><text:span text:style-name="T371_17">sinistra</text:span><text:span text:style-name="T371_18"><text:s/></text:span><text:span text:style-name="T371_19">e</text:span><text:span text:style-name="T371_20"><text:s/></text:span><text:span text:style-name="T371_21">si</text:span><text:span text:style-name="T371_22"><text:s/></text:span><text:span text:style-name="T371_23">linkano</text:span><text:span text:style-name="T371_24"><text:s/></text:span><text:span text:style-name="T371_25">con</text:span><text:span text:style-name="T371_26"><text:s/></text:span><text:span text:style-name="T371_27">la</text:span><text:span text:style-name="T371_28"><text:s/></text:span><text:span text:style-name="T371_29">gemella</text:span><text:span text:style-name="T371_30"><text:s/></text:span><text:span text:style-name="T371_31">attaccata</text:span><text:span text:style-name="T371_32">.</text:span></text:p>
      <text:p text:style-name="P372"><text:span text:style-name="T372_1">A</text:span><text:span text:style-name="T372_2"><text:s/></text:span><text:span text:style-name="T372_3">destra</text:span><text:span text:style-name="T372_4"><text:s/></text:span><text:span text:style-name="T372_5">è</text:span><text:span text:style-name="T372_6"><text:s/></text:span><text:span text:style-name="T372_7">tutto</text:span><text:span text:style-name="T372_8"><text:s/></text:span><text:span text:style-name="T372_9">speculare</text:span><text:span text:style-name="T372_10">.<text:s/>(</text:span><text:span text:style-name="T372_11">in</text:span><text:span text:style-name="T372_12"><text:s/></text:span><text:span text:style-name="T372_13">pratica</text:span><text:span text:style-name="T372_14"><text:s/></text:span><text:span text:style-name="T372_15">la</text:span><text:span text:style-name="T372_16"><text:s/></text:span><text:span text:style-name="T372_17">forma</text:span><text:span text:style-name="T372_18"><text:s/></text:span><text:span text:style-name="T372_19">assunta</text:span><text:span text:style-name="T372_20"><text:s/></text:span><text:span text:style-name="T372_21">è</text:span><text:span text:style-name="T372_22"><text:s/></text:span><text:span text:style-name="T372_23">tipo</text:span><text:span text:style-name="T372_24"><text:s/></text:span><text:span text:style-name="T372_25">farfalla</text:span><text:span text:style-name="T372_26"><text:s/></text:span><text:span text:style-name="T372_27">con</text:span><text:span text:style-name="T372_28"><text:s/></text:span><text:span text:style-name="T372_29">il</text:span><text:span text:style-name="T372_30"><text:s/></text:span><text:span text:style-name="T372_31">corpo</text:span><text:span text:style-name="T372_32"><text:s/></text:span><text:span text:style-name="T372_33">formato</text:span><text:span text:style-name="T372_34"><text:s/></text:span><text:span text:style-name="T372_35">dal</text:span><text:span text:style-name="T372_36"><text:s/></text:span><text:span text:style-name="T372_37">triangolo</text:span><text:span text:style-name="T372_38"><text:s/></text:span><text:span text:style-name="T372_39">di</text:span><text:span text:style-name="T372_40"><text:s/>2</text:span><text:span text:style-name="T372_41">LP</text:span><text:span text:style-name="T372_42">+</text:span><text:span text:style-name="T372_43">SF</text:span><text:span text:style-name="T372_44">)<text:s/></text:span><text:span text:style-name="T372_45">e</text:span><text:span text:style-name="T372_46"><text:s/></text:span><text:span text:style-name="T372_47">due</text:span><text:span text:style-name="T372_48"><text:s/></text:span><text:span text:style-name="T372_49">ali</text:span><text:span text:style-name="T372_50"><text:s/></text:span><text:span text:style-name="T372_51">a</text:span><text:span text:style-name="T372_52"><text:s/></text:span><text:span text:style-name="T372_53">sin</text:span><text:span text:style-name="T372_54"><text:s/></text:span><text:span text:style-name="T372_55">e</text:span><text:span text:style-name="T372_56"><text:s/></text:span><text:span text:style-name="T372_57">dex</text:span><text:span text:style-name="T372_58">,<text:s/></text:span><text:span text:style-name="T372_59">in</text:span><text:span text:style-name="T372_60"><text:s/></text:span><text:span text:style-name="T372_61">alto</text:span><text:span text:style-name="T372_62"><text:s/></text:span><text:span text:style-name="T372_63">c</text:span><text:span text:style-name="T372_64">’</text:span><text:span text:style-name="T372_65">è</text:span><text:span text:style-name="T372_66"><text:s/></text:span><text:span text:style-name="T372_67">uno</text:span><text:span text:style-name="T372_68"><text:s/></text:span><text:span text:style-name="T372_69">spazio</text:span><text:span text:style-name="T372_70"><text:s/></text:span><text:span text:style-name="T372_71">libero</text:span><text:span text:style-name="T372_72">.</text:span></text:p>
      <text:p text:style-name="P373"><text:span text:style-name="T373_1">Si</text:span><text:span text:style-name="T373_2"><text:s/></text:span><text:span text:style-name="T373_3">possono</text:span><text:span text:style-name="T373_4"><text:s/></text:span><text:span text:style-name="T373_5">fare</text:span><text:span text:style-name="T373_6"><text:s/></text:span><text:span text:style-name="T373_7">tutte</text:span><text:span text:style-name="T373_8"><text:s/></text:span><text:span text:style-name="T373_9">le</text:span><text:span text:style-name="T373_10"><text:s/>16<text:s/></text:span><text:span text:style-name="T373_11">AIF</text:span><text:span text:style-name="T373_12"><text:s/></text:span><text:span text:style-name="T373_13">per</text:span><text:span text:style-name="T373_14"><text:s/></text:span><text:span text:style-name="T373_15">lo</text:span><text:span text:style-name="T373_16"><text:s/></text:span><text:span text:style-name="T373_17">stesso</text:span><text:span text:style-name="T373_18"><text:s/></text:span><text:span text:style-name="T373_19">P</text:span><text:span text:style-name="T373_20">2<text:s/></text:span><text:span text:style-name="T373_21">o</text:span><text:span text:style-name="T373_22"><text:s/></text:span><text:span text:style-name="T373_23">usare</text:span><text:span text:style-name="T373_24"><text:s/></text:span><text:span text:style-name="T373_25">due</text:span><text:span text:style-name="T373_26"><text:s/></text:span><text:span text:style-name="T373_27">P</text:span><text:span text:style-name="T373_28">2<text:s/></text:span><text:span text:style-name="T373_29">diversi</text:span><text:span text:style-name="T373_30"><text:s/></text:span><text:span text:style-name="T373_31">su</text:span><text:span text:style-name="T373_32"><text:s/></text:span><text:span text:style-name="T373_33">dex</text:span><text:span text:style-name="T373_34"><text:s/></text:span><text:span text:style-name="T373_35">e</text:span><text:span text:style-name="T373_36"><text:s/></text:span><text:span text:style-name="T373_37">sin</text:span><text:span text:style-name="T373_38"><text:s/>(</text:span><text:span text:style-name="T373_39">per</text:span><text:span text:style-name="T373_40"><text:s/></text:span><text:span text:style-name="T373_41">poi</text:span><text:span text:style-name="T373_42"><text:s/></text:span><text:span text:style-name="T373_43">magari</text:span><text:span text:style-name="T373_44"><text:s/></text:span><text:span text:style-name="T373_45">combinarli</text:span><text:span text:style-name="T373_46"><text:s/></text:span><text:span text:style-name="T373_47">in</text:span><text:span text:style-name="T373_48"><text:s/></text:span><text:span text:style-name="T373_49">P</text:span><text:span text:style-name="T373_50">3<text:s/></text:span><text:span text:style-name="T373_51">nelle</text:span><text:span text:style-name="T373_52"><text:s/></text:span><text:span text:style-name="T373_53">quattro</text:span><text:span text:style-name="T373_54"><text:s/></text:span><text:span text:style-name="T373_55">AIF</text:span><text:span text:style-name="T373_56"><text:s/></text:span><text:span text:style-name="T373_57">che</text:span><text:span text:style-name="T373_58"><text:s/></text:span><text:span text:style-name="T373_59">dobbiamo</text:span><text:span text:style-name="T373_60"><text:s/></text:span><text:span text:style-name="T373_61">ancora</text:span><text:span text:style-name="T373_62"><text:s/></text:span><text:span text:style-name="T373_63">mettere</text:span><text:span text:style-name="T373_64">,<text:s/></text:span><text:span text:style-name="T373_65">dal</text:span><text:span text:style-name="T373_66"><text:s/></text:span><text:span text:style-name="T373_67">buco</text:span><text:span text:style-name="T373_68"><text:s/></text:span><text:span text:style-name="T373_69">rimasto</text:span><text:span text:style-name="T373_70"><text:s/></text:span><text:span text:style-name="T373_71">in</text:span><text:span text:style-name="T373_72"><text:s/></text:span><text:span text:style-name="T373_73">alto</text:span><text:span text:style-name="T373_74"><text:s/></text:span><text:span text:style-name="T373_75">in</text:span><text:span text:style-name="T373_76"><text:s/></text:span><text:span text:style-name="T373_77">su</text:span><text:span text:style-name="T373_78">).</text:span></text:p>
      <text:p text:style-name="P374"><text:span text:style-name="T374_1">Se</text:span><text:span text:style-name="T374_2"><text:s/></text:span><text:span text:style-name="T374_3">facciamo</text:span><text:span text:style-name="T374_4"><text:s/></text:span><text:span text:style-name="T374_5">un</text:span><text:span text:style-name="T374_6"><text:s/></text:span><text:span text:style-name="T374_7">solo</text:span><text:span text:style-name="T374_8"><text:s/></text:span><text:span text:style-name="T374_9">tipo</text:span><text:span text:style-name="T374_10"><text:s/></text:span><text:span text:style-name="T374_11">di</text:span><text:span text:style-name="T374_12"><text:s/></text:span><text:span text:style-name="T374_13">P</text:span><text:span text:style-name="T374_14">2<text:s/></text:span><text:span text:style-name="T374_15">metteremo</text:span><text:span text:style-name="T374_16"><text:s/></text:span><text:span text:style-name="T374_17">uno</text:span><text:span text:style-name="T374_18"><text:s/></text:span><text:span text:style-name="T374_19">dei</text:span><text:span text:style-name="T374_20"><text:s/></text:span><text:span text:style-name="T374_21">due</text:span><text:span text:style-name="T374_22"><text:s/></text:span><text:span text:style-name="T374_23">P</text:span><text:span text:style-name="T374_24">1<text:s/></text:span><text:span text:style-name="T374_25">interamente</text:span><text:span text:style-name="T374_26"><text:s/></text:span><text:span text:style-name="T374_27">nel</text:span><text:span text:style-name="T374_28"><text:s/></text:span><text:span text:style-name="T374_29">SF</text:span><text:span text:style-name="T374_30"><text:s/></text:span><text:span text:style-name="T374_31">e</text:span><text:span text:style-name="T374_32"><text:s/></text:span><text:span text:style-name="T374_33">da</text:span><text:span text:style-name="T374_34"><text:s/></text:span><text:span text:style-name="T374_35">li</text:span><text:span text:style-name="T374_36"><text:s/></text:span><text:span text:style-name="T374_37">le</text:span><text:span text:style-name="T374_38"><text:s/></text:span><text:span text:style-name="T374_39">rotte</text:span><text:span text:style-name="T374_40"><text:s/></text:span><text:span text:style-name="T374_41">di</text:span><text:span text:style-name="T374_42"><text:s/></text:span><text:span text:style-name="T374_43">rifornimento</text:span><text:span text:style-name="T374_44"><text:s/></text:span><text:span text:style-name="T374_45">andranno</text:span><text:span text:style-name="T374_46"><text:s/></text:span><text:span text:style-name="T374_47">a</text:span><text:span text:style-name="T374_48"><text:s/></text:span><text:span text:style-name="T374_49">tutte</text:span><text:span text:style-name="T374_50"><text:s/></text:span><text:span text:style-name="T374_51">le</text:span><text:span text:style-name="T374_52"><text:s/>16<text:s/></text:span><text:span text:style-name="T374_53">fabbriche</text:span><text:span text:style-name="T374_54">.<text:s/></text:span><text:span text:style-name="T374_55">L</text:span><text:span text:style-name="T374_56">’</text:span><text:span text:style-name="T374_57">altro</text:span><text:span text:style-name="T374_58"><text:s/></text:span><text:span text:style-name="T374_59">P</text:span><text:span text:style-name="T374_60">1<text:s/></text:span><text:span text:style-name="T374_61">è</text:span><text:span text:style-name="T374_62"><text:s/></text:span><text:span text:style-name="T374_63">diviso</text:span><text:span text:style-name="T374_64"><text:s/></text:span><text:span text:style-name="T374_65">tra</text:span><text:span text:style-name="T374_66"><text:s/></text:span><text:span text:style-name="T374_67">i</text:span><text:span text:style-name="T374_68"><text:s/></text:span><text:span text:style-name="T374_69">due</text:span><text:span text:style-name="T374_70"><text:s/></text:span><text:span text:style-name="T374_71">LP</text:span><text:span text:style-name="T374_72"><text:s/></text:span><text:span text:style-name="T374_73">che</text:span><text:span text:style-name="T374_74"><text:s/></text:span><text:span text:style-name="T374_75">serviranno</text:span><text:span text:style-name="T374_76"><text:s/></text:span><text:span text:style-name="T374_77">ciascuno</text:span><text:span text:style-name="T374_78"><text:s/>8<text:s/></text:span><text:span text:style-name="T374_79">fabbriche</text:span><text:span text:style-name="T374_80"><text:s/>(</text:span><text:span text:style-name="T374_81">dex</text:span><text:span text:style-name="T374_82">/</text:span><text:span text:style-name="T374_83">sin</text:span><text:span text:style-name="T374_84">).<text:s/></text:span><text:span text:style-name="T374_85">l</text:span><text:span text:style-name="T374_86">’</text:span><text:span text:style-name="T374_87">output</text:span><text:span text:style-name="T374_88"><text:s/></text:span><text:span text:style-name="T374_89">delle</text:span><text:span text:style-name="T374_90"><text:s/></text:span><text:span text:style-name="T374_91">fabbriche</text:span><text:span text:style-name="T374_92"><text:s/></text:span><text:span text:style-name="T374_93">è</text:span><text:span text:style-name="T374_94"><text:s/></text:span><text:span text:style-name="T374_95">sui</text:span><text:span text:style-name="T374_96"><text:s/>2<text:s/></text:span><text:span text:style-name="T374_97">LP</text:span><text:span text:style-name="T374_98"><text:s/>(</text:span><text:span text:style-name="T374_99">sempre</text:span><text:span text:style-name="T374_100"><text:s/></text:span><text:span text:style-name="T374_101">sin</text:span><text:span text:style-name="T374_102">/</text:span><text:span text:style-name="T374_103">dex</text:span><text:span text:style-name="T374_104"><text:s/>8/8).</text:span></text:p>
      <text:p text:style-name="P375"><text:span text:style-name="T375_1">Meccanica</text:span><text:span text:style-name="T375_2"><text:s/></text:span><text:span text:style-name="T375_3">di</text:span><text:span text:style-name="T375_4"><text:s/></text:span><text:span text:style-name="T375_5">importazione</text:span><text:span text:style-name="T375_6">:</text:span></text:p>
      <text:p text:style-name="P376"><text:span text:style-name="T376_1">-<text:s/></text:span><text:span text:style-name="T376_2">importare</text:span><text:span text:style-name="T376_3"><text:s/></text:span><text:span text:style-name="T376_4">solo</text:span><text:span text:style-name="T376_5"><text:s/></text:span><text:span text:style-name="T376_6">quantità</text:span><text:span text:style-name="T376_7"><text:s/></text:span><text:span text:style-name="T376_8">uguali</text:span><text:span text:style-name="T376_9"><text:s/></text:span><text:span text:style-name="T376_10">dei</text:span><text:span text:style-name="T376_11"><text:s/></text:span><text:span text:style-name="T376_12">due</text:span><text:span text:style-name="T376_13"><text:s/></text:span><text:span text:style-name="T376_14">P</text:span><text:span text:style-name="T376_15">1<text:s/></text:span><text:span text:style-name="T376_16">per</text:span><text:span text:style-name="T376_17"><text:s/></text:span><text:span text:style-name="T376_18">non</text:span><text:span text:style-name="T376_19"><text:s/></text:span><text:span text:style-name="T376_20">avere</text:span><text:span text:style-name="T376_21"><text:s/></text:span><text:span text:style-name="T376_22">squilibri</text:span><text:span text:style-name="T376_23"><text:s/></text:span><text:span text:style-name="T376_24">in</text:span><text:span text:style-name="T376_25"><text:s/></text:span><text:span text:style-name="T376_26">seguito</text:span><text:span text:style-name="T376_27"><text:s/></text:span><text:span text:style-name="T376_28">e</text:span><text:span text:style-name="T376_29"><text:s/></text:span><text:span text:style-name="T376_30">dover</text:span><text:span text:style-name="T376_31"><text:s/></text:span><text:span text:style-name="T376_32">fare</text:span><text:span text:style-name="T376_33"><text:s/></text:span><text:span text:style-name="T376_34">conti</text:span><text:span text:style-name="T376_35">.<text:s/></text:span></text:p>
      <text:p text:style-name="P377"><text:span text:style-name="T377_1">-<text:s/></text:span><text:span text:style-name="T377_2">importare</text:span><text:span text:style-name="T377_3"><text:s/></text:span><text:span text:style-name="T377_4">un</text:span><text:span text:style-name="T377_5"><text:s/></text:span><text:span text:style-name="T377_6">max</text:span><text:span text:style-name="T377_7"><text:s/></text:span><text:span text:style-name="T377_8">di</text:span><text:span text:style-name="T377_9"><text:s/>31000<text:s/></text:span><text:span text:style-name="T377_10">unità</text:span><text:span text:style-name="T377_11"><text:s/></text:span><text:span text:style-name="T377_12">per</text:span><text:span text:style-name="T377_13"><text:s/></text:span><text:span text:style-name="T377_14">tipo</text:span></text:p>
      <text:p text:style-name="P378"><text:span text:style-name="T378_1">-<text:s/></text:span><text:span text:style-name="T378_2">esportare</text:span><text:span text:style-name="T378_3"><text:s/></text:span><text:span text:style-name="T378_4">prima</text:span><text:span text:style-name="T378_5"><text:s/></text:span><text:span text:style-name="T378_6">il</text:span><text:span text:style-name="T378_7"><text:s/></text:span><text:span text:style-name="T378_8">P</text:span><text:span text:style-name="T378_9">2<text:s/></text:span><text:span text:style-name="T378_10">prodotto</text:span><text:span text:style-name="T378_11"><text:s/></text:span><text:span text:style-name="T378_12">da</text:span><text:span text:style-name="T378_13"><text:s/></text:span><text:span text:style-name="T378_14">entrambi</text:span><text:span text:style-name="T378_15"><text:s/></text:span><text:span text:style-name="T378_16">gli</text:span><text:span text:style-name="T378_17"><text:s/></text:span><text:span text:style-name="T378_18">LP</text:span></text:p>
      <text:p text:style-name="P379"><text:span text:style-name="T379_1">-<text:s/></text:span><text:span text:style-name="T379_2">importare</text:span><text:span text:style-name="T379_3"><text:s/></text:span><text:span text:style-name="T379_4">tutto</text:span><text:span text:style-name="T379_5"><text:s/></text:span><text:span text:style-name="T379_6">il</text:span><text:span text:style-name="T379_7"><text:s/></text:span><text:span text:style-name="T379_8">P</text:span><text:span text:style-name="T379_9">1<text:s/>(</text:span><text:span text:style-name="T379_10">destinato</text:span><text:span text:style-name="T379_11"><text:s/></text:span><text:span text:style-name="T379_12">al</text:span><text:span text:style-name="T379_13"><text:s/></text:span><text:span text:style-name="T379_14">magazzino</text:span><text:span text:style-name="T379_15">)<text:s/></text:span><text:span text:style-name="T379_16">possibile</text:span><text:span text:style-name="T379_17"><text:s/>(</text:span><text:span text:style-name="T379_18">seguendo</text:span><text:span text:style-name="T379_19"><text:s/></text:span><text:span text:style-name="T379_20">regole</text:span><text:span text:style-name="T379_21"><text:s/></text:span><text:span text:style-name="T379_22">precedenti</text:span><text:span text:style-name="T379_23">)<text:s/></text:span><text:span text:style-name="T379_24">su</text:span><text:span text:style-name="T379_25"><text:s/></text:span><text:span text:style-name="T379_26">un</text:span><text:span text:style-name="T379_27"><text:s/></text:span><text:span text:style-name="T379_28">LP</text:span><text:span text:style-name="T379_29"><text:s/></text:span><text:span text:style-name="T379_30">e</text:span><text:span text:style-name="T379_31"><text:s/></text:span><text:span text:style-name="T379_32">fare</text:span><text:span text:style-name="T379_33"><text:s/></text:span><text:span text:style-name="T379_34">expedited</text:span><text:span text:style-name="T379_35"><text:s/></text:span><text:span text:style-name="T379_36">transfer</text:span><text:span text:style-name="T379_37"><text:s/></text:span><text:span text:style-name="T379_38">su</text:span><text:span text:style-name="T379_39"><text:s/></text:span><text:span text:style-name="T379_40">SF</text:span></text:p>
      <text:p text:style-name="P380"><text:span text:style-name="T380_1">-<text:s/></text:span><text:span text:style-name="T380_2">finire</text:span><text:span text:style-name="T380_3"><text:s/></text:span><text:span text:style-name="T380_4">di</text:span><text:span text:style-name="T380_5"><text:s/></text:span><text:span text:style-name="T380_6">importare</text:span><text:span text:style-name="T380_7"><text:s/></text:span><text:span text:style-name="T380_8">il</text:span><text:span text:style-name="T380_9"><text:s/></text:span><text:span text:style-name="T380_10">rimanente</text:span><text:span text:style-name="T380_11"><text:s/></text:span><text:span text:style-name="T380_12">P</text:span><text:span text:style-name="T380_13">1<text:s/></text:span><text:span text:style-name="T380_14">destinato</text:span><text:span text:style-name="T380_15"><text:s/></text:span><text:span text:style-name="T380_16">al</text:span><text:span text:style-name="T380_17"><text:s/></text:span><text:span text:style-name="T380_18">magazzino</text:span><text:span text:style-name="T380_19"><text:s/>(</text:span><text:span text:style-name="T380_20">fino</text:span><text:span text:style-name="T380_21"><text:s/></text:span><text:span text:style-name="T380_22">a</text:span><text:span text:style-name="T380_23"><text:s/>31.000<text:s/></text:span><text:span text:style-name="T380_24">unità</text:span><text:span text:style-name="T380_25"><text:s/></text:span><text:span text:style-name="T380_26">e</text:span><text:span text:style-name="T380_27"><text:s/></text:span><text:span text:style-name="T380_28">in</text:span><text:span text:style-name="T380_29"><text:s/></text:span><text:span text:style-name="T380_30">numero</text:span><text:span text:style-name="T380_31"><text:s/></text:span><text:span text:style-name="T380_32">uguale</text:span><text:span text:style-name="T380_33"><text:s/></text:span><text:span text:style-name="T380_34">all</text:span><text:span text:style-name="T380_35">’</text:span><text:span text:style-name="T380_36">altro</text:span><text:span text:style-name="T380_37"><text:s/></text:span><text:span text:style-name="T380_38">P</text:span><text:span text:style-name="T380_39">1!)<text:s/></text:span><text:span text:style-name="T380_40">sull</text:span><text:span text:style-name="T380_41">’</text:span><text:span text:style-name="T380_42">altro</text:span><text:span text:style-name="T380_43"><text:s/></text:span><text:span text:style-name="T380_44">LP</text:span><text:span text:style-name="T380_45"><text:s/></text:span><text:span text:style-name="T380_46">e</text:span><text:span text:style-name="T380_47"><text:s/></text:span><text:span text:style-name="T380_48">spostarlo</text:span><text:span text:style-name="T380_49"><text:s/></text:span><text:span text:style-name="T380_50">sul</text:span><text:span text:style-name="T380_51"><text:s/></text:span><text:span text:style-name="T380_52">magazzino</text:span><text:span text:style-name="T380_53"><text:s/></text:span><text:span text:style-name="T380_54">con</text:span><text:span text:style-name="T380_55"><text:s/></text:span><text:span text:style-name="T380_56">expedited</text:span><text:span text:style-name="T380_57"><text:s/></text:span><text:span text:style-name="T380_58">transfer</text:span></text:p>
      <text:p text:style-name="P381"><text:span text:style-name="T381_1">-<text:s/></text:span><text:span text:style-name="T381_2">importare</text:span><text:span text:style-name="T381_3"><text:s/></text:span><text:span text:style-name="T381_4">la</text:span><text:span text:style-name="T381_5"><text:s/></text:span><text:span text:style-name="T381_6">P</text:span><text:span text:style-name="T381_7">1<text:s/></text:span><text:span text:style-name="T381_8">non</text:span><text:span text:style-name="T381_9"><text:s/></text:span><text:span text:style-name="T381_10">destinata</text:span><text:span text:style-name="T381_11"><text:s/></text:span><text:span text:style-name="T381_12">al</text:span><text:span text:style-name="T381_13"><text:s/></text:span><text:span text:style-name="T381_14">magazzino</text:span><text:span text:style-name="T381_15"><text:s/></text:span><text:span text:style-name="T381_16">metà</text:span><text:span text:style-name="T381_17"><text:s/></text:span><text:span text:style-name="T381_18">per</text:span><text:span text:style-name="T381_19"><text:s/></text:span><text:span text:style-name="T381_20">ogni</text:span><text:span text:style-name="T381_21"><text:s/></text:span><text:span text:style-name="T381_22">LP</text:span><text:span text:style-name="T381_23">.</text:span></text:p>
      <text:p text:style-name="P382"><text:span text:style-name="T382_1">Perchè</text:span><text:span text:style-name="T382_2"><text:s/>31.000<text:s/></text:span><text:span text:style-name="T382_3">unità</text:span><text:span text:style-name="T382_4">?<text:s/></text:span><text:span text:style-name="T382_5">Perchè</text:span><text:span text:style-name="T382_6"><text:s/></text:span><text:span text:style-name="T382_7">corrispondono</text:span><text:span text:style-name="T382_8"><text:s/></text:span><text:span text:style-name="T382_9">ad</text:span><text:span text:style-name="T382_10"><text:s/></text:span><text:span text:style-name="T382_11">un</text:span><text:span text:style-name="T382_12"><text:s/></text:span><text:span text:style-name="T382_13">pò</text:span><text:span text:style-name="T382_14"><text:s/></text:span><text:span text:style-name="T382_15">meno</text:span><text:span text:style-name="T382_16"><text:s/></text:span><text:span text:style-name="T382_17">di</text:span><text:span text:style-name="T382_18"><text:s/>12.000<text:s/></text:span><text:span text:style-name="T382_19">m</text:span><text:span text:style-name="T382_20">3<text:s/></text:span><text:span text:style-name="T382_21">limite</text:span><text:span text:style-name="T382_22"><text:s/></text:span><text:span text:style-name="T382_23">di</text:span><text:span text:style-name="T382_24"><text:s/></text:span><text:span text:style-name="T382_25">SF</text:span><text:span text:style-name="T382_26">.</text:span></text:p>
      <text:p text:style-name="P383"><text:span text:style-name="T383_1">La</text:span><text:span text:style-name="T383_2"><text:s/></text:span><text:span text:style-name="T383_3">meccanica</text:span><text:span text:style-name="T383_4"><text:s/></text:span><text:span text:style-name="T383_5">di</text:span><text:span text:style-name="T383_6"><text:s/></text:span><text:span text:style-name="T383_7">importazione</text:span><text:span text:style-name="T383_8"><text:s/></text:span><text:span text:style-name="T383_9">va</text:span><text:span text:style-name="T383_10"><text:s/></text:span><text:span text:style-name="T383_11">fatta</text:span><text:span text:style-name="T383_12"><text:s/></text:span><text:span text:style-name="T383_13">prima</text:span><text:span text:style-name="T383_14"><text:s/></text:span><text:span text:style-name="T383_15">per</text:span><text:span text:style-name="T383_16"><text:s/></text:span><text:span text:style-name="T383_17">il</text:span><text:span text:style-name="T383_18"><text:s/></text:span><text:span text:style-name="T383_19">materiale</text:span><text:span text:style-name="T383_20"><text:s/></text:span><text:span text:style-name="T383_21">del</text:span><text:span text:style-name="T383_22"><text:s/></text:span><text:span text:style-name="T383_23">magazzino</text:span><text:span text:style-name="T383_24"><text:s/></text:span><text:span text:style-name="T383_25">per</text:span><text:span text:style-name="T383_26"><text:s/></text:span><text:span text:style-name="T383_27">non</text:span><text:span text:style-name="T383_28"><text:s/></text:span><text:span text:style-name="T383_29">bloccare</text:span><text:span text:style-name="T383_30"><text:s/></text:span><text:span text:style-name="T383_31">lo</text:span><text:span text:style-name="T383_32"><text:s/></text:span><text:span text:style-name="T383_33">spazioporto</text:span><text:span text:style-name="T383_34"><text:s/></text:span><text:span text:style-name="T383_35">con</text:span><text:span text:style-name="T383_36"><text:s/></text:span><text:span text:style-name="T383_37">il</text:span><text:span text:style-name="T383_38"><text:s/></text:span><text:span text:style-name="T383_39">materiale</text:span><text:span text:style-name="T383_40"><text:s/></text:span><text:span text:style-name="T383_41">che</text:span><text:span text:style-name="T383_42"><text:s/></text:span><text:span text:style-name="T383_43">deve</text:span><text:span text:style-name="T383_44"><text:s/></text:span><text:span text:style-name="T383_45">rimanere</text:span><text:span text:style-name="T383_46"><text:s/></text:span><text:span text:style-name="T383_47">in</text:span><text:span text:style-name="T383_48"><text:s/></text:span><text:span text:style-name="T383_49">LP</text:span><text:span text:style-name="T383_50">.<text:s/></text:span><text:span text:style-name="T383_51">Se</text:span><text:span text:style-name="T383_52"><text:s/></text:span><text:span text:style-name="T383_53">si</text:span><text:span text:style-name="T383_54"><text:s/></text:span><text:span text:style-name="T383_55">importa</text:span><text:span text:style-name="T383_56"><text:s/></text:span><text:span text:style-name="T383_57">più</text:span><text:span text:style-name="T383_58"><text:s/></text:span><text:span text:style-name="T383_59">di</text:span><text:span text:style-name="T383_60"><text:s/>10.000</text:span><text:span text:style-name="T383_61">m</text:span><text:span text:style-name="T383_62">3<text:s/></text:span><text:span text:style-name="T383_63">di</text:span><text:span text:style-name="T383_64"><text:s/></text:span><text:span text:style-name="T383_65">materiale</text:span><text:span text:style-name="T383_66"><text:s/></text:span><text:span text:style-name="T383_67">che</text:span><text:span text:style-name="T383_68"><text:s/></text:span><text:span text:style-name="T383_69">deve</text:span><text:span text:style-name="T383_70"><text:s/></text:span><text:span text:style-name="T383_71">andare</text:span><text:span text:style-name="T383_72"><text:s/></text:span><text:span text:style-name="T383_73">sul</text:span><text:span text:style-name="T383_74"><text:s/></text:span><text:span text:style-name="T383_75">magazzino</text:span><text:span text:style-name="T383_76"><text:s/></text:span><text:span text:style-name="T383_77">non</text:span><text:span text:style-name="T383_78"><text:s/></text:span><text:span text:style-name="T383_79">basterà</text:span><text:span text:style-name="T383_80"><text:s/></text:span><text:span text:style-name="T383_81">uno</text:span><text:span text:style-name="T383_82"><text:s/></text:span><text:span text:style-name="T383_83">spazioporto</text:span><text:span text:style-name="T383_84">,<text:s/></text:span><text:span text:style-name="T383_85">ma</text:span><text:span text:style-name="T383_86"><text:s/></text:span><text:span text:style-name="T383_87">si</text:span><text:span text:style-name="T383_88"><text:s/></text:span><text:span text:style-name="T383_89">dovrà</text:span><text:span text:style-name="T383_90"><text:s/></text:span><text:span text:style-name="T383_91">usare</text:span><text:span text:style-name="T383_92"><text:s/></text:span><text:span text:style-name="T383_93">il</text:span><text:span text:style-name="T383_94"><text:s/></text:span><text:span text:style-name="T383_95">secondo</text:span><text:span text:style-name="T383_96"><text:s/></text:span><text:span text:style-name="T383_97">per</text:span><text:span text:style-name="T383_98"><text:s/></text:span><text:span text:style-name="T383_99">finire</text:span><text:span text:style-name="T383_100"><text:s/></text:span><text:span text:style-name="T383_101">l</text:span><text:span text:style-name="T383_102">’</text:span><text:span text:style-name="T383_103">importazione</text:span><text:span text:style-name="T383_104"><text:s/>(</text:span><text:span text:style-name="T383_105">non</text:span><text:span text:style-name="T383_106"><text:s/></text:span><text:span text:style-name="T383_107">usate</text:span><text:span text:style-name="T383_108"><text:s/></text:span><text:span text:style-name="T383_109">lo</text:span><text:span text:style-name="T383_110"><text:s/></text:span><text:span text:style-name="T383_111">stesso</text:span><text:span text:style-name="T383_112"><text:s/></text:span><text:span text:style-name="T383_113">che</text:span><text:span text:style-name="T383_114"><text:s/></text:span><text:span text:style-name="T383_115">sarà</text:span><text:span text:style-name="T383_116"><text:s/></text:span><text:span text:style-name="T383_117">in</text:span><text:span text:style-name="T383_118"><text:s/></text:span><text:span text:style-name="T383_119">cooldown</text:span><text:span text:style-name="T383_120"><text:s/></text:span><text:span text:style-name="T383_121">da</text:span><text:span text:style-name="T383_122"><text:s/></text:span><text:span text:style-name="T383_123">expedited</text:span><text:span text:style-name="T383_124"><text:s/></text:span><text:span text:style-name="T383_125">transfer</text:span><text:span text:style-name="T383_126"><text:s/></text:span><text:span text:style-name="T383_127">per</text:span><text:span text:style-name="T383_128"><text:s/></text:span><text:span text:style-name="T383_129">molte</text:span><text:span text:style-name="T383_130"><text:s/></text:span><text:span text:style-name="T383_131">ore</text:span><text:span text:style-name="T383_132">).</text:span></text:p>
      <text:p text:style-name="P384"/>
      <text:p text:style-name="P385"><text:span text:style-name="T385_1">Se</text:span><text:span text:style-name="T385_2"><text:s/></text:span><text:span text:style-name="T385_3">Fate</text:span><text:span text:style-name="T385_4"><text:s/></text:span><text:span text:style-name="T385_5">due</text:span><text:span text:style-name="T385_6"><text:s/></text:span><text:span text:style-name="T385_7">diversi</text:span><text:span text:style-name="T385_8"><text:s/></text:span><text:span text:style-name="T385_9">tipi</text:span><text:span text:style-name="T385_10"><text:s/></text:span><text:span text:style-name="T385_11">di</text:span><text:span text:style-name="T385_12"><text:s/></text:span><text:span text:style-name="T385_13">P</text:span><text:span text:style-name="T385_14">2<text:s/></text:span><text:span text:style-name="T385_15">la</text:span><text:span text:style-name="T385_16"><text:s/></text:span><text:span text:style-name="T385_17">procedura</text:span><text:span text:style-name="T385_18"><text:s/></text:span><text:span text:style-name="T385_19">è</text:span><text:span text:style-name="T385_20"><text:s/></text:span><text:span text:style-name="T385_21">del</text:span><text:span text:style-name="T385_22"><text:s/></text:span><text:span text:style-name="T385_23">tutto</text:span><text:span text:style-name="T385_24"><text:s/></text:span><text:span text:style-name="T385_25">analoga</text:span><text:span text:style-name="T385_26">:</text:span></text:p>
      <text:p text:style-name="P386"><text:span text:style-name="T386_1">-</text:span><text:span text:style-name="T386_2">scegliete</text:span><text:span text:style-name="T386_3"><text:s/></text:span><text:span text:style-name="T386_4">due</text:span><text:span text:style-name="T386_5"><text:s/></text:span><text:span text:style-name="T386_6">prodotti</text:span><text:span text:style-name="T386_7"><text:s/></text:span><text:span text:style-name="T386_8">P</text:span><text:span text:style-name="T386_9">1<text:s/>(</text:span><text:span text:style-name="T386_10">uno</text:span><text:span text:style-name="T386_11"><text:s/></text:span><text:span text:style-name="T386_12">per</text:span><text:span text:style-name="T386_13"><text:s/></text:span><text:span text:style-name="T386_14">produzione</text:span><text:span text:style-name="T386_15"><text:s/></text:span><text:span text:style-name="T386_16">P</text:span><text:span text:style-name="T386_17">2)<text:s/></text:span><text:span text:style-name="T386_18">da</text:span><text:span text:style-name="T386_19"><text:s/></text:span><text:span text:style-name="T386_20">mettere</text:span><text:span text:style-name="T386_21"><text:s/></text:span><text:span text:style-name="T386_22">nel</text:span><text:span text:style-name="T386_23"><text:s/></text:span><text:span text:style-name="T386_24">magazzino</text:span><text:span text:style-name="T386_25"><text:s/></text:span><text:span text:style-name="T386_26">e</text:span><text:span text:style-name="T386_27"><text:s/></text:span><text:span text:style-name="T386_28">metteteli</text:span><text:span text:style-name="T386_29"><text:s/></text:span><text:span text:style-name="T386_30">prima</text:span><text:span text:style-name="T386_31"><text:s/></text:span><text:span text:style-name="T386_32">uno</text:span><text:span text:style-name="T386_33"><text:s/></text:span><text:span text:style-name="T386_34">in</text:span><text:span text:style-name="T386_35"><text:s/></text:span><text:span text:style-name="T386_36">un</text:span><text:span text:style-name="T386_37"><text:s/></text:span><text:span text:style-name="T386_38">LP</text:span><text:span text:style-name="T386_39"><text:s/></text:span><text:span text:style-name="T386_40">e</text:span><text:span text:style-name="T386_41"><text:s/></text:span><text:span text:style-name="T386_42">l</text:span><text:span text:style-name="T386_43">’</text:span><text:span text:style-name="T386_44">altro</text:span><text:span text:style-name="T386_45"><text:s/></text:span><text:span text:style-name="T386_46">nell</text:span><text:span text:style-name="T386_47">’</text:span><text:span text:style-name="T386_48">altro</text:span><text:span text:style-name="T386_49"><text:s/></text:span><text:span text:style-name="T386_50">e</text:span><text:span text:style-name="T386_51"><text:s/></text:span><text:span text:style-name="T386_52">portateli</text:span><text:span text:style-name="T386_53"><text:s/></text:span><text:span text:style-name="T386_54">nello</text:span><text:span text:style-name="T386_55"><text:s/></text:span><text:span text:style-name="T386_56">spazioporto</text:span><text:span text:style-name="T386_57"><text:s/>(</text:span><text:span text:style-name="T386_58">non</text:span><text:span text:style-name="T386_59"><text:s/></text:span><text:span text:style-name="T386_60">più</text:span><text:span text:style-name="T386_61"><text:s/></text:span><text:span text:style-name="T386_62">di</text:span><text:span text:style-name="T386_63"><text:s/>15.500<text:s/></text:span><text:span text:style-name="T386_64">unità</text:span><text:span text:style-name="T386_65"><text:s/></text:span><text:span text:style-name="T386_66">per</text:span><text:span text:style-name="T386_67"><text:s/></text:span><text:span text:style-name="T386_68">tipo</text:span><text:span text:style-name="T386_69"><text:s/></text:span><text:span text:style-name="T386_70">o</text:span><text:span text:style-name="T386_71"><text:s/></text:span><text:span text:style-name="T386_72">comunque</text:span><text:span text:style-name="T386_73"><text:s/>31.000<text:s/></text:span><text:span text:style-name="T386_74">in</text:span><text:span text:style-name="T386_75"><text:s/></text:span><text:span text:style-name="T386_76">totale</text:span><text:span text:style-name="T386_77">).<text:s/></text:span><text:span text:style-name="T386_78">questa</text:span><text:span text:style-name="T386_79"><text:s/></text:span><text:span text:style-name="T386_80">volta</text:span><text:span text:style-name="T386_81"><text:s/></text:span><text:span text:style-name="T386_82">i</text:span><text:span text:style-name="T386_83"><text:s/></text:span><text:span text:style-name="T386_84">valori</text:span><text:span text:style-name="T386_85"><text:s/></text:span><text:span text:style-name="T386_86">dei</text:span><text:span text:style-name="T386_87"><text:s/></text:span><text:span text:style-name="T386_88">due</text:span><text:span text:style-name="T386_89"><text:s/></text:span><text:span text:style-name="T386_90">P</text:span><text:span text:style-name="T386_91">1<text:s/></text:span><text:span text:style-name="T386_92">devono</text:span><text:span text:style-name="T386_93"><text:s/></text:span><text:span text:style-name="T386_94">essere</text:span><text:span text:style-name="T386_95"><text:s/></text:span><text:span text:style-name="T386_96">uguali</text:span><text:span text:style-name="T386_97"><text:s/></text:span><text:span text:style-name="T386_98">a</text:span><text:span text:style-name="T386_99"><text:s/></text:span><text:span text:style-name="T386_100">coppie</text:span><text:span text:style-name="T386_101"><text:s/></text:span><text:span text:style-name="T386_102">relative</text:span><text:span text:style-name="T386_103"><text:s/></text:span><text:span text:style-name="T386_104">alla</text:span><text:span text:style-name="T386_105"><text:s/></text:span><text:span text:style-name="T386_106">stessa</text:span><text:span text:style-name="T386_107"><text:s/></text:span><text:span text:style-name="T386_108">produzione</text:span><text:span text:style-name="T386_109"><text:s/></text:span><text:span text:style-name="T386_110">P</text:span><text:span text:style-name="T386_111">2.</text:span></text:p>
      <text:p text:style-name="P387"><text:span text:style-name="T387_1">Mettete</text:span><text:span text:style-name="T387_2"><text:s/></text:span><text:span text:style-name="T387_3">l</text:span><text:span text:style-name="T387_4">’</text:span><text:span text:style-name="T387_5">altro</text:span><text:span text:style-name="T387_6"><text:s/></text:span><text:span text:style-name="T387_7">P</text:span><text:span text:style-name="T387_8">1<text:s/></text:span><text:span text:style-name="T387_9">in</text:span><text:span text:style-name="T387_10"><text:s/></text:span><text:span text:style-name="T387_11">uno</text:span><text:span text:style-name="T387_12"><text:s/></text:span><text:span text:style-name="T387_13">spazioporto</text:span><text:span text:style-name="T387_14"><text:s/></text:span><text:span text:style-name="T387_15">e</text:span><text:span text:style-name="T387_16"><text:s/></text:span><text:span text:style-name="T387_17">il</text:span><text:span text:style-name="T387_18"><text:s/></text:span><text:span text:style-name="T387_19">quarto</text:span><text:span text:style-name="T387_20"><text:s/></text:span><text:span text:style-name="T387_21">nell</text:span><text:span text:style-name="T387_22">’</text:span><text:span text:style-name="T387_23">altro</text:span><text:span text:style-name="T387_24"><text:s/></text:span><text:span text:style-name="T387_25">spazioporto</text:span><text:span text:style-name="T387_26">,<text:s/></text:span><text:span text:style-name="T387_27">in</text:span><text:span text:style-name="T387_28"><text:s/></text:span><text:span text:style-name="T387_29">modo</text:span><text:span text:style-name="T387_30"><text:s/></text:span><text:span text:style-name="T387_31">di</text:span><text:span text:style-name="T387_32"><text:s/></text:span><text:span text:style-name="T387_33">avere</text:span><text:span text:style-name="T387_34"><text:s/></text:span><text:span text:style-name="T387_35">a</text:span><text:span text:style-name="T387_36"><text:s/></text:span><text:span text:style-name="T387_37">sin</text:span><text:span text:style-name="T387_38"><text:s/></text:span><text:span text:style-name="T387_39">le</text:span><text:span text:style-name="T387_40"><text:s/></text:span><text:span text:style-name="T387_41">fabbriche</text:span><text:span text:style-name="T387_42"><text:s/></text:span><text:span text:style-name="T387_43">del</text:span><text:span text:style-name="T387_44"><text:s/></text:span><text:span text:style-name="T387_45">P</text:span><text:span text:style-name="T387_46">2</text:span><text:span text:style-name="T387_47">a</text:span><text:span text:style-name="T387_48">,<text:s/></text:span><text:span text:style-name="T387_49">con</text:span><text:span text:style-name="T387_50"><text:s/></text:span><text:span text:style-name="T387_51">il</text:span><text:span text:style-name="T387_52"><text:s/></text:span><text:span text:style-name="T387_53">P</text:span><text:span text:style-name="T387_54">1</text:span><text:span text:style-name="T387_55">a</text:span><text:span text:style-name="T387_56"><text:s/></text:span><text:span text:style-name="T387_57">in</text:span><text:span text:style-name="T387_58"><text:s/></text:span><text:span text:style-name="T387_59">ingresso</text:span><text:span text:style-name="T387_60"><text:s/></text:span><text:span text:style-name="T387_61">nello</text:span><text:span text:style-name="T387_62"><text:s/></text:span><text:span text:style-name="T387_63">spazioporto</text:span><text:span text:style-name="T387_64"><text:s/></text:span><text:span text:style-name="T387_65">di</text:span><text:span text:style-name="T387_66"><text:s/></text:span><text:span text:style-name="T387_67">sin</text:span><text:span text:style-name="T387_68"><text:s/></text:span><text:span text:style-name="T387_69">e</text:span><text:span text:style-name="T387_70"><text:s/></text:span><text:span text:style-name="T387_71">il</text:span><text:span text:style-name="T387_72"><text:s/></text:span><text:span text:style-name="T387_73">P</text:span><text:span text:style-name="T387_74">1</text:span><text:span text:style-name="T387_75">b</text:span><text:span text:style-name="T387_76"><text:s/></text:span><text:span text:style-name="T387_77">nel</text:span><text:span text:style-name="T387_78"><text:s/></text:span><text:span text:style-name="T387_79">magazzino</text:span><text:span text:style-name="T387_80">;<text:s/></text:span><text:span text:style-name="T387_81">a</text:span><text:span text:style-name="T387_82"><text:s/></text:span><text:span text:style-name="T387_83">dex</text:span><text:span text:style-name="T387_84"><text:s/></text:span><text:span text:style-name="T387_85">le</text:span><text:span text:style-name="T387_86"><text:s/></text:span><text:span text:style-name="T387_87">fabbriche</text:span><text:span text:style-name="T387_88"><text:s/></text:span><text:span text:style-name="T387_89">del</text:span><text:span text:style-name="T387_90"><text:s/></text:span><text:span text:style-name="T387_91">P</text:span><text:span text:style-name="T387_92">2</text:span><text:span text:style-name="T387_93">b</text:span><text:span text:style-name="T387_94"><text:s/></text:span><text:span text:style-name="T387_95">con</text:span><text:span text:style-name="T387_96"><text:s/></text:span><text:span text:style-name="T387_97">il</text:span><text:span text:style-name="T387_98"><text:s/></text:span><text:span text:style-name="T387_99">P</text:span><text:span text:style-name="T387_100">1</text:span><text:span text:style-name="T387_101">a</text:span><text:span text:style-name="T387_102"><text:s/></text:span><text:span text:style-name="T387_103">in</text:span><text:span text:style-name="T387_104"><text:s/></text:span><text:span text:style-name="T387_105">ingresso</text:span><text:span text:style-name="T387_106"><text:s/></text:span><text:span text:style-name="T387_107">nello</text:span><text:span text:style-name="T387_108"><text:s/></text:span><text:span text:style-name="T387_109">spazioporto</text:span><text:span text:style-name="T387_110"><text:s/></text:span><text:span text:style-name="T387_111">di</text:span><text:span text:style-name="T387_112"><text:s/></text:span><text:span text:style-name="T387_113">dex</text:span><text:span text:style-name="T387_114"><text:s/></text:span><text:span text:style-name="T387_115">e</text:span><text:span text:style-name="T387_116"><text:s/></text:span><text:span text:style-name="T387_117">il</text:span><text:span text:style-name="T387_118"><text:s/></text:span><text:span text:style-name="T387_119">P</text:span><text:span text:style-name="T387_120">1</text:span><text:span text:style-name="T387_121">b</text:span><text:span text:style-name="T387_122"><text:s/></text:span><text:span text:style-name="T387_123">nel</text:span><text:span text:style-name="T387_124"><text:s/></text:span><text:span text:style-name="T387_125">magazzino</text:span><text:span text:style-name="T387_126">.</text:span></text:p>
      <text:p text:style-name="P388"/>
      <text:p text:style-name="P389"/>
      <text:p text:style-name="P390"><text:span text:style-name="T390_1">Esempio</text:span><text:span text:style-name="T390_2">:<text:s/></text:span><text:span text:style-name="T390_3">Biocells</text:span><text:span text:style-name="T390_4"><text:s/>(</text:span><text:span text:style-name="T390_5">P</text:span><text:span text:style-name="T390_6">2)<text:s/></text:span><text:span text:style-name="T390_7">vedi</text:span><text:span text:style-name="T390_8"><text:s/></text:span><text:span text:style-name="T390_9">sopra</text:span></text:p>
      <text:p text:style-name="P391"><text:span text:style-name="T391_1">Pianeta</text:span><text:span text:style-name="T391_2"><text:s/>1<text:s/></text:span><text:span text:style-name="T391_3">e</text:span><text:span text:style-name="T391_4"><text:s/>2<text:s/></text:span><text:span text:style-name="T391_5">carbon</text:span><text:span text:style-name="T391_6"><text:s/></text:span><text:span text:style-name="T391_7">compound</text:span><text:span text:style-name="T391_8">-&gt;</text:span><text:span text:style-name="T391_9">biofuels</text:span></text:p>
      <text:p text:style-name="P392"><text:span text:style-name="T392_1">Pianeta</text:span><text:span text:style-name="T392_2"><text:s/>3<text:s/></text:span><text:span text:style-name="T392_3">e</text:span><text:span text:style-name="T392_4"><text:s/>4<text:s/></text:span><text:span text:style-name="T392_5">noble</text:span><text:span text:style-name="T392_6"><text:s/></text:span><text:span text:style-name="T392_7">metals</text:span><text:span text:style-name="T392_8">-&gt;</text:span><text:span text:style-name="T392_9">precious</text:span><text:span text:style-name="T392_10"><text:s/></text:span><text:span text:style-name="T392_11">metals</text:span></text:p>
      <text:p text:style-name="P393"/>
      <text:p text:style-name="P394"><text:span text:style-name="T394_1">Importo</text:span><text:span text:style-name="T394_2"><text:s/></text:span><text:span text:style-name="T394_3">sul</text:span><text:span text:style-name="T394_4"><text:s/></text:span><text:span text:style-name="T394_5">pianeta</text:span><text:span text:style-name="T394_6"><text:s/>5<text:s/></text:span><text:span text:style-name="T394_7">fino</text:span><text:span text:style-name="T394_8"><text:s/></text:span><text:span text:style-name="T394_9">a</text:span><text:span text:style-name="T394_10"><text:s/>31.000<text:s/></text:span><text:span text:style-name="T394_11">unita</text:span><text:span text:style-name="T394_12"><text:s/></text:span><text:span text:style-name="T394_13">di</text:span><text:span text:style-name="T394_14"><text:s/></text:span><text:span text:style-name="T394_15">biofuels</text:span><text:span text:style-name="T394_16"><text:s/></text:span><text:span text:style-name="T394_17">e</text:span><text:span text:style-name="T394_18"><text:s/>31.000<text:s/></text:span><text:span text:style-name="T394_19">unità</text:span><text:span text:style-name="T394_20"><text:s/></text:span><text:span text:style-name="T394_21">di</text:span><text:span text:style-name="T394_22"><text:s/></text:span><text:span text:style-name="T394_23">precious</text:span><text:span text:style-name="T394_24"><text:s/></text:span><text:span text:style-name="T394_25">metals</text:span><text:span text:style-name="T394_26">.</text:span></text:p>
      <text:p text:style-name="P395"><text:span text:style-name="T395_1">Meno</text:span><text:span text:style-name="T395_2"><text:s/></text:span><text:span text:style-name="T395_3">va</text:span><text:span text:style-name="T395_4"><text:s/></text:span><text:span text:style-name="T395_5">bene</text:span><text:span text:style-name="T395_6"><text:s/></text:span><text:span text:style-name="T395_7">purchè</text:span><text:span text:style-name="T395_8"><text:s/></text:span><text:span text:style-name="T395_9">i</text:span><text:span text:style-name="T395_10"><text:s/></text:span><text:span text:style-name="T395_11">due</text:span><text:span text:style-name="T395_12"><text:s/></text:span><text:span text:style-name="T395_13">valori</text:span><text:span text:style-name="T395_14"><text:s/></text:span><text:span text:style-name="T395_15">siano</text:span><text:span text:style-name="T395_16"><text:s/></text:span><text:span text:style-name="T395_17">uguali</text:span><text:span text:style-name="T395_18"><text:s/>(20000/20000…)</text:span></text:p>
      <text:p text:style-name="P396"><text:span text:style-name="T396_1">Decido</text:span><text:span text:style-name="T396_2"><text:s/></text:span><text:span text:style-name="T396_3">una</text:span><text:span text:style-name="T396_4"><text:s/></text:span><text:span text:style-name="T396_5">volta</text:span><text:span text:style-name="T396_6"><text:s/></text:span><text:span text:style-name="T396_7">per</text:span><text:span text:style-name="T396_8"><text:s/></text:span><text:span text:style-name="T396_9">tutte</text:span><text:span text:style-name="T396_10"><text:s/></text:span><text:span text:style-name="T396_11">di</text:span><text:span text:style-name="T396_12"><text:s/></text:span><text:span text:style-name="T396_13">mettere</text:span><text:span text:style-name="T396_14"><text:s/></text:span><text:span text:style-name="T396_15">biofuels</text:span><text:span text:style-name="T396_16"><text:s/></text:span><text:span text:style-name="T396_17">nel</text:span><text:span text:style-name="T396_18"><text:s/></text:span><text:span text:style-name="T396_19">SF</text:span><text:span text:style-name="T396_20"><text:s/></text:span><text:span text:style-name="T396_21">e</text:span><text:span text:style-name="T396_22"><text:s/></text:span><text:span text:style-name="T396_23">precious</text:span><text:span text:style-name="T396_24"><text:s/></text:span><text:span text:style-name="T396_25">metals</text:span><text:span text:style-name="T396_26"><text:s/></text:span><text:span text:style-name="T396_27">negli</text:span><text:span text:style-name="T396_28"><text:s/></text:span><text:span text:style-name="T396_29">LP</text:span><text:span text:style-name="T396_30">.</text:span></text:p>
      <text:p text:style-name="P397"><text:span text:style-name="T397_1">Butto</text:span><text:span text:style-name="T397_2"><text:s/></text:span><text:span text:style-name="T397_3">tutto</text:span><text:span text:style-name="T397_4"><text:s/></text:span><text:span text:style-name="T397_5">il</text:span><text:span text:style-name="T397_6"><text:s/></text:span><text:span text:style-name="T397_7">biofuels</text:span><text:span text:style-name="T397_8"><text:s/></text:span><text:span text:style-name="T397_9">su</text:span><text:span text:style-name="T397_10"><text:s/></text:span><text:span text:style-name="T397_11">un</text:span><text:span text:style-name="T397_12"><text:s/></text:span><text:span text:style-name="T397_13">LP</text:span><text:span text:style-name="T397_14"><text:s/></text:span><text:span text:style-name="T397_15">e</text:span><text:span text:style-name="T397_16"><text:s/></text:span><text:span text:style-name="T397_17">ne</text:span><text:span text:style-name="T397_18"><text:s/></text:span><text:span text:style-name="T397_19">faccio</text:span><text:span text:style-name="T397_20"><text:s/></text:span><text:span text:style-name="T397_21">l</text:span><text:span text:style-name="T397_22">’</text:span><text:span text:style-name="T397_23">expedited</text:span><text:span text:style-name="T397_24"><text:s/></text:span><text:span text:style-name="T397_25">transfer</text:span><text:span text:style-name="T397_26"><text:s/></text:span><text:span text:style-name="T397_27">sul</text:span><text:span text:style-name="T397_28"><text:s/></text:span><text:span text:style-name="T397_29">magazzino</text:span><text:span text:style-name="T397_30">,<text:s/></text:span><text:span text:style-name="T397_31">metto</text:span><text:span text:style-name="T397_32"><text:s/></text:span><text:span text:style-name="T397_33">il</text:span><text:span text:style-name="T397_34"><text:s/></text:span><text:span text:style-name="T397_35">rimanente</text:span><text:span text:style-name="T397_36"><text:s/></text:span><text:span text:style-name="T397_37">fino</text:span><text:span text:style-name="T397_38"><text:s/></text:span><text:span text:style-name="T397_39">a</text:span><text:span text:style-name="T397_40"><text:s/>31.000<text:s/>(</text:span><text:span text:style-name="T397_41">uguale</text:span><text:span text:style-name="T397_42"><text:s/></text:span><text:span text:style-name="T397_43">all</text:span><text:span text:style-name="T397_44">’</text:span><text:span text:style-name="T397_45">altro</text:span><text:span text:style-name="T397_46"><text:s/></text:span><text:span text:style-name="T397_47">P</text:span><text:span text:style-name="T397_48">1)<text:s/></text:span><text:span text:style-name="T397_49">sul</text:span><text:span text:style-name="T397_50"><text:s/></text:span><text:span text:style-name="T397_51">secondo</text:span><text:span text:style-name="T397_52"><text:s/></text:span><text:span text:style-name="T397_53">LP</text:span><text:span text:style-name="T397_54"><text:s/></text:span><text:span text:style-name="T397_55">e</text:span><text:span text:style-name="T397_56"><text:s/></text:span><text:span text:style-name="T397_57">faccio</text:span><text:span text:style-name="T397_58"><text:s/></text:span><text:span text:style-name="T397_59">expedited</text:span><text:span text:style-name="T397_60"><text:s/></text:span><text:span text:style-name="T397_61">transfer</text:span><text:span text:style-name="T397_62"><text:s/></text:span><text:span text:style-name="T397_63">sul</text:span><text:span text:style-name="T397_64"><text:s/></text:span><text:span text:style-name="T397_65">magazzino</text:span><text:span text:style-name="T397_66">.<text:s/></text:span><text:span text:style-name="T397_67">Metto</text:span><text:span text:style-name="T397_68"><text:s/>15.500<text:s/></text:span><text:span text:style-name="T397_69">Precious</text:span><text:span text:style-name="T397_70"><text:s/></text:span><text:span text:style-name="T397_71">metals</text:span><text:span text:style-name="T397_72"><text:s/></text:span><text:span text:style-name="T397_73">sul</text:span><text:span text:style-name="T397_74"><text:s/></text:span><text:span text:style-name="T397_75">LP</text:span><text:span text:style-name="T397_76"><text:s/></text:span><text:span text:style-name="T397_77">di</text:span><text:span text:style-name="T397_78"><text:s/></text:span><text:span text:style-name="T397_79">dex</text:span><text:span text:style-name="T397_80"><text:s/></text:span><text:span text:style-name="T397_81">e</text:span><text:span text:style-name="T397_82"><text:s/>15.500<text:s/></text:span><text:span text:style-name="T397_83">su</text:span><text:span text:style-name="T397_84"><text:s/></text:span><text:span text:style-name="T397_85">quello</text:span><text:span text:style-name="T397_86"><text:s/></text:span><text:span text:style-name="T397_87">di</text:span><text:span text:style-name="T397_88"><text:s/></text:span><text:span text:style-name="T397_89">sin</text:span><text:span text:style-name="T397_90">.</text:span></text:p>
      <text:p text:style-name="P398"><text:span text:style-name="T398_1">Faccio</text:span><text:span text:style-name="T398_2"><text:s/></text:span><text:span text:style-name="T398_3">rotte</text:span><text:span text:style-name="T398_4"><text:s/></text:span><text:span text:style-name="T398_5">dal</text:span><text:span text:style-name="T398_6"><text:s/></text:span><text:span text:style-name="T398_7">magazzino</text:span><text:span text:style-name="T398_8"><text:s/></text:span><text:span text:style-name="T398_9">biofuels</text:span><text:span text:style-name="T398_10"><text:s/></text:span><text:span text:style-name="T398_11">verso</text:span><text:span text:style-name="T398_12"><text:s/></text:span><text:span text:style-name="T398_13">tutte</text:span><text:span text:style-name="T398_14"><text:s/></text:span><text:span text:style-name="T398_15">le</text:span><text:span text:style-name="T398_16"><text:s/>16<text:s/></text:span><text:span text:style-name="T398_17">AIF</text:span><text:span text:style-name="T398_18"><text:s/>(</text:span><text:span text:style-name="T398_19">con</text:span><text:span text:style-name="T398_20"><text:s/></text:span><text:span text:style-name="T398_21">schematic</text:span><text:span text:style-name="T398_22"><text:s/></text:span><text:span text:style-name="T398_23">biofuels</text:span><text:span text:style-name="T398_24">),<text:s/></text:span><text:span text:style-name="T398_25">da</text:span><text:span text:style-name="T398_26"><text:s/></text:span><text:span text:style-name="T398_27">LP</text:span><text:span text:style-name="T398_28"><text:s/></text:span><text:span text:style-name="T398_29">sin</text:span><text:span text:style-name="T398_30"><text:s/></text:span><text:span text:style-name="T398_31">precious</text:span><text:span text:style-name="T398_32"><text:s/></text:span><text:span text:style-name="T398_33">metals</text:span><text:span text:style-name="T398_34"><text:s/></text:span><text:span text:style-name="T398_35">verso</text:span><text:span text:style-name="T398_36"><text:s/></text:span><text:span text:style-name="T398_37">le</text:span><text:span text:style-name="T398_38"><text:s/>8<text:s/></text:span><text:span text:style-name="T398_39">AIF</text:span><text:span text:style-name="T398_40"><text:s/></text:span><text:span text:style-name="T398_41">di</text:span><text:span text:style-name="T398_42"><text:s/></text:span><text:span text:style-name="T398_43">sin</text:span><text:span text:style-name="T398_44">,<text:s/></text:span><text:span text:style-name="T398_45">da</text:span><text:span text:style-name="T398_46"><text:s/></text:span><text:span text:style-name="T398_47">LP</text:span><text:span text:style-name="T398_48"><text:s/></text:span><text:span text:style-name="T398_49">dex</text:span><text:span text:style-name="T398_50"><text:s/></text:span><text:span text:style-name="T398_51">precious</text:span><text:span text:style-name="T398_52"><text:s/></text:span><text:span text:style-name="T398_53">metals</text:span><text:span text:style-name="T398_54"><text:s/></text:span><text:span text:style-name="T398_55">verso</text:span><text:span text:style-name="T398_56"><text:s/></text:span><text:span text:style-name="T398_57">le</text:span><text:span text:style-name="T398_58"><text:s/>8<text:s/></text:span><text:span text:style-name="T398_59">AIF</text:span><text:span text:style-name="T398_60"><text:s/></text:span><text:span text:style-name="T398_61">di</text:span><text:span text:style-name="T398_62"><text:s/></text:span><text:span text:style-name="T398_63">dex</text:span><text:span text:style-name="T398_64">.</text:span></text:p>
      <text:p text:style-name="P399"><text:span text:style-name="T399_1">le</text:span><text:span text:style-name="T399_2"><text:s/></text:span><text:span text:style-name="T399_3">uscite</text:span><text:span text:style-name="T399_4"><text:s/></text:span><text:span text:style-name="T399_5">di</text:span><text:span text:style-name="T399_6"><text:s/></text:span><text:span text:style-name="T399_7">Biocells</text:span><text:span text:style-name="T399_8"><text:s/></text:span><text:span text:style-name="T399_9">delle</text:span><text:span text:style-name="T399_10"><text:s/>8<text:s/></text:span><text:span text:style-name="T399_11">AIF</text:span><text:span text:style-name="T399_12"><text:s/></text:span><text:span text:style-name="T399_13">di</text:span><text:span text:style-name="T399_14"><text:s/></text:span><text:span text:style-name="T399_15">sin</text:span><text:span text:style-name="T399_16"><text:s/></text:span><text:span text:style-name="T399_17">su</text:span><text:span text:style-name="T399_18"><text:s/></text:span><text:span text:style-name="T399_19">LP</text:span><text:span text:style-name="T399_20"><text:s/></text:span><text:span text:style-name="T399_21">sin</text:span><text:span text:style-name="T399_22">,<text:s/></text:span><text:span text:style-name="T399_23">analogo</text:span><text:span text:style-name="T399_24"><text:s/></text:span><text:span text:style-name="T399_25">per</text:span><text:span text:style-name="T399_26"><text:s/></text:span><text:span text:style-name="T399_27">dex</text:span><text:span text:style-name="T399_28">.</text:span></text:p>
      <text:p text:style-name="P400"/>
      <text:p text:style-name="P401"><text:span text:style-name="T401_1">Posso</text:span><text:span text:style-name="T401_2"><text:s/></text:span><text:span text:style-name="T401_3">anche</text:span><text:span text:style-name="T401_4"><text:s/></text:span><text:span text:style-name="T401_5">fare</text:span><text:span text:style-name="T401_6"><text:s/></text:span><text:span text:style-name="T401_7">due</text:span><text:span text:style-name="T401_8"><text:s/></text:span><text:span text:style-name="T401_9">produzioni</text:span><text:span text:style-name="T401_10"><text:s/></text:span><text:span text:style-name="T401_11">P</text:span><text:span text:style-name="T401_12">2<text:s/></text:span><text:span text:style-name="T401_13">differenti</text:span><text:span text:style-name="T401_14"><text:s/></text:span><text:span text:style-name="T401_15">su</text:span><text:span text:style-name="T401_16"><text:s/>5<text:s/></text:span><text:span text:style-name="T401_17">pianeti</text:span><text:span text:style-name="T401_18"><text:s/></text:span><text:span text:style-name="T401_19">con</text:span><text:span text:style-name="T401_20"><text:s/></text:span><text:span text:style-name="T401_21">la</text:span><text:span text:style-name="T401_22"><text:s/></text:span><text:span text:style-name="T401_23">stessa</text:span><text:span text:style-name="T401_24"><text:s/></text:span><text:span text:style-name="T401_25">configurazione</text:span><text:span text:style-name="T401_26">:</text:span></text:p>
      <text:p text:style-name="P402"><text:span text:style-name="T402_1">Biocells</text:span><text:span text:style-name="T402_2"><text:s/>(</text:span><text:span text:style-name="T402_3">P</text:span><text:span text:style-name="T402_4">2</text:span><text:span text:style-name="T402_5">a</text:span><text:span text:style-name="T402_6">)<text:s/>=<text:s/></text:span><text:span text:style-name="T402_7">biofuels</text:span><text:span text:style-name="T402_8"><text:s/>(</text:span><text:span text:style-name="T402_9">P</text:span><text:span text:style-name="T402_10">1</text:span><text:span text:style-name="T402_11">aa</text:span><text:span text:style-name="T402_12">)-&gt;</text:span><text:span text:style-name="T402_13">carbon</text:span><text:span text:style-name="T402_14"><text:s/></text:span><text:span text:style-name="T402_15">compounds</text:span><text:span text:style-name="T402_16"><text:s/></text:span><text:span text:style-name="T402_17">P</text:span><text:span text:style-name="T402_18">0<text:s/>(</text:span><text:span text:style-name="T402_19">barren</text:span><text:span text:style-name="T402_20">/</text:span><text:span text:style-name="T402_21">oceanic</text:span><text:span text:style-name="T402_22">/</text:span><text:span text:style-name="T402_23">temperate</text:span><text:span text:style-name="T402_24">)<text:s/>+<text:s/></text:span></text:p>
      <text:p text:style-name="P403"><text:span text:style-name="T403_1"><text:tab/><text:tab/><text:s text:c="3"/></text:span><text:span text:style-name="T403_2">Precious</text:span><text:span text:style-name="T403_3"><text:s/></text:span><text:span text:style-name="T403_4">metals</text:span><text:span text:style-name="T403_5"><text:s/>(</text:span><text:span text:style-name="T403_6">P</text:span><text:span text:style-name="T403_7">1</text:span><text:span text:style-name="T403_8">ab</text:span><text:span text:style-name="T403_9">)-&gt;</text:span><text:span text:style-name="T403_10">noble</text:span><text:span text:style-name="T403_11"><text:s/></text:span><text:span text:style-name="T403_12">metals</text:span><text:span text:style-name="T403_13"><text:s/></text:span><text:span text:style-name="T403_14">P</text:span><text:span text:style-name="T403_15">0<text:s/>(</text:span><text:span text:style-name="T403_16">barren</text:span><text:span text:style-name="T403_17">,<text:s/></text:span><text:span text:style-name="T403_18">plasma</text:span><text:span text:style-name="T403_19">)</text:span></text:p>
      <text:p text:style-name="P404"><text:span text:style-name="T404_1">Silicate</text:span><text:span text:style-name="T404_2"><text:s/></text:span><text:span text:style-name="T404_3">glass</text:span><text:span text:style-name="T404_4"><text:s/>(</text:span><text:span text:style-name="T404_5">P</text:span><text:span text:style-name="T404_6">2</text:span><text:span text:style-name="T404_7">b</text:span><text:span text:style-name="T404_8">)<text:s/>=<text:s/></text:span><text:span text:style-name="T404_9">Silicon</text:span><text:span text:style-name="T404_10"><text:s/>(</text:span><text:span text:style-name="T404_11">P</text:span><text:span text:style-name="T404_12">1</text:span><text:span text:style-name="T404_13">ba</text:span><text:span text:style-name="T404_14">)-&gt;</text:span><text:span text:style-name="T404_15">felsic</text:span><text:span text:style-name="T404_16"><text:s/></text:span><text:span text:style-name="T404_17">magma</text:span><text:span text:style-name="T404_18"><text:s/></text:span><text:span text:style-name="T404_19">P</text:span><text:span text:style-name="T404_20">0<text:s/>(</text:span><text:span text:style-name="T404_21">lava</text:span><text:span text:style-name="T404_22">)<text:s/>+</text:span></text:p>
      <text:p text:style-name="P405"><text:span text:style-name="T405_1"><text:tab/><text:tab/><text:tab/></text:span><text:span text:style-name="T405_2">Oxidizing</text:span><text:span text:style-name="T405_3"><text:s/></text:span><text:span text:style-name="T405_4">compound</text:span><text:span text:style-name="T405_5"><text:s/>(</text:span><text:span text:style-name="T405_6">P</text:span><text:span text:style-name="T405_7">1</text:span><text:span text:style-name="T405_8">bb</text:span><text:span text:style-name="T405_9">)-&gt;</text:span><text:span text:style-name="T405_10">reactive</text:span><text:span text:style-name="T405_11"><text:s/></text:span><text:span text:style-name="T405_12">gas</text:span><text:span text:style-name="T405_13"><text:s/></text:span><text:span text:style-name="T405_14">P</text:span><text:span text:style-name="T405_15">0<text:s/>(</text:span><text:span text:style-name="T405_16">gas</text:span><text:span text:style-name="T405_17">)</text:span></text:p>
      <text:p text:style-name="P406"><text:span text:style-name="T406_1">Pianeta</text:span><text:span text:style-name="T406_2"><text:s/>1<text:s/>(</text:span><text:span text:style-name="T406_3">barren</text:span><text:span text:style-name="T406_4">,<text:s/></text:span><text:span text:style-name="T406_5">oceanic</text:span><text:span text:style-name="T406_6"><text:s/></text:span><text:span text:style-name="T406_7">o</text:span><text:span text:style-name="T406_8"><text:s/></text:span><text:span text:style-name="T406_9">temperate</text:span><text:span text:style-name="T406_10">):<text:s/></text:span><text:span text:style-name="T406_11">carbon</text:span><text:span text:style-name="T406_12"><text:s/></text:span><text:span text:style-name="T406_13">compounds</text:span><text:span text:style-name="T406_14">-&gt;<text:s/></text:span><text:span text:style-name="T406_15">biofuels</text:span></text:p>
      <text:p text:style-name="P407"><text:span text:style-name="T407_1">Pianeta</text:span><text:span text:style-name="T407_2"><text:s/>2<text:s/>(</text:span><text:span text:style-name="T407_3">barren</text:span><text:span text:style-name="T407_4"><text:s/></text:span><text:span text:style-name="T407_5">o</text:span><text:span text:style-name="T407_6"><text:s/></text:span><text:span text:style-name="T407_7">plasma</text:span><text:span text:style-name="T407_8">):<text:s/></text:span><text:span text:style-name="T407_9">noble</text:span><text:span text:style-name="T407_10"><text:s/></text:span><text:span text:style-name="T407_11">metals</text:span><text:span text:style-name="T407_12">-&gt;</text:span><text:span text:style-name="T407_13">precious</text:span><text:span text:style-name="T407_14"><text:s/></text:span><text:span text:style-name="T407_15">metals</text:span></text:p>
      <text:p text:style-name="P408"><text:span text:style-name="T408_1">Pianeta</text:span><text:span text:style-name="T408_2"><text:s/>3<text:s/>(</text:span><text:span text:style-name="T408_3">lava</text:span><text:span text:style-name="T408_4">):<text:s/></text:span><text:span text:style-name="T408_5">felsic</text:span><text:span text:style-name="T408_6"><text:s/></text:span><text:span text:style-name="T408_7">magma</text:span><text:span text:style-name="T408_8">-&gt;</text:span><text:span text:style-name="T408_9">silicon</text:span></text:p>
      <text:p text:style-name="P409"><text:span text:style-name="T409_1">Pianeta</text:span><text:span text:style-name="T409_2"><text:s/>4<text:s/>(</text:span><text:span text:style-name="T409_3">gas</text:span><text:span text:style-name="T409_4">):<text:s/></text:span><text:span text:style-name="T409_5">reactive</text:span><text:span text:style-name="T409_6"><text:s/></text:span><text:span text:style-name="T409_7">gas</text:span><text:span text:style-name="T409_8">-&gt;</text:span><text:span text:style-name="T409_9">oxidizing</text:span><text:span text:style-name="T409_10"><text:s/></text:span><text:span text:style-name="T409_11">compound</text:span></text:p>
      <text:p text:style-name="P410"/>
      <text:p text:style-name="P411"><text:span text:style-name="T411_1">Pianeta</text:span><text:span text:style-name="T411_2"><text:s/>5:<text:s/>8<text:s/></text:span><text:span text:style-name="T411_3">AIF</text:span><text:span text:style-name="T411_4"><text:s/></text:span><text:span text:style-name="T411_5">di</text:span><text:span text:style-name="T411_6"><text:s/></text:span><text:span text:style-name="T411_7">biocells</text:span><text:span text:style-name="T411_8"><text:s/>(</text:span><text:span text:style-name="T411_9">ex</text:span><text:span text:style-name="T411_10">.<text:s/></text:span><text:span text:style-name="T411_11">sin</text:span><text:span text:style-name="T411_12">)<text:s/></text:span><text:span text:style-name="T411_13">e</text:span><text:span text:style-name="T411_14"><text:s/>8<text:s/></text:span><text:span text:style-name="T411_15">AIF</text:span><text:span text:style-name="T411_16"><text:s/></text:span><text:span text:style-name="T411_17">di</text:span><text:span text:style-name="T411_18"><text:s/></text:span><text:span text:style-name="T411_19">silicate</text:span><text:span text:style-name="T411_20"><text:s/></text:span><text:span text:style-name="T411_21">glass</text:span><text:span text:style-name="T411_22"><text:s/>(</text:span><text:span text:style-name="T411_23">ex</text:span><text:span text:style-name="T411_24">.<text:s/></text:span><text:span text:style-name="T411_25">dex</text:span><text:span text:style-name="T411_26">)</text:span></text:p>
      <text:p text:style-name="P412"><text:span text:style-name="T412_1">Nel</text:span><text:span text:style-name="T412_2"><text:s/></text:span><text:span text:style-name="T412_3">LP</text:span><text:span text:style-name="T412_4"><text:s/></text:span><text:span text:style-name="T412_5">di</text:span><text:span text:style-name="T412_6"><text:s/></text:span><text:span text:style-name="T412_7">sin</text:span><text:span text:style-name="T412_8"><text:s/></text:span><text:span text:style-name="T412_9">metterò</text:span><text:span text:style-name="T412_10"><text:s/></text:span><text:span text:style-name="T412_11">ad</text:span><text:span text:style-name="T412_12"><text:s/></text:span><text:span text:style-name="T412_13">esempio</text:span><text:span text:style-name="T412_14"><text:s/></text:span><text:span text:style-name="T412_15">precious</text:span><text:span text:style-name="T412_16"><text:s/></text:span><text:span text:style-name="T412_17">metals</text:span><text:span text:style-name="T412_18"><text:s/>(</text:span><text:span text:style-name="T412_19">di</text:span><text:span text:style-name="T412_20"><text:s/></text:span><text:span text:style-name="T412_21">biocells</text:span><text:span text:style-name="T412_22">),<text:s/></text:span><text:span text:style-name="T412_23">mentre</text:span><text:span text:style-name="T412_24"><text:s/></text:span><text:span text:style-name="T412_25">l</text:span><text:span text:style-name="T412_26">’</text:span><text:span text:style-name="T412_27">altro</text:span><text:span text:style-name="T412_28"><text:s/></text:span><text:span text:style-name="T412_29">P</text:span><text:span text:style-name="T412_30">1<text:s/></text:span><text:span text:style-name="T412_31">di</text:span><text:span text:style-name="T412_32"><text:s/></text:span><text:span text:style-name="T412_33">biocells</text:span><text:span text:style-name="T412_34"><text:s/></text:span><text:span text:style-name="T412_35">lo</text:span><text:span text:style-name="T412_36"><text:s/></text:span><text:span text:style-name="T412_37">metterò</text:span><text:span text:style-name="T412_38"><text:s/></text:span><text:span text:style-name="T412_39">nel</text:span><text:span text:style-name="T412_40"><text:s/></text:span><text:span text:style-name="T412_41">SF</text:span><text:span text:style-name="T412_42">.<text:s/></text:span><text:span text:style-name="T412_43">Nel</text:span><text:span text:style-name="T412_44"><text:s/></text:span><text:span text:style-name="T412_45">LP</text:span><text:span text:style-name="T412_46"><text:s/></text:span><text:span text:style-name="T412_47">di</text:span><text:span text:style-name="T412_48"><text:s/></text:span><text:span text:style-name="T412_49">sin</text:span><text:span text:style-name="T412_50"><text:s/></text:span><text:span text:style-name="T412_51">metterò</text:span><text:span text:style-name="T412_52"><text:s/></text:span><text:span text:style-name="T412_53">ad</text:span><text:span text:style-name="T412_54"><text:s/></text:span><text:span text:style-name="T412_55">esempio</text:span><text:span text:style-name="T412_56"><text:s/></text:span><text:span text:style-name="T412_57">oxidizing</text:span><text:span text:style-name="T412_58"><text:s/></text:span><text:span text:style-name="T412_59">compund</text:span><text:span text:style-name="T412_60">,<text:s/></text:span><text:span text:style-name="T412_61">e</text:span><text:span text:style-name="T412_62"><text:s/></text:span><text:span text:style-name="T412_63">silicon</text:span><text:span text:style-name="T412_64"><text:s/></text:span><text:span text:style-name="T412_65">nell</text:span><text:span text:style-name="T412_66">’</text:span><text:span text:style-name="T412_67">SF</text:span><text:span text:style-name="T412_68">.</text:span></text:p>
      <text:p text:style-name="P413"><text:span text:style-name="T413_1">Le</text:span><text:span text:style-name="T413_2"><text:s/></text:span><text:span text:style-name="T413_3">rotte</text:span><text:span text:style-name="T413_4"><text:s/></text:span><text:span text:style-name="T413_5">sono</text:span><text:span text:style-name="T413_6"><text:s/></text:span><text:span text:style-name="T413_7">di</text:span><text:span text:style-name="T413_8"><text:s/></text:span><text:span text:style-name="T413_9">conseguenza</text:span><text:span text:style-name="T413_10">.</text:span></text:p>
      <text:p text:style-name="P414"/>
      <text:p text:style-name="P415"><text:span text:style-name="T415_1">Se</text:span><text:span text:style-name="T415_2"><text:s/></text:span><text:span text:style-name="T415_3">volessi</text:span><text:span text:style-name="T415_4"><text:s/></text:span><text:span text:style-name="T415_5">potrei</text:span><text:span text:style-name="T415_6"><text:s/></text:span><text:span text:style-name="T415_7">aggiungere</text:span><text:span text:style-name="T415_8"><text:s/></text:span><text:span text:style-name="T415_9">fabbriche</text:span><text:span text:style-name="T415_10"><text:s/></text:span><text:span text:style-name="T415_11">P</text:span><text:span text:style-name="T415_12">3<text:s/>(</text:span><text:span text:style-name="T415_13">es</text:span><text:span text:style-name="T415_14">.4<text:s/></text:span><text:span text:style-name="T415_15">AIF</text:span><text:span text:style-name="T415_16"><text:s/></text:span><text:span text:style-name="T415_17">Neocoms</text:span><text:span text:style-name="T415_18"><text:s/></text:span><text:span text:style-name="T415_19">in</text:span><text:span text:style-name="T415_20"><text:s/></text:span><text:span text:style-name="T415_21">questo</text:span><text:span text:style-name="T415_22"><text:s/></text:span><text:span text:style-name="T415_23">caso</text:span><text:span text:style-name="T415_24">),<text:s/></text:span><text:span text:style-name="T415_25">in</text:span><text:span text:style-name="T415_26"><text:s/></text:span><text:span text:style-name="T415_27">numero</text:span><text:span text:style-name="T415_28"><text:s/></text:span><text:span text:style-name="T415_29">pari</text:span><text:span text:style-name="T415_30"><text:s/></text:span><text:span text:style-name="T415_31">a</text:span><text:span text:style-name="T415_32"><text:s/>8<text:s/></text:span><text:span text:style-name="T415_33">AIF</text:span><text:span text:style-name="T415_34">/2<text:s/>=<text:s/>4<text:s/></text:span><text:span text:style-name="T415_35">AIF</text:span><text:span text:style-name="T415_36"><text:s/>(</text:span><text:span text:style-name="T415_37">una</text:span><text:span text:style-name="T415_38"><text:s/></text:span><text:span text:style-name="T415_39">fabbrica</text:span><text:span text:style-name="T415_40"><text:s/></text:span><text:span text:style-name="T415_41">P</text:span><text:span text:style-name="T415_42">3<text:s/></text:span><text:span text:style-name="T415_43">ogni</text:span><text:span text:style-name="T415_44"><text:s/></text:span><text:span text:style-name="T415_45">due</text:span><text:span text:style-name="T415_46"><text:s/></text:span><text:span text:style-name="T415_47">di</text:span><text:span text:style-name="T415_48"><text:s/></text:span><text:span text:style-name="T415_49">P</text:span><text:span text:style-name="T415_50">2<text:s/></text:span><text:span text:style-name="T415_51">per</text:span><text:span text:style-name="T415_52"><text:s/></text:span><text:span text:style-name="T415_53">tipo</text:span><text:span text:style-name="T415_54">).</text:span></text:p>
      <text:p text:style-name="P416"><text:span text:style-name="T416_1">Le</text:span><text:span text:style-name="T416_2"><text:s/></text:span><text:span text:style-name="T416_3">posso</text:span><text:span text:style-name="T416_4"><text:s/></text:span><text:span text:style-name="T416_5">mettere</text:span><text:span text:style-name="T416_6"><text:s/></text:span><text:span text:style-name="T416_7">fisicamente</text:span><text:span text:style-name="T416_8"><text:s/></text:span><text:span text:style-name="T416_9">dal</text:span><text:span text:style-name="T416_10"><text:s/></text:span><text:span text:style-name="T416_11">buco</text:span><text:span text:style-name="T416_12"><text:s/></text:span><text:span text:style-name="T416_13">rimasto</text:span><text:span text:style-name="T416_14"><text:s/></text:span><text:span text:style-name="T416_15">in</text:span><text:span text:style-name="T416_16"><text:s/></text:span><text:span text:style-name="T416_17">alto</text:span><text:span text:style-name="T416_18"><text:s/></text:span><text:span text:style-name="T416_19">in</text:span><text:span text:style-name="T416_20"><text:s/></text:span><text:span text:style-name="T416_21">su</text:span><text:span text:style-name="T416_22">.</text:span></text:p>
      <text:p text:style-name="P417"><text:span text:style-name="T417_1">Da</text:span><text:span text:style-name="T417_2"><text:s/></text:span><text:span text:style-name="T417_3">LP</text:span><text:span text:style-name="T417_4"><text:s/></text:span><text:span text:style-name="T417_5">sin</text:span><text:span text:style-name="T417_6"><text:s/></text:span><text:span text:style-name="T417_7">porterò</text:span><text:span text:style-name="T417_8"><text:s/></text:span><text:span text:style-name="T417_9">biocells</text:span><text:span text:style-name="T417_10"><text:s/></text:span><text:span text:style-name="T417_11">su</text:span><text:span text:style-name="T417_12"><text:s/></text:span><text:span text:style-name="T417_13">tutte</text:span><text:span text:style-name="T417_14"><text:s/>4<text:s/></text:span><text:span text:style-name="T417_15">le</text:span><text:span text:style-name="T417_16"><text:s/></text:span><text:span text:style-name="T417_17">fabbriche</text:span><text:span text:style-name="T417_18"><text:s/></text:span><text:span text:style-name="T417_19">AIF</text:span><text:span text:style-name="T417_20"><text:s/></text:span><text:span text:style-name="T417_21">P</text:span><text:span text:style-name="T417_22">3<text:s/></text:span><text:span text:style-name="T417_23">e</text:span><text:span text:style-name="T417_24"><text:s/></text:span><text:span text:style-name="T417_25">da</text:span><text:span text:style-name="T417_26"><text:s/></text:span><text:span text:style-name="T417_27">LP</text:span><text:span text:style-name="T417_28"><text:s/></text:span><text:span text:style-name="T417_29">sin</text:span><text:span text:style-name="T417_30"><text:s/></text:span><text:span text:style-name="T417_31">porterò</text:span><text:span text:style-name="T417_32"><text:s/></text:span><text:span text:style-name="T417_33">Silicate</text:span><text:span text:style-name="T417_34"><text:s/></text:span><text:span text:style-name="T417_35">glass</text:span><text:span text:style-name="T417_36"><text:s/></text:span><text:span text:style-name="T417_37">su</text:span><text:span text:style-name="T417_38"><text:s/></text:span><text:span text:style-name="T417_39">tutte</text:span><text:span text:style-name="T417_40"><text:s/>4<text:s/></text:span><text:span text:style-name="T417_41">le</text:span><text:span text:style-name="T417_42"><text:s/></text:span><text:span text:style-name="T417_43">fabbriche</text:span><text:span text:style-name="T417_44"><text:s/></text:span><text:span text:style-name="T417_45">P</text:span><text:span text:style-name="T417_46">3.<text:s/></text:span><text:span text:style-name="T417_47">Gli</text:span><text:span text:style-name="T417_48"><text:s/></text:span><text:span text:style-name="T417_49">output</text:span><text:span text:style-name="T417_50"><text:s/></text:span><text:span text:style-name="T417_51">di</text:span><text:span text:style-name="T417_52"><text:s/></text:span><text:span text:style-name="T417_53">due</text:span><text:span text:style-name="T417_54"><text:s/></text:span><text:span text:style-name="T417_55">fabbriche</text:span><text:span text:style-name="T417_56"><text:s/></text:span><text:span text:style-name="T417_57">saranno</text:span><text:span text:style-name="T417_58"><text:s/></text:span><text:span text:style-name="T417_59">su</text:span><text:span text:style-name="T417_60"><text:s/></text:span><text:span text:style-name="T417_61">LP</text:span><text:span text:style-name="T417_62"><text:s/></text:span><text:span text:style-name="T417_63">sin</text:span><text:span text:style-name="T417_64"><text:s/></text:span><text:span text:style-name="T417_65">mentre</text:span><text:span text:style-name="T417_66"><text:s/></text:span><text:span text:style-name="T417_67">le</text:span><text:span text:style-name="T417_68"><text:s/></text:span><text:span text:style-name="T417_69">altre</text:span><text:span text:style-name="T417_70"><text:s/></text:span><text:span text:style-name="T417_71">due</text:span><text:span text:style-name="T417_72"><text:s/></text:span><text:span text:style-name="T417_73">porteranno</text:span><text:span text:style-name="T417_74"><text:s/></text:span><text:span text:style-name="T417_75">P</text:span><text:span text:style-name="T417_76">3<text:s/></text:span><text:span text:style-name="T417_77">a</text:span><text:span text:style-name="T417_78"><text:s/></text:span><text:span text:style-name="T417_79">LP</text:span><text:span text:style-name="T417_80"><text:s/></text:span><text:span text:style-name="T417_81">dex</text:span><text:span text:style-name="T417_82">.</text:span></text:p>
      <text:p text:style-name="P418"/>
      <text:p text:style-name="P419"><text:span text:style-name="T419_1">Se</text:span><text:span text:style-name="T419_2"><text:s/></text:span><text:span text:style-name="T419_3">invece</text:span><text:span text:style-name="T419_4"><text:s/></text:span><text:span text:style-name="T419_5">di</text:span><text:span text:style-name="T419_6"><text:s/></text:span><text:span text:style-name="T419_7">fare</text:span><text:span text:style-name="T419_8"><text:s/></text:span><text:span text:style-name="T419_9">P</text:span><text:span text:style-name="T419_10">3<text:s/></text:span><text:span text:style-name="T419_11">volessi</text:span><text:span text:style-name="T419_12"><text:s/></text:span><text:span text:style-name="T419_13">rimanere</text:span><text:span text:style-name="T419_14"><text:s/></text:span><text:span text:style-name="T419_15">sulla</text:span><text:span text:style-name="T419_16"><text:s/></text:span><text:span text:style-name="T419_17">P</text:span><text:span text:style-name="T419_18">2<text:s/>(</text:span><text:span text:style-name="T419_19">di</text:span><text:span text:style-name="T419_20"><text:s/></text:span><text:span text:style-name="T419_21">biocells</text:span><text:span text:style-name="T419_22"><text:s/></text:span><text:span text:style-name="T419_23">ad</text:span><text:span text:style-name="T419_24"><text:s/></text:span><text:span text:style-name="T419_25">esempio</text:span><text:span text:style-name="T419_26">)<text:s/></text:span><text:span text:style-name="T419_27">potrei</text:span><text:span text:style-name="T419_28"><text:s/></text:span><text:span text:style-name="T419_29">usare</text:span><text:span text:style-name="T419_30"><text:s/></text:span><text:span text:style-name="T419_31">la</text:span><text:span text:style-name="T419_32"><text:s/></text:span><text:span text:style-name="T419_33">CPU</text:span><text:span text:style-name="T419_34">/</text:span><text:span text:style-name="T419_35">Power</text:span><text:span text:style-name="T419_36"><text:s/></text:span><text:span text:style-name="T419_37">rimasta</text:span><text:span text:style-name="T419_38"><text:s/></text:span><text:span text:style-name="T419_39">per</text:span><text:span text:style-name="T419_40"><text:s/></text:span><text:span text:style-name="T419_41">fare</text:span><text:span text:style-name="T419_42"><text:s/></text:span><text:span text:style-name="T419_43">estrazione</text:span><text:span text:style-name="T419_44"><text:s/></text:span><text:span text:style-name="T419_45">extra</text:span><text:span text:style-name="T419_46"><text:s/></text:span><text:span text:style-name="T419_47">su</text:span><text:span text:style-name="T419_48"><text:s/></text:span><text:span text:style-name="T419_49">questo</text:span><text:span text:style-name="T419_50"><text:s/></text:span><text:span text:style-name="T419_51">pianeta</text:span><text:span text:style-name="T419_52">.</text:span></text:p>
      <text:p text:style-name="P420"><text:span text:style-name="T420_1">In</text:span><text:span text:style-name="T420_2"><text:s/></text:span><text:span text:style-name="T420_3">questo</text:span><text:span text:style-name="T420_4"><text:s/></text:span><text:span text:style-name="T420_5">caso</text:span><text:span text:style-name="T420_6"><text:s/></text:span><text:span text:style-name="T420_7">devo</text:span><text:span text:style-name="T420_8"><text:s/></text:span><text:span text:style-name="T420_9">vedere</text:span><text:span text:style-name="T420_10"><text:s/></text:span><text:span text:style-name="T420_11">quale</text:span><text:span text:style-name="T420_12"><text:s/></text:span><text:span text:style-name="T420_13">dei</text:span><text:span text:style-name="T420_14"><text:s/></text:span><text:span text:style-name="T420_15">due</text:span><text:span text:style-name="T420_16"><text:s/></text:span><text:span text:style-name="T420_17">P</text:span><text:span text:style-name="T420_18">1<text:s/></text:span><text:span text:style-name="T420_19">sia</text:span><text:span text:style-name="T420_20"><text:s/></text:span><text:span text:style-name="T420_21">costantemente</text:span><text:span text:style-name="T420_22"><text:s/></text:span><text:span text:style-name="T420_23">inferiore</text:span><text:span text:style-name="T420_24"><text:s/></text:span><text:span text:style-name="T420_25">all</text:span><text:span text:style-name="T420_26">’</text:span><text:span text:style-name="T420_27">altro</text:span><text:span text:style-name="T420_28"><text:s/></text:span><text:span text:style-name="T420_29">e</text:span><text:span text:style-name="T420_30"><text:s/></text:span><text:span text:style-name="T420_31">scegliere</text:span><text:span text:style-name="T420_32"><text:s/></text:span><text:span text:style-name="T420_33">un</text:span><text:span text:style-name="T420_34"><text:s/></text:span><text:span text:style-name="T420_35">pianeta</text:span><text:span text:style-name="T420_36"><text:s/></text:span><text:span text:style-name="T420_37">ed</text:span><text:span text:style-name="T420_38"><text:s/></text:span><text:span text:style-name="T420_39">un</text:span><text:span text:style-name="T420_40"><text:s/></text:span><text:span text:style-name="T420_41">punto</text:span><text:span text:style-name="T420_42"><text:s/></text:span><text:span text:style-name="T420_43">adatto</text:span><text:span text:style-name="T420_44"><text:s/></text:span><text:span text:style-name="T420_45">all</text:span><text:span text:style-name="T420_46">’</text:span><text:span text:style-name="T420_47">estrazione</text:span><text:span text:style-name="T420_48"><text:s/></text:span><text:span text:style-name="T420_49">di</text:span><text:span text:style-name="T420_50"><text:s/></text:span><text:span text:style-name="T420_51">quel</text:span><text:span text:style-name="T420_52"><text:s/></text:span><text:span text:style-name="T420_53">materiale</text:span><text:span text:style-name="T420_54">.</text:span></text:p>
      <text:p text:style-name="P421"><text:span text:style-name="T421_1">Se</text:span><text:span text:style-name="T421_2"><text:s/></text:span><text:span text:style-name="T421_3">uno</text:span><text:span text:style-name="T421_4"><text:s/></text:span><text:span text:style-name="T421_5">dei</text:span><text:span text:style-name="T421_6"><text:s/></text:span><text:span text:style-name="T421_7">due</text:span><text:span text:style-name="T421_8"><text:s/></text:span><text:span text:style-name="T421_9">materiali</text:span><text:span text:style-name="T421_10"><text:s/></text:span><text:span text:style-name="T421_11">P</text:span><text:span text:style-name="T421_12">1<text:s/></text:span><text:span text:style-name="T421_13">è</text:span><text:span text:style-name="T421_14"><text:s/></text:span><text:span text:style-name="T421_15">sotto</text:span><text:span text:style-name="T421_16"><text:s/></text:span><text:span text:style-name="T421_17">gli</text:span><text:span text:style-name="T421_18"><text:s/>84.000<text:s/></text:span><text:span text:style-name="T421_19">unità</text:span><text:span text:style-name="T421_20"><text:s/></text:span><text:span text:style-name="T421_21">P</text:span><text:span text:style-name="T421_22">0/</text:span><text:span text:style-name="T421_23">ora</text:span><text:span text:style-name="T421_24"><text:s/></text:span><text:span text:style-name="T421_25">bastano</text:span><text:span text:style-name="T421_26"><text:s/>14<text:s/></text:span><text:span text:style-name="T421_27">AIF</text:span><text:span text:style-name="T421_28">,<text:s/></text:span><text:span text:style-name="T421_29">se</text:span><text:span text:style-name="T421_30"><text:s/></text:span><text:span text:style-name="T421_31">sotto</text:span><text:span text:style-name="T421_32"><text:s/>72.000<text:s/></text:span><text:span text:style-name="T421_33">ne</text:span><text:span text:style-name="T421_34"><text:s/></text:span><text:span text:style-name="T421_35">bastano</text:span><text:span text:style-name="T421_36"><text:s/>12<text:s/></text:span><text:span text:style-name="T421_37">AIF</text:span><text:span text:style-name="T421_38">.<text:s/></text:span><text:span text:style-name="T421_39">Con</text:span><text:span text:style-name="T421_40"><text:s/>14<text:s/></text:span><text:span text:style-name="T421_41">o</text:span><text:span text:style-name="T421_42"><text:s/>12<text:s/></text:span><text:span text:style-name="T421_43">fabbriche</text:span><text:span text:style-name="T421_44"><text:s/></text:span><text:span text:style-name="T421_45">o</text:span><text:span text:style-name="T421_46"><text:s/></text:span><text:span text:style-name="T421_47">anche</text:span><text:span text:style-name="T421_48"><text:s/></text:span><text:span text:style-name="T421_49">con</text:span><text:span text:style-name="T421_50"><text:s/>16<text:s/></text:span><text:span text:style-name="T421_51">e</text:span><text:span text:style-name="T421_52"><text:s/></text:span><text:span text:style-name="T421_53">skills</text:span><text:span text:style-name="T421_54"><text:s/></text:span><text:span text:style-name="T421_55">CCU</text:span><text:span text:style-name="T421_56"><text:s/></text:span><text:span text:style-name="T421_57">a</text:span><text:span text:style-name="T421_58"><text:s/>5<text:s/></text:span><text:span text:style-name="T421_59">è</text:span><text:span text:style-name="T421_60"><text:s/></text:span><text:span text:style-name="T421_61">possibile</text:span><text:span text:style-name="T421_62"><text:s/></text:span><text:span text:style-name="T421_63">mettere</text:span><text:span text:style-name="T421_64"><text:s/></text:span><text:span text:style-name="T421_65">una</text:span><text:span text:style-name="T421_66"><text:s/></text:span><text:span text:style-name="T421_67">ECU</text:span><text:span text:style-name="T421_68"><text:s/></text:span><text:span text:style-name="T421_69">con</text:span><text:span text:style-name="T421_70"><text:s/></text:span><text:span text:style-name="T421_71">uno</text:span><text:span text:style-name="T421_72"><text:s/></text:span><text:span text:style-name="T421_73">o</text:span><text:span text:style-name="T421_74"><text:s/></text:span><text:span text:style-name="T421_75">due</text:span><text:span text:style-name="T421_76"><text:s/></text:span><text:span text:style-name="T421_77">estrattori</text:span><text:span text:style-name="T421_78"><text:s/></text:span><text:span text:style-name="T421_79">e</text:span><text:span text:style-name="T421_80"><text:s/></text:span><text:span text:style-name="T421_81">una</text:span><text:span text:style-name="T421_82"><text:s/></text:span><text:span text:style-name="T421_83">o</text:span><text:span text:style-name="T421_84"><text:s/></text:span><text:span text:style-name="T421_85">due</text:span><text:span text:style-name="T421_86"><text:s/></text:span><text:span text:style-name="T421_87">BIF</text:span><text:span text:style-name="T421_88"><text:s/>(</text:span><text:span text:style-name="T421_89">a</text:span><text:span text:style-name="T421_90"><text:s/></text:span><text:span text:style-name="T421_91">seconda</text:span><text:span text:style-name="T421_92"><text:s/></text:span><text:span text:style-name="T421_93">del</text:span><text:span text:style-name="T421_94"><text:s/></text:span><text:span text:style-name="T421_95">power</text:span><text:span text:style-name="T421_96"><text:s/></text:span><text:span text:style-name="T421_97">rimasto</text:span><text:span text:style-name="T421_98">,<text:s/></text:span><text:span text:style-name="T421_99">ricordandosi</text:span><text:span text:style-name="T421_100"><text:s/></text:span><text:span text:style-name="T421_101">di</text:span><text:span text:style-name="T421_102"><text:s/></text:span><text:span text:style-name="T421_103">non</text:span><text:span text:style-name="T421_104"><text:s/></text:span><text:span text:style-name="T421_105">eccedere</text:span><text:span text:style-name="T421_106"><text:s/></text:span><text:span text:style-name="T421_107">i</text:span><text:span text:style-name="T421_108"><text:s/>6000<text:s/></text:span><text:span text:style-name="T421_109">P</text:span><text:span text:style-name="T421_110">0/</text:span><text:span text:style-name="T421_111">ora</text:span><text:span text:style-name="T421_112"><text:s/></text:span><text:span text:style-name="T421_113">per</text:span><text:span text:style-name="T421_114"><text:s/></text:span><text:span text:style-name="T421_115">fabbrica</text:span><text:span text:style-name="T421_116">).</text:span></text:p>
      <text:p text:style-name="P422"><text:span text:style-name="T422_1">Se</text:span><text:span text:style-name="T422_2"><text:s/></text:span><text:span text:style-name="T422_3">c</text:span><text:span text:style-name="T422_4">’</text:span><text:span text:style-name="T422_5">è</text:span><text:span text:style-name="T422_6"><text:s/></text:span><text:span text:style-name="T422_7">una</text:span><text:span text:style-name="T422_8"><text:s/></text:span><text:span text:style-name="T422_9">sola</text:span><text:span text:style-name="T422_10"><text:s/></text:span><text:span text:style-name="T422_11">BIF</text:span><text:span text:style-name="T422_12"><text:s/></text:span><text:span text:style-name="T422_13">potrei</text:span><text:span text:style-name="T422_14"><text:s/></text:span><text:span text:style-name="T422_15">addiritura</text:span><text:span text:style-name="T422_16"><text:s/></text:span><text:span text:style-name="T422_17">spedire</text:span><text:span text:style-name="T422_18"><text:s/></text:span><text:span text:style-name="T422_19">la</text:span><text:span text:style-name="T422_20"><text:s/></text:span><text:span text:style-name="T422_21">P</text:span><text:span text:style-name="T422_22">0<text:s/></text:span><text:span text:style-name="T422_23">in</text:span><text:span text:style-name="T422_24"><text:s/></text:span><text:span text:style-name="T422_25">fabbrica</text:span><text:span text:style-name="T422_26"><text:s/></text:span><text:span text:style-name="T422_27">direttamente</text:span><text:span text:style-name="T422_28">,<text:s/></text:span><text:span text:style-name="T422_29">ma</text:span><text:span text:style-name="T422_30"><text:s/></text:span><text:span text:style-name="T422_31">se</text:span><text:span text:style-name="T422_32"><text:s/></text:span><text:span text:style-name="T422_33">ho</text:span><text:span text:style-name="T422_34"><text:s/></text:span><text:span text:style-name="T422_35">due</text:span><text:span text:style-name="T422_36"><text:s/></text:span><text:span text:style-name="T422_37">BIF</text:span><text:span text:style-name="T422_38"><text:s/></text:span><text:span text:style-name="T422_39">devo</text:span><text:span text:style-name="T422_40"><text:s/></text:span><text:span text:style-name="T422_41">passare</text:span><text:span text:style-name="T422_42"><text:s/></text:span><text:span text:style-name="T422_43">da</text:span><text:span text:style-name="T422_44"><text:s/></text:span><text:span text:style-name="T422_45">un</text:span><text:span text:style-name="T422_46"><text:s/></text:span><text:span text:style-name="T422_47">magazzino</text:span><text:span text:style-name="T422_48">.<text:s/></text:span><text:span text:style-name="T422_49">Ho</text:span><text:span text:style-name="T422_50"><text:s/></text:span><text:span text:style-name="T422_51">varie</text:span><text:span text:style-name="T422_52"><text:s/></text:span><text:span text:style-name="T422_53">opzioni</text:span><text:span text:style-name="T422_54">:<text:s/></text:span></text:p>
      <text:list text:style-name="LS29" xml:id="list107">
        <text:list-item>
          <text:p text:style-name="P423"><text:span text:style-name="T423_1">ho</text:span><text:span text:style-name="T423_2"><text:s/></text:span><text:span text:style-name="T423_3">il</text:span><text:span text:style-name="T423_4"><text:s/></text:span><text:span text:style-name="T423_5">power</text:span><text:span text:style-name="T423_6"><text:s/></text:span><text:span text:style-name="T423_7">necessario</text:span><text:span text:style-name="T423_8"><text:s/></text:span><text:span text:style-name="T423_9">per</text:span><text:span text:style-name="T423_10"><text:s/></text:span><text:span text:style-name="T423_11">un</text:span><text:span text:style-name="T423_12"><text:s/></text:span><text:span text:style-name="T423_13">magazzino</text:span><text:span text:style-name="T423_14"><text:s/></text:span><text:span text:style-name="T423_15">supplementare</text:span><text:span text:style-name="T423_16"><text:s/>(</text:span><text:span text:style-name="T423_17">non</text:span><text:span text:style-name="T423_18"><text:s/></text:span><text:span text:style-name="T423_19">capita</text:span><text:span text:style-name="T423_20"><text:s/></text:span><text:span text:style-name="T423_21">quasi</text:span><text:span text:style-name="T423_22"><text:s/></text:span><text:span text:style-name="T423_23">mai</text:span><text:span text:style-name="T423_24">)</text:span></text:p>
        </text:list-item>
        <text:list-item>
          <text:p text:style-name="P424"><text:span text:style-name="T424_1">uso</text:span><text:span text:style-name="T424_2"><text:s/></text:span><text:span text:style-name="T424_3">uno</text:span><text:span text:style-name="T424_4"><text:s/></text:span><text:span text:style-name="T424_5">spazioporto</text:span><text:span text:style-name="T424_6"><text:s/></text:span><text:span text:style-name="T424_7">esistente</text:span><text:span text:style-name="T424_8"><text:s/></text:span><text:span text:style-name="T424_9">come</text:span><text:span text:style-name="T424_10"><text:s/></text:span><text:span text:style-name="T424_11">appoggio</text:span><text:span text:style-name="T424_12"><text:s/></text:span><text:span text:style-name="T424_13">e</text:span><text:span text:style-name="T424_14"><text:s/></text:span><text:span text:style-name="T424_15">magari</text:span><text:span text:style-name="T424_16"><text:s/></text:span><text:span text:style-name="T424_17">uso</text:span><text:span text:style-name="T424_18"><text:s/></text:span><text:span text:style-name="T424_19">questo</text:span><text:span text:style-name="T424_20"><text:s/></text:span><text:span text:style-name="T424_21">spazioporto</text:span><text:span text:style-name="T424_22"><text:s/></text:span><text:span text:style-name="T424_23">per</text:span><text:span text:style-name="T424_24"><text:s/></text:span><text:span text:style-name="T424_25">sole</text:span><text:span text:style-name="T424_26"><text:s/>4<text:s/></text:span><text:span text:style-name="T424_27">fabbriche</text:span><text:span text:style-name="T424_28"><text:s/></text:span><text:span text:style-name="T424_29">anzichè</text:span><text:span text:style-name="T424_30"><text:s/>8,<text:s/></text:span><text:span text:style-name="T424_31">caricando</text:span><text:span text:style-name="T424_32"><text:s/></text:span><text:span text:style-name="T424_33">il</text:span><text:span text:style-name="T424_34"><text:s/></text:span><text:span text:style-name="T424_35">secondo</text:span><text:span text:style-name="T424_36"><text:s/></text:span><text:span text:style-name="T424_37">LP</text:span><text:span text:style-name="T424_38"><text:s/></text:span><text:span text:style-name="T424_39">a</text:span><text:span text:style-name="T424_40"><text:s/>12<text:s/>(</text:span><text:span text:style-name="T424_41">non</text:span><text:span text:style-name="T424_42"><text:s/></text:span><text:span text:style-name="T424_43">ci</text:span><text:span text:style-name="T424_44"><text:s/></text:span><text:span text:style-name="T424_45">son</text:span><text:span text:style-name="T424_46"><text:s/></text:span><text:span text:style-name="T424_47">problemi</text:span><text:span text:style-name="T424_48">).<text:s/></text:span><text:span text:style-name="T424_49">Questo</text:span><text:span text:style-name="T424_50"><text:s/></text:span><text:span text:style-name="T424_51">comporta</text:span><text:span text:style-name="T424_52"><text:s/></text:span><text:span text:style-name="T424_53">il</text:span><text:span text:style-name="T424_54"><text:s/></text:span><text:span text:style-name="T424_55">dover</text:span><text:span text:style-name="T424_56"><text:s/></text:span><text:span text:style-name="T424_57">rivedere</text:span><text:span text:style-name="T424_58"><text:s/></text:span><text:span text:style-name="T424_59">le</text:span><text:span text:style-name="T424_60"><text:s/></text:span><text:span text:style-name="T424_61">rotte</text:span><text:span text:style-name="T424_62"><text:s/></text:span><text:span text:style-name="T424_63">e</text:span><text:span text:style-name="T424_64"><text:s/></text:span><text:span text:style-name="T424_65">l</text:span><text:span text:style-name="T424_66">’</text:span><text:span text:style-name="T424_67">ingresso</text:span><text:span text:style-name="T424_68"><text:s/></text:span><text:span text:style-name="T424_69">dei</text:span><text:span text:style-name="T424_70"><text:s/></text:span><text:span text:style-name="T424_71">materiali</text:span><text:span text:style-name="T424_72"><text:s/></text:span><text:span text:style-name="T424_73">suddivisi</text:span><text:span text:style-name="T424_74"><text:s/></text:span><text:span text:style-name="T424_75">in</text:span><text:span text:style-name="T424_76"><text:s/></text:span><text:span text:style-name="T424_77">proporzione</text:span><text:span text:style-name="T424_78"><text:s/></text:span><text:span text:style-name="T424_79">alle</text:span><text:span text:style-name="T424_80"><text:s/></text:span><text:span text:style-name="T424_81">fabbriche</text:span><text:span text:style-name="T424_82"><text:s/></text:span><text:span text:style-name="T424_83">servite</text:span><text:span text:style-name="T424_84">.<text:s/></text:span><text:span text:style-name="T424_85">Facendo</text:span><text:span text:style-name="T424_86"><text:s/></text:span><text:span text:style-name="T424_87">così</text:span><text:span text:style-name="T424_88"><text:s/></text:span><text:span text:style-name="T424_89">libero</text:span><text:span text:style-name="T424_90"><text:s/></text:span><text:span text:style-name="T424_91">maggiormente</text:span><text:span text:style-name="T424_92"><text:s/></text:span><text:span text:style-name="T424_93">un</text:span><text:span text:style-name="T424_94"><text:s/></text:span><text:span text:style-name="T424_95">LP</text:span><text:span text:style-name="T424_96"><text:s/></text:span><text:span text:style-name="T424_97">per</text:span><text:span text:style-name="T424_98"><text:s/></text:span><text:span text:style-name="T424_99">usarlo</text:span><text:span text:style-name="T424_100"><text:s/></text:span><text:span text:style-name="T424_101">anche</text:span><text:span text:style-name="T424_102"><text:s/></text:span><text:span text:style-name="T424_103">per</text:span><text:span text:style-name="T424_104"><text:s/></text:span><text:span text:style-name="T424_105">deposito</text:span><text:span text:style-name="T424_106"><text:s/></text:span><text:span text:style-name="T424_107">temporaneo</text:span><text:span text:style-name="T424_108"><text:s/></text:span><text:span text:style-name="T424_109">di</text:span><text:span text:style-name="T424_110"><text:s/></text:span><text:span text:style-name="T424_111">P</text:span><text:span text:style-name="T424_112">0.</text:span></text:p>
        </text:list-item>
      </text:list>
      <text:p text:style-name="P425"/>
      <text:h text:style-name="P426" text:outline-level="10"><text:bookmark-start text:name="h.5vhsnkmm8ojy"/><text:bookmark-end text:name="h.5vhsnkmm8ojy"/></text:h>
      <text:p text:style-name="P427"><text:span text:style-name="T427_1">:<text:s/></text:span><text:span text:style-name="T427_2">Configurazione</text:span><text:span text:style-name="T427_3"><text:s/></text:span><text:span text:style-name="T427_4">P</text:span><text:span text:style-name="T427_5">2<text:s/>(</text:span><text:span text:style-name="T427_6">o</text:span><text:span text:style-name="T427_7"><text:s/></text:span><text:span text:style-name="T427_8">P</text:span><text:span text:style-name="T427_9">3)</text:span><text:span text:style-name="T427_10">a</text:span><text:span text:style-name="T427_11"><text:s/></text:span><text:span text:style-name="T427_12">coppie</text:span><text:span text:style-name="T427_13"><text:s/></text:span><text:span text:style-name="T427_14">di</text:span><text:span text:style-name="T427_15"><text:s/></text:span><text:span text:style-name="T427_16">pianeti</text:span></text:p>
      <text:p text:style-name="P428"><text:span text:style-name="T428_1">Consiste</text:span><text:span text:style-name="T428_2"><text:s/></text:span><text:span text:style-name="T428_3">nel</text:span><text:span text:style-name="T428_4"><text:s/></text:span><text:span text:style-name="T428_5">produrre</text:span><text:span text:style-name="T428_6"><text:s/></text:span><text:span text:style-name="T428_7">P</text:span><text:span text:style-name="T428_8">1</text:span><text:span text:style-name="T428_9">a</text:span><text:span text:style-name="T428_10"><text:s/></text:span><text:span text:style-name="T428_11">in</text:span><text:span text:style-name="T428_12"><text:s/></text:span><text:span text:style-name="T428_13">un</text:span><text:span text:style-name="T428_14"><text:s/></text:span><text:span text:style-name="T428_15">pianeta</text:span><text:span text:style-name="T428_16">,<text:s/></text:span><text:span text:style-name="T428_17">P</text:span><text:span text:style-name="T428_18">1</text:span><text:span text:style-name="T428_19">b</text:span><text:span text:style-name="T428_20"><text:s/></text:span><text:span text:style-name="T428_21">in</text:span><text:span text:style-name="T428_22"><text:s/></text:span><text:span text:style-name="T428_23">un</text:span><text:span text:style-name="T428_24"><text:s/></text:span><text:span text:style-name="T428_25">secondo</text:span><text:span text:style-name="T428_26"><text:s/></text:span><text:span text:style-name="T428_27">pianeta</text:span><text:span text:style-name="T428_28"><text:s/></text:span><text:span text:style-name="T428_29">e</text:span><text:span text:style-name="T428_30"><text:s/></text:span><text:span text:style-name="T428_31">P</text:span><text:span text:style-name="T428_32">2<text:s/></text:span><text:span text:style-name="T428_33">in</text:span><text:span text:style-name="T428_34"><text:s/></text:span><text:span text:style-name="T428_35">entrambi</text:span><text:span text:style-name="T428_36"><text:s/></text:span><text:span text:style-name="T428_37">i</text:span><text:span text:style-name="T428_38"><text:s/></text:span><text:span text:style-name="T428_39">pianeti</text:span><text:span text:style-name="T428_40">,<text:s/></text:span><text:span text:style-name="T428_41">portando</text:span><text:span text:style-name="T428_42"><text:s/></text:span><text:span text:style-name="T428_43">l</text:span><text:span text:style-name="T428_44">’</text:span><text:span text:style-name="T428_45">eccesso</text:span><text:span text:style-name="T428_46"><text:s/></text:span><text:span text:style-name="T428_47">di</text:span><text:span text:style-name="T428_48"><text:s/></text:span><text:span text:style-name="T428_49">P</text:span><text:span text:style-name="T428_50">1</text:span><text:span text:style-name="T428_51">a</text:span><text:span text:style-name="T428_52"><text:s/></text:span><text:span text:style-name="T428_53">dove</text:span><text:span text:style-name="T428_54"><text:s/></text:span><text:span text:style-name="T428_55">si</text:span><text:span text:style-name="T428_56"><text:s/></text:span><text:span text:style-name="T428_57">produce</text:span><text:span text:style-name="T428_58"><text:s/></text:span><text:span text:style-name="T428_59">P</text:span><text:span text:style-name="T428_60">1</text:span><text:span text:style-name="T428_61">b</text:span><text:span text:style-name="T428_62"><text:s/></text:span><text:span text:style-name="T428_63">e</text:span><text:span text:style-name="T428_64"><text:s/></text:span><text:span text:style-name="T428_65">viceversa</text:span><text:span text:style-name="T428_66">.</text:span></text:p>
      <text:p text:style-name="P429"><text:span text:style-name="T429_1">Skill</text:span><text:span text:style-name="T429_2"><text:s/></text:span><text:span text:style-name="T429_3">CCU</text:span><text:span text:style-name="T429_4"><text:s/></text:span><text:span text:style-name="T429_5">a</text:span><text:span text:style-name="T429_6"><text:s/>4:</text:span></text:p>
      <text:list text:style-name="LS30" xml:id="list109">
        <text:list-item>
          <text:p text:style-name="P430"><text:span text:style-name="T430_1">1<text:s/></text:span><text:span text:style-name="T430_2">ECU</text:span></text:p>
        </text:list-item>
        <text:list-item>
          <text:p text:style-name="P431"><text:span text:style-name="T431_1">1<text:s/></text:span><text:span text:style-name="T431_2">LP</text:span><text:span text:style-name="T431_3"><text:s/>(</text:span><text:span text:style-name="T431_4">metterlo</text:span><text:span text:style-name="T431_5"><text:s/></text:span><text:span text:style-name="T431_6">attaccato</text:span><text:span text:style-name="T431_7"><text:s/></text:span><text:span text:style-name="T431_8">all</text:span><text:span text:style-name="T431_9">’</text:span><text:span text:style-name="T431_10">ECU</text:span><text:span text:style-name="T431_11"><text:s/></text:span><text:span text:style-name="T431_12">se</text:span><text:span text:style-name="T431_13"><text:s/></text:span><text:span text:style-name="T431_14">possibile</text:span><text:span text:style-name="T431_15">)</text:span></text:p>
        </text:list-item>
        <text:list-item>
          <text:p text:style-name="P432"><text:span text:style-name="T432_1">8-9<text:s/></text:span><text:span text:style-name="T432_2">EHU</text:span><text:span text:style-name="T432_3"><text:s/>(</text:span><text:span text:style-name="T432_4">target</text:span><text:span text:style-name="T432_5"><text:s/></text:span><text:span text:style-name="T432_6">di</text:span><text:span text:style-name="T432_7"><text:s/></text:span><text:span text:style-name="T432_8">produzione</text:span><text:span text:style-name="T432_9"><text:s/></text:span><text:span text:style-name="T432_10">a</text:span><text:span text:style-name="T432_11"><text:s/></text:span><text:span text:style-name="T432_12">regime</text:span><text:span text:style-name="T432_13"><text:s/>36.000-42.000<text:s/></text:span><text:span text:style-name="T432_14">unità</text:span><text:span text:style-name="T432_15">)</text:span></text:p>
        </text:list-item>
        <text:list-item>
          <text:p text:style-name="P433"><text:span text:style-name="T433_1">7<text:s/></text:span><text:span text:style-name="T433_2">BIF</text:span></text:p>
        </text:list-item>
        <text:list-item>
          <text:p text:style-name="P434"><text:span text:style-name="T434_1">3-4<text:s/></text:span><text:span text:style-name="T434_2">AIF</text:span></text:p>
        </text:list-item>
      </text:list>
      <text:p text:style-name="P435"><text:span text:style-name="T435_1">(</text:span><text:span text:style-name="T435_2">ideale</text:span><text:span text:style-name="T435_3"><text:s/></text:span><text:span text:style-name="T435_4">sarebbero</text:span><text:span text:style-name="T435_5"><text:s/>8<text:s/></text:span><text:span text:style-name="T435_6">BIF</text:span><text:span text:style-name="T435_7"><text:s/>4<text:s/></text:span><text:span text:style-name="T435_8">AIF</text:span><text:span text:style-name="T435_9"><text:s/></text:span><text:span text:style-name="T435_10">e</text:span><text:span text:style-name="T435_11"><text:s/></text:span><text:span text:style-name="T435_12">produzione</text:span><text:span text:style-name="T435_13"><text:s/></text:span><text:span text:style-name="T435_14">di</text:span><text:span text:style-name="T435_15"><text:s/>48000<text:s/></text:span><text:span text:style-name="T435_16">o</text:span><text:span text:style-name="T435_17"><text:s/></text:span><text:span text:style-name="T435_18">meno</text:span><text:span text:style-name="T435_19"><text:s/></text:span><text:span text:style-name="T435_20">ma</text:span><text:span text:style-name="T435_21"><text:s/></text:span><text:span text:style-name="T435_22">con</text:span><text:span text:style-name="T435_23"><text:s/></text:span><text:span text:style-name="T435_24">skill</text:span><text:span text:style-name="T435_25"><text:s/></text:span><text:span text:style-name="T435_26">a</text:span><text:span text:style-name="T435_27"><text:s/>4<text:s/></text:span><text:span text:style-name="T435_28">è</text:span><text:span text:style-name="T435_29"><text:s/></text:span><text:span text:style-name="T435_30">quasi</text:span><text:span text:style-name="T435_31"><text:s/></text:span><text:span text:style-name="T435_32">impossibile</text:span><text:span text:style-name="T435_33">)</text:span></text:p>
      <text:p text:style-name="P436"/>
      <text:p text:style-name="P437"/>
      <text:p text:style-name="P438"><text:span text:style-name="T438_1">Skill</text:span><text:span text:style-name="T438_2"><text:s/></text:span><text:span text:style-name="T438_3">CCU</text:span><text:span text:style-name="T438_4"><text:s/></text:span><text:span text:style-name="T438_5">a</text:span><text:span text:style-name="T438_6"><text:s/>5<text:s/></text:span><text:span text:style-name="T438_7">se</text:span><text:span text:style-name="T438_8"><text:s/></text:span><text:span text:style-name="T438_9">si</text:span><text:span text:style-name="T438_10"><text:s/></text:span><text:span text:style-name="T438_11">vuole</text:span><text:span text:style-name="T438_12"><text:s/></text:span><text:span text:style-name="T438_13">fare</text:span><text:span text:style-name="T438_14"><text:s/></text:span><text:span text:style-name="T438_15">solo</text:span><text:span text:style-name="T438_16"><text:s/></text:span><text:span text:style-name="T438_17">P</text:span><text:span text:style-name="T438_18">2:</text:span></text:p>
      <text:list text:style-name="LS31" xml:id="list114">
        <text:list-item>
          <text:p text:style-name="P439"><text:span text:style-name="T439_1">1<text:s/></text:span><text:span text:style-name="T439_2">ECU</text:span></text:p>
        </text:list-item>
        <text:list-item>
          <text:p text:style-name="P440"><text:span text:style-name="T440_1">1<text:s/></text:span><text:span text:style-name="T440_2">LP</text:span></text:p>
        </text:list-item>
        <text:list-item>
          <text:p text:style-name="P441"><text:span text:style-name="T441_1">10<text:s/></text:span><text:span text:style-name="T441_2">EHU</text:span><text:span text:style-name="T441_3"><text:s/>(</text:span><text:span text:style-name="T441_4">target</text:span><text:span text:style-name="T441_5"><text:s/>48.000<text:s/>-<text:s/>54.000)</text:span></text:p>
        </text:list-item>
        <text:list-item>
          <text:p text:style-name="P442"><text:span text:style-name="T442_1">9<text:s/></text:span><text:span text:style-name="T442_2">BIF</text:span></text:p>
        </text:list-item>
        <text:list-item>
          <text:p text:style-name="P443"><text:span text:style-name="T443_1">4-5<text:s/></text:span><text:span text:style-name="T443_2">AIF</text:span></text:p>
        </text:list-item>
      </text:list>
      <text:p text:style-name="P444"><text:span text:style-name="T444_1">potete</text:span><text:span text:style-name="T444_2"><text:s/></text:span><text:span text:style-name="T444_3">usare</text:span><text:span text:style-name="T444_4"><text:s/></text:span><text:span text:style-name="T444_5">il</text:span><text:span text:style-name="T444_6"><text:s/></text:span><text:span text:style-name="T444_7">Power</text:span><text:span text:style-name="T444_8"><text:s/></text:span><text:span text:style-name="T444_9">in</text:span><text:span text:style-name="T444_10"><text:s/></text:span><text:span text:style-name="T444_11">eccesso</text:span><text:span text:style-name="T444_12"><text:s/></text:span><text:span text:style-name="T444_13">per</text:span><text:span text:style-name="T444_14"><text:s/></text:span><text:span text:style-name="T444_15">allungare</text:span><text:span text:style-name="T444_16"><text:s/></text:span><text:span text:style-name="T444_17">il</text:span><text:span text:style-name="T444_18"><text:s/></text:span><text:span text:style-name="T444_19">link</text:span><text:span text:style-name="T444_20"><text:s/></text:span><text:span text:style-name="T444_21">ECU</text:span><text:span text:style-name="T444_22"><text:s/></text:span><text:span text:style-name="T444_23">se</text:span><text:span text:style-name="T444_24"><text:s/></text:span><text:span text:style-name="T444_25">in</text:span><text:span text:style-name="T444_26"><text:s/></text:span><text:span text:style-name="T444_27">fasi</text:span><text:span text:style-name="T444_28"><text:s/></text:span><text:span text:style-name="T444_29">successive</text:span><text:span text:style-name="T444_30"><text:s/></text:span><text:span text:style-name="T444_31">questo</text:span><text:span text:style-name="T444_32"><text:s/></text:span><text:span text:style-name="T444_33">fosse</text:span><text:span text:style-name="T444_34"><text:s/></text:span><text:span text:style-name="T444_35">necessario</text:span><text:span text:style-name="T444_36">.</text:span></text:p>
      <text:p text:style-name="P445"/>
      <text:p text:style-name="P446"><text:span text:style-name="T446_1">La</text:span><text:span text:style-name="T446_2"><text:s/></text:span><text:span text:style-name="T446_3">gestione</text:span><text:span text:style-name="T446_4"><text:s/></text:span><text:span text:style-name="T446_5">è</text:span><text:span text:style-name="T446_6"><text:s/></text:span><text:span text:style-name="T446_7">semplice</text:span><text:span text:style-name="T446_8"><text:s/></text:span><text:span text:style-name="T446_9">ma</text:span><text:span text:style-name="T446_10"><text:s/></text:span><text:span text:style-name="T446_11">diversa</text:span><text:span text:style-name="T446_12"><text:s/></text:span><text:span text:style-name="T446_13">dalle</text:span><text:span text:style-name="T446_14"><text:s/></text:span><text:span text:style-name="T446_15">precedenti</text:span><text:span text:style-name="T446_16">:<text:s/></text:span><text:span text:style-name="T446_17">al</text:span><text:span text:style-name="T446_18"><text:s/></text:span><text:span text:style-name="T446_19">primo</text:span><text:span text:style-name="T446_20"><text:s/></text:span><text:span text:style-name="T446_21">lancio</text:span><text:span text:style-name="T446_22"><text:s/></text:span><text:span text:style-name="T446_23">si</text:span><text:span text:style-name="T446_24"><text:s/></text:span><text:span text:style-name="T446_25">lasciano</text:span><text:span text:style-name="T446_26"><text:s/></text:span><text:span text:style-name="T446_27">lavorare</text:span><text:span text:style-name="T446_28"><text:s/></text:span><text:span text:style-name="T446_29">i</text:span><text:span text:style-name="T446_30"><text:s/></text:span><text:span text:style-name="T446_31">pianeti</text:span><text:span text:style-name="T446_32"><text:s/></text:span><text:span text:style-name="T446_33">per</text:span><text:span text:style-name="T446_34"><text:s/></text:span><text:span text:style-name="T446_35">il</text:span><text:span text:style-name="T446_36"><text:s/></text:span><text:span text:style-name="T446_37">tempo</text:span><text:span text:style-name="T446_38"><text:s/></text:span><text:span text:style-name="T446_39">di</text:span><text:span text:style-name="T446_40"><text:s/></text:span><text:span text:style-name="T446_41">programma</text:span><text:span text:style-name="T446_42">,<text:s/></text:span><text:span text:style-name="T446_43">si</text:span><text:span text:style-name="T446_44"><text:s/></text:span><text:span text:style-name="T446_45">passa</text:span><text:span text:style-name="T446_46"><text:s/></text:span><text:span text:style-name="T446_47">poi</text:span><text:span text:style-name="T446_48"><text:s/></text:span><text:span text:style-name="T446_49">a</text:span><text:span text:style-name="T446_50"><text:s/></text:span><text:span text:style-name="T446_51">ritirare</text:span><text:span text:style-name="T446_52"><text:s/></text:span><text:span text:style-name="T446_53">la</text:span><text:span text:style-name="T446_54"><text:s/></text:span><text:span text:style-name="T446_55">P</text:span><text:span text:style-name="T446_56">1<text:s/></text:span><text:span text:style-name="T446_57">e</text:span><text:span text:style-name="T446_58"><text:s/></text:span><text:span text:style-name="T446_59">la</text:span><text:span text:style-name="T446_60"><text:s/></text:span><text:span text:style-name="T446_61">si</text:span><text:span text:style-name="T446_62"><text:s/></text:span><text:span text:style-name="T446_63">porta</text:span><text:span text:style-name="T446_64"><text:s/></text:span><text:span text:style-name="T446_65">nell</text:span><text:span text:style-name="T446_66">’</text:span><text:span text:style-name="T446_67">altro</text:span><text:span text:style-name="T446_68"><text:s/></text:span><text:span text:style-name="T446_69">pianeta</text:span><text:span text:style-name="T446_70"><text:s/></text:span><text:span text:style-name="T446_71">e</text:span><text:span text:style-name="T446_72"><text:s/></text:span><text:span text:style-name="T446_73">viceversa</text:span><text:span text:style-name="T446_74"><text:s/>(</text:span><text:span text:style-name="T446_75">si</text:span><text:span text:style-name="T446_76"><text:s/></text:span><text:span text:style-name="T446_77">torna</text:span><text:span text:style-name="T446_78"><text:s/></text:span><text:span text:style-name="T446_79">indietro</text:span><text:span text:style-name="T446_80"><text:s/></text:span><text:span text:style-name="T446_81">con</text:span><text:span text:style-name="T446_82"><text:s/></text:span><text:span text:style-name="T446_83">l</text:span><text:span text:style-name="T446_84">’</text:span><text:span text:style-name="T446_85">industrial</text:span><text:span text:style-name="T446_86">).<text:s/></text:span><text:span text:style-name="T446_87">Ad</text:span><text:span text:style-name="T446_88"><text:s/></text:span><text:span text:style-name="T446_89">ogni</text:span><text:span text:style-name="T446_90"><text:s/></text:span><text:span text:style-name="T446_91">riavvio</text:span><text:span text:style-name="T446_92"><text:s/></text:span><text:span text:style-name="T446_93">degli</text:span><text:span text:style-name="T446_94"><text:s/></text:span><text:span text:style-name="T446_95">estrattori</text:span><text:span text:style-name="T446_96"><text:s/></text:span><text:span text:style-name="T446_97">si</text:span><text:span text:style-name="T446_98"><text:s/></text:span><text:span text:style-name="T446_99">porta</text:span><text:span text:style-name="T446_100"><text:s/></text:span><text:span text:style-name="T446_101">via</text:span><text:span text:style-name="T446_102"><text:s/></text:span><text:span text:style-name="T446_103">la</text:span><text:span text:style-name="T446_104"><text:s/></text:span><text:span text:style-name="T446_105">P</text:span><text:span text:style-name="T446_106">1<text:s/></text:span><text:span text:style-name="T446_107">rimasta</text:span><text:span text:style-name="T446_108"><text:s/></text:span><text:span text:style-name="T446_109">prodotta</text:span><text:span text:style-name="T446_110"><text:s/></text:span><text:span text:style-name="T446_111">in</text:span><text:span text:style-name="T446_112"><text:s/></text:span><text:span text:style-name="T446_113">loco</text:span><text:span text:style-name="T446_114"><text:s/></text:span><text:span text:style-name="T446_115">e</text:span><text:span text:style-name="T446_116"><text:s/></text:span><text:span text:style-name="T446_117">la</text:span><text:span text:style-name="T446_118"><text:s/></text:span><text:span text:style-name="T446_119">si</text:span><text:span text:style-name="T446_120"><text:s/></text:span><text:span text:style-name="T446_121">porta</text:span><text:span text:style-name="T446_122"><text:s/></text:span><text:span text:style-name="T446_123">dall</text:span><text:span text:style-name="T446_124">’</text:span><text:span text:style-name="T446_125">altra</text:span><text:span text:style-name="T446_126"><text:s/></text:span><text:span text:style-name="T446_127">parte</text:span><text:span text:style-name="T446_128"><text:s/></text:span><text:span text:style-name="T446_129">per</text:span><text:span text:style-name="T446_130"><text:s/></text:span><text:span text:style-name="T446_131">entrambi</text:span><text:span text:style-name="T446_132"><text:s/></text:span><text:span text:style-name="T446_133">i</text:span><text:span text:style-name="T446_134"><text:s/></text:span><text:span text:style-name="T446_135">pianeti</text:span><text:span text:style-name="T446_136">.<text:s/></text:span><text:span text:style-name="T446_137">Ovviamente</text:span><text:span text:style-name="T446_138"><text:s/></text:span><text:span text:style-name="T446_139">prima</text:span><text:span text:style-name="T446_140"><text:s/></text:span><text:span text:style-name="T446_141">si</text:span><text:span text:style-name="T446_142"><text:s/></text:span><text:span text:style-name="T446_143">ritira</text:span><text:span text:style-name="T446_144"><text:s/></text:span><text:span text:style-name="T446_145">la</text:span><text:span text:style-name="T446_146"><text:s/></text:span><text:span text:style-name="T446_147">P</text:span><text:span text:style-name="T446_148">2<text:s/></text:span><text:span text:style-name="T446_149">prodotta</text:span><text:span text:style-name="T446_150">.</text:span></text:p>
      <text:p text:style-name="P447"><text:span text:style-name="T447_1">Esempio</text:span><text:span text:style-name="T447_2">:<text:s/></text:span><text:span text:style-name="T447_3">Biocells</text:span><text:span text:style-name="T447_4"><text:s/></text:span><text:span text:style-name="T447_5">vedi</text:span><text:span text:style-name="T447_6"><text:s/></text:span><text:span text:style-name="T447_7">sopra</text:span><text:span text:style-name="T447_8">.</text:span></text:p>
      <text:p text:style-name="P448"><text:span text:style-name="T448_1">Pianeta</text:span><text:span text:style-name="T448_2"><text:s/>1<text:s/></text:span><text:span text:style-name="T448_3">estrae</text:span><text:span text:style-name="T448_4"><text:s/></text:span><text:span text:style-name="T448_5">carbon</text:span><text:span text:style-name="T448_6"><text:s/></text:span><text:span text:style-name="T448_7">compound</text:span><text:span text:style-name="T448_8">-&gt;</text:span><text:span text:style-name="T448_9">biofuels</text:span><text:span text:style-name="T448_10"><text:s/></text:span><text:span text:style-name="T448_11">e</text:span><text:span text:style-name="T448_12"><text:s/></text:span><text:span text:style-name="T448_13">dopo</text:span><text:span text:style-name="T448_14"><text:s/>2<text:s/></text:span><text:span text:style-name="T448_15">giorni</text:span><text:span text:style-name="T448_16"><text:s/></text:span><text:span text:style-name="T448_17">ne</text:span><text:span text:style-name="T448_18"><text:s/></text:span><text:span text:style-name="T448_19">avrà</text:span><text:span text:style-name="T448_20"><text:s/>13000<text:s/></text:span><text:span text:style-name="T448_21">ad</text:span><text:span text:style-name="T448_22"><text:s/></text:span><text:span text:style-name="T448_23">esempio</text:span></text:p>
      <text:p text:style-name="P449"><text:span text:style-name="T449_1">Pianeta</text:span><text:span text:style-name="T449_2"><text:s/>2<text:s/></text:span><text:span text:style-name="T449_3">estrae</text:span><text:span text:style-name="T449_4"><text:s/></text:span><text:span text:style-name="T449_5">noble</text:span><text:span text:style-name="T449_6"><text:s/></text:span><text:span text:style-name="T449_7">metals</text:span><text:span text:style-name="T449_8">-&gt;</text:span><text:span text:style-name="T449_9">precious</text:span><text:span text:style-name="T449_10"><text:s/></text:span><text:span text:style-name="T449_11">metals</text:span><text:span text:style-name="T449_12"><text:s/></text:span><text:span text:style-name="T449_13">e</text:span><text:span text:style-name="T449_14"><text:s/></text:span><text:span text:style-name="T449_15">dopo</text:span><text:span text:style-name="T449_16"><text:s/>2<text:s/></text:span><text:span text:style-name="T449_17">giorni</text:span><text:span text:style-name="T449_18"><text:s/></text:span><text:span text:style-name="T449_19">ne</text:span><text:span text:style-name="T449_20"><text:s/></text:span><text:span text:style-name="T449_21">avrà</text:span><text:span text:style-name="T449_22"><text:s/>13000</text:span></text:p>
      <text:p text:style-name="P450"><text:span text:style-name="T450_1">Su</text:span><text:span text:style-name="T450_2"><text:s/></text:span><text:span text:style-name="T450_3">entrambi</text:span><text:span text:style-name="T450_4"><text:s/></text:span><text:span text:style-name="T450_5">i</text:span><text:span text:style-name="T450_6"><text:s/></text:span><text:span text:style-name="T450_7">pianeti</text:span><text:span text:style-name="T450_8"><text:s/></text:span><text:span text:style-name="T450_9">ci</text:span><text:span text:style-name="T450_10"><text:s/></text:span><text:span text:style-name="T450_11">sono</text:span><text:span text:style-name="T450_12"><text:s/>3-4<text:s/></text:span><text:span text:style-name="T450_13">fabbriche</text:span><text:span text:style-name="T450_14"><text:s/></text:span><text:span text:style-name="T450_15">P</text:span><text:span text:style-name="T450_16">2<text:s/></text:span><text:span text:style-name="T450_17">di</text:span><text:span text:style-name="T450_18"><text:s/></text:span><text:span text:style-name="T450_19">biofuels</text:span><text:span text:style-name="T450_20"><text:s/></text:span><text:span text:style-name="T450_21">che</text:span><text:span text:style-name="T450_22"><text:s/></text:span><text:span text:style-name="T450_23">non</text:span><text:span text:style-name="T450_24"><text:s/></text:span><text:span text:style-name="T450_25">sono</text:span><text:span text:style-name="T450_26"><text:s/></text:span><text:span text:style-name="T450_27">partite</text:span><text:span text:style-name="T450_28"><text:s/></text:span><text:span text:style-name="T450_29">al</text:span><text:span text:style-name="T450_30"><text:s/></text:span><text:span text:style-name="T450_31">primo</text:span><text:span text:style-name="T450_32"><text:s/></text:span><text:span text:style-name="T450_33">lancio</text:span><text:span text:style-name="T450_34"><text:s/></text:span><text:span text:style-name="T450_35">per</text:span><text:span text:style-name="T450_36"><text:s/></text:span><text:span text:style-name="T450_37">assenza</text:span><text:span text:style-name="T450_38"><text:s/></text:span><text:span text:style-name="T450_39">di</text:span><text:span text:style-name="T450_40"><text:s/></text:span><text:span text:style-name="T450_41">un</text:span><text:span text:style-name="T450_42"><text:s/></text:span><text:span text:style-name="T450_43">componente</text:span><text:span text:style-name="T450_44"><text:s/></text:span><text:span text:style-name="T450_45">P</text:span><text:span text:style-name="T450_46">1<text:s/>(</text:span><text:span text:style-name="T450_47">quello</text:span><text:span text:style-name="T450_48"><text:s/></text:span><text:span text:style-name="T450_49">dell</text:span><text:span text:style-name="T450_50">’</text:span><text:span text:style-name="T450_51">altro</text:span><text:span text:style-name="T450_52"><text:s/></text:span><text:span text:style-name="T450_53">pianeta</text:span><text:span text:style-name="T450_54">).<text:s/></text:span><text:span text:style-name="T450_55">Prendiamo</text:span><text:span text:style-name="T450_56"><text:s/></text:span><text:span text:style-name="T450_57">metà</text:span><text:span text:style-name="T450_58"><text:s/></text:span><text:span text:style-name="T450_59">del</text:span><text:span text:style-name="T450_60"><text:s/></text:span><text:span text:style-name="T450_61">biofuel</text:span><text:span text:style-name="T450_62"><text:s/></text:span><text:span text:style-name="T450_63">dal</text:span><text:span text:style-name="T450_64"><text:s/></text:span><text:span text:style-name="T450_65">pianeta</text:span><text:span text:style-name="T450_66"><text:s/>1<text:s/></text:span><text:span text:style-name="T450_67">e</text:span><text:span text:style-name="T450_68"><text:s/></text:span><text:span text:style-name="T450_69">lo</text:span><text:span text:style-name="T450_70"><text:s/></text:span><text:span text:style-name="T450_71">portiamo</text:span><text:span text:style-name="T450_72"><text:s/></text:span><text:span text:style-name="T450_73">al</text:span><text:span text:style-name="T450_74"><text:s/></text:span><text:span text:style-name="T450_75">pianeta</text:span><text:span text:style-name="T450_76"><text:s/>2,<text:s/></text:span><text:span text:style-name="T450_77">porto</text:span><text:span text:style-name="T450_78"><text:s/></text:span><text:span text:style-name="T450_79">invece</text:span><text:span text:style-name="T450_80"><text:s/></text:span><text:span text:style-name="T450_81">metà</text:span><text:span text:style-name="T450_82"><text:s/></text:span><text:span text:style-name="T450_83">del</text:span><text:span text:style-name="T450_84"><text:s/></text:span><text:span text:style-name="T450_85">precious</text:span><text:span text:style-name="T450_86"><text:s/></text:span><text:span text:style-name="T450_87">metals</text:span><text:span text:style-name="T450_88"><text:s/></text:span><text:span text:style-name="T450_89">sal</text:span><text:span text:style-name="T450_90"><text:s/></text:span><text:span text:style-name="T450_91">pianeta</text:span><text:span text:style-name="T450_92"><text:s/>2<text:s/></text:span><text:span text:style-name="T450_93">al</text:span><text:span text:style-name="T450_94"><text:s/></text:span><text:span text:style-name="T450_95">pianeta</text:span><text:span text:style-name="T450_96"><text:s/>1<text:s/>(</text:span><text:span text:style-name="T450_97">ricordatevi</text:span><text:span text:style-name="T450_98"><text:s/></text:span><text:span text:style-name="T450_99">ovviamente</text:span><text:span text:style-name="T450_100"><text:s/></text:span><text:span text:style-name="T450_101">le</text:span><text:span text:style-name="T450_102"><text:s/></text:span><text:span text:style-name="T450_103">rotte</text:span><text:span text:style-name="T450_104"><text:s/></text:span><text:span text:style-name="T450_105">per</text:span><text:span text:style-name="T450_106"><text:s/></text:span><text:span text:style-name="T450_107">le</text:span><text:span text:style-name="T450_108"><text:s/></text:span><text:span text:style-name="T450_109">AIF</text:span><text:span text:style-name="T450_110">).<text:s/></text:span><text:span text:style-name="T450_111">Alla</text:span><text:span text:style-name="T450_112"><text:s/></text:span><text:span text:style-name="T450_113">fine</text:span><text:span text:style-name="T450_114"><text:s/></text:span><text:span text:style-name="T450_115">del</text:span><text:span text:style-name="T450_116"><text:s/></text:span><text:span text:style-name="T450_117">secondo</text:span><text:span text:style-name="T450_118"><text:s/></text:span><text:span text:style-name="T450_119">programma</text:span><text:span text:style-name="T450_120"><text:s/></text:span><text:span text:style-name="T450_121">avrò</text:span><text:span text:style-name="T450_122"><text:s/></text:span><text:span text:style-name="T450_123">prodotto</text:span><text:span text:style-name="T450_124"><text:s/></text:span><text:span text:style-name="T450_125">P</text:span><text:span text:style-name="T450_126">2<text:s/>(</text:span><text:span text:style-name="T450_127">dai</text:span><text:span text:style-name="T450_128"><text:s/>6500<text:s/></text:span><text:span text:style-name="T450_129">del</text:span><text:span text:style-name="T450_130"><text:s/></text:span><text:span text:style-name="T450_131">P</text:span><text:span text:style-name="T450_132">1<text:s/></text:span><text:span text:style-name="T450_133">che</text:span><text:span text:style-name="T450_134"><text:s/></text:span><text:span text:style-name="T450_135">ho</text:span><text:span text:style-name="T450_136"><text:s/></text:span><text:span text:style-name="T450_137">portato</text:span><text:span text:style-name="T450_138"><text:s/></text:span><text:span text:style-name="T450_139">e</text:span><text:span text:style-name="T450_140"><text:s/>6500<text:s/></text:span><text:span text:style-name="T450_141">del</text:span><text:span text:style-name="T450_142"><text:s/></text:span><text:span text:style-name="T450_143">prodotto</text:span><text:span text:style-name="T450_144"><text:s/></text:span><text:span text:style-name="T450_145">che</text:span><text:span text:style-name="T450_146"><text:s/></text:span><text:span text:style-name="T450_147">avevo</text:span><text:span text:style-name="T450_148"><text:s/></text:span><text:span text:style-name="T450_149">e</text:span><text:span text:style-name="T450_150"><text:s/></text:span><text:span text:style-name="T450_151">che</text:span><text:span text:style-name="T450_152"><text:s/></text:span><text:span text:style-name="T450_153">produco</text:span><text:span text:style-name="T450_154"><text:s/></text:span><text:span text:style-name="T450_155">in</text:span><text:span text:style-name="T450_156"><text:s/></text:span><text:span text:style-name="T450_157">loco</text:span><text:span text:style-name="T450_158">),<text:s/></text:span><text:span text:style-name="T450_159">più</text:span><text:span text:style-name="T450_160"><text:s/></text:span><text:span text:style-name="T450_161">di</text:span><text:span text:style-name="T450_162"><text:s/></text:span><text:span text:style-name="T450_163">nuovo</text:span><text:span text:style-name="T450_164"><text:s/>13.000<text:s/></text:span><text:span text:style-name="T450_165">P</text:span><text:span text:style-name="T450_166">1<text:s/></text:span><text:span text:style-name="T450_167">prodotti</text:span><text:span text:style-name="T450_168"><text:s/></text:span><text:span text:style-name="T450_169">in</text:span><text:span text:style-name="T450_170"><text:s/></text:span><text:span text:style-name="T450_171">loco</text:span><text:span text:style-name="T450_172">.<text:s/></text:span><text:span text:style-name="T450_173">Ripeto</text:span><text:span text:style-name="T450_174"><text:s/></text:span><text:span text:style-name="T450_175">la</text:span><text:span text:style-name="T450_176"><text:s/></text:span><text:span text:style-name="T450_177">cosa</text:span><text:span text:style-name="T450_178"><text:s/></text:span><text:span text:style-name="T450_179">come</text:span><text:span text:style-name="T450_180"><text:s/></text:span><text:span text:style-name="T450_181">se</text:span><text:span text:style-name="T450_182"><text:s/></text:span><text:span text:style-name="T450_183">fosse</text:span><text:span text:style-name="T450_184"><text:s/></text:span><text:span text:style-name="T450_185">la</text:span><text:span text:style-name="T450_186"><text:s/></text:span><text:span text:style-name="T450_187">prima</text:span><text:span text:style-name="T450_188"><text:s/></text:span><text:span text:style-name="T450_189">volta</text:span><text:span text:style-name="T450_190"><text:s/></text:span><text:span text:style-name="T450_191">salvo</text:span><text:span text:style-name="T450_192"><text:s/></text:span><text:span text:style-name="T450_193">prelevare</text:span><text:span text:style-name="T450_194"><text:s/></text:span><text:span text:style-name="T450_195">la</text:span><text:span text:style-name="T450_196"><text:s/></text:span><text:span text:style-name="T450_197">P</text:span><text:span text:style-name="T450_198">2<text:s/></text:span><text:span text:style-name="T450_199">prima</text:span><text:span text:style-name="T450_200"><text:s/></text:span><text:span text:style-name="T450_201">di</text:span><text:span text:style-name="T450_202"><text:s/></text:span><text:span text:style-name="T450_203">importare</text:span><text:span text:style-name="T450_204"><text:s/></text:span><text:span text:style-name="T450_205">materiale</text:span><text:span text:style-name="T450_206"><text:s/></text:span><text:span text:style-name="T450_207">P</text:span><text:span text:style-name="T450_208">1.</text:span></text:p>
      <text:p text:style-name="P451"/>
      <text:p text:style-name="P452"><text:span text:style-name="T452_1">Se</text:span><text:span text:style-name="T452_2"><text:s/></text:span><text:span text:style-name="T452_3">si</text:span><text:span text:style-name="T452_4"><text:s/></text:span><text:span text:style-name="T452_5">vuole</text:span><text:span text:style-name="T452_6"><text:s/></text:span><text:span text:style-name="T452_7">produrre</text:span><text:span text:style-name="T452_8"><text:s/></text:span><text:span text:style-name="T452_9">P</text:span><text:span text:style-name="T452_10">3<text:s/></text:span><text:span text:style-name="T452_11">con</text:span><text:span text:style-name="T452_12"><text:s/></text:span><text:span text:style-name="T452_13">questa</text:span><text:span text:style-name="T452_14"><text:s/></text:span><text:span text:style-name="T452_15">configurazione</text:span><text:span text:style-name="T452_16"><text:s/></text:span><text:span text:style-name="T452_17">lo</text:span><text:span text:style-name="T452_18"><text:s/></text:span><text:span text:style-name="T452_19">si</text:span><text:span text:style-name="T452_20"><text:s/></text:span><text:span text:style-name="T452_21">può</text:span><text:span text:style-name="T452_22"><text:s/></text:span><text:span text:style-name="T452_23">fare</text:span><text:span text:style-name="T452_24"><text:s/></text:span><text:span text:style-name="T452_25">in</text:span><text:span text:style-name="T452_26"><text:s/>4-6<text:s/></text:span><text:span text:style-name="T452_27">pianeti</text:span><text:span text:style-name="T452_28">,<text:s/>4<text:s/></text:span><text:span text:style-name="T452_29">per</text:span><text:span text:style-name="T452_30"><text:s/></text:span><text:span text:style-name="T452_31">i</text:span><text:span text:style-name="T452_32"><text:s/></text:span><text:span text:style-name="T452_33">P</text:span><text:span text:style-name="T452_34">3<text:s/></text:span><text:span text:style-name="T452_35">con</text:span><text:span text:style-name="T452_36"><text:s/></text:span><text:span text:style-name="T452_37">solo</text:span><text:span text:style-name="T452_38"><text:s/></text:span><text:span text:style-name="T452_39">due</text:span><text:span text:style-name="T452_40"><text:s/></text:span><text:span text:style-name="T452_41">P</text:span><text:span text:style-name="T452_42">2<text:s/></text:span><text:span text:style-name="T452_43">in</text:span><text:span text:style-name="T452_44"><text:s/></text:span><text:span text:style-name="T452_45">ingresso</text:span><text:span text:style-name="T452_46">,<text:s/>6<text:s/></text:span><text:span text:style-name="T452_47">per</text:span><text:span text:style-name="T452_48"><text:s/></text:span><text:span text:style-name="T452_49">i</text:span><text:span text:style-name="T452_50"><text:s/></text:span><text:span text:style-name="T452_51">pianeti</text:span><text:span text:style-name="T452_52"><text:s/></text:span><text:span text:style-name="T452_53">con</text:span><text:span text:style-name="T452_54"><text:s/>3<text:s/></text:span><text:span text:style-name="T452_55">P</text:span><text:span text:style-name="T452_56">2<text:s/></text:span><text:span text:style-name="T452_57">in</text:span><text:span text:style-name="T452_58"><text:s/></text:span><text:span text:style-name="T452_59">ingresso</text:span><text:span text:style-name="T452_60"><text:s/>(</text:span><text:span text:style-name="T452_61">quindi</text:span><text:span text:style-name="T452_62"><text:s/></text:span><text:span text:style-name="T452_63">è</text:span><text:span text:style-name="T452_64"><text:s/></text:span><text:span text:style-name="T452_65">necessaria</text:span><text:span text:style-name="T452_66"><text:s/></text:span><text:span text:style-name="T452_67">Interplanetary</text:span><text:span text:style-name="T452_68"><text:s/></text:span><text:span text:style-name="T452_69">consolidation</text:span><text:span text:style-name="T452_70"><text:s/></text:span><text:span text:style-name="T452_71">a</text:span><text:span text:style-name="T452_72"><text:s/>5<text:s/></text:span><text:span text:style-name="T452_73">per</text:span><text:span text:style-name="T452_74"><text:s/></text:span><text:span text:style-name="T452_75">questi</text:span><text:span text:style-name="T452_76"><text:s/></text:span><text:span text:style-name="T452_77">ultimi</text:span><text:span text:style-name="T452_78">).</text:span></text:p>
      <text:p text:style-name="P453"><text:span text:style-name="T453_1">Anche</text:span><text:span text:style-name="T453_2"><text:s/></text:span><text:span text:style-name="T453_3">CCU</text:span><text:span text:style-name="T453_4"><text:s/></text:span><text:span text:style-name="T453_5">è</text:span><text:span text:style-name="T453_6"><text:s/></text:span><text:span text:style-name="T453_7">consigliata</text:span><text:span text:style-name="T453_8"><text:s/></text:span><text:span text:style-name="T453_9">a</text:span><text:span text:style-name="T453_10"><text:s/>5<text:s/></text:span><text:span text:style-name="T453_11">in</text:span><text:span text:style-name="T453_12"><text:s/></text:span><text:span text:style-name="T453_13">quanto</text:span><text:span text:style-name="T453_14"><text:s/></text:span><text:span text:style-name="T453_15">si</text:span><text:span text:style-name="T453_16"><text:s/></text:span><text:span text:style-name="T453_17">è</text:span><text:span text:style-name="T453_18"><text:s/></text:span><text:span text:style-name="T453_19">in</text:span><text:span text:style-name="T453_20"><text:s/></text:span><text:span text:style-name="T453_21">carenza</text:span><text:span text:style-name="T453_22"><text:s/></text:span><text:span text:style-name="T453_23">di</text:span><text:span text:style-name="T453_24"><text:s/></text:span><text:span text:style-name="T453_25">Power</text:span><text:span text:style-name="T453_26"><text:s/></text:span><text:span text:style-name="T453_27">con</text:span><text:span text:style-name="T453_28"><text:s/></text:span><text:span text:style-name="T453_29">skill</text:span><text:span text:style-name="T453_30"><text:s/></text:span><text:span text:style-name="T453_31">a</text:span><text:span text:style-name="T453_32"><text:s/>4<text:s/></text:span><text:span text:style-name="T453_33">e</text:span><text:span text:style-name="T453_34"><text:s/></text:span><text:span text:style-name="T453_35">si</text:span><text:span text:style-name="T453_36"><text:s/></text:span><text:span text:style-name="T453_37">è</text:span><text:span text:style-name="T453_38"><text:s/></text:span><text:span text:style-name="T453_39">costretti</text:span><text:span text:style-name="T453_40"><text:s/></text:span><text:span text:style-name="T453_41">a</text:span><text:span text:style-name="T453_42"><text:s/></text:span><text:span text:style-name="T453_43">togliere</text:span><text:span text:style-name="T453_44"><text:s/></text:span><text:span text:style-name="T453_45">estrattori</text:span><text:span text:style-name="T453_46">.</text:span></text:p>
      <text:p text:style-name="P454"/>
      <text:p text:style-name="P455"><text:span text:style-name="T455_1">skill</text:span><text:span text:style-name="T455_2"><text:s/></text:span><text:span text:style-name="T455_3">CCU</text:span><text:span text:style-name="T455_4"><text:s/></text:span><text:span text:style-name="T455_5">a</text:span><text:span text:style-name="T455_6"><text:s/>4,<text:s/></text:span><text:span text:style-name="T455_7">IC</text:span><text:span text:style-name="T455_8"><text:s/></text:span><text:span text:style-name="T455_9">a</text:span><text:span text:style-name="T455_10"><text:s/>4,<text:s/></text:span><text:span text:style-name="T455_11">P</text:span><text:span text:style-name="T455_12">3<text:s/></text:span><text:span text:style-name="T455_13">derivante</text:span><text:span text:style-name="T455_14"><text:s/></text:span><text:span text:style-name="T455_15">da</text:span><text:span text:style-name="T455_16"><text:s/>2<text:s/></text:span><text:span text:style-name="T455_17">P</text:span><text:span text:style-name="T455_18">2:</text:span></text:p>
      <text:p text:style-name="P456"><text:span text:style-name="T456_1">-<text:s/>1<text:s/></text:span><text:span text:style-name="T456_2">ECU</text:span></text:p>
      <text:p text:style-name="P457"><text:span text:style-name="T457_1">-<text:s/>7/8<text:s/></text:span><text:span text:style-name="T457_2">EHU</text:span><text:span text:style-name="T457_3"><text:s/>(</text:span><text:span text:style-name="T457_4">target</text:span><text:span text:style-name="T457_5"><text:s/>42000<text:s/></text:span><text:span text:style-name="T457_6">per</text:span><text:span text:style-name="T457_7"><text:s/>7<text:s/></text:span><text:span text:style-name="T457_8">BIF</text:span><text:span text:style-name="T457_9">,<text:s/>48000<text:s/></text:span><text:span text:style-name="T457_10">per</text:span><text:span text:style-name="T457_11"><text:s/>8<text:s/></text:span><text:span text:style-name="T457_12">BIF</text:span><text:span text:style-name="T457_13">)</text:span></text:p>
      <text:p text:style-name="P458"><text:span text:style-name="T458_1">-<text:s/>7/8<text:s/></text:span><text:span text:style-name="T458_2">BIF</text:span></text:p>
      <text:p text:style-name="P459"><text:span text:style-name="T459_1">-<text:s/>3/4<text:s/></text:span><text:span text:style-name="T459_2">AIF</text:span><text:span text:style-name="T459_3"><text:s/></text:span><text:span text:style-name="T459_4">P</text:span><text:span text:style-name="T459_5">2</text:span></text:p>
      <text:p text:style-name="P460"><text:span text:style-name="T460_1">-<text:s/>0/1<text:s/></text:span><text:span text:style-name="T460_2">AIF</text:span><text:span text:style-name="T460_3"><text:s/></text:span><text:span text:style-name="T460_4">P</text:span><text:span text:style-name="T460_5">3</text:span></text:p>
      <text:p text:style-name="P461"><text:span text:style-name="T461_1">Priorità</text:span><text:span text:style-name="T461_2"><text:s/></text:span><text:span text:style-name="T461_3">opzioni</text:span><text:span text:style-name="T461_4">:<text:s/>1)</text:span><text:span text:style-name="T461_5">BIF</text:span><text:span text:style-name="T461_6"><text:s/>8<text:s/></text:span><text:span text:style-name="T461_7">se</text:span><text:span text:style-name="T461_8"><text:s/>48000<text:s/></text:span><text:span text:style-name="T461_9">poi</text:span><text:span text:style-name="T461_10"><text:s/></text:span><text:span text:style-name="T461_11">EHU</text:span><text:span text:style-name="T461_12"><text:s/></text:span><text:span text:style-name="T461_13">fino</text:span><text:span text:style-name="T461_14"><text:s/></text:span><text:span text:style-name="T461_15">a</text:span><text:span text:style-name="T461_16"><text:s/>8,<text:s/></text:span><text:span text:style-name="T461_17">poi</text:span><text:span text:style-name="T461_18"><text:s/></text:span><text:span text:style-name="T461_19">BIF</text:span><text:span text:style-name="T461_20"><text:s/>8<text:s/></text:span><text:span text:style-name="T461_21">comunque</text:span><text:span text:style-name="T461_22">,<text:s/></text:span><text:span text:style-name="T461_23">poi</text:span><text:span text:style-name="T461_24"><text:s/></text:span><text:span text:style-name="T461_25">AIF</text:span><text:span text:style-name="T461_26"><text:s/>4.</text:span></text:p>
      <text:p text:style-name="P462"/>
      <text:p text:style-name="P463"><text:span text:style-name="T463_1">Nota</text:span><text:span text:style-name="T463_2">:</text:span><text:span text:style-name="T463_3">il</text:span><text:span text:style-name="T463_4"><text:s/></text:span><text:span text:style-name="T463_5">numero</text:span><text:span text:style-name="T463_6"><text:s/></text:span><text:span text:style-name="T463_7">dei</text:span><text:span text:style-name="T463_8"><text:s/></text:span><text:span text:style-name="T463_9">AIF</text:span><text:span text:style-name="T463_10"><text:s/></text:span><text:span text:style-name="T463_11">P</text:span><text:span text:style-name="T463_12">3<text:s/></text:span><text:span text:style-name="T463_13">su</text:span><text:span text:style-name="T463_14"><text:s/></text:span><text:span text:style-name="T463_15">tutti</text:span><text:span text:style-name="T463_16"><text:s/></text:span><text:span text:style-name="T463_17">i</text:span><text:span text:style-name="T463_18"><text:s/></text:span><text:span text:style-name="T463_19">pianeti</text:span><text:span text:style-name="T463_20"><text:s/></text:span><text:span text:style-name="T463_21">è</text:span><text:span text:style-name="T463_22"><text:s/></text:span><text:span text:style-name="T463_23">il</text:span><text:span text:style-name="T463_24"><text:s/></text:span><text:span text:style-name="T463_25">minimo</text:span><text:span text:style-name="T463_26"><text:s/></text:span><text:span text:style-name="T463_27">degli</text:span><text:span text:style-name="T463_28"><text:s/></text:span><text:span text:style-name="T463_29">AIF</text:span><text:span text:style-name="T463_30"><text:s/></text:span><text:span text:style-name="T463_31">su</text:span><text:span text:style-name="T463_32"><text:s/></text:span><text:span text:style-name="T463_33">singolo</text:span><text:span text:style-name="T463_34"><text:s/></text:span><text:span text:style-name="T463_35">P</text:span><text:span text:style-name="T463_36">2<text:s/></text:span><text:span text:style-name="T463_37">su</text:span><text:span text:style-name="T463_38"><text:s/></text:span><text:span text:style-name="T463_39">tutti</text:span><text:span text:style-name="T463_40"><text:s/></text:span><text:span text:style-name="T463_41">i</text:span><text:span text:style-name="T463_42"><text:s/></text:span><text:span text:style-name="T463_43">pianeti</text:span><text:span text:style-name="T463_44"><text:s/></text:span><text:span text:style-name="T463_45">diviso</text:span><text:span text:style-name="T463_46"><text:s/></text:span><text:span text:style-name="T463_47">per</text:span><text:span text:style-name="T463_48"><text:s/>2<text:s/></text:span><text:span text:style-name="T463_49">per</text:span><text:span text:style-name="T463_50"><text:s/></text:span><text:span text:style-name="T463_51">eccesso</text:span><text:span text:style-name="T463_52">.<text:s/></text:span><text:span text:style-name="T463_53">Es</text:span><text:span text:style-name="T463_54">.<text:s/></text:span><text:span text:style-name="T463_55">se</text:span><text:span text:style-name="T463_56"><text:s/></text:span><text:span text:style-name="T463_57">ho</text:span><text:span text:style-name="T463_58"><text:s/>7<text:s/></text:span><text:span text:style-name="T463_59">AIF</text:span><text:span text:style-name="T463_60"><text:s/></text:span><text:span text:style-name="T463_61">che</text:span><text:span text:style-name="T463_62"><text:s/></text:span><text:span text:style-name="T463_63">fanno</text:span><text:span text:style-name="T463_64"><text:s/></text:span><text:span text:style-name="T463_65">biocells</text:span><text:span text:style-name="T463_66"><text:s/></text:span><text:span text:style-name="T463_67">e</text:span><text:span text:style-name="T463_68"><text:s/>6<text:s/></text:span><text:span text:style-name="T463_69">AIF</text:span><text:span text:style-name="T463_70"><text:s/></text:span><text:span text:style-name="T463_71">che</text:span><text:span text:style-name="T463_72"><text:s/></text:span><text:span text:style-name="T463_73">fanno</text:span><text:span text:style-name="T463_74"><text:s/></text:span><text:span text:style-name="T463_75">silicate</text:span><text:span text:style-name="T463_76"><text:s/></text:span><text:span text:style-name="T463_77">glass</text:span><text:span text:style-name="T463_78"><text:s/></text:span><text:span text:style-name="T463_79">il</text:span><text:span text:style-name="T463_80"><text:s/></text:span><text:span text:style-name="T463_81">minimo</text:span><text:span text:style-name="T463_82"><text:s/></text:span><text:span text:style-name="T463_83">è</text:span><text:span text:style-name="T463_84"><text:s/>6,<text:s/></text:span><text:span text:style-name="T463_85">che</text:span><text:span text:style-name="T463_86"><text:s/></text:span><text:span text:style-name="T463_87">diviso</text:span><text:span text:style-name="T463_88"><text:s/></text:span><text:span text:style-name="T463_89">per</text:span><text:span text:style-name="T463_90"><text:s/>2<text:s/></text:span><text:span text:style-name="T463_91">per</text:span><text:span text:style-name="T463_92"><text:s/></text:span><text:span text:style-name="T463_93">eccesso</text:span><text:span text:style-name="T463_94"><text:s/></text:span><text:span text:style-name="T463_95">fa</text:span><text:span text:style-name="T463_96"><text:s/>3.<text:s/></text:span><text:span text:style-name="T463_97">Mi</text:span><text:span text:style-name="T463_98"><text:s/></text:span><text:span text:style-name="T463_99">serviranno</text:span><text:span text:style-name="T463_100"><text:s/>3<text:s/></text:span><text:span text:style-name="T463_101">AIF</text:span><text:span text:style-name="T463_102"><text:s/></text:span><text:span text:style-name="T463_103">P</text:span><text:span text:style-name="T463_104">2<text:s/></text:span><text:span text:style-name="T463_105">sui</text:span><text:span text:style-name="T463_106"><text:s/>4<text:s/></text:span><text:span text:style-name="T463_107">pianeti</text:span><text:span text:style-name="T463_108">,<text:s/></text:span><text:span text:style-name="T463_109">quindi</text:span><text:span text:style-name="T463_110"><text:s/>3<text:s/></text:span><text:span text:style-name="T463_111">pianeti</text:span><text:span text:style-name="T463_112"><text:s/></text:span><text:span text:style-name="T463_113">avranno</text:span><text:span text:style-name="T463_114"><text:s/></text:span><text:span text:style-name="T463_115">AIF</text:span><text:span text:style-name="T463_116"><text:s/></text:span><text:span text:style-name="T463_117">P</text:span><text:span text:style-name="T463_118">3<text:s/></text:span><text:span text:style-name="T463_119">ed</text:span><text:span text:style-name="T463_120"><text:s/></text:span><text:span text:style-name="T463_121">uno</text:span><text:span text:style-name="T463_122"><text:s/></text:span><text:span text:style-name="T463_123">no</text:span><text:span text:style-name="T463_124">.<text:s/></text:span><text:span text:style-name="T463_125">Tipicamente</text:span><text:span text:style-name="T463_126"><text:s/></text:span><text:span text:style-name="T463_127">se</text:span><text:span text:style-name="T463_128"><text:s/></text:span><text:span text:style-name="T463_129">si</text:span><text:span text:style-name="T463_130"><text:s/></text:span><text:span text:style-name="T463_131">possono</text:span><text:span text:style-name="T463_132"><text:s/></text:span><text:span text:style-name="T463_133">avere</text:span><text:span text:style-name="T463_134"><text:s/></text:span><text:span text:style-name="T463_135">pianeti</text:span><text:span text:style-name="T463_136"><text:s/></text:span><text:span text:style-name="T463_137">senza</text:span><text:span text:style-name="T463_138"><text:s/></text:span><text:span text:style-name="T463_139">AIF</text:span><text:span text:style-name="T463_140"><text:s/></text:span><text:span text:style-name="T463_141">P</text:span><text:span text:style-name="T463_142">3<text:s/></text:span><text:span text:style-name="T463_143">si</text:span><text:span text:style-name="T463_144"><text:s/></text:span><text:span text:style-name="T463_145">sceglie</text:span><text:span text:style-name="T463_146"><text:s/></text:span><text:span text:style-name="T463_147">di</text:span><text:span text:style-name="T463_148"><text:s/></text:span><text:span text:style-name="T463_149">non</text:span><text:span text:style-name="T463_150"><text:s/></text:span><text:span text:style-name="T463_151">metterli</text:span><text:span text:style-name="T463_152"><text:s/></text:span><text:span text:style-name="T463_153">nei</text:span><text:span text:style-name="T463_154"><text:s/></text:span><text:span text:style-name="T463_155">pianeti</text:span><text:span text:style-name="T463_156"><text:s/></text:span><text:span text:style-name="T463_157">con</text:span><text:span text:style-name="T463_158"><text:s/></text:span><text:span text:style-name="T463_159">la</text:span><text:span text:style-name="T463_160"><text:s/></text:span><text:span text:style-name="T463_161">risorsa</text:span><text:span text:style-name="T463_162"><text:s/></text:span><text:span text:style-name="T463_163">più</text:span><text:span text:style-name="T463_164"><text:s/></text:span><text:span text:style-name="T463_165">scarsa</text:span><text:span text:style-name="T463_166">,<text:s/></text:span><text:span text:style-name="T463_167">per</text:span><text:span text:style-name="T463_168"><text:s/></text:span><text:span text:style-name="T463_169">usare</text:span><text:span text:style-name="T463_170"><text:s/></text:span><text:span text:style-name="T463_171">quel</text:span><text:span text:style-name="T463_172"><text:s/></text:span><text:span text:style-name="T463_173">power</text:span><text:span text:style-name="T463_174"><text:s/></text:span><text:span text:style-name="T463_175">risparmiato</text:span><text:span text:style-name="T463_176"><text:s/></text:span><text:span text:style-name="T463_177">per</text:span><text:span text:style-name="T463_178"><text:s/></text:span><text:span text:style-name="T463_179">tentare</text:span><text:span text:style-name="T463_180"><text:s/></text:span><text:span text:style-name="T463_181">di</text:span><text:span text:style-name="T463_182"><text:s/></text:span><text:span text:style-name="T463_183">migliorare</text:span><text:span text:style-name="T463_184"><text:s/></text:span><text:span text:style-name="T463_185">la</text:span><text:span text:style-name="T463_186"><text:s/></text:span><text:span text:style-name="T463_187">produzione</text:span><text:span text:style-name="T463_188"><text:s/></text:span><text:span text:style-name="T463_189">del</text:span><text:span text:style-name="T463_190"><text:s/></text:span><text:span text:style-name="T463_191">P</text:span><text:span text:style-name="T463_192">1<text:s/></text:span><text:span text:style-name="T463_193">scarso</text:span><text:span text:style-name="T463_194">.</text:span></text:p>
      <text:p text:style-name="P464"/>
      <text:p text:style-name="P465"><text:span text:style-name="T465_1">Skill</text:span><text:span text:style-name="T465_2"><text:s/></text:span><text:span text:style-name="T465_3">CCU</text:span><text:span text:style-name="T465_4"><text:s/></text:span><text:span text:style-name="T465_5">a</text:span><text:span text:style-name="T465_6"><text:s/>5,<text:s/></text:span><text:span text:style-name="T465_7">IC</text:span><text:span text:style-name="T465_8"><text:s/></text:span><text:span text:style-name="T465_9">a</text:span><text:span text:style-name="T465_10"><text:s/>5,<text:s/></text:span><text:span text:style-name="T465_11">P</text:span><text:span text:style-name="T465_12">3<text:s/></text:span><text:span text:style-name="T465_13">derivante</text:span><text:span text:style-name="T465_14"><text:s/></text:span><text:span text:style-name="T465_15">da</text:span><text:span text:style-name="T465_16"><text:s/>3<text:s/></text:span><text:span text:style-name="T465_17">P</text:span><text:span text:style-name="T465_18">2.</text:span></text:p>
      <text:list text:style-name="LS32" xml:id="list119">
        <text:list-item>
          <text:p text:style-name="P466"><text:span text:style-name="T466_1">1<text:s/></text:span><text:span text:style-name="T466_2">ECU</text:span></text:p>
        </text:list-item>
        <text:list-item>
          <text:p text:style-name="P467"><text:span text:style-name="T467_1">9<text:s/></text:span><text:span text:style-name="T467_2">EHU</text:span><text:span text:style-name="T467_3"><text:s/>(</text:span><text:span text:style-name="T467_4">target</text:span><text:span text:style-name="T467_5"><text:s/>48000)</text:span></text:p>
        </text:list-item>
        <text:list-item>
          <text:p text:style-name="P468"><text:span text:style-name="T468_1">8<text:s/></text:span><text:span text:style-name="T468_2">BIF</text:span></text:p>
        </text:list-item>
        <text:list-item>
          <text:p text:style-name="P469"><text:span text:style-name="T469_1">4<text:s/></text:span><text:span text:style-name="T469_2">AIF</text:span><text:span text:style-name="T469_3"><text:s/></text:span><text:span text:style-name="T469_4">per</text:span><text:span text:style-name="T469_5"><text:s/></text:span><text:span text:style-name="T469_6">P</text:span><text:span text:style-name="T469_7">2</text:span></text:p>
        </text:list-item>
        <text:list-item>
          <text:p text:style-name="P470"><text:span text:style-name="T470_1">0/1<text:s/></text:span><text:span text:style-name="T470_2">AIF</text:span><text:span text:style-name="T470_3"><text:s/></text:span><text:span text:style-name="T470_4">per</text:span><text:span text:style-name="T470_5"><text:s/></text:span><text:span text:style-name="T470_6">P</text:span><text:span text:style-name="T470_7">3<text:s/>(</text:span><text:span text:style-name="T470_8">vedi</text:span><text:span text:style-name="T470_9"><text:s/></text:span><text:span text:style-name="T470_10">sopra</text:span><text:span text:style-name="T470_11"><text:s/></text:span><text:span text:style-name="T470_12">per</text:span><text:span text:style-name="T470_13"><text:s/></text:span><text:span text:style-name="T470_14">il</text:span><text:span text:style-name="T470_15"><text:s/></text:span><text:span text:style-name="T470_16">calcolo</text:span><text:span text:style-name="T470_17"><text:s/></text:span><text:span text:style-name="T470_18">delle</text:span><text:span text:style-name="T470_19"><text:s/></text:span><text:span text:style-name="T470_20">AIF</text:span><text:span text:style-name="T470_21"><text:s/></text:span><text:span text:style-name="T470_22">P</text:span><text:span text:style-name="T470_23">3)</text:span></text:p>
        </text:list-item>
      </text:list>
      <text:h text:style-name="P471" text:outline-level="10"><text:bookmark-start text:name="h.v98lymx00ezb"/><text:bookmark-end text:name="h.v98lymx00ezb"/><text:span text:style-name="T471_1">Confronti</text:span><text:span text:style-name="T471_2"><text:s/></text:span><text:span text:style-name="T471_3">produzioni</text:span><text:span text:style-name="T471_4"><text:s/></text:span><text:span text:style-name="T471_5">P</text:span><text:span text:style-name="T471_6">1<text:s/></text:span><text:span text:style-name="T471_7">e</text:span><text:span text:style-name="T471_8"><text:s/></text:span><text:span text:style-name="T471_9">P</text:span><text:span text:style-name="T471_10">2</text:span></text:h>
      <text:p text:style-name="P472"><text:span text:style-name="T472_1">La</text:span><text:span text:style-name="T472_2"><text:s/></text:span><text:span text:style-name="T472_3">produzione</text:span><text:span text:style-name="T472_4"><text:s/></text:span><text:span text:style-name="T472_5">diretta</text:span><text:span text:style-name="T472_6"><text:s/></text:span><text:span text:style-name="T472_7">di</text:span><text:span text:style-name="T472_8"><text:s/></text:span><text:span text:style-name="T472_9">P</text:span><text:span text:style-name="T472_10">1<text:s/></text:span><text:span text:style-name="T472_11">per</text:span><text:span text:style-name="T472_12"><text:s/></text:span><text:span text:style-name="T472_13">vendita</text:span><text:span text:style-name="T472_14"><text:s/></text:span><text:span text:style-name="T472_15">è</text:span><text:span text:style-name="T472_16"><text:s/></text:span><text:span text:style-name="T472_17">ben</text:span><text:span text:style-name="T472_18"><text:s/></text:span><text:span text:style-name="T472_19">redditizia</text:span><text:span text:style-name="T472_20">,<text:s/></text:span><text:span text:style-name="T472_21">a</text:span><text:span text:style-name="T472_22"><text:s/></text:span><text:span text:style-name="T472_23">fronte</text:span><text:span text:style-name="T472_24"><text:s/></text:span><text:span text:style-name="T472_25">di</text:span><text:span text:style-name="T472_26"><text:s/></text:span><text:span text:style-name="T472_27">un</text:span><text:span text:style-name="T472_28"><text:s/></text:span><text:span text:style-name="T472_29">maggiore</text:span><text:span text:style-name="T472_30"><text:s/></text:span><text:span text:style-name="T472_31">carico</text:span><text:span text:style-name="T472_32"><text:s/></text:span><text:span text:style-name="T472_33">logistico</text:span><text:span text:style-name="T472_34"><text:s/></text:span><text:span text:style-name="T472_35">verso</text:span><text:span text:style-name="T472_36"><text:s/></text:span><text:span text:style-name="T472_37">gli</text:span><text:span text:style-name="T472_38"><text:s/></text:span><text:span text:style-name="T472_39">hub</text:span><text:span text:style-name="T472_40"><text:s/></text:span><text:span text:style-name="T472_41">o</text:span><text:span text:style-name="T472_42"><text:s/></text:span><text:span text:style-name="T472_43">trovando</text:span><text:span text:style-name="T472_44"><text:s/></text:span><text:span text:style-name="T472_45">chi</text:span><text:span text:style-name="T472_46"><text:s/></text:span><text:span text:style-name="T472_47">compra</text:span><text:span text:style-name="T472_48"><text:s/></text:span><text:span text:style-name="T472_49">in</text:span><text:span text:style-name="T472_50"><text:s/></text:span><text:span text:style-name="T472_51">loco</text:span><text:span text:style-name="T472_52">.</text:span></text:p>
      <text:p text:style-name="P473"/>
      <text:p text:style-name="P474"><text:span text:style-name="T474_1">Le</text:span><text:span text:style-name="T474_2"><text:s/></text:span><text:span text:style-name="T474_3">tre</text:span><text:span text:style-name="T474_4"><text:s/></text:span><text:span text:style-name="T474_5">configurazioni</text:span><text:span text:style-name="T474_6"><text:s/></text:span><text:span text:style-name="T474_7">di</text:span><text:span text:style-name="T474_8"><text:s/></text:span><text:span text:style-name="T474_9">P</text:span><text:span text:style-name="T474_10">2<text:s/></text:span><text:span text:style-name="T474_11">hanno</text:span><text:span text:style-name="T474_12"><text:s/></text:span><text:span text:style-name="T474_13">diversi</text:span><text:span text:style-name="T474_14"><text:s/></text:span><text:span text:style-name="T474_15">pro</text:span><text:span text:style-name="T474_16"><text:s/></text:span><text:span text:style-name="T474_17">e</text:span><text:span text:style-name="T474_18"><text:s/></text:span><text:span text:style-name="T474_19">contro</text:span><text:span text:style-name="T474_20">:</text:span></text:p>
      <text:list text:style-name="LS33" xml:id="list124">
        <text:list-item>
          <text:p text:style-name="P475"><text:span text:style-name="T475_1">la</text:span><text:span text:style-name="T475_2"><text:s/></text:span><text:span text:style-name="T475_3">configurazione</text:span><text:span text:style-name="T475_4"><text:s/></text:span><text:span text:style-name="T475_5">su</text:span><text:span text:style-name="T475_6"><text:s/></text:span><text:span text:style-name="T475_7">un</text:span><text:span text:style-name="T475_8"><text:s/></text:span><text:span text:style-name="T475_9">solo</text:span><text:span text:style-name="T475_10"><text:s/></text:span><text:span text:style-name="T475_11">pianeta</text:span><text:span text:style-name="T475_12"><text:s/></text:span><text:span text:style-name="T475_13">è</text:span><text:span text:style-name="T475_14"><text:s/></text:span><text:span text:style-name="T475_15">di</text:span><text:span text:style-name="T475_16"><text:s/></text:span><text:span text:style-name="T475_17">semplice</text:span><text:span text:style-name="T475_18"><text:s/></text:span><text:span text:style-name="T475_19">gestione</text:span><text:span text:style-name="T475_20">,<text:s/></text:span><text:span text:style-name="T475_21">ha</text:span><text:span text:style-name="T475_22"><text:s/></text:span><text:span text:style-name="T475_23">la</text:span><text:span text:style-name="T475_24"><text:s/></text:span><text:span text:style-name="T475_25">tassazione</text:span><text:span text:style-name="T475_26"><text:s/></text:span><text:span text:style-name="T475_27">più</text:span><text:span text:style-name="T475_28"><text:s/></text:span><text:span text:style-name="T475_29">bassa</text:span><text:span text:style-name="T475_30"><text:s/>(</text:span><text:span text:style-name="T475_31">in</text:span><text:span text:style-name="T475_32"><text:s/></text:span><text:span text:style-name="T475_33">quanto</text:span><text:span text:style-name="T475_34"><text:s/></text:span><text:span text:style-name="T475_35">si</text:span><text:span text:style-name="T475_36"><text:s/></text:span><text:span text:style-name="T475_37">tassa</text:span><text:span text:style-name="T475_38"><text:s/></text:span><text:span text:style-name="T475_39">solo</text:span><text:span text:style-name="T475_40"><text:s/></text:span><text:span text:style-name="T475_41">l</text:span><text:span text:style-name="T475_42">’</text:span><text:span text:style-name="T475_43">esportazione</text:span><text:span text:style-name="T475_44"><text:s/></text:span><text:span text:style-name="T475_45">del</text:span><text:span text:style-name="T475_46"><text:s/></text:span><text:span text:style-name="T475_47">P</text:span><text:span text:style-name="T475_48">2<text:s/></text:span><text:span text:style-name="T475_49">in</text:span><text:span text:style-name="T475_50"><text:s/></text:span><text:span text:style-name="T475_51">uscita</text:span><text:span text:style-name="T475_52">)<text:s/></text:span><text:span text:style-name="T475_53">e</text:span><text:span text:style-name="T475_54"><text:s/></text:span><text:span text:style-name="T475_55">di</text:span><text:span text:style-name="T475_56"><text:s/></text:span><text:span text:style-name="T475_57">facile</text:span><text:span text:style-name="T475_58"><text:s/></text:span><text:span text:style-name="T475_59">bilanciamento</text:span><text:span text:style-name="T475_60"><text:s/></text:span><text:span text:style-name="T475_61">in</text:span><text:span text:style-name="T475_62"><text:s/></text:span><text:span text:style-name="T475_63">loco</text:span><text:span text:style-name="T475_64">,<text:s/></text:span><text:span text:style-name="T475_65">spostando</text:span><text:span text:style-name="T475_66"><text:s/></text:span><text:span text:style-name="T475_67">estrattori</text:span><text:span text:style-name="T475_68">.<text:s/></text:span><text:span text:style-name="T475_69">Di</text:span><text:span text:style-name="T475_70"><text:s/></text:span><text:span text:style-name="T475_71">contro</text:span><text:span text:style-name="T475_72"><text:s/></text:span><text:span text:style-name="T475_73">ha</text:span><text:span text:style-name="T475_74"><text:s/></text:span><text:span text:style-name="T475_75">una</text:span><text:span text:style-name="T475_76"><text:s/></text:span><text:span text:style-name="T475_77">peggiore</text:span><text:span text:style-name="T475_78"><text:s/></text:span><text:span text:style-name="T475_79">rendita</text:span><text:span text:style-name="T475_80"><text:s/></text:span><text:span text:style-name="T475_81">economica</text:span><text:span text:style-name="T475_82"><text:s/>(</text:span><text:span text:style-name="T475_83">direi</text:span><text:span text:style-name="T475_84"><text:s/>10-20%<text:s/></text:span><text:span text:style-name="T475_85">in</text:span><text:span text:style-name="T475_86"><text:s/></text:span><text:span text:style-name="T475_87">meno</text:span><text:span text:style-name="T475_88">).</text:span></text:p>
        </text:list-item>
        <text:list-item>
          <text:p text:style-name="P476"><text:span text:style-name="T476_1">La</text:span><text:span text:style-name="T476_2"><text:s/></text:span><text:span text:style-name="T476_3">configurazione</text:span><text:span text:style-name="T476_4"><text:s/></text:span><text:span text:style-name="T476_5">P</text:span><text:span text:style-name="T476_6">2<text:s/></text:span><text:span text:style-name="T476_7">a</text:span><text:span text:style-name="T476_8"><text:s/></text:span><text:span text:style-name="T476_9">produzione</text:span><text:span text:style-name="T476_10"><text:s/></text:span><text:span text:style-name="T476_11">separata</text:span><text:span text:style-name="T476_12"><text:s/></text:span><text:span text:style-name="T476_13">è</text:span><text:span text:style-name="T476_14"><text:s/></text:span><text:span text:style-name="T476_15">di</text:span><text:span text:style-name="T476_16"><text:s/></text:span><text:span text:style-name="T476_17">semplice</text:span><text:span text:style-name="T476_18"><text:s/></text:span><text:span text:style-name="T476_19">gestione</text:span><text:span text:style-name="T476_20">,<text:s/></text:span><text:span text:style-name="T476_21">ha</text:span><text:span text:style-name="T476_22"><text:s/></text:span><text:span text:style-name="T476_23">la</text:span><text:span text:style-name="T476_24"><text:s/></text:span><text:span text:style-name="T476_25">tassazione</text:span><text:span text:style-name="T476_26"><text:s/></text:span><text:span text:style-name="T476_27">più</text:span><text:span text:style-name="T476_28"><text:s/></text:span><text:span text:style-name="T476_29">alta</text:span><text:span text:style-name="T476_30"><text:s/></text:span><text:span text:style-name="T476_31">delle</text:span><text:span text:style-name="T476_32"><text:s/></text:span><text:span text:style-name="T476_33">tre</text:span><text:span text:style-name="T476_34"><text:s/></text:span><text:span text:style-name="T476_35">configurazioni</text:span><text:span text:style-name="T476_36"><text:s/>(</text:span><text:span text:style-name="T476_37">in</text:span><text:span text:style-name="T476_38"><text:s/></text:span><text:span text:style-name="T476_39">quanto</text:span><text:span text:style-name="T476_40"><text:s/></text:span><text:span text:style-name="T476_41">devo</text:span><text:span text:style-name="T476_42"><text:s/></text:span><text:span text:style-name="T476_43">anche</text:span><text:span text:style-name="T476_44"><text:s/></text:span><text:span text:style-name="T476_45">esportare</text:span><text:span text:style-name="T476_46"><text:s/></text:span><text:span text:style-name="T476_47">e</text:span><text:span text:style-name="T476_48"><text:s/></text:span><text:span text:style-name="T476_49">reimportare</text:span><text:span text:style-name="T476_50"><text:s/></text:span><text:span text:style-name="T476_51">tutto</text:span><text:span text:style-name="T476_52"><text:s/></text:span><text:span text:style-name="T476_53">il</text:span><text:span text:style-name="T476_54"><text:s/></text:span><text:span text:style-name="T476_55">P</text:span><text:span text:style-name="T476_56">1)<text:s/></text:span><text:span text:style-name="T476_57">ed</text:span><text:span text:style-name="T476_58"><text:s/></text:span><text:span text:style-name="T476_59">ha</text:span><text:span text:style-name="T476_60"><text:s/></text:span><text:span text:style-name="T476_61">buone</text:span><text:span text:style-name="T476_62"><text:s/></text:span><text:span text:style-name="T476_63">rendite</text:span><text:span text:style-name="T476_64">.<text:s/></text:span><text:span text:style-name="T476_65">Funziona</text:span><text:span text:style-name="T476_66"><text:s/></text:span><text:span text:style-name="T476_67">bene</text:span><text:span text:style-name="T476_68"><text:s/></text:span><text:span text:style-name="T476_69">con</text:span><text:span text:style-name="T476_70"><text:s/></text:span><text:span text:style-name="T476_71">skills</text:span><text:span text:style-name="T476_72"><text:s/></text:span><text:span text:style-name="T476_73">a</text:span><text:span text:style-name="T476_74"><text:s/>4.</text:span></text:p>
        </text:list-item>
        <text:list-item>
          <text:p text:style-name="P477"><text:span text:style-name="T477_1">La</text:span><text:span text:style-name="T477_2"><text:s/></text:span><text:span text:style-name="T477_3">configurazione</text:span><text:span text:style-name="T477_4"><text:s/></text:span><text:span text:style-name="T477_5">P</text:span><text:span text:style-name="T477_6">2<text:s/></text:span><text:span text:style-name="T477_7">a</text:span><text:span text:style-name="T477_8"><text:s/></text:span><text:span text:style-name="T477_9">coppie</text:span><text:span text:style-name="T477_10"><text:s/></text:span><text:span text:style-name="T477_11">di</text:span><text:span text:style-name="T477_12"><text:s/></text:span><text:span text:style-name="T477_13">pianeti</text:span><text:span text:style-name="T477_14"><text:s/></text:span><text:span text:style-name="T477_15">è</text:span><text:span text:style-name="T477_16"><text:s/></text:span><text:span text:style-name="T477_17">meno</text:span><text:span text:style-name="T477_18"><text:s/></text:span><text:span text:style-name="T477_19">semplice</text:span><text:span text:style-name="T477_20">,<text:s/></text:span><text:span text:style-name="T477_21">ha</text:span><text:span text:style-name="T477_22"><text:s/></text:span><text:span text:style-name="T477_23">una</text:span><text:span text:style-name="T477_24"><text:s/></text:span><text:span text:style-name="T477_25">tassazione</text:span><text:span text:style-name="T477_26"><text:s/></text:span><text:span text:style-name="T477_27">intermedia</text:span><text:span text:style-name="T477_28"><text:s/></text:span><text:span text:style-name="T477_29">rispetto</text:span><text:span text:style-name="T477_30"><text:s/></text:span><text:span text:style-name="T477_31">alle</text:span><text:span text:style-name="T477_32"><text:s/></text:span><text:span text:style-name="T477_33">altre</text:span><text:span text:style-name="T477_34"><text:s/></text:span><text:span text:style-name="T477_35">due</text:span><text:span text:style-name="T477_36">,<text:s/></text:span><text:span text:style-name="T477_37">è</text:span><text:span text:style-name="T477_38"><text:s/></text:span><text:span text:style-name="T477_39">leggermente</text:span><text:span text:style-name="T477_40"><text:s/></text:span><text:span text:style-name="T477_41">più</text:span><text:span text:style-name="T477_42"><text:s/></text:span><text:span text:style-name="T477_43">complicato</text:span><text:span text:style-name="T477_44"><text:s/></text:span><text:span text:style-name="T477_45">bilanciare</text:span><text:span text:style-name="T477_46"><text:s/></text:span><text:span text:style-name="T477_47">le</text:span><text:span text:style-name="T477_48"><text:s/></text:span><text:span text:style-name="T477_49">risorse</text:span><text:span text:style-name="T477_50"><text:s/></text:span><text:span text:style-name="T477_51">ed</text:span><text:span text:style-name="T477_52"><text:s/></text:span><text:span text:style-name="T477_53">ha</text:span><text:span text:style-name="T477_54"><text:s/></text:span><text:span text:style-name="T477_55">una</text:span><text:span text:style-name="T477_56"><text:s/></text:span><text:span text:style-name="T477_57">rendita</text:span><text:span text:style-name="T477_58"><text:s/></text:span><text:span text:style-name="T477_59">simile</text:span><text:span text:style-name="T477_60"><text:s/></text:span><text:span text:style-name="T477_61">o</text:span><text:span text:style-name="T477_62"><text:s/></text:span><text:span text:style-name="T477_63">leggermente</text:span><text:span text:style-name="T477_64"><text:s/></text:span><text:span text:style-name="T477_65">superiore</text:span><text:span text:style-name="T477_66"><text:s/></text:span><text:span text:style-name="T477_67">alla</text:span><text:span text:style-name="T477_68"><text:s/></text:span><text:span text:style-name="T477_69">P</text:span><text:span text:style-name="T477_70">2<text:s/></text:span><text:span text:style-name="T477_71">a</text:span><text:span text:style-name="T477_72"><text:s/></text:span><text:span text:style-name="T477_73">produzione</text:span><text:span text:style-name="T477_74"><text:s/></text:span><text:span text:style-name="T477_75">separata</text:span><text:span text:style-name="T477_76"><text:s/></text:span><text:span text:style-name="T477_77">e</text:span><text:span text:style-name="T477_78"><text:s/></text:span><text:span text:style-name="T477_79">funziona</text:span><text:span text:style-name="T477_80"><text:s/></text:span><text:span text:style-name="T477_81">meglio</text:span><text:span text:style-name="T477_82"><text:s/></text:span><text:span text:style-name="T477_83">con</text:span><text:span text:style-name="T477_84"><text:s/></text:span><text:span text:style-name="T477_85">skills</text:span><text:span text:style-name="T477_86"><text:s/></text:span><text:span text:style-name="T477_87">a</text:span><text:span text:style-name="T477_88"><text:s/>5.</text:span></text:p>
        </text:list-item>
      </text:list>
      <text:p text:style-name="P478"/>
      <text:p text:style-name="P479"><text:span text:style-name="T479_1">Personalmente</text:span><text:span text:style-name="T479_2"><text:s/></text:span><text:span text:style-name="T479_3">consiglio</text:span><text:span text:style-name="T479_4"><text:s/></text:span><text:span text:style-name="T479_5">per</text:span><text:span text:style-name="T479_6"><text:s/></text:span><text:span text:style-name="T479_7">skills</text:span><text:span text:style-name="T479_8"><text:s/></text:span><text:span text:style-name="T479_9">a</text:span><text:span text:style-name="T479_10"><text:s/>4<text:s/></text:span><text:span text:style-name="T479_11">e</text:span><text:span text:style-name="T479_12"><text:s/></text:span><text:span text:style-name="T479_13">produzione</text:span><text:span text:style-name="T479_14"><text:s/></text:span><text:span text:style-name="T479_15">P</text:span><text:span text:style-name="T479_16">2<text:s/></text:span><text:span text:style-name="T479_17">la</text:span><text:span text:style-name="T479_18"><text:s/></text:span><text:span text:style-name="T479_19">configurazione</text:span><text:span text:style-name="T479_20"><text:s/></text:span><text:span text:style-name="T479_21">a</text:span><text:span text:style-name="T479_22"><text:s/></text:span><text:span text:style-name="T479_23">produzione</text:span><text:span text:style-name="T479_24"><text:s/></text:span><text:span text:style-name="T479_25">separata</text:span><text:span text:style-name="T479_26"><text:s/>(</text:span><text:span text:style-name="T479_27">visto</text:span><text:span text:style-name="T479_28"><text:s/></text:span><text:span text:style-name="T479_29">che</text:span><text:span text:style-name="T479_30"><text:s/></text:span><text:span text:style-name="T479_31">le</text:span><text:span text:style-name="T479_32"><text:s/></text:span><text:span text:style-name="T479_33">tasse</text:span><text:span text:style-name="T479_34"><text:s/></text:span><text:span text:style-name="T479_35">al</text:span><text:span text:style-name="T479_36"><text:s/>5%<text:s/></text:span><text:span text:style-name="T479_37">sono</text:span><text:span text:style-name="T479_38"><text:s/></text:span><text:span text:style-name="T479_39">basse</text:span><text:span text:style-name="T479_40">)<text:s/></text:span><text:span text:style-name="T479_41">per</text:span><text:span text:style-name="T479_42"><text:s/></text:span><text:span text:style-name="T479_43">la</text:span><text:span text:style-name="T479_44"><text:s/></text:span><text:span text:style-name="T479_45">semplicità</text:span><text:span text:style-name="T479_46"><text:s/></text:span><text:span text:style-name="T479_47">e</text:span><text:span text:style-name="T479_48"><text:s/></text:span><text:span text:style-name="T479_49">i</text:span><text:span text:style-name="T479_50"><text:s/></text:span><text:span text:style-name="T479_51">maggiori</text:span><text:span text:style-name="T479_52"><text:s/></text:span><text:span text:style-name="T479_53">introiti</text:span><text:span text:style-name="T479_54">.</text:span></text:p>
      <text:p text:style-name="P480"><text:span text:style-name="T480_1">E</text:span><text:span text:style-name="T480_2">’<text:s/></text:span><text:span text:style-name="T480_3">inoltre</text:span><text:span text:style-name="T480_4"><text:s/></text:span><text:span text:style-name="T480_5">semplice</text:span><text:span text:style-name="T480_6"><text:s/></text:span><text:span text:style-name="T480_7">fare</text:span><text:span text:style-name="T480_8"><text:s/></text:span><text:span text:style-name="T480_9">P</text:span><text:span text:style-name="T480_10">3<text:s/></text:span><text:span text:style-name="T480_11">o</text:span><text:span text:style-name="T480_12"><text:s/></text:span><text:span text:style-name="T480_13">aggiungere</text:span><text:span text:style-name="T480_14"><text:s/></text:span><text:span text:style-name="T480_15">un</text:span><text:span text:style-name="T480_16">’</text:span><text:span text:style-name="T480_17">estrazione</text:span><text:span text:style-name="T480_18"><text:s/></text:span><text:span text:style-name="T480_19">sul</text:span><text:span text:style-name="T480_20"><text:s/></text:span><text:span text:style-name="T480_21">quinto</text:span><text:span text:style-name="T480_22"><text:s/></text:span><text:span text:style-name="T480_23">pianeta</text:span><text:span text:style-name="T480_24"><text:s/></text:span><text:span text:style-name="T480_25">per</text:span><text:span text:style-name="T480_26"><text:s/></text:span><text:span text:style-name="T480_27">supplire</text:span><text:span text:style-name="T480_28"><text:s/></text:span><text:span text:style-name="T480_29">a</text:span><text:span text:style-name="T480_30"><text:s/></text:span><text:span text:style-name="T480_31">mancanze</text:span><text:span text:style-name="T480_32"><text:s/></text:span><text:span text:style-name="T480_33">di</text:span><text:span text:style-name="T480_34"><text:s/></text:span><text:span text:style-name="T480_35">produzione</text:span><text:span text:style-name="T480_36">.</text:span></text:p>
      <text:p text:style-name="P481"/>
      <text:p text:style-name="P482"><text:span text:style-name="T482_1">Perchè</text:span><text:span text:style-name="T482_2"><text:s/></text:span><text:span text:style-name="T482_3">la</text:span><text:span text:style-name="T482_4"><text:s/></text:span><text:span text:style-name="T482_5">configurazione</text:span><text:span text:style-name="T482_6"><text:s/></text:span><text:span text:style-name="T482_7">su</text:span><text:span text:style-name="T482_8"><text:s/></text:span><text:span text:style-name="T482_9">singolo</text:span><text:span text:style-name="T482_10"><text:s/></text:span><text:span text:style-name="T482_11">pianeta</text:span><text:span text:style-name="T482_12"><text:s/>(</text:span><text:span text:style-name="T482_13">per</text:span><text:span text:style-name="T482_14"><text:s/></text:span><text:span text:style-name="T482_15">i</text:span><text:span text:style-name="T482_16"><text:s/></text:span><text:span text:style-name="T482_17">P</text:span><text:span text:style-name="T482_18">2<text:s/></text:span><text:span text:style-name="T482_19">per</text:span><text:span text:style-name="T482_20"><text:s/></text:span><text:span text:style-name="T482_21">cui</text:span><text:span text:style-name="T482_22"><text:s/></text:span><text:span text:style-name="T482_23">è</text:span><text:span text:style-name="T482_24"><text:s/></text:span><text:span text:style-name="T482_25">possibile</text:span><text:span text:style-name="T482_26">)<text:s/></text:span><text:span text:style-name="T482_27">è</text:span><text:span text:style-name="T482_28"><text:s/></text:span><text:span text:style-name="T482_29">meno</text:span><text:span text:style-name="T482_30"><text:s/></text:span><text:span text:style-name="T482_31">redditizia</text:span><text:span text:style-name="T482_32"><text:s/></text:span><text:span text:style-name="T482_33">di</text:span><text:span text:style-name="T482_34"><text:s/></text:span><text:span text:style-name="T482_35">una</text:span><text:span text:style-name="T482_36"><text:s/></text:span><text:span text:style-name="T482_37">configurazione</text:span><text:span text:style-name="T482_38"><text:s/></text:span><text:span text:style-name="T482_39">a</text:span><text:span text:style-name="T482_40"><text:s/></text:span><text:span text:style-name="T482_41">produzione</text:span><text:span text:style-name="T482_42"><text:s/></text:span><text:span text:style-name="T482_43">separata</text:span><text:span text:style-name="T482_44">?</text:span></text:p>
      <text:p text:style-name="P483"><text:span text:style-name="T483_1">Per</text:span><text:span text:style-name="T483_2"><text:s/></text:span><text:span text:style-name="T483_3">una</text:span><text:span text:style-name="T483_4"><text:s/></text:span><text:span text:style-name="T483_5">serie</text:span><text:span text:style-name="T483_6"><text:s/></text:span><text:span text:style-name="T483_7">di</text:span><text:span text:style-name="T483_8"><text:s/></text:span><text:span text:style-name="T483_9">motivi</text:span><text:span text:style-name="T483_10">:</text:span></text:p>
      <text:list text:style-name="LS34" xml:id="list127">
        <text:list-item>
          <text:p text:style-name="P484"><text:span text:style-name="T484_1">Si</text:span><text:span text:style-name="T484_2"><text:s/></text:span><text:span text:style-name="T484_3">è</text:span><text:span text:style-name="T484_4"><text:s/></text:span><text:span text:style-name="T484_5">limitati</text:span><text:span text:style-name="T484_6"><text:s/></text:span><text:span text:style-name="T484_7">al</text:span><text:span text:style-name="T484_8"><text:s/></text:span><text:span text:style-name="T484_9">tipo</text:span><text:span text:style-name="T484_10"><text:s/></text:span><text:span text:style-name="T484_11">di</text:span><text:span text:style-name="T484_12"><text:s/></text:span><text:span text:style-name="T484_13">pianeta</text:span><text:span text:style-name="T484_14"><text:s/></text:span><text:span text:style-name="T484_15">dove</text:span><text:span text:style-name="T484_16"><text:s/></text:span><text:span text:style-name="T484_17">sono</text:span><text:span text:style-name="T484_18"><text:s/></text:span><text:span text:style-name="T484_19">presenti</text:span><text:span text:style-name="T484_20"><text:s/></text:span><text:span text:style-name="T484_21">entrambi</text:span><text:span text:style-name="T484_22"><text:s/></text:span><text:span text:style-name="T484_23">i</text:span><text:span text:style-name="T484_24"><text:s/></text:span><text:span text:style-name="T484_25">P</text:span><text:span text:style-name="T484_26">0,<text:s/></text:span><text:span text:style-name="T484_27">invece</text:span><text:span text:style-name="T484_28"><text:s/></text:span><text:span text:style-name="T484_29">di</text:span><text:span text:style-name="T484_30"><text:s/></text:span><text:span text:style-name="T484_31">scegliere</text:span><text:span text:style-name="T484_32"><text:s/></text:span><text:span text:style-name="T484_33">liberamente</text:span><text:span text:style-name="T484_34"><text:s/></text:span><text:span text:style-name="T484_35">il</text:span><text:span text:style-name="T484_36"><text:s/></text:span><text:span text:style-name="T484_37">miglior</text:span><text:span text:style-name="T484_38"><text:s/></text:span><text:span text:style-name="T484_39">pianeta</text:span><text:span text:style-name="T484_40"><text:s/></text:span><text:span text:style-name="T484_41">per</text:span><text:span text:style-name="T484_42"><text:s/></text:span><text:span text:style-name="T484_43">quel</text:span><text:span text:style-name="T484_44"><text:s/></text:span><text:span text:style-name="T484_45">P</text:span><text:span text:style-name="T484_46">0</text:span></text:p>
        </text:list-item>
        <text:list-item>
          <text:p text:style-name="P485"><text:span text:style-name="T485_1">Si</text:span><text:span text:style-name="T485_2"><text:s/></text:span><text:span text:style-name="T485_3">è</text:span><text:span text:style-name="T485_4"><text:s/></text:span><text:span text:style-name="T485_5">limitati</text:span><text:span text:style-name="T485_6"><text:s/></text:span><text:span text:style-name="T485_7">a</text:span><text:span text:style-name="T485_8"><text:s/></text:span><text:span text:style-name="T485_9">determinati</text:span><text:span text:style-name="T485_10"><text:s/></text:span><text:span text:style-name="T485_11">pianeti</text:span><text:span text:style-name="T485_12"><text:s/></text:span><text:span text:style-name="T485_13">e</text:span><text:span text:style-name="T485_14"><text:s/></text:span><text:span text:style-name="T485_15">zone</text:span><text:span text:style-name="T485_16"><text:s/></text:span><text:span text:style-name="T485_17">del</text:span><text:span text:style-name="T485_18"><text:s/></text:span><text:span text:style-name="T485_19">pianeta</text:span><text:span text:style-name="T485_20"><text:s/></text:span><text:span text:style-name="T485_21">in</text:span><text:span text:style-name="T485_22"><text:s/></text:span><text:span text:style-name="T485_23">cui</text:span><text:span text:style-name="T485_24"><text:s/></text:span><text:span text:style-name="T485_25">entrambe</text:span><text:span text:style-name="T485_26"><text:s/></text:span><text:span text:style-name="T485_27">le</text:span><text:span text:style-name="T485_28"><text:s/></text:span><text:span text:style-name="T485_29">risorse</text:span><text:span text:style-name="T485_30"><text:s/></text:span><text:span text:style-name="T485_31">siano</text:span><text:span text:style-name="T485_32"><text:s/></text:span><text:span text:style-name="T485_33">presenti</text:span><text:span text:style-name="T485_34"><text:s/></text:span><text:span text:style-name="T485_35">invece</text:span><text:span text:style-name="T485_36"><text:s/></text:span><text:span text:style-name="T485_37">di</text:span><text:span text:style-name="T485_38"><text:s/></text:span><text:span text:style-name="T485_39">scegliere</text:span><text:span text:style-name="T485_40"><text:s/></text:span><text:span text:style-name="T485_41">la</text:span><text:span text:style-name="T485_42"><text:s/></text:span><text:span text:style-name="T485_43">miglior</text:span><text:span text:style-name="T485_44"><text:s/></text:span><text:span text:style-name="T485_45">zona</text:span><text:span text:style-name="T485_46"><text:s/></text:span><text:span text:style-name="T485_47">del</text:span><text:span text:style-name="T485_48"><text:s/></text:span><text:span text:style-name="T485_49">pianeta</text:span><text:span text:style-name="T485_50"><text:s/></text:span><text:span text:style-name="T485_51">disinteressandosi</text:span><text:span text:style-name="T485_52"><text:s/></text:span><text:span text:style-name="T485_53">dell</text:span><text:span text:style-name="T485_54">’</text:span><text:span text:style-name="T485_55">altro</text:span><text:span text:style-name="T485_56"><text:s/></text:span><text:span text:style-name="T485_57">P</text:span><text:span text:style-name="T485_58">0<text:s/>(</text:span><text:span text:style-name="T485_59">si</text:span><text:span text:style-name="T485_60"><text:s/></text:span><text:span text:style-name="T485_61">paga</text:span><text:span text:style-name="T485_62"><text:s/></text:span><text:span text:style-name="T485_63">il</text:span><text:span text:style-name="T485_64"><text:s/></text:span><text:span text:style-name="T485_65">compromesso</text:span><text:span text:style-name="T485_66"><text:s/></text:span><text:span text:style-name="T485_67">tra</text:span><text:span text:style-name="T485_68"><text:s/></text:span><text:span text:style-name="T485_69">i</text:span><text:span text:style-name="T485_70"><text:s/></text:span><text:span text:style-name="T485_71">due</text:span><text:span text:style-name="T485_72"><text:s/></text:span><text:span text:style-name="T485_73">P</text:span><text:span text:style-name="T485_74">0)</text:span></text:p>
        </text:list-item>
        <text:list-item>
          <text:p text:style-name="P486"><text:span text:style-name="T486_1">Si</text:span><text:span text:style-name="T486_2"><text:s/></text:span><text:span text:style-name="T486_3">paga</text:span><text:span text:style-name="T486_4"><text:s/></text:span><text:span text:style-name="T486_5">la</text:span><text:span text:style-name="T486_6"><text:s/></text:span><text:span text:style-name="T486_7">seconda</text:span><text:span text:style-name="T486_8"><text:s/></text:span><text:span text:style-name="T486_9">ECU</text:span><text:span text:style-name="T486_10"><text:s/>2600<text:s/></text:span><text:span text:style-name="T486_11">di</text:span><text:span text:style-name="T486_12"><text:s/></text:span><text:span text:style-name="T486_13">Power</text:span><text:span text:style-name="T486_14"><text:s/></text:span><text:span text:style-name="T486_15">senza</text:span><text:span text:style-name="T486_16"><text:s/></text:span><text:span text:style-name="T486_17">avere</text:span><text:span text:style-name="T486_18"><text:s/></text:span><text:span text:style-name="T486_19">un</text:span><text:span text:style-name="T486_20"><text:s/></text:span><text:span text:style-name="T486_21">ritorno</text:span><text:span text:style-name="T486_22"><text:s/></text:span><text:span text:style-name="T486_23">diretto</text:span><text:span text:style-name="T486_24"><text:s/></text:span><text:span text:style-name="T486_25">di</text:span><text:span text:style-name="T486_26"><text:s/></text:span><text:span text:style-name="T486_27">estrazione</text:span><text:span text:style-name="T486_28"><text:s/>(</text:span><text:span text:style-name="T486_29">costi</text:span><text:span text:style-name="T486_30"><text:s/></text:span><text:span text:style-name="T486_31">fissi</text:span><text:span text:style-name="T486_32">).<text:s/></text:span><text:span text:style-name="T486_33">In</text:span><text:span text:style-name="T486_34"><text:s/></text:span><text:span text:style-name="T486_35">pratica</text:span><text:span text:style-name="T486_36"><text:s/></text:span><text:span text:style-name="T486_37">pago</text:span><text:span text:style-name="T486_38"><text:s/>2600<text:s/></text:span><text:span text:style-name="T486_39">ogni</text:span><text:span text:style-name="T486_40"><text:s/></text:span><text:span text:style-name="T486_41">ECU</text:span><text:span text:style-name="T486_42"><text:s/></text:span><text:span text:style-name="T486_43">per</text:span><text:span text:style-name="T486_44"><text:s/></text:span><text:span text:style-name="T486_45">metterci</text:span><text:span text:style-name="T486_46"><text:s/></text:span><text:span text:style-name="T486_47">poi</text:span><text:span text:style-name="T486_48"><text:s/></text:span><text:span text:style-name="T486_49">solo</text:span><text:span text:style-name="T486_50"><text:s/>3<text:s/></text:span><text:span text:style-name="T486_51">o</text:span><text:span text:style-name="T486_52"><text:s/>4<text:s/></text:span><text:span text:style-name="T486_53">estrattori</text:span><text:span text:style-name="T486_54"><text:s/></text:span><text:span text:style-name="T486_55">invece</text:span><text:span text:style-name="T486_56"><text:s/></text:span><text:span text:style-name="T486_57">di</text:span><text:span text:style-name="T486_58"><text:s/>9/10.</text:span></text:p>
        </text:list-item>
      </text:list>
      <text:p text:style-name="P487"><text:span text:style-name="T487_1">Nonostante</text:span><text:span text:style-name="T487_2"><text:s/></text:span><text:span text:style-name="T487_3">in</text:span><text:span text:style-name="T487_4"><text:s/></text:span><text:span text:style-name="T487_5">configurazione</text:span><text:span text:style-name="T487_6"><text:s/></text:span><text:span text:style-name="T487_7">su</text:span><text:span text:style-name="T487_8"><text:s/></text:span><text:span text:style-name="T487_9">singolo</text:span><text:span text:style-name="T487_10"><text:s/></text:span><text:span text:style-name="T487_11">pianeta</text:span><text:span text:style-name="T487_12"><text:s/></text:span><text:span text:style-name="T487_13">io</text:span><text:span text:style-name="T487_14"><text:s/></text:span><text:span text:style-name="T487_15">possa</text:span><text:span text:style-name="T487_16"><text:s/></text:span><text:span text:style-name="T487_17">produrre</text:span><text:span text:style-name="T487_18"><text:s/></text:span><text:span text:style-name="T487_19">P</text:span><text:span text:style-name="T487_20">2<text:s/></text:span><text:span text:style-name="T487_21">in</text:span><text:span text:style-name="T487_22"><text:s/></text:span><text:span text:style-name="T487_23">tutti</text:span><text:span text:style-name="T487_24"><text:s/></text:span><text:span text:style-name="T487_25">i</text:span><text:span text:style-name="T487_26"><text:s/></text:span><text:span text:style-name="T487_27">pianeti</text:span><text:span text:style-name="T487_28"><text:s/></text:span><text:span text:style-name="T487_29">anzichè</text:span><text:span text:style-name="T487_30"><text:s/></text:span><text:span text:style-name="T487_31">in</text:span><text:span text:style-name="T487_32"><text:s/></text:span><text:span text:style-name="T487_33">tutti</text:span><text:span text:style-name="T487_34"><text:s/></text:span><text:span text:style-name="T487_35">tranne</text:span><text:span text:style-name="T487_36"><text:s/></text:span><text:span text:style-name="T487_37">uno</text:span><text:span text:style-name="T487_38"><text:s/></text:span><text:span text:style-name="T487_39">come</text:span><text:span text:style-name="T487_40"><text:s/></text:span><text:span text:style-name="T487_41">nel</text:span><text:span text:style-name="T487_42"><text:s/></text:span><text:span text:style-name="T487_43">caso</text:span><text:span text:style-name="T487_44"><text:s/></text:span><text:span text:style-name="T487_45">a</text:span><text:span text:style-name="T487_46"><text:s/></text:span><text:span text:style-name="T487_47">produzione</text:span><text:span text:style-name="T487_48"><text:s/></text:span><text:span text:style-name="T487_49">separata</text:span><text:span text:style-name="T487_50">,<text:s/></text:span><text:span text:style-name="T487_51">l</text:span><text:span text:style-name="T487_52">’</text:span><text:span text:style-name="T487_53">estrazione</text:span><text:span text:style-name="T487_54"><text:s/></text:span><text:span text:style-name="T487_55">globale</text:span><text:span text:style-name="T487_56"><text:s/></text:span><text:span text:style-name="T487_57">di</text:span><text:span text:style-name="T487_58"><text:s/></text:span><text:span text:style-name="T487_59">risorse</text:span><text:span text:style-name="T487_60"><text:s/></text:span><text:span text:style-name="T487_61">è</text:span><text:span text:style-name="T487_62"><text:s/></text:span><text:span text:style-name="T487_63">comunque</text:span><text:span text:style-name="T487_64"><text:s/></text:span><text:span text:style-name="T487_65">maggiore</text:span><text:span text:style-name="T487_66"><text:s/></text:span><text:span text:style-name="T487_67">nel</text:span><text:span text:style-name="T487_68"><text:s/></text:span><text:span text:style-name="T487_69">caso</text:span><text:span text:style-name="T487_70"><text:s/></text:span><text:span text:style-name="T487_71">di</text:span><text:span text:style-name="T487_72"><text:s/></text:span><text:span text:style-name="T487_73">configurazione</text:span><text:span text:style-name="T487_74"><text:s/></text:span><text:span text:style-name="T487_75">a</text:span><text:span text:style-name="T487_76"><text:s/></text:span><text:span text:style-name="T487_77">produzione</text:span><text:span text:style-name="T487_78"><text:s/></text:span><text:span text:style-name="T487_79">separata</text:span><text:span text:style-name="T487_80"><text:s/></text:span><text:span text:style-name="T487_81">ed</text:span><text:span text:style-name="T487_82"><text:s/></text:span><text:span text:style-name="T487_83">il</text:span><text:span text:style-name="T487_84"><text:s/></text:span><text:span text:style-name="T487_85">vantaggio</text:span><text:span text:style-name="T487_86"><text:s/></text:span><text:span text:style-name="T487_87">è</text:span><text:span text:style-name="T487_88"><text:s/></text:span><text:span text:style-name="T487_89">sopra</text:span><text:span text:style-name="T487_90"><text:s/></text:span><text:span text:style-name="T487_91">il</text:span><text:span text:style-name="T487_92"><text:s/>10%.</text:span></text:p>
      <text:p text:style-name="P488"/>
      <text:h text:style-name="P489" text:outline-level="10"><text:bookmark-start text:name="h.i3q3vd8ybzpn"/><text:bookmark-end text:name="h.i3q3vd8ybzpn"/><text:span text:style-name="T489_1">Produzione</text:span><text:span text:style-name="T489_2"><text:s/></text:span><text:span text:style-name="T489_3">P</text:span><text:span text:style-name="T489_4">3<text:s/>(</text:span><text:span text:style-name="T489_5">Cenni</text:span><text:span text:style-name="T489_6">)</text:span></text:h>
      <text:p text:style-name="P490"><text:span text:style-name="T490_1">Si</text:span><text:span text:style-name="T490_2"><text:s/></text:span><text:span text:style-name="T490_3">può</text:span><text:span text:style-name="T490_4"><text:s/></text:span><text:span text:style-name="T490_5">produrre</text:span><text:span text:style-name="T490_6"><text:s/></text:span><text:span text:style-name="T490_7">P</text:span><text:span text:style-name="T490_8">3<text:s/></text:span><text:span text:style-name="T490_9">in</text:span><text:span text:style-name="T490_10"><text:s/></text:span><text:span text:style-name="T490_11">diversi</text:span><text:span text:style-name="T490_12"><text:s/></text:span><text:span text:style-name="T490_13">modi</text:span><text:span text:style-name="T490_14"><text:s/></text:span><text:span text:style-name="T490_15">alcuni</text:span><text:span text:style-name="T490_16"><text:s/></text:span><text:span text:style-name="T490_17">dei</text:span><text:span text:style-name="T490_18"><text:s/></text:span><text:span text:style-name="T490_19">quali</text:span><text:span text:style-name="T490_20"><text:s/></text:span><text:span text:style-name="T490_21">sono</text:span><text:span text:style-name="T490_22">:</text:span></text:p>
      <text:p text:style-name="P491"><text:span text:style-name="T491_1">Estrattivi</text:span><text:span text:style-name="T491_2">:</text:span></text:p>
      <text:list text:style-name="LS35" xml:id="list130">
        <text:list-item>
          <text:p text:style-name="P492"><text:span text:style-name="T492_1">Configurazione</text:span><text:span text:style-name="T492_2"><text:s/></text:span><text:span text:style-name="T492_3">a</text:span><text:span text:style-name="T492_4"><text:s/></text:span><text:span text:style-name="T492_5">singolo</text:span><text:span text:style-name="T492_6"><text:s/></text:span><text:span text:style-name="T492_7">pianeta</text:span><text:span text:style-name="T492_8"><text:s/></text:span><text:span text:style-name="T492_9">con</text:span><text:span text:style-name="T492_10"><text:s/></text:span><text:span text:style-name="T492_11">P</text:span><text:span text:style-name="T492_12">3<text:s/></text:span><text:span text:style-name="T492_13">sullo</text:span><text:span text:style-name="T492_14"><text:s/></text:span><text:span text:style-name="T492_15">stesso</text:span><text:span text:style-name="T492_16"><text:s/></text:span><text:span text:style-name="T492_17">pianeta</text:span><text:span text:style-name="T492_18"><text:s/>(</text:span><text:span text:style-name="T492_19">importando</text:span><text:span text:style-name="T492_20"><text:s/></text:span><text:span text:style-name="T492_21">materiali</text:span><text:span text:style-name="T492_22"><text:s/></text:span><text:span text:style-name="T492_23">da</text:span><text:span text:style-name="T492_24"><text:s/></text:span><text:span text:style-name="T492_25">altri</text:span><text:span text:style-name="T492_26"><text:s/></text:span><text:span text:style-name="T492_27">singoli</text:span><text:span text:style-name="T492_28"><text:s/></text:span><text:span text:style-name="T492_29">pianeti</text:span><text:span text:style-name="T492_30">)</text:span></text:p>
        </text:list-item>
        <text:list-item>
          <text:p text:style-name="P493"><text:span text:style-name="T493_1">Configurazione</text:span><text:span text:style-name="T493_2"><text:s/></text:span><text:span text:style-name="T493_3">a</text:span><text:span text:style-name="T493_4"><text:s/></text:span><text:span text:style-name="T493_5">singolo</text:span><text:span text:style-name="T493_6"><text:s/></text:span><text:span text:style-name="T493_7">pianeta</text:span><text:span text:style-name="T493_8"><text:s/></text:span><text:span text:style-name="T493_9">con</text:span><text:span text:style-name="T493_10"><text:s/></text:span><text:span text:style-name="T493_11">P</text:span><text:span text:style-name="T493_12">3<text:s/></text:span><text:span text:style-name="T493_13">su</text:span><text:span text:style-name="T493_14"><text:s/></text:span><text:span text:style-name="T493_15">un</text:span><text:span text:style-name="T493_16"><text:s/></text:span><text:span text:style-name="T493_17">pianeta</text:span><text:span text:style-name="T493_18"><text:s/></text:span><text:span text:style-name="T493_19">a</text:span><text:span text:style-name="T493_20"><text:s/></text:span><text:span text:style-name="T493_21">parte</text:span><text:span text:style-name="T493_22"><text:s/></text:span><text:span text:style-name="T493_23">su</text:span><text:span text:style-name="T493_24"><text:s/></text:span><text:span text:style-name="T493_25">cui</text:span><text:span text:style-name="T493_26"><text:s/></text:span><text:span text:style-name="T493_27">oltre</text:span><text:span text:style-name="T493_28"><text:s/></text:span><text:span text:style-name="T493_29">a</text:span><text:span text:style-name="T493_30"><text:s/></text:span><text:span text:style-name="T493_31">P</text:span><text:span text:style-name="T493_32">3<text:s/></text:span><text:span text:style-name="T493_33">si</text:span><text:span text:style-name="T493_34"><text:s/></text:span><text:span text:style-name="T493_35">fanno</text:span><text:span text:style-name="T493_36"><text:s/></text:span><text:span text:style-name="T493_37">altre</text:span><text:span text:style-name="T493_38"><text:s/></text:span><text:span text:style-name="T493_39">cose</text:span><text:span text:style-name="T493_40"><text:s/>(</text:span><text:span text:style-name="T493_41">es</text:span><text:span text:style-name="T493_42">.<text:s/></text:span><text:span text:style-name="T493_43">estrazione</text:span><text:span text:style-name="T493_44"><text:s/></text:span><text:span text:style-name="T493_45">P</text:span><text:span text:style-name="T493_46">1)</text:span></text:p>
        </text:list-item>
        <text:list-item>
          <text:p text:style-name="P494"><text:span text:style-name="T494_1">Configurazione</text:span><text:span text:style-name="T494_2"><text:s/></text:span><text:span text:style-name="T494_3">a</text:span><text:span text:style-name="T494_4"><text:s/></text:span><text:span text:style-name="T494_5">produzione</text:span><text:span text:style-name="T494_6"><text:s/></text:span><text:span text:style-name="T494_7">separata</text:span><text:span text:style-name="T494_8"><text:s/>(</text:span><text:span text:style-name="T494_9">metodo</text:span><text:span text:style-name="T494_10"><text:s/></text:span><text:span text:style-name="T494_11">già</text:span><text:span text:style-name="T494_12"><text:s/></text:span><text:span text:style-name="T494_13">descritto</text:span><text:span text:style-name="T494_14"><text:s/></text:span><text:span text:style-name="T494_15">anche</text:span><text:span text:style-name="T494_16"><text:s/></text:span><text:span text:style-name="T494_17">per</text:span><text:span text:style-name="T494_18"><text:s/></text:span><text:span text:style-name="T494_19">la</text:span><text:span text:style-name="T494_20"><text:s/></text:span><text:span text:style-name="T494_21">P</text:span><text:span text:style-name="T494_22">3)</text:span></text:p>
        </text:list-item>
        <text:list-item>
          <text:p text:style-name="P495"><text:span text:style-name="T495_1">Configurazione</text:span><text:span text:style-name="T495_2"><text:s/></text:span><text:span text:style-name="T495_3">a</text:span><text:span text:style-name="T495_4"><text:s/></text:span><text:span text:style-name="T495_5">coppie</text:span><text:span text:style-name="T495_6"><text:s/></text:span><text:span text:style-name="T495_7">di</text:span><text:span text:style-name="T495_8"><text:s/></text:span><text:span text:style-name="T495_9">pianeti</text:span><text:span text:style-name="T495_10"><text:s/></text:span><text:span text:style-name="T495_11">con</text:span><text:span text:style-name="T495_12"><text:s/></text:span><text:span text:style-name="T495_13">produzione</text:span><text:span text:style-name="T495_14"><text:s/></text:span><text:span text:style-name="T495_15">P</text:span><text:span text:style-name="T495_16">3<text:s/></text:span><text:span text:style-name="T495_17">distribuita</text:span><text:span text:style-name="T495_18"><text:s/>(</text:span><text:span text:style-name="T495_19">già</text:span><text:span text:style-name="T495_20"><text:s/></text:span><text:span text:style-name="T495_21">descritta</text:span><text:span text:style-name="T495_22"><text:s/></text:span><text:span text:style-name="T495_23">sopra</text:span><text:span text:style-name="T495_24">)</text:span></text:p>
        </text:list-item>
      </text:list>
      <text:p text:style-name="P496"><text:span text:style-name="T496_1">Produttivi</text:span></text:p>
      <text:list text:style-name="LS36" xml:id="list134">
        <text:list-item>
          <text:p text:style-name="P497"><text:span text:style-name="T497_1">Pianeta</text:span><text:span text:style-name="T497_2"><text:s/></text:span><text:span text:style-name="T497_3">puramente</text:span><text:span text:style-name="T497_4"><text:s/></text:span><text:span text:style-name="T497_5">produttivo</text:span><text:span text:style-name="T497_6"><text:s/></text:span><text:span text:style-name="T497_7">con</text:span><text:span text:style-name="T497_8"><text:s/></text:span><text:span text:style-name="T497_9">AIF</text:span><text:span text:style-name="T497_10"><text:s/></text:span><text:span text:style-name="T497_11">da</text:span><text:span text:style-name="T497_12"><text:s/></text:span><text:span text:style-name="T497_13">P</text:span><text:span text:style-name="T497_14">1<text:s/></text:span><text:span text:style-name="T497_15">a</text:span><text:span text:style-name="T497_16"><text:s/></text:span><text:span text:style-name="T497_17">P</text:span><text:span text:style-name="T497_18">2<text:s/></text:span><text:span text:style-name="T497_19">e</text:span><text:span text:style-name="T497_20"><text:s/></text:span><text:span text:style-name="T497_21">da</text:span><text:span text:style-name="T497_22"><text:s/></text:span><text:span text:style-name="T497_23">P</text:span><text:span text:style-name="T497_24">2<text:s/></text:span><text:span text:style-name="T497_25">a</text:span><text:span text:style-name="T497_26"><text:s/></text:span><text:span text:style-name="T497_27">P</text:span><text:span text:style-name="T497_28">3,<text:s/></text:span><text:span text:style-name="T497_29">per</text:span><text:span text:style-name="T497_30"><text:s/></text:span><text:span text:style-name="T497_31">uno</text:span><text:span text:style-name="T497_32">,<text:s/></text:span><text:span text:style-name="T497_33">due</text:span><text:span text:style-name="T497_34"><text:s/></text:span><text:span text:style-name="T497_35">o</text:span><text:span text:style-name="T497_36"><text:s/></text:span><text:span text:style-name="T497_37">tre</text:span><text:span text:style-name="T497_38"><text:s/></text:span><text:span text:style-name="T497_39">P</text:span><text:span text:style-name="T497_40">2<text:s/></text:span><text:span text:style-name="T497_41">necessari</text:span><text:span text:style-name="T497_42">.<text:s/></text:span><text:span text:style-name="T497_43">Si</text:span><text:span text:style-name="T497_44"><text:s/></text:span><text:span text:style-name="T497_45">importa</text:span><text:span text:style-name="T497_46"><text:s/></text:span><text:span text:style-name="T497_47">il</text:span><text:span text:style-name="T497_48"><text:s/></text:span><text:span text:style-name="T497_49">P</text:span><text:span text:style-name="T497_50">1<text:s/></text:span><text:span text:style-name="T497_51">o</text:span><text:span text:style-name="T497_52"><text:s/></text:span><text:span text:style-name="T497_53">il</text:span><text:span text:style-name="T497_54"><text:s/></text:span><text:span text:style-name="T497_55">P</text:span><text:span text:style-name="T497_56">2<text:s/></text:span><text:span text:style-name="T497_57">a</text:span><text:span text:style-name="T497_58"><text:s/></text:span><text:span text:style-name="T497_59">seconda</text:span><text:span text:style-name="T497_60"><text:s/></text:span><text:span text:style-name="T497_61">di</text:span><text:span text:style-name="T497_62"><text:s/></text:span><text:span text:style-name="T497_63">quale</text:span><text:span text:style-name="T497_64"><text:s/></text:span><text:span text:style-name="T497_65">P</text:span><text:span text:style-name="T497_66">2<text:s/></text:span><text:span text:style-name="T497_67">si</text:span><text:span text:style-name="T497_68"><text:s/></text:span><text:span text:style-name="T497_69">voglia</text:span><text:span text:style-name="T497_70"><text:s/></text:span><text:span text:style-name="T497_71">produrre</text:span><text:span text:style-name="T497_72"><text:s/></text:span><text:span text:style-name="T497_73">e</text:span><text:span text:style-name="T497_74"><text:s/></text:span><text:span text:style-name="T497_75">quale</text:span><text:span text:style-name="T497_76">/</text:span><text:span text:style-name="T497_77">i</text:span><text:span text:style-name="T497_78"><text:s/></text:span><text:span text:style-name="T497_79">importare</text:span></text:p>
        </text:list-item>
        <text:list-item>
          <text:p text:style-name="P498"><text:span text:style-name="T498_1">Pianeta</text:span><text:span text:style-name="T498_2"><text:s/></text:span><text:span text:style-name="T498_3">puramente</text:span><text:span text:style-name="T498_4"><text:s/></text:span><text:span text:style-name="T498_5">produttivo</text:span><text:span text:style-name="T498_6"><text:s/></text:span><text:span text:style-name="T498_7">con</text:span><text:span text:style-name="T498_8"><text:s/></text:span><text:span text:style-name="T498_9">AIF</text:span><text:span text:style-name="T498_10"><text:s/></text:span><text:span text:style-name="T498_11">solo</text:span><text:span text:style-name="T498_12"><text:s/></text:span><text:span text:style-name="T498_13">da</text:span><text:span text:style-name="T498_14"><text:s/></text:span><text:span text:style-name="T498_15">P</text:span><text:span text:style-name="T498_16">2<text:s/></text:span><text:span text:style-name="T498_17">a</text:span><text:span text:style-name="T498_18"><text:s/></text:span><text:span text:style-name="T498_19">P</text:span><text:span text:style-name="T498_20">3.<text:s/></text:span><text:span text:style-name="T498_21">Si</text:span><text:span text:style-name="T498_22"><text:s/></text:span><text:span text:style-name="T498_23">importa</text:span><text:span text:style-name="T498_24"><text:s/></text:span><text:span text:style-name="T498_25">tutta</text:span><text:span text:style-name="T498_26"><text:s/></text:span><text:span text:style-name="T498_27">la</text:span><text:span text:style-name="T498_28"><text:s/></text:span><text:span text:style-name="T498_29">P</text:span><text:span text:style-name="T498_30">2</text:span></text:p>
        </text:list-item>
      </text:list>
      <text:p text:style-name="P499"/>
      <text:p text:style-name="P500"><text:span text:style-name="T500_1">Importante</text:span><text:span text:style-name="T500_2"><text:s/></text:span><text:span text:style-name="T500_3">è</text:span><text:span text:style-name="T500_4"><text:s/></text:span><text:span text:style-name="T500_5">determinare</text:span><text:span text:style-name="T500_6"><text:s/></text:span><text:span text:style-name="T500_7">il</text:span><text:span text:style-name="T500_8"><text:s/></text:span><text:span text:style-name="T500_9">numero</text:span><text:span text:style-name="T500_10"><text:s/></text:span><text:span text:style-name="T500_11">di</text:span><text:span text:style-name="T500_12"><text:s/></text:span><text:span text:style-name="T500_13">LP</text:span><text:span text:style-name="T500_14">/</text:span><text:span text:style-name="T500_15">SF</text:span><text:span text:style-name="T500_16"><text:s/></text:span><text:span text:style-name="T500_17">necessari</text:span><text:span text:style-name="T500_18"><text:s/></text:span><text:span text:style-name="T500_19">per</text:span><text:span text:style-name="T500_20"><text:s/></text:span><text:span text:style-name="T500_21">gestire</text:span><text:span text:style-name="T500_22"><text:s/></text:span><text:span text:style-name="T500_23">l</text:span><text:span text:style-name="T500_24">’</text:span><text:span text:style-name="T500_25">importazione</text:span><text:span text:style-name="T500_26"><text:s/></text:span><text:span text:style-name="T500_27">di</text:span><text:span text:style-name="T500_28"><text:s/></text:span><text:span text:style-name="T500_29">tutto</text:span><text:span text:style-name="T500_30"><text:s/></text:span><text:span text:style-name="T500_31">il</text:span><text:span text:style-name="T500_32"><text:s/></text:span><text:span text:style-name="T500_33">materiale</text:span><text:span text:style-name="T500_34"><text:s/></text:span><text:span text:style-name="T500_35">necessario</text:span><text:span text:style-name="T500_36"><text:s/></text:span><text:span text:style-name="T500_37">a</text:span><text:span text:style-name="T500_38"><text:s/></text:span><text:span text:style-name="T500_39">seconda</text:span><text:span text:style-name="T500_40"><text:s/></text:span><text:span text:style-name="T500_41">del</text:span><text:span text:style-name="T500_42"><text:s/></text:span><text:span text:style-name="T500_43">tempo</text:span><text:span text:style-name="T500_44"><text:s/></text:span><text:span text:style-name="T500_45">di</text:span><text:span text:style-name="T500_46"><text:s/></text:span><text:span text:style-name="T500_47">refill</text:span><text:span text:style-name="T500_48"><text:s/>(</text:span><text:span text:style-name="T500_49">il</text:span><text:span text:style-name="T500_50"><text:s/></text:span><text:span text:style-name="T500_51">tempo</text:span><text:span text:style-name="T500_52"><text:s/></text:span><text:span text:style-name="T500_53">in</text:span><text:span text:style-name="T500_54"><text:s/></text:span><text:span text:style-name="T500_55">cui</text:span><text:span text:style-name="T500_56"><text:s/></text:span><text:span text:style-name="T500_57">vogliamo</text:span><text:span text:style-name="T500_58"><text:s/></text:span><text:span text:style-name="T500_59">tornare</text:span><text:span text:style-name="T500_60"><text:s/></text:span><text:span text:style-name="T500_61">a</text:span><text:span text:style-name="T500_62"><text:s/></text:span><text:span text:style-name="T500_63">svuotare</text:span><text:span text:style-name="T500_64"><text:s/></text:span><text:span text:style-name="T500_65">i</text:span><text:span text:style-name="T500_66"><text:s/></text:span><text:span text:style-name="T500_67">LP</text:span><text:span text:style-name="T500_68"><text:s/></text:span><text:span text:style-name="T500_69">di</text:span><text:span text:style-name="T500_70"><text:s/></text:span><text:span text:style-name="T500_71">P</text:span><text:span text:style-name="T500_72">3<text:s/></text:span><text:span text:style-name="T500_73">e</text:span><text:span text:style-name="T500_74"><text:s/></text:span><text:span text:style-name="T500_75">riempire</text:span><text:span text:style-name="T500_76"><text:s/></text:span><text:span text:style-name="T500_77">i</text:span><text:span text:style-name="T500_78"><text:s/></text:span><text:span text:style-name="T500_79">magazzini</text:span><text:span text:style-name="T500_80"><text:s/></text:span><text:span text:style-name="T500_81">di</text:span><text:span text:style-name="T500_82"><text:s/></text:span><text:span text:style-name="T500_83">P</text:span><text:span text:style-name="T500_84">1/</text:span><text:span text:style-name="T500_85">P</text:span><text:span text:style-name="T500_86">2).</text:span></text:p>
      <text:p text:style-name="P501"/>
      <text:h text:style-name="P502" text:outline-level="10"><text:bookmark-start text:name="h.bxr1pypnd073"/><text:bookmark-end text:name="h.bxr1pypnd073"/><text:span text:style-name="T502_1">Produzione</text:span><text:span text:style-name="T502_2"><text:s/></text:span><text:span text:style-name="T502_3">di</text:span><text:span text:style-name="T502_4"><text:s/></text:span><text:span text:style-name="T502_5">P</text:span><text:span text:style-name="T502_6">4<text:s/>(</text:span><text:span text:style-name="T502_7">Cenni</text:span><text:span text:style-name="T502_8">)</text:span></text:h>
      <text:p text:style-name="P503"><text:span text:style-name="T503_1">Si</text:span><text:span text:style-name="T503_2"><text:s/></text:span><text:span text:style-name="T503_3">fa</text:span><text:span text:style-name="T503_4"><text:s/></text:span><text:span text:style-name="T503_5">solo</text:span><text:span text:style-name="T503_6"><text:s/></text:span><text:span text:style-name="T503_7">in</text:span><text:span text:style-name="T503_8"><text:s/></text:span><text:span text:style-name="T503_9">Barren</text:span><text:span text:style-name="T503_10"><text:s/></text:span><text:span text:style-name="T503_11">e</text:span><text:span text:style-name="T503_12"><text:s/></text:span><text:span text:style-name="T503_13">Temperate</text:span><text:span text:style-name="T503_14">.</text:span></text:p>
      <text:p text:style-name="P504"><text:span text:style-name="T504_1">Estrattivi</text:span><text:span text:style-name="T504_2">:<text:s/></text:span></text:p>
      <text:list text:style-name="LS37" xml:id="list136">
        <text:list-item>
          <text:p text:style-name="P505"><text:span text:style-name="T505_1">si</text:span><text:span text:style-name="T505_2"><text:s/></text:span><text:span text:style-name="T505_3">usano</text:span><text:span text:style-name="T505_4"><text:s/></text:span><text:span text:style-name="T505_5">più</text:span><text:span text:style-name="T505_6"><text:s/></text:span><text:span text:style-name="T505_7">piloti</text:span><text:span text:style-name="T505_8"><text:s/></text:span><text:span text:style-name="T505_9">per</text:span><text:span text:style-name="T505_10"><text:s/></text:span><text:span text:style-name="T505_11">produrre</text:span><text:span text:style-name="T505_12"><text:s/></text:span><text:span text:style-name="T505_13">i</text:span><text:span text:style-name="T505_14"><text:s/>2-3<text:s/></text:span><text:span text:style-name="T505_15">tipi</text:span><text:span text:style-name="T505_16"><text:s/></text:span><text:span text:style-name="T505_17">di</text:span><text:span text:style-name="T505_18"><text:s/></text:span><text:span text:style-name="T505_19">P</text:span><text:span text:style-name="T505_20">3<text:s/></text:span><text:span text:style-name="T505_21">necessari</text:span><text:span text:style-name="T505_22"><text:s/></text:span><text:span text:style-name="T505_23">e</text:span><text:span text:style-name="T505_24"><text:s/></text:span><text:span text:style-name="T505_25">li</text:span><text:span text:style-name="T505_26"><text:s/></text:span><text:span text:style-name="T505_27">si</text:span><text:span text:style-name="T505_28"><text:s/></text:span><text:span text:style-name="T505_29">combina</text:span><text:span text:style-name="T505_30"><text:s/></text:span><text:span text:style-name="T505_31">in</text:span><text:span text:style-name="T505_32"><text:s/></text:span><text:span text:style-name="T505_33">qualche</text:span><text:span text:style-name="T505_34"><text:s/></text:span><text:span text:style-name="T505_35">pianeta</text:span><text:span text:style-name="T505_36"><text:s/></text:span><text:span text:style-name="T505_37">a</text:span><text:span text:style-name="T505_38"><text:s/></text:span><text:span text:style-name="T505_39">seconda</text:span><text:span text:style-name="T505_40"><text:s/></text:span><text:span text:style-name="T505_41">delle</text:span><text:span text:style-name="T505_42"><text:s/></text:span><text:span text:style-name="T505_43">disponibilità</text:span><text:span text:style-name="T505_44"><text:s/></text:span><text:span text:style-name="T505_45">di</text:span><text:span text:style-name="T505_46"><text:s/></text:span><text:span text:style-name="T505_47">CPU</text:span><text:span text:style-name="T505_48">/</text:span><text:span text:style-name="T505_49">Power</text:span><text:span text:style-name="T505_50"><text:s/></text:span><text:span text:style-name="T505_51">e</text:span><text:span text:style-name="T505_52"><text:s/></text:span><text:span text:style-name="T505_53">la</text:span><text:span text:style-name="T505_54"><text:s/></text:span><text:span text:style-name="T505_55">presenza</text:span><text:span text:style-name="T505_56"><text:s/></text:span><text:span text:style-name="T505_57">in</text:span><text:span text:style-name="T505_58"><text:s/></text:span><text:span text:style-name="T505_59">loco</text:span><text:span text:style-name="T505_60"><text:s/></text:span><text:span text:style-name="T505_61">si</text:span><text:span text:style-name="T505_62"><text:s/></text:span><text:span text:style-name="T505_63">P</text:span><text:span text:style-name="T505_64">3<text:s/></text:span><text:span text:style-name="T505_65">maggiore</text:span><text:span text:style-name="T505_66"><text:s/></text:span><text:span text:style-name="T505_67">possibile</text:span><text:span text:style-name="T505_68">.</text:span></text:p>
        </text:list-item>
      </text:list>
      <text:p text:style-name="P506"><text:span text:style-name="T506_1">Configurazioni</text:span><text:span text:style-name="T506_2"><text:s/></text:span><text:span text:style-name="T506_3">estrattive</text:span><text:span text:style-name="T506_4"><text:s/></text:span><text:span text:style-name="T506_5">possono</text:span><text:span text:style-name="T506_6"><text:s/></text:span><text:span text:style-name="T506_7">però</text:span><text:span text:style-name="T506_8"><text:s/></text:span><text:span text:style-name="T506_9">rifornire</text:span><text:span text:style-name="T506_10"><text:s/></text:span><text:span text:style-name="T506_11">poche</text:span><text:span text:style-name="T506_12"><text:s/></text:span><text:span text:style-name="T506_13">HTPP</text:span><text:span text:style-name="T506_14">,<text:s/></text:span><text:span text:style-name="T506_15">spesso</text:span><text:span text:style-name="T506_16"><text:s/></text:span><text:span text:style-name="T506_17">si</text:span><text:span text:style-name="T506_18"><text:s/></text:span><text:span text:style-name="T506_19">usano</text:span><text:span text:style-name="T506_20"><text:s/></text:span><text:span text:style-name="T506_21">configurazioni</text:span><text:span text:style-name="T506_22"><text:s/></text:span><text:span text:style-name="T506_23">puramente</text:span><text:span text:style-name="T506_24"><text:s/></text:span><text:span text:style-name="T506_25">produttive</text:span></text:p>
      <text:list text:style-name="LS38" xml:id="list137">
        <text:list-item>
          <text:p text:style-name="P507"><text:span text:style-name="T507_1">si</text:span><text:span text:style-name="T507_2"><text:s/></text:span><text:span text:style-name="T507_3">sceglie</text:span><text:span text:style-name="T507_4"><text:s/></text:span><text:span text:style-name="T507_5">una</text:span><text:span text:style-name="T507_6"><text:s/></text:span><text:span text:style-name="T507_7">configurazione</text:span><text:span text:style-name="T507_8"><text:s/></text:span><text:span text:style-name="T507_9">adeguata</text:span><text:span text:style-name="T507_10"><text:s/></text:span><text:span text:style-name="T507_11">di</text:span><text:span text:style-name="T507_12"><text:s/></text:span><text:span text:style-name="T507_13">fabbriche</text:span><text:span text:style-name="T507_14"><text:s/></text:span><text:span text:style-name="T507_15">HTPP</text:span><text:span text:style-name="T507_16"><text:s/></text:span><text:span text:style-name="T507_17">ed</text:span><text:span text:style-name="T507_18"><text:s/></text:span><text:span text:style-name="T507_19">eventualmente</text:span><text:span text:style-name="T507_20"><text:s/></text:span><text:span text:style-name="T507_21">AIF</text:span><text:span text:style-name="T507_22"><text:s/>(</text:span><text:span text:style-name="T507_23">P</text:span><text:span text:style-name="T507_24">2/</text:span><text:span text:style-name="T507_25">P</text:span><text:span text:style-name="T507_26">3)<text:s/></text:span><text:span text:style-name="T507_27">in</text:span><text:span text:style-name="T507_28"><text:s/></text:span><text:span text:style-name="T507_29">base</text:span><text:span text:style-name="T507_30"><text:s/></text:span><text:span text:style-name="T507_31">alla</text:span><text:span text:style-name="T507_32"><text:s/></text:span><text:span text:style-name="T507_33">strategia</text:span><text:span text:style-name="T507_34"><text:s/></text:span><text:span text:style-name="T507_35">di</text:span><text:span text:style-name="T507_36"><text:s/></text:span><text:span text:style-name="T507_37">combinazione</text:span><text:span text:style-name="T507_38"><text:s/></text:span><text:span text:style-name="T507_39">scelta</text:span><text:span text:style-name="T507_40">.<text:s/></text:span></text:p>
        </text:list-item>
      </text:list>
      <text:p text:style-name="P508"><text:span text:style-name="T508_1">Il</text:span><text:span text:style-name="T508_2"><text:s/></text:span><text:span text:style-name="T508_3">calcolo</text:span><text:span text:style-name="T508_4"><text:s/></text:span><text:span text:style-name="T508_5">di</text:span><text:span text:style-name="T508_6"><text:s/></text:span><text:span text:style-name="T508_7">LP</text:span><text:span text:style-name="T508_8">/</text:span><text:span text:style-name="T508_9">SF</text:span><text:span text:style-name="T508_10"><text:s/></text:span><text:span text:style-name="T508_11">necessari</text:span><text:span text:style-name="T508_12">,<text:s/></text:span><text:span text:style-name="T508_13">le</text:span><text:span text:style-name="T508_14"><text:s/></text:span><text:span text:style-name="T508_15">rotte</text:span><text:span text:style-name="T508_16"><text:s/></text:span><text:span text:style-name="T508_17">e</text:span><text:span text:style-name="T508_18"><text:s/></text:span><text:span text:style-name="T508_19">le</text:span><text:span text:style-name="T508_20"><text:s/></text:span><text:span text:style-name="T508_21">policy</text:span><text:span text:style-name="T508_22"><text:s/></text:span><text:span text:style-name="T508_23">sono</text:span><text:span text:style-name="T508_24"><text:s/></text:span><text:span text:style-name="T508_25">quanto</text:span><text:span text:style-name="T508_26"><text:s/></text:span><text:span text:style-name="T508_27">mai</text:span><text:span text:style-name="T508_28"><text:s/></text:span><text:span text:style-name="T508_29">importanti</text:span><text:span text:style-name="T508_30"><text:s/></text:span><text:span text:style-name="T508_31">per</text:span><text:span text:style-name="T508_32"><text:s/></text:span><text:span text:style-name="T508_33">la</text:span><text:span text:style-name="T508_34"><text:s/></text:span><text:span text:style-name="T508_35">produzione</text:span><text:span text:style-name="T508_36"><text:s/></text:span><text:span text:style-name="T508_37">di</text:span><text:span text:style-name="T508_38"><text:s/></text:span><text:span text:style-name="T508_39">P</text:span><text:span text:style-name="T508_40">4.</text:span></text:p>
      <text:h text:style-name="P509" text:outline-level="10"><text:bookmark-start text:name="h.dd5me0jfv2fr"/><text:bookmark-end text:name="h.dd5me0jfv2fr"/><text:span text:style-name="T509_1">Esercizi</text:span></text:h>
      <text:p text:style-name="P510"><text:span text:style-name="T510_1">skills</text:span><text:span text:style-name="T510_2"><text:s/></text:span><text:span text:style-name="T510_3">remote</text:span><text:span text:style-name="T510_4"><text:s/></text:span><text:span text:style-name="T510_5">sensing</text:span><text:span text:style-name="T510_6"><text:s/>1,<text:s/></text:span><text:span text:style-name="T510_7">command</text:span><text:span text:style-name="T510_8"><text:s/></text:span><text:span text:style-name="T510_9">center</text:span><text:span text:style-name="T510_10"><text:s/></text:span><text:span text:style-name="T510_11">upgrades</text:span><text:span text:style-name="T510_12"><text:s/>1</text:span></text:p>
      <text:p text:style-name="P511"/>
      <text:p text:style-name="P512"><text:span text:style-name="T512_1">1)</text:span><text:span text:style-name="T512_2">Fare</text:span><text:span text:style-name="T512_3"><text:s/></text:span><text:span text:style-name="T512_4">scan</text:span><text:span text:style-name="T512_5"><text:s/></text:span><text:span text:style-name="T512_6">di</text:span><text:span text:style-name="T512_7"><text:s/></text:span><text:span text:style-name="T512_8">pianeti</text:span><text:span text:style-name="T512_9"><text:s/></text:span><text:span text:style-name="T512_10">a</text:span><text:span text:style-name="T512_11"><text:s/></text:span><text:span text:style-name="T512_12">piacere</text:span><text:span text:style-name="T512_13">,<text:s/></text:span><text:span text:style-name="T512_14">scegliere</text:span><text:span text:style-name="T512_15"><text:s/></text:span><text:span text:style-name="T512_16">la</text:span><text:span text:style-name="T512_17"><text:s/></text:span><text:span text:style-name="T512_18">vostra</text:span><text:span text:style-name="T512_19"><text:s/></text:span><text:span text:style-name="T512_20">scala</text:span><text:span text:style-name="T512_21"><text:s/></text:span><text:span text:style-name="T512_22">standard</text:span><text:span text:style-name="T512_23"><text:s/></text:span><text:span text:style-name="T512_24">di</text:span><text:span text:style-name="T512_25"><text:s/></text:span><text:span text:style-name="T512_26">confronto</text:span></text:p>
      <text:p text:style-name="P513"><text:span text:style-name="T513_1">2)</text:span><text:span text:style-name="T513_2">Scegliere</text:span><text:span text:style-name="T513_3"><text:s/></text:span><text:span text:style-name="T513_4">un</text:span><text:span text:style-name="T513_5"><text:s/></text:span><text:span text:style-name="T513_6">prodotto</text:span><text:span text:style-name="T513_7"><text:s/></text:span><text:span text:style-name="T513_8">P</text:span><text:span text:style-name="T513_9">2<text:s/></text:span><text:span text:style-name="T513_10">a</text:span><text:span text:style-name="T513_11"><text:s/></text:span><text:span text:style-name="T513_12">caso</text:span><text:span text:style-name="T513_13"><text:s/></text:span><text:span text:style-name="T513_14">dalla</text:span><text:span text:style-name="T513_15"><text:s/></text:span><text:span text:style-name="T513_16">tabella</text:span><text:span text:style-name="T513_17"><text:s/></text:span><text:span text:style-name="T513_18">del</text:span><text:span text:style-name="T513_19"><text:s/></text:span><text:span text:style-name="T513_20">sito</text:span><text:span text:style-name="T513_21"><text:s/></text:span><text:span text:style-name="T513_22">di</text:span><text:span text:style-name="T513_23"><text:s/></text:span><text:span text:style-name="T513_24">riferimento</text:span><text:span text:style-name="T513_25"><text:s/></text:span><text:span text:style-name="T513_26">scelto</text:span><text:span text:style-name="T513_27"><text:s/></text:span><text:span text:style-name="T513_28">da</text:span><text:span text:style-name="T513_29"><text:s/></text:span><text:span text:style-name="T513_30">voi</text:span><text:span text:style-name="T513_31">,<text:s/></text:span><text:span text:style-name="T513_32">vedere</text:span><text:span text:style-name="T513_33"><text:s/></text:span><text:span text:style-name="T513_34">da</text:span><text:span text:style-name="T513_35"><text:s/></text:span><text:span text:style-name="T513_36">quali</text:span><text:span text:style-name="T513_37"><text:s/></text:span><text:span text:style-name="T513_38">P</text:span><text:span text:style-name="T513_39">1<text:s/></text:span><text:span text:style-name="T513_40">è</text:span><text:span text:style-name="T513_41"><text:s/></text:span><text:span text:style-name="T513_42">formato</text:span><text:span text:style-name="T513_43">,<text:s/></text:span><text:span text:style-name="T513_44">fino</text:span><text:span text:style-name="T513_45"><text:s/></text:span><text:span text:style-name="T513_46">a</text:span><text:span text:style-name="T513_47"><text:s/></text:span><text:span text:style-name="T513_48">risalire</text:span><text:span text:style-name="T513_49"><text:s/></text:span><text:span text:style-name="T513_50">ai</text:span><text:span text:style-name="T513_51"><text:s/></text:span><text:span text:style-name="T513_52">P</text:span><text:span text:style-name="T513_53">0<text:s/></text:span><text:span text:style-name="T513_54">richiesti</text:span><text:span text:style-name="T513_55"><text:s/></text:span><text:span text:style-name="T513_56">ed</text:span><text:span text:style-name="T513_57"><text:s/></text:span><text:span text:style-name="T513_58">ai</text:span><text:span text:style-name="T513_59"><text:s/></text:span><text:span text:style-name="T513_60">tipi</text:span><text:span text:style-name="T513_61"><text:s/></text:span><text:span text:style-name="T513_62">di</text:span><text:span text:style-name="T513_63"><text:s/></text:span><text:span text:style-name="T513_64">pianeti</text:span><text:span text:style-name="T513_65"><text:s/></text:span><text:span text:style-name="T513_66">richiesti</text:span><text:span text:style-name="T513_67">.</text:span></text:p>
      <text:p text:style-name="P514"><text:span text:style-name="T514_1">3)</text:span><text:span text:style-name="T514_2">Scegliere</text:span><text:span text:style-name="T514_3"><text:s/></text:span><text:span text:style-name="T514_4">uno</text:span><text:span text:style-name="T514_5"><text:s/></text:span><text:span text:style-name="T514_6">di</text:span><text:span text:style-name="T514_7"><text:s/></text:span><text:span text:style-name="T514_8">questi</text:span><text:span text:style-name="T514_9"><text:s/></text:span><text:span text:style-name="T514_10">P</text:span><text:span text:style-name="T514_11">0<text:s/></text:span><text:span text:style-name="T514_12">e</text:span><text:span text:style-name="T514_13"><text:s/></text:span><text:span text:style-name="T514_14">cercare</text:span><text:span text:style-name="T514_15"><text:s/></text:span><text:span text:style-name="T514_16">per</text:span><text:span text:style-name="T514_17"><text:s/></text:span><text:span text:style-name="T514_18">questo</text:span><text:span text:style-name="T514_19"><text:s/></text:span><text:span text:style-name="T514_20">P</text:span><text:span text:style-name="T514_21">0<text:s/></text:span><text:span text:style-name="T514_22">un</text:span><text:span text:style-name="T514_23"><text:s/></text:span><text:span text:style-name="T514_24">buon</text:span><text:span text:style-name="T514_25"><text:s/></text:span><text:span text:style-name="T514_26">pianeta</text:span><text:span text:style-name="T514_27"><text:s/></text:span><text:span text:style-name="T514_28">facendo</text:span><text:span text:style-name="T514_29"><text:s/></text:span><text:span text:style-name="T514_30">scan</text:span><text:span text:style-name="T514_31"><text:s/></text:span><text:span text:style-name="T514_32">su</text:span><text:span text:style-name="T514_33"><text:s/></text:span><text:span text:style-name="T514_34">alcuni</text:span><text:span text:style-name="T514_35"><text:s/></text:span><text:span text:style-name="T514_36">pianeti</text:span><text:span text:style-name="T514_37"><text:s/></text:span><text:span text:style-name="T514_38">dei</text:span><text:span text:style-name="T514_39"><text:s/></text:span><text:span text:style-name="T514_40">nostri</text:span><text:span text:style-name="T514_41"><text:s/>4<text:s/></text:span><text:span text:style-name="T514_42">sistemi</text:span><text:span text:style-name="T514_43">.</text:span></text:p>
      <text:p text:style-name="P515"><text:span text:style-name="T515_1">4)</text:span><text:span text:style-name="T515_2">Piazzare</text:span><text:span text:style-name="T515_3"><text:s/></text:span><text:span text:style-name="T515_4">CC</text:span><text:span text:style-name="T515_5">,<text:s/></text:span><text:span text:style-name="T515_6">upgradarlo</text:span><text:span text:style-name="T515_7"><text:s/></text:span><text:span text:style-name="T515_8">di</text:span><text:span text:style-name="T515_9"><text:s/>1<text:s/></text:span><text:span text:style-name="T515_10">grado</text:span><text:span text:style-name="T515_11">,<text:s/></text:span><text:span text:style-name="T515_12">ECU</text:span><text:span text:style-name="T515_13">,<text:s/></text:span><text:span text:style-name="T515_14">LP</text:span><text:span text:style-name="T515_15">,<text:s/></text:span><text:span text:style-name="T515_16">link</text:span></text:p>
      <text:p text:style-name="P516"><text:span text:style-name="T516_1">5)</text:span><text:span text:style-name="T516_2">Fare</text:span><text:span text:style-name="T516_3"><text:s/></text:span><text:span text:style-name="T516_4">un</text:span><text:span text:style-name="T516_5"><text:s/></text:span><text:span text:style-name="T516_6">programma</text:span><text:span text:style-name="T516_7"><text:s/></text:span><text:span text:style-name="T516_8">di</text:span><text:span text:style-name="T516_9"><text:s/></text:span><text:span text:style-name="T516_10">estrazione</text:span><text:span text:style-name="T516_11"><text:s/></text:span><text:span text:style-name="T516_12">con</text:span><text:span text:style-name="T516_13"><text:s/>3-4<text:s/></text:span><text:span text:style-name="T516_14">estrattori</text:span><text:span text:style-name="T516_15"><text:s/></text:span><text:span text:style-name="T516_16">su</text:span><text:span text:style-name="T516_17"><text:s/>18<text:s/></text:span><text:span text:style-name="T516_18">ore</text:span><text:span text:style-name="T516_19">,<text:s/></text:span><text:span text:style-name="T516_20">sperimentando</text:span><text:span text:style-name="T516_21"><text:s/></text:span><text:span text:style-name="T516_22">quanto</text:span><text:span text:style-name="T516_23"><text:s/></text:span><text:span text:style-name="T516_24">visto</text:span><text:span text:style-name="T516_25"><text:s/></text:span><text:span text:style-name="T516_26">sotto</text:span><text:span text:style-name="T516_27"><text:s/></text:span><text:span text:style-name="T516_28">il</text:span><text:span text:style-name="T516_29"><text:s/></text:span><text:span text:style-name="T516_30">capitolo</text:span><text:span text:style-name="T516_31"><text:s/></text:span><text:span text:style-name="T516_32">relativo</text:span><text:span text:style-name="T516_33"><text:s/></text:span><text:span text:style-name="T516_34">al</text:span><text:span text:style-name="T516_35"><text:s/></text:span><text:span text:style-name="T516_36">programma</text:span><text:span text:style-name="T516_37"><text:s/></text:span><text:span text:style-name="T516_38">di</text:span><text:span text:style-name="T516_39"><text:s/></text:span><text:span text:style-name="T516_40">estrazione</text:span><text:span text:style-name="T516_41">.<text:s/>(</text:span><text:span text:style-name="T516_42">muovete</text:span><text:span text:style-name="T516_43"><text:s/></text:span><text:span text:style-name="T516_44">l</text:span><text:span text:style-name="T516_45">’</text:span><text:span text:style-name="T516_46">extraction</text:span><text:span text:style-name="T516_47"><text:s/></text:span><text:span text:style-name="T516_48">area</text:span><text:span text:style-name="T516_49"><text:s/></text:span><text:span text:style-name="T516_50">size</text:span><text:span text:style-name="T516_51"><text:s/></text:span><text:span text:style-name="T516_52">e</text:span><text:span text:style-name="T516_53"><text:s/></text:span><text:span text:style-name="T516_54">guardate</text:span><text:span text:style-name="T516_55"><text:s/></text:span><text:span text:style-name="T516_56">i</text:span><text:span text:style-name="T516_57"><text:s/></text:span><text:span text:style-name="T516_58">cambiamenti</text:span><text:span text:style-name="T516_59">,<text:s/></text:span><text:span text:style-name="T516_60">spostate</text:span><text:span text:style-name="T516_61"><text:s/></text:span><text:span text:style-name="T516_62">testate</text:span><text:span text:style-name="T516_63"><text:s/></text:span><text:span text:style-name="T516_64">in</text:span><text:span text:style-name="T516_65"><text:s/></text:span><text:span text:style-name="T516_66">posizione</text:span><text:span text:style-name="T516_67"><text:s/></text:span><text:span text:style-name="T516_68">ottimale</text:span><text:span text:style-name="T516_69">,<text:s/></text:span><text:span text:style-name="T516_70">annotate</text:span><text:span text:style-name="T516_71"><text:s/></text:span><text:span text:style-name="T516_72">Program</text:span><text:span text:style-name="T516_73"><text:s/></text:span><text:span text:style-name="T516_74">Output</text:span><text:span text:style-name="T516_75"><text:s/></text:span><text:span text:style-name="T516_76">per</text:span><text:span text:style-name="T516_77"><text:s/></text:span><text:span text:style-name="T516_78">hour</text:span><text:span text:style-name="T516_79"><text:s/></text:span><text:span text:style-name="T516_80">prima</text:span><text:span text:style-name="T516_81"><text:s/></text:span><text:span text:style-name="T516_82">e</text:span><text:span text:style-name="T516_83"><text:s/></text:span><text:span text:style-name="T516_84">dopo</text:span><text:span text:style-name="T516_85"><text:s/></text:span><text:span text:style-name="T516_86">lo</text:span><text:span text:style-name="T516_87"><text:s/></text:span><text:span text:style-name="T516_88">start</text:span><text:span text:style-name="T516_89"><text:s/></text:span><text:span text:style-name="T516_90">program</text:span><text:span text:style-name="T516_91">)</text:span></text:p>
      <text:p text:style-name="P517"><text:span text:style-name="T517_1">6)<text:s/></text:span><text:span text:style-name="T517_2">Guardare</text:span><text:span text:style-name="T517_3"><text:s/></text:span><text:span text:style-name="T517_4">occupazione</text:span><text:span text:style-name="T517_5"><text:s/>%<text:s/></text:span><text:span text:style-name="T517_6">link</text:span><text:span text:style-name="T517_7">,<text:s/></text:span><text:span text:style-name="T517_8">costo</text:span><text:span text:style-name="T517_9"><text:s/></text:span><text:span text:style-name="T517_10">in</text:span><text:span text:style-name="T517_11"><text:s/></text:span><text:span text:style-name="T517_12">CPU</text:span><text:span text:style-name="T517_13">/</text:span><text:span text:style-name="T517_14">Power</text:span><text:span text:style-name="T517_15"><text:s/></text:span><text:span text:style-name="T517_16">link</text:span><text:span text:style-name="T517_17">,<text:s/></text:span><text:span text:style-name="T517_18">fare</text:span><text:span text:style-name="T517_19"><text:s/></text:span><text:span text:style-name="T517_20">rotta</text:span><text:span text:style-name="T517_21"><text:s/></text:span><text:span text:style-name="T517_22">P</text:span><text:span text:style-name="T517_23">0<text:s/></text:span><text:span text:style-name="T517_24">su</text:span><text:span text:style-name="T517_25"><text:s/></text:span><text:span text:style-name="T517_26">LP</text:span><text:span text:style-name="T517_27">,<text:s/></text:span><text:span text:style-name="T517_28">verifica</text:span><text:span text:style-name="T517_29"><text:s/></text:span><text:span text:style-name="T517_30">rotta</text:span><text:span text:style-name="T517_31"><text:s/></text:span><text:span text:style-name="T517_32">su</text:span><text:span text:style-name="T517_33"><text:s/></text:span><text:span text:style-name="T517_34">LP</text:span></text:p>
      <text:p text:style-name="P518"><text:span text:style-name="T518_1">7)</text:span><text:span text:style-name="T518_2">Piazzare</text:span><text:span text:style-name="T518_3"><text:s/></text:span><text:span text:style-name="T518_4">il</text:span><text:span text:style-name="T518_5"><text:s/></text:span><text:span text:style-name="T518_6">giusto</text:span><text:span text:style-name="T518_7"><text:s/></text:span><text:span text:style-name="T518_8">numero</text:span><text:span text:style-name="T518_9"><text:s/></text:span><text:span text:style-name="T518_10">di</text:span><text:span text:style-name="T518_11"><text:s/></text:span><text:span text:style-name="T518_12">BIFdel</text:span><text:span text:style-name="T518_13"><text:s/></text:span><text:span text:style-name="T518_14">P</text:span><text:span text:style-name="T518_15">1<text:s/></text:span><text:span text:style-name="T518_16">necessario</text:span><text:span text:style-name="T518_17"><text:s/></text:span><text:span text:style-name="T518_18">per</text:span><text:span text:style-name="T518_19"><text:s/></text:span><text:span text:style-name="T518_20">fare</text:span><text:span text:style-name="T518_21"><text:s/></text:span><text:span text:style-name="T518_22">la</text:span><text:span text:style-name="T518_23"><text:s/></text:span><text:span text:style-name="T518_24">P</text:span><text:span text:style-name="T518_25">2<text:s/></text:span><text:span text:style-name="T518_26">scelta</text:span><text:span text:style-name="T518_27"><text:s/></text:span><text:span text:style-name="T518_28">al</text:span><text:span text:style-name="T518_29"><text:s/></text:span><text:span text:style-name="T518_30">punto</text:span><text:span text:style-name="T518_31"><text:s/>2,<text:s/></text:span><text:span text:style-name="T518_32">configurarle</text:span><text:span text:style-name="T518_33">,<text:s/></text:span><text:span text:style-name="T518_34">linkarle</text:span><text:span text:style-name="T518_35"><text:s/></text:span><text:span text:style-name="T518_36">e</text:span><text:span text:style-name="T518_37"><text:s/></text:span><text:span text:style-name="T518_38">fare</text:span><text:span text:style-name="T518_39"><text:s/></text:span><text:span text:style-name="T518_40">rotte</text:span><text:span text:style-name="T518_41"><text:s/></text:span><text:span text:style-name="T518_42">come</text:span><text:span text:style-name="T518_43"><text:s/></text:span><text:span text:style-name="T518_44">indicato</text:span><text:span text:style-name="T518_45"><text:s/></text:span><text:span text:style-name="T518_46">nel</text:span><text:span text:style-name="T518_47"><text:s/></text:span><text:span text:style-name="T518_48">relativo</text:span><text:span text:style-name="T518_49"><text:s/></text:span><text:span text:style-name="T518_50">paragrafo</text:span></text:p>
      <text:p text:style-name="P519"/>
      <text:p text:style-name="P520"><text:span text:style-name="T520_1">skills</text:span><text:span text:style-name="T520_2"><text:s/></text:span><text:span text:style-name="T520_3">interplanetary</text:span><text:span text:style-name="T520_4"><text:s/></text:span><text:span text:style-name="T520_5">consolidation</text:span><text:span text:style-name="T520_6"><text:s/>2,<text:s/></text:span><text:span text:style-name="T520_7">command</text:span><text:span text:style-name="T520_8"><text:s/></text:span><text:span text:style-name="T520_9">center</text:span><text:span text:style-name="T520_10"><text:s/></text:span><text:span text:style-name="T520_11">upgrades</text:span><text:span text:style-name="T520_12"><text:s/>2</text:span></text:p>
      <text:p text:style-name="P521"/>
      <text:p text:style-name="P522"><text:span text:style-name="T522_1">1)</text:span><text:span text:style-name="T522_2">Fate</text:span><text:span text:style-name="T522_3"><text:s/></text:span><text:span text:style-name="T522_4">un</text:span><text:span text:style-name="T522_5"><text:s/></text:span><text:span text:style-name="T522_6">secondo</text:span><text:span text:style-name="T522_7"><text:s/></text:span><text:span text:style-name="T522_8">pianeta</text:span><text:span text:style-name="T522_9"><text:s/></text:span><text:span text:style-name="T522_10">in</text:span><text:span text:style-name="T522_11"><text:s/></text:span><text:span text:style-name="T522_12">modo</text:span><text:span text:style-name="T522_13"><text:s/></text:span><text:span text:style-name="T522_14">analogo</text:span><text:span text:style-name="T522_15"><text:s/></text:span><text:span text:style-name="T522_16">ma</text:span><text:span text:style-name="T522_17"><text:s/></text:span><text:span text:style-name="T522_18">scegliete</text:span><text:span text:style-name="T522_19"><text:s/></text:span><text:span text:style-name="T522_20">l</text:span><text:span text:style-name="T522_21">’</text:span><text:span text:style-name="T522_22">altro</text:span><text:span text:style-name="T522_23"><text:s/></text:span><text:span text:style-name="T522_24">P</text:span><text:span text:style-name="T522_25">1<text:s/></text:span><text:span text:style-name="T522_26">necessario</text:span><text:span text:style-name="T522_27"><text:s/></text:span><text:span text:style-name="T522_28">per</text:span><text:span text:style-name="T522_29"><text:s/></text:span><text:span text:style-name="T522_30">la</text:span><text:span text:style-name="T522_31"><text:s/></text:span><text:span text:style-name="T522_32">P</text:span><text:span text:style-name="T522_33">2<text:s/></text:span><text:span text:style-name="T522_34">da</text:span><text:span text:style-name="T522_35"><text:s/></text:span><text:span text:style-name="T522_36">voi</text:span><text:span text:style-name="T522_37"><text:s/></text:span><text:span text:style-name="T522_38">scelta</text:span><text:span text:style-name="T522_39">.<text:s/></text:span><text:span text:style-name="T522_40">Questa</text:span><text:span text:style-name="T522_41"><text:s/></text:span><text:span text:style-name="T522_42">volta</text:span><text:span text:style-name="T522_43"><text:s/></text:span><text:span text:style-name="T522_44">mettete</text:span><text:span text:style-name="T522_45"><text:s/></text:span><text:span text:style-name="T522_46">un</text:span><text:span text:style-name="T522_47"><text:s/></text:span><text:span text:style-name="T522_48">magazzino</text:span><text:span text:style-name="T522_49"><text:s/></text:span><text:span text:style-name="T522_50">e</text:span><text:span text:style-name="T522_51"><text:s/></text:span><text:span text:style-name="T522_52">fate</text:span><text:span text:style-name="T522_53"><text:s/></text:span><text:span text:style-name="T522_54">arrivare</text:span><text:span text:style-name="T522_55"><text:s/></text:span><text:span text:style-name="T522_56">la</text:span><text:span text:style-name="T522_57"><text:s/></text:span><text:span text:style-name="T522_58">P</text:span><text:span text:style-name="T522_59">0<text:s/></text:span><text:span text:style-name="T522_60">sul</text:span><text:span text:style-name="T522_61"><text:s/></text:span><text:span text:style-name="T522_62">magazzino</text:span><text:span text:style-name="T522_63"><text:s/></text:span><text:span text:style-name="T522_64">e</text:span><text:span text:style-name="T522_65"><text:s/></text:span><text:span text:style-name="T522_66">da</text:span><text:span text:style-name="T522_67"><text:s/></text:span><text:span text:style-name="T522_68">li</text:span><text:span text:style-name="T522_69"><text:s/></text:span><text:span text:style-name="T522_70">alle</text:span><text:span text:style-name="T522_71"><text:s/></text:span><text:span text:style-name="T522_72">BIF</text:span><text:span text:style-name="T522_73"><text:s/>(</text:span><text:span text:style-name="T522_74">l</text:span><text:span text:style-name="T522_75">’</text:span><text:span text:style-name="T522_76">output</text:span><text:span text:style-name="T522_77"><text:s/></text:span><text:span text:style-name="T522_78">BIF</text:span><text:span text:style-name="T522_79"><text:s/></text:span><text:span text:style-name="T522_80">sempre</text:span><text:span text:style-name="T522_81"><text:s/></text:span><text:span text:style-name="T522_82">su</text:span><text:span text:style-name="T522_83"><text:s/></text:span><text:span text:style-name="T522_84">LP</text:span><text:span text:style-name="T522_85">).</text:span></text:p>
      <text:p text:style-name="P523"><text:span text:style-name="T523_1">2)</text:span><text:span text:style-name="T523_2">Dopo</text:span><text:span text:style-name="T523_3"><text:s/></text:span><text:span text:style-name="T523_4">un</text:span><text:span text:style-name="T523_5"><text:s/></text:span><text:span text:style-name="T523_6">pò</text:span><text:span text:style-name="T523_7"><text:s/></text:span><text:span text:style-name="T523_8">avrete</text:span><text:span text:style-name="T523_9"><text:s/></text:span><text:span text:style-name="T523_10">merci</text:span><text:span text:style-name="T523_11"><text:s/></text:span><text:span text:style-name="T523_12">o</text:span><text:span text:style-name="T523_13"><text:s/></text:span><text:span text:style-name="T523_14">in</text:span><text:span text:style-name="T523_15"><text:s/></text:span><text:span text:style-name="T523_16">LP</text:span><text:span text:style-name="T523_17"><text:s/></text:span><text:span text:style-name="T523_18">o</text:span><text:span text:style-name="T523_19"><text:s/></text:span><text:span text:style-name="T523_20">in</text:span><text:span text:style-name="T523_21"><text:s/></text:span><text:span text:style-name="T523_22">SF</text:span><text:span text:style-name="T523_23"><text:s/></text:span><text:span text:style-name="T523_24">o</text:span><text:span text:style-name="T523_25"><text:s/></text:span><text:span text:style-name="T523_26">in</text:span><text:span text:style-name="T523_27"><text:s/></text:span><text:span text:style-name="T523_28">entrambi</text:span><text:span text:style-name="T523_29">.<text:s/></text:span><text:span text:style-name="T523_30">Fate</text:span><text:span text:style-name="T523_31"><text:s/></text:span><text:span text:style-name="T523_32">un</text:span><text:span text:style-name="T523_33"><text:s/></text:span><text:span text:style-name="T523_34">expedited</text:span><text:span text:style-name="T523_35"><text:s/></text:span><text:span text:style-name="T523_36">transfer</text:span><text:span text:style-name="T523_37"><text:s/></text:span><text:span text:style-name="T523_38">delle</text:span><text:span text:style-name="T523_39"><text:s/></text:span><text:span text:style-name="T523_40">merci</text:span><text:span text:style-name="T523_41"><text:s/></text:span><text:span text:style-name="T523_42">da</text:span><text:span text:style-name="T523_43"><text:s/></text:span><text:span text:style-name="T523_44">un</text:span><text:span text:style-name="T523_45"><text:s/></text:span><text:span text:style-name="T523_46">magazzino</text:span><text:span text:style-name="T523_47"><text:s/></text:span><text:span text:style-name="T523_48">all</text:span><text:span text:style-name="T523_49">’</text:span><text:span text:style-name="T523_50">altro</text:span><text:span text:style-name="T523_51"><text:s/></text:span><text:span text:style-name="T523_52">e</text:span><text:span text:style-name="T523_53"><text:s/></text:span><text:span text:style-name="T523_54">ritorno</text:span><text:span text:style-name="T523_55"><text:s/>(</text:span><text:span text:style-name="T523_56">fino</text:span><text:span text:style-name="T523_57"><text:s/></text:span><text:span text:style-name="T523_58">a</text:span><text:span text:style-name="T523_59"><text:s/></text:span><text:span text:style-name="T523_60">ristabilire</text:span><text:span text:style-name="T523_61"><text:s/></text:span><text:span text:style-name="T523_62">la</text:span><text:span text:style-name="T523_63"><text:s/></text:span><text:span text:style-name="T523_64">condizione</text:span><text:span text:style-name="T523_65"><text:s/></text:span><text:span text:style-name="T523_66">iniziale</text:span><text:span text:style-name="T523_67">)</text:span></text:p>
      <text:p text:style-name="P524"><text:span text:style-name="T524_1">3)</text:span><text:span text:style-name="T524_2">dopo</text:span><text:span text:style-name="T524_3"><text:s/></text:span><text:span text:style-name="T524_4">qualche</text:span><text:span text:style-name="T524_5"><text:s/></text:span><text:span text:style-name="T524_6">ora</text:span><text:span text:style-name="T524_7"><text:s/></text:span><text:span text:style-name="T524_8">aprite</text:span><text:span text:style-name="T524_9"><text:s/></text:span><text:span text:style-name="T524_10">la</text:span><text:span text:style-name="T524_11"><text:s/></text:span><text:span text:style-name="T524_12">CO</text:span><text:span text:style-name="T524_13"><text:s/></text:span><text:span text:style-name="T524_14">del</text:span><text:span text:style-name="T524_15"><text:s/></text:span><text:span text:style-name="T524_16">secondo</text:span><text:span text:style-name="T524_17"><text:s/></text:span><text:span text:style-name="T524_18">pianeta</text:span><text:span text:style-name="T524_19"><text:s/></text:span><text:span text:style-name="T524_20">ed</text:span><text:span text:style-name="T524_21"><text:s/></text:span><text:span text:style-name="T524_22">esportate</text:span><text:span text:style-name="T524_23"><text:s/></text:span><text:span text:style-name="T524_24">la</text:span><text:span text:style-name="T524_25"><text:s/></text:span><text:span text:style-name="T524_26">P</text:span><text:span text:style-name="T524_27">1<text:s/></text:span><text:span text:style-name="T524_28">prodotta</text:span></text:p>
      <text:p text:style-name="P525"><text:span text:style-name="T525_1">4)</text:span><text:span text:style-name="T525_2">andate</text:span><text:span text:style-name="T525_3"><text:s/></text:span><text:span text:style-name="T525_4">nel</text:span><text:span text:style-name="T525_5"><text:s/></text:span><text:span text:style-name="T525_6">primo</text:span><text:span text:style-name="T525_7"><text:s/></text:span><text:span text:style-name="T525_8">pianeta</text:span><text:span text:style-name="T525_9"><text:s/></text:span><text:span text:style-name="T525_10">ed</text:span><text:span text:style-name="T525_11"><text:s/></text:span><text:span text:style-name="T525_12">importate</text:span><text:span text:style-name="T525_13"><text:s/></text:span><text:span text:style-name="T525_14">questa</text:span><text:span text:style-name="T525_15"><text:s/></text:span><text:span text:style-name="T525_16">P</text:span><text:span text:style-name="T525_17">1</text:span></text:p>
      <text:p text:style-name="P526"><text:span text:style-name="T526_1">5)</text:span><text:span text:style-name="T526_2">costruite</text:span><text:span text:style-name="T526_3"><text:s/>1-2<text:s/></text:span><text:span text:style-name="T526_4">AIF</text:span><text:span text:style-name="T526_5"><text:s/></text:span><text:span text:style-name="T526_6">che</text:span><text:span text:style-name="T526_7"><text:s/></text:span><text:span text:style-name="T526_8">fanno</text:span><text:span text:style-name="T526_9"><text:s/></text:span><text:span text:style-name="T526_10">la</text:span><text:span text:style-name="T526_11"><text:s/></text:span><text:span text:style-name="T526_12">P</text:span><text:span text:style-name="T526_13">2<text:s/></text:span><text:span text:style-name="T526_14">da</text:span><text:span text:style-name="T526_15"><text:s/></text:span><text:span text:style-name="T526_16">voi</text:span><text:span text:style-name="T526_17"><text:s/></text:span><text:span text:style-name="T526_18">scelta</text:span><text:span text:style-name="T526_19"><text:s/></text:span><text:span text:style-name="T526_20">con</text:span><text:span text:style-name="T526_21"><text:s/></text:span><text:span text:style-name="T526_22">le</text:span><text:span text:style-name="T526_23"><text:s/></text:span><text:span text:style-name="T526_24">rotte</text:span><text:span text:style-name="T526_25"><text:s/></text:span><text:span text:style-name="T526_26">opportune</text:span></text:p>
      <text:p text:style-name="P527"><text:span text:style-name="T527_1">6)</text:span><text:span text:style-name="T527_2">Dopo</text:span><text:span text:style-name="T527_3"><text:s/></text:span><text:span text:style-name="T527_4">qualche</text:span><text:span text:style-name="T527_5"><text:s/></text:span><text:span text:style-name="T527_6">ora</text:span><text:span text:style-name="T527_7"><text:s/></text:span><text:span text:style-name="T527_8">esportate</text:span><text:span text:style-name="T527_9"><text:s/></text:span><text:span text:style-name="T527_10">la</text:span><text:span text:style-name="T527_11"><text:s/></text:span><text:span text:style-name="T527_12">P</text:span><text:span text:style-name="T527_13">2</text:span></text:p>
      <text:p text:style-name="P528"/>
      <text:p text:style-name="P529"><text:span text:style-name="T529_1">Fine</text:span><text:span text:style-name="T529_2"><text:s/></text:span><text:span text:style-name="T529_3">esercitazion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-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number style:num-format="1" text:style-name="List1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-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-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number style:num-format="1" text:style-name="List1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-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number style:num-format="1" text:style-name="List2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-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-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-" text:style-name="List2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-" text:style-name="List2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bullet text:bullet-char="-" text:style-name="List2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bullet text:bullet-char="-" text:style-name="List2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text:list-style style:name="LS28">
      <text:list-level-style-bullet text:bullet-char="-" text:style-name="List2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text:list-style style:name="LS29">
      <text:list-level-style-number style:num-format="1" text:style-name="List2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0Level0" style:family="text">
      <style:text-properties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text:list-style style:name="LS30">
      <text:list-level-style-bullet text:bullet-char="-" text:style-name="List3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1Level0" style:family="text">
      <style:text-properties style:text-underline-style="none"/>
    </style:style>
    <style:style style:name="List31Level1" style:family="text">
      <style:text-properties style:text-underline-style="none"/>
    </style:style>
    <style:style style:name="List31Level2" style:family="text">
      <style:text-properties style:text-underline-style="none"/>
    </style:style>
    <style:style style:name="List31Level3" style:family="text">
      <style:text-properties style:text-underline-style="none"/>
    </style:style>
    <style:style style:name="List31Level4" style:family="text">
      <style:text-properties style:text-underline-style="none"/>
    </style:style>
    <style:style style:name="List31Level5" style:family="text">
      <style:text-properties style:text-underline-style="none"/>
    </style:style>
    <style:style style:name="List31Level6" style:family="text">
      <style:text-properties style:text-underline-style="none"/>
    </style:style>
    <style:style style:name="List31Level7" style:family="text">
      <style:text-properties style:text-underline-style="none"/>
    </style:style>
    <style:style style:name="List31Level8" style:family="text">
      <style:text-properties style:text-underline-style="none"/>
    </style:style>
    <text:list-style style:name="LS31">
      <text:list-level-style-bullet text:bullet-char="-" text:style-name="List3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2Level0" style:family="text">
      <style:text-properties style:text-underline-style="none"/>
    </style:style>
    <style:style style:name="List32Level1" style:family="text">
      <style:text-properties style:text-underline-style="none"/>
    </style:style>
    <style:style style:name="List32Level2" style:family="text">
      <style:text-properties style:text-underline-style="none"/>
    </style:style>
    <style:style style:name="List32Level3" style:family="text">
      <style:text-properties style:text-underline-style="none"/>
    </style:style>
    <style:style style:name="List32Level4" style:family="text">
      <style:text-properties style:text-underline-style="none"/>
    </style:style>
    <style:style style:name="List32Level5" style:family="text">
      <style:text-properties style:text-underline-style="none"/>
    </style:style>
    <style:style style:name="List32Level6" style:family="text">
      <style:text-properties style:text-underline-style="none"/>
    </style:style>
    <style:style style:name="List32Level7" style:family="text">
      <style:text-properties style:text-underline-style="none"/>
    </style:style>
    <style:style style:name="List32Level8" style:family="text">
      <style:text-properties style:text-underline-style="none"/>
    </style:style>
    <text:list-style style:name="LS32">
      <text:list-level-style-bullet text:bullet-char="-" text:style-name="List3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3Level0" style:family="text">
      <style:text-properties style:text-underline-style="none"/>
    </style:style>
    <style:style style:name="List33Level1" style:family="text">
      <style:text-properties style:text-underline-style="none"/>
    </style:style>
    <style:style style:name="List33Level2" style:family="text">
      <style:text-properties style:text-underline-style="none"/>
    </style:style>
    <style:style style:name="List33Level3" style:family="text">
      <style:text-properties style:text-underline-style="none"/>
    </style:style>
    <style:style style:name="List33Level4" style:family="text">
      <style:text-properties style:text-underline-style="none"/>
    </style:style>
    <style:style style:name="List33Level5" style:family="text">
      <style:text-properties style:text-underline-style="none"/>
    </style:style>
    <style:style style:name="List33Level6" style:family="text">
      <style:text-properties style:text-underline-style="none"/>
    </style:style>
    <style:style style:name="List33Level7" style:family="text">
      <style:text-properties style:text-underline-style="none"/>
    </style:style>
    <style:style style:name="List33Level8" style:family="text">
      <style:text-properties style:text-underline-style="none"/>
    </style:style>
    <text:list-style style:name="LS33">
      <text:list-level-style-bullet text:bullet-char="-" text:style-name="List3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4Level0" style:family="text">
      <style:text-properties style:text-underline-style="none"/>
    </style:style>
    <style:style style:name="List34Level1" style:family="text">
      <style:text-properties style:text-underline-style="none"/>
    </style:style>
    <style:style style:name="List34Level2" style:family="text">
      <style:text-properties style:text-underline-style="none"/>
    </style:style>
    <style:style style:name="List34Level3" style:family="text">
      <style:text-properties style:text-underline-style="none"/>
    </style:style>
    <style:style style:name="List34Level4" style:family="text">
      <style:text-properties style:text-underline-style="none"/>
    </style:style>
    <style:style style:name="List34Level5" style:family="text">
      <style:text-properties style:text-underline-style="none"/>
    </style:style>
    <style:style style:name="List34Level6" style:family="text">
      <style:text-properties style:text-underline-style="none"/>
    </style:style>
    <style:style style:name="List34Level7" style:family="text">
      <style:text-properties style:text-underline-style="none"/>
    </style:style>
    <style:style style:name="List34Level8" style:family="text">
      <style:text-properties style:text-underline-style="none"/>
    </style:style>
    <text:list-style style:name="LS34">
      <text:list-level-style-number style:num-format="1" text:style-name="List3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5Level0" style:family="text">
      <style:text-properties style:text-underline-style="none"/>
    </style:style>
    <style:style style:name="List35Level1" style:family="text">
      <style:text-properties style:text-underline-style="none"/>
    </style:style>
    <style:style style:name="List35Level2" style:family="text">
      <style:text-properties style:text-underline-style="none"/>
    </style:style>
    <style:style style:name="List35Level3" style:family="text">
      <style:text-properties style:text-underline-style="none"/>
    </style:style>
    <style:style style:name="List35Level4" style:family="text">
      <style:text-properties style:text-underline-style="none"/>
    </style:style>
    <style:style style:name="List35Level5" style:family="text">
      <style:text-properties style:text-underline-style="none"/>
    </style:style>
    <style:style style:name="List35Level6" style:family="text">
      <style:text-properties style:text-underline-style="none"/>
    </style:style>
    <style:style style:name="List35Level7" style:family="text">
      <style:text-properties style:text-underline-style="none"/>
    </style:style>
    <style:style style:name="List35Level8" style:family="text">
      <style:text-properties style:text-underline-style="none"/>
    </style:style>
    <text:list-style style:name="LS35">
      <text:list-level-style-bullet text:bullet-char="-" text:style-name="List3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6Level0" style:family="text">
      <style:text-properties style:text-underline-style="none"/>
    </style:style>
    <style:style style:name="List36Level1" style:family="text">
      <style:text-properties style:text-underline-style="none"/>
    </style:style>
    <style:style style:name="List36Level2" style:family="text">
      <style:text-properties style:text-underline-style="none"/>
    </style:style>
    <style:style style:name="List36Level3" style:family="text">
      <style:text-properties style:text-underline-style="none"/>
    </style:style>
    <style:style style:name="List36Level4" style:family="text">
      <style:text-properties style:text-underline-style="none"/>
    </style:style>
    <style:style style:name="List36Level5" style:family="text">
      <style:text-properties style:text-underline-style="none"/>
    </style:style>
    <style:style style:name="List36Level6" style:family="text">
      <style:text-properties style:text-underline-style="none"/>
    </style:style>
    <style:style style:name="List36Level7" style:family="text">
      <style:text-properties style:text-underline-style="none"/>
    </style:style>
    <style:style style:name="List36Level8" style:family="text">
      <style:text-properties style:text-underline-style="none"/>
    </style:style>
    <text:list-style style:name="LS36">
      <text:list-level-style-bullet text:bullet-char="-" text:style-name="List3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7Level0" style:family="text">
      <style:text-properties style:text-underline-style="none"/>
    </style:style>
    <style:style style:name="List37Level1" style:family="text">
      <style:text-properties style:text-underline-style="none"/>
    </style:style>
    <style:style style:name="List37Level2" style:family="text">
      <style:text-properties style:text-underline-style="none"/>
    </style:style>
    <style:style style:name="List37Level3" style:family="text">
      <style:text-properties style:text-underline-style="none"/>
    </style:style>
    <style:style style:name="List37Level4" style:family="text">
      <style:text-properties style:text-underline-style="none"/>
    </style:style>
    <style:style style:name="List37Level5" style:family="text">
      <style:text-properties style:text-underline-style="none"/>
    </style:style>
    <style:style style:name="List37Level6" style:family="text">
      <style:text-properties style:text-underline-style="none"/>
    </style:style>
    <style:style style:name="List37Level7" style:family="text">
      <style:text-properties style:text-underline-style="none"/>
    </style:style>
    <style:style style:name="List37Level8" style:family="text">
      <style:text-properties style:text-underline-style="none"/>
    </style:style>
    <text:list-style style:name="LS37">
      <text:list-level-style-bullet text:bullet-char="-" text:style-name="List3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8Level0" style:family="text">
      <style:text-properties style:text-underline-style="none"/>
    </style:style>
    <style:style style:name="List38Level1" style:family="text">
      <style:text-properties style:text-underline-style="none"/>
    </style:style>
    <style:style style:name="List38Level2" style:family="text">
      <style:text-properties style:text-underline-style="none"/>
    </style:style>
    <style:style style:name="List38Level3" style:family="text">
      <style:text-properties style:text-underline-style="none"/>
    </style:style>
    <style:style style:name="List38Level4" style:family="text">
      <style:text-properties style:text-underline-style="none"/>
    </style:style>
    <style:style style:name="List38Level5" style:family="text">
      <style:text-properties style:text-underline-style="none"/>
    </style:style>
    <style:style style:name="List38Level6" style:family="text">
      <style:text-properties style:text-underline-style="none"/>
    </style:style>
    <style:style style:name="List38Level7" style:family="text">
      <style:text-properties style:text-underline-style="none"/>
    </style:style>
    <style:style style:name="List38Level8" style:family="text">
      <style:text-properties style:text-underline-style="none"/>
    </style:style>
    <text:list-style style:name="LS38">
      <text:list-level-style-bullet text:bullet-char="-" text:style-name="List3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